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float" office:value="80000000" calcext:value-type="float">
            <text:p>8,00E+07</text:p>
          </table:table-cell>
          <table:table-cell table:number-columns-repeated="2"/>
          <table:table-cell office:value-type="string" calcext:value-type="string">
            <text:p>f</text:p>
          </table:table-cell>
          <table:table-cell table:style-name="ce1" office:value-type="float" office:value="1000" calcext:value-type="float">
            <text:p>1,00E+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³ * 10⁷</text:p>
          </table:table-cell>
          <table:table-cell table:number-columns-repeated="2"/>
          <table:table-cell office:value-type="string" calcext:value-type="string">
            <text:p>divider</text:p>
          </table:table-cell>
          <table:table-cell table:formula="of:=DEC2BIN([.E1])" office:value-type="string" office:string-value="" calcext:value-type="error">
            <text:p>Err:5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³ * 2⁷ * 5⁷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<text:span text:style-name="T1">10</text:span> * 5⁷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(ms)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/[.A7]*1000" office:value-type="float" office:value="16.6666666666667" calcext:value-type="float">
            <text:p>16,6666666666667</text:p>
          </table:table-cell>
          <table:table-cell table:number-columns-repeated="6"/>
        </table:table-row>
        <table:table-row table:style-name="ro1">
          <table:table-cell office:value-type="float" office:value="60.1" calcext:value-type="float">
            <text:p>60,1</text:p>
          </table:table-cell>
          <table:table-cell table:formula="of:=1/[.A8]*1000" office:value-type="float" office:value="16.6389351081531" calcext:value-type="float">
            <text:p>16,6389351081531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6"/>
          <table:table-cell office:value-type="float" office:value="2500" calcext:value-type="float">
            <text:p>25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table:number-columns-repeated="6"/>
          <table:table-cell table:formula="of:=1000/[.G13]" office:value-type="float" office:value="0.4" calcext:value-type="float">
            <text:p>0,4</text:p>
          </table:table-cell>
          <table:table-cell office:value-type="string" calcext:value-type="string">
            <text:p>ms</text:p>
          </table:table-cell>
        </table:table-row>
        <table:table-row table:style-name="ro2">
          <table:table-cell office:value-type="string" calcext:value-type="string">
            <text:p>f<text:span text:style-name="T2">s</text:span></text:p>
          </table:table-cell>
          <table:table-cell office:value-type="string" calcext:value-type="string">
            <text:p>T (ms)</text:p>
          </table:table-cell>
          <table:table-cell table:number-columns-repeated="4"/>
          <table:table-cell table:formula="of:=TRUNC(1000*[.G14])" office:value-type="float" office:value="400" calcext:value-type="float">
            <text:p>400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table:style-name="ce1" office:value-type="float" office:value="1000" calcext:value-type="float">
            <text:p>1,00E+03</text:p>
          </table:table-cell>
          <table:table-cell table:formula="of:=1/[.A16]*1000" office:value-type="float" office:value="1" calcext:value-type="float">
            <text:p>1</text:p>
          </table:table-cell>
          <table:table-cell table:number-columns-repeated="4"/>
          <table:table-cell table:formula="of:=1000000/[.G15]" office:value-type="float" office:value="2500" calcext:value-type="float">
            <text:p>25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table:style-name="ce1" office:value-type="float" office:value="10000" calcext:value-type="float">
            <text:p>1,00E+04</text:p>
          </table:table-cell>
          <table:table-cell table:formula="of:=1/[.A17]*1000" office:value-type="float" office:value="0.1" calcext:value-type="float">
            <text:p>0,1</text:p>
          </table:table-cell>
          <table:table-cell table:number-columns-repeated="6"/>
        </table:table-row>
        <table:table-row table:style-name="ro1">
          <table:table-cell table:style-name="ce1" office:value-type="float" office:value="100000" calcext:value-type="float">
            <text:p>1,00E+05</text:p>
          </table:table-cell>
          <table:table-cell table:formula="of:=1/[.A18]*1000" office:value-type="float" office:value="0.01" calcext:value-type="float">
            <text:p>0,01</text:p>
          </table:table-cell>
          <table:table-cell table:number-columns-repeated="6"/>
        </table:table-row>
      </table:table>
      <table:table table:name="Sheet2" table:style-name="ta1">
        <table:shapes>
          <draw:frame draw:z-index="0" draw:style-name="gr1" draw:text-style-name="P1" svg:width="19.1cm" svg:height="10.748cm" svg:x="10.239cm" svg:y="0cm">
            <draw:object draw:notify-on-update-of-ranges="Sheet2.A2:Sheet2.A751 Sheet2.B2:Sheet2.B7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Average</text:p>
          </table:table-cell>
          <table:table-cell table:formula="of:=AVERAGE([.A2:.A751])" office:value-type="float" office:value="1205.24933333333" calcext:value-type="float">
            <text:p>1205,2493333333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Min</text:p>
          </table:table-cell>
          <table:table-cell table:formula="of:=MIN([.A2:.A751])"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Max</text:p>
          </table:table-cell>
          <table:table-cell table:formula="of:=MAX([.A2:.A751])"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Average</text:p>
          </table:table-cell>
          <table:table-cell table:formula="of:=AVERAGE([.B2:.B751])" office:value-type="float" office:value="1066.644" calcext:value-type="float">
            <text:p>1066,64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Min</text:p>
          </table:table-cell>
          <table:table-cell table:formula="of:=MIN([.B2:.B751])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Max</text:p>
          </table:table-cell>
          <table:table-cell table:formula="of:=MAX([.B2:.B751])" office:value-type="float" office:value="1887" calcext:value-type="float">
            <text:p>188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38" calcext:value-type="float">
            <text:p>638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08" calcext:value-type="float">
            <text:p>708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76" calcext:value-type="float">
            <text:p>776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834" calcext:value-type="float">
            <text:p>834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917" calcext:value-type="float">
            <text:p>917</text:p>
          </table:table-cell>
          <table:table-cell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054" calcext:value-type="float">
            <text:p>1054</text:p>
          </table:table-cell>
          <table:table-cell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193" calcext:value-type="float">
            <text:p>1193</text:p>
          </table:table-cell>
          <table:table-cell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281" calcext:value-type="float">
            <text:p>1281</text:p>
          </table:table-cell>
          <table:table-cell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409" calcext:value-type="float">
            <text:p>1409</text:p>
          </table:table-cell>
          <table:table-cell table:number-columns-repeated="2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505" calcext:value-type="float">
            <text:p>1505</text:p>
          </table:table-cell>
          <table:table-cell table:number-columns-repeated="2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593" calcext:value-type="float">
            <text:p>1593</text:p>
          </table:table-cell>
          <table:table-cell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662" calcext:value-type="float">
            <text:p>1662</text:p>
          </table:table-cell>
          <table:table-cell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729" calcext:value-type="float">
            <text:p>1729</text:p>
          </table:table-cell>
          <table:table-cell table:number-columns-repeated="2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778" calcext:value-type="float">
            <text:p>1778</text:p>
          </table:table-cell>
          <table:table-cell table:number-columns-repeated="2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811" calcext:value-type="float">
            <text:p>1811</text:p>
          </table:table-cell>
          <table:table-cell table:number-columns-repeated="2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838" calcext:value-type="float">
            <text:p>1838</text:p>
          </table:table-cell>
          <table:table-cell table:number-columns-repeated="2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849" calcext:value-type="float">
            <text:p>1849</text:p>
          </table:table-cell>
          <table:table-cell table:number-columns-repeated="2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845" calcext:value-type="float">
            <text:p>1845</text:p>
          </table:table-cell>
          <table:table-cell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856" calcext:value-type="float">
            <text:p>1856</text:p>
          </table:table-cell>
          <table:table-cell table:number-columns-repeated="2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839" calcext:value-type="float">
            <text:p>1839</text:p>
          </table:table-cell>
          <table:table-cell table:number-columns-repeated="2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775" calcext:value-type="float">
            <text:p>1775</text:p>
          </table:table-cell>
          <table:table-cell table:number-columns-repeated="2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687" calcext:value-type="float">
            <text:p>1687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600" calcext:value-type="float">
            <text:p>1600</text:p>
          </table:table-cell>
          <table:table-cell table:number-columns-repeated="2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511" calcext:value-type="float">
            <text:p>1511</text:p>
          </table:table-cell>
          <table:table-cell table:number-columns-repeated="2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372" calcext:value-type="float">
            <text:p>1372</text:p>
          </table:table-cell>
          <table:table-cell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313" calcext:value-type="float">
            <text:p>1313</text:p>
          </table:table-cell>
          <table:table-cell table:number-columns-repeated="2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209" calcext:value-type="float">
            <text:p>1209</text:p>
          </table:table-cell>
          <table:table-cell table:number-columns-repeated="2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068" calcext:value-type="float">
            <text:p>1068</text:p>
          </table:table-cell>
          <table:table-cell table:number-columns-repeated="2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939" calcext:value-type="float">
            <text:p>939</text:p>
          </table:table-cell>
          <table:table-cell table:number-columns-repeated="2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840" calcext:value-type="float">
            <text:p>840</text:p>
          </table:table-cell>
          <table:table-cell table:number-columns-repeated="2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726" calcext:value-type="float">
            <text:p>726</text:p>
          </table:table-cell>
          <table:table-cell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38" calcext:value-type="float">
            <text:p>638</text:p>
          </table:table-cell>
          <table:table-cell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553" calcext:value-type="float">
            <text:p>553</text:p>
          </table:table-cell>
          <table:table-cell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517" calcext:value-type="float">
            <text:p>517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589" calcext:value-type="float">
            <text:p>589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86" calcext:value-type="float">
            <text:p>686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814" calcext:value-type="float">
            <text:p>814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886" calcext:value-type="float">
            <text:p>886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147" calcext:value-type="float">
            <text:p>1147</text:p>
          </table:table-cell>
          <table:table-cell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259" calcext:value-type="float">
            <text:p>1259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364" calcext:value-type="float">
            <text:p>1364</text:p>
          </table:table-cell>
          <table:table-cell table:number-columns-repeated="2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488" calcext:value-type="float">
            <text:p>1488</text:p>
          </table:table-cell>
          <table:table-cell table:number-columns-repeated="2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563" calcext:value-type="float">
            <text:p>1563</text:p>
          </table:table-cell>
          <table:table-cell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642" calcext:value-type="float">
            <text:p>1642</text:p>
          </table:table-cell>
          <table:table-cell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703" calcext:value-type="float">
            <text:p>1703</text:p>
          </table:table-cell>
          <table:table-cell table:number-columns-repeated="2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755" calcext:value-type="float">
            <text:p>1755</text:p>
          </table:table-cell>
          <table:table-cell table:number-columns-repeated="2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805" calcext:value-type="float">
            <text:p>1805</text:p>
          </table:table-cell>
          <table:table-cell table:number-columns-repeated="2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832" calcext:value-type="float">
            <text:p>1832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853" calcext:value-type="float">
            <text:p>1853</text:p>
          </table:table-cell>
          <table:table-cell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845" calcext:value-type="float">
            <text:p>1845</text:p>
          </table:table-cell>
          <table:table-cell table:number-columns-repeated="2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862" calcext:value-type="float">
            <text:p>1862</text:p>
          </table:table-cell>
          <table:table-cell table:number-columns-repeated="2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845" calcext:value-type="float">
            <text:p>1845</text:p>
          </table:table-cell>
          <table:table-cell table:number-columns-repeated="2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805" calcext:value-type="float">
            <text:p>1805</text:p>
          </table:table-cell>
          <table:table-cell table:number-columns-repeated="2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713" calcext:value-type="float">
            <text:p>1713</text:p>
          </table:table-cell>
          <table:table-cell table:number-columns-repeated="2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634" calcext:value-type="float">
            <text:p>1634</text:p>
          </table:table-cell>
          <table:table-cell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544" calcext:value-type="float">
            <text:p>1544</text:p>
          </table:table-cell>
          <table:table-cell table:number-columns-repeated="2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469" calcext:value-type="float">
            <text:p>1469</text:p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394" calcext:value-type="float">
            <text:p>1394</text:p>
          </table:table-cell>
          <table:table-cell table:number-columns-repeated="2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336" calcext:value-type="float">
            <text:p>1336</text:p>
          </table:table-cell>
          <table:table-cell table:number-columns-repeated="2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254" calcext:value-type="float">
            <text:p>1254</text:p>
          </table:table-cell>
          <table:table-cell table:number-columns-repeated="2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135" calcext:value-type="float">
            <text:p>1135</text:p>
          </table:table-cell>
          <table:table-cell table:number-columns-repeated="2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989" calcext:value-type="float">
            <text:p>989</text:p>
          </table:table-cell>
          <table:table-cell table:number-columns-repeated="2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883" calcext:value-type="float">
            <text:p>883</text:p>
          </table:table-cell>
          <table:table-cell table:number-columns-repeated="2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769" calcext:value-type="float">
            <text:p>769</text:p>
          </table:table-cell>
          <table:table-cell table:number-columns-repeated="2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672" calcext:value-type="float">
            <text:p>672</text:p>
          </table:table-cell>
          <table:table-cell table:number-columns-repeated="2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583" calcext:value-type="float">
            <text:p>583</text:p>
          </table:table-cell>
          <table:table-cell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55" calcext:value-type="float">
            <text:p>655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33" calcext:value-type="float">
            <text:p>733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94" calcext:value-type="float">
            <text:p>794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852" calcext:value-type="float">
            <text:p>852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50" calcext:value-type="float">
            <text:p>950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107" calcext:value-type="float">
            <text:p>1107</text:p>
          </table:table-cell>
          <table:table-cell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217" calcext:value-type="float">
            <text:p>1217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317" calcext:value-type="float">
            <text:p>1317</text:p>
          </table:table-cell>
          <table:table-cell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439" calcext:value-type="float">
            <text:p>1439</text:p>
          </table:table-cell>
          <table:table-cell table:number-columns-repeated="2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527" calcext:value-type="float">
            <text:p>1527</text:p>
          </table:table-cell>
          <table:table-cell table:number-columns-repeated="2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619" calcext:value-type="float">
            <text:p>1619</text:p>
          </table:table-cell>
          <table:table-cell table:number-columns-repeated="2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86" calcext:value-type="float">
            <text:p>1686</text:p>
          </table:table-cell>
          <table:table-cell table:number-columns-repeated="2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739" calcext:value-type="float">
            <text:p>1739</text:p>
          </table:table-cell>
          <table:table-cell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785" calcext:value-type="float">
            <text:p>1785</text:p>
          </table:table-cell>
          <table:table-cell table:number-columns-repeated="2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823" calcext:value-type="float">
            <text:p>1823</text:p>
          </table:table-cell>
          <table:table-cell table:number-columns-repeated="2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843" calcext:value-type="float">
            <text:p>1843</text:p>
          </table:table-cell>
          <table:table-cell table:number-columns-repeated="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841" calcext:value-type="float">
            <text:p>1841</text:p>
          </table:table-cell>
          <table:table-cell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853" calcext:value-type="float">
            <text:p>1853</text:p>
          </table:table-cell>
          <table:table-cell table:number-columns-repeated="2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841" calcext:value-type="float">
            <text:p>1841</text:p>
          </table:table-cell>
          <table:table-cell table:number-columns-repeated="2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823" calcext:value-type="float">
            <text:p>1823</text:p>
          </table:table-cell>
          <table:table-cell table:number-columns-repeated="2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752" calcext:value-type="float">
            <text:p>1752</text:p>
          </table:table-cell>
          <table:table-cell table:number-columns-repeated="2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669" calcext:value-type="float">
            <text:p>1669</text:p>
          </table:table-cell>
          <table:table-cell table:number-columns-repeated="2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1577" calcext:value-type="float">
            <text:p>1577</text:p>
          </table:table-cell>
          <table:table-cell table:number-columns-repeated="2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494" calcext:value-type="float">
            <text:p>1494</text:p>
          </table:table-cell>
          <table:table-cell table:number-columns-repeated="2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428" calcext:value-type="float">
            <text:p>1428</text:p>
          </table:table-cell>
          <table:table-cell table:number-columns-repeated="2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363" calcext:value-type="float">
            <text:p>1363</text:p>
          </table:table-cell>
          <table:table-cell table:number-columns-repeated="2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291" calcext:value-type="float">
            <text:p>1291</text:p>
          </table:table-cell>
          <table:table-cell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180" calcext:value-type="float">
            <text:p>1180</text:p>
          </table:table-cell>
          <table:table-cell table:number-columns-repeated="2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036" calcext:value-type="float">
            <text:p>1036</text:p>
          </table:table-cell>
          <table:table-cell table:number-columns-repeated="2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920" calcext:value-type="float">
            <text:p>920</text:p>
          </table:table-cell>
          <table:table-cell table:number-columns-repeated="2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817" calcext:value-type="float">
            <text:p>817</text:p>
          </table:table-cell>
          <table:table-cell table:number-columns-repeated="2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704" calcext:value-type="float">
            <text:p>704</text:p>
          </table:table-cell>
          <table:table-cell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471" calcext:value-type="float">
            <text:p>471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53" calcext:value-type="float">
            <text:p>453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533" calcext:value-type="float">
            <text:p>533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22" calcext:value-type="float">
            <text:p>622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02" calcext:value-type="float">
            <text:p>702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769" calcext:value-type="float">
            <text:p>769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827" calcext:value-type="float">
            <text:p>82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02" calcext:value-type="float">
            <text:p>902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040" calcext:value-type="float">
            <text:p>1040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178" calcext:value-type="float">
            <text:p>1178</text:p>
          </table:table-cell>
          <table:table-cell table:number-columns-repeated="2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284" calcext:value-type="float">
            <text:p>1284</text:p>
          </table:table-cell>
          <table:table-cell table:number-columns-repeated="2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393" calcext:value-type="float">
            <text:p>1393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98" calcext:value-type="float">
            <text:p>1498</text:p>
          </table:table-cell>
          <table:table-cell table:number-columns-repeated="2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583" calcext:value-type="float">
            <text:p>1583</text:p>
          </table:table-cell>
          <table:table-cell table:number-columns-repeated="2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661" calcext:value-type="float">
            <text:p>1661</text:p>
          </table:table-cell>
          <table:table-cell table:number-columns-repeated="2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721" calcext:value-type="float">
            <text:p>1721</text:p>
          </table:table-cell>
          <table:table-cell table:number-columns-repeated="2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769" calcext:value-type="float">
            <text:p>1769</text:p>
          </table:table-cell>
          <table:table-cell table:number-columns-repeated="2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808" calcext:value-type="float">
            <text:p>1808</text:p>
          </table:table-cell>
          <table:table-cell table:number-columns-repeated="2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836" calcext:value-type="float">
            <text:p>1836</text:p>
          </table:table-cell>
          <table:table-cell table:number-columns-repeated="2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849" calcext:value-type="float">
            <text:p>1849</text:p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845" calcext:value-type="float">
            <text:p>1845</text:p>
          </table:table-cell>
          <table:table-cell table:number-columns-repeated="2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859" calcext:value-type="float">
            <text:p>1859</text:p>
          </table:table-cell>
          <table:table-cell table:number-columns-repeated="2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834" calcext:value-type="float">
            <text:p>1834</text:p>
          </table:table-cell>
          <table:table-cell table:number-columns-repeated="2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785" calcext:value-type="float">
            <text:p>1785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696" calcext:value-type="float">
            <text:p>1696</text:p>
          </table:table-cell>
          <table:table-cell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607" calcext:value-type="float">
            <text:p>1607</text:p>
          </table:table-cell>
          <table:table-cell table:number-columns-repeated="2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535" calcext:value-type="float">
            <text:p>1535</text:p>
          </table:table-cell>
          <table:table-cell table:number-columns-repeated="2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386" calcext:value-type="float">
            <text:p>1386</text:p>
          </table:table-cell>
          <table:table-cell table:number-columns-repeated="2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324" calcext:value-type="float">
            <text:p>1324</text:p>
          </table:table-cell>
          <table:table-cell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231" calcext:value-type="float">
            <text:p>1231</text:p>
          </table:table-cell>
          <table:table-cell table:number-columns-repeated="2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963" calcext:value-type="float">
            <text:p>963</text:p>
          </table:table-cell>
          <table:table-cell table:number-columns-repeated="2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844" calcext:value-type="float">
            <text:p>844</text:p>
          </table:table-cell>
          <table:table-cell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661" calcext:value-type="float">
            <text:p>661</text:p>
          </table:table-cell>
          <table:table-cell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594" calcext:value-type="float">
            <text:p>594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79" calcext:value-type="float">
            <text:p>679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49" calcext:value-type="float">
            <text:p>749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811" calcext:value-type="float">
            <text:p>81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985" calcext:value-type="float">
            <text:p>985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129" calcext:value-type="float">
            <text:p>1129</text:p>
          </table:table-cell>
          <table:table-cell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239" calcext:value-type="float">
            <text:p>1239</text:p>
          </table:table-cell>
          <table:table-cell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357" calcext:value-type="float">
            <text:p>1357</text:p>
          </table:table-cell>
          <table:table-cell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551" calcext:value-type="float">
            <text:p>1551</text:p>
          </table:table-cell>
          <table:table-cell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629" calcext:value-type="float">
            <text:p>1629</text:p>
          </table:table-cell>
          <table:table-cell table:number-columns-repeated="2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693" calcext:value-type="float">
            <text:p>1693</text:p>
          </table:table-cell>
          <table:table-cell table:number-columns-repeated="2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773" calcext:value-type="float">
            <text:p>1773</text:p>
          </table:table-cell>
          <table:table-cell table:number-columns-repeated="2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793" calcext:value-type="float">
            <text:p>1793</text:p>
          </table:table-cell>
          <table:table-cell table:number-columns-repeated="2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829" calcext:value-type="float">
            <text:p>1829</text:p>
          </table:table-cell>
          <table:table-cell table:number-columns-repeated="2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844" calcext:value-type="float">
            <text:p>1844</text:p>
          </table:table-cell>
          <table:table-cell table:number-columns-repeated="2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849" calcext:value-type="float">
            <text:p>1849</text:p>
          </table:table-cell>
          <table:table-cell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862" calcext:value-type="float">
            <text:p>1862</text:p>
          </table:table-cell>
          <table:table-cell table:number-columns-repeated="2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848" calcext:value-type="float">
            <text:p>1848</text:p>
          </table:table-cell>
          <table:table-cell table:number-columns-repeated="2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823" calcext:value-type="float">
            <text:p>1823</text:p>
          </table:table-cell>
          <table:table-cell table:number-columns-repeated="2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1727" calcext:value-type="float">
            <text:p>1727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643" calcext:value-type="float">
            <text:p>1643</text:p>
          </table:table-cell>
          <table:table-cell table:number-columns-repeated="2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557" calcext:value-type="float">
            <text:p>1557</text:p>
          </table:table-cell>
          <table:table-cell table:number-columns-repeated="2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474" calcext:value-type="float">
            <text:p>1474</text:p>
          </table:table-cell>
          <table:table-cell table:number-columns-repeated="2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407" calcext:value-type="float">
            <text:p>1407</text:p>
          </table:table-cell>
          <table:table-cell table:number-columns-repeated="2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342" calcext:value-type="float">
            <text:p>1342</text:p>
          </table:table-cell>
          <table:table-cell table:number-columns-repeated="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270" calcext:value-type="float">
            <text:p>1270</text:p>
          </table:table-cell>
          <table:table-cell table:number-columns-repeated="2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142" calcext:value-type="float">
            <text:p>1142</text:p>
          </table:table-cell>
          <table:table-cell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992" calcext:value-type="float">
            <text:p>992</text:p>
          </table:table-cell>
          <table:table-cell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897" calcext:value-type="float">
            <text:p>897</text:p>
          </table:table-cell>
          <table:table-cell table:number-columns-repeated="2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791" calcext:value-type="float">
            <text:p>791</text:p>
          </table:table-cell>
          <table:table-cell table:number-columns-repeated="2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681" calcext:value-type="float">
            <text:p>681</text:p>
          </table:table-cell>
          <table:table-cell table:number-columns-repeated="2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597" calcext:value-type="float">
            <text:p>597</text:p>
          </table:table-cell>
          <table:table-cell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455" calcext:value-type="float">
            <text:p>455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22" calcext:value-type="float">
            <text:p>722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89" calcext:value-type="float">
            <text:p>789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847" calcext:value-type="float">
            <text:p>847</text:p>
          </table:table-cell>
          <table:table-cell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935" calcext:value-type="float">
            <text:p>935</text:p>
          </table:table-cell>
          <table:table-cell table:number-columns-repeated="2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074" calcext:value-type="float">
            <text:p>1074</text:p>
          </table:table-cell>
          <table:table-cell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211" calcext:value-type="float">
            <text:p>1211</text:p>
          </table:table-cell>
          <table:table-cell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305" calcext:value-type="float">
            <text:p>1305</text:p>
          </table:table-cell>
          <table:table-cell table:number-columns-repeated="2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423" calcext:value-type="float">
            <text:p>1423</text:p>
          </table:table-cell>
          <table:table-cell table:number-columns-repeated="2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516" calcext:value-type="float">
            <text:p>1516</text:p>
          </table:table-cell>
          <table:table-cell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611" calcext:value-type="float">
            <text:p>1611</text:p>
          </table:table-cell>
          <table:table-cell table:number-columns-repeated="2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667" calcext:value-type="float">
            <text:p>1667</text:p>
          </table:table-cell>
          <table:table-cell table:number-columns-repeated="2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728" calcext:value-type="float">
            <text:p>1728</text:p>
          </table:table-cell>
          <table:table-cell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778" calcext:value-type="float">
            <text:p>1778</text:p>
          </table:table-cell>
          <table:table-cell table:number-columns-repeated="2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301" calcext:value-type="float">
            <text:p>1301</text:p>
          </table:table-cell>
          <table:table-cell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191" calcext:value-type="float">
            <text:p>1191</text:p>
          </table:table-cell>
          <table:table-cell table:number-columns-repeated="2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052" calcext:value-type="float">
            <text:p>1052</text:p>
          </table:table-cell>
          <table:table-cell table:number-columns-repeated="2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925" calcext:value-type="float">
            <text:p>925</text:p>
          </table:table-cell>
          <table:table-cell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823" calcext:value-type="float">
            <text:p>823</text:p>
          </table:table-cell>
          <table:table-cell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711" calcext:value-type="float">
            <text:p>711</text:p>
          </table:table-cell>
          <table:table-cell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623" calcext:value-type="float">
            <text:p>623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541" calcext:value-type="float">
            <text:p>541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29" calcext:value-type="float">
            <text:p>429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64" calcext:value-type="float">
            <text:p>764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839" calcext:value-type="float">
            <text:p>839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889" calcext:value-type="float">
            <text:p>889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035" calcext:value-type="float">
            <text:p>1035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170" calcext:value-type="float">
            <text:p>1170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275" calcext:value-type="float">
            <text:p>1275</text:p>
          </table:table-cell>
          <table:table-cell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388" calcext:value-type="float">
            <text:p>1388</text:p>
          </table:table-cell>
          <table:table-cell table:number-columns-repeated="2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484" calcext:value-type="float">
            <text:p>1484</text:p>
          </table:table-cell>
          <table:table-cell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582" calcext:value-type="float">
            <text:p>1582</text:p>
          </table:table-cell>
          <table:table-cell table:number-columns-repeated="2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661" calcext:value-type="float">
            <text:p>1661</text:p>
          </table:table-cell>
          <table:table-cell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715" calcext:value-type="float">
            <text:p>1715</text:p>
          </table:table-cell>
          <table:table-cell table:number-columns-repeated="2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765" calcext:value-type="float">
            <text:p>1765</text:p>
          </table:table-cell>
          <table:table-cell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802" calcext:value-type="float">
            <text:p>1802</text:p>
          </table:table-cell>
          <table:table-cell table:number-columns-repeated="2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833" calcext:value-type="float">
            <text:p>1833</text:p>
          </table:table-cell>
          <table:table-cell table:number-columns-repeated="2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844" calcext:value-type="float">
            <text:p>1844</text:p>
          </table:table-cell>
          <table:table-cell table:number-columns-repeated="2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841" calcext:value-type="float">
            <text:p>1841</text:p>
          </table:table-cell>
          <table:table-cell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831" calcext:value-type="float">
            <text:p>1831</text:p>
          </table:table-cell>
          <table:table-cell table:number-columns-repeated="2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1837" calcext:value-type="float">
            <text:p>1837</text:p>
          </table:table-cell>
          <table:table-cell table:number-columns-repeated="2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786" calcext:value-type="float">
            <text:p>1786</text:p>
          </table:table-cell>
          <table:table-cell table:number-columns-repeated="2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705" calcext:value-type="float">
            <text:p>1705</text:p>
          </table:table-cell>
          <table:table-cell table:number-columns-repeated="2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621" calcext:value-type="float">
            <text:p>1621</text:p>
          </table:table-cell>
          <table:table-cell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531" calcext:value-type="float">
            <text:p>1531</text:p>
          </table:table-cell>
          <table:table-cell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453" calcext:value-type="float">
            <text:p>1453</text:p>
          </table:table-cell>
          <table:table-cell table:number-columns-repeated="2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389" calcext:value-type="float">
            <text:p>1389</text:p>
          </table:table-cell>
          <table:table-cell table:number-columns-repeated="2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327" calcext:value-type="float">
            <text:p>1327</text:p>
          </table:table-cell>
          <table:table-cell table:number-columns-repeated="2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252" calcext:value-type="float">
            <text:p>1252</text:p>
          </table:table-cell>
          <table:table-cell table:number-columns-repeated="2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099" calcext:value-type="float">
            <text:p>1099</text:p>
          </table:table-cell>
          <table:table-cell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968" calcext:value-type="float">
            <text:p>968</text:p>
          </table:table-cell>
          <table:table-cell table:number-columns-repeated="2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864" calcext:value-type="float">
            <text:p>864</text:p>
          </table:table-cell>
          <table:table-cell table:number-columns-repeated="2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746" calcext:value-type="float">
            <text:p>746</text:p>
          </table:table-cell>
          <table:table-cell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562" calcext:value-type="float">
            <text:p>562</text:p>
          </table:table-cell>
          <table:table-cell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86" calcext:value-type="float">
            <text:p>586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70" calcext:value-type="float">
            <text:p>670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34" calcext:value-type="float">
            <text:p>734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13" calcext:value-type="float">
            <text:p>813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862" calcext:value-type="float">
            <text:p>862</text:p>
          </table:table-cell>
          <table:table-cell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985" calcext:value-type="float">
            <text:p>985</text:p>
          </table:table-cell>
          <table:table-cell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111" calcext:value-type="float">
            <text:p>1111</text:p>
          </table:table-cell>
          <table:table-cell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238" calcext:value-type="float">
            <text:p>1238</text:p>
          </table:table-cell>
          <table:table-cell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337" calcext:value-type="float">
            <text:p>1337</text:p>
          </table:table-cell>
          <table:table-cell table:number-columns-repeated="2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453" calcext:value-type="float">
            <text:p>1453</text:p>
          </table:table-cell>
          <table:table-cell table:number-columns-repeated="2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548" calcext:value-type="float">
            <text:p>1548</text:p>
          </table:table-cell>
          <table:table-cell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627" calcext:value-type="float">
            <text:p>1627</text:p>
          </table:table-cell>
          <table:table-cell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685" calcext:value-type="float">
            <text:p>1685</text:p>
          </table:table-cell>
          <table:table-cell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756" calcext:value-type="float">
            <text:p>1756</text:p>
          </table:table-cell>
          <table:table-cell table:number-columns-repeated="2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792" calcext:value-type="float">
            <text:p>1792</text:p>
          </table:table-cell>
          <table:table-cell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826" calcext:value-type="float">
            <text:p>1826</text:p>
          </table:table-cell>
          <table:table-cell table:number-columns-repeated="2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841" calcext:value-type="float">
            <text:p>1841</text:p>
          </table:table-cell>
          <table:table-cell table:number-columns-repeated="2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846" calcext:value-type="float">
            <text:p>1846</text:p>
          </table:table-cell>
          <table:table-cell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887" calcext:value-type="float">
            <text:p>1887</text:p>
          </table:table-cell>
          <table:table-cell table:number-columns-repeated="2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850" calcext:value-type="float">
            <text:p>1850</text:p>
          </table:table-cell>
          <table:table-cell table:number-columns-repeated="2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815" calcext:value-type="float">
            <text:p>1815</text:p>
          </table:table-cell>
          <table:table-cell table:number-columns-repeated="2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737" calcext:value-type="float">
            <text:p>1737</text:p>
          </table:table-cell>
          <table:table-cell table:number-columns-repeated="2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649" calcext:value-type="float">
            <text:p>1649</text:p>
          </table:table-cell>
          <table:table-cell table:number-columns-repeated="2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563" calcext:value-type="float">
            <text:p>1563</text:p>
          </table:table-cell>
          <table:table-cell table:number-columns-repeated="2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475" calcext:value-type="float">
            <text:p>1475</text:p>
          </table:table-cell>
          <table:table-cell table:number-columns-repeated="2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412" calcext:value-type="float">
            <text:p>1412</text:p>
          </table:table-cell>
          <table:table-cell table:number-columns-repeated="2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347" calcext:value-type="float">
            <text:p>1347</text:p>
          </table:table-cell>
          <table:table-cell table:number-columns-repeated="2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274" calcext:value-type="float">
            <text:p>1274</text:p>
          </table:table-cell>
          <table:table-cell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151" calcext:value-type="float">
            <text:p>1151</text:p>
          </table:table-cell>
          <table:table-cell table:number-columns-repeated="2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015" calcext:value-type="float">
            <text:p>1015</text:p>
          </table:table-cell>
          <table:table-cell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931" calcext:value-type="float">
            <text:p>931</text:p>
          </table:table-cell>
          <table:table-cell table:number-columns-repeated="2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794" calcext:value-type="float">
            <text:p>794</text:p>
          </table:table-cell>
          <table:table-cell table:number-columns-repeated="2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689" calcext:value-type="float">
            <text:p>689</text:p>
          </table:table-cell>
          <table:table-cell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597" calcext:value-type="float">
            <text:p>597</text:p>
          </table:table-cell>
          <table:table-cell table:number-columns-repeated="2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519" calcext:value-type="float">
            <text:p>519</text:p>
          </table:table-cell>
          <table:table-cell table:number-columns-repeated="2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92" calcext:value-type="float">
            <text:p>492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598" calcext:value-type="float">
            <text:p>598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16" calcext:value-type="float">
            <text:p>716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84" calcext:value-type="float">
            <text:p>784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837" calcext:value-type="float">
            <text:p>837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926" calcext:value-type="float">
            <text:p>926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068" calcext:value-type="float">
            <text:p>1068</text:p>
          </table:table-cell>
          <table:table-cell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195" calcext:value-type="float">
            <text:p>1195</text:p>
          </table:table-cell>
          <table:table-cell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304" calcext:value-type="float">
            <text:p>1304</text:p>
          </table:table-cell>
          <table:table-cell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413" calcext:value-type="float">
            <text:p>1413</text:p>
          </table:table-cell>
          <table:table-cell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516" calcext:value-type="float">
            <text:p>1516</text:p>
          </table:table-cell>
          <table:table-cell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598" calcext:value-type="float">
            <text:p>1598</text:p>
          </table:table-cell>
          <table:table-cell table:number-columns-repeated="2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671" calcext:value-type="float">
            <text:p>1671</text:p>
          </table:table-cell>
          <table:table-cell table:number-columns-repeated="2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731" calcext:value-type="float">
            <text:p>1731</text:p>
          </table:table-cell>
          <table:table-cell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780" calcext:value-type="float">
            <text:p>1780</text:p>
          </table:table-cell>
          <table:table-cell table:number-columns-repeated="2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816" calcext:value-type="float">
            <text:p>1816</text:p>
          </table:table-cell>
          <table:table-cell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840" calcext:value-type="float">
            <text:p>1840</text:p>
          </table:table-cell>
          <table:table-cell table:number-columns-repeated="2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847" calcext:value-type="float">
            <text:p>1847</text:p>
          </table:table-cell>
          <table:table-cell table:number-columns-repeated="2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844" calcext:value-type="float">
            <text:p>1844</text:p>
          </table:table-cell>
          <table:table-cell table:number-columns-repeated="2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857" calcext:value-type="float">
            <text:p>1857</text:p>
          </table:table-cell>
          <table:table-cell table:number-columns-repeated="2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829" calcext:value-type="float">
            <text:p>1829</text:p>
          </table:table-cell>
          <table:table-cell table:number-columns-repeated="2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761" calcext:value-type="float">
            <text:p>1761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686" calcext:value-type="float">
            <text:p>1686</text:p>
          </table:table-cell>
          <table:table-cell table:number-columns-repeated="2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595" calcext:value-type="float">
            <text:p>1595</text:p>
          </table:table-cell>
          <table:table-cell table:number-columns-repeated="2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509" calcext:value-type="float">
            <text:p>1509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435" calcext:value-type="float">
            <text:p>1435</text:p>
          </table:table-cell>
          <table:table-cell table:number-columns-repeated="2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384" calcext:value-type="float">
            <text:p>1384</text:p>
          </table:table-cell>
          <table:table-cell table:number-columns-repeated="2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320" calcext:value-type="float">
            <text:p>1320</text:p>
          </table:table-cell>
          <table:table-cell table:number-columns-repeated="2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205" calcext:value-type="float">
            <text:p>1205</text:p>
          </table:table-cell>
          <table:table-cell table:number-columns-repeated="2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063" calcext:value-type="float">
            <text:p>1063</text:p>
          </table:table-cell>
          <table:table-cell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936" calcext:value-type="float">
            <text:p>936</text:p>
          </table:table-cell>
          <table:table-cell table:number-columns-repeated="2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828" calcext:value-type="float">
            <text:p>828</text:p>
          </table:table-cell>
          <table:table-cell table:number-columns-repeated="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724" calcext:value-type="float">
            <text:p>724</text:p>
          </table:table-cell>
          <table:table-cell table:number-columns-repeated="2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626" calcext:value-type="float">
            <text:p>626</text:p>
          </table:table-cell>
          <table:table-cell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543" calcext:value-type="float">
            <text:p>543</text:p>
          </table:table-cell>
          <table:table-cell table:number-columns-repeated="2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36" calcext:value-type="float">
            <text:p>336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31" calcext:value-type="float">
            <text:p>431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12" calcext:value-type="float">
            <text:p>612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94" calcext:value-type="float">
            <text:p>694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753" calcext:value-type="float">
            <text:p>753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844" calcext:value-type="float">
            <text:p>844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894" calcext:value-type="float">
            <text:p>894</text:p>
          </table:table-cell>
          <table:table-cell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017" calcext:value-type="float">
            <text:p>1017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147" calcext:value-type="float">
            <text:p>1147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264" calcext:value-type="float">
            <text:p>1264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385" calcext:value-type="float">
            <text:p>1385</text:p>
          </table:table-cell>
          <table:table-cell table:number-columns-repeated="2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484" calcext:value-type="float">
            <text:p>1484</text:p>
          </table:table-cell>
          <table:table-cell table:number-columns-repeated="2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556" calcext:value-type="float">
            <text:p>1556</text:p>
          </table:table-cell>
          <table:table-cell table:number-columns-repeated="2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638" calcext:value-type="float">
            <text:p>1638</text:p>
          </table:table-cell>
          <table:table-cell table:number-columns-repeated="2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709" calcext:value-type="float">
            <text:p>1709</text:p>
          </table:table-cell>
          <table:table-cell table:number-columns-repeated="2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760" calcext:value-type="float">
            <text:p>1760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829" calcext:value-type="float">
            <text:p>1829</text:p>
          </table:table-cell>
          <table:table-cell table:number-columns-repeated="2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839" calcext:value-type="float">
            <text:p>1839</text:p>
          </table:table-cell>
          <table:table-cell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844" calcext:value-type="float">
            <text:p>1844</text:p>
          </table:table-cell>
          <table:table-cell table:number-columns-repeated="2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863" calcext:value-type="float">
            <text:p>1863</text:p>
          </table:table-cell>
          <table:table-cell table:number-columns-repeated="2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842" calcext:value-type="float">
            <text:p>1842</text:p>
          </table:table-cell>
          <table:table-cell table:number-columns-repeated="2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791" calcext:value-type="float">
            <text:p>1791</text:p>
          </table:table-cell>
          <table:table-cell table:number-columns-repeated="2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713" calcext:value-type="float">
            <text:p>1713</text:p>
          </table:table-cell>
          <table:table-cell table:number-columns-repeated="2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623" calcext:value-type="float">
            <text:p>1623</text:p>
          </table:table-cell>
          <table:table-cell table:number-columns-repeated="2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537" calcext:value-type="float">
            <text:p>1537</text:p>
          </table:table-cell>
          <table:table-cell table:number-columns-repeated="2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460" calcext:value-type="float">
            <text:p>1460</text:p>
          </table:table-cell>
          <table:table-cell table:number-columns-repeated="2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399" calcext:value-type="float">
            <text:p>1399</text:p>
          </table:table-cell>
          <table:table-cell table:number-columns-repeated="2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334" calcext:value-type="float">
            <text:p>1334</text:p>
          </table:table-cell>
          <table:table-cell table:number-columns-repeated="2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252" calcext:value-type="float">
            <text:p>1252</text:p>
          </table:table-cell>
          <table:table-cell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114" calcext:value-type="float">
            <text:p>1114</text:p>
          </table:table-cell>
          <table:table-cell table:number-columns-repeated="2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875" calcext:value-type="float">
            <text:p>875</text:p>
          </table:table-cell>
          <table:table-cell table:number-columns-repeated="2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753" calcext:value-type="float">
            <text:p>753</text:p>
          </table:table-cell>
          <table:table-cell table:number-columns-repeated="2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666" calcext:value-type="float">
            <text:p>666</text:p>
          </table:table-cell>
          <table:table-cell table:number-columns-repeated="2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583" calcext:value-type="float">
            <text:p>583</text:p>
          </table:table-cell>
          <table:table-cell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444" calcext:value-type="float">
            <text:p>444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25" calcext:value-type="float">
            <text:p>325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05" calcext:value-type="float">
            <text:p>405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97" calcext:value-type="float">
            <text:p>497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581" calcext:value-type="float">
            <text:p>581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65" calcext:value-type="float">
            <text:p>665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37" calcext:value-type="float">
            <text:p>737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802" calcext:value-type="float">
            <text:p>802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858" calcext:value-type="float">
            <text:p>858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61" calcext:value-type="float">
            <text:p>961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104" calcext:value-type="float">
            <text:p>1104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227" calcext:value-type="float">
            <text:p>1227</text:p>
          </table:table-cell>
          <table:table-cell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327" calcext:value-type="float">
            <text:p>1327</text:p>
          </table:table-cell>
          <table:table-cell table:number-columns-repeated="2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444" calcext:value-type="float">
            <text:p>1444</text:p>
          </table:table-cell>
          <table:table-cell table:number-columns-repeated="2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534" calcext:value-type="float">
            <text:p>1534</text:p>
          </table:table-cell>
          <table:table-cell table:number-columns-repeated="2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624" calcext:value-type="float">
            <text:p>1624</text:p>
          </table:table-cell>
          <table:table-cell table:number-columns-repeated="2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684" calcext:value-type="float">
            <text:p>1684</text:p>
          </table:table-cell>
          <table:table-cell table:number-columns-repeated="2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745" calcext:value-type="float">
            <text:p>1745</text:p>
          </table:table-cell>
          <table:table-cell table:number-columns-repeated="2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785" calcext:value-type="float">
            <text:p>1785</text:p>
          </table:table-cell>
          <table:table-cell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824" calcext:value-type="float">
            <text:p>1824</text:p>
          </table:table-cell>
          <table:table-cell table:number-columns-repeated="2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841" calcext:value-type="float">
            <text:p>1841</text:p>
          </table:table-cell>
          <table:table-cell table:number-columns-repeated="2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852" calcext:value-type="float">
            <text:p>1852</text:p>
          </table:table-cell>
          <table:table-cell table:number-columns-repeated="2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867" calcext:value-type="float">
            <text:p>1867</text:p>
          </table:table-cell>
          <table:table-cell table:number-columns-repeated="2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845" calcext:value-type="float">
            <text:p>1845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823" calcext:value-type="float">
            <text:p>1823</text:p>
          </table:table-cell>
          <table:table-cell table:number-columns-repeated="2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749" calcext:value-type="float">
            <text:p>1749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657" calcext:value-type="float">
            <text:p>1657</text:p>
          </table:table-cell>
          <table:table-cell table:number-columns-repeated="2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573" calcext:value-type="float">
            <text:p>1573</text:p>
          </table:table-cell>
          <table:table-cell table:number-columns-repeated="2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483" calcext:value-type="float">
            <text:p>1483</text:p>
          </table:table-cell>
          <table:table-cell table:number-columns-repeated="2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423" calcext:value-type="float">
            <text:p>1423</text:p>
          </table:table-cell>
          <table:table-cell table:number-columns-repeated="2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354" calcext:value-type="float">
            <text:p>1354</text:p>
          </table:table-cell>
          <table:table-cell table:number-columns-repeated="2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285" calcext:value-type="float">
            <text:p>1285</text:p>
          </table:table-cell>
          <table:table-cell table:number-columns-repeated="2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161" calcext:value-type="float">
            <text:p>1161</text:p>
          </table:table-cell>
          <table:table-cell table:number-columns-repeated="2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918" calcext:value-type="float">
            <text:p>918</text:p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806" calcext:value-type="float">
            <text:p>806</text:p>
          </table:table-cell>
          <table:table-cell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697" calcext:value-type="float">
            <text:p>697</text:p>
          </table:table-cell>
          <table:table-cell table:number-columns-repeated="2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611" calcext:value-type="float">
            <text:p>611</text:p>
          </table:table-cell>
          <table:table-cell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48" calcext:value-type="float">
            <text:p>348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84" calcext:value-type="float">
            <text:p>384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542" calcext:value-type="float">
            <text:p>542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30" calcext:value-type="float">
            <text:p>630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17" calcext:value-type="float">
            <text:p>717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768" calcext:value-type="float">
            <text:p>768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834" calcext:value-type="float">
            <text:p>834</text:p>
          </table:table-cell>
          <table:table-cell table:number-columns-repeated="2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090" calcext:value-type="float">
            <text:p>1090</text:p>
          </table:table-cell>
          <table:table-cell table:number-columns-repeated="2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090" calcext:value-type="float">
            <text:p>1090</text:p>
          </table:table-cell>
          <table:table-cell table:number-columns-repeated="2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090" calcext:value-type="float">
            <text:p>1090</text:p>
          </table:table-cell>
          <table:table-cell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047" calcext:value-type="float">
            <text:p>1047</text:p>
          </table:table-cell>
          <table:table-cell table:number-columns-repeated="2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089" calcext:value-type="float">
            <text:p>1089</text:p>
          </table:table-cell>
          <table:table-cell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077" calcext:value-type="float">
            <text:p>1077</text:p>
          </table:table-cell>
          <table:table-cell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089" calcext:value-type="float">
            <text:p>1089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095" calcext:value-type="float">
            <text:p>1095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063" calcext:value-type="float">
            <text:p>1063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094" calcext:value-type="float">
            <text:p>1094</text:p>
          </table:table-cell>
          <table:table-cell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082" calcext:value-type="float">
            <text:p>1082</text:p>
          </table:table-cell>
          <table:table-cell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089" calcext:value-type="float">
            <text:p>1089</text:p>
          </table:table-cell>
          <table:table-cell table:number-columns-repeated="2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093" calcext:value-type="float">
            <text:p>1093</text:p>
          </table:table-cell>
          <table:table-cell table:number-columns-repeated="2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099" calcext:value-type="float">
            <text:p>1099</text:p>
          </table:table-cell>
          <table:table-cell table:number-columns-repeated="2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082" calcext:value-type="float">
            <text:p>1082</text:p>
          </table:table-cell>
          <table:table-cell table:number-columns-repeated="2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090" calcext:value-type="float">
            <text:p>1090</text:p>
          </table:table-cell>
          <table:table-cell table:number-columns-repeated="2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090" calcext:value-type="float">
            <text:p>1090</text:p>
          </table:table-cell>
          <table:table-cell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079" calcext:value-type="float">
            <text:p>1079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075" calcext:value-type="float">
            <text:p>1075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096" calcext:value-type="float">
            <text:p>1096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081" calcext:value-type="float">
            <text:p>1081</text:p>
          </table:table-cell>
          <table:table-cell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081" calcext:value-type="float">
            <text:p>1081</text:p>
          </table:table-cell>
          <table:table-cell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077" calcext:value-type="float">
            <text:p>1077</text:p>
          </table:table-cell>
          <table:table-cell table:number-columns-repeated="2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089" calcext:value-type="float">
            <text:p>1089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089" calcext:value-type="float">
            <text:p>1089</text:p>
          </table:table-cell>
          <table:table-cell table:number-columns-repeated="2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082" calcext:value-type="float">
            <text:p>1082</text:p>
          </table:table-cell>
          <table:table-cell table:number-columns-repeated="2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080" calcext:value-type="float">
            <text:p>1080</text:p>
          </table:table-cell>
          <table:table-cell table:number-columns-repeated="2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080" calcext:value-type="float">
            <text:p>1080</text:p>
          </table:table-cell>
          <table:table-cell table:number-columns-repeated="2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089" calcext:value-type="float">
            <text:p>1089</text:p>
          </table:table-cell>
          <table:table-cell table:number-columns-repeated="2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089" calcext:value-type="float">
            <text:p>1089</text:p>
          </table:table-cell>
          <table:table-cell table:number-columns-repeated="2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066" calcext:value-type="float">
            <text:p>1066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076" calcext:value-type="float">
            <text:p>1076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090" calcext:value-type="float">
            <text:p>1090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082" calcext:value-type="float">
            <text:p>1082</text:p>
          </table:table-cell>
          <table:table-cell table:number-columns-repeated="2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089" calcext:value-type="float">
            <text:p>1089</text:p>
          </table:table-cell>
          <table:table-cell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090" calcext:value-type="float">
            <text:p>1090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094" calcext:value-type="float">
            <text:p>1094</text:p>
          </table:table-cell>
          <table:table-cell table:number-columns-repeated="2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079" calcext:value-type="float">
            <text:p>1079</text:p>
          </table:table-cell>
          <table:table-cell table:number-columns-repeated="2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090" calcext:value-type="float">
            <text:p>1090</text:p>
          </table:table-cell>
          <table:table-cell table:number-columns-repeated="2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054" calcext:value-type="float">
            <text:p>1054</text:p>
          </table:table-cell>
          <table:table-cell table:number-columns-repeated="2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089" calcext:value-type="float">
            <text:p>1089</text:p>
          </table:table-cell>
          <table:table-cell table:number-columns-repeated="2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081" calcext:value-type="float">
            <text:p>1081</text:p>
          </table:table-cell>
          <table:table-cell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080" calcext:value-type="float">
            <text:p>1080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090" calcext:value-type="float">
            <text:p>1090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075" calcext:value-type="float">
            <text:p>1075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090" calcext:value-type="float">
            <text:p>1090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093" calcext:value-type="float">
            <text:p>1093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082" calcext:value-type="float">
            <text:p>1082</text:p>
          </table:table-cell>
          <table:table-cell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082" calcext:value-type="float">
            <text:p>1082</text:p>
          </table:table-cell>
          <table:table-cell table:number-columns-repeated="2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081" calcext:value-type="float">
            <text:p>1081</text:p>
          </table:table-cell>
          <table:table-cell table:number-columns-repeated="2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090" calcext:value-type="float">
            <text:p>1090</text:p>
          </table:table-cell>
          <table:table-cell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090" calcext:value-type="float">
            <text:p>1090</text:p>
          </table:table-cell>
          <table:table-cell table:number-columns-repeated="2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111" calcext:value-type="float">
            <text:p>1111</text:p>
          </table:table-cell>
          <table:table-cell table:number-columns-repeated="2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092" calcext:value-type="float">
            <text:p>1092</text:p>
          </table:table-cell>
          <table:table-cell table:number-columns-repeated="2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096" calcext:value-type="float">
            <text:p>1096</text:p>
          </table:table-cell>
          <table:table-cell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089" calcext:value-type="float">
            <text:p>1089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079" calcext:value-type="float">
            <text:p>1079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097" calcext:value-type="float">
            <text:p>1097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127" calcext:value-type="float">
            <text:p>1127</text:p>
          </table:table-cell>
          <table:table-cell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089" calcext:value-type="float">
            <text:p>1089</text:p>
          </table:table-cell>
          <table:table-cell table:number-columns-repeated="2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089" calcext:value-type="float">
            <text:p>1089</text:p>
          </table:table-cell>
          <table:table-cell table:number-columns-repeated="2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083" calcext:value-type="float">
            <text:p>1083</text:p>
          </table:table-cell>
          <table:table-cell table:number-columns-repeated="2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089" calcext:value-type="float">
            <text:p>1089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095" calcext:value-type="float">
            <text:p>1095</text:p>
          </table:table-cell>
          <table:table-cell table:number-columns-repeated="2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088" calcext:value-type="float">
            <text:p>1088</text:p>
          </table:table-cell>
          <table:table-cell table:number-columns-repeated="2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085" calcext:value-type="float">
            <text:p>1085</text:p>
          </table:table-cell>
          <table:table-cell table:number-columns-repeated="2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089" calcext:value-type="float">
            <text:p>1089</text:p>
          </table:table-cell>
          <table:table-cell table:number-columns-repeated="2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074" calcext:value-type="float">
            <text:p>1074</text:p>
          </table:table-cell>
          <table:table-cell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086" calcext:value-type="float">
            <text:p>1086</text:p>
          </table:table-cell>
          <table:table-cell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087" calcext:value-type="float">
            <text:p>1087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073" calcext:value-type="float">
            <text:p>1073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17.401cm" svg:height="10.363cm" svg:x="9.601cm" svg:y="0.903cm">
            <draw:object draw:notify-on-update-of-ranges="Sheet3.A1:Sheet3.A1 Sheet3.A2:Sheet3.A750 Sheet3.B1:Sheet3.B1 Sheet3.B2:Sheet3.B7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formula="of:=[$Sheet2.A2]-[Sheet2.$D$3]" office:value-type="float" office:value="-230.249333333333" calcext:value-type="float">
            <text:p>-230,249333333333</text:p>
          </table:table-cell>
          <table:table-cell table:formula="of:=[$Sheet2.B2]-[Sheet2.$D$8]" office:value-type="float" office:value="-688.644" calcext:value-type="float">
            <text:p>-688,644</text:p>
          </table:table-cell>
        </table:table-row>
        <table:table-row table:style-name="ro1">
          <table:table-cell table:formula="of:=[$Sheet2.A3]-[Sheet2.$D$3]" office:value-type="float" office:value="-257.249333333333" calcext:value-type="float">
            <text:p>-257,249333333333</text:p>
          </table:table-cell>
          <table:table-cell table:formula="of:=[$Sheet2.B3]-[Sheet2.$D$8]" office:value-type="float" office:value="-721.644" calcext:value-type="float">
            <text:p>-721,644</text:p>
          </table:table-cell>
        </table:table-row>
        <table:table-row table:style-name="ro1">
          <table:table-cell table:formula="of:=[$Sheet2.A4]-[Sheet2.$D$3]" office:value-type="float" office:value="-281.249333333333" calcext:value-type="float">
            <text:p>-281,249333333333</text:p>
          </table:table-cell>
          <table:table-cell table:formula="of:=[$Sheet2.B4]-[Sheet2.$D$8]" office:value-type="float" office:value="-721.644" calcext:value-type="float">
            <text:p>-721,644</text:p>
          </table:table-cell>
        </table:table-row>
        <table:table-row table:style-name="ro1">
          <table:table-cell table:formula="of:=[$Sheet2.A5]-[Sheet2.$D$3]" office:value-type="float" office:value="-315.249333333333" calcext:value-type="float">
            <text:p>-315,249333333333</text:p>
          </table:table-cell>
          <table:table-cell table:formula="of:=[$Sheet2.B5]-[Sheet2.$D$8]" office:value-type="float" office:value="-734.644" calcext:value-type="float">
            <text:p>-734,644</text:p>
          </table:table-cell>
        </table:table-row>
        <table:table-row table:style-name="ro1">
          <table:table-cell table:formula="of:=[$Sheet2.A6]-[Sheet2.$D$3]" office:value-type="float" office:value="-324.249333333333" calcext:value-type="float">
            <text:p>-324,249333333333</text:p>
          </table:table-cell>
          <table:table-cell table:formula="of:=[$Sheet2.B6]-[Sheet2.$D$8]" office:value-type="float" office:value="-755.644" calcext:value-type="float">
            <text:p>-755,644</text:p>
          </table:table-cell>
        </table:table-row>
        <table:table-row table:style-name="ro1">
          <table:table-cell table:formula="of:=[$Sheet2.A7]-[Sheet2.$D$3]" office:value-type="float" office:value="-328.249333333333" calcext:value-type="float">
            <text:p>-328,249333333333</text:p>
          </table:table-cell>
          <table:table-cell table:formula="of:=[$Sheet2.B7]-[Sheet2.$D$8]" office:value-type="float" office:value="-729.644" calcext:value-type="float">
            <text:p>-729,644</text:p>
          </table:table-cell>
        </table:table-row>
        <table:table-row table:style-name="ro1">
          <table:table-cell table:formula="of:=[$Sheet2.A8]-[Sheet2.$D$3]" office:value-type="float" office:value="-410.249333333333" calcext:value-type="float">
            <text:p>-410,249333333333</text:p>
          </table:table-cell>
          <table:table-cell table:formula="of:=[$Sheet2.B8]-[Sheet2.$D$8]" office:value-type="float" office:value="-685.644" calcext:value-type="float">
            <text:p>-685,644</text:p>
          </table:table-cell>
        </table:table-row>
        <table:table-row table:style-name="ro1">
          <table:table-cell table:formula="of:=[$Sheet2.A9]-[Sheet2.$D$3]" office:value-type="float" office:value="-382.249333333333" calcext:value-type="float">
            <text:p>-382,249333333333</text:p>
          </table:table-cell>
          <table:table-cell table:formula="of:=[$Sheet2.B9]-[Sheet2.$D$8]" office:value-type="float" office:value="-600.644" calcext:value-type="float">
            <text:p>-600,644</text:p>
          </table:table-cell>
        </table:table-row>
        <table:table-row table:style-name="ro1">
          <table:table-cell table:formula="of:=[$Sheet2.A10]-[Sheet2.$D$3]" office:value-type="float" office:value="-367.249333333333" calcext:value-type="float">
            <text:p>-367,249333333333</text:p>
          </table:table-cell>
          <table:table-cell table:formula="of:=[$Sheet2.B10]-[Sheet2.$D$8]" office:value-type="float" office:value="-506.644" calcext:value-type="float">
            <text:p>-506,644</text:p>
          </table:table-cell>
        </table:table-row>
        <table:table-row table:style-name="ro1">
          <table:table-cell table:formula="of:=[$Sheet2.A11]-[Sheet2.$D$3]" office:value-type="float" office:value="-371.249333333333" calcext:value-type="float">
            <text:p>-371,249333333333</text:p>
          </table:table-cell>
          <table:table-cell table:formula="of:=[$Sheet2.B11]-[Sheet2.$D$8]" office:value-type="float" office:value="-428.644" calcext:value-type="float">
            <text:p>-428,644</text:p>
          </table:table-cell>
        </table:table-row>
        <table:table-row table:style-name="ro1">
          <table:table-cell table:formula="of:=[$Sheet2.A12]-[Sheet2.$D$3]" office:value-type="float" office:value="-361.249333333333" calcext:value-type="float">
            <text:p>-361,249333333333</text:p>
          </table:table-cell>
          <table:table-cell table:formula="of:=[$Sheet2.B12]-[Sheet2.$D$8]" office:value-type="float" office:value="-358.644" calcext:value-type="float">
            <text:p>-358,644</text:p>
          </table:table-cell>
        </table:table-row>
        <table:table-row table:style-name="ro1">
          <table:table-cell table:formula="of:=[$Sheet2.A13]-[Sheet2.$D$3]" office:value-type="float" office:value="-345.249333333333" calcext:value-type="float">
            <text:p>-345,249333333333</text:p>
          </table:table-cell>
          <table:table-cell table:formula="of:=[$Sheet2.B13]-[Sheet2.$D$8]" office:value-type="float" office:value="-290.644" calcext:value-type="float">
            <text:p>-290,644</text:p>
          </table:table-cell>
        </table:table-row>
        <table:table-row table:style-name="ro1">
          <table:table-cell table:formula="of:=[$Sheet2.A14]-[Sheet2.$D$3]" office:value-type="float" office:value="-282.249333333333" calcext:value-type="float">
            <text:p>-282,249333333333</text:p>
          </table:table-cell>
          <table:table-cell table:formula="of:=[$Sheet2.B14]-[Sheet2.$D$8]" office:value-type="float" office:value="-232.644" calcext:value-type="float">
            <text:p>-232,644</text:p>
          </table:table-cell>
        </table:table-row>
        <table:table-row table:style-name="ro1">
          <table:table-cell table:formula="of:=[$Sheet2.A15]-[Sheet2.$D$3]" office:value-type="float" office:value="-180.249333333333" calcext:value-type="float">
            <text:p>-180,249333333333</text:p>
          </table:table-cell>
          <table:table-cell table:formula="of:=[$Sheet2.B15]-[Sheet2.$D$8]" office:value-type="float" office:value="-149.644" calcext:value-type="float">
            <text:p>-149,644</text:p>
          </table:table-cell>
        </table:table-row>
        <table:table-row table:style-name="ro1">
          <table:table-cell table:formula="of:=[$Sheet2.A16]-[Sheet2.$D$3]" office:value-type="float" office:value="-171.249333333333" calcext:value-type="float">
            <text:p>-171,249333333333</text:p>
          </table:table-cell>
          <table:table-cell table:formula="of:=[$Sheet2.B16]-[Sheet2.$D$8]" office:value-type="float" office:value="-12.644" calcext:value-type="float">
            <text:p>-12,644</text:p>
          </table:table-cell>
        </table:table-row>
        <table:table-row table:style-name="ro1">
          <table:table-cell table:formula="of:=[$Sheet2.A17]-[Sheet2.$D$3]" office:value-type="float" office:value="-161.249333333333" calcext:value-type="float">
            <text:p>-161,249333333333</text:p>
          </table:table-cell>
          <table:table-cell table:formula="of:=[$Sheet2.B17]-[Sheet2.$D$8]" office:value-type="float" office:value="126.356" calcext:value-type="float">
            <text:p>126,356</text:p>
          </table:table-cell>
        </table:table-row>
        <table:table-row table:style-name="ro1">
          <table:table-cell table:formula="of:=[$Sheet2.A18]-[Sheet2.$D$3]" office:value-type="float" office:value="-92.2493333333334" calcext:value-type="float">
            <text:p>-92,2493333333334</text:p>
          </table:table-cell>
          <table:table-cell table:formula="of:=[$Sheet2.B18]-[Sheet2.$D$8]" office:value-type="float" office:value="214.356" calcext:value-type="float">
            <text:p>214,356</text:p>
          </table:table-cell>
        </table:table-row>
        <table:table-row table:style-name="ro1">
          <table:table-cell table:formula="of:=[$Sheet2.A19]-[Sheet2.$D$3]" office:value-type="float" office:value="-60.2493333333334" calcext:value-type="float">
            <text:p>-60,2493333333334</text:p>
          </table:table-cell>
          <table:table-cell table:formula="of:=[$Sheet2.B19]-[Sheet2.$D$8]" office:value-type="float" office:value="342.356" calcext:value-type="float">
            <text:p>342,356</text:p>
          </table:table-cell>
        </table:table-row>
        <table:table-row table:style-name="ro1">
          <table:table-cell table:formula="of:=[$Sheet2.A20]-[Sheet2.$D$3]" office:value-type="float" office:value="-0.249333333333425" calcext:value-type="float">
            <text:p>-0,249333333333425</text:p>
          </table:table-cell>
          <table:table-cell table:formula="of:=[$Sheet2.B20]-[Sheet2.$D$8]" office:value-type="float" office:value="438.356" calcext:value-type="float">
            <text:p>438,356</text:p>
          </table:table-cell>
        </table:table-row>
        <table:table-row table:style-name="ro1">
          <table:table-cell table:formula="of:=[$Sheet2.A21]-[Sheet2.$D$3]" office:value-type="float" office:value="36.7506666666666" calcext:value-type="float">
            <text:p>36,7506666666666</text:p>
          </table:table-cell>
          <table:table-cell table:formula="of:=[$Sheet2.B21]-[Sheet2.$D$8]" office:value-type="float" office:value="526.356" calcext:value-type="float">
            <text:p>526,356</text:p>
          </table:table-cell>
        </table:table-row>
        <table:table-row table:style-name="ro1">
          <table:table-cell table:formula="of:=[$Sheet2.A22]-[Sheet2.$D$3]" office:value-type="float" office:value="66.7506666666666" calcext:value-type="float">
            <text:p>66,7506666666666</text:p>
          </table:table-cell>
          <table:table-cell table:formula="of:=[$Sheet2.B22]-[Sheet2.$D$8]" office:value-type="float" office:value="595.356" calcext:value-type="float">
            <text:p>595,356</text:p>
          </table:table-cell>
        </table:table-row>
        <table:table-row table:style-name="ro1">
          <table:table-cell table:formula="of:=[$Sheet2.A23]-[Sheet2.$D$3]" office:value-type="float" office:value="110.750666666667" calcext:value-type="float">
            <text:p>110,750666666667</text:p>
          </table:table-cell>
          <table:table-cell table:formula="of:=[$Sheet2.B23]-[Sheet2.$D$8]" office:value-type="float" office:value="662.356" calcext:value-type="float">
            <text:p>662,356</text:p>
          </table:table-cell>
        </table:table-row>
        <table:table-row table:style-name="ro1">
          <table:table-cell table:formula="of:=[$Sheet2.A24]-[Sheet2.$D$3]" office:value-type="float" office:value="159.750666666667" calcext:value-type="float">
            <text:p>159,750666666667</text:p>
          </table:table-cell>
          <table:table-cell table:formula="of:=[$Sheet2.B24]-[Sheet2.$D$8]" office:value-type="float" office:value="711.356" calcext:value-type="float">
            <text:p>711,356</text:p>
          </table:table-cell>
        </table:table-row>
        <table:table-row table:style-name="ro1">
          <table:table-cell table:formula="of:=[$Sheet2.A25]-[Sheet2.$D$3]" office:value-type="float" office:value="200.750666666667" calcext:value-type="float">
            <text:p>200,750666666667</text:p>
          </table:table-cell>
          <table:table-cell table:formula="of:=[$Sheet2.B25]-[Sheet2.$D$8]" office:value-type="float" office:value="744.356" calcext:value-type="float">
            <text:p>744,356</text:p>
          </table:table-cell>
        </table:table-row>
        <table:table-row table:style-name="ro1">
          <table:table-cell table:formula="of:=[$Sheet2.A26]-[Sheet2.$D$3]" office:value-type="float" office:value="270.750666666667" calcext:value-type="float">
            <text:p>270,750666666667</text:p>
          </table:table-cell>
          <table:table-cell table:formula="of:=[$Sheet2.B26]-[Sheet2.$D$8]" office:value-type="float" office:value="771.356" calcext:value-type="float">
            <text:p>771,356</text:p>
          </table:table-cell>
        </table:table-row>
        <table:table-row table:style-name="ro1">
          <table:table-cell table:formula="of:=[$Sheet2.A27]-[Sheet2.$D$3]" office:value-type="float" office:value="311.750666666667" calcext:value-type="float">
            <text:p>311,750666666667</text:p>
          </table:table-cell>
          <table:table-cell table:formula="of:=[$Sheet2.B27]-[Sheet2.$D$8]" office:value-type="float" office:value="782.356" calcext:value-type="float">
            <text:p>782,356</text:p>
          </table:table-cell>
        </table:table-row>
        <table:table-row table:style-name="ro1">
          <table:table-cell table:formula="of:=[$Sheet2.A28]-[Sheet2.$D$3]" office:value-type="float" office:value="353.750666666667" calcext:value-type="float">
            <text:p>353,750666666667</text:p>
          </table:table-cell>
          <table:table-cell table:formula="of:=[$Sheet2.B28]-[Sheet2.$D$8]" office:value-type="float" office:value="778.356" calcext:value-type="float">
            <text:p>778,356</text:p>
          </table:table-cell>
        </table:table-row>
        <table:table-row table:style-name="ro1">
          <table:table-cell table:formula="of:=[$Sheet2.A29]-[Sheet2.$D$3]" office:value-type="float" office:value="366.750666666667" calcext:value-type="float">
            <text:p>366,750666666667</text:p>
          </table:table-cell>
          <table:table-cell table:formula="of:=[$Sheet2.B29]-[Sheet2.$D$8]" office:value-type="float" office:value="789.356" calcext:value-type="float">
            <text:p>789,356</text:p>
          </table:table-cell>
        </table:table-row>
        <table:table-row table:style-name="ro1">
          <table:table-cell table:formula="of:=[$Sheet2.A30]-[Sheet2.$D$3]" office:value-type="float" office:value="387.750666666667" calcext:value-type="float">
            <text:p>387,750666666667</text:p>
          </table:table-cell>
          <table:table-cell table:formula="of:=[$Sheet2.B30]-[Sheet2.$D$8]" office:value-type="float" office:value="772.356" calcext:value-type="float">
            <text:p>772,356</text:p>
          </table:table-cell>
        </table:table-row>
        <table:table-row table:style-name="ro1">
          <table:table-cell table:formula="of:=[$Sheet2.A31]-[Sheet2.$D$3]" office:value-type="float" office:value="388.750666666667" calcext:value-type="float">
            <text:p>388,750666666667</text:p>
          </table:table-cell>
          <table:table-cell table:formula="of:=[$Sheet2.B31]-[Sheet2.$D$8]" office:value-type="float" office:value="708.356" calcext:value-type="float">
            <text:p>708,356</text:p>
          </table:table-cell>
        </table:table-row>
        <table:table-row table:style-name="ro1">
          <table:table-cell table:formula="of:=[$Sheet2.A32]-[Sheet2.$D$3]" office:value-type="float" office:value="399.750666666667" calcext:value-type="float">
            <text:p>399,750666666667</text:p>
          </table:table-cell>
          <table:table-cell table:formula="of:=[$Sheet2.B32]-[Sheet2.$D$8]" office:value-type="float" office:value="620.356" calcext:value-type="float">
            <text:p>620,356</text:p>
          </table:table-cell>
        </table:table-row>
        <table:table-row table:style-name="ro1">
          <table:table-cell table:formula="of:=[$Sheet2.A33]-[Sheet2.$D$3]" office:value-type="float" office:value="391.750666666667" calcext:value-type="float">
            <text:p>391,750666666667</text:p>
          </table:table-cell>
          <table:table-cell table:formula="of:=[$Sheet2.B33]-[Sheet2.$D$8]" office:value-type="float" office:value="533.356" calcext:value-type="float">
            <text:p>533,356</text:p>
          </table:table-cell>
        </table:table-row>
        <table:table-row table:style-name="ro1">
          <table:table-cell table:formula="of:=[$Sheet2.A34]-[Sheet2.$D$3]" office:value-type="float" office:value="371.750666666667" calcext:value-type="float">
            <text:p>371,750666666667</text:p>
          </table:table-cell>
          <table:table-cell table:formula="of:=[$Sheet2.B34]-[Sheet2.$D$8]" office:value-type="float" office:value="444.356" calcext:value-type="float">
            <text:p>444,356</text:p>
          </table:table-cell>
        </table:table-row>
        <table:table-row table:style-name="ro1">
          <table:table-cell table:formula="of:=[$Sheet2.A35]-[Sheet2.$D$3]" office:value-type="float" office:value="336.750666666667" calcext:value-type="float">
            <text:p>336,750666666667</text:p>
          </table:table-cell>
          <table:table-cell table:formula="of:=[$Sheet2.B35]-[Sheet2.$D$8]" office:value-type="float" office:value="373.356" calcext:value-type="float">
            <text:p>373,356</text:p>
          </table:table-cell>
        </table:table-row>
        <table:table-row table:style-name="ro1">
          <table:table-cell table:formula="of:=[$Sheet2.A36]-[Sheet2.$D$3]" office:value-type="float" office:value="311.750666666667" calcext:value-type="float">
            <text:p>311,750666666667</text:p>
          </table:table-cell>
          <table:table-cell table:formula="of:=[$Sheet2.B36]-[Sheet2.$D$8]" office:value-type="float" office:value="305.356" calcext:value-type="float">
            <text:p>305,356</text:p>
          </table:table-cell>
        </table:table-row>
        <table:table-row table:style-name="ro1">
          <table:table-cell table:formula="of:=[$Sheet2.A37]-[Sheet2.$D$3]" office:value-type="float" office:value="290.750666666667" calcext:value-type="float">
            <text:p>290,750666666667</text:p>
          </table:table-cell>
          <table:table-cell table:formula="of:=[$Sheet2.B37]-[Sheet2.$D$8]" office:value-type="float" office:value="246.356" calcext:value-type="float">
            <text:p>246,356</text:p>
          </table:table-cell>
        </table:table-row>
        <table:table-row table:style-name="ro1">
          <table:table-cell table:formula="of:=[$Sheet2.A38]-[Sheet2.$D$3]" office:value-type="float" office:value="262.750666666667" calcext:value-type="float">
            <text:p>262,750666666667</text:p>
          </table:table-cell>
          <table:table-cell table:formula="of:=[$Sheet2.B38]-[Sheet2.$D$8]" office:value-type="float" office:value="142.356" calcext:value-type="float">
            <text:p>142,356</text:p>
          </table:table-cell>
        </table:table-row>
        <table:table-row table:style-name="ro1">
          <table:table-cell table:formula="of:=[$Sheet2.A39]-[Sheet2.$D$3]" office:value-type="float" office:value="224.750666666667" calcext:value-type="float">
            <text:p>224,750666666667</text:p>
          </table:table-cell>
          <table:table-cell table:formula="of:=[$Sheet2.B39]-[Sheet2.$D$8]" office:value-type="float" office:value="1.35599999999999" calcext:value-type="float">
            <text:p>1,35599999999999</text:p>
          </table:table-cell>
        </table:table-row>
        <table:table-row table:style-name="ro1">
          <table:table-cell table:formula="of:=[$Sheet2.A40]-[Sheet2.$D$3]" office:value-type="float" office:value="169.750666666667" calcext:value-type="float">
            <text:p>169,750666666667</text:p>
          </table:table-cell>
          <table:table-cell table:formula="of:=[$Sheet2.B40]-[Sheet2.$D$8]" office:value-type="float" office:value="-127.644" calcext:value-type="float">
            <text:p>-127,644</text:p>
          </table:table-cell>
        </table:table-row>
        <table:table-row table:style-name="ro1">
          <table:table-cell table:formula="of:=[$Sheet2.A41]-[Sheet2.$D$3]" office:value-type="float" office:value="111.750666666667" calcext:value-type="float">
            <text:p>111,750666666667</text:p>
          </table:table-cell>
          <table:table-cell table:formula="of:=[$Sheet2.B41]-[Sheet2.$D$8]" office:value-type="float" office:value="-226.644" calcext:value-type="float">
            <text:p>-226,644</text:p>
          </table:table-cell>
        </table:table-row>
        <table:table-row table:style-name="ro1">
          <table:table-cell table:formula="of:=[$Sheet2.A42]-[Sheet2.$D$3]" office:value-type="float" office:value="75.7506666666666" calcext:value-type="float">
            <text:p>75,7506666666666</text:p>
          </table:table-cell>
          <table:table-cell table:formula="of:=[$Sheet2.B42]-[Sheet2.$D$8]" office:value-type="float" office:value="-340.644" calcext:value-type="float">
            <text:p>-340,644</text:p>
          </table:table-cell>
        </table:table-row>
        <table:table-row table:style-name="ro1">
          <table:table-cell table:formula="of:=[$Sheet2.A43]-[Sheet2.$D$3]" office:value-type="float" office:value="24.7506666666666" calcext:value-type="float">
            <text:p>24,7506666666666</text:p>
          </table:table-cell>
          <table:table-cell table:formula="of:=[$Sheet2.B43]-[Sheet2.$D$8]" office:value-type="float" office:value="-428.644" calcext:value-type="float">
            <text:p>-428,644</text:p>
          </table:table-cell>
        </table:table-row>
        <table:table-row table:style-name="ro1">
          <table:table-cell table:formula="of:=[$Sheet2.A44]-[Sheet2.$D$3]" office:value-type="float" office:value="-36.2493333333334" calcext:value-type="float">
            <text:p>-36,2493333333334</text:p>
          </table:table-cell>
          <table:table-cell table:formula="of:=[$Sheet2.B44]-[Sheet2.$D$8]" office:value-type="float" office:value="-513.644" calcext:value-type="float">
            <text:p>-513,644</text:p>
          </table:table-cell>
        </table:table-row>
        <table:table-row table:style-name="ro1">
          <table:table-cell table:formula="of:=[$Sheet2.A45]-[Sheet2.$D$3]" office:value-type="float" office:value="-116.249333333333" calcext:value-type="float">
            <text:p>-116,249333333333</text:p>
          </table:table-cell>
          <table:table-cell table:formula="of:=[$Sheet2.B45]-[Sheet2.$D$8]" office:value-type="float" office:value="-580.644" calcext:value-type="float">
            <text:p>-580,644</text:p>
          </table:table-cell>
        </table:table-row>
        <table:table-row table:style-name="ro1">
          <table:table-cell table:formula="of:=[$Sheet2.A46]-[Sheet2.$D$3]" office:value-type="float" office:value="-172.249333333333" calcext:value-type="float">
            <text:p>-172,249333333333</text:p>
          </table:table-cell>
          <table:table-cell table:formula="of:=[$Sheet2.B46]-[Sheet2.$D$8]" office:value-type="float" office:value="-640.644" calcext:value-type="float">
            <text:p>-640,644</text:p>
          </table:table-cell>
        </table:table-row>
        <table:table-row table:style-name="ro1">
          <table:table-cell table:formula="of:=[$Sheet2.A47]-[Sheet2.$D$3]" office:value-type="float" office:value="-214.249333333333" calcext:value-type="float">
            <text:p>-214,249333333333</text:p>
          </table:table-cell>
          <table:table-cell table:formula="of:=[$Sheet2.B47]-[Sheet2.$D$8]" office:value-type="float" office:value="-663.644" calcext:value-type="float">
            <text:p>-663,644</text:p>
          </table:table-cell>
        </table:table-row>
        <table:table-row table:style-name="ro1">
          <table:table-cell table:formula="of:=[$Sheet2.A48]-[Sheet2.$D$3]" office:value-type="float" office:value="-235.249333333333" calcext:value-type="float">
            <text:p>-235,249333333333</text:p>
          </table:table-cell>
          <table:table-cell table:formula="of:=[$Sheet2.B48]-[Sheet2.$D$8]" office:value-type="float" office:value="-701.644" calcext:value-type="float">
            <text:p>-701,644</text:p>
          </table:table-cell>
        </table:table-row>
        <table:table-row table:style-name="ro1">
          <table:table-cell table:formula="of:=[$Sheet2.A49]-[Sheet2.$D$3]" office:value-type="float" office:value="-258.249333333333" calcext:value-type="float">
            <text:p>-258,249333333333</text:p>
          </table:table-cell>
          <table:table-cell table:formula="of:=[$Sheet2.B49]-[Sheet2.$D$8]" office:value-type="float" office:value="-685.644" calcext:value-type="float">
            <text:p>-685,644</text:p>
          </table:table-cell>
        </table:table-row>
        <table:table-row table:style-name="ro1">
          <table:table-cell table:formula="of:=[$Sheet2.A50]-[Sheet2.$D$3]" office:value-type="float" office:value="-301.249333333333" calcext:value-type="float">
            <text:p>-301,249333333333</text:p>
          </table:table-cell>
          <table:table-cell table:formula="of:=[$Sheet2.B50]-[Sheet2.$D$8]" office:value-type="float" office:value="-780.644" calcext:value-type="float">
            <text:p>-780,644</text:p>
          </table:table-cell>
        </table:table-row>
        <table:table-row table:style-name="ro1">
          <table:table-cell table:formula="of:=[$Sheet2.A51]-[Sheet2.$D$3]" office:value-type="float" office:value="-319.249333333333" calcext:value-type="float">
            <text:p>-319,249333333333</text:p>
          </table:table-cell>
          <table:table-cell table:formula="of:=[$Sheet2.B51]-[Sheet2.$D$8]" office:value-type="float" office:value="-746.644" calcext:value-type="float">
            <text:p>-746,644</text:p>
          </table:table-cell>
        </table:table-row>
        <table:table-row table:style-name="ro1">
          <table:table-cell table:formula="of:=[$Sheet2.A52]-[Sheet2.$D$3]" office:value-type="float" office:value="-363.249333333333" calcext:value-type="float">
            <text:p>-363,249333333333</text:p>
          </table:table-cell>
          <table:table-cell table:formula="of:=[$Sheet2.B52]-[Sheet2.$D$8]" office:value-type="float" office:value="-736.644" calcext:value-type="float">
            <text:p>-736,644</text:p>
          </table:table-cell>
        </table:table-row>
        <table:table-row table:style-name="ro1">
          <table:table-cell table:formula="of:=[$Sheet2.A53]-[Sheet2.$D$3]" office:value-type="float" office:value="-401.249333333333" calcext:value-type="float">
            <text:p>-401,249333333333</text:p>
          </table:table-cell>
          <table:table-cell table:formula="of:=[$Sheet2.B53]-[Sheet2.$D$8]" office:value-type="float" office:value="-709.644" calcext:value-type="float">
            <text:p>-709,644</text:p>
          </table:table-cell>
        </table:table-row>
        <table:table-row table:style-name="ro1">
          <table:table-cell table:formula="of:=[$Sheet2.A54]-[Sheet2.$D$3]" office:value-type="float" office:value="-376.249333333333" calcext:value-type="float">
            <text:p>-376,249333333333</text:p>
          </table:table-cell>
          <table:table-cell table:formula="of:=[$Sheet2.B54]-[Sheet2.$D$8]" office:value-type="float" office:value="-637.644" calcext:value-type="float">
            <text:p>-637,644</text:p>
          </table:table-cell>
        </table:table-row>
        <table:table-row table:style-name="ro1">
          <table:table-cell table:formula="of:=[$Sheet2.A55]-[Sheet2.$D$3]" office:value-type="float" office:value="-350.249333333333" calcext:value-type="float">
            <text:p>-350,249333333333</text:p>
          </table:table-cell>
          <table:table-cell table:formula="of:=[$Sheet2.B55]-[Sheet2.$D$8]" office:value-type="float" office:value="-549.644" calcext:value-type="float">
            <text:p>-549,644</text:p>
          </table:table-cell>
        </table:table-row>
        <table:table-row table:style-name="ro1">
          <table:table-cell table:formula="of:=[$Sheet2.A56]-[Sheet2.$D$3]" office:value-type="float" office:value="-347.249333333333" calcext:value-type="float">
            <text:p>-347,249333333333</text:p>
          </table:table-cell>
          <table:table-cell table:formula="of:=[$Sheet2.B56]-[Sheet2.$D$8]" office:value-type="float" office:value="-477.644" calcext:value-type="float">
            <text:p>-477,644</text:p>
          </table:table-cell>
        </table:table-row>
        <table:table-row table:style-name="ro1">
          <table:table-cell table:formula="of:=[$Sheet2.A57]-[Sheet2.$D$3]" office:value-type="float" office:value="-343.249333333333" calcext:value-type="float">
            <text:p>-343,249333333333</text:p>
          </table:table-cell>
          <table:table-cell table:formula="of:=[$Sheet2.B57]-[Sheet2.$D$8]" office:value-type="float" office:value="-380.644" calcext:value-type="float">
            <text:p>-380,644</text:p>
          </table:table-cell>
        </table:table-row>
        <table:table-row table:style-name="ro1">
          <table:table-cell table:formula="of:=[$Sheet2.A58]-[Sheet2.$D$3]" office:value-type="float" office:value="-337.249333333333" calcext:value-type="float">
            <text:p>-337,249333333333</text:p>
          </table:table-cell>
          <table:table-cell table:formula="of:=[$Sheet2.B58]-[Sheet2.$D$8]" office:value-type="float" office:value="-316.644" calcext:value-type="float">
            <text:p>-316,644</text:p>
          </table:table-cell>
        </table:table-row>
        <table:table-row table:style-name="ro1">
          <table:table-cell table:formula="of:=[$Sheet2.A59]-[Sheet2.$D$3]" office:value-type="float" office:value="-327.249333333333" calcext:value-type="float">
            <text:p>-327,249333333333</text:p>
          </table:table-cell>
          <table:table-cell table:formula="of:=[$Sheet2.B59]-[Sheet2.$D$8]" office:value-type="float" office:value="-252.644" calcext:value-type="float">
            <text:p>-252,644</text:p>
          </table:table-cell>
        </table:table-row>
        <table:table-row table:style-name="ro1">
          <table:table-cell table:formula="of:=[$Sheet2.A60]-[Sheet2.$D$3]" office:value-type="float" office:value="-303.249333333333" calcext:value-type="float">
            <text:p>-303,249333333333</text:p>
          </table:table-cell>
          <table:table-cell table:formula="of:=[$Sheet2.B60]-[Sheet2.$D$8]" office:value-type="float" office:value="-180.644" calcext:value-type="float">
            <text:p>-180,644</text:p>
          </table:table-cell>
        </table:table-row>
        <table:table-row table:style-name="ro1">
          <table:table-cell table:formula="of:=[$Sheet2.A61]-[Sheet2.$D$3]" office:value-type="float" office:value="-234.249333333333" calcext:value-type="float">
            <text:p>-234,249333333333</text:p>
          </table:table-cell>
          <table:table-cell table:formula="of:=[$Sheet2.B61]-[Sheet2.$D$8]" office:value-type="float" office:value="-66.644" calcext:value-type="float">
            <text:p>-66,644</text:p>
          </table:table-cell>
        </table:table-row>
        <table:table-row table:style-name="ro1">
          <table:table-cell table:formula="of:=[$Sheet2.A62]-[Sheet2.$D$3]" office:value-type="float" office:value="-206.249333333333" calcext:value-type="float">
            <text:p>-206,249333333333</text:p>
          </table:table-cell>
          <table:table-cell table:formula="of:=[$Sheet2.B62]-[Sheet2.$D$8]" office:value-type="float" office:value="80.356" calcext:value-type="float">
            <text:p>80,356</text:p>
          </table:table-cell>
        </table:table-row>
        <table:table-row table:style-name="ro1">
          <table:table-cell table:formula="of:=[$Sheet2.A63]-[Sheet2.$D$3]" office:value-type="float" office:value="-131.249333333333" calcext:value-type="float">
            <text:p>-131,249333333333</text:p>
          </table:table-cell>
          <table:table-cell table:formula="of:=[$Sheet2.B63]-[Sheet2.$D$8]" office:value-type="float" office:value="192.356" calcext:value-type="float">
            <text:p>192,356</text:p>
          </table:table-cell>
        </table:table-row>
        <table:table-row table:style-name="ro1">
          <table:table-cell table:formula="of:=[$Sheet2.A64]-[Sheet2.$D$3]" office:value-type="float" office:value="-74.2493333333334" calcext:value-type="float">
            <text:p>-74,2493333333334</text:p>
          </table:table-cell>
          <table:table-cell table:formula="of:=[$Sheet2.B64]-[Sheet2.$D$8]" office:value-type="float" office:value="297.356" calcext:value-type="float">
            <text:p>297,356</text:p>
          </table:table-cell>
        </table:table-row>
        <table:table-row table:style-name="ro1">
          <table:table-cell table:formula="of:=[$Sheet2.A65]-[Sheet2.$D$3]" office:value-type="float" office:value="-38.2493333333334" calcext:value-type="float">
            <text:p>-38,2493333333334</text:p>
          </table:table-cell>
          <table:table-cell table:formula="of:=[$Sheet2.B65]-[Sheet2.$D$8]" office:value-type="float" office:value="421.356" calcext:value-type="float">
            <text:p>421,356</text:p>
          </table:table-cell>
        </table:table-row>
        <table:table-row table:style-name="ro1">
          <table:table-cell table:formula="of:=[$Sheet2.A66]-[Sheet2.$D$3]" office:value-type="float" office:value="22.7506666666666" calcext:value-type="float">
            <text:p>22,7506666666666</text:p>
          </table:table-cell>
          <table:table-cell table:formula="of:=[$Sheet2.B66]-[Sheet2.$D$8]" office:value-type="float" office:value="496.356" calcext:value-type="float">
            <text:p>496,356</text:p>
          </table:table-cell>
        </table:table-row>
        <table:table-row table:style-name="ro1">
          <table:table-cell table:formula="of:=[$Sheet2.A67]-[Sheet2.$D$3]" office:value-type="float" office:value="46.7506666666666" calcext:value-type="float">
            <text:p>46,7506666666666</text:p>
          </table:table-cell>
          <table:table-cell table:formula="of:=[$Sheet2.B67]-[Sheet2.$D$8]" office:value-type="float" office:value="575.356" calcext:value-type="float">
            <text:p>575,356</text:p>
          </table:table-cell>
        </table:table-row>
        <table:table-row table:style-name="ro1">
          <table:table-cell table:formula="of:=[$Sheet2.A68]-[Sheet2.$D$3]" office:value-type="float" office:value="86.7506666666666" calcext:value-type="float">
            <text:p>86,7506666666666</text:p>
          </table:table-cell>
          <table:table-cell table:formula="of:=[$Sheet2.B68]-[Sheet2.$D$8]" office:value-type="float" office:value="636.356" calcext:value-type="float">
            <text:p>636,356</text:p>
          </table:table-cell>
        </table:table-row>
        <table:table-row table:style-name="ro1">
          <table:table-cell table:formula="of:=[$Sheet2.A69]-[Sheet2.$D$3]" office:value-type="float" office:value="136.750666666667" calcext:value-type="float">
            <text:p>136,750666666667</text:p>
          </table:table-cell>
          <table:table-cell table:formula="of:=[$Sheet2.B69]-[Sheet2.$D$8]" office:value-type="float" office:value="688.356" calcext:value-type="float">
            <text:p>688,356</text:p>
          </table:table-cell>
        </table:table-row>
        <table:table-row table:style-name="ro1">
          <table:table-cell table:formula="of:=[$Sheet2.A70]-[Sheet2.$D$3]" office:value-type="float" office:value="197.750666666667" calcext:value-type="float">
            <text:p>197,750666666667</text:p>
          </table:table-cell>
          <table:table-cell table:formula="of:=[$Sheet2.B70]-[Sheet2.$D$8]" office:value-type="float" office:value="738.356" calcext:value-type="float">
            <text:p>738,356</text:p>
          </table:table-cell>
        </table:table-row>
        <table:table-row table:style-name="ro1">
          <table:table-cell table:formula="of:=[$Sheet2.A71]-[Sheet2.$D$3]" office:value-type="float" office:value="229.750666666667" calcext:value-type="float">
            <text:p>229,750666666667</text:p>
          </table:table-cell>
          <table:table-cell table:formula="of:=[$Sheet2.B71]-[Sheet2.$D$8]" office:value-type="float" office:value="765.356" calcext:value-type="float">
            <text:p>765,356</text:p>
          </table:table-cell>
        </table:table-row>
        <table:table-row table:style-name="ro1">
          <table:table-cell table:formula="of:=[$Sheet2.A72]-[Sheet2.$D$3]" office:value-type="float" office:value="294.750666666667" calcext:value-type="float">
            <text:p>294,750666666667</text:p>
          </table:table-cell>
          <table:table-cell table:formula="of:=[$Sheet2.B72]-[Sheet2.$D$8]" office:value-type="float" office:value="786.356" calcext:value-type="float">
            <text:p>786,356</text:p>
          </table:table-cell>
        </table:table-row>
        <table:table-row table:style-name="ro1">
          <table:table-cell table:formula="of:=[$Sheet2.A73]-[Sheet2.$D$3]" office:value-type="float" office:value="326.750666666667" calcext:value-type="float">
            <text:p>326,750666666667</text:p>
          </table:table-cell>
          <table:table-cell table:formula="of:=[$Sheet2.B73]-[Sheet2.$D$8]" office:value-type="float" office:value="778.356" calcext:value-type="float">
            <text:p>778,356</text:p>
          </table:table-cell>
        </table:table-row>
        <table:table-row table:style-name="ro1">
          <table:table-cell table:formula="of:=[$Sheet2.A74]-[Sheet2.$D$3]" office:value-type="float" office:value="363.750666666667" calcext:value-type="float">
            <text:p>363,750666666667</text:p>
          </table:table-cell>
          <table:table-cell table:formula="of:=[$Sheet2.B74]-[Sheet2.$D$8]" office:value-type="float" office:value="795.356" calcext:value-type="float">
            <text:p>795,356</text:p>
          </table:table-cell>
        </table:table-row>
        <table:table-row table:style-name="ro1">
          <table:table-cell table:formula="of:=[$Sheet2.A75]-[Sheet2.$D$3]" office:value-type="float" office:value="397.750666666667" calcext:value-type="float">
            <text:p>397,750666666667</text:p>
          </table:table-cell>
          <table:table-cell table:formula="of:=[$Sheet2.B75]-[Sheet2.$D$8]" office:value-type="float" office:value="778.356" calcext:value-type="float">
            <text:p>778,356</text:p>
          </table:table-cell>
        </table:table-row>
        <table:table-row table:style-name="ro1">
          <table:table-cell table:formula="of:=[$Sheet2.A76]-[Sheet2.$D$3]" office:value-type="float" office:value="389.750666666667" calcext:value-type="float">
            <text:p>389,750666666667</text:p>
          </table:table-cell>
          <table:table-cell table:formula="of:=[$Sheet2.B76]-[Sheet2.$D$8]" office:value-type="float" office:value="738.356" calcext:value-type="float">
            <text:p>738,356</text:p>
          </table:table-cell>
        </table:table-row>
        <table:table-row table:style-name="ro1">
          <table:table-cell table:formula="of:=[$Sheet2.A77]-[Sheet2.$D$3]" office:value-type="float" office:value="388.750666666667" calcext:value-type="float">
            <text:p>388,750666666667</text:p>
          </table:table-cell>
          <table:table-cell table:formula="of:=[$Sheet2.B77]-[Sheet2.$D$8]" office:value-type="float" office:value="646.356" calcext:value-type="float">
            <text:p>646,356</text:p>
          </table:table-cell>
        </table:table-row>
        <table:table-row table:style-name="ro1">
          <table:table-cell table:formula="of:=[$Sheet2.A78]-[Sheet2.$D$3]" office:value-type="float" office:value="375.750666666667" calcext:value-type="float">
            <text:p>375,750666666667</text:p>
          </table:table-cell>
          <table:table-cell table:formula="of:=[$Sheet2.B78]-[Sheet2.$D$8]" office:value-type="float" office:value="567.356" calcext:value-type="float">
            <text:p>567,356</text:p>
          </table:table-cell>
        </table:table-row>
        <table:table-row table:style-name="ro1">
          <table:table-cell table:formula="of:=[$Sheet2.A79]-[Sheet2.$D$3]" office:value-type="float" office:value="354.750666666667" calcext:value-type="float">
            <text:p>354,750666666667</text:p>
          </table:table-cell>
          <table:table-cell table:formula="of:=[$Sheet2.B79]-[Sheet2.$D$8]" office:value-type="float" office:value="477.356" calcext:value-type="float">
            <text:p>477,356</text:p>
          </table:table-cell>
        </table:table-row>
        <table:table-row table:style-name="ro1">
          <table:table-cell table:formula="of:=[$Sheet2.A80]-[Sheet2.$D$3]" office:value-type="float" office:value="335.750666666667" calcext:value-type="float">
            <text:p>335,750666666667</text:p>
          </table:table-cell>
          <table:table-cell table:formula="of:=[$Sheet2.B80]-[Sheet2.$D$8]" office:value-type="float" office:value="402.356" calcext:value-type="float">
            <text:p>402,356</text:p>
          </table:table-cell>
        </table:table-row>
        <table:table-row table:style-name="ro1">
          <table:table-cell table:formula="of:=[$Sheet2.A81]-[Sheet2.$D$3]" office:value-type="float" office:value="330.750666666667" calcext:value-type="float">
            <text:p>330,750666666667</text:p>
          </table:table-cell>
          <table:table-cell table:formula="of:=[$Sheet2.B81]-[Sheet2.$D$8]" office:value-type="float" office:value="327.356" calcext:value-type="float">
            <text:p>327,356</text:p>
          </table:table-cell>
        </table:table-row>
        <table:table-row table:style-name="ro1">
          <table:table-cell table:formula="of:=[$Sheet2.A82]-[Sheet2.$D$3]" office:value-type="float" office:value="351.750666666667" calcext:value-type="float">
            <text:p>351,750666666667</text:p>
          </table:table-cell>
          <table:table-cell table:formula="of:=[$Sheet2.B82]-[Sheet2.$D$8]" office:value-type="float" office:value="269.356" calcext:value-type="float">
            <text:p>269,356</text:p>
          </table:table-cell>
        </table:table-row>
        <table:table-row table:style-name="ro1">
          <table:table-cell table:formula="of:=[$Sheet2.A83]-[Sheet2.$D$3]" office:value-type="float" office:value="317.750666666667" calcext:value-type="float">
            <text:p>317,750666666667</text:p>
          </table:table-cell>
          <table:table-cell table:formula="of:=[$Sheet2.B83]-[Sheet2.$D$8]" office:value-type="float" office:value="187.356" calcext:value-type="float">
            <text:p>187,356</text:p>
          </table:table-cell>
        </table:table-row>
        <table:table-row table:style-name="ro1">
          <table:table-cell table:formula="of:=[$Sheet2.A84]-[Sheet2.$D$3]" office:value-type="float" office:value="270.750666666667" calcext:value-type="float">
            <text:p>270,750666666667</text:p>
          </table:table-cell>
          <table:table-cell table:formula="of:=[$Sheet2.B84]-[Sheet2.$D$8]" office:value-type="float" office:value="68.356" calcext:value-type="float">
            <text:p>68,356</text:p>
          </table:table-cell>
        </table:table-row>
        <table:table-row table:style-name="ro1">
          <table:table-cell table:formula="of:=[$Sheet2.A85]-[Sheet2.$D$3]" office:value-type="float" office:value="240.750666666667" calcext:value-type="float">
            <text:p>240,750666666667</text:p>
          </table:table-cell>
          <table:table-cell table:formula="of:=[$Sheet2.B85]-[Sheet2.$D$8]" office:value-type="float" office:value="-77.644" calcext:value-type="float">
            <text:p>-77,644</text:p>
          </table:table-cell>
        </table:table-row>
        <table:table-row table:style-name="ro1">
          <table:table-cell table:formula="of:=[$Sheet2.A86]-[Sheet2.$D$3]" office:value-type="float" office:value="158.750666666667" calcext:value-type="float">
            <text:p>158,750666666667</text:p>
          </table:table-cell>
          <table:table-cell table:formula="of:=[$Sheet2.B86]-[Sheet2.$D$8]" office:value-type="float" office:value="-183.644" calcext:value-type="float">
            <text:p>-183,644</text:p>
          </table:table-cell>
        </table:table-row>
        <table:table-row table:style-name="ro1">
          <table:table-cell table:formula="of:=[$Sheet2.A87]-[Sheet2.$D$3]" office:value-type="float" office:value="97.7506666666666" calcext:value-type="float">
            <text:p>97,7506666666666</text:p>
          </table:table-cell>
          <table:table-cell table:formula="of:=[$Sheet2.B87]-[Sheet2.$D$8]" office:value-type="float" office:value="-297.644" calcext:value-type="float">
            <text:p>-297,644</text:p>
          </table:table-cell>
        </table:table-row>
        <table:table-row table:style-name="ro1">
          <table:table-cell table:formula="of:=[$Sheet2.A88]-[Sheet2.$D$3]" office:value-type="float" office:value="36.7506666666666" calcext:value-type="float">
            <text:p>36,7506666666666</text:p>
          </table:table-cell>
          <table:table-cell table:formula="of:=[$Sheet2.B88]-[Sheet2.$D$8]" office:value-type="float" office:value="-394.644" calcext:value-type="float">
            <text:p>-394,644</text:p>
          </table:table-cell>
        </table:table-row>
        <table:table-row table:style-name="ro1">
          <table:table-cell table:formula="of:=[$Sheet2.A89]-[Sheet2.$D$3]" office:value-type="float" office:value="-16.2493333333334" calcext:value-type="float">
            <text:p>-16,2493333333334</text:p>
          </table:table-cell>
          <table:table-cell table:formula="of:=[$Sheet2.B89]-[Sheet2.$D$8]" office:value-type="float" office:value="-483.644" calcext:value-type="float">
            <text:p>-483,644</text:p>
          </table:table-cell>
        </table:table-row>
        <table:table-row table:style-name="ro1">
          <table:table-cell table:formula="of:=[$Sheet2.A90]-[Sheet2.$D$3]" office:value-type="float" office:value="-82.2493333333334" calcext:value-type="float">
            <text:p>-82,2493333333334</text:p>
          </table:table-cell>
          <table:table-cell table:formula="of:=[$Sheet2.B90]-[Sheet2.$D$8]" office:value-type="float" office:value="-533.644" calcext:value-type="float">
            <text:p>-533,644</text:p>
          </table:table-cell>
        </table:table-row>
        <table:table-row table:style-name="ro1">
          <table:table-cell table:formula="of:=[$Sheet2.A91]-[Sheet2.$D$3]" office:value-type="float" office:value="-151.249333333333" calcext:value-type="float">
            <text:p>-151,249333333333</text:p>
          </table:table-cell>
          <table:table-cell table:formula="of:=[$Sheet2.B91]-[Sheet2.$D$8]" office:value-type="float" office:value="-617.644" calcext:value-type="float">
            <text:p>-617,644</text:p>
          </table:table-cell>
        </table:table-row>
        <table:table-row table:style-name="ro1">
          <table:table-cell table:formula="of:=[$Sheet2.A92]-[Sheet2.$D$3]" office:value-type="float" office:value="-202.249333333333" calcext:value-type="float">
            <text:p>-202,249333333333</text:p>
          </table:table-cell>
          <table:table-cell table:formula="of:=[$Sheet2.B92]-[Sheet2.$D$8]" office:value-type="float" office:value="-666.644" calcext:value-type="float">
            <text:p>-666,644</text:p>
          </table:table-cell>
        </table:table-row>
        <table:table-row table:style-name="ro1">
          <table:table-cell table:formula="of:=[$Sheet2.A93]-[Sheet2.$D$3]" office:value-type="float" office:value="-235.249333333333" calcext:value-type="float">
            <text:p>-235,249333333333</text:p>
          </table:table-cell>
          <table:table-cell table:formula="of:=[$Sheet2.B93]-[Sheet2.$D$8]" office:value-type="float" office:value="-697.644" calcext:value-type="float">
            <text:p>-697,644</text:p>
          </table:table-cell>
        </table:table-row>
        <table:table-row table:style-name="ro1">
          <table:table-cell table:formula="of:=[$Sheet2.A94]-[Sheet2.$D$3]" office:value-type="float" office:value="-242.249333333333" calcext:value-type="float">
            <text:p>-242,249333333333</text:p>
          </table:table-cell>
          <table:table-cell table:formula="of:=[$Sheet2.B94]-[Sheet2.$D$8]" office:value-type="float" office:value="-729.644" calcext:value-type="float">
            <text:p>-729,644</text:p>
          </table:table-cell>
        </table:table-row>
        <table:table-row table:style-name="ro1">
          <table:table-cell table:formula="of:=[$Sheet2.A95]-[Sheet2.$D$3]" office:value-type="float" office:value="-271.249333333333" calcext:value-type="float">
            <text:p>-271,249333333333</text:p>
          </table:table-cell>
          <table:table-cell table:formula="of:=[$Sheet2.B95]-[Sheet2.$D$8]" office:value-type="float" office:value="-736.644" calcext:value-type="float">
            <text:p>-736,644</text:p>
          </table:table-cell>
        </table:table-row>
        <table:table-row table:style-name="ro1">
          <table:table-cell table:formula="of:=[$Sheet2.A96]-[Sheet2.$D$3]" office:value-type="float" office:value="-314.249333333333" calcext:value-type="float">
            <text:p>-314,249333333333</text:p>
          </table:table-cell>
          <table:table-cell table:formula="of:=[$Sheet2.B96]-[Sheet2.$D$8]" office:value-type="float" office:value="-746.644" calcext:value-type="float">
            <text:p>-746,644</text:p>
          </table:table-cell>
        </table:table-row>
        <table:table-row table:style-name="ro1">
          <table:table-cell table:formula="of:=[$Sheet2.A97]-[Sheet2.$D$3]" office:value-type="float" office:value="-347.249333333333" calcext:value-type="float">
            <text:p>-347,249333333333</text:p>
          </table:table-cell>
          <table:table-cell table:formula="of:=[$Sheet2.B97]-[Sheet2.$D$8]" office:value-type="float" office:value="-750.644" calcext:value-type="float">
            <text:p>-750,644</text:p>
          </table:table-cell>
        </table:table-row>
        <table:table-row table:style-name="ro1">
          <table:table-cell table:formula="of:=[$Sheet2.A98]-[Sheet2.$D$3]" office:value-type="float" office:value="-380.249333333333" calcext:value-type="float">
            <text:p>-380,249333333333</text:p>
          </table:table-cell>
          <table:table-cell table:formula="of:=[$Sheet2.B98]-[Sheet2.$D$8]" office:value-type="float" office:value="-717.644" calcext:value-type="float">
            <text:p>-717,644</text:p>
          </table:table-cell>
        </table:table-row>
        <table:table-row table:style-name="ro1">
          <table:table-cell table:formula="of:=[$Sheet2.A99]-[Sheet2.$D$3]" office:value-type="float" office:value="-307.249333333333" calcext:value-type="float">
            <text:p>-307,249333333333</text:p>
          </table:table-cell>
          <table:table-cell table:formula="of:=[$Sheet2.B99]-[Sheet2.$D$8]" office:value-type="float" office:value="-666.644" calcext:value-type="float">
            <text:p>-666,644</text:p>
          </table:table-cell>
        </table:table-row>
        <table:table-row table:style-name="ro1">
          <table:table-cell table:formula="of:=[$Sheet2.A100]-[Sheet2.$D$3]" office:value-type="float" office:value="-343.249333333333" calcext:value-type="float">
            <text:p>-343,249333333333</text:p>
          </table:table-cell>
          <table:table-cell table:formula="of:=[$Sheet2.B100]-[Sheet2.$D$8]" office:value-type="float" office:value="-586.644" calcext:value-type="float">
            <text:p>-586,644</text:p>
          </table:table-cell>
        </table:table-row>
        <table:table-row table:style-name="ro1">
          <table:table-cell table:formula="of:=[$Sheet2.A101]-[Sheet2.$D$3]" office:value-type="float" office:value="-344.249333333333" calcext:value-type="float">
            <text:p>-344,249333333333</text:p>
          </table:table-cell>
          <table:table-cell table:formula="of:=[$Sheet2.B101]-[Sheet2.$D$8]" office:value-type="float" office:value="-494.644" calcext:value-type="float">
            <text:p>-494,644</text:p>
          </table:table-cell>
        </table:table-row>
        <table:table-row table:style-name="ro1">
          <table:table-cell table:formula="of:=[$Sheet2.A102]-[Sheet2.$D$3]" office:value-type="float" office:value="-294.249333333333" calcext:value-type="float">
            <text:p>-294,249333333333</text:p>
          </table:table-cell>
          <table:table-cell table:formula="of:=[$Sheet2.B102]-[Sheet2.$D$8]" office:value-type="float" office:value="-411.644" calcext:value-type="float">
            <text:p>-411,644</text:p>
          </table:table-cell>
        </table:table-row>
        <table:table-row table:style-name="ro1">
          <table:table-cell table:formula="of:=[$Sheet2.A103]-[Sheet2.$D$3]" office:value-type="float" office:value="-257.249333333333" calcext:value-type="float">
            <text:p>-257,249333333333</text:p>
          </table:table-cell>
          <table:table-cell table:formula="of:=[$Sheet2.B103]-[Sheet2.$D$8]" office:value-type="float" office:value="-333.644" calcext:value-type="float">
            <text:p>-333,644</text:p>
          </table:table-cell>
        </table:table-row>
        <table:table-row table:style-name="ro1">
          <table:table-cell table:formula="of:=[$Sheet2.A104]-[Sheet2.$D$3]" office:value-type="float" office:value="-299.249333333333" calcext:value-type="float">
            <text:p>-299,249333333333</text:p>
          </table:table-cell>
          <table:table-cell table:formula="of:=[$Sheet2.B104]-[Sheet2.$D$8]" office:value-type="float" office:value="-272.644" calcext:value-type="float">
            <text:p>-272,644</text:p>
          </table:table-cell>
        </table:table-row>
        <table:table-row table:style-name="ro1">
          <table:table-cell table:formula="of:=[$Sheet2.A105]-[Sheet2.$D$3]" office:value-type="float" office:value="-319.249333333333" calcext:value-type="float">
            <text:p>-319,249333333333</text:p>
          </table:table-cell>
          <table:table-cell table:formula="of:=[$Sheet2.B105]-[Sheet2.$D$8]" office:value-type="float" office:value="-214.644" calcext:value-type="float">
            <text:p>-214,644</text:p>
          </table:table-cell>
        </table:table-row>
        <table:table-row table:style-name="ro1">
          <table:table-cell table:formula="of:=[$Sheet2.A106]-[Sheet2.$D$3]" office:value-type="float" office:value="-235.249333333333" calcext:value-type="float">
            <text:p>-235,249333333333</text:p>
          </table:table-cell>
          <table:table-cell table:formula="of:=[$Sheet2.B106]-[Sheet2.$D$8]" office:value-type="float" office:value="-116.644" calcext:value-type="float">
            <text:p>-116,644</text:p>
          </table:table-cell>
        </table:table-row>
        <table:table-row table:style-name="ro1">
          <table:table-cell table:formula="of:=[$Sheet2.A107]-[Sheet2.$D$3]" office:value-type="float" office:value="-184.249333333333" calcext:value-type="float">
            <text:p>-184,249333333333</text:p>
          </table:table-cell>
          <table:table-cell table:formula="of:=[$Sheet2.B107]-[Sheet2.$D$8]" office:value-type="float" office:value="40.356" calcext:value-type="float">
            <text:p>40,356</text:p>
          </table:table-cell>
        </table:table-row>
        <table:table-row table:style-name="ro1">
          <table:table-cell table:formula="of:=[$Sheet2.A108]-[Sheet2.$D$3]" office:value-type="float" office:value="-188.249333333333" calcext:value-type="float">
            <text:p>-188,249333333333</text:p>
          </table:table-cell>
          <table:table-cell table:formula="of:=[$Sheet2.B108]-[Sheet2.$D$8]" office:value-type="float" office:value="150.356" calcext:value-type="float">
            <text:p>150,356</text:p>
          </table:table-cell>
        </table:table-row>
        <table:table-row table:style-name="ro1">
          <table:table-cell table:formula="of:=[$Sheet2.A109]-[Sheet2.$D$3]" office:value-type="float" office:value="-114.249333333333" calcext:value-type="float">
            <text:p>-114,249333333333</text:p>
          </table:table-cell>
          <table:table-cell table:formula="of:=[$Sheet2.B109]-[Sheet2.$D$8]" office:value-type="float" office:value="250.356" calcext:value-type="float">
            <text:p>250,356</text:p>
          </table:table-cell>
        </table:table-row>
        <table:table-row table:style-name="ro1">
          <table:table-cell table:formula="of:=[$Sheet2.A110]-[Sheet2.$D$3]" office:value-type="float" office:value="-60.2493333333334" calcext:value-type="float">
            <text:p>-60,2493333333334</text:p>
          </table:table-cell>
          <table:table-cell table:formula="of:=[$Sheet2.B110]-[Sheet2.$D$8]" office:value-type="float" office:value="372.356" calcext:value-type="float">
            <text:p>372,356</text:p>
          </table:table-cell>
        </table:table-row>
        <table:table-row table:style-name="ro1">
          <table:table-cell table:formula="of:=[$Sheet2.A111]-[Sheet2.$D$3]" office:value-type="float" office:value="-11.2493333333334" calcext:value-type="float">
            <text:p>-11,2493333333334</text:p>
          </table:table-cell>
          <table:table-cell table:formula="of:=[$Sheet2.B111]-[Sheet2.$D$8]" office:value-type="float" office:value="460.356" calcext:value-type="float">
            <text:p>460,356</text:p>
          </table:table-cell>
        </table:table-row>
        <table:table-row table:style-name="ro1">
          <table:table-cell table:formula="of:=[$Sheet2.A112]-[Sheet2.$D$3]" office:value-type="float" office:value="49.7506666666666" calcext:value-type="float">
            <text:p>49,7506666666666</text:p>
          </table:table-cell>
          <table:table-cell table:formula="of:=[$Sheet2.B112]-[Sheet2.$D$8]" office:value-type="float" office:value="552.356" calcext:value-type="float">
            <text:p>552,356</text:p>
          </table:table-cell>
        </table:table-row>
        <table:table-row table:style-name="ro1">
          <table:table-cell table:formula="of:=[$Sheet2.A113]-[Sheet2.$D$3]" office:value-type="float" office:value="80.7506666666666" calcext:value-type="float">
            <text:p>80,7506666666666</text:p>
          </table:table-cell>
          <table:table-cell table:formula="of:=[$Sheet2.B113]-[Sheet2.$D$8]" office:value-type="float" office:value="619.356" calcext:value-type="float">
            <text:p>619,356</text:p>
          </table:table-cell>
        </table:table-row>
        <table:table-row table:style-name="ro1">
          <table:table-cell table:formula="of:=[$Sheet2.A114]-[Sheet2.$D$3]" office:value-type="float" office:value="121.750666666667" calcext:value-type="float">
            <text:p>121,750666666667</text:p>
          </table:table-cell>
          <table:table-cell table:formula="of:=[$Sheet2.B114]-[Sheet2.$D$8]" office:value-type="float" office:value="672.356" calcext:value-type="float">
            <text:p>672,356</text:p>
          </table:table-cell>
        </table:table-row>
        <table:table-row table:style-name="ro1">
          <table:table-cell table:formula="of:=[$Sheet2.A115]-[Sheet2.$D$3]" office:value-type="float" office:value="170.750666666667" calcext:value-type="float">
            <text:p>170,750666666667</text:p>
          </table:table-cell>
          <table:table-cell table:formula="of:=[$Sheet2.B115]-[Sheet2.$D$8]" office:value-type="float" office:value="718.356" calcext:value-type="float">
            <text:p>718,356</text:p>
          </table:table-cell>
        </table:table-row>
        <table:table-row table:style-name="ro1">
          <table:table-cell table:formula="of:=[$Sheet2.A116]-[Sheet2.$D$3]" office:value-type="float" office:value="228.750666666667" calcext:value-type="float">
            <text:p>228,750666666667</text:p>
          </table:table-cell>
          <table:table-cell table:formula="of:=[$Sheet2.B116]-[Sheet2.$D$8]" office:value-type="float" office:value="756.356" calcext:value-type="float">
            <text:p>756,356</text:p>
          </table:table-cell>
        </table:table-row>
        <table:table-row table:style-name="ro1">
          <table:table-cell table:formula="of:=[$Sheet2.A117]-[Sheet2.$D$3]" office:value-type="float" office:value="271.750666666667" calcext:value-type="float">
            <text:p>271,750666666667</text:p>
          </table:table-cell>
          <table:table-cell table:formula="of:=[$Sheet2.B117]-[Sheet2.$D$8]" office:value-type="float" office:value="776.356" calcext:value-type="float">
            <text:p>776,356</text:p>
          </table:table-cell>
        </table:table-row>
        <table:table-row table:style-name="ro1">
          <table:table-cell table:formula="of:=[$Sheet2.A118]-[Sheet2.$D$3]" office:value-type="float" office:value="314.750666666667" calcext:value-type="float">
            <text:p>314,750666666667</text:p>
          </table:table-cell>
          <table:table-cell table:formula="of:=[$Sheet2.B118]-[Sheet2.$D$8]" office:value-type="float" office:value="774.356" calcext:value-type="float">
            <text:p>774,356</text:p>
          </table:table-cell>
        </table:table-row>
        <table:table-row table:style-name="ro1">
          <table:table-cell table:formula="of:=[$Sheet2.A119]-[Sheet2.$D$3]" office:value-type="float" office:value="346.750666666667" calcext:value-type="float">
            <text:p>346,750666666667</text:p>
          </table:table-cell>
          <table:table-cell table:formula="of:=[$Sheet2.B119]-[Sheet2.$D$8]" office:value-type="float" office:value="786.356" calcext:value-type="float">
            <text:p>786,356</text:p>
          </table:table-cell>
        </table:table-row>
        <table:table-row table:style-name="ro1">
          <table:table-cell table:formula="of:=[$Sheet2.A120]-[Sheet2.$D$3]" office:value-type="float" office:value="395.750666666667" calcext:value-type="float">
            <text:p>395,750666666667</text:p>
          </table:table-cell>
          <table:table-cell table:formula="of:=[$Sheet2.B120]-[Sheet2.$D$8]" office:value-type="float" office:value="774.356" calcext:value-type="float">
            <text:p>774,356</text:p>
          </table:table-cell>
        </table:table-row>
        <table:table-row table:style-name="ro1">
          <table:table-cell table:formula="of:=[$Sheet2.A121]-[Sheet2.$D$3]" office:value-type="float" office:value="388.750666666667" calcext:value-type="float">
            <text:p>388,750666666667</text:p>
          </table:table-cell>
          <table:table-cell table:formula="of:=[$Sheet2.B121]-[Sheet2.$D$8]" office:value-type="float" office:value="756.356" calcext:value-type="float">
            <text:p>756,356</text:p>
          </table:table-cell>
        </table:table-row>
        <table:table-row table:style-name="ro1">
          <table:table-cell table:formula="of:=[$Sheet2.A122]-[Sheet2.$D$3]" office:value-type="float" office:value="428.750666666667" calcext:value-type="float">
            <text:p>428,750666666667</text:p>
          </table:table-cell>
          <table:table-cell table:formula="of:=[$Sheet2.B122]-[Sheet2.$D$8]" office:value-type="float" office:value="685.356" calcext:value-type="float">
            <text:p>685,356</text:p>
          </table:table-cell>
        </table:table-row>
        <table:table-row table:style-name="ro1">
          <table:table-cell table:formula="of:=[$Sheet2.A123]-[Sheet2.$D$3]" office:value-type="float" office:value="424.750666666667" calcext:value-type="float">
            <text:p>424,750666666667</text:p>
          </table:table-cell>
          <table:table-cell table:formula="of:=[$Sheet2.B123]-[Sheet2.$D$8]" office:value-type="float" office:value="602.356" calcext:value-type="float">
            <text:p>602,356</text:p>
          </table:table-cell>
        </table:table-row>
        <table:table-row table:style-name="ro1">
          <table:table-cell table:formula="of:=[$Sheet2.A124]-[Sheet2.$D$3]" office:value-type="float" office:value="411.750666666667" calcext:value-type="float">
            <text:p>411,750666666667</text:p>
          </table:table-cell>
          <table:table-cell table:formula="of:=[$Sheet2.B124]-[Sheet2.$D$8]" office:value-type="float" office:value="510.356" calcext:value-type="float">
            <text:p>510,356</text:p>
          </table:table-cell>
        </table:table-row>
        <table:table-row table:style-name="ro1">
          <table:table-cell table:formula="of:=[$Sheet2.A125]-[Sheet2.$D$3]" office:value-type="float" office:value="383.750666666667" calcext:value-type="float">
            <text:p>383,750666666667</text:p>
          </table:table-cell>
          <table:table-cell table:formula="of:=[$Sheet2.B125]-[Sheet2.$D$8]" office:value-type="float" office:value="427.356" calcext:value-type="float">
            <text:p>427,356</text:p>
          </table:table-cell>
        </table:table-row>
        <table:table-row table:style-name="ro1">
          <table:table-cell table:formula="of:=[$Sheet2.A126]-[Sheet2.$D$3]" office:value-type="float" office:value="347.750666666667" calcext:value-type="float">
            <text:p>347,750666666667</text:p>
          </table:table-cell>
          <table:table-cell table:formula="of:=[$Sheet2.B126]-[Sheet2.$D$8]" office:value-type="float" office:value="361.356" calcext:value-type="float">
            <text:p>361,356</text:p>
          </table:table-cell>
        </table:table-row>
        <table:table-row table:style-name="ro1">
          <table:table-cell table:formula="of:=[$Sheet2.A127]-[Sheet2.$D$3]" office:value-type="float" office:value="316.750666666667" calcext:value-type="float">
            <text:p>316,750666666667</text:p>
          </table:table-cell>
          <table:table-cell table:formula="of:=[$Sheet2.B127]-[Sheet2.$D$8]" office:value-type="float" office:value="296.356" calcext:value-type="float">
            <text:p>296,356</text:p>
          </table:table-cell>
        </table:table-row>
        <table:table-row table:style-name="ro1">
          <table:table-cell table:formula="of:=[$Sheet2.A128]-[Sheet2.$D$3]" office:value-type="float" office:value="283.750666666667" calcext:value-type="float">
            <text:p>283,750666666667</text:p>
          </table:table-cell>
          <table:table-cell table:formula="of:=[$Sheet2.B128]-[Sheet2.$D$8]" office:value-type="float" office:value="224.356" calcext:value-type="float">
            <text:p>224,356</text:p>
          </table:table-cell>
        </table:table-row>
        <table:table-row table:style-name="ro1">
          <table:table-cell table:formula="of:=[$Sheet2.A129]-[Sheet2.$D$3]" office:value-type="float" office:value="250.750666666667" calcext:value-type="float">
            <text:p>250,750666666667</text:p>
          </table:table-cell>
          <table:table-cell table:formula="of:=[$Sheet2.B129]-[Sheet2.$D$8]" office:value-type="float" office:value="113.356" calcext:value-type="float">
            <text:p>113,356</text:p>
          </table:table-cell>
        </table:table-row>
        <table:table-row table:style-name="ro1">
          <table:table-cell table:formula="of:=[$Sheet2.A130]-[Sheet2.$D$3]" office:value-type="float" office:value="208.750666666667" calcext:value-type="float">
            <text:p>208,750666666667</text:p>
          </table:table-cell>
          <table:table-cell table:formula="of:=[$Sheet2.B130]-[Sheet2.$D$8]" office:value-type="float" office:value="-30.644" calcext:value-type="float">
            <text:p>-30,644</text:p>
          </table:table-cell>
        </table:table-row>
        <table:table-row table:style-name="ro1">
          <table:table-cell table:formula="of:=[$Sheet2.A131]-[Sheet2.$D$3]" office:value-type="float" office:value="204.750666666667" calcext:value-type="float">
            <text:p>204,750666666667</text:p>
          </table:table-cell>
          <table:table-cell table:formula="of:=[$Sheet2.B131]-[Sheet2.$D$8]" office:value-type="float" office:value="-146.644" calcext:value-type="float">
            <text:p>-146,644</text:p>
          </table:table-cell>
        </table:table-row>
        <table:table-row table:style-name="ro1">
          <table:table-cell table:formula="of:=[$Sheet2.A132]-[Sheet2.$D$3]" office:value-type="float" office:value="103.750666666667" calcext:value-type="float">
            <text:p>103,750666666667</text:p>
          </table:table-cell>
          <table:table-cell table:formula="of:=[$Sheet2.B132]-[Sheet2.$D$8]" office:value-type="float" office:value="-249.644" calcext:value-type="float">
            <text:p>-249,644</text:p>
          </table:table-cell>
        </table:table-row>
        <table:table-row table:style-name="ro1">
          <table:table-cell table:formula="of:=[$Sheet2.A133]-[Sheet2.$D$3]" office:value-type="float" office:value="60.7506666666666" calcext:value-type="float">
            <text:p>60,7506666666666</text:p>
          </table:table-cell>
          <table:table-cell table:formula="of:=[$Sheet2.B133]-[Sheet2.$D$8]" office:value-type="float" office:value="-362.644" calcext:value-type="float">
            <text:p>-362,644</text:p>
          </table:table-cell>
        </table:table-row>
        <table:table-row table:style-name="ro1">
          <table:table-cell table:formula="of:=[$Sheet2.A134]-[Sheet2.$D$3]" office:value-type="float" office:value="-22.2493333333334" calcext:value-type="float">
            <text:p>-22,2493333333334</text:p>
          </table:table-cell>
          <table:table-cell table:formula="of:=[$Sheet2.B134]-[Sheet2.$D$8]" office:value-type="float" office:value="-447.644" calcext:value-type="float">
            <text:p>-447,644</text:p>
          </table:table-cell>
        </table:table-row>
        <table:table-row table:style-name="ro1">
          <table:table-cell table:formula="of:=[$Sheet2.A135]-[Sheet2.$D$3]" office:value-type="float" office:value="-46.2493333333334" calcext:value-type="float">
            <text:p>-46,2493333333334</text:p>
          </table:table-cell>
          <table:table-cell table:formula="of:=[$Sheet2.B135]-[Sheet2.$D$8]" office:value-type="float" office:value="-533.644" calcext:value-type="float">
            <text:p>-533,644</text:p>
          </table:table-cell>
        </table:table-row>
        <table:table-row table:style-name="ro1">
          <table:table-cell table:formula="of:=[$Sheet2.A136]-[Sheet2.$D$3]" office:value-type="float" office:value="-133.249333333333" calcext:value-type="float">
            <text:p>-133,249333333333</text:p>
          </table:table-cell>
          <table:table-cell table:formula="of:=[$Sheet2.B136]-[Sheet2.$D$8]" office:value-type="float" office:value="-595.644" calcext:value-type="float">
            <text:p>-595,644</text:p>
          </table:table-cell>
        </table:table-row>
        <table:table-row table:style-name="ro1">
          <table:table-cell table:formula="of:=[$Sheet2.A137]-[Sheet2.$D$3]" office:value-type="float" office:value="-180.249333333333" calcext:value-type="float">
            <text:p>-180,249333333333</text:p>
          </table:table-cell>
          <table:table-cell table:formula="of:=[$Sheet2.B137]-[Sheet2.$D$8]" office:value-type="float" office:value="-652.644" calcext:value-type="float">
            <text:p>-652,644</text:p>
          </table:table-cell>
        </table:table-row>
        <table:table-row table:style-name="ro1">
          <table:table-cell table:formula="of:=[$Sheet2.A138]-[Sheet2.$D$3]" office:value-type="float" office:value="-222.249333333333" calcext:value-type="float">
            <text:p>-222,249333333333</text:p>
          </table:table-cell>
          <table:table-cell table:formula="of:=[$Sheet2.B138]-[Sheet2.$D$8]" office:value-type="float" office:value="-686.644" calcext:value-type="float">
            <text:p>-686,644</text:p>
          </table:table-cell>
        </table:table-row>
        <table:table-row table:style-name="ro1">
          <table:table-cell table:formula="of:=[$Sheet2.A139]-[Sheet2.$D$3]" office:value-type="float" office:value="-238.249333333333" calcext:value-type="float">
            <text:p>-238,249333333333</text:p>
          </table:table-cell>
          <table:table-cell table:formula="of:=[$Sheet2.B139]-[Sheet2.$D$8]" office:value-type="float" office:value="-716.644" calcext:value-type="float">
            <text:p>-716,644</text:p>
          </table:table-cell>
        </table:table-row>
        <table:table-row table:style-name="ro1">
          <table:table-cell table:formula="of:=[$Sheet2.A140]-[Sheet2.$D$3]" office:value-type="float" office:value="-265.249333333333" calcext:value-type="float">
            <text:p>-265,249333333333</text:p>
          </table:table-cell>
          <table:table-cell table:formula="of:=[$Sheet2.B140]-[Sheet2.$D$8]" office:value-type="float" office:value="-741.644" calcext:value-type="float">
            <text:p>-741,644</text:p>
          </table:table-cell>
        </table:table-row>
        <table:table-row table:style-name="ro1">
          <table:table-cell table:formula="of:=[$Sheet2.A141]-[Sheet2.$D$3]" office:value-type="float" office:value="-308.249333333333" calcext:value-type="float">
            <text:p>-308,249333333333</text:p>
          </table:table-cell>
          <table:table-cell table:formula="of:=[$Sheet2.B141]-[Sheet2.$D$8]" office:value-type="float" office:value="-733.644" calcext:value-type="float">
            <text:p>-733,644</text:p>
          </table:table-cell>
        </table:table-row>
        <table:table-row table:style-name="ro1">
          <table:table-cell table:formula="of:=[$Sheet2.A142]-[Sheet2.$D$3]" office:value-type="float" office:value="-325.249333333333" calcext:value-type="float">
            <text:p>-325,249333333333</text:p>
          </table:table-cell>
          <table:table-cell table:formula="of:=[$Sheet2.B142]-[Sheet2.$D$8]" office:value-type="float" office:value="-745.644" calcext:value-type="float">
            <text:p>-745,644</text:p>
          </table:table-cell>
        </table:table-row>
        <table:table-row table:style-name="ro1">
          <table:table-cell table:formula="of:=[$Sheet2.A143]-[Sheet2.$D$3]" office:value-type="float" office:value="-345.249333333333" calcext:value-type="float">
            <text:p>-345,249333333333</text:p>
          </table:table-cell>
          <table:table-cell table:formula="of:=[$Sheet2.B143]-[Sheet2.$D$8]" office:value-type="float" office:value="-733.644" calcext:value-type="float">
            <text:p>-733,644</text:p>
          </table:table-cell>
        </table:table-row>
        <table:table-row table:style-name="ro1">
          <table:table-cell table:formula="of:=[$Sheet2.A144]-[Sheet2.$D$3]" office:value-type="float" office:value="-366.249333333333" calcext:value-type="float">
            <text:p>-366,249333333333</text:p>
          </table:table-cell>
          <table:table-cell table:formula="of:=[$Sheet2.B144]-[Sheet2.$D$8]" office:value-type="float" office:value="-693.644" calcext:value-type="float">
            <text:p>-693,644</text:p>
          </table:table-cell>
        </table:table-row>
        <table:table-row table:style-name="ro1">
          <table:table-cell table:formula="of:=[$Sheet2.A145]-[Sheet2.$D$3]" office:value-type="float" office:value="-294.249333333333" calcext:value-type="float">
            <text:p>-294,249333333333</text:p>
          </table:table-cell>
          <table:table-cell table:formula="of:=[$Sheet2.B145]-[Sheet2.$D$8]" office:value-type="float" office:value="-613.644" calcext:value-type="float">
            <text:p>-613,644</text:p>
          </table:table-cell>
        </table:table-row>
        <table:table-row table:style-name="ro1">
          <table:table-cell table:formula="of:=[$Sheet2.A146]-[Sheet2.$D$3]" office:value-type="float" office:value="-288.249333333333" calcext:value-type="float">
            <text:p>-288,249333333333</text:p>
          </table:table-cell>
          <table:table-cell table:formula="of:=[$Sheet2.B146]-[Sheet2.$D$8]" office:value-type="float" office:value="-533.644" calcext:value-type="float">
            <text:p>-533,644</text:p>
          </table:table-cell>
        </table:table-row>
        <table:table-row table:style-name="ro1">
          <table:table-cell table:formula="of:=[$Sheet2.A147]-[Sheet2.$D$3]" office:value-type="float" office:value="-283.249333333333" calcext:value-type="float">
            <text:p>-283,249333333333</text:p>
          </table:table-cell>
          <table:table-cell table:formula="of:=[$Sheet2.B147]-[Sheet2.$D$8]" office:value-type="float" office:value="-444.644" calcext:value-type="float">
            <text:p>-444,644</text:p>
          </table:table-cell>
        </table:table-row>
        <table:table-row table:style-name="ro1">
          <table:table-cell table:formula="of:=[$Sheet2.A148]-[Sheet2.$D$3]" office:value-type="float" office:value="-295.249333333333" calcext:value-type="float">
            <text:p>-295,249333333333</text:p>
          </table:table-cell>
          <table:table-cell table:formula="of:=[$Sheet2.B148]-[Sheet2.$D$8]" office:value-type="float" office:value="-364.644" calcext:value-type="float">
            <text:p>-364,644</text:p>
          </table:table-cell>
        </table:table-row>
        <table:table-row table:style-name="ro1">
          <table:table-cell table:formula="of:=[$Sheet2.A149]-[Sheet2.$D$3]" office:value-type="float" office:value="-301.249333333333" calcext:value-type="float">
            <text:p>-301,249333333333</text:p>
          </table:table-cell>
          <table:table-cell table:formula="of:=[$Sheet2.B149]-[Sheet2.$D$8]" office:value-type="float" office:value="-297.644" calcext:value-type="float">
            <text:p>-297,644</text:p>
          </table:table-cell>
        </table:table-row>
        <table:table-row table:style-name="ro1">
          <table:table-cell table:formula="of:=[$Sheet2.A150]-[Sheet2.$D$3]" office:value-type="float" office:value="-304.249333333333" calcext:value-type="float">
            <text:p>-304,249333333333</text:p>
          </table:table-cell>
          <table:table-cell table:formula="of:=[$Sheet2.B150]-[Sheet2.$D$8]" office:value-type="float" office:value="-239.644" calcext:value-type="float">
            <text:p>-239,644</text:p>
          </table:table-cell>
        </table:table-row>
        <table:table-row table:style-name="ro1">
          <table:table-cell table:formula="of:=[$Sheet2.A151]-[Sheet2.$D$3]" office:value-type="float" office:value="-303.249333333333" calcext:value-type="float">
            <text:p>-303,249333333333</text:p>
          </table:table-cell>
          <table:table-cell table:formula="of:=[$Sheet2.B151]-[Sheet2.$D$8]" office:value-type="float" office:value="-164.644" calcext:value-type="float">
            <text:p>-164,644</text:p>
          </table:table-cell>
        </table:table-row>
        <table:table-row table:style-name="ro1">
          <table:table-cell table:formula="of:=[$Sheet2.A152]-[Sheet2.$D$3]" office:value-type="float" office:value="-269.249333333333" calcext:value-type="float">
            <text:p>-269,249333333333</text:p>
          </table:table-cell>
          <table:table-cell table:formula="of:=[$Sheet2.B152]-[Sheet2.$D$8]" office:value-type="float" office:value="-26.644" calcext:value-type="float">
            <text:p>-26,644</text:p>
          </table:table-cell>
        </table:table-row>
        <table:table-row table:style-name="ro1">
          <table:table-cell table:formula="of:=[$Sheet2.A153]-[Sheet2.$D$3]" office:value-type="float" office:value="-198.249333333333" calcext:value-type="float">
            <text:p>-198,249333333333</text:p>
          </table:table-cell>
          <table:table-cell table:formula="of:=[$Sheet2.B153]-[Sheet2.$D$8]" office:value-type="float" office:value="111.356" calcext:value-type="float">
            <text:p>111,356</text:p>
          </table:table-cell>
        </table:table-row>
        <table:table-row table:style-name="ro1">
          <table:table-cell table:formula="of:=[$Sheet2.A154]-[Sheet2.$D$3]" office:value-type="float" office:value="-107.249333333333" calcext:value-type="float">
            <text:p>-107,249333333333</text:p>
          </table:table-cell>
          <table:table-cell table:formula="of:=[$Sheet2.B154]-[Sheet2.$D$8]" office:value-type="float" office:value="217.356" calcext:value-type="float">
            <text:p>217,356</text:p>
          </table:table-cell>
        </table:table-row>
        <table:table-row table:style-name="ro1">
          <table:table-cell table:formula="of:=[$Sheet2.A155]-[Sheet2.$D$3]" office:value-type="float" office:value="-72.2493333333334" calcext:value-type="float">
            <text:p>-72,2493333333334</text:p>
          </table:table-cell>
          <table:table-cell table:formula="of:=[$Sheet2.B155]-[Sheet2.$D$8]" office:value-type="float" office:value="326.356" calcext:value-type="float">
            <text:p>326,356</text:p>
          </table:table-cell>
        </table:table-row>
        <table:table-row table:style-name="ro1">
          <table:table-cell table:formula="of:=[$Sheet2.A156]-[Sheet2.$D$3]" office:value-type="float" office:value="-5.24933333333343" calcext:value-type="float">
            <text:p>-5,24933333333343</text:p>
          </table:table-cell>
          <table:table-cell table:formula="of:=[$Sheet2.B156]-[Sheet2.$D$8]" office:value-type="float" office:value="431.356" calcext:value-type="float">
            <text:p>431,356</text:p>
          </table:table-cell>
        </table:table-row>
        <table:table-row table:style-name="ro1">
          <table:table-cell table:formula="of:=[$Sheet2.A157]-[Sheet2.$D$3]" office:value-type="float" office:value="30.7506666666666" calcext:value-type="float">
            <text:p>30,7506666666666</text:p>
          </table:table-cell>
          <table:table-cell table:formula="of:=[$Sheet2.B157]-[Sheet2.$D$8]" office:value-type="float" office:value="516.356" calcext:value-type="float">
            <text:p>516,356</text:p>
          </table:table-cell>
        </table:table-row>
        <table:table-row table:style-name="ro1">
          <table:table-cell table:formula="of:=[$Sheet2.A158]-[Sheet2.$D$3]" office:value-type="float" office:value="68.7506666666666" calcext:value-type="float">
            <text:p>68,7506666666666</text:p>
          </table:table-cell>
          <table:table-cell table:formula="of:=[$Sheet2.B158]-[Sheet2.$D$8]" office:value-type="float" office:value="594.356" calcext:value-type="float">
            <text:p>594,356</text:p>
          </table:table-cell>
        </table:table-row>
        <table:table-row table:style-name="ro1">
          <table:table-cell table:formula="of:=[$Sheet2.A159]-[Sheet2.$D$3]" office:value-type="float" office:value="103.750666666667" calcext:value-type="float">
            <text:p>103,750666666667</text:p>
          </table:table-cell>
          <table:table-cell table:formula="of:=[$Sheet2.B159]-[Sheet2.$D$8]" office:value-type="float" office:value="654.356" calcext:value-type="float">
            <text:p>654,356</text:p>
          </table:table-cell>
        </table:table-row>
        <table:table-row table:style-name="ro1">
          <table:table-cell table:formula="of:=[$Sheet2.A160]-[Sheet2.$D$3]" office:value-type="float" office:value="152.750666666667" calcext:value-type="float">
            <text:p>152,750666666667</text:p>
          </table:table-cell>
          <table:table-cell table:formula="of:=[$Sheet2.B160]-[Sheet2.$D$8]" office:value-type="float" office:value="702.356" calcext:value-type="float">
            <text:p>702,356</text:p>
          </table:table-cell>
        </table:table-row>
        <table:table-row table:style-name="ro1">
          <table:table-cell table:formula="of:=[$Sheet2.A161]-[Sheet2.$D$3]" office:value-type="float" office:value="198.750666666667" calcext:value-type="float">
            <text:p>198,750666666667</text:p>
          </table:table-cell>
          <table:table-cell table:formula="of:=[$Sheet2.B161]-[Sheet2.$D$8]" office:value-type="float" office:value="741.356" calcext:value-type="float">
            <text:p>741,356</text:p>
          </table:table-cell>
        </table:table-row>
        <table:table-row table:style-name="ro1">
          <table:table-cell table:formula="of:=[$Sheet2.A162]-[Sheet2.$D$3]" office:value-type="float" office:value="257.750666666667" calcext:value-type="float">
            <text:p>257,750666666667</text:p>
          </table:table-cell>
          <table:table-cell table:formula="of:=[$Sheet2.B162]-[Sheet2.$D$8]" office:value-type="float" office:value="769.356" calcext:value-type="float">
            <text:p>769,356</text:p>
          </table:table-cell>
        </table:table-row>
        <table:table-row table:style-name="ro1">
          <table:table-cell table:formula="of:=[$Sheet2.A163]-[Sheet2.$D$3]" office:value-type="float" office:value="307.750666666667" calcext:value-type="float">
            <text:p>307,750666666667</text:p>
          </table:table-cell>
          <table:table-cell table:formula="of:=[$Sheet2.B163]-[Sheet2.$D$8]" office:value-type="float" office:value="782.356" calcext:value-type="float">
            <text:p>782,356</text:p>
          </table:table-cell>
        </table:table-row>
        <table:table-row table:style-name="ro1">
          <table:table-cell table:formula="of:=[$Sheet2.A164]-[Sheet2.$D$3]" office:value-type="float" office:value="330.750666666667" calcext:value-type="float">
            <text:p>330,750666666667</text:p>
          </table:table-cell>
          <table:table-cell table:formula="of:=[$Sheet2.B164]-[Sheet2.$D$8]" office:value-type="float" office:value="778.356" calcext:value-type="float">
            <text:p>778,356</text:p>
          </table:table-cell>
        </table:table-row>
        <table:table-row table:style-name="ro1">
          <table:table-cell table:formula="of:=[$Sheet2.A165]-[Sheet2.$D$3]" office:value-type="float" office:value="367.750666666667" calcext:value-type="float">
            <text:p>367,750666666667</text:p>
          </table:table-cell>
          <table:table-cell table:formula="of:=[$Sheet2.B165]-[Sheet2.$D$8]" office:value-type="float" office:value="792.356" calcext:value-type="float">
            <text:p>792,356</text:p>
          </table:table-cell>
        </table:table-row>
        <table:table-row table:style-name="ro1">
          <table:table-cell table:formula="of:=[$Sheet2.A166]-[Sheet2.$D$3]" office:value-type="float" office:value="380.750666666667" calcext:value-type="float">
            <text:p>380,750666666667</text:p>
          </table:table-cell>
          <table:table-cell table:formula="of:=[$Sheet2.B166]-[Sheet2.$D$8]" office:value-type="float" office:value="767.356" calcext:value-type="float">
            <text:p>767,356</text:p>
          </table:table-cell>
        </table:table-row>
        <table:table-row table:style-name="ro1">
          <table:table-cell table:formula="of:=[$Sheet2.A167]-[Sheet2.$D$3]" office:value-type="float" office:value="426.750666666667" calcext:value-type="float">
            <text:p>426,750666666667</text:p>
          </table:table-cell>
          <table:table-cell table:formula="of:=[$Sheet2.B167]-[Sheet2.$D$8]" office:value-type="float" office:value="718.356" calcext:value-type="float">
            <text:p>718,356</text:p>
          </table:table-cell>
        </table:table-row>
        <table:table-row table:style-name="ro1">
          <table:table-cell table:formula="of:=[$Sheet2.A168]-[Sheet2.$D$3]" office:value-type="float" office:value="391.750666666667" calcext:value-type="float">
            <text:p>391,750666666667</text:p>
          </table:table-cell>
          <table:table-cell table:formula="of:=[$Sheet2.B168]-[Sheet2.$D$8]" office:value-type="float" office:value="629.356" calcext:value-type="float">
            <text:p>629,356</text:p>
          </table:table-cell>
        </table:table-row>
        <table:table-row table:style-name="ro1">
          <table:table-cell table:formula="of:=[$Sheet2.A169]-[Sheet2.$D$3]" office:value-type="float" office:value="366.750666666667" calcext:value-type="float">
            <text:p>366,750666666667</text:p>
          </table:table-cell>
          <table:table-cell table:formula="of:=[$Sheet2.B169]-[Sheet2.$D$8]" office:value-type="float" office:value="540.356" calcext:value-type="float">
            <text:p>540,356</text:p>
          </table:table-cell>
        </table:table-row>
        <table:table-row table:style-name="ro1">
          <table:table-cell table:formula="of:=[$Sheet2.A170]-[Sheet2.$D$3]" office:value-type="float" office:value="382.750666666667" calcext:value-type="float">
            <text:p>382,750666666667</text:p>
          </table:table-cell>
          <table:table-cell table:formula="of:=[$Sheet2.B170]-[Sheet2.$D$8]" office:value-type="float" office:value="468.356" calcext:value-type="float">
            <text:p>468,356</text:p>
          </table:table-cell>
        </table:table-row>
        <table:table-row table:style-name="ro1">
          <table:table-cell table:formula="of:=[$Sheet2.A171]-[Sheet2.$D$3]" office:value-type="float" office:value="376.750666666667" calcext:value-type="float">
            <text:p>376,750666666667</text:p>
          </table:table-cell>
          <table:table-cell table:formula="of:=[$Sheet2.B171]-[Sheet2.$D$8]" office:value-type="float" office:value="382.356" calcext:value-type="float">
            <text:p>382,356</text:p>
          </table:table-cell>
        </table:table-row>
        <table:table-row table:style-name="ro1">
          <table:table-cell table:formula="of:=[$Sheet2.A172]-[Sheet2.$D$3]" office:value-type="float" office:value="366.750666666667" calcext:value-type="float">
            <text:p>366,750666666667</text:p>
          </table:table-cell>
          <table:table-cell table:formula="of:=[$Sheet2.B172]-[Sheet2.$D$8]" office:value-type="float" office:value="319.356" calcext:value-type="float">
            <text:p>319,356</text:p>
          </table:table-cell>
        </table:table-row>
        <table:table-row table:style-name="ro1">
          <table:table-cell table:formula="of:=[$Sheet2.A173]-[Sheet2.$D$3]" office:value-type="float" office:value="324.750666666667" calcext:value-type="float">
            <text:p>324,750666666667</text:p>
          </table:table-cell>
          <table:table-cell table:formula="of:=[$Sheet2.B173]-[Sheet2.$D$8]" office:value-type="float" office:value="257.356" calcext:value-type="float">
            <text:p>257,356</text:p>
          </table:table-cell>
        </table:table-row>
        <table:table-row table:style-name="ro1">
          <table:table-cell table:formula="of:=[$Sheet2.A174]-[Sheet2.$D$3]" office:value-type="float" office:value="281.750666666667" calcext:value-type="float">
            <text:p>281,750666666667</text:p>
          </table:table-cell>
          <table:table-cell table:formula="of:=[$Sheet2.B174]-[Sheet2.$D$8]" office:value-type="float" office:value="164.356" calcext:value-type="float">
            <text:p>164,356</text:p>
          </table:table-cell>
        </table:table-row>
        <table:table-row table:style-name="ro1">
          <table:table-cell table:formula="of:=[$Sheet2.A175]-[Sheet2.$D$3]" office:value-type="float" office:value="235.750666666667" calcext:value-type="float">
            <text:p>235,750666666667</text:p>
          </table:table-cell>
          <table:table-cell table:formula="of:=[$Sheet2.B175]-[Sheet2.$D$8]" office:value-type="float" office:value="24.356" calcext:value-type="float">
            <text:p>24,356</text:p>
          </table:table-cell>
        </table:table-row>
        <table:table-row table:style-name="ro1">
          <table:table-cell table:formula="of:=[$Sheet2.A176]-[Sheet2.$D$3]" office:value-type="float" office:value="222.750666666667" calcext:value-type="float">
            <text:p>222,750666666667</text:p>
          </table:table-cell>
          <table:table-cell table:formula="of:=[$Sheet2.B176]-[Sheet2.$D$8]" office:value-type="float" office:value="-103.644" calcext:value-type="float">
            <text:p>-103,644</text:p>
          </table:table-cell>
        </table:table-row>
        <table:table-row table:style-name="ro1">
          <table:table-cell table:formula="of:=[$Sheet2.A177]-[Sheet2.$D$3]" office:value-type="float" office:value="140.750666666667" calcext:value-type="float">
            <text:p>140,750666666667</text:p>
          </table:table-cell>
          <table:table-cell table:formula="of:=[$Sheet2.B177]-[Sheet2.$D$8]" office:value-type="float" office:value="-222.644" calcext:value-type="float">
            <text:p>-222,644</text:p>
          </table:table-cell>
        </table:table-row>
        <table:table-row table:style-name="ro1">
          <table:table-cell table:formula="of:=[$Sheet2.A178]-[Sheet2.$D$3]" office:value-type="float" office:value="82.7506666666666" calcext:value-type="float">
            <text:p>82,7506666666666</text:p>
          </table:table-cell>
          <table:table-cell table:formula="of:=[$Sheet2.B178]-[Sheet2.$D$8]" office:value-type="float" office:value="-316.644" calcext:value-type="float">
            <text:p>-316,644</text:p>
          </table:table-cell>
        </table:table-row>
        <table:table-row table:style-name="ro1">
          <table:table-cell table:formula="of:=[$Sheet2.A179]-[Sheet2.$D$3]" office:value-type="float" office:value="26.7506666666666" calcext:value-type="float">
            <text:p>26,7506666666666</text:p>
          </table:table-cell>
          <table:table-cell table:formula="of:=[$Sheet2.B179]-[Sheet2.$D$8]" office:value-type="float" office:value="-405.644" calcext:value-type="float">
            <text:p>-405,644</text:p>
          </table:table-cell>
        </table:table-row>
        <table:table-row table:style-name="ro1">
          <table:table-cell table:formula="of:=[$Sheet2.A180]-[Sheet2.$D$3]" office:value-type="float" office:value="-36.2493333333334" calcext:value-type="float">
            <text:p>-36,2493333333334</text:p>
          </table:table-cell>
          <table:table-cell table:formula="of:=[$Sheet2.B180]-[Sheet2.$D$8]" office:value-type="float" office:value="-504.644" calcext:value-type="float">
            <text:p>-504,644</text:p>
          </table:table-cell>
        </table:table-row>
        <table:table-row table:style-name="ro1">
          <table:table-cell table:formula="of:=[$Sheet2.A181]-[Sheet2.$D$3]" office:value-type="float" office:value="-96.2493333333334" calcext:value-type="float">
            <text:p>-96,2493333333334</text:p>
          </table:table-cell>
          <table:table-cell table:formula="of:=[$Sheet2.B181]-[Sheet2.$D$8]" office:value-type="float" office:value="-573.644" calcext:value-type="float">
            <text:p>-573,644</text:p>
          </table:table-cell>
        </table:table-row>
        <table:table-row table:style-name="ro1">
          <table:table-cell table:formula="of:=[$Sheet2.A182]-[Sheet2.$D$3]" office:value-type="float" office:value="-166.249333333333" calcext:value-type="float">
            <text:p>-166,249333333333</text:p>
          </table:table-cell>
          <table:table-cell table:formula="of:=[$Sheet2.B182]-[Sheet2.$D$8]" office:value-type="float" office:value="-633.644" calcext:value-type="float">
            <text:p>-633,644</text:p>
          </table:table-cell>
        </table:table-row>
        <table:table-row table:style-name="ro1">
          <table:table-cell table:formula="of:=[$Sheet2.A183]-[Sheet2.$D$3]" office:value-type="float" office:value="-217.249333333333" calcext:value-type="float">
            <text:p>-217,249333333333</text:p>
          </table:table-cell>
          <table:table-cell table:formula="of:=[$Sheet2.B183]-[Sheet2.$D$8]" office:value-type="float" office:value="-649.644" calcext:value-type="float">
            <text:p>-649,644</text:p>
          </table:table-cell>
        </table:table-row>
        <table:table-row table:style-name="ro1">
          <table:table-cell table:formula="of:=[$Sheet2.A184]-[Sheet2.$D$3]" office:value-type="float" office:value="-242.249333333333" calcext:value-type="float">
            <text:p>-242,249333333333</text:p>
          </table:table-cell>
          <table:table-cell table:formula="of:=[$Sheet2.B184]-[Sheet2.$D$8]" office:value-type="float" office:value="-712.644" calcext:value-type="float">
            <text:p>-712,644</text:p>
          </table:table-cell>
        </table:table-row>
        <table:table-row table:style-name="ro1">
          <table:table-cell table:formula="of:=[$Sheet2.A185]-[Sheet2.$D$3]" office:value-type="float" office:value="-268.249333333333" calcext:value-type="float">
            <text:p>-268,249333333333</text:p>
          </table:table-cell>
          <table:table-cell table:formula="of:=[$Sheet2.B185]-[Sheet2.$D$8]" office:value-type="float" office:value="-733.644" calcext:value-type="float">
            <text:p>-733,644</text:p>
          </table:table-cell>
        </table:table-row>
        <table:table-row table:style-name="ro1">
          <table:table-cell table:formula="of:=[$Sheet2.A186]-[Sheet2.$D$3]" office:value-type="float" office:value="-279.249333333333" calcext:value-type="float">
            <text:p>-279,249333333333</text:p>
          </table:table-cell>
          <table:table-cell table:formula="of:=[$Sheet2.B186]-[Sheet2.$D$8]" office:value-type="float" office:value="-752.644" calcext:value-type="float">
            <text:p>-752,644</text:p>
          </table:table-cell>
        </table:table-row>
        <table:table-row table:style-name="ro1">
          <table:table-cell table:formula="of:=[$Sheet2.A187]-[Sheet2.$D$3]" office:value-type="float" office:value="-327.249333333333" calcext:value-type="float">
            <text:p>-327,249333333333</text:p>
          </table:table-cell>
          <table:table-cell table:formula="of:=[$Sheet2.B187]-[Sheet2.$D$8]" office:value-type="float" office:value="-740.644" calcext:value-type="float">
            <text:p>-740,644</text:p>
          </table:table-cell>
        </table:table-row>
        <table:table-row table:style-name="ro1">
          <table:table-cell table:formula="of:=[$Sheet2.A188]-[Sheet2.$D$3]" office:value-type="float" office:value="-328.249333333333" calcext:value-type="float">
            <text:p>-328,249333333333</text:p>
          </table:table-cell>
          <table:table-cell table:formula="of:=[$Sheet2.B188]-[Sheet2.$D$8]" office:value-type="float" office:value="-742.644" calcext:value-type="float">
            <text:p>-742,644</text:p>
          </table:table-cell>
        </table:table-row>
        <table:table-row table:style-name="ro1">
          <table:table-cell table:formula="of:=[$Sheet2.A189]-[Sheet2.$D$3]" office:value-type="float" office:value="-387.249333333333" calcext:value-type="float">
            <text:p>-387,249333333333</text:p>
          </table:table-cell>
          <table:table-cell table:formula="of:=[$Sheet2.B189]-[Sheet2.$D$8]" office:value-type="float" office:value="-684.644" calcext:value-type="float">
            <text:p>-684,644</text:p>
          </table:table-cell>
        </table:table-row>
        <table:table-row table:style-name="ro1">
          <table:table-cell table:formula="of:=[$Sheet2.A190]-[Sheet2.$D$3]" office:value-type="float" office:value="-303.249333333333" calcext:value-type="float">
            <text:p>-303,249333333333</text:p>
          </table:table-cell>
          <table:table-cell table:formula="of:=[$Sheet2.B190]-[Sheet2.$D$8]" office:value-type="float" office:value="-681.644" calcext:value-type="float">
            <text:p>-681,644</text:p>
          </table:table-cell>
        </table:table-row>
        <table:table-row table:style-name="ro1">
          <table:table-cell table:formula="of:=[$Sheet2.A191]-[Sheet2.$D$3]" office:value-type="float" office:value="-299.249333333333" calcext:value-type="float">
            <text:p>-299,249333333333</text:p>
          </table:table-cell>
          <table:table-cell table:formula="of:=[$Sheet2.B191]-[Sheet2.$D$8]" office:value-type="float" office:value="-566.644" calcext:value-type="float">
            <text:p>-566,644</text:p>
          </table:table-cell>
        </table:table-row>
        <table:table-row table:style-name="ro1">
          <table:table-cell table:formula="of:=[$Sheet2.A192]-[Sheet2.$D$3]" office:value-type="float" office:value="-295.249333333333" calcext:value-type="float">
            <text:p>-295,249333333333</text:p>
          </table:table-cell>
          <table:table-cell table:formula="of:=[$Sheet2.B192]-[Sheet2.$D$8]" office:value-type="float" office:value="-472.644" calcext:value-type="float">
            <text:p>-472,644</text:p>
          </table:table-cell>
        </table:table-row>
        <table:table-row table:style-name="ro1">
          <table:table-cell table:formula="of:=[$Sheet2.A193]-[Sheet2.$D$3]" office:value-type="float" office:value="-267.249333333333" calcext:value-type="float">
            <text:p>-267,249333333333</text:p>
          </table:table-cell>
          <table:table-cell table:formula="of:=[$Sheet2.B193]-[Sheet2.$D$8]" office:value-type="float" office:value="-387.644" calcext:value-type="float">
            <text:p>-387,644</text:p>
          </table:table-cell>
        </table:table-row>
        <table:table-row table:style-name="ro1">
          <table:table-cell table:formula="of:=[$Sheet2.A194]-[Sheet2.$D$3]" office:value-type="float" office:value="-278.249333333333" calcext:value-type="float">
            <text:p>-278,249333333333</text:p>
          </table:table-cell>
          <table:table-cell table:formula="of:=[$Sheet2.B194]-[Sheet2.$D$8]" office:value-type="float" office:value="-317.644" calcext:value-type="float">
            <text:p>-317,644</text:p>
          </table:table-cell>
        </table:table-row>
        <table:table-row table:style-name="ro1">
          <table:table-cell table:formula="of:=[$Sheet2.A195]-[Sheet2.$D$3]" office:value-type="float" office:value="-293.249333333333" calcext:value-type="float">
            <text:p>-293,249333333333</text:p>
          </table:table-cell>
          <table:table-cell table:formula="of:=[$Sheet2.B195]-[Sheet2.$D$8]" office:value-type="float" office:value="-255.644" calcext:value-type="float">
            <text:p>-255,644</text:p>
          </table:table-cell>
        </table:table-row>
        <table:table-row table:style-name="ro1">
          <table:table-cell table:formula="of:=[$Sheet2.A196]-[Sheet2.$D$3]" office:value-type="float" office:value="-305.249333333333" calcext:value-type="float">
            <text:p>-305,249333333333</text:p>
          </table:table-cell>
          <table:table-cell table:formula="of:=[$Sheet2.B196]-[Sheet2.$D$8]" office:value-type="float" office:value="-166.644" calcext:value-type="float">
            <text:p>-166,644</text:p>
          </table:table-cell>
        </table:table-row>
        <table:table-row table:style-name="ro1">
          <table:table-cell table:formula="of:=[$Sheet2.A197]-[Sheet2.$D$3]" office:value-type="float" office:value="-291.249333333333" calcext:value-type="float">
            <text:p>-291,249333333333</text:p>
          </table:table-cell>
          <table:table-cell table:formula="of:=[$Sheet2.B197]-[Sheet2.$D$8]" office:value-type="float" office:value="-81.644" calcext:value-type="float">
            <text:p>-81,644</text:p>
          </table:table-cell>
        </table:table-row>
        <table:table-row table:style-name="ro1">
          <table:table-cell table:formula="of:=[$Sheet2.A198]-[Sheet2.$D$3]" office:value-type="float" office:value="-219.249333333333" calcext:value-type="float">
            <text:p>-219,249333333333</text:p>
          </table:table-cell>
          <table:table-cell table:formula="of:=[$Sheet2.B198]-[Sheet2.$D$8]" office:value-type="float" office:value="62.356" calcext:value-type="float">
            <text:p>62,356</text:p>
          </table:table-cell>
        </table:table-row>
        <table:table-row table:style-name="ro1">
          <table:table-cell table:formula="of:=[$Sheet2.A199]-[Sheet2.$D$3]" office:value-type="float" office:value="-110.249333333333" calcext:value-type="float">
            <text:p>-110,249333333333</text:p>
          </table:table-cell>
          <table:table-cell table:formula="of:=[$Sheet2.B199]-[Sheet2.$D$8]" office:value-type="float" office:value="172.356" calcext:value-type="float">
            <text:p>172,356</text:p>
          </table:table-cell>
        </table:table-row>
        <table:table-row table:style-name="ro1">
          <table:table-cell table:formula="of:=[$Sheet2.A200]-[Sheet2.$D$3]" office:value-type="float" office:value="-78.2493333333334" calcext:value-type="float">
            <text:p>-78,2493333333334</text:p>
          </table:table-cell>
          <table:table-cell table:formula="of:=[$Sheet2.B200]-[Sheet2.$D$8]" office:value-type="float" office:value="290.356" calcext:value-type="float">
            <text:p>290,356</text:p>
          </table:table-cell>
        </table:table-row>
        <table:table-row table:style-name="ro1">
          <table:table-cell table:formula="of:=[$Sheet2.A201]-[Sheet2.$D$3]" office:value-type="float" office:value="-53.2493333333334" calcext:value-type="float">
            <text:p>-53,2493333333334</text:p>
          </table:table-cell>
          <table:table-cell table:formula="of:=[$Sheet2.B201]-[Sheet2.$D$8]" office:value-type="float" office:value="395.356" calcext:value-type="float">
            <text:p>395,356</text:p>
          </table:table-cell>
        </table:table-row>
        <table:table-row table:style-name="ro1">
          <table:table-cell table:formula="of:=[$Sheet2.A202]-[Sheet2.$D$3]" office:value-type="float" office:value="28.7506666666666" calcext:value-type="float">
            <text:p>28,7506666666666</text:p>
          </table:table-cell>
          <table:table-cell table:formula="of:=[$Sheet2.B202]-[Sheet2.$D$8]" office:value-type="float" office:value="484.356" calcext:value-type="float">
            <text:p>484,356</text:p>
          </table:table-cell>
        </table:table-row>
        <table:table-row table:style-name="ro1">
          <table:table-cell table:formula="of:=[$Sheet2.A203]-[Sheet2.$D$3]" office:value-type="float" office:value="66.7506666666666" calcext:value-type="float">
            <text:p>66,7506666666666</text:p>
          </table:table-cell>
          <table:table-cell table:formula="of:=[$Sheet2.B203]-[Sheet2.$D$8]" office:value-type="float" office:value="562.356" calcext:value-type="float">
            <text:p>562,356</text:p>
          </table:table-cell>
        </table:table-row>
        <table:table-row table:style-name="ro1">
          <table:table-cell table:formula="of:=[$Sheet2.A204]-[Sheet2.$D$3]" office:value-type="float" office:value="108.750666666667" calcext:value-type="float">
            <text:p>108,750666666667</text:p>
          </table:table-cell>
          <table:table-cell table:formula="of:=[$Sheet2.B204]-[Sheet2.$D$8]" office:value-type="float" office:value="626.356" calcext:value-type="float">
            <text:p>626,356</text:p>
          </table:table-cell>
        </table:table-row>
        <table:table-row table:style-name="ro1">
          <table:table-cell table:formula="of:=[$Sheet2.A205]-[Sheet2.$D$3]" office:value-type="float" office:value="131.750666666667" calcext:value-type="float">
            <text:p>131,750666666667</text:p>
          </table:table-cell>
          <table:table-cell table:formula="of:=[$Sheet2.B205]-[Sheet2.$D$8]" office:value-type="float" office:value="706.356" calcext:value-type="float">
            <text:p>706,356</text:p>
          </table:table-cell>
        </table:table-row>
        <table:table-row table:style-name="ro1">
          <table:table-cell table:formula="of:=[$Sheet2.A206]-[Sheet2.$D$3]" office:value-type="float" office:value="182.750666666667" calcext:value-type="float">
            <text:p>182,750666666667</text:p>
          </table:table-cell>
          <table:table-cell table:formula="of:=[$Sheet2.B206]-[Sheet2.$D$8]" office:value-type="float" office:value="726.356" calcext:value-type="float">
            <text:p>726,356</text:p>
          </table:table-cell>
        </table:table-row>
        <table:table-row table:style-name="ro1">
          <table:table-cell table:formula="of:=[$Sheet2.A207]-[Sheet2.$D$3]" office:value-type="float" office:value="248.750666666667" calcext:value-type="float">
            <text:p>248,750666666667</text:p>
          </table:table-cell>
          <table:table-cell table:formula="of:=[$Sheet2.B207]-[Sheet2.$D$8]" office:value-type="float" office:value="762.356" calcext:value-type="float">
            <text:p>762,356</text:p>
          </table:table-cell>
        </table:table-row>
        <table:table-row table:style-name="ro1">
          <table:table-cell table:formula="of:=[$Sheet2.A208]-[Sheet2.$D$3]" office:value-type="float" office:value="305.750666666667" calcext:value-type="float">
            <text:p>305,750666666667</text:p>
          </table:table-cell>
          <table:table-cell table:formula="of:=[$Sheet2.B208]-[Sheet2.$D$8]" office:value-type="float" office:value="777.356" calcext:value-type="float">
            <text:p>777,356</text:p>
          </table:table-cell>
        </table:table-row>
        <table:table-row table:style-name="ro1">
          <table:table-cell table:formula="of:=[$Sheet2.A209]-[Sheet2.$D$3]" office:value-type="float" office:value="318.750666666667" calcext:value-type="float">
            <text:p>318,750666666667</text:p>
          </table:table-cell>
          <table:table-cell table:formula="of:=[$Sheet2.B209]-[Sheet2.$D$8]" office:value-type="float" office:value="782.356" calcext:value-type="float">
            <text:p>782,356</text:p>
          </table:table-cell>
        </table:table-row>
        <table:table-row table:style-name="ro1">
          <table:table-cell table:formula="of:=[$Sheet2.A210]-[Sheet2.$D$3]" office:value-type="float" office:value="346.750666666667" calcext:value-type="float">
            <text:p>346,750666666667</text:p>
          </table:table-cell>
          <table:table-cell table:formula="of:=[$Sheet2.B210]-[Sheet2.$D$8]" office:value-type="float" office:value="795.356" calcext:value-type="float">
            <text:p>795,356</text:p>
          </table:table-cell>
        </table:table-row>
        <table:table-row table:style-name="ro1">
          <table:table-cell table:formula="of:=[$Sheet2.A211]-[Sheet2.$D$3]" office:value-type="float" office:value="380.750666666667" calcext:value-type="float">
            <text:p>380,750666666667</text:p>
          </table:table-cell>
          <table:table-cell table:formula="of:=[$Sheet2.B211]-[Sheet2.$D$8]" office:value-type="float" office:value="781.356" calcext:value-type="float">
            <text:p>781,356</text:p>
          </table:table-cell>
        </table:table-row>
        <table:table-row table:style-name="ro1">
          <table:table-cell table:formula="of:=[$Sheet2.A212]-[Sheet2.$D$3]" office:value-type="float" office:value="430.750666666667" calcext:value-type="float">
            <text:p>430,750666666667</text:p>
          </table:table-cell>
          <table:table-cell table:formula="of:=[$Sheet2.B212]-[Sheet2.$D$8]" office:value-type="float" office:value="756.356" calcext:value-type="float">
            <text:p>756,356</text:p>
          </table:table-cell>
        </table:table-row>
        <table:table-row table:style-name="ro1">
          <table:table-cell table:formula="of:=[$Sheet2.A213]-[Sheet2.$D$3]" office:value-type="float" office:value="411.750666666667" calcext:value-type="float">
            <text:p>411,750666666667</text:p>
          </table:table-cell>
          <table:table-cell table:formula="of:=[$Sheet2.B213]-[Sheet2.$D$8]" office:value-type="float" office:value="660.356" calcext:value-type="float">
            <text:p>660,356</text:p>
          </table:table-cell>
        </table:table-row>
        <table:table-row table:style-name="ro1">
          <table:table-cell table:formula="of:=[$Sheet2.A214]-[Sheet2.$D$3]" office:value-type="float" office:value="391.750666666667" calcext:value-type="float">
            <text:p>391,750666666667</text:p>
          </table:table-cell>
          <table:table-cell table:formula="of:=[$Sheet2.B214]-[Sheet2.$D$8]" office:value-type="float" office:value="576.356" calcext:value-type="float">
            <text:p>576,356</text:p>
          </table:table-cell>
        </table:table-row>
        <table:table-row table:style-name="ro1">
          <table:table-cell table:formula="of:=[$Sheet2.A215]-[Sheet2.$D$3]" office:value-type="float" office:value="370.750666666667" calcext:value-type="float">
            <text:p>370,750666666667</text:p>
          </table:table-cell>
          <table:table-cell table:formula="of:=[$Sheet2.B215]-[Sheet2.$D$8]" office:value-type="float" office:value="490.356" calcext:value-type="float">
            <text:p>490,356</text:p>
          </table:table-cell>
        </table:table-row>
        <table:table-row table:style-name="ro1">
          <table:table-cell table:formula="of:=[$Sheet2.A216]-[Sheet2.$D$3]" office:value-type="float" office:value="342.750666666667" calcext:value-type="float">
            <text:p>342,750666666667</text:p>
          </table:table-cell>
          <table:table-cell table:formula="of:=[$Sheet2.B216]-[Sheet2.$D$8]" office:value-type="float" office:value="407.356" calcext:value-type="float">
            <text:p>407,356</text:p>
          </table:table-cell>
        </table:table-row>
        <table:table-row table:style-name="ro1">
          <table:table-cell table:formula="of:=[$Sheet2.A217]-[Sheet2.$D$3]" office:value-type="float" office:value="321.750666666667" calcext:value-type="float">
            <text:p>321,750666666667</text:p>
          </table:table-cell>
          <table:table-cell table:formula="of:=[$Sheet2.B217]-[Sheet2.$D$8]" office:value-type="float" office:value="340.356" calcext:value-type="float">
            <text:p>340,356</text:p>
          </table:table-cell>
        </table:table-row>
        <table:table-row table:style-name="ro1">
          <table:table-cell table:formula="of:=[$Sheet2.A218]-[Sheet2.$D$3]" office:value-type="float" office:value="303.750666666667" calcext:value-type="float">
            <text:p>303,750666666667</text:p>
          </table:table-cell>
          <table:table-cell table:formula="of:=[$Sheet2.B218]-[Sheet2.$D$8]" office:value-type="float" office:value="275.356" calcext:value-type="float">
            <text:p>275,356</text:p>
          </table:table-cell>
        </table:table-row>
        <table:table-row table:style-name="ro1">
          <table:table-cell table:formula="of:=[$Sheet2.A219]-[Sheet2.$D$3]" office:value-type="float" office:value="314.750666666667" calcext:value-type="float">
            <text:p>314,750666666667</text:p>
          </table:table-cell>
          <table:table-cell table:formula="of:=[$Sheet2.B219]-[Sheet2.$D$8]" office:value-type="float" office:value="203.356" calcext:value-type="float">
            <text:p>203,356</text:p>
          </table:table-cell>
        </table:table-row>
        <table:table-row table:style-name="ro1">
          <table:table-cell table:formula="of:=[$Sheet2.A220]-[Sheet2.$D$3]" office:value-type="float" office:value="296.750666666667" calcext:value-type="float">
            <text:p>296,750666666667</text:p>
          </table:table-cell>
          <table:table-cell table:formula="of:=[$Sheet2.B220]-[Sheet2.$D$8]" office:value-type="float" office:value="75.356" calcext:value-type="float">
            <text:p>75,356</text:p>
          </table:table-cell>
        </table:table-row>
        <table:table-row table:style-name="ro1">
          <table:table-cell table:formula="of:=[$Sheet2.A221]-[Sheet2.$D$3]" office:value-type="float" office:value="206.750666666667" calcext:value-type="float">
            <text:p>206,750666666667</text:p>
          </table:table-cell>
          <table:table-cell table:formula="of:=[$Sheet2.B221]-[Sheet2.$D$8]" office:value-type="float" office:value="-74.644" calcext:value-type="float">
            <text:p>-74,644</text:p>
          </table:table-cell>
        </table:table-row>
        <table:table-row table:style-name="ro1">
          <table:table-cell table:formula="of:=[$Sheet2.A222]-[Sheet2.$D$3]" office:value-type="float" office:value="170.750666666667" calcext:value-type="float">
            <text:p>170,750666666667</text:p>
          </table:table-cell>
          <table:table-cell table:formula="of:=[$Sheet2.B222]-[Sheet2.$D$8]" office:value-type="float" office:value="-169.644" calcext:value-type="float">
            <text:p>-169,644</text:p>
          </table:table-cell>
        </table:table-row>
        <table:table-row table:style-name="ro1">
          <table:table-cell table:formula="of:=[$Sheet2.A223]-[Sheet2.$D$3]" office:value-type="float" office:value="107.750666666667" calcext:value-type="float">
            <text:p>107,750666666667</text:p>
          </table:table-cell>
          <table:table-cell table:formula="of:=[$Sheet2.B223]-[Sheet2.$D$8]" office:value-type="float" office:value="-275.644" calcext:value-type="float">
            <text:p>-275,644</text:p>
          </table:table-cell>
        </table:table-row>
        <table:table-row table:style-name="ro1">
          <table:table-cell table:formula="of:=[$Sheet2.A224]-[Sheet2.$D$3]" office:value-type="float" office:value="31.7506666666666" calcext:value-type="float">
            <text:p>31,7506666666666</text:p>
          </table:table-cell>
          <table:table-cell table:formula="of:=[$Sheet2.B224]-[Sheet2.$D$8]" office:value-type="float" office:value="-385.644" calcext:value-type="float">
            <text:p>-385,644</text:p>
          </table:table-cell>
        </table:table-row>
        <table:table-row table:style-name="ro1">
          <table:table-cell table:formula="of:=[$Sheet2.A225]-[Sheet2.$D$3]" office:value-type="float" office:value="-6.24933333333343" calcext:value-type="float">
            <text:p>-6,24933333333343</text:p>
          </table:table-cell>
          <table:table-cell table:formula="of:=[$Sheet2.B225]-[Sheet2.$D$8]" office:value-type="float" office:value="-469.644" calcext:value-type="float">
            <text:p>-469,644</text:p>
          </table:table-cell>
        </table:table-row>
        <table:table-row table:style-name="ro1">
          <table:table-cell table:formula="of:=[$Sheet2.A226]-[Sheet2.$D$3]" office:value-type="float" office:value="-65.2493333333334" calcext:value-type="float">
            <text:p>-65,2493333333334</text:p>
          </table:table-cell>
          <table:table-cell table:formula="of:=[$Sheet2.B226]-[Sheet2.$D$8]" office:value-type="float" office:value="-547.644" calcext:value-type="float">
            <text:p>-547,644</text:p>
          </table:table-cell>
        </table:table-row>
        <table:table-row table:style-name="ro1">
          <table:table-cell table:formula="of:=[$Sheet2.A227]-[Sheet2.$D$3]" office:value-type="float" office:value="-142.249333333333" calcext:value-type="float">
            <text:p>-142,249333333333</text:p>
          </table:table-cell>
          <table:table-cell table:formula="of:=[$Sheet2.B227]-[Sheet2.$D$8]" office:value-type="float" office:value="-611.644" calcext:value-type="float">
            <text:p>-611,644</text:p>
          </table:table-cell>
        </table:table-row>
        <table:table-row table:style-name="ro1">
          <table:table-cell table:formula="of:=[$Sheet2.A228]-[Sheet2.$D$3]" office:value-type="float" office:value="-190.249333333333" calcext:value-type="float">
            <text:p>-190,249333333333</text:p>
          </table:table-cell>
          <table:table-cell table:formula="of:=[$Sheet2.B228]-[Sheet2.$D$8]" office:value-type="float" office:value="-658.644" calcext:value-type="float">
            <text:p>-658,644</text:p>
          </table:table-cell>
        </table:table-row>
        <table:table-row table:style-name="ro1">
          <table:table-cell table:formula="of:=[$Sheet2.A229]-[Sheet2.$D$3]" office:value-type="float" office:value="-222.249333333333" calcext:value-type="float">
            <text:p>-222,249333333333</text:p>
          </table:table-cell>
          <table:table-cell table:formula="of:=[$Sheet2.B229]-[Sheet2.$D$8]" office:value-type="float" office:value="-698.644" calcext:value-type="float">
            <text:p>-698,644</text:p>
          </table:table-cell>
        </table:table-row>
        <table:table-row table:style-name="ro1">
          <table:table-cell table:formula="of:=[$Sheet2.A230]-[Sheet2.$D$3]" office:value-type="float" office:value="-262.249333333333" calcext:value-type="float">
            <text:p>-262,249333333333</text:p>
          </table:table-cell>
          <table:table-cell table:formula="of:=[$Sheet2.B230]-[Sheet2.$D$8]" office:value-type="float" office:value="-725.644" calcext:value-type="float">
            <text:p>-725,644</text:p>
          </table:table-cell>
        </table:table-row>
        <table:table-row table:style-name="ro1">
          <table:table-cell table:formula="of:=[$Sheet2.A231]-[Sheet2.$D$3]" office:value-type="float" office:value="-294.249333333333" calcext:value-type="float">
            <text:p>-294,249333333333</text:p>
          </table:table-cell>
          <table:table-cell table:formula="of:=[$Sheet2.B231]-[Sheet2.$D$8]" office:value-type="float" office:value="-747.644" calcext:value-type="float">
            <text:p>-747,644</text:p>
          </table:table-cell>
        </table:table-row>
        <table:table-row table:style-name="ro1">
          <table:table-cell table:formula="of:=[$Sheet2.A232]-[Sheet2.$D$3]" office:value-type="float" office:value="-284.249333333333" calcext:value-type="float">
            <text:p>-284,249333333333</text:p>
          </table:table-cell>
          <table:table-cell table:formula="of:=[$Sheet2.B232]-[Sheet2.$D$8]" office:value-type="float" office:value="-734.644" calcext:value-type="float">
            <text:p>-734,644</text:p>
          </table:table-cell>
        </table:table-row>
        <table:table-row table:style-name="ro1">
          <table:table-cell table:formula="of:=[$Sheet2.A233]-[Sheet2.$D$3]" office:value-type="float" office:value="-347.249333333333" calcext:value-type="float">
            <text:p>-347,249333333333</text:p>
          </table:table-cell>
          <table:table-cell table:formula="of:=[$Sheet2.B233]-[Sheet2.$D$8]" office:value-type="float" office:value="-746.644" calcext:value-type="float">
            <text:p>-746,644</text:p>
          </table:table-cell>
        </table:table-row>
        <table:table-row table:style-name="ro1">
          <table:table-cell table:formula="of:=[$Sheet2.A234]-[Sheet2.$D$3]" office:value-type="float" office:value="-390.249333333333" calcext:value-type="float">
            <text:p>-390,249333333333</text:p>
          </table:table-cell>
          <table:table-cell table:formula="of:=[$Sheet2.B234]-[Sheet2.$D$8]" office:value-type="float" office:value="-729.644" calcext:value-type="float">
            <text:p>-729,644</text:p>
          </table:table-cell>
        </table:table-row>
        <table:table-row table:style-name="ro1">
          <table:table-cell table:formula="of:=[$Sheet2.A235]-[Sheet2.$D$3]" office:value-type="float" office:value="-312.249333333333" calcext:value-type="float">
            <text:p>-312,249333333333</text:p>
          </table:table-cell>
          <table:table-cell table:formula="of:=[$Sheet2.B235]-[Sheet2.$D$8]" office:value-type="float" office:value="-676.644" calcext:value-type="float">
            <text:p>-676,644</text:p>
          </table:table-cell>
        </table:table-row>
        <table:table-row table:style-name="ro1">
          <table:table-cell table:formula="of:=[$Sheet2.A236]-[Sheet2.$D$3]" office:value-type="float" office:value="-332.249333333333" calcext:value-type="float">
            <text:p>-332,249333333333</text:p>
          </table:table-cell>
          <table:table-cell table:formula="of:=[$Sheet2.B236]-[Sheet2.$D$8]" office:value-type="float" office:value="-575.644" calcext:value-type="float">
            <text:p>-575,644</text:p>
          </table:table-cell>
        </table:table-row>
        <table:table-row table:style-name="ro1">
          <table:table-cell table:formula="of:=[$Sheet2.A237]-[Sheet2.$D$3]" office:value-type="float" office:value="-347.249333333333" calcext:value-type="float">
            <text:p>-347,249333333333</text:p>
          </table:table-cell>
          <table:table-cell table:formula="of:=[$Sheet2.B237]-[Sheet2.$D$8]" office:value-type="float" office:value="-507.644" calcext:value-type="float">
            <text:p>-507,644</text:p>
          </table:table-cell>
        </table:table-row>
        <table:table-row table:style-name="ro1">
          <table:table-cell table:formula="of:=[$Sheet2.A238]-[Sheet2.$D$3]" office:value-type="float" office:value="-278.249333333333" calcext:value-type="float">
            <text:p>-278,249333333333</text:p>
          </table:table-cell>
          <table:table-cell table:formula="of:=[$Sheet2.B238]-[Sheet2.$D$8]" office:value-type="float" office:value="-423.644" calcext:value-type="float">
            <text:p>-423,644</text:p>
          </table:table-cell>
        </table:table-row>
        <table:table-row table:style-name="ro1">
          <table:table-cell table:formula="of:=[$Sheet2.A239]-[Sheet2.$D$3]" office:value-type="float" office:value="-270.249333333333" calcext:value-type="float">
            <text:p>-270,249333333333</text:p>
          </table:table-cell>
          <table:table-cell table:formula="of:=[$Sheet2.B239]-[Sheet2.$D$8]" office:value-type="float" office:value="-344.644" calcext:value-type="float">
            <text:p>-344,644</text:p>
          </table:table-cell>
        </table:table-row>
        <table:table-row table:style-name="ro1">
          <table:table-cell table:formula="of:=[$Sheet2.A240]-[Sheet2.$D$3]" office:value-type="float" office:value="-305.249333333333" calcext:value-type="float">
            <text:p>-305,249333333333</text:p>
          </table:table-cell>
          <table:table-cell table:formula="of:=[$Sheet2.B240]-[Sheet2.$D$8]" office:value-type="float" office:value="-277.644" calcext:value-type="float">
            <text:p>-277,644</text:p>
          </table:table-cell>
        </table:table-row>
        <table:table-row table:style-name="ro1">
          <table:table-cell table:formula="of:=[$Sheet2.A241]-[Sheet2.$D$3]" office:value-type="float" office:value="-257.249333333333" calcext:value-type="float">
            <text:p>-257,249333333333</text:p>
          </table:table-cell>
          <table:table-cell table:formula="of:=[$Sheet2.B241]-[Sheet2.$D$8]" office:value-type="float" office:value="-219.644" calcext:value-type="float">
            <text:p>-219,644</text:p>
          </table:table-cell>
        </table:table-row>
        <table:table-row table:style-name="ro1">
          <table:table-cell table:formula="of:=[$Sheet2.A242]-[Sheet2.$D$3]" office:value-type="float" office:value="-182.249333333333" calcext:value-type="float">
            <text:p>-182,249333333333</text:p>
          </table:table-cell>
          <table:table-cell table:formula="of:=[$Sheet2.B242]-[Sheet2.$D$8]" office:value-type="float" office:value="-131.644" calcext:value-type="float">
            <text:p>-131,644</text:p>
          </table:table-cell>
        </table:table-row>
        <table:table-row table:style-name="ro1">
          <table:table-cell table:formula="of:=[$Sheet2.A243]-[Sheet2.$D$3]" office:value-type="float" office:value="-150.249333333333" calcext:value-type="float">
            <text:p>-150,249333333333</text:p>
          </table:table-cell>
          <table:table-cell table:formula="of:=[$Sheet2.B243]-[Sheet2.$D$8]" office:value-type="float" office:value="7.35599999999999" calcext:value-type="float">
            <text:p>7,35599999999999</text:p>
          </table:table-cell>
        </table:table-row>
        <table:table-row table:style-name="ro1">
          <table:table-cell table:formula="of:=[$Sheet2.A244]-[Sheet2.$D$3]" office:value-type="float" office:value="-178.249333333333" calcext:value-type="float">
            <text:p>-178,249333333333</text:p>
          </table:table-cell>
          <table:table-cell table:formula="of:=[$Sheet2.B244]-[Sheet2.$D$8]" office:value-type="float" office:value="144.356" calcext:value-type="float">
            <text:p>144,356</text:p>
          </table:table-cell>
        </table:table-row>
        <table:table-row table:style-name="ro1">
          <table:table-cell table:formula="of:=[$Sheet2.A245]-[Sheet2.$D$3]" office:value-type="float" office:value="-86.2493333333334" calcext:value-type="float">
            <text:p>-86,2493333333334</text:p>
          </table:table-cell>
          <table:table-cell table:formula="of:=[$Sheet2.B245]-[Sheet2.$D$8]" office:value-type="float" office:value="238.356" calcext:value-type="float">
            <text:p>238,356</text:p>
          </table:table-cell>
        </table:table-row>
        <table:table-row table:style-name="ro1">
          <table:table-cell table:formula="of:=[$Sheet2.A246]-[Sheet2.$D$3]" office:value-type="float" office:value="-50.2493333333334" calcext:value-type="float">
            <text:p>-50,2493333333334</text:p>
          </table:table-cell>
          <table:table-cell table:formula="of:=[$Sheet2.B246]-[Sheet2.$D$8]" office:value-type="float" office:value="356.356" calcext:value-type="float">
            <text:p>356,356</text:p>
          </table:table-cell>
        </table:table-row>
        <table:table-row table:style-name="ro1">
          <table:table-cell table:formula="of:=[$Sheet2.A247]-[Sheet2.$D$3]" office:value-type="float" office:value="-10.2493333333334" calcext:value-type="float">
            <text:p>-10,2493333333334</text:p>
          </table:table-cell>
          <table:table-cell table:formula="of:=[$Sheet2.B247]-[Sheet2.$D$8]" office:value-type="float" office:value="449.356" calcext:value-type="float">
            <text:p>449,356</text:p>
          </table:table-cell>
        </table:table-row>
        <table:table-row table:style-name="ro1">
          <table:table-cell table:formula="of:=[$Sheet2.A248]-[Sheet2.$D$3]" office:value-type="float" office:value="34.7506666666666" calcext:value-type="float">
            <text:p>34,7506666666666</text:p>
          </table:table-cell>
          <table:table-cell table:formula="of:=[$Sheet2.B248]-[Sheet2.$D$8]" office:value-type="float" office:value="544.356" calcext:value-type="float">
            <text:p>544,356</text:p>
          </table:table-cell>
        </table:table-row>
        <table:table-row table:style-name="ro1">
          <table:table-cell table:formula="of:=[$Sheet2.A249]-[Sheet2.$D$3]" office:value-type="float" office:value="79.7506666666666" calcext:value-type="float">
            <text:p>79,7506666666666</text:p>
          </table:table-cell>
          <table:table-cell table:formula="of:=[$Sheet2.B249]-[Sheet2.$D$8]" office:value-type="float" office:value="600.356" calcext:value-type="float">
            <text:p>600,356</text:p>
          </table:table-cell>
        </table:table-row>
        <table:table-row table:style-name="ro1">
          <table:table-cell table:formula="of:=[$Sheet2.A250]-[Sheet2.$D$3]" office:value-type="float" office:value="116.750666666667" calcext:value-type="float">
            <text:p>116,750666666667</text:p>
          </table:table-cell>
          <table:table-cell table:formula="of:=[$Sheet2.B250]-[Sheet2.$D$8]" office:value-type="float" office:value="661.356" calcext:value-type="float">
            <text:p>661,356</text:p>
          </table:table-cell>
        </table:table-row>
        <table:table-row table:style-name="ro1">
          <table:table-cell table:formula="of:=[$Sheet2.A251]-[Sheet2.$D$3]" office:value-type="float" office:value="166.750666666667" calcext:value-type="float">
            <text:p>166,750666666667</text:p>
          </table:table-cell>
          <table:table-cell table:formula="of:=[$Sheet2.B251]-[Sheet2.$D$8]" office:value-type="float" office:value="711.356" calcext:value-type="float">
            <text:p>711,356</text:p>
          </table:table-cell>
        </table:table-row>
        <table:table-row table:style-name="ro1">
          <table:table-cell table:formula="of:=[$Sheet2.A252]-[Sheet2.$D$3]" office:value-type="float" office:value="65.7506666666666" calcext:value-type="float">
            <text:p>65,7506666666666</text:p>
          </table:table-cell>
          <table:table-cell table:formula="of:=[$Sheet2.B252]-[Sheet2.$D$8]" office:value-type="float" office:value="234.356" calcext:value-type="float">
            <text:p>234,356</text:p>
          </table:table-cell>
        </table:table-row>
        <table:table-row table:style-name="ro1">
          <table:table-cell table:formula="of:=[$Sheet2.A253]-[Sheet2.$D$3]" office:value-type="float" office:value="28.7506666666666" calcext:value-type="float">
            <text:p>28,7506666666666</text:p>
          </table:table-cell>
          <table:table-cell table:formula="of:=[$Sheet2.B253]-[Sheet2.$D$8]" office:value-type="float" office:value="124.356" calcext:value-type="float">
            <text:p>124,356</text:p>
          </table:table-cell>
        </table:table-row>
        <table:table-row table:style-name="ro1">
          <table:table-cell table:formula="of:=[$Sheet2.A254]-[Sheet2.$D$3]" office:value-type="float" office:value="11.7506666666666" calcext:value-type="float">
            <text:p>11,7506666666666</text:p>
          </table:table-cell>
          <table:table-cell table:formula="of:=[$Sheet2.B254]-[Sheet2.$D$8]" office:value-type="float" office:value="-14.644" calcext:value-type="float">
            <text:p>-14,644</text:p>
          </table:table-cell>
        </table:table-row>
        <table:table-row table:style-name="ro1">
          <table:table-cell table:formula="of:=[$Sheet2.A255]-[Sheet2.$D$3]" office:value-type="float" office:value="5.75066666666658" calcext:value-type="float">
            <text:p>5,75066666666658</text:p>
          </table:table-cell>
          <table:table-cell table:formula="of:=[$Sheet2.B255]-[Sheet2.$D$8]" office:value-type="float" office:value="-141.644" calcext:value-type="float">
            <text:p>-141,644</text:p>
          </table:table-cell>
        </table:table-row>
        <table:table-row table:style-name="ro1">
          <table:table-cell table:formula="of:=[$Sheet2.A256]-[Sheet2.$D$3]" office:value-type="float" office:value="-57.2493333333334" calcext:value-type="float">
            <text:p>-57,2493333333334</text:p>
          </table:table-cell>
          <table:table-cell table:formula="of:=[$Sheet2.B256]-[Sheet2.$D$8]" office:value-type="float" office:value="-243.644" calcext:value-type="float">
            <text:p>-243,644</text:p>
          </table:table-cell>
        </table:table-row>
        <table:table-row table:style-name="ro1">
          <table:table-cell table:formula="of:=[$Sheet2.A257]-[Sheet2.$D$3]" office:value-type="float" office:value="-110.249333333333" calcext:value-type="float">
            <text:p>-110,249333333333</text:p>
          </table:table-cell>
          <table:table-cell table:formula="of:=[$Sheet2.B257]-[Sheet2.$D$8]" office:value-type="float" office:value="-355.644" calcext:value-type="float">
            <text:p>-355,644</text:p>
          </table:table-cell>
        </table:table-row>
        <table:table-row table:style-name="ro1">
          <table:table-cell table:formula="of:=[$Sheet2.A258]-[Sheet2.$D$3]" office:value-type="float" office:value="-160.249333333333" calcext:value-type="float">
            <text:p>-160,249333333333</text:p>
          </table:table-cell>
          <table:table-cell table:formula="of:=[$Sheet2.B258]-[Sheet2.$D$8]" office:value-type="float" office:value="-443.644" calcext:value-type="float">
            <text:p>-443,644</text:p>
          </table:table-cell>
        </table:table-row>
        <table:table-row table:style-name="ro1">
          <table:table-cell table:formula="of:=[$Sheet2.A259]-[Sheet2.$D$3]" office:value-type="float" office:value="-240.249333333333" calcext:value-type="float">
            <text:p>-240,249333333333</text:p>
          </table:table-cell>
          <table:table-cell table:formula="of:=[$Sheet2.B259]-[Sheet2.$D$8]" office:value-type="float" office:value="-525.644" calcext:value-type="float">
            <text:p>-525,644</text:p>
          </table:table-cell>
        </table:table-row>
        <table:table-row table:style-name="ro1">
          <table:table-cell table:formula="of:=[$Sheet2.A260]-[Sheet2.$D$3]" office:value-type="float" office:value="-283.249333333333" calcext:value-type="float">
            <text:p>-283,249333333333</text:p>
          </table:table-cell>
          <table:table-cell table:formula="of:=[$Sheet2.B260]-[Sheet2.$D$8]" office:value-type="float" office:value="-605.644" calcext:value-type="float">
            <text:p>-605,644</text:p>
          </table:table-cell>
        </table:table-row>
        <table:table-row table:style-name="ro1">
          <table:table-cell table:formula="of:=[$Sheet2.A261]-[Sheet2.$D$3]" office:value-type="float" office:value="-325.249333333333" calcext:value-type="float">
            <text:p>-325,249333333333</text:p>
          </table:table-cell>
          <table:table-cell table:formula="of:=[$Sheet2.B261]-[Sheet2.$D$8]" office:value-type="float" office:value="-646.644" calcext:value-type="float">
            <text:p>-646,644</text:p>
          </table:table-cell>
        </table:table-row>
        <table:table-row table:style-name="ro1">
          <table:table-cell table:formula="of:=[$Sheet2.A262]-[Sheet2.$D$3]" office:value-type="float" office:value="-359.249333333333" calcext:value-type="float">
            <text:p>-359,249333333333</text:p>
          </table:table-cell>
          <table:table-cell table:formula="of:=[$Sheet2.B262]-[Sheet2.$D$8]" office:value-type="float" office:value="-681.644" calcext:value-type="float">
            <text:p>-681,644</text:p>
          </table:table-cell>
        </table:table-row>
        <table:table-row table:style-name="ro1">
          <table:table-cell table:formula="of:=[$Sheet2.A263]-[Sheet2.$D$3]" office:value-type="float" office:value="-378.249333333333" calcext:value-type="float">
            <text:p>-378,249333333333</text:p>
          </table:table-cell>
          <table:table-cell table:formula="of:=[$Sheet2.B263]-[Sheet2.$D$8]" office:value-type="float" office:value="-717.644" calcext:value-type="float">
            <text:p>-717,644</text:p>
          </table:table-cell>
        </table:table-row>
        <table:table-row table:style-name="ro1">
          <table:table-cell table:formula="of:=[$Sheet2.A264]-[Sheet2.$D$3]" office:value-type="float" office:value="-377.249333333333" calcext:value-type="float">
            <text:p>-377,249333333333</text:p>
          </table:table-cell>
          <table:table-cell table:formula="of:=[$Sheet2.B264]-[Sheet2.$D$8]" office:value-type="float" office:value="-735.644" calcext:value-type="float">
            <text:p>-735,644</text:p>
          </table:table-cell>
        </table:table-row>
        <table:table-row table:style-name="ro1">
          <table:table-cell table:formula="of:=[$Sheet2.A265]-[Sheet2.$D$3]" office:value-type="float" office:value="-417.249333333333" calcext:value-type="float">
            <text:p>-417,249333333333</text:p>
          </table:table-cell>
          <table:table-cell table:formula="of:=[$Sheet2.B265]-[Sheet2.$D$8]" office:value-type="float" office:value="-732.644" calcext:value-type="float">
            <text:p>-732,644</text:p>
          </table:table-cell>
        </table:table-row>
        <table:table-row table:style-name="ro1">
          <table:table-cell table:formula="of:=[$Sheet2.A266]-[Sheet2.$D$3]" office:value-type="float" office:value="-439.249333333333" calcext:value-type="float">
            <text:p>-439,249333333333</text:p>
          </table:table-cell>
          <table:table-cell table:formula="of:=[$Sheet2.B266]-[Sheet2.$D$8]" office:value-type="float" office:value="-758.644" calcext:value-type="float">
            <text:p>-758,644</text:p>
          </table:table-cell>
        </table:table-row>
        <table:table-row table:style-name="ro1">
          <table:table-cell table:formula="of:=[$Sheet2.A267]-[Sheet2.$D$3]" office:value-type="float" office:value="-470.249333333333" calcext:value-type="float">
            <text:p>-470,249333333333</text:p>
          </table:table-cell>
          <table:table-cell table:formula="of:=[$Sheet2.B267]-[Sheet2.$D$8]" office:value-type="float" office:value="-739.644" calcext:value-type="float">
            <text:p>-739,644</text:p>
          </table:table-cell>
        </table:table-row>
        <table:table-row table:style-name="ro1">
          <table:table-cell table:formula="of:=[$Sheet2.A268]-[Sheet2.$D$3]" office:value-type="float" office:value="-405.249333333333" calcext:value-type="float">
            <text:p>-405,249333333333</text:p>
          </table:table-cell>
          <table:table-cell table:formula="of:=[$Sheet2.B268]-[Sheet2.$D$8]" office:value-type="float" office:value="-711.644" calcext:value-type="float">
            <text:p>-711,644</text:p>
          </table:table-cell>
        </table:table-row>
        <table:table-row table:style-name="ro1">
          <table:table-cell table:formula="of:=[$Sheet2.A269]-[Sheet2.$D$3]" office:value-type="float" office:value="-484.249333333333" calcext:value-type="float">
            <text:p>-484,249333333333</text:p>
          </table:table-cell>
          <table:table-cell table:formula="of:=[$Sheet2.B269]-[Sheet2.$D$8]" office:value-type="float" office:value="-637.644" calcext:value-type="float">
            <text:p>-637,644</text:p>
          </table:table-cell>
        </table:table-row>
        <table:table-row table:style-name="ro1">
          <table:table-cell table:formula="of:=[$Sheet2.A270]-[Sheet2.$D$3]" office:value-type="float" office:value="-473.249333333333" calcext:value-type="float">
            <text:p>-473,249333333333</text:p>
          </table:table-cell>
          <table:table-cell table:formula="of:=[$Sheet2.B270]-[Sheet2.$D$8]" office:value-type="float" office:value="-534.644" calcext:value-type="float">
            <text:p>-534,644</text:p>
          </table:table-cell>
        </table:table-row>
        <table:table-row table:style-name="ro1">
          <table:table-cell table:formula="of:=[$Sheet2.A271]-[Sheet2.$D$3]" office:value-type="float" office:value="-443.249333333333" calcext:value-type="float">
            <text:p>-443,249333333333</text:p>
          </table:table-cell>
          <table:table-cell table:formula="of:=[$Sheet2.B271]-[Sheet2.$D$8]" office:value-type="float" office:value="-447.644" calcext:value-type="float">
            <text:p>-447,644</text:p>
          </table:table-cell>
        </table:table-row>
        <table:table-row table:style-name="ro1">
          <table:table-cell table:formula="of:=[$Sheet2.A272]-[Sheet2.$D$3]" office:value-type="float" office:value="-391.249333333333" calcext:value-type="float">
            <text:p>-391,249333333333</text:p>
          </table:table-cell>
          <table:table-cell table:formula="of:=[$Sheet2.B272]-[Sheet2.$D$8]" office:value-type="float" office:value="-366.644" calcext:value-type="float">
            <text:p>-366,644</text:p>
          </table:table-cell>
        </table:table-row>
        <table:table-row table:style-name="ro1">
          <table:table-cell table:formula="of:=[$Sheet2.A273]-[Sheet2.$D$3]" office:value-type="float" office:value="-314.249333333333" calcext:value-type="float">
            <text:p>-314,249333333333</text:p>
          </table:table-cell>
          <table:table-cell table:formula="of:=[$Sheet2.B273]-[Sheet2.$D$8]" office:value-type="float" office:value="-302.644" calcext:value-type="float">
            <text:p>-302,644</text:p>
          </table:table-cell>
        </table:table-row>
        <table:table-row table:style-name="ro1">
          <table:table-cell table:formula="of:=[$Sheet2.A274]-[Sheet2.$D$3]" office:value-type="float" office:value="-332.249333333333" calcext:value-type="float">
            <text:p>-332,249333333333</text:p>
          </table:table-cell>
          <table:table-cell table:formula="of:=[$Sheet2.B274]-[Sheet2.$D$8]" office:value-type="float" office:value="-227.644" calcext:value-type="float">
            <text:p>-227,644</text:p>
          </table:table-cell>
        </table:table-row>
        <table:table-row table:style-name="ro1">
          <table:table-cell table:formula="of:=[$Sheet2.A275]-[Sheet2.$D$3]" office:value-type="float" office:value="-351.249333333333" calcext:value-type="float">
            <text:p>-351,249333333333</text:p>
          </table:table-cell>
          <table:table-cell table:formula="of:=[$Sheet2.B275]-[Sheet2.$D$8]" office:value-type="float" office:value="-177.644" calcext:value-type="float">
            <text:p>-177,644</text:p>
          </table:table-cell>
        </table:table-row>
        <table:table-row table:style-name="ro1">
          <table:table-cell table:formula="of:=[$Sheet2.A276]-[Sheet2.$D$3]" office:value-type="float" office:value="-310.249333333333" calcext:value-type="float">
            <text:p>-310,249333333333</text:p>
          </table:table-cell>
          <table:table-cell table:formula="of:=[$Sheet2.B276]-[Sheet2.$D$8]" office:value-type="float" office:value="-31.644" calcext:value-type="float">
            <text:p>-31,644</text:p>
          </table:table-cell>
        </table:table-row>
        <table:table-row table:style-name="ro1">
          <table:table-cell table:formula="of:=[$Sheet2.A277]-[Sheet2.$D$3]" office:value-type="float" office:value="-225.249333333333" calcext:value-type="float">
            <text:p>-225,249333333333</text:p>
          </table:table-cell>
          <table:table-cell table:formula="of:=[$Sheet2.B277]-[Sheet2.$D$8]" office:value-type="float" office:value="103.356" calcext:value-type="float">
            <text:p>103,356</text:p>
          </table:table-cell>
        </table:table-row>
        <table:table-row table:style-name="ro1">
          <table:table-cell table:formula="of:=[$Sheet2.A278]-[Sheet2.$D$3]" office:value-type="float" office:value="-195.249333333333" calcext:value-type="float">
            <text:p>-195,249333333333</text:p>
          </table:table-cell>
          <table:table-cell table:formula="of:=[$Sheet2.B278]-[Sheet2.$D$8]" office:value-type="float" office:value="208.356" calcext:value-type="float">
            <text:p>208,356</text:p>
          </table:table-cell>
        </table:table-row>
        <table:table-row table:style-name="ro1">
          <table:table-cell table:formula="of:=[$Sheet2.A279]-[Sheet2.$D$3]" office:value-type="float" office:value="-139.249333333333" calcext:value-type="float">
            <text:p>-139,249333333333</text:p>
          </table:table-cell>
          <table:table-cell table:formula="of:=[$Sheet2.B279]-[Sheet2.$D$8]" office:value-type="float" office:value="321.356" calcext:value-type="float">
            <text:p>321,356</text:p>
          </table:table-cell>
        </table:table-row>
        <table:table-row table:style-name="ro1">
          <table:table-cell table:formula="of:=[$Sheet2.A280]-[Sheet2.$D$3]" office:value-type="float" office:value="-48.2493333333334" calcext:value-type="float">
            <text:p>-48,2493333333334</text:p>
          </table:table-cell>
          <table:table-cell table:formula="of:=[$Sheet2.B280]-[Sheet2.$D$8]" office:value-type="float" office:value="417.356" calcext:value-type="float">
            <text:p>417,356</text:p>
          </table:table-cell>
        </table:table-row>
        <table:table-row table:style-name="ro1">
          <table:table-cell table:formula="of:=[$Sheet2.A281]-[Sheet2.$D$3]" office:value-type="float" office:value="-22.2493333333334" calcext:value-type="float">
            <text:p>-22,2493333333334</text:p>
          </table:table-cell>
          <table:table-cell table:formula="of:=[$Sheet2.B281]-[Sheet2.$D$8]" office:value-type="float" office:value="515.356" calcext:value-type="float">
            <text:p>515,356</text:p>
          </table:table-cell>
        </table:table-row>
        <table:table-row table:style-name="ro1">
          <table:table-cell table:formula="of:=[$Sheet2.A282]-[Sheet2.$D$3]" office:value-type="float" office:value="31.7506666666666" calcext:value-type="float">
            <text:p>31,7506666666666</text:p>
          </table:table-cell>
          <table:table-cell table:formula="of:=[$Sheet2.B282]-[Sheet2.$D$8]" office:value-type="float" office:value="594.356" calcext:value-type="float">
            <text:p>594,356</text:p>
          </table:table-cell>
        </table:table-row>
        <table:table-row table:style-name="ro1">
          <table:table-cell table:formula="of:=[$Sheet2.A283]-[Sheet2.$D$3]" office:value-type="float" office:value="62.7506666666666" calcext:value-type="float">
            <text:p>62,7506666666666</text:p>
          </table:table-cell>
          <table:table-cell table:formula="of:=[$Sheet2.B283]-[Sheet2.$D$8]" office:value-type="float" office:value="648.356" calcext:value-type="float">
            <text:p>648,356</text:p>
          </table:table-cell>
        </table:table-row>
        <table:table-row table:style-name="ro1">
          <table:table-cell table:formula="of:=[$Sheet2.A284]-[Sheet2.$D$3]" office:value-type="float" office:value="113.750666666667" calcext:value-type="float">
            <text:p>113,750666666667</text:p>
          </table:table-cell>
          <table:table-cell table:formula="of:=[$Sheet2.B284]-[Sheet2.$D$8]" office:value-type="float" office:value="698.356" calcext:value-type="float">
            <text:p>698,356</text:p>
          </table:table-cell>
        </table:table-row>
        <table:table-row table:style-name="ro1">
          <table:table-cell table:formula="of:=[$Sheet2.A285]-[Sheet2.$D$3]" office:value-type="float" office:value="154.750666666667" calcext:value-type="float">
            <text:p>154,750666666667</text:p>
          </table:table-cell>
          <table:table-cell table:formula="of:=[$Sheet2.B285]-[Sheet2.$D$8]" office:value-type="float" office:value="735.356" calcext:value-type="float">
            <text:p>735,356</text:p>
          </table:table-cell>
        </table:table-row>
        <table:table-row table:style-name="ro1">
          <table:table-cell table:formula="of:=[$Sheet2.A286]-[Sheet2.$D$3]" office:value-type="float" office:value="232.750666666667" calcext:value-type="float">
            <text:p>232,750666666667</text:p>
          </table:table-cell>
          <table:table-cell table:formula="of:=[$Sheet2.B286]-[Sheet2.$D$8]" office:value-type="float" office:value="766.356" calcext:value-type="float">
            <text:p>766,356</text:p>
          </table:table-cell>
        </table:table-row>
        <table:table-row table:style-name="ro1">
          <table:table-cell table:formula="of:=[$Sheet2.A287]-[Sheet2.$D$3]" office:value-type="float" office:value="287.750666666667" calcext:value-type="float">
            <text:p>287,750666666667</text:p>
          </table:table-cell>
          <table:table-cell table:formula="of:=[$Sheet2.B287]-[Sheet2.$D$8]" office:value-type="float" office:value="777.356" calcext:value-type="float">
            <text:p>777,356</text:p>
          </table:table-cell>
        </table:table-row>
        <table:table-row table:style-name="ro1">
          <table:table-cell table:formula="of:=[$Sheet2.A288]-[Sheet2.$D$3]" office:value-type="float" office:value="304.750666666667" calcext:value-type="float">
            <text:p>304,750666666667</text:p>
          </table:table-cell>
          <table:table-cell table:formula="of:=[$Sheet2.B288]-[Sheet2.$D$8]" office:value-type="float" office:value="774.356" calcext:value-type="float">
            <text:p>774,356</text:p>
          </table:table-cell>
        </table:table-row>
        <table:table-row table:style-name="ro1">
          <table:table-cell table:formula="of:=[$Sheet2.A289]-[Sheet2.$D$3]" office:value-type="float" office:value="346.750666666667" calcext:value-type="float">
            <text:p>346,750666666667</text:p>
          </table:table-cell>
          <table:table-cell table:formula="of:=[$Sheet2.B289]-[Sheet2.$D$8]" office:value-type="float" office:value="764.356" calcext:value-type="float">
            <text:p>764,356</text:p>
          </table:table-cell>
        </table:table-row>
        <table:table-row table:style-name="ro1">
          <table:table-cell table:formula="of:=[$Sheet2.A290]-[Sheet2.$D$3]" office:value-type="float" office:value="416.750666666667" calcext:value-type="float">
            <text:p>416,750666666667</text:p>
          </table:table-cell>
          <table:table-cell table:formula="of:=[$Sheet2.B290]-[Sheet2.$D$8]" office:value-type="float" office:value="770.356" calcext:value-type="float">
            <text:p>770,356</text:p>
          </table:table-cell>
        </table:table-row>
        <table:table-row table:style-name="ro1">
          <table:table-cell table:formula="of:=[$Sheet2.A291]-[Sheet2.$D$3]" office:value-type="float" office:value="359.750666666667" calcext:value-type="float">
            <text:p>359,750666666667</text:p>
          </table:table-cell>
          <table:table-cell table:formula="of:=[$Sheet2.B291]-[Sheet2.$D$8]" office:value-type="float" office:value="719.356" calcext:value-type="float">
            <text:p>719,356</text:p>
          </table:table-cell>
        </table:table-row>
        <table:table-row table:style-name="ro1">
          <table:table-cell table:formula="of:=[$Sheet2.A292]-[Sheet2.$D$3]" office:value-type="float" office:value="373.750666666667" calcext:value-type="float">
            <text:p>373,750666666667</text:p>
          </table:table-cell>
          <table:table-cell table:formula="of:=[$Sheet2.B292]-[Sheet2.$D$8]" office:value-type="float" office:value="638.356" calcext:value-type="float">
            <text:p>638,356</text:p>
          </table:table-cell>
        </table:table-row>
        <table:table-row table:style-name="ro1">
          <table:table-cell table:formula="of:=[$Sheet2.A293]-[Sheet2.$D$3]" office:value-type="float" office:value="367.750666666667" calcext:value-type="float">
            <text:p>367,750666666667</text:p>
          </table:table-cell>
          <table:table-cell table:formula="of:=[$Sheet2.B293]-[Sheet2.$D$8]" office:value-type="float" office:value="554.356" calcext:value-type="float">
            <text:p>554,356</text:p>
          </table:table-cell>
        </table:table-row>
        <table:table-row table:style-name="ro1">
          <table:table-cell table:formula="of:=[$Sheet2.A294]-[Sheet2.$D$3]" office:value-type="float" office:value="354.750666666667" calcext:value-type="float">
            <text:p>354,750666666667</text:p>
          </table:table-cell>
          <table:table-cell table:formula="of:=[$Sheet2.B294]-[Sheet2.$D$8]" office:value-type="float" office:value="464.356" calcext:value-type="float">
            <text:p>464,356</text:p>
          </table:table-cell>
        </table:table-row>
        <table:table-row table:style-name="ro1">
          <table:table-cell table:formula="of:=[$Sheet2.A295]-[Sheet2.$D$3]" office:value-type="float" office:value="326.750666666667" calcext:value-type="float">
            <text:p>326,750666666667</text:p>
          </table:table-cell>
          <table:table-cell table:formula="of:=[$Sheet2.B295]-[Sheet2.$D$8]" office:value-type="float" office:value="386.356" calcext:value-type="float">
            <text:p>386,356</text:p>
          </table:table-cell>
        </table:table-row>
        <table:table-row table:style-name="ro1">
          <table:table-cell table:formula="of:=[$Sheet2.A296]-[Sheet2.$D$3]" office:value-type="float" office:value="304.750666666667" calcext:value-type="float">
            <text:p>304,750666666667</text:p>
          </table:table-cell>
          <table:table-cell table:formula="of:=[$Sheet2.B296]-[Sheet2.$D$8]" office:value-type="float" office:value="322.356" calcext:value-type="float">
            <text:p>322,356</text:p>
          </table:table-cell>
        </table:table-row>
        <table:table-row table:style-name="ro1">
          <table:table-cell table:formula="of:=[$Sheet2.A297]-[Sheet2.$D$3]" office:value-type="float" office:value="288.750666666667" calcext:value-type="float">
            <text:p>288,750666666667</text:p>
          </table:table-cell>
          <table:table-cell table:formula="of:=[$Sheet2.B297]-[Sheet2.$D$8]" office:value-type="float" office:value="260.356" calcext:value-type="float">
            <text:p>260,356</text:p>
          </table:table-cell>
        </table:table-row>
        <table:table-row table:style-name="ro1">
          <table:table-cell table:formula="of:=[$Sheet2.A298]-[Sheet2.$D$3]" office:value-type="float" office:value="295.750666666667" calcext:value-type="float">
            <text:p>295,750666666667</text:p>
          </table:table-cell>
          <table:table-cell table:formula="of:=[$Sheet2.B298]-[Sheet2.$D$8]" office:value-type="float" office:value="185.356" calcext:value-type="float">
            <text:p>185,356</text:p>
          </table:table-cell>
        </table:table-row>
        <table:table-row table:style-name="ro1">
          <table:table-cell table:formula="of:=[$Sheet2.A299]-[Sheet2.$D$3]" office:value-type="float" office:value="262.750666666667" calcext:value-type="float">
            <text:p>262,750666666667</text:p>
          </table:table-cell>
          <table:table-cell table:formula="of:=[$Sheet2.B299]-[Sheet2.$D$8]" office:value-type="float" office:value="32.356" calcext:value-type="float">
            <text:p>32,356</text:p>
          </table:table-cell>
        </table:table-row>
        <table:table-row table:style-name="ro1">
          <table:table-cell table:formula="of:=[$Sheet2.A300]-[Sheet2.$D$3]" office:value-type="float" office:value="162.750666666667" calcext:value-type="float">
            <text:p>162,750666666667</text:p>
          </table:table-cell>
          <table:table-cell table:formula="of:=[$Sheet2.B300]-[Sheet2.$D$8]" office:value-type="float" office:value="-98.644" calcext:value-type="float">
            <text:p>-98,644</text:p>
          </table:table-cell>
        </table:table-row>
        <table:table-row table:style-name="ro1">
          <table:table-cell table:formula="of:=[$Sheet2.A301]-[Sheet2.$D$3]" office:value-type="float" office:value="141.750666666667" calcext:value-type="float">
            <text:p>141,750666666667</text:p>
          </table:table-cell>
          <table:table-cell table:formula="of:=[$Sheet2.B301]-[Sheet2.$D$8]" office:value-type="float" office:value="-202.644" calcext:value-type="float">
            <text:p>-202,644</text:p>
          </table:table-cell>
        </table:table-row>
        <table:table-row table:style-name="ro1">
          <table:table-cell table:formula="of:=[$Sheet2.A302]-[Sheet2.$D$3]" office:value-type="float" office:value="80.7506666666666" calcext:value-type="float">
            <text:p>80,7506666666666</text:p>
          </table:table-cell>
          <table:table-cell table:formula="of:=[$Sheet2.B302]-[Sheet2.$D$8]" office:value-type="float" office:value="-320.644" calcext:value-type="float">
            <text:p>-320,644</text:p>
          </table:table-cell>
        </table:table-row>
        <table:table-row table:style-name="ro1">
          <table:table-cell table:formula="of:=[$Sheet2.A303]-[Sheet2.$D$3]" office:value-type="float" office:value="6.75066666666658" calcext:value-type="float">
            <text:p>6,75066666666658</text:p>
          </table:table-cell>
          <table:table-cell table:formula="of:=[$Sheet2.B303]-[Sheet2.$D$8]" office:value-type="float" office:value="-456.644" calcext:value-type="float">
            <text:p>-456,644</text:p>
          </table:table-cell>
        </table:table-row>
        <table:table-row table:style-name="ro1">
          <table:table-cell table:formula="of:=[$Sheet2.A304]-[Sheet2.$D$3]" office:value-type="float" office:value="-41.2493333333334" calcext:value-type="float">
            <text:p>-41,2493333333334</text:p>
          </table:table-cell>
          <table:table-cell table:formula="of:=[$Sheet2.B304]-[Sheet2.$D$8]" office:value-type="float" office:value="-504.644" calcext:value-type="float">
            <text:p>-504,644</text:p>
          </table:table-cell>
        </table:table-row>
        <table:table-row table:style-name="ro1">
          <table:table-cell table:formula="of:=[$Sheet2.A305]-[Sheet2.$D$3]" office:value-type="float" office:value="-115.249333333333" calcext:value-type="float">
            <text:p>-115,249333333333</text:p>
          </table:table-cell>
          <table:table-cell table:formula="of:=[$Sheet2.B305]-[Sheet2.$D$8]" office:value-type="float" office:value="-570.644" calcext:value-type="float">
            <text:p>-570,644</text:p>
          </table:table-cell>
        </table:table-row>
        <table:table-row table:style-name="ro1">
          <table:table-cell table:formula="of:=[$Sheet2.A306]-[Sheet2.$D$3]" office:value-type="float" office:value="-165.249333333333" calcext:value-type="float">
            <text:p>-165,249333333333</text:p>
          </table:table-cell>
          <table:table-cell table:formula="of:=[$Sheet2.B306]-[Sheet2.$D$8]" office:value-type="float" office:value="-629.644" calcext:value-type="float">
            <text:p>-629,644</text:p>
          </table:table-cell>
        </table:table-row>
        <table:table-row table:style-name="ro1">
          <table:table-cell table:formula="of:=[$Sheet2.A307]-[Sheet2.$D$3]" office:value-type="float" office:value="-206.249333333333" calcext:value-type="float">
            <text:p>-206,249333333333</text:p>
          </table:table-cell>
          <table:table-cell table:formula="of:=[$Sheet2.B307]-[Sheet2.$D$8]" office:value-type="float" office:value="-669.644" calcext:value-type="float">
            <text:p>-669,644</text:p>
          </table:table-cell>
        </table:table-row>
        <table:table-row table:style-name="ro1">
          <table:table-cell table:formula="of:=[$Sheet2.A308]-[Sheet2.$D$3]" office:value-type="float" office:value="-227.249333333333" calcext:value-type="float">
            <text:p>-227,249333333333</text:p>
          </table:table-cell>
          <table:table-cell table:formula="of:=[$Sheet2.B308]-[Sheet2.$D$8]" office:value-type="float" office:value="-733.644" calcext:value-type="float">
            <text:p>-733,644</text:p>
          </table:table-cell>
        </table:table-row>
        <table:table-row table:style-name="ro1">
          <table:table-cell table:formula="of:=[$Sheet2.A309]-[Sheet2.$D$3]" office:value-type="float" office:value="-268.249333333333" calcext:value-type="float">
            <text:p>-268,249333333333</text:p>
          </table:table-cell>
          <table:table-cell table:formula="of:=[$Sheet2.B309]-[Sheet2.$D$8]" office:value-type="float" office:value="-724.644" calcext:value-type="float">
            <text:p>-724,644</text:p>
          </table:table-cell>
        </table:table-row>
        <table:table-row table:style-name="ro1">
          <table:table-cell table:formula="of:=[$Sheet2.A310]-[Sheet2.$D$3]" office:value-type="float" office:value="-283.249333333333" calcext:value-type="float">
            <text:p>-283,249333333333</text:p>
          </table:table-cell>
          <table:table-cell table:formula="of:=[$Sheet2.B310]-[Sheet2.$D$8]" office:value-type="float" office:value="-738.644" calcext:value-type="float">
            <text:p>-738,644</text:p>
          </table:table-cell>
        </table:table-row>
        <table:table-row table:style-name="ro1">
          <table:table-cell table:formula="of:=[$Sheet2.A311]-[Sheet2.$D$3]" office:value-type="float" office:value="-310.249333333333" calcext:value-type="float">
            <text:p>-310,249333333333</text:p>
          </table:table-cell>
          <table:table-cell table:formula="of:=[$Sheet2.B311]-[Sheet2.$D$8]" office:value-type="float" office:value="-776.644" calcext:value-type="float">
            <text:p>-776,644</text:p>
          </table:table-cell>
        </table:table-row>
        <table:table-row table:style-name="ro1">
          <table:table-cell table:formula="of:=[$Sheet2.A312]-[Sheet2.$D$3]" office:value-type="float" office:value="-331.249333333333" calcext:value-type="float">
            <text:p>-331,249333333333</text:p>
          </table:table-cell>
          <table:table-cell table:formula="of:=[$Sheet2.B312]-[Sheet2.$D$8]" office:value-type="float" office:value="-746.644" calcext:value-type="float">
            <text:p>-746,644</text:p>
          </table:table-cell>
        </table:table-row>
        <table:table-row table:style-name="ro1">
          <table:table-cell table:formula="of:=[$Sheet2.A313]-[Sheet2.$D$3]" office:value-type="float" office:value="-376.249333333333" calcext:value-type="float">
            <text:p>-376,249333333333</text:p>
          </table:table-cell>
          <table:table-cell table:formula="of:=[$Sheet2.B313]-[Sheet2.$D$8]" office:value-type="float" office:value="-724.644" calcext:value-type="float">
            <text:p>-724,644</text:p>
          </table:table-cell>
        </table:table-row>
        <table:table-row table:style-name="ro1">
          <table:table-cell table:formula="of:=[$Sheet2.A314]-[Sheet2.$D$3]" office:value-type="float" office:value="-391.249333333333" calcext:value-type="float">
            <text:p>-391,249333333333</text:p>
          </table:table-cell>
          <table:table-cell table:formula="of:=[$Sheet2.B314]-[Sheet2.$D$8]" office:value-type="float" office:value="-617.644" calcext:value-type="float">
            <text:p>-617,644</text:p>
          </table:table-cell>
        </table:table-row>
        <table:table-row table:style-name="ro1">
          <table:table-cell table:formula="of:=[$Sheet2.A315]-[Sheet2.$D$3]" office:value-type="float" office:value="-351.249333333333" calcext:value-type="float">
            <text:p>-351,249333333333</text:p>
          </table:table-cell>
          <table:table-cell table:formula="of:=[$Sheet2.B315]-[Sheet2.$D$8]" office:value-type="float" office:value="-570.644" calcext:value-type="float">
            <text:p>-570,644</text:p>
          </table:table-cell>
        </table:table-row>
        <table:table-row table:style-name="ro1">
          <table:table-cell table:formula="of:=[$Sheet2.A316]-[Sheet2.$D$3]" office:value-type="float" office:value="-355.249333333333" calcext:value-type="float">
            <text:p>-355,249333333333</text:p>
          </table:table-cell>
          <table:table-cell table:formula="of:=[$Sheet2.B316]-[Sheet2.$D$8]" office:value-type="float" office:value="-480.644" calcext:value-type="float">
            <text:p>-480,644</text:p>
          </table:table-cell>
        </table:table-row>
        <table:table-row table:style-name="ro1">
          <table:table-cell table:formula="of:=[$Sheet2.A317]-[Sheet2.$D$3]" office:value-type="float" office:value="-355.249333333333" calcext:value-type="float">
            <text:p>-355,249333333333</text:p>
          </table:table-cell>
          <table:table-cell table:formula="of:=[$Sheet2.B317]-[Sheet2.$D$8]" office:value-type="float" office:value="-396.644" calcext:value-type="float">
            <text:p>-396,644</text:p>
          </table:table-cell>
        </table:table-row>
        <table:table-row table:style-name="ro1">
          <table:table-cell table:formula="of:=[$Sheet2.A318]-[Sheet2.$D$3]" office:value-type="float" office:value="-346.249333333333" calcext:value-type="float">
            <text:p>-346,249333333333</text:p>
          </table:table-cell>
          <table:table-cell table:formula="of:=[$Sheet2.B318]-[Sheet2.$D$8]" office:value-type="float" office:value="-332.644" calcext:value-type="float">
            <text:p>-332,644</text:p>
          </table:table-cell>
        </table:table-row>
        <table:table-row table:style-name="ro1">
          <table:table-cell table:formula="of:=[$Sheet2.A319]-[Sheet2.$D$3]" office:value-type="float" office:value="-335.249333333333" calcext:value-type="float">
            <text:p>-335,249333333333</text:p>
          </table:table-cell>
          <table:table-cell table:formula="of:=[$Sheet2.B319]-[Sheet2.$D$8]" office:value-type="float" office:value="-253.644" calcext:value-type="float">
            <text:p>-253,644</text:p>
          </table:table-cell>
        </table:table-row>
        <table:table-row table:style-name="ro1">
          <table:table-cell table:formula="of:=[$Sheet2.A320]-[Sheet2.$D$3]" office:value-type="float" office:value="-297.249333333333" calcext:value-type="float">
            <text:p>-297,249333333333</text:p>
          </table:table-cell>
          <table:table-cell table:formula="of:=[$Sheet2.B320]-[Sheet2.$D$8]" office:value-type="float" office:value="-204.644" calcext:value-type="float">
            <text:p>-204,644</text:p>
          </table:table-cell>
        </table:table-row>
        <table:table-row table:style-name="ro1">
          <table:table-cell table:formula="of:=[$Sheet2.A321]-[Sheet2.$D$3]" office:value-type="float" office:value="-176.249333333333" calcext:value-type="float">
            <text:p>-176,249333333333</text:p>
          </table:table-cell>
          <table:table-cell table:formula="of:=[$Sheet2.B321]-[Sheet2.$D$8]" office:value-type="float" office:value="-81.644" calcext:value-type="float">
            <text:p>-81,644</text:p>
          </table:table-cell>
        </table:table-row>
        <table:table-row table:style-name="ro1">
          <table:table-cell table:formula="of:=[$Sheet2.A322]-[Sheet2.$D$3]" office:value-type="float" office:value="-141.249333333333" calcext:value-type="float">
            <text:p>-141,249333333333</text:p>
          </table:table-cell>
          <table:table-cell table:formula="of:=[$Sheet2.B322]-[Sheet2.$D$8]" office:value-type="float" office:value="44.356" calcext:value-type="float">
            <text:p>44,356</text:p>
          </table:table-cell>
        </table:table-row>
        <table:table-row table:style-name="ro1">
          <table:table-cell table:formula="of:=[$Sheet2.A323]-[Sheet2.$D$3]" office:value-type="float" office:value="-169.249333333333" calcext:value-type="float">
            <text:p>-169,249333333333</text:p>
          </table:table-cell>
          <table:table-cell table:formula="of:=[$Sheet2.B323]-[Sheet2.$D$8]" office:value-type="float" office:value="171.356" calcext:value-type="float">
            <text:p>171,356</text:p>
          </table:table-cell>
        </table:table-row>
        <table:table-row table:style-name="ro1">
          <table:table-cell table:formula="of:=[$Sheet2.A324]-[Sheet2.$D$3]" office:value-type="float" office:value="-120.249333333333" calcext:value-type="float">
            <text:p>-120,249333333333</text:p>
          </table:table-cell>
          <table:table-cell table:formula="of:=[$Sheet2.B324]-[Sheet2.$D$8]" office:value-type="float" office:value="270.356" calcext:value-type="float">
            <text:p>270,356</text:p>
          </table:table-cell>
        </table:table-row>
        <table:table-row table:style-name="ro1">
          <table:table-cell table:formula="of:=[$Sheet2.A325]-[Sheet2.$D$3]" office:value-type="float" office:value="-42.2493333333334" calcext:value-type="float">
            <text:p>-42,2493333333334</text:p>
          </table:table-cell>
          <table:table-cell table:formula="of:=[$Sheet2.B325]-[Sheet2.$D$8]" office:value-type="float" office:value="386.356" calcext:value-type="float">
            <text:p>386,356</text:p>
          </table:table-cell>
        </table:table-row>
        <table:table-row table:style-name="ro1">
          <table:table-cell table:formula="of:=[$Sheet2.A326]-[Sheet2.$D$3]" office:value-type="float" office:value="1.75066666666658" calcext:value-type="float">
            <text:p>1,75066666666658</text:p>
          </table:table-cell>
          <table:table-cell table:formula="of:=[$Sheet2.B326]-[Sheet2.$D$8]" office:value-type="float" office:value="481.356" calcext:value-type="float">
            <text:p>481,356</text:p>
          </table:table-cell>
        </table:table-row>
        <table:table-row table:style-name="ro1">
          <table:table-cell table:formula="of:=[$Sheet2.A327]-[Sheet2.$D$3]" office:value-type="float" office:value="90.7506666666666" calcext:value-type="float">
            <text:p>90,7506666666666</text:p>
          </table:table-cell>
          <table:table-cell table:formula="of:=[$Sheet2.B327]-[Sheet2.$D$8]" office:value-type="float" office:value="560.356" calcext:value-type="float">
            <text:p>560,356</text:p>
          </table:table-cell>
        </table:table-row>
        <table:table-row table:style-name="ro1">
          <table:table-cell table:formula="of:=[$Sheet2.A328]-[Sheet2.$D$3]" office:value-type="float" office:value="86.7506666666666" calcext:value-type="float">
            <text:p>86,7506666666666</text:p>
          </table:table-cell>
          <table:table-cell table:formula="of:=[$Sheet2.B328]-[Sheet2.$D$8]" office:value-type="float" office:value="618.356" calcext:value-type="float">
            <text:p>618,356</text:p>
          </table:table-cell>
        </table:table-row>
        <table:table-row table:style-name="ro1">
          <table:table-cell table:formula="of:=[$Sheet2.A329]-[Sheet2.$D$3]" office:value-type="float" office:value="134.750666666667" calcext:value-type="float">
            <text:p>134,750666666667</text:p>
          </table:table-cell>
          <table:table-cell table:formula="of:=[$Sheet2.B329]-[Sheet2.$D$8]" office:value-type="float" office:value="689.356" calcext:value-type="float">
            <text:p>689,356</text:p>
          </table:table-cell>
        </table:table-row>
        <table:table-row table:style-name="ro1">
          <table:table-cell table:formula="of:=[$Sheet2.A330]-[Sheet2.$D$3]" office:value-type="float" office:value="183.750666666667" calcext:value-type="float">
            <text:p>183,750666666667</text:p>
          </table:table-cell>
          <table:table-cell table:formula="of:=[$Sheet2.B330]-[Sheet2.$D$8]" office:value-type="float" office:value="725.356" calcext:value-type="float">
            <text:p>725,356</text:p>
          </table:table-cell>
        </table:table-row>
        <table:table-row table:style-name="ro1">
          <table:table-cell table:formula="of:=[$Sheet2.A331]-[Sheet2.$D$3]" office:value-type="float" office:value="238.750666666667" calcext:value-type="float">
            <text:p>238,750666666667</text:p>
          </table:table-cell>
          <table:table-cell table:formula="of:=[$Sheet2.B331]-[Sheet2.$D$8]" office:value-type="float" office:value="759.356" calcext:value-type="float">
            <text:p>759,356</text:p>
          </table:table-cell>
        </table:table-row>
        <table:table-row table:style-name="ro1">
          <table:table-cell table:formula="of:=[$Sheet2.A332]-[Sheet2.$D$3]" office:value-type="float" office:value="288.750666666667" calcext:value-type="float">
            <text:p>288,750666666667</text:p>
          </table:table-cell>
          <table:table-cell table:formula="of:=[$Sheet2.B332]-[Sheet2.$D$8]" office:value-type="float" office:value="774.356" calcext:value-type="float">
            <text:p>774,356</text:p>
          </table:table-cell>
        </table:table-row>
        <table:table-row table:style-name="ro1">
          <table:table-cell table:formula="of:=[$Sheet2.A333]-[Sheet2.$D$3]" office:value-type="float" office:value="331.750666666667" calcext:value-type="float">
            <text:p>331,750666666667</text:p>
          </table:table-cell>
          <table:table-cell table:formula="of:=[$Sheet2.B333]-[Sheet2.$D$8]" office:value-type="float" office:value="779.356" calcext:value-type="float">
            <text:p>779,356</text:p>
          </table:table-cell>
        </table:table-row>
        <table:table-row table:style-name="ro1">
          <table:table-cell table:formula="of:=[$Sheet2.A334]-[Sheet2.$D$3]" office:value-type="float" office:value="354.750666666667" calcext:value-type="float">
            <text:p>354,750666666667</text:p>
          </table:table-cell>
          <table:table-cell table:formula="of:=[$Sheet2.B334]-[Sheet2.$D$8]" office:value-type="float" office:value="820.356" calcext:value-type="float">
            <text:p>820,356</text:p>
          </table:table-cell>
        </table:table-row>
        <table:table-row table:style-name="ro1">
          <table:table-cell table:formula="of:=[$Sheet2.A335]-[Sheet2.$D$3]" office:value-type="float" office:value="402.750666666667" calcext:value-type="float">
            <text:p>402,750666666667</text:p>
          </table:table-cell>
          <table:table-cell table:formula="of:=[$Sheet2.B335]-[Sheet2.$D$8]" office:value-type="float" office:value="783.356" calcext:value-type="float">
            <text:p>783,356</text:p>
          </table:table-cell>
        </table:table-row>
        <table:table-row table:style-name="ro1">
          <table:table-cell table:formula="of:=[$Sheet2.A336]-[Sheet2.$D$3]" office:value-type="float" office:value="397.750666666667" calcext:value-type="float">
            <text:p>397,750666666667</text:p>
          </table:table-cell>
          <table:table-cell table:formula="of:=[$Sheet2.B336]-[Sheet2.$D$8]" office:value-type="float" office:value="748.356" calcext:value-type="float">
            <text:p>748,356</text:p>
          </table:table-cell>
        </table:table-row>
        <table:table-row table:style-name="ro1">
          <table:table-cell table:formula="of:=[$Sheet2.A337]-[Sheet2.$D$3]" office:value-type="float" office:value="440.750666666667" calcext:value-type="float">
            <text:p>440,750666666667</text:p>
          </table:table-cell>
          <table:table-cell table:formula="of:=[$Sheet2.B337]-[Sheet2.$D$8]" office:value-type="float" office:value="670.356" calcext:value-type="float">
            <text:p>670,356</text:p>
          </table:table-cell>
        </table:table-row>
        <table:table-row table:style-name="ro1">
          <table:table-cell table:formula="of:=[$Sheet2.A338]-[Sheet2.$D$3]" office:value-type="float" office:value="428.750666666667" calcext:value-type="float">
            <text:p>428,750666666667</text:p>
          </table:table-cell>
          <table:table-cell table:formula="of:=[$Sheet2.B338]-[Sheet2.$D$8]" office:value-type="float" office:value="582.356" calcext:value-type="float">
            <text:p>582,356</text:p>
          </table:table-cell>
        </table:table-row>
        <table:table-row table:style-name="ro1">
          <table:table-cell table:formula="of:=[$Sheet2.A339]-[Sheet2.$D$3]" office:value-type="float" office:value="405.750666666667" calcext:value-type="float">
            <text:p>405,750666666667</text:p>
          </table:table-cell>
          <table:table-cell table:formula="of:=[$Sheet2.B339]-[Sheet2.$D$8]" office:value-type="float" office:value="496.356" calcext:value-type="float">
            <text:p>496,356</text:p>
          </table:table-cell>
        </table:table-row>
        <table:table-row table:style-name="ro1">
          <table:table-cell table:formula="of:=[$Sheet2.A340]-[Sheet2.$D$3]" office:value-type="float" office:value="363.750666666667" calcext:value-type="float">
            <text:p>363,750666666667</text:p>
          </table:table-cell>
          <table:table-cell table:formula="of:=[$Sheet2.B340]-[Sheet2.$D$8]" office:value-type="float" office:value="408.356" calcext:value-type="float">
            <text:p>408,356</text:p>
          </table:table-cell>
        </table:table-row>
        <table:table-row table:style-name="ro1">
          <table:table-cell table:formula="of:=[$Sheet2.A341]-[Sheet2.$D$3]" office:value-type="float" office:value="341.750666666667" calcext:value-type="float">
            <text:p>341,750666666667</text:p>
          </table:table-cell>
          <table:table-cell table:formula="of:=[$Sheet2.B341]-[Sheet2.$D$8]" office:value-type="float" office:value="345.356" calcext:value-type="float">
            <text:p>345,356</text:p>
          </table:table-cell>
        </table:table-row>
        <table:table-row table:style-name="ro1">
          <table:table-cell table:formula="of:=[$Sheet2.A342]-[Sheet2.$D$3]" office:value-type="float" office:value="358.750666666667" calcext:value-type="float">
            <text:p>358,750666666667</text:p>
          </table:table-cell>
          <table:table-cell table:formula="of:=[$Sheet2.B342]-[Sheet2.$D$8]" office:value-type="float" office:value="280.356" calcext:value-type="float">
            <text:p>280,356</text:p>
          </table:table-cell>
        </table:table-row>
        <table:table-row table:style-name="ro1">
          <table:table-cell table:formula="of:=[$Sheet2.A343]-[Sheet2.$D$3]" office:value-type="float" office:value="320.750666666667" calcext:value-type="float">
            <text:p>320,750666666667</text:p>
          </table:table-cell>
          <table:table-cell table:formula="of:=[$Sheet2.B343]-[Sheet2.$D$8]" office:value-type="float" office:value="207.356" calcext:value-type="float">
            <text:p>207,356</text:p>
          </table:table-cell>
        </table:table-row>
        <table:table-row table:style-name="ro1">
          <table:table-cell table:formula="of:=[$Sheet2.A344]-[Sheet2.$D$3]" office:value-type="float" office:value="274.750666666667" calcext:value-type="float">
            <text:p>274,750666666667</text:p>
          </table:table-cell>
          <table:table-cell table:formula="of:=[$Sheet2.B344]-[Sheet2.$D$8]" office:value-type="float" office:value="84.356" calcext:value-type="float">
            <text:p>84,356</text:p>
          </table:table-cell>
        </table:table-row>
        <table:table-row table:style-name="ro1">
          <table:table-cell table:formula="of:=[$Sheet2.A345]-[Sheet2.$D$3]" office:value-type="float" office:value="259.750666666667" calcext:value-type="float">
            <text:p>259,750666666667</text:p>
          </table:table-cell>
          <table:table-cell table:formula="of:=[$Sheet2.B345]-[Sheet2.$D$8]" office:value-type="float" office:value="-51.644" calcext:value-type="float">
            <text:p>-51,644</text:p>
          </table:table-cell>
        </table:table-row>
        <table:table-row table:style-name="ro1">
          <table:table-cell table:formula="of:=[$Sheet2.A346]-[Sheet2.$D$3]" office:value-type="float" office:value="146.750666666667" calcext:value-type="float">
            <text:p>146,750666666667</text:p>
          </table:table-cell>
          <table:table-cell table:formula="of:=[$Sheet2.B346]-[Sheet2.$D$8]" office:value-type="float" office:value="-135.644" calcext:value-type="float">
            <text:p>-135,644</text:p>
          </table:table-cell>
        </table:table-row>
        <table:table-row table:style-name="ro1">
          <table:table-cell table:formula="of:=[$Sheet2.A347]-[Sheet2.$D$3]" office:value-type="float" office:value="112.750666666667" calcext:value-type="float">
            <text:p>112,750666666667</text:p>
          </table:table-cell>
          <table:table-cell table:formula="of:=[$Sheet2.B347]-[Sheet2.$D$8]" office:value-type="float" office:value="-272.644" calcext:value-type="float">
            <text:p>-272,644</text:p>
          </table:table-cell>
        </table:table-row>
        <table:table-row table:style-name="ro1">
          <table:table-cell table:formula="of:=[$Sheet2.A348]-[Sheet2.$D$3]" office:value-type="float" office:value="58.7506666666666" calcext:value-type="float">
            <text:p>58,7506666666666</text:p>
          </table:table-cell>
          <table:table-cell table:formula="of:=[$Sheet2.B348]-[Sheet2.$D$8]" office:value-type="float" office:value="-377.644" calcext:value-type="float">
            <text:p>-377,644</text:p>
          </table:table-cell>
        </table:table-row>
        <table:table-row table:style-name="ro1">
          <table:table-cell table:formula="of:=[$Sheet2.A349]-[Sheet2.$D$3]" office:value-type="float" office:value="-1.24933333333342" calcext:value-type="float">
            <text:p>-1,24933333333342</text:p>
          </table:table-cell>
          <table:table-cell table:formula="of:=[$Sheet2.B349]-[Sheet2.$D$8]" office:value-type="float" office:value="-469.644" calcext:value-type="float">
            <text:p>-469,644</text:p>
          </table:table-cell>
        </table:table-row>
        <table:table-row table:style-name="ro1">
          <table:table-cell table:formula="of:=[$Sheet2.A350]-[Sheet2.$D$3]" office:value-type="float" office:value="-71.2493333333334" calcext:value-type="float">
            <text:p>-71,2493333333334</text:p>
          </table:table-cell>
          <table:table-cell table:formula="of:=[$Sheet2.B350]-[Sheet2.$D$8]" office:value-type="float" office:value="-547.644" calcext:value-type="float">
            <text:p>-547,644</text:p>
          </table:table-cell>
        </table:table-row>
        <table:table-row table:style-name="ro1">
          <table:table-cell table:formula="of:=[$Sheet2.A351]-[Sheet2.$D$3]" office:value-type="float" office:value="-136.249333333333" calcext:value-type="float">
            <text:p>-136,249333333333</text:p>
          </table:table-cell>
          <table:table-cell table:formula="of:=[$Sheet2.B351]-[Sheet2.$D$8]" office:value-type="float" office:value="-603.644" calcext:value-type="float">
            <text:p>-603,644</text:p>
          </table:table-cell>
        </table:table-row>
        <table:table-row table:style-name="ro1">
          <table:table-cell table:formula="of:=[$Sheet2.A352]-[Sheet2.$D$3]" office:value-type="float" office:value="-182.249333333333" calcext:value-type="float">
            <text:p>-182,249333333333</text:p>
          </table:table-cell>
          <table:table-cell table:formula="of:=[$Sheet2.B352]-[Sheet2.$D$8]" office:value-type="float" office:value="-655.644" calcext:value-type="float">
            <text:p>-655,644</text:p>
          </table:table-cell>
        </table:table-row>
        <table:table-row table:style-name="ro1">
          <table:table-cell table:formula="of:=[$Sheet2.A353]-[Sheet2.$D$3]" office:value-type="float" office:value="-221.249333333333" calcext:value-type="float">
            <text:p>-221,249333333333</text:p>
          </table:table-cell>
          <table:table-cell table:formula="of:=[$Sheet2.B353]-[Sheet2.$D$8]" office:value-type="float" office:value="-694.644" calcext:value-type="float">
            <text:p>-694,644</text:p>
          </table:table-cell>
        </table:table-row>
        <table:table-row table:style-name="ro1">
          <table:table-cell table:formula="of:=[$Sheet2.A354]-[Sheet2.$D$3]" office:value-type="float" office:value="-262.249333333333" calcext:value-type="float">
            <text:p>-262,249333333333</text:p>
          </table:table-cell>
          <table:table-cell table:formula="of:=[$Sheet2.B354]-[Sheet2.$D$8]" office:value-type="float" office:value="-732.644" calcext:value-type="float">
            <text:p>-732,644</text:p>
          </table:table-cell>
        </table:table-row>
        <table:table-row table:style-name="ro1">
          <table:table-cell table:formula="of:=[$Sheet2.A355]-[Sheet2.$D$3]" office:value-type="float" office:value="-277.249333333333" calcext:value-type="float">
            <text:p>-277,249333333333</text:p>
          </table:table-cell>
          <table:table-cell table:formula="of:=[$Sheet2.B355]-[Sheet2.$D$8]" office:value-type="float" office:value="-737.644" calcext:value-type="float">
            <text:p>-737,644</text:p>
          </table:table-cell>
        </table:table-row>
        <table:table-row table:style-name="ro1">
          <table:table-cell table:formula="of:=[$Sheet2.A356]-[Sheet2.$D$3]" office:value-type="float" office:value="-302.249333333333" calcext:value-type="float">
            <text:p>-302,249333333333</text:p>
          </table:table-cell>
          <table:table-cell table:formula="of:=[$Sheet2.B356]-[Sheet2.$D$8]" office:value-type="float" office:value="-732.644" calcext:value-type="float">
            <text:p>-732,644</text:p>
          </table:table-cell>
        </table:table-row>
        <table:table-row table:style-name="ro1">
          <table:table-cell table:formula="of:=[$Sheet2.A357]-[Sheet2.$D$3]" office:value-type="float" office:value="-335.249333333333" calcext:value-type="float">
            <text:p>-335,249333333333</text:p>
          </table:table-cell>
          <table:table-cell table:formula="of:=[$Sheet2.B357]-[Sheet2.$D$8]" office:value-type="float" office:value="-746.644" calcext:value-type="float">
            <text:p>-746,644</text:p>
          </table:table-cell>
        </table:table-row>
        <table:table-row table:style-name="ro1">
          <table:table-cell table:formula="of:=[$Sheet2.A358]-[Sheet2.$D$3]" office:value-type="float" office:value="-380.249333333333" calcext:value-type="float">
            <text:p>-380,249333333333</text:p>
          </table:table-cell>
          <table:table-cell table:formula="of:=[$Sheet2.B358]-[Sheet2.$D$8]" office:value-type="float" office:value="-728.644" calcext:value-type="float">
            <text:p>-728,644</text:p>
          </table:table-cell>
        </table:table-row>
        <table:table-row table:style-name="ro1">
          <table:table-cell table:formula="of:=[$Sheet2.A359]-[Sheet2.$D$3]" office:value-type="float" office:value="-313.249333333333" calcext:value-type="float">
            <text:p>-313,249333333333</text:p>
          </table:table-cell>
          <table:table-cell table:formula="of:=[$Sheet2.B359]-[Sheet2.$D$8]" office:value-type="float" office:value="-679.644" calcext:value-type="float">
            <text:p>-679,644</text:p>
          </table:table-cell>
        </table:table-row>
        <table:table-row table:style-name="ro1">
          <table:table-cell table:formula="of:=[$Sheet2.A360]-[Sheet2.$D$3]" office:value-type="float" office:value="-315.249333333333" calcext:value-type="float">
            <text:p>-315,249333333333</text:p>
          </table:table-cell>
          <table:table-cell table:formula="of:=[$Sheet2.B360]-[Sheet2.$D$8]" office:value-type="float" office:value="-574.644" calcext:value-type="float">
            <text:p>-574,644</text:p>
          </table:table-cell>
        </table:table-row>
        <table:table-row table:style-name="ro1">
          <table:table-cell table:formula="of:=[$Sheet2.A361]-[Sheet2.$D$3]" office:value-type="float" office:value="-326.249333333333" calcext:value-type="float">
            <text:p>-326,249333333333</text:p>
          </table:table-cell>
          <table:table-cell table:formula="of:=[$Sheet2.B361]-[Sheet2.$D$8]" office:value-type="float" office:value="-506.644" calcext:value-type="float">
            <text:p>-506,644</text:p>
          </table:table-cell>
        </table:table-row>
        <table:table-row table:style-name="ro1">
          <table:table-cell table:formula="of:=[$Sheet2.A362]-[Sheet2.$D$3]" office:value-type="float" office:value="-282.249333333333" calcext:value-type="float">
            <text:p>-282,249333333333</text:p>
          </table:table-cell>
          <table:table-cell table:formula="of:=[$Sheet2.B362]-[Sheet2.$D$8]" office:value-type="float" office:value="-468.644" calcext:value-type="float">
            <text:p>-468,644</text:p>
          </table:table-cell>
        </table:table-row>
        <table:table-row table:style-name="ro1">
          <table:table-cell table:formula="of:=[$Sheet2.A363]-[Sheet2.$D$3]" office:value-type="float" office:value="-257.249333333333" calcext:value-type="float">
            <text:p>-257,249333333333</text:p>
          </table:table-cell>
          <table:table-cell table:formula="of:=[$Sheet2.B363]-[Sheet2.$D$8]" office:value-type="float" office:value="-350.644" calcext:value-type="float">
            <text:p>-350,644</text:p>
          </table:table-cell>
        </table:table-row>
        <table:table-row table:style-name="ro1">
          <table:table-cell table:formula="of:=[$Sheet2.A364]-[Sheet2.$D$3]" office:value-type="float" office:value="-279.249333333333" calcext:value-type="float">
            <text:p>-279,249333333333</text:p>
          </table:table-cell>
          <table:table-cell table:formula="of:=[$Sheet2.B364]-[Sheet2.$D$8]" office:value-type="float" office:value="-282.644" calcext:value-type="float">
            <text:p>-282,644</text:p>
          </table:table-cell>
        </table:table-row>
        <table:table-row table:style-name="ro1">
          <table:table-cell table:formula="of:=[$Sheet2.A365]-[Sheet2.$D$3]" office:value-type="float" office:value="-298.249333333333" calcext:value-type="float">
            <text:p>-298,249333333333</text:p>
          </table:table-cell>
          <table:table-cell table:formula="of:=[$Sheet2.B365]-[Sheet2.$D$8]" office:value-type="float" office:value="-229.644" calcext:value-type="float">
            <text:p>-229,644</text:p>
          </table:table-cell>
        </table:table-row>
        <table:table-row table:style-name="ro1">
          <table:table-cell table:formula="of:=[$Sheet2.A366]-[Sheet2.$D$3]" office:value-type="float" office:value="-291.249333333333" calcext:value-type="float">
            <text:p>-291,249333333333</text:p>
          </table:table-cell>
          <table:table-cell table:formula="of:=[$Sheet2.B366]-[Sheet2.$D$8]" office:value-type="float" office:value="-140.644" calcext:value-type="float">
            <text:p>-140,644</text:p>
          </table:table-cell>
        </table:table-row>
        <table:table-row table:style-name="ro1">
          <table:table-cell table:formula="of:=[$Sheet2.A367]-[Sheet2.$D$3]" office:value-type="float" office:value="-250.249333333333" calcext:value-type="float">
            <text:p>-250,249333333333</text:p>
          </table:table-cell>
          <table:table-cell table:formula="of:=[$Sheet2.B367]-[Sheet2.$D$8]" office:value-type="float" office:value="1.35599999999999" calcext:value-type="float">
            <text:p>1,35599999999999</text:p>
          </table:table-cell>
        </table:table-row>
        <table:table-row table:style-name="ro1">
          <table:table-cell table:formula="of:=[$Sheet2.A368]-[Sheet2.$D$3]" office:value-type="float" office:value="-151.249333333333" calcext:value-type="float">
            <text:p>-151,249333333333</text:p>
          </table:table-cell>
          <table:table-cell table:formula="of:=[$Sheet2.B368]-[Sheet2.$D$8]" office:value-type="float" office:value="128.356" calcext:value-type="float">
            <text:p>128,356</text:p>
          </table:table-cell>
        </table:table-row>
        <table:table-row table:style-name="ro1">
          <table:table-cell table:formula="of:=[$Sheet2.A369]-[Sheet2.$D$3]" office:value-type="float" office:value="-86.2493333333334" calcext:value-type="float">
            <text:p>-86,2493333333334</text:p>
          </table:table-cell>
          <table:table-cell table:formula="of:=[$Sheet2.B369]-[Sheet2.$D$8]" office:value-type="float" office:value="237.356" calcext:value-type="float">
            <text:p>237,356</text:p>
          </table:table-cell>
        </table:table-row>
        <table:table-row table:style-name="ro1">
          <table:table-cell table:formula="of:=[$Sheet2.A370]-[Sheet2.$D$3]" office:value-type="float" office:value="-46.2493333333334" calcext:value-type="float">
            <text:p>-46,2493333333334</text:p>
          </table:table-cell>
          <table:table-cell table:formula="of:=[$Sheet2.B370]-[Sheet2.$D$8]" office:value-type="float" office:value="346.356" calcext:value-type="float">
            <text:p>346,356</text:p>
          </table:table-cell>
        </table:table-row>
        <table:table-row table:style-name="ro1">
          <table:table-cell table:formula="of:=[$Sheet2.A371]-[Sheet2.$D$3]" office:value-type="float" office:value="6.75066666666658" calcext:value-type="float">
            <text:p>6,75066666666658</text:p>
          </table:table-cell>
          <table:table-cell table:formula="of:=[$Sheet2.B371]-[Sheet2.$D$8]" office:value-type="float" office:value="449.356" calcext:value-type="float">
            <text:p>449,356</text:p>
          </table:table-cell>
        </table:table-row>
        <table:table-row table:style-name="ro1">
          <table:table-cell table:formula="of:=[$Sheet2.A372]-[Sheet2.$D$3]" office:value-type="float" office:value="54.7506666666666" calcext:value-type="float">
            <text:p>54,7506666666666</text:p>
          </table:table-cell>
          <table:table-cell table:formula="of:=[$Sheet2.B372]-[Sheet2.$D$8]" office:value-type="float" office:value="531.356" calcext:value-type="float">
            <text:p>531,356</text:p>
          </table:table-cell>
        </table:table-row>
        <table:table-row table:style-name="ro1">
          <table:table-cell table:formula="of:=[$Sheet2.A373]-[Sheet2.$D$3]" office:value-type="float" office:value="97.7506666666666" calcext:value-type="float">
            <text:p>97,7506666666666</text:p>
          </table:table-cell>
          <table:table-cell table:formula="of:=[$Sheet2.B373]-[Sheet2.$D$8]" office:value-type="float" office:value="604.356" calcext:value-type="float">
            <text:p>604,356</text:p>
          </table:table-cell>
        </table:table-row>
        <table:table-row table:style-name="ro1">
          <table:table-cell table:formula="of:=[$Sheet2.A374]-[Sheet2.$D$3]" office:value-type="float" office:value="118.750666666667" calcext:value-type="float">
            <text:p>118,750666666667</text:p>
          </table:table-cell>
          <table:table-cell table:formula="of:=[$Sheet2.B374]-[Sheet2.$D$8]" office:value-type="float" office:value="664.356" calcext:value-type="float">
            <text:p>664,356</text:p>
          </table:table-cell>
        </table:table-row>
        <table:table-row table:style-name="ro1">
          <table:table-cell table:formula="of:=[$Sheet2.A375]-[Sheet2.$D$3]" office:value-type="float" office:value="166.750666666667" calcext:value-type="float">
            <text:p>166,750666666667</text:p>
          </table:table-cell>
          <table:table-cell table:formula="of:=[$Sheet2.B375]-[Sheet2.$D$8]" office:value-type="float" office:value="713.356" calcext:value-type="float">
            <text:p>713,356</text:p>
          </table:table-cell>
        </table:table-row>
        <table:table-row table:style-name="ro1">
          <table:table-cell table:formula="of:=[$Sheet2.A376]-[Sheet2.$D$3]" office:value-type="float" office:value="223.750666666667" calcext:value-type="float">
            <text:p>223,750666666667</text:p>
          </table:table-cell>
          <table:table-cell table:formula="of:=[$Sheet2.B376]-[Sheet2.$D$8]" office:value-type="float" office:value="749.356" calcext:value-type="float">
            <text:p>749,356</text:p>
          </table:table-cell>
        </table:table-row>
        <table:table-row table:style-name="ro1">
          <table:table-cell table:formula="of:=[$Sheet2.A377]-[Sheet2.$D$3]" office:value-type="float" office:value="254.750666666667" calcext:value-type="float">
            <text:p>254,750666666667</text:p>
          </table:table-cell>
          <table:table-cell table:formula="of:=[$Sheet2.B377]-[Sheet2.$D$8]" office:value-type="float" office:value="773.356" calcext:value-type="float">
            <text:p>773,356</text:p>
          </table:table-cell>
        </table:table-row>
        <table:table-row table:style-name="ro1">
          <table:table-cell table:formula="of:=[$Sheet2.A378]-[Sheet2.$D$3]" office:value-type="float" office:value="321.750666666667" calcext:value-type="float">
            <text:p>321,750666666667</text:p>
          </table:table-cell>
          <table:table-cell table:formula="of:=[$Sheet2.B378]-[Sheet2.$D$8]" office:value-type="float" office:value="780.356" calcext:value-type="float">
            <text:p>780,356</text:p>
          </table:table-cell>
        </table:table-row>
        <table:table-row table:style-name="ro1">
          <table:table-cell table:formula="of:=[$Sheet2.A379]-[Sheet2.$D$3]" office:value-type="float" office:value="349.750666666667" calcext:value-type="float">
            <text:p>349,750666666667</text:p>
          </table:table-cell>
          <table:table-cell table:formula="of:=[$Sheet2.B379]-[Sheet2.$D$8]" office:value-type="float" office:value="777.356" calcext:value-type="float">
            <text:p>777,356</text:p>
          </table:table-cell>
        </table:table-row>
        <table:table-row table:style-name="ro1">
          <table:table-cell table:formula="of:=[$Sheet2.A380]-[Sheet2.$D$3]" office:value-type="float" office:value="375.750666666667" calcext:value-type="float">
            <text:p>375,750666666667</text:p>
          </table:table-cell>
          <table:table-cell table:formula="of:=[$Sheet2.B380]-[Sheet2.$D$8]" office:value-type="float" office:value="790.356" calcext:value-type="float">
            <text:p>790,356</text:p>
          </table:table-cell>
        </table:table-row>
        <table:table-row table:style-name="ro1">
          <table:table-cell table:formula="of:=[$Sheet2.A381]-[Sheet2.$D$3]" office:value-type="float" office:value="415.750666666667" calcext:value-type="float">
            <text:p>415,750666666667</text:p>
          </table:table-cell>
          <table:table-cell table:formula="of:=[$Sheet2.B381]-[Sheet2.$D$8]" office:value-type="float" office:value="762.356" calcext:value-type="float">
            <text:p>762,356</text:p>
          </table:table-cell>
        </table:table-row>
        <table:table-row table:style-name="ro1">
          <table:table-cell table:formula="of:=[$Sheet2.A382]-[Sheet2.$D$3]" office:value-type="float" office:value="388.750666666667" calcext:value-type="float">
            <text:p>388,750666666667</text:p>
          </table:table-cell>
          <table:table-cell table:formula="of:=[$Sheet2.B382]-[Sheet2.$D$8]" office:value-type="float" office:value="694.356" calcext:value-type="float">
            <text:p>694,356</text:p>
          </table:table-cell>
        </table:table-row>
        <table:table-row table:style-name="ro1">
          <table:table-cell table:formula="of:=[$Sheet2.A383]-[Sheet2.$D$3]" office:value-type="float" office:value="392.750666666667" calcext:value-type="float">
            <text:p>392,750666666667</text:p>
          </table:table-cell>
          <table:table-cell table:formula="of:=[$Sheet2.B383]-[Sheet2.$D$8]" office:value-type="float" office:value="619.356" calcext:value-type="float">
            <text:p>619,356</text:p>
          </table:table-cell>
        </table:table-row>
        <table:table-row table:style-name="ro1">
          <table:table-cell table:formula="of:=[$Sheet2.A384]-[Sheet2.$D$3]" office:value-type="float" office:value="462.750666666667" calcext:value-type="float">
            <text:p>462,750666666667</text:p>
          </table:table-cell>
          <table:table-cell table:formula="of:=[$Sheet2.B384]-[Sheet2.$D$8]" office:value-type="float" office:value="528.356" calcext:value-type="float">
            <text:p>528,356</text:p>
          </table:table-cell>
        </table:table-row>
        <table:table-row table:style-name="ro1">
          <table:table-cell table:formula="of:=[$Sheet2.A385]-[Sheet2.$D$3]" office:value-type="float" office:value="356.750666666667" calcext:value-type="float">
            <text:p>356,750666666667</text:p>
          </table:table-cell>
          <table:table-cell table:formula="of:=[$Sheet2.B385]-[Sheet2.$D$8]" office:value-type="float" office:value="442.356" calcext:value-type="float">
            <text:p>442,356</text:p>
          </table:table-cell>
        </table:table-row>
        <table:table-row table:style-name="ro1">
          <table:table-cell table:formula="of:=[$Sheet2.A386]-[Sheet2.$D$3]" office:value-type="float" office:value="344.750666666667" calcext:value-type="float">
            <text:p>344,750666666667</text:p>
          </table:table-cell>
          <table:table-cell table:formula="of:=[$Sheet2.B386]-[Sheet2.$D$8]" office:value-type="float" office:value="368.356" calcext:value-type="float">
            <text:p>368,356</text:p>
          </table:table-cell>
        </table:table-row>
        <table:table-row table:style-name="ro1">
          <table:table-cell table:formula="of:=[$Sheet2.A387]-[Sheet2.$D$3]" office:value-type="float" office:value="316.750666666667" calcext:value-type="float">
            <text:p>316,750666666667</text:p>
          </table:table-cell>
          <table:table-cell table:formula="of:=[$Sheet2.B387]-[Sheet2.$D$8]" office:value-type="float" office:value="317.356" calcext:value-type="float">
            <text:p>317,356</text:p>
          </table:table-cell>
        </table:table-row>
        <table:table-row table:style-name="ro1">
          <table:table-cell table:formula="of:=[$Sheet2.A388]-[Sheet2.$D$3]" office:value-type="float" office:value="335.750666666667" calcext:value-type="float">
            <text:p>335,750666666667</text:p>
          </table:table-cell>
          <table:table-cell table:formula="of:=[$Sheet2.B388]-[Sheet2.$D$8]" office:value-type="float" office:value="253.356" calcext:value-type="float">
            <text:p>253,356</text:p>
          </table:table-cell>
        </table:table-row>
        <table:table-row table:style-name="ro1">
          <table:table-cell table:formula="of:=[$Sheet2.A389]-[Sheet2.$D$3]" office:value-type="float" office:value="322.750666666667" calcext:value-type="float">
            <text:p>322,750666666667</text:p>
          </table:table-cell>
          <table:table-cell table:formula="of:=[$Sheet2.B389]-[Sheet2.$D$8]" office:value-type="float" office:value="138.356" calcext:value-type="float">
            <text:p>138,356</text:p>
          </table:table-cell>
        </table:table-row>
        <table:table-row table:style-name="ro1">
          <table:table-cell table:formula="of:=[$Sheet2.A390]-[Sheet2.$D$3]" office:value-type="float" office:value="282.750666666667" calcext:value-type="float">
            <text:p>282,750666666667</text:p>
          </table:table-cell>
          <table:table-cell table:formula="of:=[$Sheet2.B390]-[Sheet2.$D$8]" office:value-type="float" office:value="-3.64400000000001" calcext:value-type="float">
            <text:p>-3,64400000000001</text:p>
          </table:table-cell>
        </table:table-row>
        <table:table-row table:style-name="ro1">
          <table:table-cell table:formula="of:=[$Sheet2.A391]-[Sheet2.$D$3]" office:value-type="float" office:value="162.750666666667" calcext:value-type="float">
            <text:p>162,750666666667</text:p>
          </table:table-cell>
          <table:table-cell table:formula="of:=[$Sheet2.B391]-[Sheet2.$D$8]" office:value-type="float" office:value="-130.644" calcext:value-type="float">
            <text:p>-130,644</text:p>
          </table:table-cell>
        </table:table-row>
        <table:table-row table:style-name="ro1">
          <table:table-cell table:formula="of:=[$Sheet2.A392]-[Sheet2.$D$3]" office:value-type="float" office:value="131.750666666667" calcext:value-type="float">
            <text:p>131,750666666667</text:p>
          </table:table-cell>
          <table:table-cell table:formula="of:=[$Sheet2.B392]-[Sheet2.$D$8]" office:value-type="float" office:value="-238.644" calcext:value-type="float">
            <text:p>-238,644</text:p>
          </table:table-cell>
        </table:table-row>
        <table:table-row table:style-name="ro1">
          <table:table-cell table:formula="of:=[$Sheet2.A393]-[Sheet2.$D$3]" office:value-type="float" office:value="74.7506666666666" calcext:value-type="float">
            <text:p>74,7506666666666</text:p>
          </table:table-cell>
          <table:table-cell table:formula="of:=[$Sheet2.B393]-[Sheet2.$D$8]" office:value-type="float" office:value="-342.644" calcext:value-type="float">
            <text:p>-342,644</text:p>
          </table:table-cell>
        </table:table-row>
        <table:table-row table:style-name="ro1">
          <table:table-cell table:formula="of:=[$Sheet2.A394]-[Sheet2.$D$3]" office:value-type="float" office:value="15.7506666666666" calcext:value-type="float">
            <text:p>15,7506666666666</text:p>
          </table:table-cell>
          <table:table-cell table:formula="of:=[$Sheet2.B394]-[Sheet2.$D$8]" office:value-type="float" office:value="-440.644" calcext:value-type="float">
            <text:p>-440,644</text:p>
          </table:table-cell>
        </table:table-row>
        <table:table-row table:style-name="ro1">
          <table:table-cell table:formula="of:=[$Sheet2.A395]-[Sheet2.$D$3]" office:value-type="float" office:value="-22.2493333333334" calcext:value-type="float">
            <text:p>-22,2493333333334</text:p>
          </table:table-cell>
          <table:table-cell table:formula="of:=[$Sheet2.B395]-[Sheet2.$D$8]" office:value-type="float" office:value="-523.644" calcext:value-type="float">
            <text:p>-523,644</text:p>
          </table:table-cell>
        </table:table-row>
        <table:table-row table:style-name="ro1">
          <table:table-cell table:formula="of:=[$Sheet2.A396]-[Sheet2.$D$3]" office:value-type="float" office:value="-122.249333333333" calcext:value-type="float">
            <text:p>-122,249333333333</text:p>
          </table:table-cell>
          <table:table-cell table:formula="of:=[$Sheet2.B396]-[Sheet2.$D$8]" office:value-type="float" office:value="-601.644" calcext:value-type="float">
            <text:p>-601,644</text:p>
          </table:table-cell>
        </table:table-row>
        <table:table-row table:style-name="ro1">
          <table:table-cell table:formula="of:=[$Sheet2.A397]-[Sheet2.$D$3]" office:value-type="float" office:value="-167.249333333333" calcext:value-type="float">
            <text:p>-167,249333333333</text:p>
          </table:table-cell>
          <table:table-cell table:formula="of:=[$Sheet2.B397]-[Sheet2.$D$8]" office:value-type="float" office:value="-642.644" calcext:value-type="float">
            <text:p>-642,644</text:p>
          </table:table-cell>
        </table:table-row>
        <table:table-row table:style-name="ro1">
          <table:table-cell table:formula="of:=[$Sheet2.A398]-[Sheet2.$D$3]" office:value-type="float" office:value="-210.249333333333" calcext:value-type="float">
            <text:p>-210,249333333333</text:p>
          </table:table-cell>
          <table:table-cell table:formula="of:=[$Sheet2.B398]-[Sheet2.$D$8]" office:value-type="float" office:value="-681.644" calcext:value-type="float">
            <text:p>-681,644</text:p>
          </table:table-cell>
        </table:table-row>
        <table:table-row table:style-name="ro1">
          <table:table-cell table:formula="of:=[$Sheet2.A399]-[Sheet2.$D$3]" office:value-type="float" office:value="-222.249333333333" calcext:value-type="float">
            <text:p>-222,249333333333</text:p>
          </table:table-cell>
          <table:table-cell table:formula="of:=[$Sheet2.B399]-[Sheet2.$D$8]" office:value-type="float" office:value="-706.644" calcext:value-type="float">
            <text:p>-706,644</text:p>
          </table:table-cell>
        </table:table-row>
        <table:table-row table:style-name="ro1">
          <table:table-cell table:formula="of:=[$Sheet2.A400]-[Sheet2.$D$3]" office:value-type="float" office:value="-264.249333333333" calcext:value-type="float">
            <text:p>-264,249333333333</text:p>
          </table:table-cell>
          <table:table-cell table:formula="of:=[$Sheet2.B400]-[Sheet2.$D$8]" office:value-type="float" office:value="-730.644" calcext:value-type="float">
            <text:p>-730,644</text:p>
          </table:table-cell>
        </table:table-row>
        <table:table-row table:style-name="ro1">
          <table:table-cell table:formula="of:=[$Sheet2.A401]-[Sheet2.$D$3]" office:value-type="float" office:value="-309.249333333333" calcext:value-type="float">
            <text:p>-309,249333333333</text:p>
          </table:table-cell>
          <table:table-cell table:formula="of:=[$Sheet2.B401]-[Sheet2.$D$8]" office:value-type="float" office:value="-738.644" calcext:value-type="float">
            <text:p>-738,644</text:p>
          </table:table-cell>
        </table:table-row>
        <table:table-row table:style-name="ro1">
          <table:table-cell table:formula="of:=[$Sheet2.A402]-[Sheet2.$D$3]" office:value-type="float" office:value="-324.249333333333" calcext:value-type="float">
            <text:p>-324,249333333333</text:p>
          </table:table-cell>
          <table:table-cell table:formula="of:=[$Sheet2.B402]-[Sheet2.$D$8]" office:value-type="float" office:value="-757.644" calcext:value-type="float">
            <text:p>-757,644</text:p>
          </table:table-cell>
        </table:table-row>
        <table:table-row table:style-name="ro1">
          <table:table-cell table:formula="of:=[$Sheet2.A403]-[Sheet2.$D$3]" office:value-type="float" office:value="-347.249333333333" calcext:value-type="float">
            <text:p>-347,249333333333</text:p>
          </table:table-cell>
          <table:table-cell table:formula="of:=[$Sheet2.B403]-[Sheet2.$D$8]" office:value-type="float" office:value="-741.644" calcext:value-type="float">
            <text:p>-741,644</text:p>
          </table:table-cell>
        </table:table-row>
        <table:table-row table:style-name="ro1">
          <table:table-cell table:formula="of:=[$Sheet2.A404]-[Sheet2.$D$3]" office:value-type="float" office:value="-393.249333333333" calcext:value-type="float">
            <text:p>-393,249333333333</text:p>
          </table:table-cell>
          <table:table-cell table:formula="of:=[$Sheet2.B404]-[Sheet2.$D$8]" office:value-type="float" office:value="-700.644" calcext:value-type="float">
            <text:p>-700,644</text:p>
          </table:table-cell>
        </table:table-row>
        <table:table-row table:style-name="ro1">
          <table:table-cell table:formula="of:=[$Sheet2.A405]-[Sheet2.$D$3]" office:value-type="float" office:value="-367.249333333333" calcext:value-type="float">
            <text:p>-367,249333333333</text:p>
          </table:table-cell>
          <table:table-cell table:formula="of:=[$Sheet2.B405]-[Sheet2.$D$8]" office:value-type="float" office:value="-635.644" calcext:value-type="float">
            <text:p>-635,644</text:p>
          </table:table-cell>
        </table:table-row>
        <table:table-row table:style-name="ro1">
          <table:table-cell table:formula="of:=[$Sheet2.A406]-[Sheet2.$D$3]" office:value-type="float" office:value="-329.249333333333" calcext:value-type="float">
            <text:p>-329,249333333333</text:p>
          </table:table-cell>
          <table:table-cell table:formula="of:=[$Sheet2.B406]-[Sheet2.$D$8]" office:value-type="float" office:value="-550.644" calcext:value-type="float">
            <text:p>-550,644</text:p>
          </table:table-cell>
        </table:table-row>
        <table:table-row table:style-name="ro1">
          <table:table-cell table:formula="of:=[$Sheet2.A407]-[Sheet2.$D$3]" office:value-type="float" office:value="-337.249333333333" calcext:value-type="float">
            <text:p>-337,249333333333</text:p>
          </table:table-cell>
          <table:table-cell table:formula="of:=[$Sheet2.B407]-[Sheet2.$D$8]" office:value-type="float" office:value="-454.644" calcext:value-type="float">
            <text:p>-454,644</text:p>
          </table:table-cell>
        </table:table-row>
        <table:table-row table:style-name="ro1">
          <table:table-cell table:formula="of:=[$Sheet2.A408]-[Sheet2.$D$3]" office:value-type="float" office:value="-339.249333333333" calcext:value-type="float">
            <text:p>-339,249333333333</text:p>
          </table:table-cell>
          <table:table-cell table:formula="of:=[$Sheet2.B408]-[Sheet2.$D$8]" office:value-type="float" office:value="-372.644" calcext:value-type="float">
            <text:p>-372,644</text:p>
          </table:table-cell>
        </table:table-row>
        <table:table-row table:style-name="ro1">
          <table:table-cell table:formula="of:=[$Sheet2.A409]-[Sheet2.$D$3]" office:value-type="float" office:value="-342.249333333333" calcext:value-type="float">
            <text:p>-342,249333333333</text:p>
          </table:table-cell>
          <table:table-cell table:formula="of:=[$Sheet2.B409]-[Sheet2.$D$8]" office:value-type="float" office:value="-313.644" calcext:value-type="float">
            <text:p>-313,644</text:p>
          </table:table-cell>
        </table:table-row>
        <table:table-row table:style-name="ro1">
          <table:table-cell table:formula="of:=[$Sheet2.A410]-[Sheet2.$D$3]" office:value-type="float" office:value="-331.249333333333" calcext:value-type="float">
            <text:p>-331,249333333333</text:p>
          </table:table-cell>
          <table:table-cell table:formula="of:=[$Sheet2.B410]-[Sheet2.$D$8]" office:value-type="float" office:value="-222.644" calcext:value-type="float">
            <text:p>-222,644</text:p>
          </table:table-cell>
        </table:table-row>
        <table:table-row table:style-name="ro1">
          <table:table-cell table:formula="of:=[$Sheet2.A411]-[Sheet2.$D$3]" office:value-type="float" office:value="-291.249333333333" calcext:value-type="float">
            <text:p>-291,249333333333</text:p>
          </table:table-cell>
          <table:table-cell table:formula="of:=[$Sheet2.B411]-[Sheet2.$D$8]" office:value-type="float" office:value="-172.644" calcext:value-type="float">
            <text:p>-172,644</text:p>
          </table:table-cell>
        </table:table-row>
        <table:table-row table:style-name="ro1">
          <table:table-cell table:formula="of:=[$Sheet2.A412]-[Sheet2.$D$3]" office:value-type="float" office:value="-186.249333333333" calcext:value-type="float">
            <text:p>-186,249333333333</text:p>
          </table:table-cell>
          <table:table-cell table:formula="of:=[$Sheet2.B412]-[Sheet2.$D$8]" office:value-type="float" office:value="-49.644" calcext:value-type="float">
            <text:p>-49,644</text:p>
          </table:table-cell>
        </table:table-row>
        <table:table-row table:style-name="ro1">
          <table:table-cell table:formula="of:=[$Sheet2.A413]-[Sheet2.$D$3]" office:value-type="float" office:value="-193.249333333333" calcext:value-type="float">
            <text:p>-193,249333333333</text:p>
          </table:table-cell>
          <table:table-cell table:formula="of:=[$Sheet2.B413]-[Sheet2.$D$8]" office:value-type="float" office:value="80.356" calcext:value-type="float">
            <text:p>80,356</text:p>
          </table:table-cell>
        </table:table-row>
        <table:table-row table:style-name="ro1">
          <table:table-cell table:formula="of:=[$Sheet2.A414]-[Sheet2.$D$3]" office:value-type="float" office:value="-124.249333333333" calcext:value-type="float">
            <text:p>-124,249333333333</text:p>
          </table:table-cell>
          <table:table-cell table:formula="of:=[$Sheet2.B414]-[Sheet2.$D$8]" office:value-type="float" office:value="197.356" calcext:value-type="float">
            <text:p>197,356</text:p>
          </table:table-cell>
        </table:table-row>
        <table:table-row table:style-name="ro1">
          <table:table-cell table:formula="of:=[$Sheet2.A415]-[Sheet2.$D$3]" office:value-type="float" office:value="-74.2493333333334" calcext:value-type="float">
            <text:p>-74,2493333333334</text:p>
          </table:table-cell>
          <table:table-cell table:formula="of:=[$Sheet2.B415]-[Sheet2.$D$8]" office:value-type="float" office:value="318.356" calcext:value-type="float">
            <text:p>318,356</text:p>
          </table:table-cell>
        </table:table-row>
        <table:table-row table:style-name="ro1">
          <table:table-cell table:formula="of:=[$Sheet2.A416]-[Sheet2.$D$3]" office:value-type="float" office:value="-49.2493333333334" calcext:value-type="float">
            <text:p>-49,2493333333334</text:p>
          </table:table-cell>
          <table:table-cell table:formula="of:=[$Sheet2.B416]-[Sheet2.$D$8]" office:value-type="float" office:value="417.356" calcext:value-type="float">
            <text:p>417,356</text:p>
          </table:table-cell>
        </table:table-row>
        <table:table-row table:style-name="ro1">
          <table:table-cell table:formula="of:=[$Sheet2.A417]-[Sheet2.$D$3]" office:value-type="float" office:value="37.7506666666666" calcext:value-type="float">
            <text:p>37,7506666666666</text:p>
          </table:table-cell>
          <table:table-cell table:formula="of:=[$Sheet2.B417]-[Sheet2.$D$8]" office:value-type="float" office:value="489.356" calcext:value-type="float">
            <text:p>489,356</text:p>
          </table:table-cell>
        </table:table-row>
        <table:table-row table:style-name="ro1">
          <table:table-cell table:formula="of:=[$Sheet2.A418]-[Sheet2.$D$3]" office:value-type="float" office:value="96.7506666666666" calcext:value-type="float">
            <text:p>96,7506666666666</text:p>
          </table:table-cell>
          <table:table-cell table:formula="of:=[$Sheet2.B418]-[Sheet2.$D$8]" office:value-type="float" office:value="571.356" calcext:value-type="float">
            <text:p>571,356</text:p>
          </table:table-cell>
        </table:table-row>
        <table:table-row table:style-name="ro1">
          <table:table-cell table:formula="of:=[$Sheet2.A419]-[Sheet2.$D$3]" office:value-type="float" office:value="104.750666666667" calcext:value-type="float">
            <text:p>104,750666666667</text:p>
          </table:table-cell>
          <table:table-cell table:formula="of:=[$Sheet2.B419]-[Sheet2.$D$8]" office:value-type="float" office:value="642.356" calcext:value-type="float">
            <text:p>642,356</text:p>
          </table:table-cell>
        </table:table-row>
        <table:table-row table:style-name="ro1">
          <table:table-cell table:formula="of:=[$Sheet2.A420]-[Sheet2.$D$3]" office:value-type="float" office:value="145.750666666667" calcext:value-type="float">
            <text:p>145,750666666667</text:p>
          </table:table-cell>
          <table:table-cell table:formula="of:=[$Sheet2.B420]-[Sheet2.$D$8]" office:value-type="float" office:value="693.356" calcext:value-type="float">
            <text:p>693,356</text:p>
          </table:table-cell>
        </table:table-row>
        <table:table-row table:style-name="ro1">
          <table:table-cell table:formula="of:=[$Sheet2.A421]-[Sheet2.$D$3]" office:value-type="float" office:value="194.750666666667" calcext:value-type="float">
            <text:p>194,750666666667</text:p>
          </table:table-cell>
          <table:table-cell table:formula="of:=[$Sheet2.B421]-[Sheet2.$D$8]" office:value-type="float" office:value="733.356" calcext:value-type="float">
            <text:p>733,356</text:p>
          </table:table-cell>
        </table:table-row>
        <table:table-row table:style-name="ro1">
          <table:table-cell table:formula="of:=[$Sheet2.A422]-[Sheet2.$D$3]" office:value-type="float" office:value="238.750666666667" calcext:value-type="float">
            <text:p>238,750666666667</text:p>
          </table:table-cell>
          <table:table-cell table:formula="of:=[$Sheet2.B422]-[Sheet2.$D$8]" office:value-type="float" office:value="762.356" calcext:value-type="float">
            <text:p>762,356</text:p>
          </table:table-cell>
        </table:table-row>
        <table:table-row table:style-name="ro1">
          <table:table-cell table:formula="of:=[$Sheet2.A423]-[Sheet2.$D$3]" office:value-type="float" office:value="308.750666666667" calcext:value-type="float">
            <text:p>308,750666666667</text:p>
          </table:table-cell>
          <table:table-cell table:formula="of:=[$Sheet2.B423]-[Sheet2.$D$8]" office:value-type="float" office:value="772.356" calcext:value-type="float">
            <text:p>772,356</text:p>
          </table:table-cell>
        </table:table-row>
        <table:table-row table:style-name="ro1">
          <table:table-cell table:formula="of:=[$Sheet2.A424]-[Sheet2.$D$3]" office:value-type="float" office:value="326.750666666667" calcext:value-type="float">
            <text:p>326,750666666667</text:p>
          </table:table-cell>
          <table:table-cell table:formula="of:=[$Sheet2.B424]-[Sheet2.$D$8]" office:value-type="float" office:value="777.356" calcext:value-type="float">
            <text:p>777,356</text:p>
          </table:table-cell>
        </table:table-row>
        <table:table-row table:style-name="ro1">
          <table:table-cell table:formula="of:=[$Sheet2.A425]-[Sheet2.$D$3]" office:value-type="float" office:value="371.750666666667" calcext:value-type="float">
            <text:p>371,750666666667</text:p>
          </table:table-cell>
          <table:table-cell table:formula="of:=[$Sheet2.B425]-[Sheet2.$D$8]" office:value-type="float" office:value="796.356" calcext:value-type="float">
            <text:p>796,356</text:p>
          </table:table-cell>
        </table:table-row>
        <table:table-row table:style-name="ro1">
          <table:table-cell table:formula="of:=[$Sheet2.A426]-[Sheet2.$D$3]" office:value-type="float" office:value="395.750666666667" calcext:value-type="float">
            <text:p>395,750666666667</text:p>
          </table:table-cell>
          <table:table-cell table:formula="of:=[$Sheet2.B426]-[Sheet2.$D$8]" office:value-type="float" office:value="775.356" calcext:value-type="float">
            <text:p>775,356</text:p>
          </table:table-cell>
        </table:table-row>
        <table:table-row table:style-name="ro1">
          <table:table-cell table:formula="of:=[$Sheet2.A427]-[Sheet2.$D$3]" office:value-type="float" office:value="410.750666666667" calcext:value-type="float">
            <text:p>410,750666666667</text:p>
          </table:table-cell>
          <table:table-cell table:formula="of:=[$Sheet2.B427]-[Sheet2.$D$8]" office:value-type="float" office:value="724.356" calcext:value-type="float">
            <text:p>724,356</text:p>
          </table:table-cell>
        </table:table-row>
        <table:table-row table:style-name="ro1">
          <table:table-cell table:formula="of:=[$Sheet2.A428]-[Sheet2.$D$3]" office:value-type="float" office:value="429.750666666667" calcext:value-type="float">
            <text:p>429,750666666667</text:p>
          </table:table-cell>
          <table:table-cell table:formula="of:=[$Sheet2.B428]-[Sheet2.$D$8]" office:value-type="float" office:value="646.356" calcext:value-type="float">
            <text:p>646,356</text:p>
          </table:table-cell>
        </table:table-row>
        <table:table-row table:style-name="ro1">
          <table:table-cell table:formula="of:=[$Sheet2.A429]-[Sheet2.$D$3]" office:value-type="float" office:value="420.750666666667" calcext:value-type="float">
            <text:p>420,750666666667</text:p>
          </table:table-cell>
          <table:table-cell table:formula="of:=[$Sheet2.B429]-[Sheet2.$D$8]" office:value-type="float" office:value="556.356" calcext:value-type="float">
            <text:p>556,356</text:p>
          </table:table-cell>
        </table:table-row>
        <table:table-row table:style-name="ro1">
          <table:table-cell table:formula="of:=[$Sheet2.A430]-[Sheet2.$D$3]" office:value-type="float" office:value="404.750666666667" calcext:value-type="float">
            <text:p>404,750666666667</text:p>
          </table:table-cell>
          <table:table-cell table:formula="of:=[$Sheet2.B430]-[Sheet2.$D$8]" office:value-type="float" office:value="470.356" calcext:value-type="float">
            <text:p>470,356</text:p>
          </table:table-cell>
        </table:table-row>
        <table:table-row table:style-name="ro1">
          <table:table-cell table:formula="of:=[$Sheet2.A431]-[Sheet2.$D$3]" office:value-type="float" office:value="371.750666666667" calcext:value-type="float">
            <text:p>371,750666666667</text:p>
          </table:table-cell>
          <table:table-cell table:formula="of:=[$Sheet2.B431]-[Sheet2.$D$8]" office:value-type="float" office:value="393.356" calcext:value-type="float">
            <text:p>393,356</text:p>
          </table:table-cell>
        </table:table-row>
        <table:table-row table:style-name="ro1">
          <table:table-cell table:formula="of:=[$Sheet2.A432]-[Sheet2.$D$3]" office:value-type="float" office:value="335.750666666667" calcext:value-type="float">
            <text:p>335,750666666667</text:p>
          </table:table-cell>
          <table:table-cell table:formula="of:=[$Sheet2.B432]-[Sheet2.$D$8]" office:value-type="float" office:value="332.356" calcext:value-type="float">
            <text:p>332,356</text:p>
          </table:table-cell>
        </table:table-row>
        <table:table-row table:style-name="ro1">
          <table:table-cell table:formula="of:=[$Sheet2.A433]-[Sheet2.$D$3]" office:value-type="float" office:value="303.750666666667" calcext:value-type="float">
            <text:p>303,750666666667</text:p>
          </table:table-cell>
          <table:table-cell table:formula="of:=[$Sheet2.B433]-[Sheet2.$D$8]" office:value-type="float" office:value="267.356" calcext:value-type="float">
            <text:p>267,356</text:p>
          </table:table-cell>
        </table:table-row>
        <table:table-row table:style-name="ro1">
          <table:table-cell table:formula="of:=[$Sheet2.A434]-[Sheet2.$D$3]" office:value-type="float" office:value="276.750666666667" calcext:value-type="float">
            <text:p>276,750666666667</text:p>
          </table:table-cell>
          <table:table-cell table:formula="of:=[$Sheet2.B434]-[Sheet2.$D$8]" office:value-type="float" office:value="185.356" calcext:value-type="float">
            <text:p>185,356</text:p>
          </table:table-cell>
        </table:table-row>
        <table:table-row table:style-name="ro1">
          <table:table-cell table:formula="of:=[$Sheet2.A435]-[Sheet2.$D$3]" office:value-type="float" office:value="234.750666666667" calcext:value-type="float">
            <text:p>234,750666666667</text:p>
          </table:table-cell>
          <table:table-cell table:formula="of:=[$Sheet2.B435]-[Sheet2.$D$8]" office:value-type="float" office:value="47.356" calcext:value-type="float">
            <text:p>47,356</text:p>
          </table:table-cell>
        </table:table-row>
        <table:table-row table:style-name="ro1">
          <table:table-cell table:formula="of:=[$Sheet2.A436]-[Sheet2.$D$3]" office:value-type="float" office:value="189.750666666667" calcext:value-type="float">
            <text:p>189,750666666667</text:p>
          </table:table-cell>
          <table:table-cell table:formula="of:=[$Sheet2.B436]-[Sheet2.$D$8]" office:value-type="float" office:value="-135.644" calcext:value-type="float">
            <text:p>-135,644</text:p>
          </table:table-cell>
        </table:table-row>
        <table:table-row table:style-name="ro1">
          <table:table-cell table:formula="of:=[$Sheet2.A437]-[Sheet2.$D$3]" office:value-type="float" office:value="144.750666666667" calcext:value-type="float">
            <text:p>144,750666666667</text:p>
          </table:table-cell>
          <table:table-cell table:formula="of:=[$Sheet2.B437]-[Sheet2.$D$8]" office:value-type="float" office:value="-191.644" calcext:value-type="float">
            <text:p>-191,644</text:p>
          </table:table-cell>
        </table:table-row>
        <table:table-row table:style-name="ro1">
          <table:table-cell table:formula="of:=[$Sheet2.A438]-[Sheet2.$D$3]" office:value-type="float" office:value="85.7506666666666" calcext:value-type="float">
            <text:p>85,7506666666666</text:p>
          </table:table-cell>
          <table:table-cell table:formula="of:=[$Sheet2.B438]-[Sheet2.$D$8]" office:value-type="float" office:value="-313.644" calcext:value-type="float">
            <text:p>-313,644</text:p>
          </table:table-cell>
        </table:table-row>
        <table:table-row table:style-name="ro1">
          <table:table-cell table:formula="of:=[$Sheet2.A439]-[Sheet2.$D$3]" office:value-type="float" office:value="30.7506666666666" calcext:value-type="float">
            <text:p>30,7506666666666</text:p>
          </table:table-cell>
          <table:table-cell table:formula="of:=[$Sheet2.B439]-[Sheet2.$D$8]" office:value-type="float" office:value="-400.644" calcext:value-type="float">
            <text:p>-400,644</text:p>
          </table:table-cell>
        </table:table-row>
        <table:table-row table:style-name="ro1">
          <table:table-cell table:formula="of:=[$Sheet2.A440]-[Sheet2.$D$3]" office:value-type="float" office:value="-15.2493333333334" calcext:value-type="float">
            <text:p>-15,2493333333334</text:p>
          </table:table-cell>
          <table:table-cell table:formula="of:=[$Sheet2.B440]-[Sheet2.$D$8]" office:value-type="float" office:value="-483.644" calcext:value-type="float">
            <text:p>-483,644</text:p>
          </table:table-cell>
        </table:table-row>
        <table:table-row table:style-name="ro1">
          <table:table-cell table:formula="of:=[$Sheet2.A441]-[Sheet2.$D$3]" office:value-type="float" office:value="-93.2493333333334" calcext:value-type="float">
            <text:p>-93,2493333333334</text:p>
          </table:table-cell>
          <table:table-cell table:formula="of:=[$Sheet2.B441]-[Sheet2.$D$8]" office:value-type="float" office:value="-561.644" calcext:value-type="float">
            <text:p>-561,644</text:p>
          </table:table-cell>
        </table:table-row>
        <table:table-row table:style-name="ro1">
          <table:table-cell table:formula="of:=[$Sheet2.A442]-[Sheet2.$D$3]" office:value-type="float" office:value="-151.249333333333" calcext:value-type="float">
            <text:p>-151,249333333333</text:p>
          </table:table-cell>
          <table:table-cell table:formula="of:=[$Sheet2.B442]-[Sheet2.$D$8]" office:value-type="float" office:value="-622.644" calcext:value-type="float">
            <text:p>-622,644</text:p>
          </table:table-cell>
        </table:table-row>
        <table:table-row table:style-name="ro1">
          <table:table-cell table:formula="of:=[$Sheet2.A443]-[Sheet2.$D$3]" office:value-type="float" office:value="-197.249333333333" calcext:value-type="float">
            <text:p>-197,249333333333</text:p>
          </table:table-cell>
          <table:table-cell table:formula="of:=[$Sheet2.B443]-[Sheet2.$D$8]" office:value-type="float" office:value="-665.644" calcext:value-type="float">
            <text:p>-665,644</text:p>
          </table:table-cell>
        </table:table-row>
        <table:table-row table:style-name="ro1">
          <table:table-cell table:formula="of:=[$Sheet2.A444]-[Sheet2.$D$3]" office:value-type="float" office:value="-218.249333333333" calcext:value-type="float">
            <text:p>-218,249333333333</text:p>
          </table:table-cell>
          <table:table-cell table:formula="of:=[$Sheet2.B444]-[Sheet2.$D$8]" office:value-type="float" office:value="-706.644" calcext:value-type="float">
            <text:p>-706,644</text:p>
          </table:table-cell>
        </table:table-row>
        <table:table-row table:style-name="ro1">
          <table:table-cell table:formula="of:=[$Sheet2.A445]-[Sheet2.$D$3]" office:value-type="float" office:value="-255.249333333333" calcext:value-type="float">
            <text:p>-255,249333333333</text:p>
          </table:table-cell>
          <table:table-cell table:formula="of:=[$Sheet2.B445]-[Sheet2.$D$8]" office:value-type="float" office:value="-731.644" calcext:value-type="float">
            <text:p>-731,644</text:p>
          </table:table-cell>
        </table:table-row>
        <table:table-row table:style-name="ro1">
          <table:table-cell table:formula="of:=[$Sheet2.A446]-[Sheet2.$D$3]" office:value-type="float" office:value="-270.249333333333" calcext:value-type="float">
            <text:p>-270,249333333333</text:p>
          </table:table-cell>
          <table:table-cell table:formula="of:=[$Sheet2.B446]-[Sheet2.$D$8]" office:value-type="float" office:value="-741.644" calcext:value-type="float">
            <text:p>-741,644</text:p>
          </table:table-cell>
        </table:table-row>
        <table:table-row table:style-name="ro1">
          <table:table-cell table:formula="of:=[$Sheet2.A447]-[Sheet2.$D$3]" office:value-type="float" office:value="-293.249333333333" calcext:value-type="float">
            <text:p>-293,249333333333</text:p>
          </table:table-cell>
          <table:table-cell table:formula="of:=[$Sheet2.B447]-[Sheet2.$D$8]" office:value-type="float" office:value="-734.644" calcext:value-type="float">
            <text:p>-734,644</text:p>
          </table:table-cell>
        </table:table-row>
        <table:table-row table:style-name="ro1">
          <table:table-cell table:formula="of:=[$Sheet2.A448]-[Sheet2.$D$3]" office:value-type="float" office:value="-345.249333333333" calcext:value-type="float">
            <text:p>-345,249333333333</text:p>
          </table:table-cell>
          <table:table-cell table:formula="of:=[$Sheet2.B448]-[Sheet2.$D$8]" office:value-type="float" office:value="-743.644" calcext:value-type="float">
            <text:p>-743,644</text:p>
          </table:table-cell>
        </table:table-row>
        <table:table-row table:style-name="ro1">
          <table:table-cell table:formula="of:=[$Sheet2.A449]-[Sheet2.$D$3]" office:value-type="float" office:value="-347.249333333333" calcext:value-type="float">
            <text:p>-347,249333333333</text:p>
          </table:table-cell>
          <table:table-cell table:formula="of:=[$Sheet2.B449]-[Sheet2.$D$8]" office:value-type="float" office:value="-717.644" calcext:value-type="float">
            <text:p>-717,644</text:p>
          </table:table-cell>
        </table:table-row>
        <table:table-row table:style-name="ro1">
          <table:table-cell table:formula="of:=[$Sheet2.A450]-[Sheet2.$D$3]" office:value-type="float" office:value="-355.249333333333" calcext:value-type="float">
            <text:p>-355,249333333333</text:p>
          </table:table-cell>
          <table:table-cell table:formula="of:=[$Sheet2.B450]-[Sheet2.$D$8]" office:value-type="float" office:value="-661.644" calcext:value-type="float">
            <text:p>-661,644</text:p>
          </table:table-cell>
        </table:table-row>
        <table:table-row table:style-name="ro1">
          <table:table-cell table:formula="of:=[$Sheet2.A451]-[Sheet2.$D$3]" office:value-type="float" office:value="-388.249333333333" calcext:value-type="float">
            <text:p>-388,249333333333</text:p>
          </table:table-cell>
          <table:table-cell table:formula="of:=[$Sheet2.B451]-[Sheet2.$D$8]" office:value-type="float" office:value="-569.644" calcext:value-type="float">
            <text:p>-569,644</text:p>
          </table:table-cell>
        </table:table-row>
        <table:table-row table:style-name="ro1">
          <table:table-cell table:formula="of:=[$Sheet2.A452]-[Sheet2.$D$3]" office:value-type="float" office:value="-390.249333333333" calcext:value-type="float">
            <text:p>-390,249333333333</text:p>
          </table:table-cell>
          <table:table-cell table:formula="of:=[$Sheet2.B452]-[Sheet2.$D$8]" office:value-type="float" office:value="-485.644" calcext:value-type="float">
            <text:p>-485,644</text:p>
          </table:table-cell>
        </table:table-row>
        <table:table-row table:style-name="ro1">
          <table:table-cell table:formula="of:=[$Sheet2.A453]-[Sheet2.$D$3]" office:value-type="float" office:value="-349.249333333333" calcext:value-type="float">
            <text:p>-349,249333333333</text:p>
          </table:table-cell>
          <table:table-cell table:formula="of:=[$Sheet2.B453]-[Sheet2.$D$8]" office:value-type="float" office:value="-401.644" calcext:value-type="float">
            <text:p>-401,644</text:p>
          </table:table-cell>
        </table:table-row>
        <table:table-row table:style-name="ro1">
          <table:table-cell table:formula="of:=[$Sheet2.A454]-[Sheet2.$D$3]" office:value-type="float" office:value="-260.249333333333" calcext:value-type="float">
            <text:p>-260,249333333333</text:p>
          </table:table-cell>
          <table:table-cell table:formula="of:=[$Sheet2.B454]-[Sheet2.$D$8]" office:value-type="float" office:value="-329.644" calcext:value-type="float">
            <text:p>-329,644</text:p>
          </table:table-cell>
        </table:table-row>
        <table:table-row table:style-name="ro1">
          <table:table-cell table:formula="of:=[$Sheet2.A455]-[Sheet2.$D$3]" office:value-type="float" office:value="-230.249333333333" calcext:value-type="float">
            <text:p>-230,249333333333</text:p>
          </table:table-cell>
          <table:table-cell table:formula="of:=[$Sheet2.B455]-[Sheet2.$D$8]" office:value-type="float" office:value="-264.644" calcext:value-type="float">
            <text:p>-264,644</text:p>
          </table:table-cell>
        </table:table-row>
        <table:table-row table:style-name="ro1">
          <table:table-cell table:formula="of:=[$Sheet2.A456]-[Sheet2.$D$3]" office:value-type="float" office:value="-247.249333333333" calcext:value-type="float">
            <text:p>-247,249333333333</text:p>
          </table:table-cell>
          <table:table-cell table:formula="of:=[$Sheet2.B456]-[Sheet2.$D$8]" office:value-type="float" office:value="-208.644" calcext:value-type="float">
            <text:p>-208,644</text:p>
          </table:table-cell>
        </table:table-row>
        <table:table-row table:style-name="ro1">
          <table:table-cell table:formula="of:=[$Sheet2.A457]-[Sheet2.$D$3]" office:value-type="float" office:value="-258.249333333333" calcext:value-type="float">
            <text:p>-258,249333333333</text:p>
          </table:table-cell>
          <table:table-cell table:formula="of:=[$Sheet2.B457]-[Sheet2.$D$8]" office:value-type="float" office:value="-105.644" calcext:value-type="float">
            <text:p>-105,644</text:p>
          </table:table-cell>
        </table:table-row>
        <table:table-row table:style-name="ro1">
          <table:table-cell table:formula="of:=[$Sheet2.A458]-[Sheet2.$D$3]" office:value-type="float" office:value="-194.249333333333" calcext:value-type="float">
            <text:p>-194,249333333333</text:p>
          </table:table-cell>
          <table:table-cell table:formula="of:=[$Sheet2.B458]-[Sheet2.$D$8]" office:value-type="float" office:value="37.356" calcext:value-type="float">
            <text:p>37,356</text:p>
          </table:table-cell>
        </table:table-row>
        <table:table-row table:style-name="ro1">
          <table:table-cell table:formula="of:=[$Sheet2.A459]-[Sheet2.$D$3]" office:value-type="float" office:value="-114.249333333333" calcext:value-type="float">
            <text:p>-114,249333333333</text:p>
          </table:table-cell>
          <table:table-cell table:formula="of:=[$Sheet2.B459]-[Sheet2.$D$8]" office:value-type="float" office:value="160.356" calcext:value-type="float">
            <text:p>160,356</text:p>
          </table:table-cell>
        </table:table-row>
        <table:table-row table:style-name="ro1">
          <table:table-cell table:formula="of:=[$Sheet2.A460]-[Sheet2.$D$3]" office:value-type="float" office:value="-82.2493333333334" calcext:value-type="float">
            <text:p>-82,2493333333334</text:p>
          </table:table-cell>
          <table:table-cell table:formula="of:=[$Sheet2.B460]-[Sheet2.$D$8]" office:value-type="float" office:value="260.356" calcext:value-type="float">
            <text:p>260,356</text:p>
          </table:table-cell>
        </table:table-row>
        <table:table-row table:style-name="ro1">
          <table:table-cell table:formula="of:=[$Sheet2.A461]-[Sheet2.$D$3]" office:value-type="float" office:value="-38.2493333333334" calcext:value-type="float">
            <text:p>-38,2493333333334</text:p>
          </table:table-cell>
          <table:table-cell table:formula="of:=[$Sheet2.B461]-[Sheet2.$D$8]" office:value-type="float" office:value="377.356" calcext:value-type="float">
            <text:p>377,356</text:p>
          </table:table-cell>
        </table:table-row>
        <table:table-row table:style-name="ro1">
          <table:table-cell table:formula="of:=[$Sheet2.A462]-[Sheet2.$D$3]" office:value-type="float" office:value="25.7506666666666" calcext:value-type="float">
            <text:p>25,7506666666666</text:p>
          </table:table-cell>
          <table:table-cell table:formula="of:=[$Sheet2.B462]-[Sheet2.$D$8]" office:value-type="float" office:value="467.356" calcext:value-type="float">
            <text:p>467,356</text:p>
          </table:table-cell>
        </table:table-row>
        <table:table-row table:style-name="ro1">
          <table:table-cell table:formula="of:=[$Sheet2.A463]-[Sheet2.$D$3]" office:value-type="float" office:value="69.7506666666666" calcext:value-type="float">
            <text:p>69,7506666666666</text:p>
          </table:table-cell>
          <table:table-cell table:formula="of:=[$Sheet2.B463]-[Sheet2.$D$8]" office:value-type="float" office:value="557.356" calcext:value-type="float">
            <text:p>557,356</text:p>
          </table:table-cell>
        </table:table-row>
        <table:table-row table:style-name="ro1">
          <table:table-cell table:formula="of:=[$Sheet2.A464]-[Sheet2.$D$3]" office:value-type="float" office:value="73.7506666666666" calcext:value-type="float">
            <text:p>73,7506666666666</text:p>
          </table:table-cell>
          <table:table-cell table:formula="of:=[$Sheet2.B464]-[Sheet2.$D$8]" office:value-type="float" office:value="617.356" calcext:value-type="float">
            <text:p>617,356</text:p>
          </table:table-cell>
        </table:table-row>
        <table:table-row table:style-name="ro1">
          <table:table-cell table:formula="of:=[$Sheet2.A465]-[Sheet2.$D$3]" office:value-type="float" office:value="126.750666666667" calcext:value-type="float">
            <text:p>126,750666666667</text:p>
          </table:table-cell>
          <table:table-cell table:formula="of:=[$Sheet2.B465]-[Sheet2.$D$8]" office:value-type="float" office:value="678.356" calcext:value-type="float">
            <text:p>678,356</text:p>
          </table:table-cell>
        </table:table-row>
        <table:table-row table:style-name="ro1">
          <table:table-cell table:formula="of:=[$Sheet2.A466]-[Sheet2.$D$3]" office:value-type="float" office:value="178.750666666667" calcext:value-type="float">
            <text:p>178,750666666667</text:p>
          </table:table-cell>
          <table:table-cell table:formula="of:=[$Sheet2.B466]-[Sheet2.$D$8]" office:value-type="float" office:value="718.356" calcext:value-type="float">
            <text:p>718,356</text:p>
          </table:table-cell>
        </table:table-row>
        <table:table-row table:style-name="ro1">
          <table:table-cell table:formula="of:=[$Sheet2.A467]-[Sheet2.$D$3]" office:value-type="float" office:value="230.750666666667" calcext:value-type="float">
            <text:p>230,750666666667</text:p>
          </table:table-cell>
          <table:table-cell table:formula="of:=[$Sheet2.B467]-[Sheet2.$D$8]" office:value-type="float" office:value="757.356" calcext:value-type="float">
            <text:p>757,356</text:p>
          </table:table-cell>
        </table:table-row>
        <table:table-row table:style-name="ro1">
          <table:table-cell table:formula="of:=[$Sheet2.A468]-[Sheet2.$D$3]" office:value-type="float" office:value="295.750666666667" calcext:value-type="float">
            <text:p>295,750666666667</text:p>
          </table:table-cell>
          <table:table-cell table:formula="of:=[$Sheet2.B468]-[Sheet2.$D$8]" office:value-type="float" office:value="774.356" calcext:value-type="float">
            <text:p>774,356</text:p>
          </table:table-cell>
        </table:table-row>
        <table:table-row table:style-name="ro1">
          <table:table-cell table:formula="of:=[$Sheet2.A469]-[Sheet2.$D$3]" office:value-type="float" office:value="322.750666666667" calcext:value-type="float">
            <text:p>322,750666666667</text:p>
          </table:table-cell>
          <table:table-cell table:formula="of:=[$Sheet2.B469]-[Sheet2.$D$8]" office:value-type="float" office:value="785.356" calcext:value-type="float">
            <text:p>785,356</text:p>
          </table:table-cell>
        </table:table-row>
        <table:table-row table:style-name="ro1">
          <table:table-cell table:formula="of:=[$Sheet2.A470]-[Sheet2.$D$3]" office:value-type="float" office:value="352.750666666667" calcext:value-type="float">
            <text:p>352,750666666667</text:p>
          </table:table-cell>
          <table:table-cell table:formula="of:=[$Sheet2.B470]-[Sheet2.$D$8]" office:value-type="float" office:value="800.356" calcext:value-type="float">
            <text:p>800,356</text:p>
          </table:table-cell>
        </table:table-row>
        <table:table-row table:style-name="ro1">
          <table:table-cell table:formula="of:=[$Sheet2.A471]-[Sheet2.$D$3]" office:value-type="float" office:value="388.750666666667" calcext:value-type="float">
            <text:p>388,750666666667</text:p>
          </table:table-cell>
          <table:table-cell table:formula="of:=[$Sheet2.B471]-[Sheet2.$D$8]" office:value-type="float" office:value="778.356" calcext:value-type="float">
            <text:p>778,356</text:p>
          </table:table-cell>
        </table:table-row>
        <table:table-row table:style-name="ro1">
          <table:table-cell table:formula="of:=[$Sheet2.A472]-[Sheet2.$D$3]" office:value-type="float" office:value="408.750666666667" calcext:value-type="float">
            <text:p>408,750666666667</text:p>
          </table:table-cell>
          <table:table-cell table:formula="of:=[$Sheet2.B472]-[Sheet2.$D$8]" office:value-type="float" office:value="756.356" calcext:value-type="float">
            <text:p>756,356</text:p>
          </table:table-cell>
        </table:table-row>
        <table:table-row table:style-name="ro1">
          <table:table-cell table:formula="of:=[$Sheet2.A473]-[Sheet2.$D$3]" office:value-type="float" office:value="429.750666666667" calcext:value-type="float">
            <text:p>429,750666666667</text:p>
          </table:table-cell>
          <table:table-cell table:formula="of:=[$Sheet2.B473]-[Sheet2.$D$8]" office:value-type="float" office:value="682.356" calcext:value-type="float">
            <text:p>682,356</text:p>
          </table:table-cell>
        </table:table-row>
        <table:table-row table:style-name="ro1">
          <table:table-cell table:formula="of:=[$Sheet2.A474]-[Sheet2.$D$3]" office:value-type="float" office:value="408.750666666667" calcext:value-type="float">
            <text:p>408,750666666667</text:p>
          </table:table-cell>
          <table:table-cell table:formula="of:=[$Sheet2.B474]-[Sheet2.$D$8]" office:value-type="float" office:value="590.356" calcext:value-type="float">
            <text:p>590,356</text:p>
          </table:table-cell>
        </table:table-row>
        <table:table-row table:style-name="ro1">
          <table:table-cell table:formula="of:=[$Sheet2.A475]-[Sheet2.$D$3]" office:value-type="float" office:value="405.750666666667" calcext:value-type="float">
            <text:p>405,750666666667</text:p>
          </table:table-cell>
          <table:table-cell table:formula="of:=[$Sheet2.B475]-[Sheet2.$D$8]" office:value-type="float" office:value="506.356" calcext:value-type="float">
            <text:p>506,356</text:p>
          </table:table-cell>
        </table:table-row>
        <table:table-row table:style-name="ro1">
          <table:table-cell table:formula="of:=[$Sheet2.A476]-[Sheet2.$D$3]" office:value-type="float" office:value="387.750666666667" calcext:value-type="float">
            <text:p>387,750666666667</text:p>
          </table:table-cell>
          <table:table-cell table:formula="of:=[$Sheet2.B476]-[Sheet2.$D$8]" office:value-type="float" office:value="416.356" calcext:value-type="float">
            <text:p>416,356</text:p>
          </table:table-cell>
        </table:table-row>
        <table:table-row table:style-name="ro1">
          <table:table-cell table:formula="of:=[$Sheet2.A477]-[Sheet2.$D$3]" office:value-type="float" office:value="325.750666666667" calcext:value-type="float">
            <text:p>325,750666666667</text:p>
          </table:table-cell>
          <table:table-cell table:formula="of:=[$Sheet2.B477]-[Sheet2.$D$8]" office:value-type="float" office:value="356.356" calcext:value-type="float">
            <text:p>356,356</text:p>
          </table:table-cell>
        </table:table-row>
        <table:table-row table:style-name="ro1">
          <table:table-cell table:formula="of:=[$Sheet2.A478]-[Sheet2.$D$3]" office:value-type="float" office:value="299.750666666667" calcext:value-type="float">
            <text:p>299,750666666667</text:p>
          </table:table-cell>
          <table:table-cell table:formula="of:=[$Sheet2.B478]-[Sheet2.$D$8]" office:value-type="float" office:value="287.356" calcext:value-type="float">
            <text:p>287,356</text:p>
          </table:table-cell>
        </table:table-row>
        <table:table-row table:style-name="ro1">
          <table:table-cell table:formula="of:=[$Sheet2.A479]-[Sheet2.$D$3]" office:value-type="float" office:value="316.750666666667" calcext:value-type="float">
            <text:p>316,750666666667</text:p>
          </table:table-cell>
          <table:table-cell table:formula="of:=[$Sheet2.B479]-[Sheet2.$D$8]" office:value-type="float" office:value="218.356" calcext:value-type="float">
            <text:p>218,356</text:p>
          </table:table-cell>
        </table:table-row>
        <table:table-row table:style-name="ro1">
          <table:table-cell table:formula="of:=[$Sheet2.A480]-[Sheet2.$D$3]" office:value-type="float" office:value="303.750666666667" calcext:value-type="float">
            <text:p>303,750666666667</text:p>
          </table:table-cell>
          <table:table-cell table:formula="of:=[$Sheet2.B480]-[Sheet2.$D$8]" office:value-type="float" office:value="94.356" calcext:value-type="float">
            <text:p>94,356</text:p>
          </table:table-cell>
        </table:table-row>
        <table:table-row table:style-name="ro1">
          <table:table-cell table:formula="of:=[$Sheet2.A481]-[Sheet2.$D$3]" office:value-type="float" office:value="242.750666666667" calcext:value-type="float">
            <text:p>242,750666666667</text:p>
          </table:table-cell>
          <table:table-cell table:formula="of:=[$Sheet2.B481]-[Sheet2.$D$8]" office:value-type="float" office:value="-42.644" calcext:value-type="float">
            <text:p>-42,644</text:p>
          </table:table-cell>
        </table:table-row>
        <table:table-row table:style-name="ro1">
          <table:table-cell table:formula="of:=[$Sheet2.A482]-[Sheet2.$D$3]" office:value-type="float" office:value="162.750666666667" calcext:value-type="float">
            <text:p>162,750666666667</text:p>
          </table:table-cell>
          <table:table-cell table:formula="of:=[$Sheet2.B482]-[Sheet2.$D$8]" office:value-type="float" office:value="-148.644" calcext:value-type="float">
            <text:p>-148,644</text:p>
          </table:table-cell>
        </table:table-row>
        <table:table-row table:style-name="ro1">
          <table:table-cell table:formula="of:=[$Sheet2.A483]-[Sheet2.$D$3]" office:value-type="float" office:value="114.750666666667" calcext:value-type="float">
            <text:p>114,750666666667</text:p>
          </table:table-cell>
          <table:table-cell table:formula="of:=[$Sheet2.B483]-[Sheet2.$D$8]" office:value-type="float" office:value="-260.644" calcext:value-type="float">
            <text:p>-260,644</text:p>
          </table:table-cell>
        </table:table-row>
        <table:table-row table:style-name="ro1">
          <table:table-cell table:formula="of:=[$Sheet2.A484]-[Sheet2.$D$3]" office:value-type="float" office:value="70.7506666666666" calcext:value-type="float">
            <text:p>70,7506666666666</text:p>
          </table:table-cell>
          <table:table-cell table:formula="of:=[$Sheet2.B484]-[Sheet2.$D$8]" office:value-type="float" office:value="-369.644" calcext:value-type="float">
            <text:p>-369,644</text:p>
          </table:table-cell>
        </table:table-row>
        <table:table-row table:style-name="ro1">
          <table:table-cell table:formula="of:=[$Sheet2.A485]-[Sheet2.$D$3]" office:value-type="float" office:value="12.7506666666666" calcext:value-type="float">
            <text:p>12,7506666666666</text:p>
          </table:table-cell>
          <table:table-cell table:formula="of:=[$Sheet2.B485]-[Sheet2.$D$8]" office:value-type="float" office:value="-455.644" calcext:value-type="float">
            <text:p>-455,644</text:p>
          </table:table-cell>
        </table:table-row>
        <table:table-row table:style-name="ro1">
          <table:table-cell table:formula="of:=[$Sheet2.A486]-[Sheet2.$D$3]" office:value-type="float" office:value="-81.2493333333334" calcext:value-type="float">
            <text:p>-81,2493333333334</text:p>
          </table:table-cell>
          <table:table-cell table:formula="of:=[$Sheet2.B486]-[Sheet2.$D$8]" office:value-type="float" office:value="-541.644" calcext:value-type="float">
            <text:p>-541,644</text:p>
          </table:table-cell>
        </table:table-row>
        <table:table-row table:style-name="ro1">
          <table:table-cell table:formula="of:=[$Sheet2.A487]-[Sheet2.$D$3]" office:value-type="float" office:value="-138.249333333333" calcext:value-type="float">
            <text:p>-138,249333333333</text:p>
          </table:table-cell>
          <table:table-cell table:formula="of:=[$Sheet2.B487]-[Sheet2.$D$8]" office:value-type="float" office:value="-599.644" calcext:value-type="float">
            <text:p>-599,644</text:p>
          </table:table-cell>
        </table:table-row>
        <table:table-row table:style-name="ro1">
          <table:table-cell table:formula="of:=[$Sheet2.A488]-[Sheet2.$D$3]" office:value-type="float" office:value="-184.249333333333" calcext:value-type="float">
            <text:p>-184,249333333333</text:p>
          </table:table-cell>
          <table:table-cell table:formula="of:=[$Sheet2.B488]-[Sheet2.$D$8]" office:value-type="float" office:value="-692.644" calcext:value-type="float">
            <text:p>-692,644</text:p>
          </table:table-cell>
        </table:table-row>
        <table:table-row table:style-name="ro1">
          <table:table-cell table:formula="of:=[$Sheet2.A489]-[Sheet2.$D$3]" office:value-type="float" office:value="-226.249333333333" calcext:value-type="float">
            <text:p>-226,249333333333</text:p>
          </table:table-cell>
          <table:table-cell table:formula="of:=[$Sheet2.B489]-[Sheet2.$D$8]" office:value-type="float" office:value="-681.644" calcext:value-type="float">
            <text:p>-681,644</text:p>
          </table:table-cell>
        </table:table-row>
        <table:table-row table:style-name="ro1">
          <table:table-cell table:formula="of:=[$Sheet2.A490]-[Sheet2.$D$3]" office:value-type="float" office:value="-260.249333333333" calcext:value-type="float">
            <text:p>-260,249333333333</text:p>
          </table:table-cell>
          <table:table-cell table:formula="of:=[$Sheet2.B490]-[Sheet2.$D$8]" office:value-type="float" office:value="-718.644" calcext:value-type="float">
            <text:p>-718,644</text:p>
          </table:table-cell>
        </table:table-row>
        <table:table-row table:style-name="ro1">
          <table:table-cell table:formula="of:=[$Sheet2.A491]-[Sheet2.$D$3]" office:value-type="float" office:value="-266.249333333333" calcext:value-type="float">
            <text:p>-266,249333333333</text:p>
          </table:table-cell>
          <table:table-cell table:formula="of:=[$Sheet2.B491]-[Sheet2.$D$8]" office:value-type="float" office:value="-732.644" calcext:value-type="float">
            <text:p>-732,644</text:p>
          </table:table-cell>
        </table:table-row>
        <table:table-row table:style-name="ro1">
          <table:table-cell table:formula="of:=[$Sheet2.A492]-[Sheet2.$D$3]" office:value-type="float" office:value="-291.249333333333" calcext:value-type="float">
            <text:p>-291,249333333333</text:p>
          </table:table-cell>
          <table:table-cell table:formula="of:=[$Sheet2.B492]-[Sheet2.$D$8]" office:value-type="float" office:value="-732.644" calcext:value-type="float">
            <text:p>-732,644</text:p>
          </table:table-cell>
        </table:table-row>
        <table:table-row table:style-name="ro1">
          <table:table-cell table:formula="of:=[$Sheet2.A493]-[Sheet2.$D$3]" office:value-type="float" office:value="-341.249333333333" calcext:value-type="float">
            <text:p>-341,249333333333</text:p>
          </table:table-cell>
          <table:table-cell table:formula="of:=[$Sheet2.B493]-[Sheet2.$D$8]" office:value-type="float" office:value="-749.644" calcext:value-type="float">
            <text:p>-749,644</text:p>
          </table:table-cell>
        </table:table-row>
        <table:table-row table:style-name="ro1">
          <table:table-cell table:formula="of:=[$Sheet2.A494]-[Sheet2.$D$3]" office:value-type="float" office:value="-359.249333333333" calcext:value-type="float">
            <text:p>-359,249333333333</text:p>
          </table:table-cell>
          <table:table-cell table:formula="of:=[$Sheet2.B494]-[Sheet2.$D$8]" office:value-type="float" office:value="-722.644" calcext:value-type="float">
            <text:p>-722,644</text:p>
          </table:table-cell>
        </table:table-row>
        <table:table-row table:style-name="ro1">
          <table:table-cell table:formula="of:=[$Sheet2.A495]-[Sheet2.$D$3]" office:value-type="float" office:value="-396.249333333333" calcext:value-type="float">
            <text:p>-396,249333333333</text:p>
          </table:table-cell>
          <table:table-cell table:formula="of:=[$Sheet2.B495]-[Sheet2.$D$8]" office:value-type="float" office:value="-682.644" calcext:value-type="float">
            <text:p>-682,644</text:p>
          </table:table-cell>
        </table:table-row>
        <table:table-row table:style-name="ro1">
          <table:table-cell table:formula="of:=[$Sheet2.A496]-[Sheet2.$D$3]" office:value-type="float" office:value="-398.249333333333" calcext:value-type="float">
            <text:p>-398,249333333333</text:p>
          </table:table-cell>
          <table:table-cell table:formula="of:=[$Sheet2.B496]-[Sheet2.$D$8]" office:value-type="float" office:value="-604.644" calcext:value-type="float">
            <text:p>-604,644</text:p>
          </table:table-cell>
        </table:table-row>
        <table:table-row table:style-name="ro1">
          <table:table-cell table:formula="of:=[$Sheet2.A497]-[Sheet2.$D$3]" office:value-type="float" office:value="-383.249333333333" calcext:value-type="float">
            <text:p>-383,249333333333</text:p>
          </table:table-cell>
          <table:table-cell table:formula="of:=[$Sheet2.B497]-[Sheet2.$D$8]" office:value-type="float" office:value="-524.644" calcext:value-type="float">
            <text:p>-524,644</text:p>
          </table:table-cell>
        </table:table-row>
        <table:table-row table:style-name="ro1">
          <table:table-cell table:formula="of:=[$Sheet2.A498]-[Sheet2.$D$3]" office:value-type="float" office:value="-369.249333333333" calcext:value-type="float">
            <text:p>-369,249333333333</text:p>
          </table:table-cell>
          <table:table-cell table:formula="of:=[$Sheet2.B498]-[Sheet2.$D$8]" office:value-type="float" office:value="-436.644" calcext:value-type="float">
            <text:p>-436,644</text:p>
          </table:table-cell>
        </table:table-row>
        <table:table-row table:style-name="ro1">
          <table:table-cell table:formula="of:=[$Sheet2.A499]-[Sheet2.$D$3]" office:value-type="float" office:value="-361.249333333333" calcext:value-type="float">
            <text:p>-361,249333333333</text:p>
          </table:table-cell>
          <table:table-cell table:formula="of:=[$Sheet2.B499]-[Sheet2.$D$8]" office:value-type="float" office:value="-349.644" calcext:value-type="float">
            <text:p>-349,644</text:p>
          </table:table-cell>
        </table:table-row>
        <table:table-row table:style-name="ro1">
          <table:table-cell table:formula="of:=[$Sheet2.A500]-[Sheet2.$D$3]" office:value-type="float" office:value="-332.249333333333" calcext:value-type="float">
            <text:p>-332,249333333333</text:p>
          </table:table-cell>
          <table:table-cell table:formula="of:=[$Sheet2.B500]-[Sheet2.$D$8]" office:value-type="float" office:value="-298.644" calcext:value-type="float">
            <text:p>-298,644</text:p>
          </table:table-cell>
        </table:table-row>
        <table:table-row table:style-name="ro1">
          <table:table-cell table:formula="of:=[$Sheet2.A501]-[Sheet2.$D$3]" office:value-type="float" office:value="-227.249333333333" calcext:value-type="float">
            <text:p>-227,249333333333</text:p>
          </table:table-cell>
          <table:table-cell table:formula="of:=[$Sheet2.B501]-[Sheet2.$D$8]" office:value-type="float" office:value="-232.644" calcext:value-type="float">
            <text:p>-232,644</text:p>
          </table:table-cell>
        </table:table-row>
        <table:table-row table:style-name="ro1">
          <table:table-cell table:formula="of:=[$Sheet2.A502]-[Sheet2.$D$3]" office:value-type="float" office:value="347.750666666667" calcext:value-type="float">
            <text:p>347,750666666667</text:p>
          </table:table-cell>
          <table:table-cell table:formula="of:=[$Sheet2.B502]-[Sheet2.$D$8]" office:value-type="float" office:value="21.356" calcext:value-type="float">
            <text:p>21,356</text:p>
          </table:table-cell>
        </table:table-row>
        <table:table-row table:style-name="ro1">
          <table:table-cell table:formula="of:=[$Sheet2.A503]-[Sheet2.$D$3]" office:value-type="float" office:value="405.750666666667" calcext:value-type="float">
            <text:p>405,750666666667</text:p>
          </table:table-cell>
          <table:table-cell table:formula="of:=[$Sheet2.B503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04]-[Sheet2.$D$3]" office:value-type="float" office:value="429.750666666667" calcext:value-type="float">
            <text:p>429,750666666667</text:p>
          </table:table-cell>
          <table:table-cell table:formula="of:=[$Sheet2.B504]-[Sheet2.$D$8]" office:value-type="float" office:value="23.356" calcext:value-type="float">
            <text:p>23,356</text:p>
          </table:table-cell>
        </table:table-row>
        <table:table-row table:style-name="ro1">
          <table:table-cell table:formula="of:=[$Sheet2.A505]-[Sheet2.$D$3]" office:value-type="float" office:value="401.750666666667" calcext:value-type="float">
            <text:p>401,750666666667</text:p>
          </table:table-cell>
          <table:table-cell table:formula="of:=[$Sheet2.B505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06]-[Sheet2.$D$3]" office:value-type="float" office:value="376.750666666667" calcext:value-type="float">
            <text:p>376,750666666667</text:p>
          </table:table-cell>
          <table:table-cell table:formula="of:=[$Sheet2.B506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507]-[Sheet2.$D$3]" office:value-type="float" office:value="370.750666666667" calcext:value-type="float">
            <text:p>370,750666666667</text:p>
          </table:table-cell>
          <table:table-cell table:formula="of:=[$Sheet2.B507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508]-[Sheet2.$D$3]" office:value-type="float" office:value="379.750666666667" calcext:value-type="float">
            <text:p>379,750666666667</text:p>
          </table:table-cell>
          <table:table-cell table:formula="of:=[$Sheet2.B508]-[Sheet2.$D$8]" office:value-type="float" office:value="23.356" calcext:value-type="float">
            <text:p>23,356</text:p>
          </table:table-cell>
        </table:table-row>
        <table:table-row table:style-name="ro1">
          <table:table-cell table:formula="of:=[$Sheet2.A509]-[Sheet2.$D$3]" office:value-type="float" office:value="400.750666666667" calcext:value-type="float">
            <text:p>400,750666666667</text:p>
          </table:table-cell>
          <table:table-cell table:formula="of:=[$Sheet2.B509]-[Sheet2.$D$8]" office:value-type="float" office:value="21.356" calcext:value-type="float">
            <text:p>21,356</text:p>
          </table:table-cell>
        </table:table-row>
        <table:table-row table:style-name="ro1">
          <table:table-cell table:formula="of:=[$Sheet2.A510]-[Sheet2.$D$3]" office:value-type="float" office:value="371.750666666667" calcext:value-type="float">
            <text:p>371,750666666667</text:p>
          </table:table-cell>
          <table:table-cell table:formula="of:=[$Sheet2.B510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11]-[Sheet2.$D$3]" office:value-type="float" office:value="322.750666666667" calcext:value-type="float">
            <text:p>322,750666666667</text:p>
          </table:table-cell>
          <table:table-cell table:formula="of:=[$Sheet2.B511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12]-[Sheet2.$D$3]" office:value-type="float" office:value="272.750666666667" calcext:value-type="float">
            <text:p>272,750666666667</text:p>
          </table:table-cell>
          <table:table-cell table:formula="of:=[$Sheet2.B512]-[Sheet2.$D$8]" office:value-type="float" office:value="23.356" calcext:value-type="float">
            <text:p>23,356</text:p>
          </table:table-cell>
        </table:table-row>
        <table:table-row table:style-name="ro1">
          <table:table-cell table:formula="of:=[$Sheet2.A513]-[Sheet2.$D$3]" office:value-type="float" office:value="230.750666666667" calcext:value-type="float">
            <text:p>230,750666666667</text:p>
          </table:table-cell>
          <table:table-cell table:formula="of:=[$Sheet2.B513]-[Sheet2.$D$8]" office:value-type="float" office:value="-19.644" calcext:value-type="float">
            <text:p>-19,644</text:p>
          </table:table-cell>
        </table:table-row>
        <table:table-row table:style-name="ro1">
          <table:table-cell table:formula="of:=[$Sheet2.A514]-[Sheet2.$D$3]" office:value-type="float" office:value="238.750666666667" calcext:value-type="float">
            <text:p>238,750666666667</text:p>
          </table:table-cell>
          <table:table-cell table:formula="of:=[$Sheet2.B514]-[Sheet2.$D$8]" office:value-type="float" office:value="22.356" calcext:value-type="float">
            <text:p>22,356</text:p>
          </table:table-cell>
        </table:table-row>
        <table:table-row table:style-name="ro1">
          <table:table-cell table:formula="of:=[$Sheet2.A515]-[Sheet2.$D$3]" office:value-type="float" office:value="150.750666666667" calcext:value-type="float">
            <text:p>150,750666666667</text:p>
          </table:table-cell>
          <table:table-cell table:formula="of:=[$Sheet2.B515]-[Sheet2.$D$8]" office:value-type="float" office:value="18.356" calcext:value-type="float">
            <text:p>18,356</text:p>
          </table:table-cell>
        </table:table-row>
        <table:table-row table:style-name="ro1">
          <table:table-cell table:formula="of:=[$Sheet2.A516]-[Sheet2.$D$3]" office:value-type="float" office:value="87.7506666666666" calcext:value-type="float">
            <text:p>87,7506666666666</text:p>
          </table:table-cell>
          <table:table-cell table:formula="of:=[$Sheet2.B516]-[Sheet2.$D$8]" office:value-type="float" office:value="21.356" calcext:value-type="float">
            <text:p>21,356</text:p>
          </table:table-cell>
        </table:table-row>
        <table:table-row table:style-name="ro1">
          <table:table-cell table:formula="of:=[$Sheet2.A517]-[Sheet2.$D$3]" office:value-type="float" office:value="13.7506666666666" calcext:value-type="float">
            <text:p>13,7506666666666</text:p>
          </table:table-cell>
          <table:table-cell table:formula="of:=[$Sheet2.B517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518]-[Sheet2.$D$3]" office:value-type="float" office:value="-30.2493333333334" calcext:value-type="float">
            <text:p>-30,2493333333334</text:p>
          </table:table-cell>
          <table:table-cell table:formula="of:=[$Sheet2.B518]-[Sheet2.$D$8]" office:value-type="float" office:value="10.356" calcext:value-type="float">
            <text:p>10,356</text:p>
          </table:table-cell>
        </table:table-row>
        <table:table-row table:style-name="ro1">
          <table:table-cell table:formula="of:=[$Sheet2.A519]-[Sheet2.$D$3]" office:value-type="float" office:value="-126.249333333333" calcext:value-type="float">
            <text:p>-126,249333333333</text:p>
          </table:table-cell>
          <table:table-cell table:formula="of:=[$Sheet2.B519]-[Sheet2.$D$8]" office:value-type="float" office:value="21.356" calcext:value-type="float">
            <text:p>21,356</text:p>
          </table:table-cell>
        </table:table-row>
        <table:table-row table:style-name="ro1">
          <table:table-cell table:formula="of:=[$Sheet2.A520]-[Sheet2.$D$3]" office:value-type="float" office:value="-180.249333333333" calcext:value-type="float">
            <text:p>-180,249333333333</text:p>
          </table:table-cell>
          <table:table-cell table:formula="of:=[$Sheet2.B520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521]-[Sheet2.$D$3]" office:value-type="float" office:value="-222.249333333333" calcext:value-type="float">
            <text:p>-222,249333333333</text:p>
          </table:table-cell>
          <table:table-cell table:formula="of:=[$Sheet2.B521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22]-[Sheet2.$D$3]" office:value-type="float" office:value="-253.249333333333" calcext:value-type="float">
            <text:p>-253,249333333333</text:p>
          </table:table-cell>
          <table:table-cell table:formula="of:=[$Sheet2.B522]-[Sheet2.$D$8]" office:value-type="float" office:value="17.356" calcext:value-type="float">
            <text:p>17,356</text:p>
          </table:table-cell>
        </table:table-row>
        <table:table-row table:style-name="ro1">
          <table:table-cell table:formula="of:=[$Sheet2.A523]-[Sheet2.$D$3]" office:value-type="float" office:value="-287.249333333333" calcext:value-type="float">
            <text:p>-287,249333333333</text:p>
          </table:table-cell>
          <table:table-cell table:formula="of:=[$Sheet2.B523]-[Sheet2.$D$8]" office:value-type="float" office:value="18.356" calcext:value-type="float">
            <text:p>18,356</text:p>
          </table:table-cell>
        </table:table-row>
        <table:table-row table:style-name="ro1">
          <table:table-cell table:formula="of:=[$Sheet2.A524]-[Sheet2.$D$3]" office:value-type="float" office:value="-293.249333333333" calcext:value-type="float">
            <text:p>-293,249333333333</text:p>
          </table:table-cell>
          <table:table-cell table:formula="of:=[$Sheet2.B524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525]-[Sheet2.$D$3]" office:value-type="float" office:value="-346.249333333333" calcext:value-type="float">
            <text:p>-346,249333333333</text:p>
          </table:table-cell>
          <table:table-cell table:formula="of:=[$Sheet2.B525]-[Sheet2.$D$8]" office:value-type="float" office:value="18.356" calcext:value-type="float">
            <text:p>18,356</text:p>
          </table:table-cell>
        </table:table-row>
        <table:table-row table:style-name="ro1">
          <table:table-cell table:formula="of:=[$Sheet2.A526]-[Sheet2.$D$3]" office:value-type="float" office:value="-387.249333333333" calcext:value-type="float">
            <text:p>-387,249333333333</text:p>
          </table:table-cell>
          <table:table-cell table:formula="of:=[$Sheet2.B526]-[Sheet2.$D$8]" office:value-type="float" office:value="22.356" calcext:value-type="float">
            <text:p>22,356</text:p>
          </table:table-cell>
        </table:table-row>
        <table:table-row table:style-name="ro1">
          <table:table-cell table:formula="of:=[$Sheet2.A527]-[Sheet2.$D$3]" office:value-type="float" office:value="-369.249333333333" calcext:value-type="float">
            <text:p>-369,249333333333</text:p>
          </table:table-cell>
          <table:table-cell table:formula="of:=[$Sheet2.B527]-[Sheet2.$D$8]" office:value-type="float" office:value="28.356" calcext:value-type="float">
            <text:p>28,356</text:p>
          </table:table-cell>
        </table:table-row>
        <table:table-row table:style-name="ro1">
          <table:table-cell table:formula="of:=[$Sheet2.A528]-[Sheet2.$D$3]" office:value-type="float" office:value="-410.249333333333" calcext:value-type="float">
            <text:p>-410,249333333333</text:p>
          </table:table-cell>
          <table:table-cell table:formula="of:=[$Sheet2.B528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29]-[Sheet2.$D$3]" office:value-type="float" office:value="-396.249333333333" calcext:value-type="float">
            <text:p>-396,249333333333</text:p>
          </table:table-cell>
          <table:table-cell table:formula="of:=[$Sheet2.B529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530]-[Sheet2.$D$3]" office:value-type="float" office:value="-384.249333333333" calcext:value-type="float">
            <text:p>-384,249333333333</text:p>
          </table:table-cell>
          <table:table-cell table:formula="of:=[$Sheet2.B530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31]-[Sheet2.$D$3]" office:value-type="float" office:value="-374.249333333333" calcext:value-type="float">
            <text:p>-374,249333333333</text:p>
          </table:table-cell>
          <table:table-cell table:formula="of:=[$Sheet2.B531]-[Sheet2.$D$8]" office:value-type="float" office:value="24.356" calcext:value-type="float">
            <text:p>24,356</text:p>
          </table:table-cell>
        </table:table-row>
        <table:table-row table:style-name="ro1">
          <table:table-cell table:formula="of:=[$Sheet2.A532]-[Sheet2.$D$3]" office:value-type="float" office:value="-344.249333333333" calcext:value-type="float">
            <text:p>-344,249333333333</text:p>
          </table:table-cell>
          <table:table-cell table:formula="of:=[$Sheet2.B532]-[Sheet2.$D$8]" office:value-type="float" office:value="18.356" calcext:value-type="float">
            <text:p>18,356</text:p>
          </table:table-cell>
        </table:table-row>
        <table:table-row table:style-name="ro1">
          <table:table-cell table:formula="of:=[$Sheet2.A533]-[Sheet2.$D$3]" office:value-type="float" office:value="-211.249333333333" calcext:value-type="float">
            <text:p>-211,249333333333</text:p>
          </table:table-cell>
          <table:table-cell table:formula="of:=[$Sheet2.B533]-[Sheet2.$D$8]" office:value-type="float" office:value="17.356" calcext:value-type="float">
            <text:p>17,356</text:p>
          </table:table-cell>
        </table:table-row>
        <table:table-row table:style-name="ro1">
          <table:table-cell table:formula="of:=[$Sheet2.A534]-[Sheet2.$D$3]" office:value-type="float" office:value="-242.249333333333" calcext:value-type="float">
            <text:p>-242,249333333333</text:p>
          </table:table-cell>
          <table:table-cell table:formula="of:=[$Sheet2.B534]-[Sheet2.$D$8]" office:value-type="float" office:value="21.356" calcext:value-type="float">
            <text:p>21,356</text:p>
          </table:table-cell>
        </table:table-row>
        <table:table-row table:style-name="ro1">
          <table:table-cell table:formula="of:=[$Sheet2.A535]-[Sheet2.$D$3]" office:value-type="float" office:value="-257.249333333333" calcext:value-type="float">
            <text:p>-257,249333333333</text:p>
          </table:table-cell>
          <table:table-cell table:formula="of:=[$Sheet2.B535]-[Sheet2.$D$8]" office:value-type="float" office:value="17.356" calcext:value-type="float">
            <text:p>17,356</text:p>
          </table:table-cell>
        </table:table-row>
        <table:table-row table:style-name="ro1">
          <table:table-cell table:formula="of:=[$Sheet2.A536]-[Sheet2.$D$3]" office:value-type="float" office:value="-177.249333333333" calcext:value-type="float">
            <text:p>-177,249333333333</text:p>
          </table:table-cell>
          <table:table-cell table:formula="of:=[$Sheet2.B536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537]-[Sheet2.$D$3]" office:value-type="float" office:value="-160.249333333333" calcext:value-type="float">
            <text:p>-160,249333333333</text:p>
          </table:table-cell>
          <table:table-cell table:formula="of:=[$Sheet2.B537]-[Sheet2.$D$8]" office:value-type="float" office:value="-3.64400000000001" calcext:value-type="float">
            <text:p>-3,64400000000001</text:p>
          </table:table-cell>
        </table:table-row>
        <table:table-row table:style-name="ro1">
          <table:table-cell table:formula="of:=[$Sheet2.A538]-[Sheet2.$D$3]" office:value-type="float" office:value="-94.2493333333334" calcext:value-type="float">
            <text:p>-94,2493333333334</text:p>
          </table:table-cell>
          <table:table-cell table:formula="of:=[$Sheet2.B538]-[Sheet2.$D$8]" office:value-type="float" office:value="27.356" calcext:value-type="float">
            <text:p>27,356</text:p>
          </table:table-cell>
        </table:table-row>
        <table:table-row table:style-name="ro1">
          <table:table-cell table:formula="of:=[$Sheet2.A539]-[Sheet2.$D$3]" office:value-type="float" office:value="-55.2493333333334" calcext:value-type="float">
            <text:p>-55,2493333333334</text:p>
          </table:table-cell>
          <table:table-cell table:formula="of:=[$Sheet2.B539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540]-[Sheet2.$D$3]" office:value-type="float" office:value="24.7506666666666" calcext:value-type="float">
            <text:p>24,7506666666666</text:p>
          </table:table-cell>
          <table:table-cell table:formula="of:=[$Sheet2.B540]-[Sheet2.$D$8]" office:value-type="float" office:value="15.356" calcext:value-type="float">
            <text:p>15,356</text:p>
          </table:table-cell>
        </table:table-row>
        <table:table-row table:style-name="ro1">
          <table:table-cell table:formula="of:=[$Sheet2.A541]-[Sheet2.$D$3]" office:value-type="float" office:value="66.7506666666666" calcext:value-type="float">
            <text:p>66,7506666666666</text:p>
          </table:table-cell>
          <table:table-cell table:formula="of:=[$Sheet2.B541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542]-[Sheet2.$D$3]" office:value-type="float" office:value="89.7506666666666" calcext:value-type="float">
            <text:p>89,7506666666666</text:p>
          </table:table-cell>
          <table:table-cell table:formula="of:=[$Sheet2.B542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543]-[Sheet2.$D$3]" office:value-type="float" office:value="134.750666666667" calcext:value-type="float">
            <text:p>134,750666666667</text:p>
          </table:table-cell>
          <table:table-cell table:formula="of:=[$Sheet2.B543]-[Sheet2.$D$8]" office:value-type="float" office:value="17.356" calcext:value-type="float">
            <text:p>17,356</text:p>
          </table:table-cell>
        </table:table-row>
        <table:table-row table:style-name="ro1">
          <table:table-cell table:formula="of:=[$Sheet2.A544]-[Sheet2.$D$3]" office:value-type="float" office:value="187.750666666667" calcext:value-type="float">
            <text:p>187,750666666667</text:p>
          </table:table-cell>
          <table:table-cell table:formula="of:=[$Sheet2.B544]-[Sheet2.$D$8]" office:value-type="float" office:value="21.356" calcext:value-type="float">
            <text:p>21,356</text:p>
          </table:table-cell>
        </table:table-row>
        <table:table-row table:style-name="ro1">
          <table:table-cell table:formula="of:=[$Sheet2.A545]-[Sheet2.$D$3]" office:value-type="float" office:value="292.750666666667" calcext:value-type="float">
            <text:p>292,750666666667</text:p>
          </table:table-cell>
          <table:table-cell table:formula="of:=[$Sheet2.B545]-[Sheet2.$D$8]" office:value-type="float" office:value="22.356" calcext:value-type="float">
            <text:p>22,356</text:p>
          </table:table-cell>
        </table:table-row>
        <table:table-row table:style-name="ro1">
          <table:table-cell table:formula="of:=[$Sheet2.A546]-[Sheet2.$D$3]" office:value-type="float" office:value="310.750666666667" calcext:value-type="float">
            <text:p>310,750666666667</text:p>
          </table:table-cell>
          <table:table-cell table:formula="of:=[$Sheet2.B546]-[Sheet2.$D$8]" office:value-type="float" office:value="26.356" calcext:value-type="float">
            <text:p>26,356</text:p>
          </table:table-cell>
        </table:table-row>
        <table:table-row table:style-name="ro1">
          <table:table-cell table:formula="of:=[$Sheet2.A547]-[Sheet2.$D$3]" office:value-type="float" office:value="355.750666666667" calcext:value-type="float">
            <text:p>355,750666666667</text:p>
          </table:table-cell>
          <table:table-cell table:formula="of:=[$Sheet2.B547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48]-[Sheet2.$D$3]" office:value-type="float" office:value="366.750666666667" calcext:value-type="float">
            <text:p>366,750666666667</text:p>
          </table:table-cell>
          <table:table-cell table:formula="of:=[$Sheet2.B548]-[Sheet2.$D$8]" office:value-type="float" office:value="32.356" calcext:value-type="float">
            <text:p>32,356</text:p>
          </table:table-cell>
        </table:table-row>
        <table:table-row table:style-name="ro1">
          <table:table-cell table:formula="of:=[$Sheet2.A549]-[Sheet2.$D$3]" office:value-type="float" office:value="412.750666666667" calcext:value-type="float">
            <text:p>412,750666666667</text:p>
          </table:table-cell>
          <table:table-cell table:formula="of:=[$Sheet2.B549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50]-[Sheet2.$D$3]" office:value-type="float" office:value="439.750666666667" calcext:value-type="float">
            <text:p>439,750666666667</text:p>
          </table:table-cell>
          <table:table-cell table:formula="of:=[$Sheet2.B550]-[Sheet2.$D$8]" office:value-type="float" office:value="15.356" calcext:value-type="float">
            <text:p>15,356</text:p>
          </table:table-cell>
        </table:table-row>
        <table:table-row table:style-name="ro1">
          <table:table-cell table:formula="of:=[$Sheet2.A551]-[Sheet2.$D$3]" office:value-type="float" office:value="443.750666666667" calcext:value-type="float">
            <text:p>443,750666666667</text:p>
          </table:table-cell>
          <table:table-cell table:formula="of:=[$Sheet2.B551]-[Sheet2.$D$8]" office:value-type="float" office:value="18.356" calcext:value-type="float">
            <text:p>18,356</text:p>
          </table:table-cell>
        </table:table-row>
        <table:table-row table:style-name="ro1">
          <table:table-cell table:formula="of:=[$Sheet2.A552]-[Sheet2.$D$3]" office:value-type="float" office:value="435.750666666667" calcext:value-type="float">
            <text:p>435,750666666667</text:p>
          </table:table-cell>
          <table:table-cell table:formula="of:=[$Sheet2.B552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53]-[Sheet2.$D$3]" office:value-type="float" office:value="424.750666666667" calcext:value-type="float">
            <text:p>424,750666666667</text:p>
          </table:table-cell>
          <table:table-cell table:formula="of:=[$Sheet2.B553]-[Sheet2.$D$8]" office:value-type="float" office:value="23.356" calcext:value-type="float">
            <text:p>23,356</text:p>
          </table:table-cell>
        </table:table-row>
        <table:table-row table:style-name="ro1">
          <table:table-cell table:formula="of:=[$Sheet2.A554]-[Sheet2.$D$3]" office:value-type="float" office:value="388.750666666667" calcext:value-type="float">
            <text:p>388,750666666667</text:p>
          </table:table-cell>
          <table:table-cell table:formula="of:=[$Sheet2.B554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55]-[Sheet2.$D$3]" office:value-type="float" office:value="345.750666666667" calcext:value-type="float">
            <text:p>345,750666666667</text:p>
          </table:table-cell>
          <table:table-cell table:formula="of:=[$Sheet2.B555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56]-[Sheet2.$D$3]" office:value-type="float" office:value="309.750666666667" calcext:value-type="float">
            <text:p>309,750666666667</text:p>
          </table:table-cell>
          <table:table-cell table:formula="of:=[$Sheet2.B556]-[Sheet2.$D$8]" office:value-type="float" office:value="23.356" calcext:value-type="float">
            <text:p>23,356</text:p>
          </table:table-cell>
        </table:table-row>
        <table:table-row table:style-name="ro1">
          <table:table-cell table:formula="of:=[$Sheet2.A557]-[Sheet2.$D$3]" office:value-type="float" office:value="274.750666666667" calcext:value-type="float">
            <text:p>274,750666666667</text:p>
          </table:table-cell>
          <table:table-cell table:formula="of:=[$Sheet2.B557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58]-[Sheet2.$D$3]" office:value-type="float" office:value="230.750666666667" calcext:value-type="float">
            <text:p>230,750666666667</text:p>
          </table:table-cell>
          <table:table-cell table:formula="of:=[$Sheet2.B558]-[Sheet2.$D$8]" office:value-type="float" office:value="24.356" calcext:value-type="float">
            <text:p>24,356</text:p>
          </table:table-cell>
        </table:table-row>
        <table:table-row table:style-name="ro1">
          <table:table-cell table:formula="of:=[$Sheet2.A559]-[Sheet2.$D$3]" office:value-type="float" office:value="190.750666666667" calcext:value-type="float">
            <text:p>190,750666666667</text:p>
          </table:table-cell>
          <table:table-cell table:formula="of:=[$Sheet2.B559]-[Sheet2.$D$8]" office:value-type="float" office:value="21.356" calcext:value-type="float">
            <text:p>21,356</text:p>
          </table:table-cell>
        </table:table-row>
        <table:table-row table:style-name="ro1">
          <table:table-cell table:formula="of:=[$Sheet2.A560]-[Sheet2.$D$3]" office:value-type="float" office:value="161.750666666667" calcext:value-type="float">
            <text:p>161,750666666667</text:p>
          </table:table-cell>
          <table:table-cell table:formula="of:=[$Sheet2.B560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61]-[Sheet2.$D$3]" office:value-type="float" office:value="102.750666666667" calcext:value-type="float">
            <text:p>102,750666666667</text:p>
          </table:table-cell>
          <table:table-cell table:formula="of:=[$Sheet2.B561]-[Sheet2.$D$8]" office:value-type="float" office:value="18.356" calcext:value-type="float">
            <text:p>18,356</text:p>
          </table:table-cell>
        </table:table-row>
        <table:table-row table:style-name="ro1">
          <table:table-cell table:formula="of:=[$Sheet2.A562]-[Sheet2.$D$3]" office:value-type="float" office:value="56.7506666666666" calcext:value-type="float">
            <text:p>56,7506666666666</text:p>
          </table:table-cell>
          <table:table-cell table:formula="of:=[$Sheet2.B562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63]-[Sheet2.$D$3]" office:value-type="float" office:value="-22.2493333333334" calcext:value-type="float">
            <text:p>-22,2493333333334</text:p>
          </table:table-cell>
          <table:table-cell table:formula="of:=[$Sheet2.B563]-[Sheet2.$D$8]" office:value-type="float" office:value="17.356" calcext:value-type="float">
            <text:p>17,356</text:p>
          </table:table-cell>
        </table:table-row>
        <table:table-row table:style-name="ro1">
          <table:table-cell table:formula="of:=[$Sheet2.A564]-[Sheet2.$D$3]" office:value-type="float" office:value="-78.2493333333334" calcext:value-type="float">
            <text:p>-78,2493333333334</text:p>
          </table:table-cell>
          <table:table-cell table:formula="of:=[$Sheet2.B564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565]-[Sheet2.$D$3]" office:value-type="float" office:value="-162.249333333333" calcext:value-type="float">
            <text:p>-162,249333333333</text:p>
          </table:table-cell>
          <table:table-cell table:formula="of:=[$Sheet2.B565]-[Sheet2.$D$8]" office:value-type="float" office:value="18.356" calcext:value-type="float">
            <text:p>18,356</text:p>
          </table:table-cell>
        </table:table-row>
        <table:table-row table:style-name="ro1">
          <table:table-cell table:formula="of:=[$Sheet2.A566]-[Sheet2.$D$3]" office:value-type="float" office:value="-206.249333333333" calcext:value-type="float">
            <text:p>-206,249333333333</text:p>
          </table:table-cell>
          <table:table-cell table:formula="of:=[$Sheet2.B566]-[Sheet2.$D$8]" office:value-type="float" office:value="24.356" calcext:value-type="float">
            <text:p>24,356</text:p>
          </table:table-cell>
        </table:table-row>
        <table:table-row table:style-name="ro1">
          <table:table-cell table:formula="of:=[$Sheet2.A567]-[Sheet2.$D$3]" office:value-type="float" office:value="-248.249333333333" calcext:value-type="float">
            <text:p>-248,249333333333</text:p>
          </table:table-cell>
          <table:table-cell table:formula="of:=[$Sheet2.B567]-[Sheet2.$D$8]" office:value-type="float" office:value="18.356" calcext:value-type="float">
            <text:p>18,356</text:p>
          </table:table-cell>
        </table:table-row>
        <table:table-row table:style-name="ro1">
          <table:table-cell table:formula="of:=[$Sheet2.A568]-[Sheet2.$D$3]" office:value-type="float" office:value="-283.249333333333" calcext:value-type="float">
            <text:p>-283,249333333333</text:p>
          </table:table-cell>
          <table:table-cell table:formula="of:=[$Sheet2.B568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569]-[Sheet2.$D$3]" office:value-type="float" office:value="-291.249333333333" calcext:value-type="float">
            <text:p>-291,249333333333</text:p>
          </table:table-cell>
          <table:table-cell table:formula="of:=[$Sheet2.B569]-[Sheet2.$D$8]" office:value-type="float" office:value="12.356" calcext:value-type="float">
            <text:p>12,356</text:p>
          </table:table-cell>
        </table:table-row>
        <table:table-row table:style-name="ro1">
          <table:table-cell table:formula="of:=[$Sheet2.A570]-[Sheet2.$D$3]" office:value-type="float" office:value="-323.249333333333" calcext:value-type="float">
            <text:p>-323,249333333333</text:p>
          </table:table-cell>
          <table:table-cell table:formula="of:=[$Sheet2.B570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71]-[Sheet2.$D$3]" office:value-type="float" office:value="-340.249333333333" calcext:value-type="float">
            <text:p>-340,249333333333</text:p>
          </table:table-cell>
          <table:table-cell table:formula="of:=[$Sheet2.B571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72]-[Sheet2.$D$3]" office:value-type="float" office:value="-347.249333333333" calcext:value-type="float">
            <text:p>-347,249333333333</text:p>
          </table:table-cell>
          <table:table-cell table:formula="of:=[$Sheet2.B572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73]-[Sheet2.$D$3]" office:value-type="float" office:value="-415.249333333333" calcext:value-type="float">
            <text:p>-415,249333333333</text:p>
          </table:table-cell>
          <table:table-cell table:formula="of:=[$Sheet2.B573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74]-[Sheet2.$D$3]" office:value-type="float" office:value="-391.249333333333" calcext:value-type="float">
            <text:p>-391,249333333333</text:p>
          </table:table-cell>
          <table:table-cell table:formula="of:=[$Sheet2.B574]-[Sheet2.$D$8]" office:value-type="float" office:value="18.356" calcext:value-type="float">
            <text:p>18,356</text:p>
          </table:table-cell>
        </table:table-row>
        <table:table-row table:style-name="ro1">
          <table:table-cell table:formula="of:=[$Sheet2.A575]-[Sheet2.$D$3]" office:value-type="float" office:value="-382.249333333333" calcext:value-type="float">
            <text:p>-382,249333333333</text:p>
          </table:table-cell>
          <table:table-cell table:formula="of:=[$Sheet2.B575]-[Sheet2.$D$8]" office:value-type="float" office:value="17.356" calcext:value-type="float">
            <text:p>17,356</text:p>
          </table:table-cell>
        </table:table-row>
        <table:table-row table:style-name="ro1">
          <table:table-cell table:formula="of:=[$Sheet2.A576]-[Sheet2.$D$3]" office:value-type="float" office:value="-379.249333333333" calcext:value-type="float">
            <text:p>-379,249333333333</text:p>
          </table:table-cell>
          <table:table-cell table:formula="of:=[$Sheet2.B576]-[Sheet2.$D$8]" office:value-type="float" office:value="18.356" calcext:value-type="float">
            <text:p>18,356</text:p>
          </table:table-cell>
        </table:table-row>
        <table:table-row table:style-name="ro1">
          <table:table-cell table:formula="of:=[$Sheet2.A577]-[Sheet2.$D$3]" office:value-type="float" office:value="-261.249333333333" calcext:value-type="float">
            <text:p>-261,249333333333</text:p>
          </table:table-cell>
          <table:table-cell table:formula="of:=[$Sheet2.B577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78]-[Sheet2.$D$3]" office:value-type="float" office:value="-299.249333333333" calcext:value-type="float">
            <text:p>-299,249333333333</text:p>
          </table:table-cell>
          <table:table-cell table:formula="of:=[$Sheet2.B578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579]-[Sheet2.$D$3]" office:value-type="float" office:value="-315.249333333333" calcext:value-type="float">
            <text:p>-315,249333333333</text:p>
          </table:table-cell>
          <table:table-cell table:formula="of:=[$Sheet2.B579]-[Sheet2.$D$8]" office:value-type="float" office:value="8.35599999999999" calcext:value-type="float">
            <text:p>8,35599999999999</text:p>
          </table:table-cell>
        </table:table-row>
        <table:table-row table:style-name="ro1">
          <table:table-cell table:formula="of:=[$Sheet2.A580]-[Sheet2.$D$3]" office:value-type="float" office:value="-308.249333333333" calcext:value-type="float">
            <text:p>-308,249333333333</text:p>
          </table:table-cell>
          <table:table-cell table:formula="of:=[$Sheet2.B580]-[Sheet2.$D$8]" office:value-type="float" office:value="29.356" calcext:value-type="float">
            <text:p>29,356</text:p>
          </table:table-cell>
        </table:table-row>
        <table:table-row table:style-name="ro1">
          <table:table-cell table:formula="of:=[$Sheet2.A581]-[Sheet2.$D$3]" office:value-type="float" office:value="-257.249333333333" calcext:value-type="float">
            <text:p>-257,249333333333</text:p>
          </table:table-cell>
          <table:table-cell table:formula="of:=[$Sheet2.B581]-[Sheet2.$D$8]" office:value-type="float" office:value="14.356" calcext:value-type="float">
            <text:p>14,356</text:p>
          </table:table-cell>
        </table:table-row>
        <table:table-row table:style-name="ro1">
          <table:table-cell table:formula="of:=[$Sheet2.A582]-[Sheet2.$D$3]" office:value-type="float" office:value="-166.249333333333" calcext:value-type="float">
            <text:p>-166,249333333333</text:p>
          </table:table-cell>
          <table:table-cell table:formula="of:=[$Sheet2.B582]-[Sheet2.$D$8]" office:value-type="float" office:value="14.356" calcext:value-type="float">
            <text:p>14,356</text:p>
          </table:table-cell>
        </table:table-row>
        <table:table-row table:style-name="ro1">
          <table:table-cell table:formula="of:=[$Sheet2.A583]-[Sheet2.$D$3]" office:value-type="float" office:value="-130.249333333333" calcext:value-type="float">
            <text:p>-130,249333333333</text:p>
          </table:table-cell>
          <table:table-cell table:formula="of:=[$Sheet2.B583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84]-[Sheet2.$D$3]" office:value-type="float" office:value="-53.2493333333334" calcext:value-type="float">
            <text:p>-53,2493333333334</text:p>
          </table:table-cell>
          <table:table-cell table:formula="of:=[$Sheet2.B584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585]-[Sheet2.$D$3]" office:value-type="float" office:value="-18.2493333333334" calcext:value-type="float">
            <text:p>-18,2493333333334</text:p>
          </table:table-cell>
          <table:table-cell table:formula="of:=[$Sheet2.B585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86]-[Sheet2.$D$3]" office:value-type="float" office:value="54.7506666666666" calcext:value-type="float">
            <text:p>54,7506666666666</text:p>
          </table:table-cell>
          <table:table-cell table:formula="of:=[$Sheet2.B586]-[Sheet2.$D$8]" office:value-type="float" office:value="17.356" calcext:value-type="float">
            <text:p>17,356</text:p>
          </table:table-cell>
        </table:table-row>
        <table:table-row table:style-name="ro1">
          <table:table-cell table:formula="of:=[$Sheet2.A587]-[Sheet2.$D$3]" office:value-type="float" office:value="78.7506666666666" calcext:value-type="float">
            <text:p>78,7506666666666</text:p>
          </table:table-cell>
          <table:table-cell table:formula="of:=[$Sheet2.B587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88]-[Sheet2.$D$3]" office:value-type="float" office:value="117.750666666667" calcext:value-type="float">
            <text:p>117,750666666667</text:p>
          </table:table-cell>
          <table:table-cell table:formula="of:=[$Sheet2.B588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89]-[Sheet2.$D$3]" office:value-type="float" office:value="166.750666666667" calcext:value-type="float">
            <text:p>166,750666666667</text:p>
          </table:table-cell>
          <table:table-cell table:formula="of:=[$Sheet2.B589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90]-[Sheet2.$D$3]" office:value-type="float" office:value="249.750666666667" calcext:value-type="float">
            <text:p>249,750666666667</text:p>
          </table:table-cell>
          <table:table-cell table:formula="of:=[$Sheet2.B590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91]-[Sheet2.$D$3]" office:value-type="float" office:value="290.750666666667" calcext:value-type="float">
            <text:p>290,750666666667</text:p>
          </table:table-cell>
          <table:table-cell table:formula="of:=[$Sheet2.B591]-[Sheet2.$D$8]" office:value-type="float" office:value="10.356" calcext:value-type="float">
            <text:p>10,356</text:p>
          </table:table-cell>
        </table:table-row>
        <table:table-row table:style-name="ro1">
          <table:table-cell table:formula="of:=[$Sheet2.A592]-[Sheet2.$D$3]" office:value-type="float" office:value="341.750666666667" calcext:value-type="float">
            <text:p>341,750666666667</text:p>
          </table:table-cell>
          <table:table-cell table:formula="of:=[$Sheet2.B592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93]-[Sheet2.$D$3]" office:value-type="float" office:value="360.750666666667" calcext:value-type="float">
            <text:p>360,750666666667</text:p>
          </table:table-cell>
          <table:table-cell table:formula="of:=[$Sheet2.B593]-[Sheet2.$D$8]" office:value-type="float" office:value="22.356" calcext:value-type="float">
            <text:p>22,356</text:p>
          </table:table-cell>
        </table:table-row>
        <table:table-row table:style-name="ro1">
          <table:table-cell table:formula="of:=[$Sheet2.A594]-[Sheet2.$D$3]" office:value-type="float" office:value="391.750666666667" calcext:value-type="float">
            <text:p>391,750666666667</text:p>
          </table:table-cell>
          <table:table-cell table:formula="of:=[$Sheet2.B594]-[Sheet2.$D$8]" office:value-type="float" office:value="22.356" calcext:value-type="float">
            <text:p>22,356</text:p>
          </table:table-cell>
        </table:table-row>
        <table:table-row table:style-name="ro1">
          <table:table-cell table:formula="of:=[$Sheet2.A595]-[Sheet2.$D$3]" office:value-type="float" office:value="375.750666666667" calcext:value-type="float">
            <text:p>375,750666666667</text:p>
          </table:table-cell>
          <table:table-cell table:formula="of:=[$Sheet2.B595]-[Sheet2.$D$8]" office:value-type="float" office:value="21.356" calcext:value-type="float">
            <text:p>21,356</text:p>
          </table:table-cell>
        </table:table-row>
        <table:table-row table:style-name="ro1">
          <table:table-cell table:formula="of:=[$Sheet2.A596]-[Sheet2.$D$3]" office:value-type="float" office:value="407.750666666667" calcext:value-type="float">
            <text:p>407,750666666667</text:p>
          </table:table-cell>
          <table:table-cell table:formula="of:=[$Sheet2.B596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597]-[Sheet2.$D$3]" office:value-type="float" office:value="403.750666666667" calcext:value-type="float">
            <text:p>403,750666666667</text:p>
          </table:table-cell>
          <table:table-cell table:formula="of:=[$Sheet2.B597]-[Sheet2.$D$8]" office:value-type="float" office:value="21.356" calcext:value-type="float">
            <text:p>21,356</text:p>
          </table:table-cell>
        </table:table-row>
        <table:table-row table:style-name="ro1">
          <table:table-cell table:formula="of:=[$Sheet2.A598]-[Sheet2.$D$3]" office:value-type="float" office:value="387.750666666667" calcext:value-type="float">
            <text:p>387,750666666667</text:p>
          </table:table-cell>
          <table:table-cell table:formula="of:=[$Sheet2.B598]-[Sheet2.$D$8]" office:value-type="float" office:value="15.356" calcext:value-type="float">
            <text:p>15,356</text:p>
          </table:table-cell>
        </table:table-row>
        <table:table-row table:style-name="ro1">
          <table:table-cell table:formula="of:=[$Sheet2.A599]-[Sheet2.$D$3]" office:value-type="float" office:value="361.750666666667" calcext:value-type="float">
            <text:p>361,750666666667</text:p>
          </table:table-cell>
          <table:table-cell table:formula="of:=[$Sheet2.B599]-[Sheet2.$D$8]" office:value-type="float" office:value="13.356" calcext:value-type="float">
            <text:p>13,356</text:p>
          </table:table-cell>
        </table:table-row>
        <table:table-row table:style-name="ro1">
          <table:table-cell table:formula="of:=[$Sheet2.A600]-[Sheet2.$D$3]" office:value-type="float" office:value="335.750666666667" calcext:value-type="float">
            <text:p>335,750666666667</text:p>
          </table:table-cell>
          <table:table-cell table:formula="of:=[$Sheet2.B600]-[Sheet2.$D$8]" office:value-type="float" office:value="13.356" calcext:value-type="float">
            <text:p>13,356</text:p>
          </table:table-cell>
        </table:table-row>
        <table:table-row table:style-name="ro1">
          <table:table-cell table:formula="of:=[$Sheet2.A601]-[Sheet2.$D$3]" office:value-type="float" office:value="310.750666666667" calcext:value-type="float">
            <text:p>310,750666666667</text:p>
          </table:table-cell>
          <table:table-cell table:formula="of:=[$Sheet2.B601]-[Sheet2.$D$8]" office:value-type="float" office:value="22.356" calcext:value-type="float">
            <text:p>22,356</text:p>
          </table:table-cell>
        </table:table-row>
        <table:table-row table:style-name="ro1">
          <table:table-cell table:formula="of:=[$Sheet2.A602]-[Sheet2.$D$3]" office:value-type="float" office:value="336.750666666667" calcext:value-type="float">
            <text:p>336,750666666667</text:p>
          </table:table-cell>
          <table:table-cell table:formula="of:=[$Sheet2.B602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03]-[Sheet2.$D$3]" office:value-type="float" office:value="323.750666666667" calcext:value-type="float">
            <text:p>323,750666666667</text:p>
          </table:table-cell>
          <table:table-cell table:formula="of:=[$Sheet2.B603]-[Sheet2.$D$8]" office:value-type="float" office:value="18.356" calcext:value-type="float">
            <text:p>18,356</text:p>
          </table:table-cell>
        </table:table-row>
        <table:table-row table:style-name="ro1">
          <table:table-cell table:formula="of:=[$Sheet2.A604]-[Sheet2.$D$3]" office:value-type="float" office:value="269.750666666667" calcext:value-type="float">
            <text:p>269,750666666667</text:p>
          </table:table-cell>
          <table:table-cell table:formula="of:=[$Sheet2.B604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605]-[Sheet2.$D$3]" office:value-type="float" office:value="217.750666666667" calcext:value-type="float">
            <text:p>217,750666666667</text:p>
          </table:table-cell>
          <table:table-cell table:formula="of:=[$Sheet2.B605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06]-[Sheet2.$D$3]" office:value-type="float" office:value="144.750666666667" calcext:value-type="float">
            <text:p>144,750666666667</text:p>
          </table:table-cell>
          <table:table-cell table:formula="of:=[$Sheet2.B606]-[Sheet2.$D$8]" office:value-type="float" office:value="22.356" calcext:value-type="float">
            <text:p>22,356</text:p>
          </table:table-cell>
        </table:table-row>
        <table:table-row table:style-name="ro1">
          <table:table-cell table:formula="of:=[$Sheet2.A607]-[Sheet2.$D$3]" office:value-type="float" office:value="49.7506666666666" calcext:value-type="float">
            <text:p>49,7506666666666</text:p>
          </table:table-cell>
          <table:table-cell table:formula="of:=[$Sheet2.B607]-[Sheet2.$D$8]" office:value-type="float" office:value="18.356" calcext:value-type="float">
            <text:p>18,356</text:p>
          </table:table-cell>
        </table:table-row>
        <table:table-row table:style-name="ro1">
          <table:table-cell table:formula="of:=[$Sheet2.A608]-[Sheet2.$D$3]" office:value-type="float" office:value="-4.24933333333343" calcext:value-type="float">
            <text:p>-4,24933333333343</text:p>
          </table:table-cell>
          <table:table-cell table:formula="of:=[$Sheet2.B608]-[Sheet2.$D$8]" office:value-type="float" office:value="17.356" calcext:value-type="float">
            <text:p>17,356</text:p>
          </table:table-cell>
        </table:table-row>
        <table:table-row table:style-name="ro1">
          <table:table-cell table:formula="of:=[$Sheet2.A609]-[Sheet2.$D$3]" office:value-type="float" office:value="-96.2493333333334" calcext:value-type="float">
            <text:p>-96,2493333333334</text:p>
          </table:table-cell>
          <table:table-cell table:formula="of:=[$Sheet2.B609]-[Sheet2.$D$8]" office:value-type="float" office:value="18.356" calcext:value-type="float">
            <text:p>18,356</text:p>
          </table:table-cell>
        </table:table-row>
        <table:table-row table:style-name="ro1">
          <table:table-cell table:formula="of:=[$Sheet2.A610]-[Sheet2.$D$3]" office:value-type="float" office:value="-131.249333333333" calcext:value-type="float">
            <text:p>-131,249333333333</text:p>
          </table:table-cell>
          <table:table-cell table:formula="of:=[$Sheet2.B610]-[Sheet2.$D$8]" office:value-type="float" office:value="-0.644000000000005" calcext:value-type="float">
            <text:p>-0,644000000000005</text:p>
          </table:table-cell>
        </table:table-row>
        <table:table-row table:style-name="ro1">
          <table:table-cell table:formula="of:=[$Sheet2.A611]-[Sheet2.$D$3]" office:value-type="float" office:value="-194.249333333333" calcext:value-type="float">
            <text:p>-194,249333333333</text:p>
          </table:table-cell>
          <table:table-cell table:formula="of:=[$Sheet2.B611]-[Sheet2.$D$8]" office:value-type="float" office:value="9.35599999999999" calcext:value-type="float">
            <text:p>9,35599999999999</text:p>
          </table:table-cell>
        </table:table-row>
        <table:table-row table:style-name="ro1">
          <table:table-cell table:formula="of:=[$Sheet2.A612]-[Sheet2.$D$3]" office:value-type="float" office:value="-236.249333333333" calcext:value-type="float">
            <text:p>-236,249333333333</text:p>
          </table:table-cell>
          <table:table-cell table:formula="of:=[$Sheet2.B612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613]-[Sheet2.$D$3]" office:value-type="float" office:value="-255.249333333333" calcext:value-type="float">
            <text:p>-255,249333333333</text:p>
          </table:table-cell>
          <table:table-cell table:formula="of:=[$Sheet2.B613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614]-[Sheet2.$D$3]" office:value-type="float" office:value="-279.249333333333" calcext:value-type="float">
            <text:p>-279,249333333333</text:p>
          </table:table-cell>
          <table:table-cell table:formula="of:=[$Sheet2.B614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615]-[Sheet2.$D$3]" office:value-type="float" office:value="-316.249333333333" calcext:value-type="float">
            <text:p>-316,249333333333</text:p>
          </table:table-cell>
          <table:table-cell table:formula="of:=[$Sheet2.B615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616]-[Sheet2.$D$3]" office:value-type="float" office:value="-333.249333333333" calcext:value-type="float">
            <text:p>-333,249333333333</text:p>
          </table:table-cell>
          <table:table-cell table:formula="of:=[$Sheet2.B616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17]-[Sheet2.$D$3]" office:value-type="float" office:value="-338.249333333333" calcext:value-type="float">
            <text:p>-338,249333333333</text:p>
          </table:table-cell>
          <table:table-cell table:formula="of:=[$Sheet2.B617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618]-[Sheet2.$D$3]" office:value-type="float" office:value="-409.249333333333" calcext:value-type="float">
            <text:p>-409,249333333333</text:p>
          </table:table-cell>
          <table:table-cell table:formula="of:=[$Sheet2.B618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19]-[Sheet2.$D$3]" office:value-type="float" office:value="-343.249333333333" calcext:value-type="float">
            <text:p>-343,249333333333</text:p>
          </table:table-cell>
          <table:table-cell table:formula="of:=[$Sheet2.B619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620]-[Sheet2.$D$3]" office:value-type="float" office:value="-326.249333333333" calcext:value-type="float">
            <text:p>-326,249333333333</text:p>
          </table:table-cell>
          <table:table-cell table:formula="of:=[$Sheet2.B620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21]-[Sheet2.$D$3]" office:value-type="float" office:value="-335.249333333333" calcext:value-type="float">
            <text:p>-335,249333333333</text:p>
          </table:table-cell>
          <table:table-cell table:formula="of:=[$Sheet2.B621]-[Sheet2.$D$8]" office:value-type="float" office:value="18.356" calcext:value-type="float">
            <text:p>18,356</text:p>
          </table:table-cell>
        </table:table-row>
        <table:table-row table:style-name="ro1">
          <table:table-cell table:formula="of:=[$Sheet2.A622]-[Sheet2.$D$3]" office:value-type="float" office:value="-343.249333333333" calcext:value-type="float">
            <text:p>-343,249333333333</text:p>
          </table:table-cell>
          <table:table-cell table:formula="of:=[$Sheet2.B622]-[Sheet2.$D$8]" office:value-type="float" office:value="23.356" calcext:value-type="float">
            <text:p>23,356</text:p>
          </table:table-cell>
        </table:table-row>
        <table:table-row table:style-name="ro1">
          <table:table-cell table:formula="of:=[$Sheet2.A623]-[Sheet2.$D$3]" office:value-type="float" office:value="-346.249333333333" calcext:value-type="float">
            <text:p>-346,249333333333</text:p>
          </table:table-cell>
          <table:table-cell table:formula="of:=[$Sheet2.B623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24]-[Sheet2.$D$3]" office:value-type="float" office:value="-330.249333333333" calcext:value-type="float">
            <text:p>-330,249333333333</text:p>
          </table:table-cell>
          <table:table-cell table:formula="of:=[$Sheet2.B624]-[Sheet2.$D$8]" office:value-type="float" office:value="24.356" calcext:value-type="float">
            <text:p>24,356</text:p>
          </table:table-cell>
        </table:table-row>
        <table:table-row table:style-name="ro1">
          <table:table-cell table:formula="of:=[$Sheet2.A625]-[Sheet2.$D$3]" office:value-type="float" office:value="-266.249333333333" calcext:value-type="float">
            <text:p>-266,249333333333</text:p>
          </table:table-cell>
          <table:table-cell table:formula="of:=[$Sheet2.B625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26]-[Sheet2.$D$3]" office:value-type="float" office:value="-177.249333333333" calcext:value-type="float">
            <text:p>-177,249333333333</text:p>
          </table:table-cell>
          <table:table-cell table:formula="of:=[$Sheet2.B626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627]-[Sheet2.$D$3]" office:value-type="float" office:value="-194.249333333333" calcext:value-type="float">
            <text:p>-194,249333333333</text:p>
          </table:table-cell>
          <table:table-cell table:formula="of:=[$Sheet2.B627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28]-[Sheet2.$D$3]" office:value-type="float" office:value="-101.249333333333" calcext:value-type="float">
            <text:p>-101,249333333333</text:p>
          </table:table-cell>
          <table:table-cell table:formula="of:=[$Sheet2.B628]-[Sheet2.$D$8]" office:value-type="float" office:value="24.356" calcext:value-type="float">
            <text:p>24,356</text:p>
          </table:table-cell>
        </table:table-row>
        <table:table-row table:style-name="ro1">
          <table:table-cell table:formula="of:=[$Sheet2.A629]-[Sheet2.$D$3]" office:value-type="float" office:value="-69.2493333333334" calcext:value-type="float">
            <text:p>-69,2493333333334</text:p>
          </table:table-cell>
          <table:table-cell table:formula="of:=[$Sheet2.B629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30]-[Sheet2.$D$3]" office:value-type="float" office:value="-29.2493333333334" calcext:value-type="float">
            <text:p>-29,2493333333334</text:p>
          </table:table-cell>
          <table:table-cell table:formula="of:=[$Sheet2.B630]-[Sheet2.$D$8]" office:value-type="float" office:value="15.356" calcext:value-type="float">
            <text:p>15,356</text:p>
          </table:table-cell>
        </table:table-row>
        <table:table-row table:style-name="ro1">
          <table:table-cell table:formula="of:=[$Sheet2.A631]-[Sheet2.$D$3]" office:value-type="float" office:value="36.7506666666666" calcext:value-type="float">
            <text:p>36,7506666666666</text:p>
          </table:table-cell>
          <table:table-cell table:formula="of:=[$Sheet2.B631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32]-[Sheet2.$D$3]" office:value-type="float" office:value="82.7506666666666" calcext:value-type="float">
            <text:p>82,7506666666666</text:p>
          </table:table-cell>
          <table:table-cell table:formula="of:=[$Sheet2.B632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33]-[Sheet2.$D$3]" office:value-type="float" office:value="100.750666666667" calcext:value-type="float">
            <text:p>100,750666666667</text:p>
          </table:table-cell>
          <table:table-cell table:formula="of:=[$Sheet2.B633]-[Sheet2.$D$8]" office:value-type="float" office:value="22.356" calcext:value-type="float">
            <text:p>22,356</text:p>
          </table:table-cell>
        </table:table-row>
        <table:table-row table:style-name="ro1">
          <table:table-cell table:formula="of:=[$Sheet2.A634]-[Sheet2.$D$3]" office:value-type="float" office:value="150.750666666667" calcext:value-type="float">
            <text:p>150,750666666667</text:p>
          </table:table-cell>
          <table:table-cell table:formula="of:=[$Sheet2.B634]-[Sheet2.$D$8]" office:value-type="float" office:value="23.356" calcext:value-type="float">
            <text:p>23,356</text:p>
          </table:table-cell>
        </table:table-row>
        <table:table-row table:style-name="ro1">
          <table:table-cell table:formula="of:=[$Sheet2.A635]-[Sheet2.$D$3]" office:value-type="float" office:value="195.750666666667" calcext:value-type="float">
            <text:p>195,750666666667</text:p>
          </table:table-cell>
          <table:table-cell table:formula="of:=[$Sheet2.B635]-[Sheet2.$D$8]" office:value-type="float" office:value="21.356" calcext:value-type="float">
            <text:p>21,356</text:p>
          </table:table-cell>
        </table:table-row>
        <table:table-row table:style-name="ro1">
          <table:table-cell table:formula="of:=[$Sheet2.A636]-[Sheet2.$D$3]" office:value-type="float" office:value="326.750666666667" calcext:value-type="float">
            <text:p>326,750666666667</text:p>
          </table:table-cell>
          <table:table-cell table:formula="of:=[$Sheet2.B636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37]-[Sheet2.$D$3]" office:value-type="float" office:value="318.750666666667" calcext:value-type="float">
            <text:p>318,750666666667</text:p>
          </table:table-cell>
          <table:table-cell table:formula="of:=[$Sheet2.B637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638]-[Sheet2.$D$3]" office:value-type="float" office:value="346.750666666667" calcext:value-type="float">
            <text:p>346,750666666667</text:p>
          </table:table-cell>
          <table:table-cell table:formula="of:=[$Sheet2.B638]-[Sheet2.$D$8]" office:value-type="float" office:value="27.356" calcext:value-type="float">
            <text:p>27,356</text:p>
          </table:table-cell>
        </table:table-row>
        <table:table-row table:style-name="ro1">
          <table:table-cell table:formula="of:=[$Sheet2.A639]-[Sheet2.$D$3]" office:value-type="float" office:value="393.750666666667" calcext:value-type="float">
            <text:p>393,750666666667</text:p>
          </table:table-cell>
          <table:table-cell table:formula="of:=[$Sheet2.B639]-[Sheet2.$D$8]" office:value-type="float" office:value="24.356" calcext:value-type="float">
            <text:p>24,356</text:p>
          </table:table-cell>
        </table:table-row>
        <table:table-row table:style-name="ro1">
          <table:table-cell table:formula="of:=[$Sheet2.A640]-[Sheet2.$D$3]" office:value-type="float" office:value="408.750666666667" calcext:value-type="float">
            <text:p>408,750666666667</text:p>
          </table:table-cell>
          <table:table-cell table:formula="of:=[$Sheet2.B640]-[Sheet2.$D$8]" office:value-type="float" office:value="24.356" calcext:value-type="float">
            <text:p>24,356</text:p>
          </table:table-cell>
        </table:table-row>
        <table:table-row table:style-name="ro1">
          <table:table-cell table:formula="of:=[$Sheet2.A641]-[Sheet2.$D$3]" office:value-type="float" office:value="427.750666666667" calcext:value-type="float">
            <text:p>427,750666666667</text:p>
          </table:table-cell>
          <table:table-cell table:formula="of:=[$Sheet2.B641]-[Sheet2.$D$8]" office:value-type="float" office:value="24.356" calcext:value-type="float">
            <text:p>24,356</text:p>
          </table:table-cell>
        </table:table-row>
        <table:table-row table:style-name="ro1">
          <table:table-cell table:formula="of:=[$Sheet2.A642]-[Sheet2.$D$3]" office:value-type="float" office:value="385.750666666667" calcext:value-type="float">
            <text:p>385,750666666667</text:p>
          </table:table-cell>
          <table:table-cell table:formula="of:=[$Sheet2.B642]-[Sheet2.$D$8]" office:value-type="float" office:value="12.356" calcext:value-type="float">
            <text:p>12,356</text:p>
          </table:table-cell>
        </table:table-row>
        <table:table-row table:style-name="ro1">
          <table:table-cell table:formula="of:=[$Sheet2.A643]-[Sheet2.$D$3]" office:value-type="float" office:value="373.750666666667" calcext:value-type="float">
            <text:p>373,750666666667</text:p>
          </table:table-cell>
          <table:table-cell table:formula="of:=[$Sheet2.B643]-[Sheet2.$D$8]" office:value-type="float" office:value="23.356" calcext:value-type="float">
            <text:p>23,356</text:p>
          </table:table-cell>
        </table:table-row>
        <table:table-row table:style-name="ro1">
          <table:table-cell table:formula="of:=[$Sheet2.A644]-[Sheet2.$D$3]" office:value-type="float" office:value="370.750666666667" calcext:value-type="float">
            <text:p>370,750666666667</text:p>
          </table:table-cell>
          <table:table-cell table:formula="of:=[$Sheet2.B644]-[Sheet2.$D$8]" office:value-type="float" office:value="21.356" calcext:value-type="float">
            <text:p>21,356</text:p>
          </table:table-cell>
        </table:table-row>
        <table:table-row table:style-name="ro1">
          <table:table-cell table:formula="of:=[$Sheet2.A645]-[Sheet2.$D$3]" office:value-type="float" office:value="402.750666666667" calcext:value-type="float">
            <text:p>402,750666666667</text:p>
          </table:table-cell>
          <table:table-cell table:formula="of:=[$Sheet2.B645]-[Sheet2.$D$8]" office:value-type="float" office:value="24.356" calcext:value-type="float">
            <text:p>24,356</text:p>
          </table:table-cell>
        </table:table-row>
        <table:table-row table:style-name="ro1">
          <table:table-cell table:formula="of:=[$Sheet2.A646]-[Sheet2.$D$3]" office:value-type="float" office:value="372.750666666667" calcext:value-type="float">
            <text:p>372,750666666667</text:p>
          </table:table-cell>
          <table:table-cell table:formula="of:=[$Sheet2.B646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647]-[Sheet2.$D$3]" office:value-type="float" office:value="321.750666666667" calcext:value-type="float">
            <text:p>321,750666666667</text:p>
          </table:table-cell>
          <table:table-cell table:formula="of:=[$Sheet2.B647]-[Sheet2.$D$8]" office:value-type="float" office:value="-12.644" calcext:value-type="float">
            <text:p>-12,644</text:p>
          </table:table-cell>
        </table:table-row>
        <table:table-row table:style-name="ro1">
          <table:table-cell table:formula="of:=[$Sheet2.A648]-[Sheet2.$D$3]" office:value-type="float" office:value="267.750666666667" calcext:value-type="float">
            <text:p>267,750666666667</text:p>
          </table:table-cell>
          <table:table-cell table:formula="of:=[$Sheet2.B648]-[Sheet2.$D$8]" office:value-type="float" office:value="22.356" calcext:value-type="float">
            <text:p>22,356</text:p>
          </table:table-cell>
        </table:table-row>
        <table:table-row table:style-name="ro1">
          <table:table-cell table:formula="of:=[$Sheet2.A649]-[Sheet2.$D$3]" office:value-type="float" office:value="227.750666666667" calcext:value-type="float">
            <text:p>227,750666666667</text:p>
          </table:table-cell>
          <table:table-cell table:formula="of:=[$Sheet2.B649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650]-[Sheet2.$D$3]" office:value-type="float" office:value="222.750666666667" calcext:value-type="float">
            <text:p>222,750666666667</text:p>
          </table:table-cell>
          <table:table-cell table:formula="of:=[$Sheet2.B650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51]-[Sheet2.$D$3]" office:value-type="float" office:value="127.750666666667" calcext:value-type="float">
            <text:p>127,750666666667</text:p>
          </table:table-cell>
          <table:table-cell table:formula="of:=[$Sheet2.B651]-[Sheet2.$D$8]" office:value-type="float" office:value="14.356" calcext:value-type="float">
            <text:p>14,356</text:p>
          </table:table-cell>
        </table:table-row>
        <table:table-row table:style-name="ro1">
          <table:table-cell table:formula="of:=[$Sheet2.A652]-[Sheet2.$D$3]" office:value-type="float" office:value="90.7506666666666" calcext:value-type="float">
            <text:p>90,7506666666666</text:p>
          </table:table-cell>
          <table:table-cell table:formula="of:=[$Sheet2.B652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53]-[Sheet2.$D$3]" office:value-type="float" office:value="19.7506666666666" calcext:value-type="float">
            <text:p>19,7506666666666</text:p>
          </table:table-cell>
          <table:table-cell table:formula="of:=[$Sheet2.B653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54]-[Sheet2.$D$3]" office:value-type="float" office:value="-51.2493333333334" calcext:value-type="float">
            <text:p>-51,2493333333334</text:p>
          </table:table-cell>
          <table:table-cell table:formula="of:=[$Sheet2.B654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55]-[Sheet2.$D$3]" office:value-type="float" office:value="-92.2493333333334" calcext:value-type="float">
            <text:p>-92,2493333333334</text:p>
          </table:table-cell>
          <table:table-cell table:formula="of:=[$Sheet2.B655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656]-[Sheet2.$D$3]" office:value-type="float" office:value="-171.249333333333" calcext:value-type="float">
            <text:p>-171,249333333333</text:p>
          </table:table-cell>
          <table:table-cell table:formula="of:=[$Sheet2.B656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657]-[Sheet2.$D$3]" office:value-type="float" office:value="-218.249333333333" calcext:value-type="float">
            <text:p>-218,249333333333</text:p>
          </table:table-cell>
          <table:table-cell table:formula="of:=[$Sheet2.B657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658]-[Sheet2.$D$3]" office:value-type="float" office:value="-249.249333333333" calcext:value-type="float">
            <text:p>-249,249333333333</text:p>
          </table:table-cell>
          <table:table-cell table:formula="of:=[$Sheet2.B658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59]-[Sheet2.$D$3]" office:value-type="float" office:value="-281.249333333333" calcext:value-type="float">
            <text:p>-281,249333333333</text:p>
          </table:table-cell>
          <table:table-cell table:formula="of:=[$Sheet2.B659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660]-[Sheet2.$D$3]" office:value-type="float" office:value="-297.249333333333" calcext:value-type="float">
            <text:p>-297,249333333333</text:p>
          </table:table-cell>
          <table:table-cell table:formula="of:=[$Sheet2.B660]-[Sheet2.$D$8]" office:value-type="float" office:value="13.356" calcext:value-type="float">
            <text:p>13,356</text:p>
          </table:table-cell>
        </table:table-row>
        <table:table-row table:style-name="ro1">
          <table:table-cell table:formula="of:=[$Sheet2.A661]-[Sheet2.$D$3]" office:value-type="float" office:value="-325.249333333333" calcext:value-type="float">
            <text:p>-325,249333333333</text:p>
          </table:table-cell>
          <table:table-cell table:formula="of:=[$Sheet2.B661]-[Sheet2.$D$8]" office:value-type="float" office:value="23.356" calcext:value-type="float">
            <text:p>23,356</text:p>
          </table:table-cell>
        </table:table-row>
        <table:table-row table:style-name="ro1">
          <table:table-cell table:formula="of:=[$Sheet2.A662]-[Sheet2.$D$3]" office:value-type="float" office:value="-382.249333333333" calcext:value-type="float">
            <text:p>-382,249333333333</text:p>
          </table:table-cell>
          <table:table-cell table:formula="of:=[$Sheet2.B662]-[Sheet2.$D$8]" office:value-type="float" office:value="17.356" calcext:value-type="float">
            <text:p>17,356</text:p>
          </table:table-cell>
        </table:table-row>
        <table:table-row table:style-name="ro1">
          <table:table-cell table:formula="of:=[$Sheet2.A663]-[Sheet2.$D$3]" office:value-type="float" office:value="-391.249333333333" calcext:value-type="float">
            <text:p>-391,249333333333</text:p>
          </table:table-cell>
          <table:table-cell table:formula="of:=[$Sheet2.B663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64]-[Sheet2.$D$3]" office:value-type="float" office:value="-407.249333333333" calcext:value-type="float">
            <text:p>-407,249333333333</text:p>
          </table:table-cell>
          <table:table-cell table:formula="of:=[$Sheet2.B664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65]-[Sheet2.$D$3]" office:value-type="float" office:value="-376.249333333333" calcext:value-type="float">
            <text:p>-376,249333333333</text:p>
          </table:table-cell>
          <table:table-cell table:formula="of:=[$Sheet2.B665]-[Sheet2.$D$8]" office:value-type="float" office:value="18.356" calcext:value-type="float">
            <text:p>18,356</text:p>
          </table:table-cell>
        </table:table-row>
        <table:table-row table:style-name="ro1">
          <table:table-cell table:formula="of:=[$Sheet2.A666]-[Sheet2.$D$3]" office:value-type="float" office:value="-372.249333333333" calcext:value-type="float">
            <text:p>-372,249333333333</text:p>
          </table:table-cell>
          <table:table-cell table:formula="of:=[$Sheet2.B666]-[Sheet2.$D$8]" office:value-type="float" office:value="8.35599999999999" calcext:value-type="float">
            <text:p>8,35599999999999</text:p>
          </table:table-cell>
        </table:table-row>
        <table:table-row table:style-name="ro1">
          <table:table-cell table:formula="of:=[$Sheet2.A667]-[Sheet2.$D$3]" office:value-type="float" office:value="-368.249333333333" calcext:value-type="float">
            <text:p>-368,249333333333</text:p>
          </table:table-cell>
          <table:table-cell table:formula="of:=[$Sheet2.B667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668]-[Sheet2.$D$3]" office:value-type="float" office:value="-361.249333333333" calcext:value-type="float">
            <text:p>-361,249333333333</text:p>
          </table:table-cell>
          <table:table-cell table:formula="of:=[$Sheet2.B668]-[Sheet2.$D$8]" office:value-type="float" office:value="23.356" calcext:value-type="float">
            <text:p>23,356</text:p>
          </table:table-cell>
        </table:table-row>
        <table:table-row table:style-name="ro1">
          <table:table-cell table:formula="of:=[$Sheet2.A669]-[Sheet2.$D$3]" office:value-type="float" office:value="-314.249333333333" calcext:value-type="float">
            <text:p>-314,249333333333</text:p>
          </table:table-cell>
          <table:table-cell table:formula="of:=[$Sheet2.B669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70]-[Sheet2.$D$3]" office:value-type="float" office:value="-197.249333333333" calcext:value-type="float">
            <text:p>-197,249333333333</text:p>
          </table:table-cell>
          <table:table-cell table:formula="of:=[$Sheet2.B670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671]-[Sheet2.$D$3]" office:value-type="float" office:value="-206.249333333333" calcext:value-type="float">
            <text:p>-206,249333333333</text:p>
          </table:table-cell>
          <table:table-cell table:formula="of:=[$Sheet2.B671]-[Sheet2.$D$8]" office:value-type="float" office:value="17.356" calcext:value-type="float">
            <text:p>17,356</text:p>
          </table:table-cell>
        </table:table-row>
        <table:table-row table:style-name="ro1">
          <table:table-cell table:formula="of:=[$Sheet2.A672]-[Sheet2.$D$3]" office:value-type="float" office:value="-146.249333333333" calcext:value-type="float">
            <text:p>-146,249333333333</text:p>
          </table:table-cell>
          <table:table-cell table:formula="of:=[$Sheet2.B672]-[Sheet2.$D$8]" office:value-type="float" office:value="26.356" calcext:value-type="float">
            <text:p>26,356</text:p>
          </table:table-cell>
        </table:table-row>
        <table:table-row table:style-name="ro1">
          <table:table-cell table:formula="of:=[$Sheet2.A673]-[Sheet2.$D$3]" office:value-type="float" office:value="-184.249333333333" calcext:value-type="float">
            <text:p>-184,249333333333</text:p>
          </table:table-cell>
          <table:table-cell table:formula="of:=[$Sheet2.B673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74]-[Sheet2.$D$3]" office:value-type="float" office:value="-103.249333333333" calcext:value-type="float">
            <text:p>-103,249333333333</text:p>
          </table:table-cell>
          <table:table-cell table:formula="of:=[$Sheet2.B674]-[Sheet2.$D$8]" office:value-type="float" office:value="15.356" calcext:value-type="float">
            <text:p>15,356</text:p>
          </table:table-cell>
        </table:table-row>
        <table:table-row table:style-name="ro1">
          <table:table-cell table:formula="of:=[$Sheet2.A675]-[Sheet2.$D$3]" office:value-type="float" office:value="-52.2493333333334" calcext:value-type="float">
            <text:p>-52,2493333333334</text:p>
          </table:table-cell>
          <table:table-cell table:formula="of:=[$Sheet2.B675]-[Sheet2.$D$8]" office:value-type="float" office:value="15.356" calcext:value-type="float">
            <text:p>15,356</text:p>
          </table:table-cell>
        </table:table-row>
        <table:table-row table:style-name="ro1">
          <table:table-cell table:formula="of:=[$Sheet2.A676]-[Sheet2.$D$3]" office:value-type="float" office:value="8.75066666666658" calcext:value-type="float">
            <text:p>8,75066666666658</text:p>
          </table:table-cell>
          <table:table-cell table:formula="of:=[$Sheet2.B676]-[Sheet2.$D$8]" office:value-type="float" office:value="14.356" calcext:value-type="float">
            <text:p>14,356</text:p>
          </table:table-cell>
        </table:table-row>
        <table:table-row table:style-name="ro1">
          <table:table-cell table:formula="of:=[$Sheet2.A677]-[Sheet2.$D$3]" office:value-type="float" office:value="32.7506666666666" calcext:value-type="float">
            <text:p>32,7506666666666</text:p>
          </table:table-cell>
          <table:table-cell table:formula="of:=[$Sheet2.B677]-[Sheet2.$D$8]" office:value-type="float" office:value="23.356" calcext:value-type="float">
            <text:p>23,356</text:p>
          </table:table-cell>
        </table:table-row>
        <table:table-row table:style-name="ro1">
          <table:table-cell table:formula="of:=[$Sheet2.A678]-[Sheet2.$D$3]" office:value-type="float" office:value="82.7506666666666" calcext:value-type="float">
            <text:p>82,7506666666666</text:p>
          </table:table-cell>
          <table:table-cell table:formula="of:=[$Sheet2.B678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79]-[Sheet2.$D$3]" office:value-type="float" office:value="134.750666666667" calcext:value-type="float">
            <text:p>134,750666666667</text:p>
          </table:table-cell>
          <table:table-cell table:formula="of:=[$Sheet2.B679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80]-[Sheet2.$D$3]" office:value-type="float" office:value="192.750666666667" calcext:value-type="float">
            <text:p>192,750666666667</text:p>
          </table:table-cell>
          <table:table-cell table:formula="of:=[$Sheet2.B680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681]-[Sheet2.$D$3]" office:value-type="float" office:value="256.750666666667" calcext:value-type="float">
            <text:p>256,750666666667</text:p>
          </table:table-cell>
          <table:table-cell table:formula="of:=[$Sheet2.B681]-[Sheet2.$D$8]" office:value-type="float" office:value="21.356" calcext:value-type="float">
            <text:p>21,356</text:p>
          </table:table-cell>
        </table:table-row>
        <table:table-row table:style-name="ro1">
          <table:table-cell table:formula="of:=[$Sheet2.A682]-[Sheet2.$D$3]" office:value-type="float" office:value="302.750666666667" calcext:value-type="float">
            <text:p>302,750666666667</text:p>
          </table:table-cell>
          <table:table-cell table:formula="of:=[$Sheet2.B682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83]-[Sheet2.$D$3]" office:value-type="float" office:value="350.750666666667" calcext:value-type="float">
            <text:p>350,750666666667</text:p>
          </table:table-cell>
          <table:table-cell table:formula="of:=[$Sheet2.B683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84]-[Sheet2.$D$3]" office:value-type="float" office:value="374.750666666667" calcext:value-type="float">
            <text:p>374,750666666667</text:p>
          </table:table-cell>
          <table:table-cell table:formula="of:=[$Sheet2.B684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85]-[Sheet2.$D$3]" office:value-type="float" office:value="431.750666666667" calcext:value-type="float">
            <text:p>431,750666666667</text:p>
          </table:table-cell>
          <table:table-cell table:formula="of:=[$Sheet2.B685]-[Sheet2.$D$8]" office:value-type="float" office:value="23.356" calcext:value-type="float">
            <text:p>23,356</text:p>
          </table:table-cell>
        </table:table-row>
        <table:table-row table:style-name="ro1">
          <table:table-cell table:formula="of:=[$Sheet2.A686]-[Sheet2.$D$3]" office:value-type="float" office:value="444.750666666667" calcext:value-type="float">
            <text:p>444,750666666667</text:p>
          </table:table-cell>
          <table:table-cell table:formula="of:=[$Sheet2.B686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687]-[Sheet2.$D$3]" office:value-type="float" office:value="379.750666666667" calcext:value-type="float">
            <text:p>379,750666666667</text:p>
          </table:table-cell>
          <table:table-cell table:formula="of:=[$Sheet2.B687]-[Sheet2.$D$8]" office:value-type="float" office:value="44.356" calcext:value-type="float">
            <text:p>44,356</text:p>
          </table:table-cell>
        </table:table-row>
        <table:table-row table:style-name="ro1">
          <table:table-cell table:formula="of:=[$Sheet2.A688]-[Sheet2.$D$3]" office:value-type="float" office:value="378.750666666667" calcext:value-type="float">
            <text:p>378,750666666667</text:p>
          </table:table-cell>
          <table:table-cell table:formula="of:=[$Sheet2.B688]-[Sheet2.$D$8]" office:value-type="float" office:value="24.356" calcext:value-type="float">
            <text:p>24,356</text:p>
          </table:table-cell>
        </table:table-row>
        <table:table-row table:style-name="ro1">
          <table:table-cell table:formula="of:=[$Sheet2.A689]-[Sheet2.$D$3]" office:value-type="float" office:value="366.750666666667" calcext:value-type="float">
            <text:p>366,750666666667</text:p>
          </table:table-cell>
          <table:table-cell table:formula="of:=[$Sheet2.B689]-[Sheet2.$D$8]" office:value-type="float" office:value="24.356" calcext:value-type="float">
            <text:p>24,356</text:p>
          </table:table-cell>
        </table:table-row>
        <table:table-row table:style-name="ro1">
          <table:table-cell table:formula="of:=[$Sheet2.A690]-[Sheet2.$D$3]" office:value-type="float" office:value="390.750666666667" calcext:value-type="float">
            <text:p>390,750666666667</text:p>
          </table:table-cell>
          <table:table-cell table:formula="of:=[$Sheet2.B690]-[Sheet2.$D$8]" office:value-type="float" office:value="25.356" calcext:value-type="float">
            <text:p>25,356</text:p>
          </table:table-cell>
        </table:table-row>
        <table:table-row table:style-name="ro1">
          <table:table-cell table:formula="of:=[$Sheet2.A691]-[Sheet2.$D$3]" office:value-type="float" office:value="385.750666666667" calcext:value-type="float">
            <text:p>385,750666666667</text:p>
          </table:table-cell>
          <table:table-cell table:formula="of:=[$Sheet2.B691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92]-[Sheet2.$D$3]" office:value-type="float" office:value="328.750666666667" calcext:value-type="float">
            <text:p>328,750666666667</text:p>
          </table:table-cell>
          <table:table-cell table:formula="of:=[$Sheet2.B692]-[Sheet2.$D$8]" office:value-type="float" office:value="29.356" calcext:value-type="float">
            <text:p>29,356</text:p>
          </table:table-cell>
        </table:table-row>
        <table:table-row table:style-name="ro1">
          <table:table-cell table:formula="of:=[$Sheet2.A693]-[Sheet2.$D$3]" office:value-type="float" office:value="290.750666666667" calcext:value-type="float">
            <text:p>290,750666666667</text:p>
          </table:table-cell>
          <table:table-cell table:formula="of:=[$Sheet2.B693]-[Sheet2.$D$8]" office:value-type="float" office:value="24.356" calcext:value-type="float">
            <text:p>24,356</text:p>
          </table:table-cell>
        </table:table-row>
        <table:table-row table:style-name="ro1">
          <table:table-cell table:formula="of:=[$Sheet2.A694]-[Sheet2.$D$3]" office:value-type="float" office:value="248.750666666667" calcext:value-type="float">
            <text:p>248,750666666667</text:p>
          </table:table-cell>
          <table:table-cell table:formula="of:=[$Sheet2.B694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95]-[Sheet2.$D$3]" office:value-type="float" office:value="218.750666666667" calcext:value-type="float">
            <text:p>218,750666666667</text:p>
          </table:table-cell>
          <table:table-cell table:formula="of:=[$Sheet2.B695]-[Sheet2.$D$8]" office:value-type="float" office:value="18.356" calcext:value-type="float">
            <text:p>18,356</text:p>
          </table:table-cell>
        </table:table-row>
        <table:table-row table:style-name="ro1">
          <table:table-cell table:formula="of:=[$Sheet2.A696]-[Sheet2.$D$3]" office:value-type="float" office:value="167.750666666667" calcext:value-type="float">
            <text:p>167,750666666667</text:p>
          </table:table-cell>
          <table:table-cell table:formula="of:=[$Sheet2.B696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97]-[Sheet2.$D$3]" office:value-type="float" office:value="102.750666666667" calcext:value-type="float">
            <text:p>102,750666666667</text:p>
          </table:table-cell>
          <table:table-cell table:formula="of:=[$Sheet2.B697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698]-[Sheet2.$D$3]" office:value-type="float" office:value="55.7506666666666" calcext:value-type="float">
            <text:p>55,7506666666666</text:p>
          </table:table-cell>
          <table:table-cell table:formula="of:=[$Sheet2.B698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699]-[Sheet2.$D$3]" office:value-type="float" office:value="-4.24933333333343" calcext:value-type="float">
            <text:p>-4,24933333333343</text:p>
          </table:table-cell>
          <table:table-cell table:formula="of:=[$Sheet2.B699]-[Sheet2.$D$8]" office:value-type="float" office:value="17.356" calcext:value-type="float">
            <text:p>17,356</text:p>
          </table:table-cell>
        </table:table-row>
        <table:table-row table:style-name="ro1">
          <table:table-cell table:formula="of:=[$Sheet2.A700]-[Sheet2.$D$3]" office:value-type="float" office:value="-82.2493333333334" calcext:value-type="float">
            <text:p>-82,2493333333334</text:p>
          </table:table-cell>
          <table:table-cell table:formula="of:=[$Sheet2.B700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701]-[Sheet2.$D$3]" office:value-type="float" office:value="-156.249333333333" calcext:value-type="float">
            <text:p>-156,249333333333</text:p>
          </table:table-cell>
          <table:table-cell table:formula="of:=[$Sheet2.B701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702]-[Sheet2.$D$3]" office:value-type="float" office:value="-203.249333333333" calcext:value-type="float">
            <text:p>-203,249333333333</text:p>
          </table:table-cell>
          <table:table-cell table:formula="of:=[$Sheet2.B702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703]-[Sheet2.$D$3]" office:value-type="float" office:value="-252.249333333333" calcext:value-type="float">
            <text:p>-252,249333333333</text:p>
          </table:table-cell>
          <table:table-cell table:formula="of:=[$Sheet2.B703]-[Sheet2.$D$8]" office:value-type="float" office:value="18.356" calcext:value-type="float">
            <text:p>18,356</text:p>
          </table:table-cell>
        </table:table-row>
        <table:table-row table:style-name="ro1">
          <table:table-cell table:formula="of:=[$Sheet2.A704]-[Sheet2.$D$3]" office:value-type="float" office:value="-280.249333333333" calcext:value-type="float">
            <text:p>-280,249333333333</text:p>
          </table:table-cell>
          <table:table-cell table:formula="of:=[$Sheet2.B704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705]-[Sheet2.$D$3]" office:value-type="float" office:value="-299.249333333333" calcext:value-type="float">
            <text:p>-299,249333333333</text:p>
          </table:table-cell>
          <table:table-cell table:formula="of:=[$Sheet2.B705]-[Sheet2.$D$8]" office:value-type="float" office:value="22.356" calcext:value-type="float">
            <text:p>22,356</text:p>
          </table:table-cell>
        </table:table-row>
        <table:table-row table:style-name="ro1">
          <table:table-cell table:formula="of:=[$Sheet2.A706]-[Sheet2.$D$3]" office:value-type="float" office:value="-318.249333333333" calcext:value-type="float">
            <text:p>-318,249333333333</text:p>
          </table:table-cell>
          <table:table-cell table:formula="of:=[$Sheet2.B706]-[Sheet2.$D$8]" office:value-type="float" office:value="12.356" calcext:value-type="float">
            <text:p>12,356</text:p>
          </table:table-cell>
        </table:table-row>
        <table:table-row table:style-name="ro1">
          <table:table-cell table:formula="of:=[$Sheet2.A707]-[Sheet2.$D$3]" office:value-type="float" office:value="-365.249333333333" calcext:value-type="float">
            <text:p>-365,249333333333</text:p>
          </table:table-cell>
          <table:table-cell table:formula="of:=[$Sheet2.B707]-[Sheet2.$D$8]" office:value-type="float" office:value="17.356" calcext:value-type="float">
            <text:p>17,356</text:p>
          </table:table-cell>
        </table:table-row>
        <table:table-row table:style-name="ro1">
          <table:table-cell table:formula="of:=[$Sheet2.A708]-[Sheet2.$D$3]" office:value-type="float" office:value="-399.249333333333" calcext:value-type="float">
            <text:p>-399,249333333333</text:p>
          </table:table-cell>
          <table:table-cell table:formula="of:=[$Sheet2.B708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709]-[Sheet2.$D$3]" office:value-type="float" office:value="-328.249333333333" calcext:value-type="float">
            <text:p>-328,249333333333</text:p>
          </table:table-cell>
          <table:table-cell table:formula="of:=[$Sheet2.B709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710]-[Sheet2.$D$3]" office:value-type="float" office:value="-325.249333333333" calcext:value-type="float">
            <text:p>-325,249333333333</text:p>
          </table:table-cell>
          <table:table-cell table:formula="of:=[$Sheet2.B710]-[Sheet2.$D$8]" office:value-type="float" office:value="17.356" calcext:value-type="float">
            <text:p>17,356</text:p>
          </table:table-cell>
        </table:table-row>
        <table:table-row table:style-name="ro1">
          <table:table-cell table:formula="of:=[$Sheet2.A711]-[Sheet2.$D$3]" office:value-type="float" office:value="-318.249333333333" calcext:value-type="float">
            <text:p>-318,249333333333</text:p>
          </table:table-cell>
          <table:table-cell table:formula="of:=[$Sheet2.B711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712]-[Sheet2.$D$3]" office:value-type="float" office:value="-266.249333333333" calcext:value-type="float">
            <text:p>-266,249333333333</text:p>
          </table:table-cell>
          <table:table-cell table:formula="of:=[$Sheet2.B712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713]-[Sheet2.$D$3]" office:value-type="float" office:value="-343.249333333333" calcext:value-type="float">
            <text:p>-343,249333333333</text:p>
          </table:table-cell>
          <table:table-cell table:formula="of:=[$Sheet2.B713]-[Sheet2.$D$8]" office:value-type="float" office:value="30.356" calcext:value-type="float">
            <text:p>30,356</text:p>
          </table:table-cell>
        </table:table-row>
        <table:table-row table:style-name="ro1">
          <table:table-cell table:formula="of:=[$Sheet2.A714]-[Sheet2.$D$3]" office:value-type="float" office:value="-332.249333333333" calcext:value-type="float">
            <text:p>-332,249333333333</text:p>
          </table:table-cell>
          <table:table-cell table:formula="of:=[$Sheet2.B714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715]-[Sheet2.$D$3]" office:value-type="float" office:value="-192.249333333333" calcext:value-type="float">
            <text:p>-192,249333333333</text:p>
          </table:table-cell>
          <table:table-cell table:formula="of:=[$Sheet2.B715]-[Sheet2.$D$8]" office:value-type="float" office:value="18.356" calcext:value-type="float">
            <text:p>18,356</text:p>
          </table:table-cell>
        </table:table-row>
        <table:table-row table:style-name="ro1">
          <table:table-cell table:formula="of:=[$Sheet2.A716]-[Sheet2.$D$3]" office:value-type="float" office:value="-217.249333333333" calcext:value-type="float">
            <text:p>-217,249333333333</text:p>
          </table:table-cell>
          <table:table-cell table:formula="of:=[$Sheet2.B716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717]-[Sheet2.$D$3]" office:value-type="float" office:value="-182.249333333333" calcext:value-type="float">
            <text:p>-182,249333333333</text:p>
          </table:table-cell>
          <table:table-cell table:formula="of:=[$Sheet2.B717]-[Sheet2.$D$8]" office:value-type="float" office:value="60.356" calcext:value-type="float">
            <text:p>60,356</text:p>
          </table:table-cell>
        </table:table-row>
        <table:table-row table:style-name="ro1">
          <table:table-cell table:formula="of:=[$Sheet2.A718]-[Sheet2.$D$3]" office:value-type="float" office:value="-131.249333333333" calcext:value-type="float">
            <text:p>-131,249333333333</text:p>
          </table:table-cell>
          <table:table-cell table:formula="of:=[$Sheet2.B718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719]-[Sheet2.$D$3]" office:value-type="float" office:value="-86.2493333333334" calcext:value-type="float">
            <text:p>-86,2493333333334</text:p>
          </table:table-cell>
          <table:table-cell table:formula="of:=[$Sheet2.B719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720]-[Sheet2.$D$3]" office:value-type="float" office:value="-56.2493333333334" calcext:value-type="float">
            <text:p>-56,2493333333334</text:p>
          </table:table-cell>
          <table:table-cell table:formula="of:=[$Sheet2.B720]-[Sheet2.$D$8]" office:value-type="float" office:value="21.356" calcext:value-type="float">
            <text:p>21,356</text:p>
          </table:table-cell>
        </table:table-row>
        <table:table-row table:style-name="ro1">
          <table:table-cell table:formula="of:=[$Sheet2.A721]-[Sheet2.$D$3]" office:value-type="float" office:value="-4.24933333333343" calcext:value-type="float">
            <text:p>-4,24933333333343</text:p>
          </table:table-cell>
          <table:table-cell table:formula="of:=[$Sheet2.B721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722]-[Sheet2.$D$3]" office:value-type="float" office:value="35.7506666666666" calcext:value-type="float">
            <text:p>35,7506666666666</text:p>
          </table:table-cell>
          <table:table-cell table:formula="of:=[$Sheet2.B722]-[Sheet2.$D$8]" office:value-type="float" office:value="17.356" calcext:value-type="float">
            <text:p>17,356</text:p>
          </table:table-cell>
        </table:table-row>
        <table:table-row table:style-name="ro1">
          <table:table-cell table:formula="of:=[$Sheet2.A723]-[Sheet2.$D$3]" office:value-type="float" office:value="102.750666666667" calcext:value-type="float">
            <text:p>102,750666666667</text:p>
          </table:table-cell>
          <table:table-cell table:formula="of:=[$Sheet2.B723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724]-[Sheet2.$D$3]" office:value-type="float" office:value="114.750666666667" calcext:value-type="float">
            <text:p>114,750666666667</text:p>
          </table:table-cell>
          <table:table-cell table:formula="of:=[$Sheet2.B724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725]-[Sheet2.$D$3]" office:value-type="float" office:value="159.750666666667" calcext:value-type="float">
            <text:p>159,750666666667</text:p>
          </table:table-cell>
          <table:table-cell table:formula="of:=[$Sheet2.B725]-[Sheet2.$D$8]" office:value-type="float" office:value="22.356" calcext:value-type="float">
            <text:p>22,356</text:p>
          </table:table-cell>
        </table:table-row>
        <table:table-row table:style-name="ro1">
          <table:table-cell table:formula="of:=[$Sheet2.A726]-[Sheet2.$D$3]" office:value-type="float" office:value="210.750666666667" calcext:value-type="float">
            <text:p>210,750666666667</text:p>
          </table:table-cell>
          <table:table-cell table:formula="of:=[$Sheet2.B726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727]-[Sheet2.$D$3]" office:value-type="float" office:value="281.750666666667" calcext:value-type="float">
            <text:p>281,750666666667</text:p>
          </table:table-cell>
          <table:table-cell table:formula="of:=[$Sheet2.B727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728]-[Sheet2.$D$3]" office:value-type="float" office:value="330.750666666667" calcext:value-type="float">
            <text:p>330,750666666667</text:p>
          </table:table-cell>
          <table:table-cell table:formula="of:=[$Sheet2.B728]-[Sheet2.$D$8]" office:value-type="float" office:value="22.356" calcext:value-type="float">
            <text:p>22,356</text:p>
          </table:table-cell>
        </table:table-row>
        <table:table-row table:style-name="ro1">
          <table:table-cell table:formula="of:=[$Sheet2.A729]-[Sheet2.$D$3]" office:value-type="float" office:value="350.750666666667" calcext:value-type="float">
            <text:p>350,750666666667</text:p>
          </table:table-cell>
          <table:table-cell table:formula="of:=[$Sheet2.B729]-[Sheet2.$D$8]" office:value-type="float" office:value="16.356" calcext:value-type="float">
            <text:p>16,356</text:p>
          </table:table-cell>
        </table:table-row>
        <table:table-row table:style-name="ro1">
          <table:table-cell table:formula="of:=[$Sheet2.A730]-[Sheet2.$D$3]" office:value-type="float" office:value="368.750666666667" calcext:value-type="float">
            <text:p>368,750666666667</text:p>
          </table:table-cell>
          <table:table-cell table:formula="of:=[$Sheet2.B730]-[Sheet2.$D$8]" office:value-type="float" office:value="24.356" calcext:value-type="float">
            <text:p>24,356</text:p>
          </table:table-cell>
        </table:table-row>
        <table:table-row table:style-name="ro1">
          <table:table-cell table:formula="of:=[$Sheet2.A731]-[Sheet2.$D$3]" office:value-type="float" office:value="383.750666666667" calcext:value-type="float">
            <text:p>383,750666666667</text:p>
          </table:table-cell>
          <table:table-cell table:formula="of:=[$Sheet2.B731]-[Sheet2.$D$8]" office:value-type="float" office:value="22.356" calcext:value-type="float">
            <text:p>22,356</text:p>
          </table:table-cell>
        </table:table-row>
        <table:table-row table:style-name="ro1">
          <table:table-cell table:formula="of:=[$Sheet2.A732]-[Sheet2.$D$3]" office:value-type="float" office:value="392.750666666667" calcext:value-type="float">
            <text:p>392,750666666667</text:p>
          </table:table-cell>
          <table:table-cell table:formula="of:=[$Sheet2.B732]-[Sheet2.$D$8]" office:value-type="float" office:value="24.356" calcext:value-type="float">
            <text:p>24,356</text:p>
          </table:table-cell>
        </table:table-row>
        <table:table-row table:style-name="ro1">
          <table:table-cell table:formula="of:=[$Sheet2.A733]-[Sheet2.$D$3]" office:value-type="float" office:value="406.750666666667" calcext:value-type="float">
            <text:p>406,750666666667</text:p>
          </table:table-cell>
          <table:table-cell table:formula="of:=[$Sheet2.B733]-[Sheet2.$D$8]" office:value-type="float" office:value="28.356" calcext:value-type="float">
            <text:p>28,356</text:p>
          </table:table-cell>
        </table:table-row>
        <table:table-row table:style-name="ro1">
          <table:table-cell table:formula="of:=[$Sheet2.A734]-[Sheet2.$D$3]" office:value-type="float" office:value="380.750666666667" calcext:value-type="float">
            <text:p>380,750666666667</text:p>
          </table:table-cell>
          <table:table-cell table:formula="of:=[$Sheet2.B734]-[Sheet2.$D$8]" office:value-type="float" office:value="24.356" calcext:value-type="float">
            <text:p>24,356</text:p>
          </table:table-cell>
        </table:table-row>
        <table:table-row table:style-name="ro1">
          <table:table-cell table:formula="of:=[$Sheet2.A735]-[Sheet2.$D$3]" office:value-type="float" office:value="350.750666666667" calcext:value-type="float">
            <text:p>350,750666666667</text:p>
          </table:table-cell>
          <table:table-cell table:formula="of:=[$Sheet2.B735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736]-[Sheet2.$D$3]" office:value-type="float" office:value="327.750666666667" calcext:value-type="float">
            <text:p>327,750666666667</text:p>
          </table:table-cell>
          <table:table-cell table:formula="of:=[$Sheet2.B736]-[Sheet2.$D$8]" office:value-type="float" office:value="17.356" calcext:value-type="float">
            <text:p>17,356</text:p>
          </table:table-cell>
        </table:table-row>
        <table:table-row table:style-name="ro1">
          <table:table-cell table:formula="of:=[$Sheet2.A737]-[Sheet2.$D$3]" office:value-type="float" office:value="309.750666666667" calcext:value-type="float">
            <text:p>309,750666666667</text:p>
          </table:table-cell>
          <table:table-cell table:formula="of:=[$Sheet2.B737]-[Sheet2.$D$8]" office:value-type="float" office:value="17.356" calcext:value-type="float">
            <text:p>17,356</text:p>
          </table:table-cell>
        </table:table-row>
        <table:table-row table:style-name="ro1">
          <table:table-cell table:formula="of:=[$Sheet2.A738]-[Sheet2.$D$3]" office:value-type="float" office:value="363.750666666667" calcext:value-type="float">
            <text:p>363,750666666667</text:p>
          </table:table-cell>
          <table:table-cell table:formula="of:=[$Sheet2.B738]-[Sheet2.$D$8]" office:value-type="float" office:value="21.356" calcext:value-type="float">
            <text:p>21,356</text:p>
          </table:table-cell>
        </table:table-row>
        <table:table-row table:style-name="ro1">
          <table:table-cell table:formula="of:=[$Sheet2.A739]-[Sheet2.$D$3]" office:value-type="float" office:value="314.750666666667" calcext:value-type="float">
            <text:p>314,750666666667</text:p>
          </table:table-cell>
          <table:table-cell table:formula="of:=[$Sheet2.B739]-[Sheet2.$D$8]" office:value-type="float" office:value="21.356" calcext:value-type="float">
            <text:p>21,356</text:p>
          </table:table-cell>
        </table:table-row>
        <table:table-row table:style-name="ro1">
          <table:table-cell table:formula="of:=[$Sheet2.A740]-[Sheet2.$D$3]" office:value-type="float" office:value="278.750666666667" calcext:value-type="float">
            <text:p>278,750666666667</text:p>
          </table:table-cell>
          <table:table-cell table:formula="of:=[$Sheet2.B740]-[Sheet2.$D$8]" office:value-type="float" office:value="18.356" calcext:value-type="float">
            <text:p>18,356</text:p>
          </table:table-cell>
        </table:table-row>
        <table:table-row table:style-name="ro1">
          <table:table-cell table:formula="of:=[$Sheet2.A741]-[Sheet2.$D$3]" office:value-type="float" office:value="229.750666666667" calcext:value-type="float">
            <text:p>229,750666666667</text:p>
          </table:table-cell>
          <table:table-cell table:formula="of:=[$Sheet2.B741]-[Sheet2.$D$8]" office:value-type="float" office:value="24.356" calcext:value-type="float">
            <text:p>24,356</text:p>
          </table:table-cell>
        </table:table-row>
        <table:table-row table:style-name="ro1">
          <table:table-cell table:formula="of:=[$Sheet2.A742]-[Sheet2.$D$3]" office:value-type="float" office:value="150.750666666667" calcext:value-type="float">
            <text:p>150,750666666667</text:p>
          </table:table-cell>
          <table:table-cell table:formula="of:=[$Sheet2.B742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743]-[Sheet2.$D$3]" office:value-type="float" office:value="82.7506666666666" calcext:value-type="float">
            <text:p>82,7506666666666</text:p>
          </table:table-cell>
          <table:table-cell table:formula="of:=[$Sheet2.B743]-[Sheet2.$D$8]" office:value-type="float" office:value="22.356" calcext:value-type="float">
            <text:p>22,356</text:p>
          </table:table-cell>
        </table:table-row>
        <table:table-row table:style-name="ro1">
          <table:table-cell table:formula="of:=[$Sheet2.A744]-[Sheet2.$D$3]" office:value-type="float" office:value="-3.24933333333342" calcext:value-type="float">
            <text:p>-3,24933333333342</text:p>
          </table:table-cell>
          <table:table-cell table:formula="of:=[$Sheet2.B744]-[Sheet2.$D$8]" office:value-type="float" office:value="7.35599999999999" calcext:value-type="float">
            <text:p>7,35599999999999</text:p>
          </table:table-cell>
        </table:table-row>
        <table:table-row table:style-name="ro1">
          <table:table-cell table:formula="of:=[$Sheet2.A745]-[Sheet2.$D$3]" office:value-type="float" office:value="-77.2493333333334" calcext:value-type="float">
            <text:p>-77,2493333333334</text:p>
          </table:table-cell>
          <table:table-cell table:formula="of:=[$Sheet2.B745]-[Sheet2.$D$8]" office:value-type="float" office:value="19.356" calcext:value-type="float">
            <text:p>19,356</text:p>
          </table:table-cell>
        </table:table-row>
        <table:table-row table:style-name="ro1">
          <table:table-cell table:formula="of:=[$Sheet2.A746]-[Sheet2.$D$3]" office:value-type="float" office:value="-143.249333333333" calcext:value-type="float">
            <text:p>-143,249333333333</text:p>
          </table:table-cell>
          <table:table-cell table:formula="of:=[$Sheet2.B746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747]-[Sheet2.$D$3]" office:value-type="float" office:value="-179.249333333333" calcext:value-type="float">
            <text:p>-179,249333333333</text:p>
          </table:table-cell>
          <table:table-cell table:formula="of:=[$Sheet2.B747]-[Sheet2.$D$8]" office:value-type="float" office:value="24.356" calcext:value-type="float">
            <text:p>24,356</text:p>
          </table:table-cell>
        </table:table-row>
        <table:table-row table:style-name="ro1">
          <table:table-cell table:formula="of:=[$Sheet2.A748]-[Sheet2.$D$3]" office:value-type="float" office:value="-237.249333333333" calcext:value-type="float">
            <text:p>-237,249333333333</text:p>
          </table:table-cell>
          <table:table-cell table:formula="of:=[$Sheet2.B748]-[Sheet2.$D$8]" office:value-type="float" office:value="17.356" calcext:value-type="float">
            <text:p>17,356</text:p>
          </table:table-cell>
        </table:table-row>
        <table:table-row table:style-name="ro1">
          <table:table-cell table:formula="of:=[$Sheet2.A749]-[Sheet2.$D$3]" office:value-type="float" office:value="-258.249333333333" calcext:value-type="float">
            <text:p>-258,249333333333</text:p>
          </table:table-cell>
          <table:table-cell table:formula="of:=[$Sheet2.B749]-[Sheet2.$D$8]" office:value-type="float" office:value="20.356" calcext:value-type="float">
            <text:p>20,356</text:p>
          </table:table-cell>
        </table:table-row>
        <table:table-row table:style-name="ro1">
          <table:table-cell table:formula="of:=[$Sheet2.A750]-[Sheet2.$D$3]" office:value-type="float" office:value="-269.249333333333" calcext:value-type="float">
            <text:p>-269,249333333333</text:p>
          </table:table-cell>
          <table:table-cell table:formula="of:=[$Sheet2.B750]-[Sheet2.$D$8]" office:value-type="float" office:value="24.356" calcext:value-type="float">
            <text:p>24,356</text:p>
          </table:table-cell>
        </table:table-row>
      </table:table>
      <table:table table:name="Sheet4" table:style-name="ta1">
        <table:table-column table:style-name="co1" table:number-columns-repeated="12" table:default-cell-style-name="Default"/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548" calcext:value-type="float">
            <text:p>1548</text:p>
          </table:table-cell>
          <table:table-cell/>
          <table:table-cell table:formula="of:=AVERAGE([.A1:.A250])" office:value-type="float" office:value="1210.852" calcext:value-type="float">
            <text:p>1210,852</text:p>
          </table:table-cell>
          <table:table-cell table:formula="of:=AVERAGE([.B1:.B250])" office:value-type="float" office:value="1056.868" calcext:value-type="float">
            <text:p>1056,868</text:p>
          </table:table-cell>
          <table:table-cell/>
          <table:table-cell table:formula="of:=[.A1]-[.$D$1]" office:value-type="float" office:value="375.148" calcext:value-type="float">
            <text:p>375,148</text:p>
          </table:table-cell>
          <table:table-cell table:formula="of:=[.B1]-[.$E$1]" office:value-type="float" office:value="491.132" calcext:value-type="float">
            <text:p>491,132</text:p>
          </table:table-cell>
          <table:table-cell/>
          <table:table-cell table:style-name="ce2" table:formula="of:=COM.MICROSOFT.CONCAT([.G1];&quot; &quot;;[.H1])" office:value-type="string" office:string-value="375,148 491,132" calcext:value-type="string">
            <text:p>375,148 491,132</text:p>
          </table:table-cell>
          <table:table-cell/>
          <table:table-cell table:style-name="ce2" table:formula="of:=SUBSTITUTE([.J1];&quot;,&quot;;&quot;.&quot;)" office:value-type="string" office:string-value="375.148 491.132" calcext:value-type="string">
            <text:p>375.148 491.132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462" calcext:value-type="float">
            <text:p>1462</text:p>
          </table:table-cell>
          <table:table-cell table:number-columns-repeated="4"/>
          <table:table-cell table:formula="of:=[.A2]-[.$D$1]" office:value-type="float" office:value="365.148" calcext:value-type="float">
            <text:p>365,148</text:p>
          </table:table-cell>
          <table:table-cell table:formula="of:=[.B2]-[.$E$1]" office:value-type="float" office:value="405.132" calcext:value-type="float">
            <text:p>405,132</text:p>
          </table:table-cell>
          <table:table-cell/>
          <table:table-cell table:formula="of:=COM.MICROSOFT.CONCAT([.G2];&quot; &quot;;[.H2])" office:value-type="string" office:string-value="365,148 405,132" calcext:value-type="string">
            <text:p>365,148 405,132</text:p>
          </table:table-cell>
          <table:table-cell/>
          <table:table-cell table:formula="of:=SUBSTITUTE([.J2];&quot;,&quot;;&quot;.&quot;)" office:value-type="string" office:string-value="365.148 405.132" calcext:value-type="string">
            <text:p>365.148 405.132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404" calcext:value-type="float">
            <text:p>1404</text:p>
          </table:table-cell>
          <table:table-cell table:number-columns-repeated="4"/>
          <table:table-cell table:formula="of:=[.A3]-[.$D$1]" office:value-type="float" office:value="366.148" calcext:value-type="float">
            <text:p>366,148</text:p>
          </table:table-cell>
          <table:table-cell table:formula="of:=[.B3]-[.$E$1]" office:value-type="float" office:value="347.132" calcext:value-type="float">
            <text:p>347,132</text:p>
          </table:table-cell>
          <table:table-cell/>
          <table:table-cell table:formula="of:=COM.MICROSOFT.CONCAT([.G3];&quot; &quot;;[.H3])" office:value-type="string" office:string-value="366,148 347,132" calcext:value-type="string">
            <text:p>366,148 347,132</text:p>
          </table:table-cell>
          <table:table-cell/>
          <table:table-cell table:formula="of:=SUBSTITUTE([.J3];&quot;,&quot;;&quot;.&quot;)" office:value-type="string" office:string-value="366.148 347.132" calcext:value-type="string">
            <text:p>366.148 347.132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332" calcext:value-type="float">
            <text:p>1332</text:p>
          </table:table-cell>
          <table:table-cell table:number-columns-repeated="4"/>
          <table:table-cell table:formula="of:=[.A4]-[.$D$1]" office:value-type="float" office:value="335.148" calcext:value-type="float">
            <text:p>335,148</text:p>
          </table:table-cell>
          <table:table-cell table:formula="of:=[.B4]-[.$E$1]" office:value-type="float" office:value="275.132" calcext:value-type="float">
            <text:p>275,132</text:p>
          </table:table-cell>
          <table:table-cell/>
          <table:table-cell table:formula="of:=COM.MICROSOFT.CONCAT([.G4];&quot; &quot;;[.H4])" office:value-type="string" office:string-value="335,148 275,132" calcext:value-type="string">
            <text:p>335,148 275,132</text:p>
          </table:table-cell>
          <table:table-cell/>
          <table:table-cell table:formula="of:=SUBSTITUTE([.J4];&quot;,&quot;;&quot;.&quot;)" office:value-type="string" office:string-value="335.148 275.132" calcext:value-type="string">
            <text:p>335.148 275.132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256" calcext:value-type="float">
            <text:p>1256</text:p>
          </table:table-cell>
          <table:table-cell table:number-columns-repeated="4"/>
          <table:table-cell table:formula="of:=[.A5]-[.$D$1]" office:value-type="float" office:value="308.148" calcext:value-type="float">
            <text:p>308,148</text:p>
          </table:table-cell>
          <table:table-cell table:formula="of:=[.B5]-[.$E$1]" office:value-type="float" office:value="199.132" calcext:value-type="float">
            <text:p>199,132</text:p>
          </table:table-cell>
          <table:table-cell/>
          <table:table-cell table:formula="of:=COM.MICROSOFT.CONCAT([.G5];&quot; &quot;;[.H5])" office:value-type="string" office:string-value="308,148 199,132" calcext:value-type="string">
            <text:p>308,148 199,132</text:p>
          </table:table-cell>
          <table:table-cell/>
          <table:table-cell table:formula="of:=SUBSTITUTE([.J5];&quot;,&quot;;&quot;.&quot;)" office:value-type="string" office:string-value="308.148 199.132" calcext:value-type="string">
            <text:p>308.148 199.132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123" calcext:value-type="float">
            <text:p>1123</text:p>
          </table:table-cell>
          <table:table-cell table:number-columns-repeated="4"/>
          <table:table-cell table:formula="of:=[.A6]-[.$D$1]" office:value-type="float" office:value="250.148" calcext:value-type="float">
            <text:p>250,148</text:p>
          </table:table-cell>
          <table:table-cell table:formula="of:=[.B6]-[.$E$1]" office:value-type="float" office:value="66.1320000000001" calcext:value-type="float">
            <text:p>66,1320000000001</text:p>
          </table:table-cell>
          <table:table-cell/>
          <table:table-cell table:formula="of:=COM.MICROSOFT.CONCAT([.G6];&quot; &quot;;[.H6])" office:value-type="string" office:string-value="250,148 66,1320000000001" calcext:value-type="string">
            <text:p>250,148 66,1320000000001</text:p>
          </table:table-cell>
          <table:table-cell/>
          <table:table-cell table:formula="of:=SUBSTITUTE([.J6];&quot;,&quot;;&quot;.&quot;)" office:value-type="string" office:string-value="250.148 66.1320000000001" calcext:value-type="string">
            <text:p>250.148 66.1320000000001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991" calcext:value-type="float">
            <text:p>991</text:p>
          </table:table-cell>
          <table:table-cell table:number-columns-repeated="4"/>
          <table:table-cell table:formula="of:=[.A7]-[.$D$1]" office:value-type="float" office:value="212.148" calcext:value-type="float">
            <text:p>212,148</text:p>
          </table:table-cell>
          <table:table-cell table:formula="of:=[.B7]-[.$E$1]" office:value-type="float" office:value="-65.8679999999999" calcext:value-type="float">
            <text:p>-65,8679999999999</text:p>
          </table:table-cell>
          <table:table-cell/>
          <table:table-cell table:formula="of:=COM.MICROSOFT.CONCAT([.G7];&quot; &quot;;[.H7])" office:value-type="string" office:string-value="212,148 -65,8679999999999" calcext:value-type="string">
            <text:p>212,148 -65,8679999999999</text:p>
          </table:table-cell>
          <table:table-cell/>
          <table:table-cell table:formula="of:=SUBSTITUTE([.J7];&quot;,&quot;;&quot;.&quot;)" office:value-type="string" office:string-value="212.148 -65.8679999999999" calcext:value-type="string">
            <text:p>212.148 -65.8679999999999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875" calcext:value-type="float">
            <text:p>875</text:p>
          </table:table-cell>
          <table:table-cell table:number-columns-repeated="4"/>
          <table:table-cell table:formula="of:=[.A8]-[.$D$1]" office:value-type="float" office:value="125.148" calcext:value-type="float">
            <text:p>125,148</text:p>
          </table:table-cell>
          <table:table-cell table:formula="of:=[.B8]-[.$E$1]" office:value-type="float" office:value="-181.868" calcext:value-type="float">
            <text:p>-181,868</text:p>
          </table:table-cell>
          <table:table-cell/>
          <table:table-cell table:formula="of:=COM.MICROSOFT.CONCAT([.G8];&quot; &quot;;[.H8])" office:value-type="string" office:string-value="125,148 -181,868" calcext:value-type="string">
            <text:p>125,148 -181,868</text:p>
          </table:table-cell>
          <table:table-cell/>
          <table:table-cell table:formula="of:=SUBSTITUTE([.J8];&quot;,&quot;;&quot;.&quot;)" office:value-type="string" office:string-value="125.148 -181.868" calcext:value-type="string">
            <text:p>125.148 -181.868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768" calcext:value-type="float">
            <text:p>768</text:p>
          </table:table-cell>
          <table:table-cell table:number-columns-repeated="4"/>
          <table:table-cell table:formula="of:=[.A9]-[.$D$1]" office:value-type="float" office:value="74.1479999999999" calcext:value-type="float">
            <text:p>74,1479999999999</text:p>
          </table:table-cell>
          <table:table-cell table:formula="of:=[.B9]-[.$E$1]" office:value-type="float" office:value="-288.868" calcext:value-type="float">
            <text:p>-288,868</text:p>
          </table:table-cell>
          <table:table-cell/>
          <table:table-cell table:formula="of:=COM.MICROSOFT.CONCAT([.G9];&quot; &quot;;[.H9])" office:value-type="string" office:string-value="74,1479999999999 -288,868" calcext:value-type="string">
            <text:p>74,1479999999999 -288,868</text:p>
          </table:table-cell>
          <table:table-cell/>
          <table:table-cell table:formula="of:=SUBSTITUTE([.J9];&quot;,&quot;;&quot;.&quot;)" office:value-type="string" office:string-value="74.1479999999999 -288.868" calcext:value-type="string">
            <text:p>74.1479999999999 -288.868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669" calcext:value-type="float">
            <text:p>669</text:p>
          </table:table-cell>
          <table:table-cell table:number-columns-repeated="4"/>
          <table:table-cell table:formula="of:=[.A10]-[.$D$1]" office:value-type="float" office:value="27.1479999999999" calcext:value-type="float">
            <text:p>27,1479999999999</text:p>
          </table:table-cell>
          <table:table-cell table:formula="of:=[.B10]-[.$E$1]" office:value-type="float" office:value="-387.868" calcext:value-type="float">
            <text:p>-387,868</text:p>
          </table:table-cell>
          <table:table-cell/>
          <table:table-cell table:formula="of:=COM.MICROSOFT.CONCAT([.G10];&quot; &quot;;[.H10])" office:value-type="string" office:string-value="27,1479999999999 -387,868" calcext:value-type="string">
            <text:p>27,1479999999999 -387,868</text:p>
          </table:table-cell>
          <table:table-cell/>
          <table:table-cell table:formula="of:=SUBSTITUTE([.J10];&quot;,&quot;;&quot;.&quot;)" office:value-type="string" office:string-value="27.1479999999999 -387.868" calcext:value-type="string">
            <text:p>27.1479999999999 -387.868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585" calcext:value-type="float">
            <text:p>585</text:p>
          </table:table-cell>
          <table:table-cell table:number-columns-repeated="4"/>
          <table:table-cell table:formula="of:=[.A11]-[.$D$1]" office:value-type="float" office:value="-43.8520000000001" calcext:value-type="float">
            <text:p>-43,8520000000001</text:p>
          </table:table-cell>
          <table:table-cell table:formula="of:=[.B11]-[.$E$1]" office:value-type="float" office:value="-471.868" calcext:value-type="float">
            <text:p>-471,868</text:p>
          </table:table-cell>
          <table:table-cell/>
          <table:table-cell table:formula="of:=COM.MICROSOFT.CONCAT([.G11];&quot; &quot;;[.H11])" office:value-type="string" office:string-value="-43,8520000000001 -471,868" calcext:value-type="string">
            <text:p>-43,8520000000001 -471,868</text:p>
          </table:table-cell>
          <table:table-cell/>
          <table:table-cell table:formula="of:=SUBSTITUTE([.J11];&quot;,&quot;;&quot;.&quot;)" office:value-type="string" office:string-value="-43.8520000000001 -471.868" calcext:value-type="string">
            <text:p>-43.8520000000001 -471.868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506" calcext:value-type="float">
            <text:p>506</text:p>
          </table:table-cell>
          <table:table-cell table:number-columns-repeated="4"/>
          <table:table-cell table:formula="of:=[.A12]-[.$D$1]" office:value-type="float" office:value="-107.852" calcext:value-type="float">
            <text:p>-107,852</text:p>
          </table:table-cell>
          <table:table-cell table:formula="of:=[.B12]-[.$E$1]" office:value-type="float" office:value="-550.868" calcext:value-type="float">
            <text:p>-550,868</text:p>
          </table:table-cell>
          <table:table-cell/>
          <table:table-cell table:formula="of:=COM.MICROSOFT.CONCAT([.G12];&quot; &quot;;[.H12])" office:value-type="string" office:string-value="-107,852 -550,868" calcext:value-type="string">
            <text:p>-107,852 -550,868</text:p>
          </table:table-cell>
          <table:table-cell/>
          <table:table-cell table:formula="of:=SUBSTITUTE([.J12];&quot;,&quot;;&quot;.&quot;)" office:value-type="string" office:string-value="-107.852 -550.868" calcext:value-type="string">
            <text:p>-107.852 -550.86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50" calcext:value-type="float">
            <text:p>450</text:p>
          </table:table-cell>
          <table:table-cell table:number-columns-repeated="4"/>
          <table:table-cell table:formula="of:=[.A13]-[.$D$1]" office:value-type="float" office:value="-160.852" calcext:value-type="float">
            <text:p>-160,852</text:p>
          </table:table-cell>
          <table:table-cell table:formula="of:=[.B13]-[.$E$1]" office:value-type="float" office:value="-606.868" calcext:value-type="float">
            <text:p>-606,868</text:p>
          </table:table-cell>
          <table:table-cell/>
          <table:table-cell table:formula="of:=COM.MICROSOFT.CONCAT([.G13];&quot; &quot;;[.H13])" office:value-type="string" office:string-value="-160,852 -606,868" calcext:value-type="string">
            <text:p>-160,852 -606,868</text:p>
          </table:table-cell>
          <table:table-cell/>
          <table:table-cell table:formula="of:=SUBSTITUTE([.J13];&quot;,&quot;;&quot;.&quot;)" office:value-type="string" office:string-value="-160.852 -606.868" calcext:value-type="string">
            <text:p>-160.852 -606.868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399" calcext:value-type="float">
            <text:p>399</text:p>
          </table:table-cell>
          <table:table-cell table:number-columns-repeated="4"/>
          <table:table-cell table:formula="of:=[.A14]-[.$D$1]" office:value-type="float" office:value="-202.852" calcext:value-type="float">
            <text:p>-202,852</text:p>
          </table:table-cell>
          <table:table-cell table:formula="of:=[.B14]-[.$E$1]" office:value-type="float" office:value="-657.868" calcext:value-type="float">
            <text:p>-657,868</text:p>
          </table:table-cell>
          <table:table-cell/>
          <table:table-cell table:formula="of:=COM.MICROSOFT.CONCAT([.G14];&quot; &quot;;[.H14])" office:value-type="string" office:string-value="-202,852 -657,868" calcext:value-type="string">
            <text:p>-202,852 -657,868</text:p>
          </table:table-cell>
          <table:table-cell/>
          <table:table-cell table:formula="of:=SUBSTITUTE([.J14];&quot;,&quot;;&quot;.&quot;)" office:value-type="string" office:string-value="-202.852 -657.868" calcext:value-type="string">
            <text:p>-202.852 -657.86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65" calcext:value-type="float">
            <text:p>365</text:p>
          </table:table-cell>
          <table:table-cell table:number-columns-repeated="4"/>
          <table:table-cell table:formula="of:=[.A15]-[.$D$1]" office:value-type="float" office:value="-237.852" calcext:value-type="float">
            <text:p>-237,852</text:p>
          </table:table-cell>
          <table:table-cell table:formula="of:=[.B15]-[.$E$1]" office:value-type="float" office:value="-691.868" calcext:value-type="float">
            <text:p>-691,868</text:p>
          </table:table-cell>
          <table:table-cell/>
          <table:table-cell table:formula="of:=COM.MICROSOFT.CONCAT([.G15];&quot; &quot;;[.H15])" office:value-type="string" office:string-value="-237,852 -691,868" calcext:value-type="string">
            <text:p>-237,852 -691,868</text:p>
          </table:table-cell>
          <table:table-cell/>
          <table:table-cell table:formula="of:=SUBSTITUTE([.J15];&quot;,&quot;;&quot;.&quot;)" office:value-type="string" office:string-value="-237.852 -691.868" calcext:value-type="string">
            <text:p>-237.852 -691.86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39" calcext:value-type="float">
            <text:p>339</text:p>
          </table:table-cell>
          <table:table-cell table:number-columns-repeated="4"/>
          <table:table-cell table:formula="of:=[.A16]-[.$D$1]" office:value-type="float" office:value="-267.852" calcext:value-type="float">
            <text:p>-267,852</text:p>
          </table:table-cell>
          <table:table-cell table:formula="of:=[.B16]-[.$E$1]" office:value-type="float" office:value="-717.868" calcext:value-type="float">
            <text:p>-717,868</text:p>
          </table:table-cell>
          <table:table-cell/>
          <table:table-cell table:formula="of:=COM.MICROSOFT.CONCAT([.G16];&quot; &quot;;[.H16])" office:value-type="string" office:string-value="-267,852 -717,868" calcext:value-type="string">
            <text:p>-267,852 -717,868</text:p>
          </table:table-cell>
          <table:table-cell/>
          <table:table-cell table:formula="of:=SUBSTITUTE([.J16];&quot;,&quot;;&quot;.&quot;)" office:value-type="string" office:string-value="-267.852 -717.868" calcext:value-type="string">
            <text:p>-267.852 -717.86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29" calcext:value-type="float">
            <text:p>329</text:p>
          </table:table-cell>
          <table:table-cell table:number-columns-repeated="4"/>
          <table:table-cell table:formula="of:=[.A17]-[.$D$1]" office:value-type="float" office:value="-298.852" calcext:value-type="float">
            <text:p>-298,852</text:p>
          </table:table-cell>
          <table:table-cell table:formula="of:=[.B17]-[.$E$1]" office:value-type="float" office:value="-727.868" calcext:value-type="float">
            <text:p>-727,868</text:p>
          </table:table-cell>
          <table:table-cell/>
          <table:table-cell table:formula="of:=COM.MICROSOFT.CONCAT([.G17];&quot; &quot;;[.H17])" office:value-type="string" office:string-value="-298,852 -727,868" calcext:value-type="string">
            <text:p>-298,852 -727,868</text:p>
          </table:table-cell>
          <table:table-cell/>
          <table:table-cell table:formula="of:=SUBSTITUTE([.J17];&quot;,&quot;;&quot;.&quot;)" office:value-type="string" office:string-value="-298.852 -727.868" calcext:value-type="string">
            <text:p>-298.852 -727.86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32" calcext:value-type="float">
            <text:p>332</text:p>
          </table:table-cell>
          <table:table-cell table:number-columns-repeated="4"/>
          <table:table-cell table:formula="of:=[.A18]-[.$D$1]" office:value-type="float" office:value="-320.852" calcext:value-type="float">
            <text:p>-320,852</text:p>
          </table:table-cell>
          <table:table-cell table:formula="of:=[.B18]-[.$E$1]" office:value-type="float" office:value="-724.868" calcext:value-type="float">
            <text:p>-724,868</text:p>
          </table:table-cell>
          <table:table-cell/>
          <table:table-cell table:formula="of:=COM.MICROSOFT.CONCAT([.G18];&quot; &quot;;[.H18])" office:value-type="string" office:string-value="-320,852 -724,868" calcext:value-type="string">
            <text:p>-320,852 -724,868</text:p>
          </table:table-cell>
          <table:table-cell/>
          <table:table-cell table:formula="of:=SUBSTITUTE([.J18];&quot;,&quot;;&quot;.&quot;)" office:value-type="string" office:string-value="-320.852 -724.868" calcext:value-type="string">
            <text:p>-320.852 -724.86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36" calcext:value-type="float">
            <text:p>336</text:p>
          </table:table-cell>
          <table:table-cell table:number-columns-repeated="4"/>
          <table:table-cell table:formula="of:=[.A19]-[.$D$1]" office:value-type="float" office:value="-341.852" calcext:value-type="float">
            <text:p>-341,852</text:p>
          </table:table-cell>
          <table:table-cell table:formula="of:=[.B19]-[.$E$1]" office:value-type="float" office:value="-720.868" calcext:value-type="float">
            <text:p>-720,868</text:p>
          </table:table-cell>
          <table:table-cell/>
          <table:table-cell table:formula="of:=COM.MICROSOFT.CONCAT([.G19];&quot; &quot;;[.H19])" office:value-type="string" office:string-value="-341,852 -720,868" calcext:value-type="string">
            <text:p>-341,852 -720,868</text:p>
          </table:table-cell>
          <table:table-cell/>
          <table:table-cell table:formula="of:=SUBSTITUTE([.J19];&quot;,&quot;;&quot;.&quot;)" office:value-type="string" office:string-value="-341.852 -720.868" calcext:value-type="string">
            <text:p>-341.852 -720.86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44" calcext:value-type="float">
            <text:p>344</text:p>
          </table:table-cell>
          <table:table-cell table:number-columns-repeated="4"/>
          <table:table-cell table:formula="of:=[.A20]-[.$D$1]" office:value-type="float" office:value="-354.852" calcext:value-type="float">
            <text:p>-354,852</text:p>
          </table:table-cell>
          <table:table-cell table:formula="of:=[.B20]-[.$E$1]" office:value-type="float" office:value="-712.868" calcext:value-type="float">
            <text:p>-712,868</text:p>
          </table:table-cell>
          <table:table-cell/>
          <table:table-cell table:formula="of:=COM.MICROSOFT.CONCAT([.G20];&quot; &quot;;[.H20])" office:value-type="string" office:string-value="-354,852 -712,868" calcext:value-type="string">
            <text:p>-354,852 -712,868</text:p>
          </table:table-cell>
          <table:table-cell/>
          <table:table-cell table:formula="of:=SUBSTITUTE([.J20];&quot;,&quot;;&quot;.&quot;)" office:value-type="string" office:string-value="-354.852 -712.868" calcext:value-type="string">
            <text:p>-354.852 -712.86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98" calcext:value-type="float">
            <text:p>398</text:p>
          </table:table-cell>
          <table:table-cell table:number-columns-repeated="4"/>
          <table:table-cell table:formula="of:=[.A21]-[.$D$1]" office:value-type="float" office:value="-403.852" calcext:value-type="float">
            <text:p>-403,852</text:p>
          </table:table-cell>
          <table:table-cell table:formula="of:=[.B21]-[.$E$1]" office:value-type="float" office:value="-658.868" calcext:value-type="float">
            <text:p>-658,868</text:p>
          </table:table-cell>
          <table:table-cell/>
          <table:table-cell table:formula="of:=COM.MICROSOFT.CONCAT([.G21];&quot; &quot;;[.H21])" office:value-type="string" office:string-value="-403,852 -658,868" calcext:value-type="string">
            <text:p>-403,852 -658,868</text:p>
          </table:table-cell>
          <table:table-cell/>
          <table:table-cell table:formula="of:=SUBSTITUTE([.J21];&quot;,&quot;;&quot;.&quot;)" office:value-type="string" office:string-value="-403.852 -658.868" calcext:value-type="string">
            <text:p>-403.852 -658.86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74" calcext:value-type="float">
            <text:p>474</text:p>
          </table:table-cell>
          <table:table-cell table:number-columns-repeated="4"/>
          <table:table-cell table:formula="of:=[.A22]-[.$D$1]" office:value-type="float" office:value="-389.852" calcext:value-type="float">
            <text:p>-389,852</text:p>
          </table:table-cell>
          <table:table-cell table:formula="of:=[.B22]-[.$E$1]" office:value-type="float" office:value="-582.868" calcext:value-type="float">
            <text:p>-582,868</text:p>
          </table:table-cell>
          <table:table-cell/>
          <table:table-cell table:formula="of:=COM.MICROSOFT.CONCAT([.G22];&quot; &quot;;[.H22])" office:value-type="string" office:string-value="-389,852 -582,868" calcext:value-type="string">
            <text:p>-389,852 -582,868</text:p>
          </table:table-cell>
          <table:table-cell/>
          <table:table-cell table:formula="of:=SUBSTITUTE([.J22];&quot;,&quot;;&quot;.&quot;)" office:value-type="string" office:string-value="-389.852 -582.868" calcext:value-type="string">
            <text:p>-389.852 -582.86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578" calcext:value-type="float">
            <text:p>578</text:p>
          </table:table-cell>
          <table:table-cell table:number-columns-repeated="4"/>
          <table:table-cell table:formula="of:=[.A23]-[.$D$1]" office:value-type="float" office:value="-384.852" calcext:value-type="float">
            <text:p>-384,852</text:p>
          </table:table-cell>
          <table:table-cell table:formula="of:=[.B23]-[.$E$1]" office:value-type="float" office:value="-478.868" calcext:value-type="float">
            <text:p>-478,868</text:p>
          </table:table-cell>
          <table:table-cell/>
          <table:table-cell table:formula="of:=COM.MICROSOFT.CONCAT([.G23];&quot; &quot;;[.H23])" office:value-type="string" office:string-value="-384,852 -478,868" calcext:value-type="string">
            <text:p>-384,852 -478,868</text:p>
          </table:table-cell>
          <table:table-cell/>
          <table:table-cell table:formula="of:=SUBSTITUTE([.J23];&quot;,&quot;;&quot;.&quot;)" office:value-type="string" office:string-value="-384.852 -478.868" calcext:value-type="string">
            <text:p>-384.852 -478.86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58" calcext:value-type="float">
            <text:p>658</text:p>
          </table:table-cell>
          <table:table-cell table:number-columns-repeated="4"/>
          <table:table-cell table:formula="of:=[.A24]-[.$D$1]" office:value-type="float" office:value="-365.852" calcext:value-type="float">
            <text:p>-365,852</text:p>
          </table:table-cell>
          <table:table-cell table:formula="of:=[.B24]-[.$E$1]" office:value-type="float" office:value="-398.868" calcext:value-type="float">
            <text:p>-398,868</text:p>
          </table:table-cell>
          <table:table-cell/>
          <table:table-cell table:formula="of:=COM.MICROSOFT.CONCAT([.G24];&quot; &quot;;[.H24])" office:value-type="string" office:string-value="-365,852 -398,868" calcext:value-type="string">
            <text:p>-365,852 -398,868</text:p>
          </table:table-cell>
          <table:table-cell/>
          <table:table-cell table:formula="of:=SUBSTITUTE([.J24];&quot;,&quot;;&quot;.&quot;)" office:value-type="string" office:string-value="-365.852 -398.868" calcext:value-type="string">
            <text:p>-365.852 -398.86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731" calcext:value-type="float">
            <text:p>731</text:p>
          </table:table-cell>
          <table:table-cell table:number-columns-repeated="4"/>
          <table:table-cell table:formula="of:=[.A25]-[.$D$1]" office:value-type="float" office:value="-345.852" calcext:value-type="float">
            <text:p>-345,852</text:p>
          </table:table-cell>
          <table:table-cell table:formula="of:=[.B25]-[.$E$1]" office:value-type="float" office:value="-325.868" calcext:value-type="float">
            <text:p>-325,868</text:p>
          </table:table-cell>
          <table:table-cell/>
          <table:table-cell table:formula="of:=COM.MICROSOFT.CONCAT([.G25];&quot; &quot;;[.H25])" office:value-type="string" office:string-value="-345,852 -325,868" calcext:value-type="string">
            <text:p>-345,852 -325,868</text:p>
          </table:table-cell>
          <table:table-cell/>
          <table:table-cell table:formula="of:=SUBSTITUTE([.J25];&quot;,&quot;;&quot;.&quot;)" office:value-type="string" office:string-value="-345.852 -325.868" calcext:value-type="string">
            <text:p>-345.852 -325.86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800" calcext:value-type="float">
            <text:p>800</text:p>
          </table:table-cell>
          <table:table-cell table:number-columns-repeated="4"/>
          <table:table-cell table:formula="of:=[.A26]-[.$D$1]" office:value-type="float" office:value="-280.852" calcext:value-type="float">
            <text:p>-280,852</text:p>
          </table:table-cell>
          <table:table-cell table:formula="of:=[.B26]-[.$E$1]" office:value-type="float" office:value="-256.868" calcext:value-type="float">
            <text:p>-256,868</text:p>
          </table:table-cell>
          <table:table-cell/>
          <table:table-cell table:formula="of:=COM.MICROSOFT.CONCAT([.G26];&quot; &quot;;[.H26])" office:value-type="string" office:string-value="-280,852 -256,868" calcext:value-type="string">
            <text:p>-280,852 -256,868</text:p>
          </table:table-cell>
          <table:table-cell/>
          <table:table-cell table:formula="of:=SUBSTITUTE([.J26];&quot;,&quot;;&quot;.&quot;)" office:value-type="string" office:string-value="-280.852 -256.868" calcext:value-type="string">
            <text:p>-280.852 -256.86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863" calcext:value-type="float">
            <text:p>863</text:p>
          </table:table-cell>
          <table:table-cell table:number-columns-repeated="4"/>
          <table:table-cell table:formula="of:=[.A27]-[.$D$1]" office:value-type="float" office:value="-248.852" calcext:value-type="float">
            <text:p>-248,852</text:p>
          </table:table-cell>
          <table:table-cell table:formula="of:=[.B27]-[.$E$1]" office:value-type="float" office:value="-193.868" calcext:value-type="float">
            <text:p>-193,868</text:p>
          </table:table-cell>
          <table:table-cell/>
          <table:table-cell table:formula="of:=COM.MICROSOFT.CONCAT([.G27];&quot; &quot;;[.H27])" office:value-type="string" office:string-value="-248,852 -193,868" calcext:value-type="string">
            <text:p>-248,852 -193,868</text:p>
          </table:table-cell>
          <table:table-cell/>
          <table:table-cell table:formula="of:=SUBSTITUTE([.J27];&quot;,&quot;;&quot;.&quot;)" office:value-type="string" office:string-value="-248.852 -193.868" calcext:value-type="string">
            <text:p>-248.852 -193.86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966" calcext:value-type="float">
            <text:p>966</text:p>
          </table:table-cell>
          <table:table-cell table:number-columns-repeated="4"/>
          <table:table-cell table:formula="of:=[.A28]-[.$D$1]" office:value-type="float" office:value="-247.852" calcext:value-type="float">
            <text:p>-247,852</text:p>
          </table:table-cell>
          <table:table-cell table:formula="of:=[.B28]-[.$E$1]" office:value-type="float" office:value="-90.8679999999999" calcext:value-type="float">
            <text:p>-90,8679999999999</text:p>
          </table:table-cell>
          <table:table-cell/>
          <table:table-cell table:formula="of:=COM.MICROSOFT.CONCAT([.G28];&quot; &quot;;[.H28])" office:value-type="string" office:string-value="-247,852 -90,8679999999999" calcext:value-type="string">
            <text:p>-247,852 -90,8679999999999</text:p>
          </table:table-cell>
          <table:table-cell/>
          <table:table-cell table:formula="of:=SUBSTITUTE([.J28];&quot;,&quot;;&quot;.&quot;)" office:value-type="string" office:string-value="-247.852 -90.8679999999999" calcext:value-type="string">
            <text:p>-247.852 -90.8679999999999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096" calcext:value-type="float">
            <text:p>1096</text:p>
          </table:table-cell>
          <table:table-cell table:number-columns-repeated="4"/>
          <table:table-cell table:formula="of:=[.A29]-[.$D$1]" office:value-type="float" office:value="-200.852" calcext:value-type="float">
            <text:p>-200,852</text:p>
          </table:table-cell>
          <table:table-cell table:formula="of:=[.B29]-[.$E$1]" office:value-type="float" office:value="39.1320000000001" calcext:value-type="float">
            <text:p>39,1320000000001</text:p>
          </table:table-cell>
          <table:table-cell/>
          <table:table-cell table:formula="of:=COM.MICROSOFT.CONCAT([.G29];&quot; &quot;;[.H29])" office:value-type="string" office:string-value="-200,852 39,1320000000001" calcext:value-type="string">
            <text:p>-200,852 39,1320000000001</text:p>
          </table:table-cell>
          <table:table-cell/>
          <table:table-cell table:formula="of:=SUBSTITUTE([.J29];&quot;,&quot;;&quot;.&quot;)" office:value-type="string" office:string-value="-200.852 39.1320000000001" calcext:value-type="string">
            <text:p>-200.852 39.1320000000001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219" calcext:value-type="float">
            <text:p>1219</text:p>
          </table:table-cell>
          <table:table-cell table:number-columns-repeated="4"/>
          <table:table-cell table:formula="of:=[.A30]-[.$D$1]" office:value-type="float" office:value="-136.852" calcext:value-type="float">
            <text:p>-136,852</text:p>
          </table:table-cell>
          <table:table-cell table:formula="of:=[.B30]-[.$E$1]" office:value-type="float" office:value="162.132" calcext:value-type="float">
            <text:p>162,132</text:p>
          </table:table-cell>
          <table:table-cell/>
          <table:table-cell table:formula="of:=COM.MICROSOFT.CONCAT([.G30];&quot; &quot;;[.H30])" office:value-type="string" office:string-value="-136,852 162,132" calcext:value-type="string">
            <text:p>-136,852 162,132</text:p>
          </table:table-cell>
          <table:table-cell/>
          <table:table-cell table:formula="of:=SUBSTITUTE([.J30];&quot;,&quot;;&quot;.&quot;)" office:value-type="string" office:string-value="-136.852 162.132" calcext:value-type="string">
            <text:p>-136.852 162.132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334" calcext:value-type="float">
            <text:p>1334</text:p>
          </table:table-cell>
          <table:table-cell table:number-columns-repeated="4"/>
          <table:table-cell table:formula="of:=[.A31]-[.$D$1]" office:value-type="float" office:value="-92.8520000000001" calcext:value-type="float">
            <text:p>-92,8520000000001</text:p>
          </table:table-cell>
          <table:table-cell table:formula="of:=[.B31]-[.$E$1]" office:value-type="float" office:value="277.132" calcext:value-type="float">
            <text:p>277,132</text:p>
          </table:table-cell>
          <table:table-cell/>
          <table:table-cell table:formula="of:=COM.MICROSOFT.CONCAT([.G31];&quot; &quot;;[.H31])" office:value-type="string" office:string-value="-92,8520000000001 277,132" calcext:value-type="string">
            <text:p>-92,8520000000001 277,132</text:p>
          </table:table-cell>
          <table:table-cell/>
          <table:table-cell table:formula="of:=SUBSTITUTE([.J31];&quot;,&quot;;&quot;.&quot;)" office:value-type="string" office:string-value="-92.8520000000001 277.132" calcext:value-type="string">
            <text:p>-92.8520000000001 277.132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435" calcext:value-type="float">
            <text:p>1435</text:p>
          </table:table-cell>
          <table:table-cell table:number-columns-repeated="4"/>
          <table:table-cell table:formula="of:=[.A32]-[.$D$1]" office:value-type="float" office:value="-51.8520000000001" calcext:value-type="float">
            <text:p>-51,8520000000001</text:p>
          </table:table-cell>
          <table:table-cell table:formula="of:=[.B32]-[.$E$1]" office:value-type="float" office:value="378.132" calcext:value-type="float">
            <text:p>378,132</text:p>
          </table:table-cell>
          <table:table-cell/>
          <table:table-cell table:formula="of:=COM.MICROSOFT.CONCAT([.G32];&quot; &quot;;[.H32])" office:value-type="string" office:string-value="-51,8520000000001 378,132" calcext:value-type="string">
            <text:p>-51,8520000000001 378,132</text:p>
          </table:table-cell>
          <table:table-cell/>
          <table:table-cell table:formula="of:=SUBSTITUTE([.J32];&quot;,&quot;;&quot;.&quot;)" office:value-type="string" office:string-value="-51.8520000000001 378.132" calcext:value-type="string">
            <text:p>-51.8520000000001 378.132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541" calcext:value-type="float">
            <text:p>1541</text:p>
          </table:table-cell>
          <table:table-cell table:number-columns-repeated="4"/>
          <table:table-cell table:formula="of:=[.A33]-[.$D$1]" office:value-type="float" office:value="-3.85200000000009" calcext:value-type="float">
            <text:p>-3,85200000000009</text:p>
          </table:table-cell>
          <table:table-cell table:formula="of:=[.B33]-[.$E$1]" office:value-type="float" office:value="484.132" calcext:value-type="float">
            <text:p>484,132</text:p>
          </table:table-cell>
          <table:table-cell/>
          <table:table-cell table:formula="of:=COM.MICROSOFT.CONCAT([.G33];&quot; &quot;;[.H33])" office:value-type="string" office:string-value="-3,85200000000009 484,132" calcext:value-type="string">
            <text:p>-3,85200000000009 484,132</text:p>
          </table:table-cell>
          <table:table-cell/>
          <table:table-cell table:formula="of:=SUBSTITUTE([.J33];&quot;,&quot;;&quot;.&quot;)" office:value-type="string" office:string-value="-3.85200000000009 484.132" calcext:value-type="string">
            <text:p>-3.85200000000009 484.132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617" calcext:value-type="float">
            <text:p>1617</text:p>
          </table:table-cell>
          <table:table-cell table:number-columns-repeated="4"/>
          <table:table-cell table:formula="of:=[.A34]-[.$D$1]" office:value-type="float" office:value="29.1479999999999" calcext:value-type="float">
            <text:p>29,1479999999999</text:p>
          </table:table-cell>
          <table:table-cell table:formula="of:=[.B34]-[.$E$1]" office:value-type="float" office:value="560.132" calcext:value-type="float">
            <text:p>560,132</text:p>
          </table:table-cell>
          <table:table-cell/>
          <table:table-cell table:formula="of:=COM.MICROSOFT.CONCAT([.G34];&quot; &quot;;[.H34])" office:value-type="string" office:string-value="29,1479999999999 560,132" calcext:value-type="string">
            <text:p>29,1479999999999 560,132</text:p>
          </table:table-cell>
          <table:table-cell/>
          <table:table-cell table:formula="of:=SUBSTITUTE([.J34];&quot;,&quot;;&quot;.&quot;)" office:value-type="string" office:string-value="29.1479999999999 560.132" calcext:value-type="string">
            <text:p>29.1479999999999 560.132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689" calcext:value-type="float">
            <text:p>1689</text:p>
          </table:table-cell>
          <table:table-cell table:number-columns-repeated="4"/>
          <table:table-cell table:formula="of:=[.A35]-[.$D$1]" office:value-type="float" office:value="71.1479999999999" calcext:value-type="float">
            <text:p>71,1479999999999</text:p>
          </table:table-cell>
          <table:table-cell table:formula="of:=[.B35]-[.$E$1]" office:value-type="float" office:value="632.132" calcext:value-type="float">
            <text:p>632,132</text:p>
          </table:table-cell>
          <table:table-cell/>
          <table:table-cell table:formula="of:=COM.MICROSOFT.CONCAT([.G35];&quot; &quot;;[.H35])" office:value-type="string" office:string-value="71,1479999999999 632,132" calcext:value-type="string">
            <text:p>71,1479999999999 632,132</text:p>
          </table:table-cell>
          <table:table-cell/>
          <table:table-cell table:formula="of:=SUBSTITUTE([.J35];&quot;,&quot;;&quot;.&quot;)" office:value-type="string" office:string-value="71.1479999999999 632.132" calcext:value-type="string">
            <text:p>71.1479999999999 632.132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751" calcext:value-type="float">
            <text:p>1751</text:p>
          </table:table-cell>
          <table:table-cell table:number-columns-repeated="4"/>
          <table:table-cell table:formula="of:=[.A36]-[.$D$1]" office:value-type="float" office:value="121.148" calcext:value-type="float">
            <text:p>121,148</text:p>
          </table:table-cell>
          <table:table-cell table:formula="of:=[.B36]-[.$E$1]" office:value-type="float" office:value="694.132" calcext:value-type="float">
            <text:p>694,132</text:p>
          </table:table-cell>
          <table:table-cell/>
          <table:table-cell table:formula="of:=COM.MICROSOFT.CONCAT([.G36];&quot; &quot;;[.H36])" office:value-type="string" office:string-value="121,148 694,132" calcext:value-type="string">
            <text:p>121,148 694,132</text:p>
          </table:table-cell>
          <table:table-cell/>
          <table:table-cell table:formula="of:=SUBSTITUTE([.J36];&quot;,&quot;;&quot;.&quot;)" office:value-type="string" office:string-value="121.148 694.132" calcext:value-type="string">
            <text:p>121.148 694.132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798" calcext:value-type="float">
            <text:p>1798</text:p>
          </table:table-cell>
          <table:table-cell table:number-columns-repeated="4"/>
          <table:table-cell table:formula="of:=[.A37]-[.$D$1]" office:value-type="float" office:value="167.148" calcext:value-type="float">
            <text:p>167,148</text:p>
          </table:table-cell>
          <table:table-cell table:formula="of:=[.B37]-[.$E$1]" office:value-type="float" office:value="741.132" calcext:value-type="float">
            <text:p>741,132</text:p>
          </table:table-cell>
          <table:table-cell/>
          <table:table-cell table:formula="of:=COM.MICROSOFT.CONCAT([.G37];&quot; &quot;;[.H37])" office:value-type="string" office:string-value="167,148 741,132" calcext:value-type="string">
            <text:p>167,148 741,132</text:p>
          </table:table-cell>
          <table:table-cell/>
          <table:table-cell table:formula="of:=SUBSTITUTE([.J37];&quot;,&quot;;&quot;.&quot;)" office:value-type="string" office:string-value="167.148 741.132" calcext:value-type="string">
            <text:p>167.148 741.132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829" calcext:value-type="float">
            <text:p>1829</text:p>
          </table:table-cell>
          <table:table-cell table:number-columns-repeated="4"/>
          <table:table-cell table:formula="of:=[.A38]-[.$D$1]" office:value-type="float" office:value="227.148" calcext:value-type="float">
            <text:p>227,148</text:p>
          </table:table-cell>
          <table:table-cell table:formula="of:=[.B38]-[.$E$1]" office:value-type="float" office:value="772.132" calcext:value-type="float">
            <text:p>772,132</text:p>
          </table:table-cell>
          <table:table-cell/>
          <table:table-cell table:formula="of:=COM.MICROSOFT.CONCAT([.G38];&quot; &quot;;[.H38])" office:value-type="string" office:string-value="227,148 772,132" calcext:value-type="string">
            <text:p>227,148 772,132</text:p>
          </table:table-cell>
          <table:table-cell/>
          <table:table-cell table:formula="of:=SUBSTITUTE([.J38];&quot;,&quot;;&quot;.&quot;)" office:value-type="string" office:string-value="227.148 772.132" calcext:value-type="string">
            <text:p>227.148 772.132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845" calcext:value-type="float">
            <text:p>1845</text:p>
          </table:table-cell>
          <table:table-cell table:number-columns-repeated="4"/>
          <table:table-cell table:formula="of:=[.A39]-[.$D$1]" office:value-type="float" office:value="271.148" calcext:value-type="float">
            <text:p>271,148</text:p>
          </table:table-cell>
          <table:table-cell table:formula="of:=[.B39]-[.$E$1]" office:value-type="float" office:value="788.132" calcext:value-type="float">
            <text:p>788,132</text:p>
          </table:table-cell>
          <table:table-cell/>
          <table:table-cell table:formula="of:=COM.MICROSOFT.CONCAT([.G39];&quot; &quot;;[.H39])" office:value-type="string" office:string-value="271,148 788,132" calcext:value-type="string">
            <text:p>271,148 788,132</text:p>
          </table:table-cell>
          <table:table-cell/>
          <table:table-cell table:formula="of:=SUBSTITUTE([.J39];&quot;,&quot;;&quot;.&quot;)" office:value-type="string" office:string-value="271.148 788.132" calcext:value-type="string">
            <text:p>271.148 788.132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857" calcext:value-type="float">
            <text:p>1857</text:p>
          </table:table-cell>
          <table:table-cell table:number-columns-repeated="4"/>
          <table:table-cell table:formula="of:=[.A40]-[.$D$1]" office:value-type="float" office:value="315.148" calcext:value-type="float">
            <text:p>315,148</text:p>
          </table:table-cell>
          <table:table-cell table:formula="of:=[.B40]-[.$E$1]" office:value-type="float" office:value="800.132" calcext:value-type="float">
            <text:p>800,132</text:p>
          </table:table-cell>
          <table:table-cell/>
          <table:table-cell table:formula="of:=COM.MICROSOFT.CONCAT([.G40];&quot; &quot;;[.H40])" office:value-type="string" office:string-value="315,148 800,132" calcext:value-type="string">
            <text:p>315,148 800,132</text:p>
          </table:table-cell>
          <table:table-cell/>
          <table:table-cell table:formula="of:=SUBSTITUTE([.J40];&quot;,&quot;;&quot;.&quot;)" office:value-type="string" office:string-value="315.148 800.132" calcext:value-type="string">
            <text:p>315.148 800.132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857" calcext:value-type="float">
            <text:p>1857</text:p>
          </table:table-cell>
          <table:table-cell table:number-columns-repeated="4"/>
          <table:table-cell table:formula="of:=[.A41]-[.$D$1]" office:value-type="float" office:value="347.148" calcext:value-type="float">
            <text:p>347,148</text:p>
          </table:table-cell>
          <table:table-cell table:formula="of:=[.B41]-[.$E$1]" office:value-type="float" office:value="800.132" calcext:value-type="float">
            <text:p>800,132</text:p>
          </table:table-cell>
          <table:table-cell/>
          <table:table-cell table:formula="of:=COM.MICROSOFT.CONCAT([.G41];&quot; &quot;;[.H41])" office:value-type="string" office:string-value="347,148 800,132" calcext:value-type="string">
            <text:p>347,148 800,132</text:p>
          </table:table-cell>
          <table:table-cell/>
          <table:table-cell table:formula="of:=SUBSTITUTE([.J41];&quot;,&quot;;&quot;.&quot;)" office:value-type="string" office:string-value="347.148 800.132" calcext:value-type="string">
            <text:p>347.148 800.132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844" calcext:value-type="float">
            <text:p>1844</text:p>
          </table:table-cell>
          <table:table-cell table:number-columns-repeated="4"/>
          <table:table-cell table:formula="of:=[.A42]-[.$D$1]" office:value-type="float" office:value="377.148" calcext:value-type="float">
            <text:p>377,148</text:p>
          </table:table-cell>
          <table:table-cell table:formula="of:=[.B42]-[.$E$1]" office:value-type="float" office:value="787.132" calcext:value-type="float">
            <text:p>787,132</text:p>
          </table:table-cell>
          <table:table-cell/>
          <table:table-cell table:formula="of:=COM.MICROSOFT.CONCAT([.G42];&quot; &quot;;[.H42])" office:value-type="string" office:string-value="377,148 787,132" calcext:value-type="string">
            <text:p>377,148 787,132</text:p>
          </table:table-cell>
          <table:table-cell/>
          <table:table-cell table:formula="of:=SUBSTITUTE([.J42];&quot;,&quot;;&quot;.&quot;)" office:value-type="string" office:string-value="377.148 787.132" calcext:value-type="string">
            <text:p>377.148 787.132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825" calcext:value-type="float">
            <text:p>1825</text:p>
          </table:table-cell>
          <table:table-cell table:number-columns-repeated="4"/>
          <table:table-cell table:formula="of:=[.A43]-[.$D$1]" office:value-type="float" office:value="426.148" calcext:value-type="float">
            <text:p>426,148</text:p>
          </table:table-cell>
          <table:table-cell table:formula="of:=[.B43]-[.$E$1]" office:value-type="float" office:value="768.132" calcext:value-type="float">
            <text:p>768,132</text:p>
          </table:table-cell>
          <table:table-cell/>
          <table:table-cell table:formula="of:=COM.MICROSOFT.CONCAT([.G43];&quot; &quot;;[.H43])" office:value-type="string" office:string-value="426,148 768,132" calcext:value-type="string">
            <text:p>426,148 768,132</text:p>
          </table:table-cell>
          <table:table-cell/>
          <table:table-cell table:formula="of:=SUBSTITUTE([.J43];&quot;,&quot;;&quot;.&quot;)" office:value-type="string" office:string-value="426.148 768.132" calcext:value-type="string">
            <text:p>426.148 768.132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763" calcext:value-type="float">
            <text:p>1763</text:p>
          </table:table-cell>
          <table:table-cell table:number-columns-repeated="4"/>
          <table:table-cell table:formula="of:=[.A44]-[.$D$1]" office:value-type="float" office:value="402.148" calcext:value-type="float">
            <text:p>402,148</text:p>
          </table:table-cell>
          <table:table-cell table:formula="of:=[.B44]-[.$E$1]" office:value-type="float" office:value="706.132" calcext:value-type="float">
            <text:p>706,132</text:p>
          </table:table-cell>
          <table:table-cell/>
          <table:table-cell table:formula="of:=COM.MICROSOFT.CONCAT([.G44];&quot; &quot;;[.H44])" office:value-type="string" office:string-value="402,148 706,132" calcext:value-type="string">
            <text:p>402,148 706,132</text:p>
          </table:table-cell>
          <table:table-cell/>
          <table:table-cell table:formula="of:=SUBSTITUTE([.J44];&quot;,&quot;;&quot;.&quot;)" office:value-type="string" office:string-value="402.148 706.132" calcext:value-type="string">
            <text:p>402.148 706.132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676" calcext:value-type="float">
            <text:p>1676</text:p>
          </table:table-cell>
          <table:table-cell table:number-columns-repeated="4"/>
          <table:table-cell table:formula="of:=[.A45]-[.$D$1]" office:value-type="float" office:value="387.148" calcext:value-type="float">
            <text:p>387,148</text:p>
          </table:table-cell>
          <table:table-cell table:formula="of:=[.B45]-[.$E$1]" office:value-type="float" office:value="619.132" calcext:value-type="float">
            <text:p>619,132</text:p>
          </table:table-cell>
          <table:table-cell/>
          <table:table-cell table:formula="of:=COM.MICROSOFT.CONCAT([.G45];&quot; &quot;;[.H45])" office:value-type="string" office:string-value="387,148 619,132" calcext:value-type="string">
            <text:p>387,148 619,132</text:p>
          </table:table-cell>
          <table:table-cell/>
          <table:table-cell table:formula="of:=SUBSTITUTE([.J45];&quot;,&quot;;&quot;.&quot;)" office:value-type="string" office:string-value="387.148 619.132" calcext:value-type="string">
            <text:p>387.148 619.132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581" calcext:value-type="float">
            <text:p>1581</text:p>
          </table:table-cell>
          <table:table-cell table:number-columns-repeated="4"/>
          <table:table-cell table:formula="of:=[.A46]-[.$D$1]" office:value-type="float" office:value="378.148" calcext:value-type="float">
            <text:p>378,148</text:p>
          </table:table-cell>
          <table:table-cell table:formula="of:=[.B46]-[.$E$1]" office:value-type="float" office:value="524.132" calcext:value-type="float">
            <text:p>524,132</text:p>
          </table:table-cell>
          <table:table-cell/>
          <table:table-cell table:formula="of:=COM.MICROSOFT.CONCAT([.G46];&quot; &quot;;[.H46])" office:value-type="string" office:string-value="378,148 524,132" calcext:value-type="string">
            <text:p>378,148 524,132</text:p>
          </table:table-cell>
          <table:table-cell/>
          <table:table-cell table:formula="of:=SUBSTITUTE([.J46];&quot;,&quot;;&quot;.&quot;)" office:value-type="string" office:string-value="378.148 524.132" calcext:value-type="string">
            <text:p>378.148 524.132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491" calcext:value-type="float">
            <text:p>1491</text:p>
          </table:table-cell>
          <table:table-cell table:number-columns-repeated="4"/>
          <table:table-cell table:formula="of:=[.A47]-[.$D$1]" office:value-type="float" office:value="400.148" calcext:value-type="float">
            <text:p>400,148</text:p>
          </table:table-cell>
          <table:table-cell table:formula="of:=[.B47]-[.$E$1]" office:value-type="float" office:value="434.132" calcext:value-type="float">
            <text:p>434,132</text:p>
          </table:table-cell>
          <table:table-cell/>
          <table:table-cell table:formula="of:=COM.MICROSOFT.CONCAT([.G47];&quot; &quot;;[.H47])" office:value-type="string" office:string-value="400,148 434,132" calcext:value-type="string">
            <text:p>400,148 434,132</text:p>
          </table:table-cell>
          <table:table-cell/>
          <table:table-cell table:formula="of:=SUBSTITUTE([.J47];&quot;,&quot;;&quot;.&quot;)" office:value-type="string" office:string-value="400.148 434.132" calcext:value-type="string">
            <text:p>400.148 434.132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419" calcext:value-type="float">
            <text:p>1419</text:p>
          </table:table-cell>
          <table:table-cell table:number-columns-repeated="4"/>
          <table:table-cell table:formula="of:=[.A48]-[.$D$1]" office:value-type="float" office:value="370.148" calcext:value-type="float">
            <text:p>370,148</text:p>
          </table:table-cell>
          <table:table-cell table:formula="of:=[.B48]-[.$E$1]" office:value-type="float" office:value="362.132" calcext:value-type="float">
            <text:p>362,132</text:p>
          </table:table-cell>
          <table:table-cell/>
          <table:table-cell table:formula="of:=COM.MICROSOFT.CONCAT([.G48];&quot; &quot;;[.H48])" office:value-type="string" office:string-value="370,148 362,132" calcext:value-type="string">
            <text:p>370,148 362,132</text:p>
          </table:table-cell>
          <table:table-cell/>
          <table:table-cell table:formula="of:=SUBSTITUTE([.J48];&quot;,&quot;;&quot;.&quot;)" office:value-type="string" office:string-value="370.148 362.132" calcext:value-type="string">
            <text:p>370.148 362.132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347" calcext:value-type="float">
            <text:p>1347</text:p>
          </table:table-cell>
          <table:table-cell table:number-columns-repeated="4"/>
          <table:table-cell table:formula="of:=[.A49]-[.$D$1]" office:value-type="float" office:value="332.148" calcext:value-type="float">
            <text:p>332,148</text:p>
          </table:table-cell>
          <table:table-cell table:formula="of:=[.B49]-[.$E$1]" office:value-type="float" office:value="290.132" calcext:value-type="float">
            <text:p>290,132</text:p>
          </table:table-cell>
          <table:table-cell/>
          <table:table-cell table:formula="of:=COM.MICROSOFT.CONCAT([.G49];&quot; &quot;;[.H49])" office:value-type="string" office:string-value="332,148 290,132" calcext:value-type="string">
            <text:p>332,148 290,132</text:p>
          </table:table-cell>
          <table:table-cell/>
          <table:table-cell table:formula="of:=SUBSTITUTE([.J49];&quot;,&quot;;&quot;.&quot;)" office:value-type="string" office:string-value="332.148 290.132" calcext:value-type="string">
            <text:p>332.148 290.132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283" calcext:value-type="float">
            <text:p>1283</text:p>
          </table:table-cell>
          <table:table-cell table:number-columns-repeated="4"/>
          <table:table-cell table:formula="of:=[.A50]-[.$D$1]" office:value-type="float" office:value="300.148" calcext:value-type="float">
            <text:p>300,148</text:p>
          </table:table-cell>
          <table:table-cell table:formula="of:=[.B50]-[.$E$1]" office:value-type="float" office:value="226.132" calcext:value-type="float">
            <text:p>226,132</text:p>
          </table:table-cell>
          <table:table-cell/>
          <table:table-cell table:formula="of:=COM.MICROSOFT.CONCAT([.G50];&quot; &quot;;[.H50])" office:value-type="string" office:string-value="300,148 226,132" calcext:value-type="string">
            <text:p>300,148 226,132</text:p>
          </table:table-cell>
          <table:table-cell/>
          <table:table-cell table:formula="of:=SUBSTITUTE([.J50];&quot;,&quot;;&quot;.&quot;)" office:value-type="string" office:string-value="300.148 226.132" calcext:value-type="string">
            <text:p>300.148 226.132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167" calcext:value-type="float">
            <text:p>1167</text:p>
          </table:table-cell>
          <table:table-cell table:number-columns-repeated="4"/>
          <table:table-cell table:formula="of:=[.A51]-[.$D$1]" office:value-type="float" office:value="265.148" calcext:value-type="float">
            <text:p>265,148</text:p>
          </table:table-cell>
          <table:table-cell table:formula="of:=[.B51]-[.$E$1]" office:value-type="float" office:value="110.132" calcext:value-type="float">
            <text:p>110,132</text:p>
          </table:table-cell>
          <table:table-cell/>
          <table:table-cell table:formula="of:=COM.MICROSOFT.CONCAT([.G51];&quot; &quot;;[.H51])" office:value-type="string" office:string-value="265,148 110,132" calcext:value-type="string">
            <text:p>265,148 110,132</text:p>
          </table:table-cell>
          <table:table-cell/>
          <table:table-cell table:formula="of:=SUBSTITUTE([.J51];&quot;,&quot;;&quot;.&quot;)" office:value-type="string" office:string-value="265.148 110.132" calcext:value-type="string">
            <text:p>265.148 110.132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045" calcext:value-type="float">
            <text:p>1045</text:p>
          </table:table-cell>
          <table:table-cell table:number-columns-repeated="4"/>
          <table:table-cell table:formula="of:=[.A52]-[.$D$1]" office:value-type="float" office:value="215.148" calcext:value-type="float">
            <text:p>215,148</text:p>
          </table:table-cell>
          <table:table-cell table:formula="of:=[.B52]-[.$E$1]" office:value-type="float" office:value="-11.8679999999999" calcext:value-type="float">
            <text:p>-11,8679999999999</text:p>
          </table:table-cell>
          <table:table-cell/>
          <table:table-cell table:formula="of:=COM.MICROSOFT.CONCAT([.G52];&quot; &quot;;[.H52])" office:value-type="string" office:string-value="215,148 -11,8679999999999" calcext:value-type="string">
            <text:p>215,148 -11,8679999999999</text:p>
          </table:table-cell>
          <table:table-cell/>
          <table:table-cell table:formula="of:=SUBSTITUTE([.J52];&quot;,&quot;;&quot;.&quot;)" office:value-type="string" office:string-value="215.148 -11.8679999999999" calcext:value-type="string">
            <text:p>215.148 -11.8679999999999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914" calcext:value-type="float">
            <text:p>914</text:p>
          </table:table-cell>
          <table:table-cell table:number-columns-repeated="4"/>
          <table:table-cell table:formula="of:=[.A53]-[.$D$1]" office:value-type="float" office:value="173.148" calcext:value-type="float">
            <text:p>173,148</text:p>
          </table:table-cell>
          <table:table-cell table:formula="of:=[.B53]-[.$E$1]" office:value-type="float" office:value="-142.868" calcext:value-type="float">
            <text:p>-142,868</text:p>
          </table:table-cell>
          <table:table-cell/>
          <table:table-cell table:formula="of:=COM.MICROSOFT.CONCAT([.G53];&quot; &quot;;[.H53])" office:value-type="string" office:string-value="173,148 -142,868" calcext:value-type="string">
            <text:p>173,148 -142,868</text:p>
          </table:table-cell>
          <table:table-cell/>
          <table:table-cell table:formula="of:=SUBSTITUTE([.J53];&quot;,&quot;;&quot;.&quot;)" office:value-type="string" office:string-value="173.148 -142.868" calcext:value-type="string">
            <text:p>173.148 -142.868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807" calcext:value-type="float">
            <text:p>807</text:p>
          </table:table-cell>
          <table:table-cell table:number-columns-repeated="4"/>
          <table:table-cell table:formula="of:=[.A54]-[.$D$1]" office:value-type="float" office:value="101.148" calcext:value-type="float">
            <text:p>101,148</text:p>
          </table:table-cell>
          <table:table-cell table:formula="of:=[.B54]-[.$E$1]" office:value-type="float" office:value="-249.868" calcext:value-type="float">
            <text:p>-249,868</text:p>
          </table:table-cell>
          <table:table-cell/>
          <table:table-cell table:formula="of:=COM.MICROSOFT.CONCAT([.G54];&quot; &quot;;[.H54])" office:value-type="string" office:string-value="101,148 -249,868" calcext:value-type="string">
            <text:p>101,148 -249,868</text:p>
          </table:table-cell>
          <table:table-cell/>
          <table:table-cell table:formula="of:=SUBSTITUTE([.J54];&quot;,&quot;;&quot;.&quot;)" office:value-type="string" office:string-value="101.148 -249.868" calcext:value-type="string">
            <text:p>101.148 -249.868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705" calcext:value-type="float">
            <text:p>705</text:p>
          </table:table-cell>
          <table:table-cell table:number-columns-repeated="4"/>
          <table:table-cell table:formula="of:=[.A55]-[.$D$1]" office:value-type="float" office:value="42.1479999999999" calcext:value-type="float">
            <text:p>42,1479999999999</text:p>
          </table:table-cell>
          <table:table-cell table:formula="of:=[.B55]-[.$E$1]" office:value-type="float" office:value="-351.868" calcext:value-type="float">
            <text:p>-351,868</text:p>
          </table:table-cell>
          <table:table-cell/>
          <table:table-cell table:formula="of:=COM.MICROSOFT.CONCAT([.G55];&quot; &quot;;[.H55])" office:value-type="string" office:string-value="42,1479999999999 -351,868" calcext:value-type="string">
            <text:p>42,1479999999999 -351,868</text:p>
          </table:table-cell>
          <table:table-cell/>
          <table:table-cell table:formula="of:=SUBSTITUTE([.J55];&quot;,&quot;;&quot;.&quot;)" office:value-type="string" office:string-value="42.1479999999999 -351.868" calcext:value-type="string">
            <text:p>42.1479999999999 -351.868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615" calcext:value-type="float">
            <text:p>615</text:p>
          </table:table-cell>
          <table:table-cell table:number-columns-repeated="4"/>
          <table:table-cell table:formula="of:=[.A56]-[.$D$1]" office:value-type="float" office:value="-19.8520000000001" calcext:value-type="float">
            <text:p>-19,8520000000001</text:p>
          </table:table-cell>
          <table:table-cell table:formula="of:=[.B56]-[.$E$1]" office:value-type="float" office:value="-441.868" calcext:value-type="float">
            <text:p>-441,868</text:p>
          </table:table-cell>
          <table:table-cell/>
          <table:table-cell table:formula="of:=COM.MICROSOFT.CONCAT([.G56];&quot; &quot;;[.H56])" office:value-type="string" office:string-value="-19,8520000000001 -441,868" calcext:value-type="string">
            <text:p>-19,8520000000001 -441,868</text:p>
          </table:table-cell>
          <table:table-cell/>
          <table:table-cell table:formula="of:=SUBSTITUTE([.J56];&quot;,&quot;;&quot;.&quot;)" office:value-type="string" office:string-value="-19.8520000000001 -441.868" calcext:value-type="string">
            <text:p>-19.8520000000001 -441.868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525" calcext:value-type="float">
            <text:p>525</text:p>
          </table:table-cell>
          <table:table-cell table:number-columns-repeated="4"/>
          <table:table-cell table:formula="of:=[.A57]-[.$D$1]" office:value-type="float" office:value="-83.8520000000001" calcext:value-type="float">
            <text:p>-83,8520000000001</text:p>
          </table:table-cell>
          <table:table-cell table:formula="of:=[.B57]-[.$E$1]" office:value-type="float" office:value="-531.868" calcext:value-type="float">
            <text:p>-531,868</text:p>
          </table:table-cell>
          <table:table-cell/>
          <table:table-cell table:formula="of:=COM.MICROSOFT.CONCAT([.G57];&quot; &quot;;[.H57])" office:value-type="string" office:string-value="-83,8520000000001 -531,868" calcext:value-type="string">
            <text:p>-83,8520000000001 -531,868</text:p>
          </table:table-cell>
          <table:table-cell/>
          <table:table-cell table:formula="of:=SUBSTITUTE([.J57];&quot;,&quot;;&quot;.&quot;)" office:value-type="string" office:string-value="-83.8520000000001 -531.868" calcext:value-type="string">
            <text:p>-83.8520000000001 -531.868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469" calcext:value-type="float">
            <text:p>469</text:p>
          </table:table-cell>
          <table:table-cell table:number-columns-repeated="4"/>
          <table:table-cell table:formula="of:=[.A58]-[.$D$1]" office:value-type="float" office:value="-141.852" calcext:value-type="float">
            <text:p>-141,852</text:p>
          </table:table-cell>
          <table:table-cell table:formula="of:=[.B58]-[.$E$1]" office:value-type="float" office:value="-587.868" calcext:value-type="float">
            <text:p>-587,868</text:p>
          </table:table-cell>
          <table:table-cell/>
          <table:table-cell table:formula="of:=COM.MICROSOFT.CONCAT([.G58];&quot; &quot;;[.H58])" office:value-type="string" office:string-value="-141,852 -587,868" calcext:value-type="string">
            <text:p>-141,852 -587,868</text:p>
          </table:table-cell>
          <table:table-cell/>
          <table:table-cell table:formula="of:=SUBSTITUTE([.J58];&quot;,&quot;;&quot;.&quot;)" office:value-type="string" office:string-value="-141.852 -587.868" calcext:value-type="string">
            <text:p>-141.852 -587.868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417" calcext:value-type="float">
            <text:p>417</text:p>
          </table:table-cell>
          <table:table-cell table:number-columns-repeated="4"/>
          <table:table-cell table:formula="of:=[.A59]-[.$D$1]" office:value-type="float" office:value="-189.852" calcext:value-type="float">
            <text:p>-189,852</text:p>
          </table:table-cell>
          <table:table-cell table:formula="of:=[.B59]-[.$E$1]" office:value-type="float" office:value="-639.868" calcext:value-type="float">
            <text:p>-639,868</text:p>
          </table:table-cell>
          <table:table-cell/>
          <table:table-cell table:formula="of:=COM.MICROSOFT.CONCAT([.G59];&quot; &quot;;[.H59])" office:value-type="string" office:string-value="-189,852 -639,868" calcext:value-type="string">
            <text:p>-189,852 -639,868</text:p>
          </table:table-cell>
          <table:table-cell/>
          <table:table-cell table:formula="of:=SUBSTITUTE([.J59];&quot;,&quot;;&quot;.&quot;)" office:value-type="string" office:string-value="-189.852 -639.868" calcext:value-type="string">
            <text:p>-189.852 -639.86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75" calcext:value-type="float">
            <text:p>375</text:p>
          </table:table-cell>
          <table:table-cell table:number-columns-repeated="4"/>
          <table:table-cell table:formula="of:=[.A60]-[.$D$1]" office:value-type="float" office:value="-230.852" calcext:value-type="float">
            <text:p>-230,852</text:p>
          </table:table-cell>
          <table:table-cell table:formula="of:=[.B60]-[.$E$1]" office:value-type="float" office:value="-681.868" calcext:value-type="float">
            <text:p>-681,868</text:p>
          </table:table-cell>
          <table:table-cell/>
          <table:table-cell table:formula="of:=COM.MICROSOFT.CONCAT([.G60];&quot; &quot;;[.H60])" office:value-type="string" office:string-value="-230,852 -681,868" calcext:value-type="string">
            <text:p>-230,852 -681,868</text:p>
          </table:table-cell>
          <table:table-cell/>
          <table:table-cell table:formula="of:=SUBSTITUTE([.J60];&quot;,&quot;;&quot;.&quot;)" office:value-type="string" office:string-value="-230.852 -681.868" calcext:value-type="string">
            <text:p>-230.852 -681.86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46" calcext:value-type="float">
            <text:p>346</text:p>
          </table:table-cell>
          <table:table-cell table:number-columns-repeated="4"/>
          <table:table-cell table:formula="of:=[.A61]-[.$D$1]" office:value-type="float" office:value="-262.852" calcext:value-type="float">
            <text:p>-262,852</text:p>
          </table:table-cell>
          <table:table-cell table:formula="of:=[.B61]-[.$E$1]" office:value-type="float" office:value="-710.868" calcext:value-type="float">
            <text:p>-710,868</text:p>
          </table:table-cell>
          <table:table-cell/>
          <table:table-cell table:formula="of:=COM.MICROSOFT.CONCAT([.G61];&quot; &quot;;[.H61])" office:value-type="string" office:string-value="-262,852 -710,868" calcext:value-type="string">
            <text:p>-262,852 -710,868</text:p>
          </table:table-cell>
          <table:table-cell/>
          <table:table-cell table:formula="of:=SUBSTITUTE([.J61];&quot;,&quot;;&quot;.&quot;)" office:value-type="string" office:string-value="-262.852 -710.868" calcext:value-type="string">
            <text:p>-262.852 -710.86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29" calcext:value-type="float">
            <text:p>329</text:p>
          </table:table-cell>
          <table:table-cell table:number-columns-repeated="4"/>
          <table:table-cell table:formula="of:=[.A62]-[.$D$1]" office:value-type="float" office:value="-284.852" calcext:value-type="float">
            <text:p>-284,852</text:p>
          </table:table-cell>
          <table:table-cell table:formula="of:=[.B62]-[.$E$1]" office:value-type="float" office:value="-727.868" calcext:value-type="float">
            <text:p>-727,868</text:p>
          </table:table-cell>
          <table:table-cell/>
          <table:table-cell table:formula="of:=COM.MICROSOFT.CONCAT([.G62];&quot; &quot;;[.H62])" office:value-type="string" office:string-value="-284,852 -727,868" calcext:value-type="string">
            <text:p>-284,852 -727,868</text:p>
          </table:table-cell>
          <table:table-cell/>
          <table:table-cell table:formula="of:=SUBSTITUTE([.J62];&quot;,&quot;;&quot;.&quot;)" office:value-type="string" office:string-value="-284.852 -727.868" calcext:value-type="string">
            <text:p>-284.852 -727.86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23" calcext:value-type="float">
            <text:p>323</text:p>
          </table:table-cell>
          <table:table-cell table:number-columns-repeated="4"/>
          <table:table-cell table:formula="of:=[.A63]-[.$D$1]" office:value-type="float" office:value="-321.852" calcext:value-type="float">
            <text:p>-321,852</text:p>
          </table:table-cell>
          <table:table-cell table:formula="of:=[.B63]-[.$E$1]" office:value-type="float" office:value="-733.868" calcext:value-type="float">
            <text:p>-733,868</text:p>
          </table:table-cell>
          <table:table-cell/>
          <table:table-cell table:formula="of:=COM.MICROSOFT.CONCAT([.G63];&quot; &quot;;[.H63])" office:value-type="string" office:string-value="-321,852 -733,868" calcext:value-type="string">
            <text:p>-321,852 -733,868</text:p>
          </table:table-cell>
          <table:table-cell/>
          <table:table-cell table:formula="of:=SUBSTITUTE([.J63];&quot;,&quot;;&quot;.&quot;)" office:value-type="string" office:string-value="-321.852 -733.868" calcext:value-type="string">
            <text:p>-321.852 -733.86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28" calcext:value-type="float">
            <text:p>328</text:p>
          </table:table-cell>
          <table:table-cell table:number-columns-repeated="4"/>
          <table:table-cell table:formula="of:=[.A64]-[.$D$1]" office:value-type="float" office:value="-336.852" calcext:value-type="float">
            <text:p>-336,852</text:p>
          </table:table-cell>
          <table:table-cell table:formula="of:=[.B64]-[.$E$1]" office:value-type="float" office:value="-728.868" calcext:value-type="float">
            <text:p>-728,868</text:p>
          </table:table-cell>
          <table:table-cell/>
          <table:table-cell table:formula="of:=COM.MICROSOFT.CONCAT([.G64];&quot; &quot;;[.H64])" office:value-type="string" office:string-value="-336,852 -728,868" calcext:value-type="string">
            <text:p>-336,852 -728,868</text:p>
          </table:table-cell>
          <table:table-cell/>
          <table:table-cell table:formula="of:=SUBSTITUTE([.J64];&quot;,&quot;;&quot;.&quot;)" office:value-type="string" office:string-value="-336.852 -728.868" calcext:value-type="string">
            <text:p>-336.852 -728.86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45" calcext:value-type="float">
            <text:p>345</text:p>
          </table:table-cell>
          <table:table-cell table:number-columns-repeated="4"/>
          <table:table-cell table:formula="of:=[.A65]-[.$D$1]" office:value-type="float" office:value="-378.852" calcext:value-type="float">
            <text:p>-378,852</text:p>
          </table:table-cell>
          <table:table-cell table:formula="of:=[.B65]-[.$E$1]" office:value-type="float" office:value="-711.868" calcext:value-type="float">
            <text:p>-711,868</text:p>
          </table:table-cell>
          <table:table-cell/>
          <table:table-cell table:formula="of:=COM.MICROSOFT.CONCAT([.G65];&quot; &quot;;[.H65])" office:value-type="string" office:string-value="-378,852 -711,868" calcext:value-type="string">
            <text:p>-378,852 -711,868</text:p>
          </table:table-cell>
          <table:table-cell/>
          <table:table-cell table:formula="of:=SUBSTITUTE([.J65];&quot;,&quot;;&quot;.&quot;)" office:value-type="string" office:string-value="-378.852 -711.868" calcext:value-type="string">
            <text:p>-378.852 -711.86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79" calcext:value-type="float">
            <text:p>379</text:p>
          </table:table-cell>
          <table:table-cell table:number-columns-repeated="4"/>
          <table:table-cell table:formula="of:=[.A66]-[.$D$1]" office:value-type="float" office:value="-353.852" calcext:value-type="float">
            <text:p>-353,852</text:p>
          </table:table-cell>
          <table:table-cell table:formula="of:=[.B66]-[.$E$1]" office:value-type="float" office:value="-677.868" calcext:value-type="float">
            <text:p>-677,868</text:p>
          </table:table-cell>
          <table:table-cell/>
          <table:table-cell table:formula="of:=COM.MICROSOFT.CONCAT([.G66];&quot; &quot;;[.H66])" office:value-type="string" office:string-value="-353,852 -677,868" calcext:value-type="string">
            <text:p>-353,852 -677,868</text:p>
          </table:table-cell>
          <table:table-cell/>
          <table:table-cell table:formula="of:=SUBSTITUTE([.J66];&quot;,&quot;;&quot;.&quot;)" office:value-type="string" office:string-value="-353.852 -677.868" calcext:value-type="string">
            <text:p>-353.852 -677.86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43" calcext:value-type="float">
            <text:p>443</text:p>
          </table:table-cell>
          <table:table-cell table:number-columns-repeated="4"/>
          <table:table-cell table:formula="of:=[.A67]-[.$D$1]" office:value-type="float" office:value="-404.852" calcext:value-type="float">
            <text:p>-404,852</text:p>
          </table:table-cell>
          <table:table-cell table:formula="of:=[.B67]-[.$E$1]" office:value-type="float" office:value="-613.868" calcext:value-type="float">
            <text:p>-613,868</text:p>
          </table:table-cell>
          <table:table-cell/>
          <table:table-cell table:formula="of:=COM.MICROSOFT.CONCAT([.G67];&quot; &quot;;[.H67])" office:value-type="string" office:string-value="-404,852 -613,868" calcext:value-type="string">
            <text:p>-404,852 -613,868</text:p>
          </table:table-cell>
          <table:table-cell/>
          <table:table-cell table:formula="of:=SUBSTITUTE([.J67];&quot;,&quot;;&quot;.&quot;)" office:value-type="string" office:string-value="-404.852 -613.868" calcext:value-type="string">
            <text:p>-404.852 -613.86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539" calcext:value-type="float">
            <text:p>539</text:p>
          </table:table-cell>
          <table:table-cell table:number-columns-repeated="4"/>
          <table:table-cell table:formula="of:=[.A68]-[.$D$1]" office:value-type="float" office:value="-395.852" calcext:value-type="float">
            <text:p>-395,852</text:p>
          </table:table-cell>
          <table:table-cell table:formula="of:=[.B68]-[.$E$1]" office:value-type="float" office:value="-517.868" calcext:value-type="float">
            <text:p>-517,868</text:p>
          </table:table-cell>
          <table:table-cell/>
          <table:table-cell table:formula="of:=COM.MICROSOFT.CONCAT([.G68];&quot; &quot;;[.H68])" office:value-type="string" office:string-value="-395,852 -517,868" calcext:value-type="string">
            <text:p>-395,852 -517,868</text:p>
          </table:table-cell>
          <table:table-cell/>
          <table:table-cell table:formula="of:=SUBSTITUTE([.J68];&quot;,&quot;;&quot;.&quot;)" office:value-type="string" office:string-value="-395.852 -517.868" calcext:value-type="string">
            <text:p>-395.852 -517.86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30" calcext:value-type="float">
            <text:p>630</text:p>
          </table:table-cell>
          <table:table-cell table:number-columns-repeated="4"/>
          <table:table-cell table:formula="of:=[.A69]-[.$D$1]" office:value-type="float" office:value="-368.852" calcext:value-type="float">
            <text:p>-368,852</text:p>
          </table:table-cell>
          <table:table-cell table:formula="of:=[.B69]-[.$E$1]" office:value-type="float" office:value="-426.868" calcext:value-type="float">
            <text:p>-426,868</text:p>
          </table:table-cell>
          <table:table-cell/>
          <table:table-cell table:formula="of:=COM.MICROSOFT.CONCAT([.G69];&quot; &quot;;[.H69])" office:value-type="string" office:string-value="-368,852 -426,868" calcext:value-type="string">
            <text:p>-368,852 -426,868</text:p>
          </table:table-cell>
          <table:table-cell/>
          <table:table-cell table:formula="of:=SUBSTITUTE([.J69];&quot;,&quot;;&quot;.&quot;)" office:value-type="string" office:string-value="-368.852 -426.868" calcext:value-type="string">
            <text:p>-368.852 -426.86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710" calcext:value-type="float">
            <text:p>710</text:p>
          </table:table-cell>
          <table:table-cell table:number-columns-repeated="4"/>
          <table:table-cell table:formula="of:=[.A70]-[.$D$1]" office:value-type="float" office:value="-285.852" calcext:value-type="float">
            <text:p>-285,852</text:p>
          </table:table-cell>
          <table:table-cell table:formula="of:=[.B70]-[.$E$1]" office:value-type="float" office:value="-346.868" calcext:value-type="float">
            <text:p>-346,868</text:p>
          </table:table-cell>
          <table:table-cell/>
          <table:table-cell table:formula="of:=COM.MICROSOFT.CONCAT([.G70];&quot; &quot;;[.H70])" office:value-type="string" office:string-value="-285,852 -346,868" calcext:value-type="string">
            <text:p>-285,852 -346,868</text:p>
          </table:table-cell>
          <table:table-cell/>
          <table:table-cell table:formula="of:=SUBSTITUTE([.J70];&quot;,&quot;;&quot;.&quot;)" office:value-type="string" office:string-value="-285.852 -346.868" calcext:value-type="string">
            <text:p>-285.852 -346.86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82" calcext:value-type="float">
            <text:p>782</text:p>
          </table:table-cell>
          <table:table-cell table:number-columns-repeated="4"/>
          <table:table-cell table:formula="of:=[.A71]-[.$D$1]" office:value-type="float" office:value="-287.852" calcext:value-type="float">
            <text:p>-287,852</text:p>
          </table:table-cell>
          <table:table-cell table:formula="of:=[.B71]-[.$E$1]" office:value-type="float" office:value="-274.868" calcext:value-type="float">
            <text:p>-274,868</text:p>
          </table:table-cell>
          <table:table-cell/>
          <table:table-cell table:formula="of:=COM.MICROSOFT.CONCAT([.G71];&quot; &quot;;[.H71])" office:value-type="string" office:string-value="-287,852 -274,868" calcext:value-type="string">
            <text:p>-287,852 -274,868</text:p>
          </table:table-cell>
          <table:table-cell/>
          <table:table-cell table:formula="of:=SUBSTITUTE([.J71];&quot;,&quot;;&quot;.&quot;)" office:value-type="string" office:string-value="-287.852 -274.868" calcext:value-type="string">
            <text:p>-287.852 -274.86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881" calcext:value-type="float">
            <text:p>881</text:p>
          </table:table-cell>
          <table:table-cell table:number-columns-repeated="4"/>
          <table:table-cell table:formula="of:=[.A72]-[.$D$1]" office:value-type="float" office:value="-289.852" calcext:value-type="float">
            <text:p>-289,852</text:p>
          </table:table-cell>
          <table:table-cell table:formula="of:=[.B72]-[.$E$1]" office:value-type="float" office:value="-175.868" calcext:value-type="float">
            <text:p>-175,868</text:p>
          </table:table-cell>
          <table:table-cell/>
          <table:table-cell table:formula="of:=COM.MICROSOFT.CONCAT([.G72];&quot; &quot;;[.H72])" office:value-type="string" office:string-value="-289,852 -175,868" calcext:value-type="string">
            <text:p>-289,852 -175,868</text:p>
          </table:table-cell>
          <table:table-cell/>
          <table:table-cell table:formula="of:=SUBSTITUTE([.J72];&quot;,&quot;;&quot;.&quot;)" office:value-type="string" office:string-value="-289.852 -175.868" calcext:value-type="string">
            <text:p>-289.852 -175.86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925" calcext:value-type="float">
            <text:p>925</text:p>
          </table:table-cell>
          <table:table-cell table:number-columns-repeated="4"/>
          <table:table-cell table:formula="of:=[.A73]-[.$D$1]" office:value-type="float" office:value="-288.852" calcext:value-type="float">
            <text:p>-288,852</text:p>
          </table:table-cell>
          <table:table-cell table:formula="of:=[.B73]-[.$E$1]" office:value-type="float" office:value="-131.868" calcext:value-type="float">
            <text:p>-131,868</text:p>
          </table:table-cell>
          <table:table-cell/>
          <table:table-cell table:formula="of:=COM.MICROSOFT.CONCAT([.G73];&quot; &quot;;[.H73])" office:value-type="string" office:string-value="-288,852 -131,868" calcext:value-type="string">
            <text:p>-288,852 -131,868</text:p>
          </table:table-cell>
          <table:table-cell/>
          <table:table-cell table:formula="of:=SUBSTITUTE([.J73];&quot;,&quot;;&quot;.&quot;)" office:value-type="string" office:string-value="-288.852 -131.868" calcext:value-type="string">
            <text:p>-288.852 -131.86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051" calcext:value-type="float">
            <text:p>1051</text:p>
          </table:table-cell>
          <table:table-cell table:number-columns-repeated="4"/>
          <table:table-cell table:formula="of:=[.A74]-[.$D$1]" office:value-type="float" office:value="-257.852" calcext:value-type="float">
            <text:p>-257,852</text:p>
          </table:table-cell>
          <table:table-cell table:formula="of:=[.B74]-[.$E$1]" office:value-type="float" office:value="-5.86799999999994" calcext:value-type="float">
            <text:p>-5,86799999999994</text:p>
          </table:table-cell>
          <table:table-cell/>
          <table:table-cell table:formula="of:=COM.MICROSOFT.CONCAT([.G74];&quot; &quot;;[.H74])" office:value-type="string" office:string-value="-257,852 -5,86799999999994" calcext:value-type="string">
            <text:p>-257,852 -5,86799999999994</text:p>
          </table:table-cell>
          <table:table-cell/>
          <table:table-cell table:formula="of:=SUBSTITUTE([.J74];&quot;,&quot;;&quot;.&quot;)" office:value-type="string" office:string-value="-257.852 -5.86799999999994" calcext:value-type="string">
            <text:p>-257.852 -5.86799999999994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185" calcext:value-type="float">
            <text:p>1185</text:p>
          </table:table-cell>
          <table:table-cell table:number-columns-repeated="4"/>
          <table:table-cell table:formula="of:=[.A75]-[.$D$1]" office:value-type="float" office:value="-184.852" calcext:value-type="float">
            <text:p>-184,852</text:p>
          </table:table-cell>
          <table:table-cell table:formula="of:=[.B75]-[.$E$1]" office:value-type="float" office:value="128.132" calcext:value-type="float">
            <text:p>128,132</text:p>
          </table:table-cell>
          <table:table-cell/>
          <table:table-cell table:formula="of:=COM.MICROSOFT.CONCAT([.G75];&quot; &quot;;[.H75])" office:value-type="string" office:string-value="-184,852 128,132" calcext:value-type="string">
            <text:p>-184,852 128,132</text:p>
          </table:table-cell>
          <table:table-cell/>
          <table:table-cell table:formula="of:=SUBSTITUTE([.J75];&quot;,&quot;;&quot;.&quot;)" office:value-type="string" office:string-value="-184.852 128.132" calcext:value-type="string">
            <text:p>-184.852 128.132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298" calcext:value-type="float">
            <text:p>1298</text:p>
          </table:table-cell>
          <table:table-cell table:number-columns-repeated="4"/>
          <table:table-cell table:formula="of:=[.A76]-[.$D$1]" office:value-type="float" office:value="-131.852" calcext:value-type="float">
            <text:p>-131,852</text:p>
          </table:table-cell>
          <table:table-cell table:formula="of:=[.B76]-[.$E$1]" office:value-type="float" office:value="241.132" calcext:value-type="float">
            <text:p>241,132</text:p>
          </table:table-cell>
          <table:table-cell/>
          <table:table-cell table:formula="of:=COM.MICROSOFT.CONCAT([.G76];&quot; &quot;;[.H76])" office:value-type="string" office:string-value="-131,852 241,132" calcext:value-type="string">
            <text:p>-131,852 241,132</text:p>
          </table:table-cell>
          <table:table-cell/>
          <table:table-cell table:formula="of:=SUBSTITUTE([.J76];&quot;,&quot;;&quot;.&quot;)" office:value-type="string" office:string-value="-131.852 241.132" calcext:value-type="string">
            <text:p>-131.852 241.132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410" calcext:value-type="float">
            <text:p>1410</text:p>
          </table:table-cell>
          <table:table-cell table:number-columns-repeated="4"/>
          <table:table-cell table:formula="of:=[.A77]-[.$D$1]" office:value-type="float" office:value="-87.8520000000001" calcext:value-type="float">
            <text:p>-87,8520000000001</text:p>
          </table:table-cell>
          <table:table-cell table:formula="of:=[.B77]-[.$E$1]" office:value-type="float" office:value="353.132" calcext:value-type="float">
            <text:p>353,132</text:p>
          </table:table-cell>
          <table:table-cell/>
          <table:table-cell table:formula="of:=COM.MICROSOFT.CONCAT([.G77];&quot; &quot;;[.H77])" office:value-type="string" office:string-value="-87,8520000000001 353,132" calcext:value-type="string">
            <text:p>-87,8520000000001 353,132</text:p>
          </table:table-cell>
          <table:table-cell/>
          <table:table-cell table:formula="of:=SUBSTITUTE([.J77];&quot;,&quot;;&quot;.&quot;)" office:value-type="string" office:string-value="-87.8520000000001 353.132" calcext:value-type="string">
            <text:p>-87.8520000000001 353.132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520" calcext:value-type="float">
            <text:p>1520</text:p>
          </table:table-cell>
          <table:table-cell table:number-columns-repeated="4"/>
          <table:table-cell table:formula="of:=[.A78]-[.$D$1]" office:value-type="float" office:value="-36.8520000000001" calcext:value-type="float">
            <text:p>-36,8520000000001</text:p>
          </table:table-cell>
          <table:table-cell table:formula="of:=[.B78]-[.$E$1]" office:value-type="float" office:value="463.132" calcext:value-type="float">
            <text:p>463,132</text:p>
          </table:table-cell>
          <table:table-cell/>
          <table:table-cell table:formula="of:=COM.MICROSOFT.CONCAT([.G78];&quot; &quot;;[.H78])" office:value-type="string" office:string-value="-36,8520000000001 463,132" calcext:value-type="string">
            <text:p>-36,8520000000001 463,132</text:p>
          </table:table-cell>
          <table:table-cell/>
          <table:table-cell table:formula="of:=SUBSTITUTE([.J78];&quot;,&quot;;&quot;.&quot;)" office:value-type="string" office:string-value="-36.8520000000001 463.132" calcext:value-type="string">
            <text:p>-36.8520000000001 463.132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589" calcext:value-type="float">
            <text:p>1589</text:p>
          </table:table-cell>
          <table:table-cell table:number-columns-repeated="4"/>
          <table:table-cell table:formula="of:=[.A79]-[.$D$1]" office:value-type="float" office:value="23.1479999999999" calcext:value-type="float">
            <text:p>23,1479999999999</text:p>
          </table:table-cell>
          <table:table-cell table:formula="of:=[.B79]-[.$E$1]" office:value-type="float" office:value="532.132" calcext:value-type="float">
            <text:p>532,132</text:p>
          </table:table-cell>
          <table:table-cell/>
          <table:table-cell table:formula="of:=COM.MICROSOFT.CONCAT([.G79];&quot; &quot;;[.H79])" office:value-type="string" office:string-value="23,1479999999999 532,132" calcext:value-type="string">
            <text:p>23,1479999999999 532,132</text:p>
          </table:table-cell>
          <table:table-cell/>
          <table:table-cell table:formula="of:=SUBSTITUTE([.J79];&quot;,&quot;;&quot;.&quot;)" office:value-type="string" office:string-value="23.1479999999999 532.132" calcext:value-type="string">
            <text:p>23.1479999999999 532.132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655" calcext:value-type="float">
            <text:p>1655</text:p>
          </table:table-cell>
          <table:table-cell table:number-columns-repeated="4"/>
          <table:table-cell table:formula="of:=[.A80]-[.$D$1]" office:value-type="float" office:value="51.1479999999999" calcext:value-type="float">
            <text:p>51,1479999999999</text:p>
          </table:table-cell>
          <table:table-cell table:formula="of:=[.B80]-[.$E$1]" office:value-type="float" office:value="598.132" calcext:value-type="float">
            <text:p>598,132</text:p>
          </table:table-cell>
          <table:table-cell/>
          <table:table-cell table:formula="of:=COM.MICROSOFT.CONCAT([.G80];&quot; &quot;;[.H80])" office:value-type="string" office:string-value="51,1479999999999 598,132" calcext:value-type="string">
            <text:p>51,1479999999999 598,132</text:p>
          </table:table-cell>
          <table:table-cell/>
          <table:table-cell table:formula="of:=SUBSTITUTE([.J80];&quot;,&quot;;&quot;.&quot;)" office:value-type="string" office:string-value="51.1479999999999 598.132" calcext:value-type="string">
            <text:p>51.1479999999999 598.132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729" calcext:value-type="float">
            <text:p>1729</text:p>
          </table:table-cell>
          <table:table-cell table:number-columns-repeated="4"/>
          <table:table-cell table:formula="of:=[.A81]-[.$D$1]" office:value-type="float" office:value="104.148" calcext:value-type="float">
            <text:p>104,148</text:p>
          </table:table-cell>
          <table:table-cell table:formula="of:=[.B81]-[.$E$1]" office:value-type="float" office:value="672.132" calcext:value-type="float">
            <text:p>672,132</text:p>
          </table:table-cell>
          <table:table-cell/>
          <table:table-cell table:formula="of:=COM.MICROSOFT.CONCAT([.G81];&quot; &quot;;[.H81])" office:value-type="string" office:string-value="104,148 672,132" calcext:value-type="string">
            <text:p>104,148 672,132</text:p>
          </table:table-cell>
          <table:table-cell/>
          <table:table-cell table:formula="of:=SUBSTITUTE([.J81];&quot;,&quot;;&quot;.&quot;)" office:value-type="string" office:string-value="104.148 672.132" calcext:value-type="string">
            <text:p>104.148 672.132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779" calcext:value-type="float">
            <text:p>1779</text:p>
          </table:table-cell>
          <table:table-cell table:number-columns-repeated="4"/>
          <table:table-cell table:formula="of:=[.A82]-[.$D$1]" office:value-type="float" office:value="150.148" calcext:value-type="float">
            <text:p>150,148</text:p>
          </table:table-cell>
          <table:table-cell table:formula="of:=[.B82]-[.$E$1]" office:value-type="float" office:value="722.132" calcext:value-type="float">
            <text:p>722,132</text:p>
          </table:table-cell>
          <table:table-cell/>
          <table:table-cell table:formula="of:=COM.MICROSOFT.CONCAT([.G82];&quot; &quot;;[.H82])" office:value-type="string" office:string-value="150,148 722,132" calcext:value-type="string">
            <text:p>150,148 722,132</text:p>
          </table:table-cell>
          <table:table-cell/>
          <table:table-cell table:formula="of:=SUBSTITUTE([.J82];&quot;,&quot;;&quot;.&quot;)" office:value-type="string" office:string-value="150.148 722.132" calcext:value-type="string">
            <text:p>150.148 722.132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821" calcext:value-type="float">
            <text:p>1821</text:p>
          </table:table-cell>
          <table:table-cell table:number-columns-repeated="4"/>
          <table:table-cell table:formula="of:=[.A83]-[.$D$1]" office:value-type="float" office:value="198.148" calcext:value-type="float">
            <text:p>198,148</text:p>
          </table:table-cell>
          <table:table-cell table:formula="of:=[.B83]-[.$E$1]" office:value-type="float" office:value="764.132" calcext:value-type="float">
            <text:p>764,132</text:p>
          </table:table-cell>
          <table:table-cell/>
          <table:table-cell table:formula="of:=COM.MICROSOFT.CONCAT([.G83];&quot; &quot;;[.H83])" office:value-type="string" office:string-value="198,148 764,132" calcext:value-type="string">
            <text:p>198,148 764,132</text:p>
          </table:table-cell>
          <table:table-cell/>
          <table:table-cell table:formula="of:=SUBSTITUTE([.J83];&quot;,&quot;;&quot;.&quot;)" office:value-type="string" office:string-value="198.148 764.132" calcext:value-type="string">
            <text:p>198.148 764.132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845" calcext:value-type="float">
            <text:p>1845</text:p>
          </table:table-cell>
          <table:table-cell table:number-columns-repeated="4"/>
          <table:table-cell table:formula="of:=[.A84]-[.$D$1]" office:value-type="float" office:value="245.148" calcext:value-type="float">
            <text:p>245,148</text:p>
          </table:table-cell>
          <table:table-cell table:formula="of:=[.B84]-[.$E$1]" office:value-type="float" office:value="788.132" calcext:value-type="float">
            <text:p>788,132</text:p>
          </table:table-cell>
          <table:table-cell/>
          <table:table-cell table:formula="of:=COM.MICROSOFT.CONCAT([.G84];&quot; &quot;;[.H84])" office:value-type="string" office:string-value="245,148 788,132" calcext:value-type="string">
            <text:p>245,148 788,132</text:p>
          </table:table-cell>
          <table:table-cell/>
          <table:table-cell table:formula="of:=SUBSTITUTE([.J84];&quot;,&quot;;&quot;.&quot;)" office:value-type="string" office:string-value="245.148 788.132" calcext:value-type="string">
            <text:p>245.148 788.132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853" calcext:value-type="float">
            <text:p>1853</text:p>
          </table:table-cell>
          <table:table-cell table:number-columns-repeated="4"/>
          <table:table-cell table:formula="of:=[.A85]-[.$D$1]" office:value-type="float" office:value="300.148" calcext:value-type="float">
            <text:p>300,148</text:p>
          </table:table-cell>
          <table:table-cell table:formula="of:=[.B85]-[.$E$1]" office:value-type="float" office:value="796.132" calcext:value-type="float">
            <text:p>796,132</text:p>
          </table:table-cell>
          <table:table-cell/>
          <table:table-cell table:formula="of:=COM.MICROSOFT.CONCAT([.G85];&quot; &quot;;[.H85])" office:value-type="string" office:string-value="300,148 796,132" calcext:value-type="string">
            <text:p>300,148 796,132</text:p>
          </table:table-cell>
          <table:table-cell/>
          <table:table-cell table:formula="of:=SUBSTITUTE([.J85];&quot;,&quot;;&quot;.&quot;)" office:value-type="string" office:string-value="300.148 796.132" calcext:value-type="string">
            <text:p>300.148 796.132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853" calcext:value-type="float">
            <text:p>1853</text:p>
          </table:table-cell>
          <table:table-cell table:number-columns-repeated="4"/>
          <table:table-cell table:formula="of:=[.A86]-[.$D$1]" office:value-type="float" office:value="348.148" calcext:value-type="float">
            <text:p>348,148</text:p>
          </table:table-cell>
          <table:table-cell table:formula="of:=[.B86]-[.$E$1]" office:value-type="float" office:value="796.132" calcext:value-type="float">
            <text:p>796,132</text:p>
          </table:table-cell>
          <table:table-cell/>
          <table:table-cell table:formula="of:=COM.MICROSOFT.CONCAT([.G86];&quot; &quot;;[.H86])" office:value-type="string" office:string-value="348,148 796,132" calcext:value-type="string">
            <text:p>348,148 796,132</text:p>
          </table:table-cell>
          <table:table-cell/>
          <table:table-cell table:formula="of:=SUBSTITUTE([.J86];&quot;,&quot;;&quot;.&quot;)" office:value-type="string" office:string-value="348.148 796.132" calcext:value-type="string">
            <text:p>348.148 796.132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849" calcext:value-type="float">
            <text:p>1849</text:p>
          </table:table-cell>
          <table:table-cell table:number-columns-repeated="4"/>
          <table:table-cell table:formula="of:=[.A87]-[.$D$1]" office:value-type="float" office:value="374.148" calcext:value-type="float">
            <text:p>374,148</text:p>
          </table:table-cell>
          <table:table-cell table:formula="of:=[.B87]-[.$E$1]" office:value-type="float" office:value="792.132" calcext:value-type="float">
            <text:p>792,132</text:p>
          </table:table-cell>
          <table:table-cell/>
          <table:table-cell table:formula="of:=COM.MICROSOFT.CONCAT([.G87];&quot; &quot;;[.H87])" office:value-type="string" office:string-value="374,148 792,132" calcext:value-type="string">
            <text:p>374,148 792,132</text:p>
          </table:table-cell>
          <table:table-cell/>
          <table:table-cell table:formula="of:=SUBSTITUTE([.J87];&quot;,&quot;;&quot;.&quot;)" office:value-type="string" office:string-value="374.148 792.132" calcext:value-type="string">
            <text:p>374.148 792.132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820" calcext:value-type="float">
            <text:p>1820</text:p>
          </table:table-cell>
          <table:table-cell table:number-columns-repeated="4"/>
          <table:table-cell table:formula="of:=[.A88]-[.$D$1]" office:value-type="float" office:value="408.148" calcext:value-type="float">
            <text:p>408,148</text:p>
          </table:table-cell>
          <table:table-cell table:formula="of:=[.B88]-[.$E$1]" office:value-type="float" office:value="763.132" calcext:value-type="float">
            <text:p>763,132</text:p>
          </table:table-cell>
          <table:table-cell/>
          <table:table-cell table:formula="of:=COM.MICROSOFT.CONCAT([.G88];&quot; &quot;;[.H88])" office:value-type="string" office:string-value="408,148 763,132" calcext:value-type="string">
            <text:p>408,148 763,132</text:p>
          </table:table-cell>
          <table:table-cell/>
          <table:table-cell table:formula="of:=SUBSTITUTE([.J88];&quot;,&quot;;&quot;.&quot;)" office:value-type="string" office:string-value="408.148 763.132" calcext:value-type="string">
            <text:p>408.148 763.132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779" calcext:value-type="float">
            <text:p>1779</text:p>
          </table:table-cell>
          <table:table-cell table:number-columns-repeated="4"/>
          <table:table-cell table:formula="of:=[.A89]-[.$D$1]" office:value-type="float" office:value="402.148" calcext:value-type="float">
            <text:p>402,148</text:p>
          </table:table-cell>
          <table:table-cell table:formula="of:=[.B89]-[.$E$1]" office:value-type="float" office:value="722.132" calcext:value-type="float">
            <text:p>722,132</text:p>
          </table:table-cell>
          <table:table-cell/>
          <table:table-cell table:formula="of:=COM.MICROSOFT.CONCAT([.G89];&quot; &quot;;[.H89])" office:value-type="string" office:string-value="402,148 722,132" calcext:value-type="string">
            <text:p>402,148 722,132</text:p>
          </table:table-cell>
          <table:table-cell/>
          <table:table-cell table:formula="of:=SUBSTITUTE([.J89];&quot;,&quot;;&quot;.&quot;)" office:value-type="string" office:string-value="402.148 722.132" calcext:value-type="string">
            <text:p>402.148 722.132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714" calcext:value-type="float">
            <text:p>1714</text:p>
          </table:table-cell>
          <table:table-cell table:number-columns-repeated="4"/>
          <table:table-cell table:formula="of:=[.A90]-[.$D$1]" office:value-type="float" office:value="398.148" calcext:value-type="float">
            <text:p>398,148</text:p>
          </table:table-cell>
          <table:table-cell table:formula="of:=[.B90]-[.$E$1]" office:value-type="float" office:value="657.132" calcext:value-type="float">
            <text:p>657,132</text:p>
          </table:table-cell>
          <table:table-cell/>
          <table:table-cell table:formula="of:=COM.MICROSOFT.CONCAT([.G90];&quot; &quot;;[.H90])" office:value-type="string" office:string-value="398,148 657,132" calcext:value-type="string">
            <text:p>398,148 657,132</text:p>
          </table:table-cell>
          <table:table-cell/>
          <table:table-cell table:formula="of:=SUBSTITUTE([.J90];&quot;,&quot;;&quot;.&quot;)" office:value-type="string" office:string-value="398.148 657.132" calcext:value-type="string">
            <text:p>398.148 657.132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609" calcext:value-type="float">
            <text:p>1609</text:p>
          </table:table-cell>
          <table:table-cell table:number-columns-repeated="4"/>
          <table:table-cell table:formula="of:=[.A91]-[.$D$1]" office:value-type="float" office:value="378.148" calcext:value-type="float">
            <text:p>378,148</text:p>
          </table:table-cell>
          <table:table-cell table:formula="of:=[.B91]-[.$E$1]" office:value-type="float" office:value="552.132" calcext:value-type="float">
            <text:p>552,132</text:p>
          </table:table-cell>
          <table:table-cell/>
          <table:table-cell table:formula="of:=COM.MICROSOFT.CONCAT([.G91];&quot; &quot;;[.H91])" office:value-type="string" office:string-value="378,148 552,132" calcext:value-type="string">
            <text:p>378,148 552,132</text:p>
          </table:table-cell>
          <table:table-cell/>
          <table:table-cell table:formula="of:=SUBSTITUTE([.J91];&quot;,&quot;;&quot;.&quot;)" office:value-type="string" office:string-value="378.148 552.132" calcext:value-type="string">
            <text:p>378.148 552.132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1524" calcext:value-type="float">
            <text:p>1524</text:p>
          </table:table-cell>
          <table:table-cell table:number-columns-repeated="4"/>
          <table:table-cell table:formula="of:=[.A92]-[.$D$1]" office:value-type="float" office:value="376.148" calcext:value-type="float">
            <text:p>376,148</text:p>
          </table:table-cell>
          <table:table-cell table:formula="of:=[.B92]-[.$E$1]" office:value-type="float" office:value="467.132" calcext:value-type="float">
            <text:p>467,132</text:p>
          </table:table-cell>
          <table:table-cell/>
          <table:table-cell table:formula="of:=COM.MICROSOFT.CONCAT([.G92];&quot; &quot;;[.H92])" office:value-type="string" office:string-value="376,148 467,132" calcext:value-type="string">
            <text:p>376,148 467,132</text:p>
          </table:table-cell>
          <table:table-cell/>
          <table:table-cell table:formula="of:=SUBSTITUTE([.J92];&quot;,&quot;;&quot;.&quot;)" office:value-type="string" office:string-value="376.148 467.132" calcext:value-type="string">
            <text:p>376.148 467.132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436" calcext:value-type="float">
            <text:p>1436</text:p>
          </table:table-cell>
          <table:table-cell table:number-columns-repeated="4"/>
          <table:table-cell table:formula="of:=[.A93]-[.$D$1]" office:value-type="float" office:value="362.148" calcext:value-type="float">
            <text:p>362,148</text:p>
          </table:table-cell>
          <table:table-cell table:formula="of:=[.B93]-[.$E$1]" office:value-type="float" office:value="379.132" calcext:value-type="float">
            <text:p>379,132</text:p>
          </table:table-cell>
          <table:table-cell/>
          <table:table-cell table:formula="of:=COM.MICROSOFT.CONCAT([.G93];&quot; &quot;;[.H93])" office:value-type="string" office:string-value="362,148 379,132" calcext:value-type="string">
            <text:p>362,148 379,132</text:p>
          </table:table-cell>
          <table:table-cell/>
          <table:table-cell table:formula="of:=SUBSTITUTE([.J93];&quot;,&quot;;&quot;.&quot;)" office:value-type="string" office:string-value="362.148 379.132" calcext:value-type="string">
            <text:p>362.148 379.132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382" calcext:value-type="float">
            <text:p>1382</text:p>
          </table:table-cell>
          <table:table-cell table:number-columns-repeated="4"/>
          <table:table-cell table:formula="of:=[.A94]-[.$D$1]" office:value-type="float" office:value="329.148" calcext:value-type="float">
            <text:p>329,148</text:p>
          </table:table-cell>
          <table:table-cell table:formula="of:=[.B94]-[.$E$1]" office:value-type="float" office:value="325.132" calcext:value-type="float">
            <text:p>325,132</text:p>
          </table:table-cell>
          <table:table-cell/>
          <table:table-cell table:formula="of:=COM.MICROSOFT.CONCAT([.G94];&quot; &quot;;[.H94])" office:value-type="string" office:string-value="329,148 325,132" calcext:value-type="string">
            <text:p>329,148 325,132</text:p>
          </table:table-cell>
          <table:table-cell/>
          <table:table-cell table:formula="of:=SUBSTITUTE([.J94];&quot;,&quot;;&quot;.&quot;)" office:value-type="string" office:string-value="329.148 325.132" calcext:value-type="string">
            <text:p>329.148 325.132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317" calcext:value-type="float">
            <text:p>1317</text:p>
          </table:table-cell>
          <table:table-cell table:number-columns-repeated="4"/>
          <table:table-cell table:formula="of:=[.A95]-[.$D$1]" office:value-type="float" office:value="307.148" calcext:value-type="float">
            <text:p>307,148</text:p>
          </table:table-cell>
          <table:table-cell table:formula="of:=[.B95]-[.$E$1]" office:value-type="float" office:value="260.132" calcext:value-type="float">
            <text:p>260,132</text:p>
          </table:table-cell>
          <table:table-cell/>
          <table:table-cell table:formula="of:=COM.MICROSOFT.CONCAT([.G95];&quot; &quot;;[.H95])" office:value-type="string" office:string-value="307,148 260,132" calcext:value-type="string">
            <text:p>307,148 260,132</text:p>
          </table:table-cell>
          <table:table-cell/>
          <table:table-cell table:formula="of:=SUBSTITUTE([.J95];&quot;,&quot;;&quot;.&quot;)" office:value-type="string" office:string-value="307.148 260.132" calcext:value-type="string">
            <text:p>307.148 260.132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214" calcext:value-type="float">
            <text:p>1214</text:p>
          </table:table-cell>
          <table:table-cell table:number-columns-repeated="4"/>
          <table:table-cell table:formula="of:=[.A96]-[.$D$1]" office:value-type="float" office:value="311.148" calcext:value-type="float">
            <text:p>311,148</text:p>
          </table:table-cell>
          <table:table-cell table:formula="of:=[.B96]-[.$E$1]" office:value-type="float" office:value="157.132" calcext:value-type="float">
            <text:p>157,132</text:p>
          </table:table-cell>
          <table:table-cell/>
          <table:table-cell table:formula="of:=COM.MICROSOFT.CONCAT([.G96];&quot; &quot;;[.H96])" office:value-type="string" office:string-value="311,148 157,132" calcext:value-type="string">
            <text:p>311,148 157,132</text:p>
          </table:table-cell>
          <table:table-cell/>
          <table:table-cell table:formula="of:=SUBSTITUTE([.J96];&quot;,&quot;;&quot;.&quot;)" office:value-type="string" office:string-value="311.148 157.132" calcext:value-type="string">
            <text:p>311.148 157.132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091" calcext:value-type="float">
            <text:p>1091</text:p>
          </table:table-cell>
          <table:table-cell table:number-columns-repeated="4"/>
          <table:table-cell table:formula="of:=[.A97]-[.$D$1]" office:value-type="float" office:value="266.148" calcext:value-type="float">
            <text:p>266,148</text:p>
          </table:table-cell>
          <table:table-cell table:formula="of:=[.B97]-[.$E$1]" office:value-type="float" office:value="34.1320000000001" calcext:value-type="float">
            <text:p>34,1320000000001</text:p>
          </table:table-cell>
          <table:table-cell/>
          <table:table-cell table:formula="of:=COM.MICROSOFT.CONCAT([.G97];&quot; &quot;;[.H97])" office:value-type="string" office:string-value="266,148 34,1320000000001" calcext:value-type="string">
            <text:p>266,148 34,1320000000001</text:p>
          </table:table-cell>
          <table:table-cell/>
          <table:table-cell table:formula="of:=SUBSTITUTE([.J97];&quot;,&quot;;&quot;.&quot;)" office:value-type="string" office:string-value="266.148 34.1320000000001" calcext:value-type="string">
            <text:p>266.148 34.1320000000001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996" calcext:value-type="float">
            <text:p>996</text:p>
          </table:table-cell>
          <table:table-cell table:number-columns-repeated="4"/>
          <table:table-cell table:formula="of:=[.A98]-[.$D$1]" office:value-type="float" office:value="177.148" calcext:value-type="float">
            <text:p>177,148</text:p>
          </table:table-cell>
          <table:table-cell table:formula="of:=[.B98]-[.$E$1]" office:value-type="float" office:value="-60.8679999999999" calcext:value-type="float">
            <text:p>-60,8679999999999</text:p>
          </table:table-cell>
          <table:table-cell/>
          <table:table-cell table:formula="of:=COM.MICROSOFT.CONCAT([.G98];&quot; &quot;;[.H98])" office:value-type="string" office:string-value="177,148 -60,8679999999999" calcext:value-type="string">
            <text:p>177,148 -60,8679999999999</text:p>
          </table:table-cell>
          <table:table-cell/>
          <table:table-cell table:formula="of:=SUBSTITUTE([.J98];&quot;,&quot;;&quot;.&quot;)" office:value-type="string" office:string-value="177.148 -60.8679999999999" calcext:value-type="string">
            <text:p>177.148 -60.8679999999999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842" calcext:value-type="float">
            <text:p>842</text:p>
          </table:table-cell>
          <table:table-cell table:number-columns-repeated="4"/>
          <table:table-cell table:formula="of:=[.A99]-[.$D$1]" office:value-type="float" office:value="122.148" calcext:value-type="float">
            <text:p>122,148</text:p>
          </table:table-cell>
          <table:table-cell table:formula="of:=[.B99]-[.$E$1]" office:value-type="float" office:value="-214.868" calcext:value-type="float">
            <text:p>-214,868</text:p>
          </table:table-cell>
          <table:table-cell/>
          <table:table-cell table:formula="of:=COM.MICROSOFT.CONCAT([.G99];&quot; &quot;;[.H99])" office:value-type="string" office:string-value="122,148 -214,868" calcext:value-type="string">
            <text:p>122,148 -214,868</text:p>
          </table:table-cell>
          <table:table-cell/>
          <table:table-cell table:formula="of:=SUBSTITUTE([.J99];&quot;,&quot;;&quot;.&quot;)" office:value-type="string" office:string-value="122.148 -214.868" calcext:value-type="string">
            <text:p>122.148 -214.868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774" calcext:value-type="float">
            <text:p>774</text:p>
          </table:table-cell>
          <table:table-cell table:number-columns-repeated="4"/>
          <table:table-cell table:formula="of:=[.A100]-[.$D$1]" office:value-type="float" office:value="68.1479999999999" calcext:value-type="float">
            <text:p>68,1479999999999</text:p>
          </table:table-cell>
          <table:table-cell table:formula="of:=[.B100]-[.$E$1]" office:value-type="float" office:value="-282.868" calcext:value-type="float">
            <text:p>-282,868</text:p>
          </table:table-cell>
          <table:table-cell/>
          <table:table-cell table:formula="of:=COM.MICROSOFT.CONCAT([.G100];&quot; &quot;;[.H100])" office:value-type="string" office:string-value="68,1479999999999 -282,868" calcext:value-type="string">
            <text:p>68,1479999999999 -282,868</text:p>
          </table:table-cell>
          <table:table-cell/>
          <table:table-cell table:formula="of:=SUBSTITUTE([.J100];&quot;,&quot;;&quot;.&quot;)" office:value-type="string" office:string-value="68.1479999999999 -282.868" calcext:value-type="string">
            <text:p>68.1479999999999 -282.868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645" calcext:value-type="float">
            <text:p>645</text:p>
          </table:table-cell>
          <table:table-cell table:number-columns-repeated="4"/>
          <table:table-cell table:formula="of:=[.A101]-[.$D$1]" office:value-type="float" office:value="6.14799999999991" calcext:value-type="float">
            <text:p>6,14799999999991</text:p>
          </table:table-cell>
          <table:table-cell table:formula="of:=[.B101]-[.$E$1]" office:value-type="float" office:value="-411.868" calcext:value-type="float">
            <text:p>-411,868</text:p>
          </table:table-cell>
          <table:table-cell/>
          <table:table-cell table:formula="of:=COM.MICROSOFT.CONCAT([.G101];&quot; &quot;;[.H101])" office:value-type="string" office:string-value="6,14799999999991 -411,868" calcext:value-type="string">
            <text:p>6,14799999999991 -411,868</text:p>
          </table:table-cell>
          <table:table-cell/>
          <table:table-cell table:formula="of:=SUBSTITUTE([.J101];&quot;,&quot;;&quot;.&quot;)" office:value-type="string" office:string-value="6.14799999999991 -411.868" calcext:value-type="string">
            <text:p>6.14799999999991 -411.868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557" calcext:value-type="float">
            <text:p>557</text:p>
          </table:table-cell>
          <table:table-cell table:number-columns-repeated="4"/>
          <table:table-cell table:formula="of:=[.A102]-[.$D$1]" office:value-type="float" office:value="-67.8520000000001" calcext:value-type="float">
            <text:p>-67,8520000000001</text:p>
          </table:table-cell>
          <table:table-cell table:formula="of:=[.B102]-[.$E$1]" office:value-type="float" office:value="-499.868" calcext:value-type="float">
            <text:p>-499,868</text:p>
          </table:table-cell>
          <table:table-cell/>
          <table:table-cell table:formula="of:=COM.MICROSOFT.CONCAT([.G102];&quot; &quot;;[.H102])" office:value-type="string" office:string-value="-67,8520000000001 -499,868" calcext:value-type="string">
            <text:p>-67,8520000000001 -499,868</text:p>
          </table:table-cell>
          <table:table-cell/>
          <table:table-cell table:formula="of:=SUBSTITUTE([.J102];&quot;,&quot;;&quot;.&quot;)" office:value-type="string" office:string-value="-67.8520000000001 -499.868" calcext:value-type="string">
            <text:p>-67.8520000000001 -499.868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490" calcext:value-type="float">
            <text:p>490</text:p>
          </table:table-cell>
          <table:table-cell table:number-columns-repeated="4"/>
          <table:table-cell table:formula="of:=[.A103]-[.$D$1]" office:value-type="float" office:value="-122.852" calcext:value-type="float">
            <text:p>-122,852</text:p>
          </table:table-cell>
          <table:table-cell table:formula="of:=[.B103]-[.$E$1]" office:value-type="float" office:value="-566.868" calcext:value-type="float">
            <text:p>-566,868</text:p>
          </table:table-cell>
          <table:table-cell/>
          <table:table-cell table:formula="of:=COM.MICROSOFT.CONCAT([.G103];&quot; &quot;;[.H103])" office:value-type="string" office:string-value="-122,852 -566,868" calcext:value-type="string">
            <text:p>-122,852 -566,868</text:p>
          </table:table-cell>
          <table:table-cell/>
          <table:table-cell table:formula="of:=SUBSTITUTE([.J103];&quot;,&quot;;&quot;.&quot;)" office:value-type="string" office:string-value="-122.852 -566.868" calcext:value-type="string">
            <text:p>-122.852 -566.868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432" calcext:value-type="float">
            <text:p>432</text:p>
          </table:table-cell>
          <table:table-cell table:number-columns-repeated="4"/>
          <table:table-cell table:formula="of:=[.A104]-[.$D$1]" office:value-type="float" office:value="-177.852" calcext:value-type="float">
            <text:p>-177,852</text:p>
          </table:table-cell>
          <table:table-cell table:formula="of:=[.B104]-[.$E$1]" office:value-type="float" office:value="-624.868" calcext:value-type="float">
            <text:p>-624,868</text:p>
          </table:table-cell>
          <table:table-cell/>
          <table:table-cell table:formula="of:=COM.MICROSOFT.CONCAT([.G104];&quot; &quot;;[.H104])" office:value-type="string" office:string-value="-177,852 -624,868" calcext:value-type="string">
            <text:p>-177,852 -624,868</text:p>
          </table:table-cell>
          <table:table-cell/>
          <table:table-cell table:formula="of:=SUBSTITUTE([.J104];&quot;,&quot;;&quot;.&quot;)" office:value-type="string" office:string-value="-177.852 -624.868" calcext:value-type="string">
            <text:p>-177.852 -624.86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91" calcext:value-type="float">
            <text:p>391</text:p>
          </table:table-cell>
          <table:table-cell table:number-columns-repeated="4"/>
          <table:table-cell table:formula="of:=[.A105]-[.$D$1]" office:value-type="float" office:value="-216.852" calcext:value-type="float">
            <text:p>-216,852</text:p>
          </table:table-cell>
          <table:table-cell table:formula="of:=[.B105]-[.$E$1]" office:value-type="float" office:value="-665.868" calcext:value-type="float">
            <text:p>-665,868</text:p>
          </table:table-cell>
          <table:table-cell/>
          <table:table-cell table:formula="of:=COM.MICROSOFT.CONCAT([.G105];&quot; &quot;;[.H105])" office:value-type="string" office:string-value="-216,852 -665,868" calcext:value-type="string">
            <text:p>-216,852 -665,868</text:p>
          </table:table-cell>
          <table:table-cell/>
          <table:table-cell table:formula="of:=SUBSTITUTE([.J105];&quot;,&quot;;&quot;.&quot;)" office:value-type="string" office:string-value="-216.852 -665.868" calcext:value-type="string">
            <text:p>-216.852 -665.86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47" calcext:value-type="float">
            <text:p>347</text:p>
          </table:table-cell>
          <table:table-cell table:number-columns-repeated="4"/>
          <table:table-cell table:formula="of:=[.A106]-[.$D$1]" office:value-type="float" office:value="-231.852" calcext:value-type="float">
            <text:p>-231,852</text:p>
          </table:table-cell>
          <table:table-cell table:formula="of:=[.B106]-[.$E$1]" office:value-type="float" office:value="-709.868" calcext:value-type="float">
            <text:p>-709,868</text:p>
          </table:table-cell>
          <table:table-cell/>
          <table:table-cell table:formula="of:=COM.MICROSOFT.CONCAT([.G106];&quot; &quot;;[.H106])" office:value-type="string" office:string-value="-231,852 -709,868" calcext:value-type="string">
            <text:p>-231,852 -709,868</text:p>
          </table:table-cell>
          <table:table-cell/>
          <table:table-cell table:formula="of:=SUBSTITUTE([.J106];&quot;,&quot;;&quot;.&quot;)" office:value-type="string" office:string-value="-231.852 -709.868" calcext:value-type="string">
            <text:p>-231.852 -709.86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26" calcext:value-type="float">
            <text:p>326</text:p>
          </table:table-cell>
          <table:table-cell table:number-columns-repeated="4"/>
          <table:table-cell table:formula="of:=[.A107]-[.$D$1]" office:value-type="float" office:value="-277.852" calcext:value-type="float">
            <text:p>-277,852</text:p>
          </table:table-cell>
          <table:table-cell table:formula="of:=[.B107]-[.$E$1]" office:value-type="float" office:value="-730.868" calcext:value-type="float">
            <text:p>-730,868</text:p>
          </table:table-cell>
          <table:table-cell/>
          <table:table-cell table:formula="of:=COM.MICROSOFT.CONCAT([.G107];&quot; &quot;;[.H107])" office:value-type="string" office:string-value="-277,852 -730,868" calcext:value-type="string">
            <text:p>-277,852 -730,868</text:p>
          </table:table-cell>
          <table:table-cell/>
          <table:table-cell table:formula="of:=SUBSTITUTE([.J107];&quot;,&quot;;&quot;.&quot;)" office:value-type="string" office:string-value="-277.852 -730.868" calcext:value-type="string">
            <text:p>-277.852 -730.86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325" calcext:value-type="float">
            <text:p>325</text:p>
          </table:table-cell>
          <table:table-cell table:number-columns-repeated="4"/>
          <table:table-cell table:formula="of:=[.A108]-[.$D$1]" office:value-type="float" office:value="-304.852" calcext:value-type="float">
            <text:p>-304,852</text:p>
          </table:table-cell>
          <table:table-cell table:formula="of:=[.B108]-[.$E$1]" office:value-type="float" office:value="-731.868" calcext:value-type="float">
            <text:p>-731,868</text:p>
          </table:table-cell>
          <table:table-cell/>
          <table:table-cell table:formula="of:=COM.MICROSOFT.CONCAT([.G108];&quot; &quot;;[.H108])" office:value-type="string" office:string-value="-304,852 -731,868" calcext:value-type="string">
            <text:p>-304,852 -731,868</text:p>
          </table:table-cell>
          <table:table-cell/>
          <table:table-cell table:formula="of:=SUBSTITUTE([.J108];&quot;,&quot;;&quot;.&quot;)" office:value-type="string" office:string-value="-304.852 -731.868" calcext:value-type="string">
            <text:p>-304.852 -731.86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26" calcext:value-type="float">
            <text:p>326</text:p>
          </table:table-cell>
          <table:table-cell table:number-columns-repeated="4"/>
          <table:table-cell table:formula="of:=[.A109]-[.$D$1]" office:value-type="float" office:value="-328.852" calcext:value-type="float">
            <text:p>-328,852</text:p>
          </table:table-cell>
          <table:table-cell table:formula="of:=[.B109]-[.$E$1]" office:value-type="float" office:value="-730.868" calcext:value-type="float">
            <text:p>-730,868</text:p>
          </table:table-cell>
          <table:table-cell/>
          <table:table-cell table:formula="of:=COM.MICROSOFT.CONCAT([.G109];&quot; &quot;;[.H109])" office:value-type="string" office:string-value="-328,852 -730,868" calcext:value-type="string">
            <text:p>-328,852 -730,868</text:p>
          </table:table-cell>
          <table:table-cell/>
          <table:table-cell table:formula="of:=SUBSTITUTE([.J109];&quot;,&quot;;&quot;.&quot;)" office:value-type="string" office:string-value="-328.852 -730.868" calcext:value-type="string">
            <text:p>-328.852 -730.86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37" calcext:value-type="float">
            <text:p>337</text:p>
          </table:table-cell>
          <table:table-cell table:number-columns-repeated="4"/>
          <table:table-cell table:formula="of:=[.A110]-[.$D$1]" office:value-type="float" office:value="-360.852" calcext:value-type="float">
            <text:p>-360,852</text:p>
          </table:table-cell>
          <table:table-cell table:formula="of:=[.B110]-[.$E$1]" office:value-type="float" office:value="-719.868" calcext:value-type="float">
            <text:p>-719,868</text:p>
          </table:table-cell>
          <table:table-cell/>
          <table:table-cell table:formula="of:=COM.MICROSOFT.CONCAT([.G110];&quot; &quot;;[.H110])" office:value-type="string" office:string-value="-360,852 -719,868" calcext:value-type="string">
            <text:p>-360,852 -719,868</text:p>
          </table:table-cell>
          <table:table-cell/>
          <table:table-cell table:formula="of:=SUBSTITUTE([.J110];&quot;,&quot;;&quot;.&quot;)" office:value-type="string" office:string-value="-360.852 -719.868" calcext:value-type="string">
            <text:p>-360.852 -719.86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52" calcext:value-type="float">
            <text:p>352</text:p>
          </table:table-cell>
          <table:table-cell table:number-columns-repeated="4"/>
          <table:table-cell table:formula="of:=[.A111]-[.$D$1]" office:value-type="float" office:value="-357.852" calcext:value-type="float">
            <text:p>-357,852</text:p>
          </table:table-cell>
          <table:table-cell table:formula="of:=[.B111]-[.$E$1]" office:value-type="float" office:value="-704.868" calcext:value-type="float">
            <text:p>-704,868</text:p>
          </table:table-cell>
          <table:table-cell/>
          <table:table-cell table:formula="of:=COM.MICROSOFT.CONCAT([.G111];&quot; &quot;;[.H111])" office:value-type="string" office:string-value="-357,852 -704,868" calcext:value-type="string">
            <text:p>-357,852 -704,868</text:p>
          </table:table-cell>
          <table:table-cell/>
          <table:table-cell table:formula="of:=SUBSTITUTE([.J111];&quot;,&quot;;&quot;.&quot;)" office:value-type="string" office:string-value="-357.852 -704.868" calcext:value-type="string">
            <text:p>-357.852 -704.86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28" calcext:value-type="float">
            <text:p>428</text:p>
          </table:table-cell>
          <table:table-cell table:number-columns-repeated="4"/>
          <table:table-cell table:formula="of:=[.A112]-[.$D$1]" office:value-type="float" office:value="-405.852" calcext:value-type="float">
            <text:p>-405,852</text:p>
          </table:table-cell>
          <table:table-cell table:formula="of:=[.B112]-[.$E$1]" office:value-type="float" office:value="-628.868" calcext:value-type="float">
            <text:p>-628,868</text:p>
          </table:table-cell>
          <table:table-cell/>
          <table:table-cell table:formula="of:=COM.MICROSOFT.CONCAT([.G112];&quot; &quot;;[.H112])" office:value-type="string" office:string-value="-405,852 -628,868" calcext:value-type="string">
            <text:p>-405,852 -628,868</text:p>
          </table:table-cell>
          <table:table-cell/>
          <table:table-cell table:formula="of:=SUBSTITUTE([.J112];&quot;,&quot;;&quot;.&quot;)" office:value-type="string" office:string-value="-405.852 -628.868" calcext:value-type="string">
            <text:p>-405.852 -628.86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97" calcext:value-type="float">
            <text:p>497</text:p>
          </table:table-cell>
          <table:table-cell table:number-columns-repeated="4"/>
          <table:table-cell table:formula="of:=[.A113]-[.$D$1]" office:value-type="float" office:value="-393.852" calcext:value-type="float">
            <text:p>-393,852</text:p>
          </table:table-cell>
          <table:table-cell table:formula="of:=[.B113]-[.$E$1]" office:value-type="float" office:value="-559.868" calcext:value-type="float">
            <text:p>-559,868</text:p>
          </table:table-cell>
          <table:table-cell/>
          <table:table-cell table:formula="of:=COM.MICROSOFT.CONCAT([.G113];&quot; &quot;;[.H113])" office:value-type="string" office:string-value="-393,852 -559,868" calcext:value-type="string">
            <text:p>-393,852 -559,868</text:p>
          </table:table-cell>
          <table:table-cell/>
          <table:table-cell table:formula="of:=SUBSTITUTE([.J113];&quot;,&quot;;&quot;.&quot;)" office:value-type="string" office:string-value="-393.852 -559.868" calcext:value-type="string">
            <text:p>-393.852 -559.86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585" calcext:value-type="float">
            <text:p>585</text:p>
          </table:table-cell>
          <table:table-cell table:number-columns-repeated="4"/>
          <table:table-cell table:formula="of:=[.A114]-[.$D$1]" office:value-type="float" office:value="-387.852" calcext:value-type="float">
            <text:p>-387,852</text:p>
          </table:table-cell>
          <table:table-cell table:formula="of:=[.B114]-[.$E$1]" office:value-type="float" office:value="-471.868" calcext:value-type="float">
            <text:p>-471,868</text:p>
          </table:table-cell>
          <table:table-cell/>
          <table:table-cell table:formula="of:=COM.MICROSOFT.CONCAT([.G114];&quot; &quot;;[.H114])" office:value-type="string" office:string-value="-387,852 -471,868" calcext:value-type="string">
            <text:p>-387,852 -471,868</text:p>
          </table:table-cell>
          <table:table-cell/>
          <table:table-cell table:formula="of:=SUBSTITUTE([.J114];&quot;,&quot;;&quot;.&quot;)" office:value-type="string" office:string-value="-387.852 -471.868" calcext:value-type="string">
            <text:p>-387.852 -471.86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86" calcext:value-type="float">
            <text:p>686</text:p>
          </table:table-cell>
          <table:table-cell table:number-columns-repeated="4"/>
          <table:table-cell table:formula="of:=[.A115]-[.$D$1]" office:value-type="float" office:value="-361.852" calcext:value-type="float">
            <text:p>-361,852</text:p>
          </table:table-cell>
          <table:table-cell table:formula="of:=[.B115]-[.$E$1]" office:value-type="float" office:value="-370.868" calcext:value-type="float">
            <text:p>-370,868</text:p>
          </table:table-cell>
          <table:table-cell/>
          <table:table-cell table:formula="of:=COM.MICROSOFT.CONCAT([.G115];&quot; &quot;;[.H115])" office:value-type="string" office:string-value="-361,852 -370,868" calcext:value-type="string">
            <text:p>-361,852 -370,868</text:p>
          </table:table-cell>
          <table:table-cell/>
          <table:table-cell table:formula="of:=SUBSTITUTE([.J115];&quot;,&quot;;&quot;.&quot;)" office:value-type="string" office:string-value="-361.852 -370.868" calcext:value-type="string">
            <text:p>-361.852 -370.86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52" calcext:value-type="float">
            <text:p>752</text:p>
          </table:table-cell>
          <table:table-cell table:number-columns-repeated="4"/>
          <table:table-cell table:formula="of:=[.A116]-[.$D$1]" office:value-type="float" office:value="-300.852" calcext:value-type="float">
            <text:p>-300,852</text:p>
          </table:table-cell>
          <table:table-cell table:formula="of:=[.B116]-[.$E$1]" office:value-type="float" office:value="-304.868" calcext:value-type="float">
            <text:p>-304,868</text:p>
          </table:table-cell>
          <table:table-cell/>
          <table:table-cell table:formula="of:=COM.MICROSOFT.CONCAT([.G116];&quot; &quot;;[.H116])" office:value-type="string" office:string-value="-300,852 -304,868" calcext:value-type="string">
            <text:p>-300,852 -304,868</text:p>
          </table:table-cell>
          <table:table-cell/>
          <table:table-cell table:formula="of:=SUBSTITUTE([.J116];&quot;,&quot;;&quot;.&quot;)" office:value-type="string" office:string-value="-300.852 -304.868" calcext:value-type="string">
            <text:p>-300.852 -304.86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819" calcext:value-type="float">
            <text:p>819</text:p>
          </table:table-cell>
          <table:table-cell table:number-columns-repeated="4"/>
          <table:table-cell table:formula="of:=[.A117]-[.$D$1]" office:value-type="float" office:value="-263.852" calcext:value-type="float">
            <text:p>-263,852</text:p>
          </table:table-cell>
          <table:table-cell table:formula="of:=[.B117]-[.$E$1]" office:value-type="float" office:value="-237.868" calcext:value-type="float">
            <text:p>-237,868</text:p>
          </table:table-cell>
          <table:table-cell/>
          <table:table-cell table:formula="of:=COM.MICROSOFT.CONCAT([.G117];&quot; &quot;;[.H117])" office:value-type="string" office:string-value="-263,852 -237,868" calcext:value-type="string">
            <text:p>-263,852 -237,868</text:p>
          </table:table-cell>
          <table:table-cell/>
          <table:table-cell table:formula="of:=SUBSTITUTE([.J117];&quot;,&quot;;&quot;.&quot;)" office:value-type="string" office:string-value="-263.852 -237.868" calcext:value-type="string">
            <text:p>-263.852 -237.86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886" calcext:value-type="float">
            <text:p>886</text:p>
          </table:table-cell>
          <table:table-cell table:number-columns-repeated="4"/>
          <table:table-cell table:formula="of:=[.A118]-[.$D$1]" office:value-type="float" office:value="-275.852" calcext:value-type="float">
            <text:p>-275,852</text:p>
          </table:table-cell>
          <table:table-cell table:formula="of:=[.B118]-[.$E$1]" office:value-type="float" office:value="-170.868" calcext:value-type="float">
            <text:p>-170,868</text:p>
          </table:table-cell>
          <table:table-cell/>
          <table:table-cell table:formula="of:=COM.MICROSOFT.CONCAT([.G118];&quot; &quot;;[.H118])" office:value-type="string" office:string-value="-275,852 -170,868" calcext:value-type="string">
            <text:p>-275,852 -170,868</text:p>
          </table:table-cell>
          <table:table-cell/>
          <table:table-cell table:formula="of:=SUBSTITUTE([.J118];&quot;,&quot;;&quot;.&quot;)" office:value-type="string" office:string-value="-275.852 -170.868" calcext:value-type="string">
            <text:p>-275.852 -170.86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986" calcext:value-type="float">
            <text:p>986</text:p>
          </table:table-cell>
          <table:table-cell table:number-columns-repeated="4"/>
          <table:table-cell table:formula="of:=[.A119]-[.$D$1]" office:value-type="float" office:value="-251.852" calcext:value-type="float">
            <text:p>-251,852</text:p>
          </table:table-cell>
          <table:table-cell table:formula="of:=[.B119]-[.$E$1]" office:value-type="float" office:value="-70.8679999999999" calcext:value-type="float">
            <text:p>-70,8679999999999</text:p>
          </table:table-cell>
          <table:table-cell/>
          <table:table-cell table:formula="of:=COM.MICROSOFT.CONCAT([.G119];&quot; &quot;;[.H119])" office:value-type="string" office:string-value="-251,852 -70,8679999999999" calcext:value-type="string">
            <text:p>-251,852 -70,8679999999999</text:p>
          </table:table-cell>
          <table:table-cell/>
          <table:table-cell table:formula="of:=SUBSTITUTE([.J119];&quot;,&quot;;&quot;.&quot;)" office:value-type="string" office:string-value="-251.852 -70.8679999999999" calcext:value-type="string">
            <text:p>-251.852 -70.8679999999999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134" calcext:value-type="float">
            <text:p>1134</text:p>
          </table:table-cell>
          <table:table-cell table:number-columns-repeated="4"/>
          <table:table-cell table:formula="of:=[.A120]-[.$D$1]" office:value-type="float" office:value="-212.852" calcext:value-type="float">
            <text:p>-212,852</text:p>
          </table:table-cell>
          <table:table-cell table:formula="of:=[.B120]-[.$E$1]" office:value-type="float" office:value="77.1320000000001" calcext:value-type="float">
            <text:p>77,1320000000001</text:p>
          </table:table-cell>
          <table:table-cell/>
          <table:table-cell table:formula="of:=COM.MICROSOFT.CONCAT([.G120];&quot; &quot;;[.H120])" office:value-type="string" office:string-value="-212,852 77,1320000000001" calcext:value-type="string">
            <text:p>-212,852 77,1320000000001</text:p>
          </table:table-cell>
          <table:table-cell/>
          <table:table-cell table:formula="of:=SUBSTITUTE([.J120];&quot;,&quot;;&quot;.&quot;)" office:value-type="string" office:string-value="-212.852 77.1320000000001" calcext:value-type="string">
            <text:p>-212.852 77.1320000000001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256" calcext:value-type="float">
            <text:p>1256</text:p>
          </table:table-cell>
          <table:table-cell table:number-columns-repeated="4"/>
          <table:table-cell table:formula="of:=[.A121]-[.$D$1]" office:value-type="float" office:value="-156.852" calcext:value-type="float">
            <text:p>-156,852</text:p>
          </table:table-cell>
          <table:table-cell table:formula="of:=[.B121]-[.$E$1]" office:value-type="float" office:value="199.132" calcext:value-type="float">
            <text:p>199,132</text:p>
          </table:table-cell>
          <table:table-cell/>
          <table:table-cell table:formula="of:=COM.MICROSOFT.CONCAT([.G121];&quot; &quot;;[.H121])" office:value-type="string" office:string-value="-156,852 199,132" calcext:value-type="string">
            <text:p>-156,852 199,132</text:p>
          </table:table-cell>
          <table:table-cell/>
          <table:table-cell table:formula="of:=SUBSTITUTE([.J121];&quot;,&quot;;&quot;.&quot;)" office:value-type="string" office:string-value="-156.852 199.132" calcext:value-type="string">
            <text:p>-156.852 199.132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367" calcext:value-type="float">
            <text:p>1367</text:p>
          </table:table-cell>
          <table:table-cell table:number-columns-repeated="4"/>
          <table:table-cell table:formula="of:=[.A122]-[.$D$1]" office:value-type="float" office:value="-97.8520000000001" calcext:value-type="float">
            <text:p>-97,8520000000001</text:p>
          </table:table-cell>
          <table:table-cell table:formula="of:=[.B122]-[.$E$1]" office:value-type="float" office:value="310.132" calcext:value-type="float">
            <text:p>310,132</text:p>
          </table:table-cell>
          <table:table-cell/>
          <table:table-cell table:formula="of:=COM.MICROSOFT.CONCAT([.G122];&quot; &quot;;[.H122])" office:value-type="string" office:string-value="-97,8520000000001 310,132" calcext:value-type="string">
            <text:p>-97,8520000000001 310,132</text:p>
          </table:table-cell>
          <table:table-cell/>
          <table:table-cell table:formula="of:=SUBSTITUTE([.J122];&quot;,&quot;;&quot;.&quot;)" office:value-type="string" office:string-value="-97.8520000000001 310.132" calcext:value-type="string">
            <text:p>-97.8520000000001 310.132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470" calcext:value-type="float">
            <text:p>1470</text:p>
          </table:table-cell>
          <table:table-cell table:number-columns-repeated="4"/>
          <table:table-cell table:formula="of:=[.A123]-[.$D$1]" office:value-type="float" office:value="-28.8520000000001" calcext:value-type="float">
            <text:p>-28,8520000000001</text:p>
          </table:table-cell>
          <table:table-cell table:formula="of:=[.B123]-[.$E$1]" office:value-type="float" office:value="413.132" calcext:value-type="float">
            <text:p>413,132</text:p>
          </table:table-cell>
          <table:table-cell/>
          <table:table-cell table:formula="of:=COM.MICROSOFT.CONCAT([.G123];&quot; &quot;;[.H123])" office:value-type="string" office:string-value="-28,8520000000001 413,132" calcext:value-type="string">
            <text:p>-28,8520000000001 413,132</text:p>
          </table:table-cell>
          <table:table-cell/>
          <table:table-cell table:formula="of:=SUBSTITUTE([.J123];&quot;,&quot;;&quot;.&quot;)" office:value-type="string" office:string-value="-28.8520000000001 413.132" calcext:value-type="string">
            <text:p>-28.8520000000001 413.132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567" calcext:value-type="float">
            <text:p>1567</text:p>
          </table:table-cell>
          <table:table-cell table:number-columns-repeated="4"/>
          <table:table-cell table:formula="of:=[.A124]-[.$D$1]" office:value-type="float" office:value="11.1479999999999" calcext:value-type="float">
            <text:p>11,1479999999999</text:p>
          </table:table-cell>
          <table:table-cell table:formula="of:=[.B124]-[.$E$1]" office:value-type="float" office:value="510.132" calcext:value-type="float">
            <text:p>510,132</text:p>
          </table:table-cell>
          <table:table-cell/>
          <table:table-cell table:formula="of:=COM.MICROSOFT.CONCAT([.G124];&quot; &quot;;[.H124])" office:value-type="string" office:string-value="11,1479999999999 510,132" calcext:value-type="string">
            <text:p>11,1479999999999 510,132</text:p>
          </table:table-cell>
          <table:table-cell/>
          <table:table-cell table:formula="of:=SUBSTITUTE([.J124];&quot;,&quot;;&quot;.&quot;)" office:value-type="string" office:string-value="11.1479999999999 510.132" calcext:value-type="string">
            <text:p>11.1479999999999 510.132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636" calcext:value-type="float">
            <text:p>1636</text:p>
          </table:table-cell>
          <table:table-cell table:number-columns-repeated="4"/>
          <table:table-cell table:formula="of:=[.A125]-[.$D$1]" office:value-type="float" office:value="88.1479999999999" calcext:value-type="float">
            <text:p>88,1479999999999</text:p>
          </table:table-cell>
          <table:table-cell table:formula="of:=[.B125]-[.$E$1]" office:value-type="float" office:value="579.132" calcext:value-type="float">
            <text:p>579,132</text:p>
          </table:table-cell>
          <table:table-cell/>
          <table:table-cell table:formula="of:=COM.MICROSOFT.CONCAT([.G125];&quot; &quot;;[.H125])" office:value-type="string" office:string-value="88,1479999999999 579,132" calcext:value-type="string">
            <text:p>88,1479999999999 579,132</text:p>
          </table:table-cell>
          <table:table-cell/>
          <table:table-cell table:formula="of:=SUBSTITUTE([.J125];&quot;,&quot;;&quot;.&quot;)" office:value-type="string" office:string-value="88.1479999999999 579.132" calcext:value-type="string">
            <text:p>88.1479999999999 579.132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708" calcext:value-type="float">
            <text:p>1708</text:p>
          </table:table-cell>
          <table:table-cell table:number-columns-repeated="4"/>
          <table:table-cell table:formula="of:=[.A126]-[.$D$1]" office:value-type="float" office:value="85.1479999999999" calcext:value-type="float">
            <text:p>85,1479999999999</text:p>
          </table:table-cell>
          <table:table-cell table:formula="of:=[.B126]-[.$E$1]" office:value-type="float" office:value="651.132" calcext:value-type="float">
            <text:p>651,132</text:p>
          </table:table-cell>
          <table:table-cell/>
          <table:table-cell table:formula="of:=COM.MICROSOFT.CONCAT([.G126];&quot; &quot;;[.H126])" office:value-type="string" office:string-value="85,1479999999999 651,132" calcext:value-type="string">
            <text:p>85,1479999999999 651,132</text:p>
          </table:table-cell>
          <table:table-cell/>
          <table:table-cell table:formula="of:=SUBSTITUTE([.J126];&quot;,&quot;;&quot;.&quot;)" office:value-type="string" office:string-value="85.1479999999999 651.132" calcext:value-type="string">
            <text:p>85.1479999999999 651.132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756" calcext:value-type="float">
            <text:p>1756</text:p>
          </table:table-cell>
          <table:table-cell table:number-columns-repeated="4"/>
          <table:table-cell table:formula="of:=[.A127]-[.$D$1]" office:value-type="float" office:value="133.148" calcext:value-type="float">
            <text:p>133,148</text:p>
          </table:table-cell>
          <table:table-cell table:formula="of:=[.B127]-[.$E$1]" office:value-type="float" office:value="699.132" calcext:value-type="float">
            <text:p>699,132</text:p>
          </table:table-cell>
          <table:table-cell/>
          <table:table-cell table:formula="of:=COM.MICROSOFT.CONCAT([.G127];&quot; &quot;;[.H127])" office:value-type="string" office:string-value="133,148 699,132" calcext:value-type="string">
            <text:p>133,148 699,132</text:p>
          </table:table-cell>
          <table:table-cell/>
          <table:table-cell table:formula="of:=SUBSTITUTE([.J127];&quot;,&quot;;&quot;.&quot;)" office:value-type="string" office:string-value="133.148 699.132" calcext:value-type="string">
            <text:p>133.148 699.132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814" calcext:value-type="float">
            <text:p>1814</text:p>
          </table:table-cell>
          <table:table-cell table:number-columns-repeated="4"/>
          <table:table-cell table:formula="of:=[.A128]-[.$D$1]" office:value-type="float" office:value="184.148" calcext:value-type="float">
            <text:p>184,148</text:p>
          </table:table-cell>
          <table:table-cell table:formula="of:=[.B128]-[.$E$1]" office:value-type="float" office:value="757.132" calcext:value-type="float">
            <text:p>757,132</text:p>
          </table:table-cell>
          <table:table-cell/>
          <table:table-cell table:formula="of:=COM.MICROSOFT.CONCAT([.G128];&quot; &quot;;[.H128])" office:value-type="string" office:string-value="184,148 757,132" calcext:value-type="string">
            <text:p>184,148 757,132</text:p>
          </table:table-cell>
          <table:table-cell/>
          <table:table-cell table:formula="of:=SUBSTITUTE([.J128];&quot;,&quot;;&quot;.&quot;)" office:value-type="string" office:string-value="184.148 757.132" calcext:value-type="string">
            <text:p>184.148 757.132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837" calcext:value-type="float">
            <text:p>1837</text:p>
          </table:table-cell>
          <table:table-cell table:number-columns-repeated="4"/>
          <table:table-cell table:formula="of:=[.A129]-[.$D$1]" office:value-type="float" office:value="237.148" calcext:value-type="float">
            <text:p>237,148</text:p>
          </table:table-cell>
          <table:table-cell table:formula="of:=[.B129]-[.$E$1]" office:value-type="float" office:value="780.132" calcext:value-type="float">
            <text:p>780,132</text:p>
          </table:table-cell>
          <table:table-cell/>
          <table:table-cell table:formula="of:=COM.MICROSOFT.CONCAT([.G129];&quot; &quot;;[.H129])" office:value-type="string" office:string-value="237,148 780,132" calcext:value-type="string">
            <text:p>237,148 780,132</text:p>
          </table:table-cell>
          <table:table-cell/>
          <table:table-cell table:formula="of:=SUBSTITUTE([.J129];&quot;,&quot;;&quot;.&quot;)" office:value-type="string" office:string-value="237.148 780.132" calcext:value-type="string">
            <text:p>237.148 780.132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853" calcext:value-type="float">
            <text:p>1853</text:p>
          </table:table-cell>
          <table:table-cell table:number-columns-repeated="4"/>
          <table:table-cell table:formula="of:=[.A130]-[.$D$1]" office:value-type="float" office:value="286.148" calcext:value-type="float">
            <text:p>286,148</text:p>
          </table:table-cell>
          <table:table-cell table:formula="of:=[.B130]-[.$E$1]" office:value-type="float" office:value="796.132" calcext:value-type="float">
            <text:p>796,132</text:p>
          </table:table-cell>
          <table:table-cell/>
          <table:table-cell table:formula="of:=COM.MICROSOFT.CONCAT([.G130];&quot; &quot;;[.H130])" office:value-type="string" office:string-value="286,148 796,132" calcext:value-type="string">
            <text:p>286,148 796,132</text:p>
          </table:table-cell>
          <table:table-cell/>
          <table:table-cell table:formula="of:=SUBSTITUTE([.J130];&quot;,&quot;;&quot;.&quot;)" office:value-type="string" office:string-value="286.148 796.132" calcext:value-type="string">
            <text:p>286.148 796.132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854" calcext:value-type="float">
            <text:p>1854</text:p>
          </table:table-cell>
          <table:table-cell table:number-columns-repeated="4"/>
          <table:table-cell table:formula="of:=[.A131]-[.$D$1]" office:value-type="float" office:value="318.148" calcext:value-type="float">
            <text:p>318,148</text:p>
          </table:table-cell>
          <table:table-cell table:formula="of:=[.B131]-[.$E$1]" office:value-type="float" office:value="797.132" calcext:value-type="float">
            <text:p>797,132</text:p>
          </table:table-cell>
          <table:table-cell/>
          <table:table-cell table:formula="of:=COM.MICROSOFT.CONCAT([.G131];&quot; &quot;;[.H131])" office:value-type="string" office:string-value="318,148 797,132" calcext:value-type="string">
            <text:p>318,148 797,132</text:p>
          </table:table-cell>
          <table:table-cell/>
          <table:table-cell table:formula="of:=SUBSTITUTE([.J131];&quot;,&quot;;&quot;.&quot;)" office:value-type="string" office:string-value="318.148 797.132" calcext:value-type="string">
            <text:p>318.148 797.132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854" calcext:value-type="float">
            <text:p>1854</text:p>
          </table:table-cell>
          <table:table-cell table:number-columns-repeated="4"/>
          <table:table-cell table:formula="of:=[.A132]-[.$D$1]" office:value-type="float" office:value="360.148" calcext:value-type="float">
            <text:p>360,148</text:p>
          </table:table-cell>
          <table:table-cell table:formula="of:=[.B132]-[.$E$1]" office:value-type="float" office:value="797.132" calcext:value-type="float">
            <text:p>797,132</text:p>
          </table:table-cell>
          <table:table-cell/>
          <table:table-cell table:formula="of:=COM.MICROSOFT.CONCAT([.G132];&quot; &quot;;[.H132])" office:value-type="string" office:string-value="360,148 797,132" calcext:value-type="string">
            <text:p>360,148 797,132</text:p>
          </table:table-cell>
          <table:table-cell/>
          <table:table-cell table:formula="of:=SUBSTITUTE([.J132];&quot;,&quot;;&quot;.&quot;)" office:value-type="string" office:string-value="360.148 797.132" calcext:value-type="string">
            <text:p>360.148 797.132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822" calcext:value-type="float">
            <text:p>1822</text:p>
          </table:table-cell>
          <table:table-cell table:number-columns-repeated="4"/>
          <table:table-cell table:formula="of:=[.A133]-[.$D$1]" office:value-type="float" office:value="393.148" calcext:value-type="float">
            <text:p>393,148</text:p>
          </table:table-cell>
          <table:table-cell table:formula="of:=[.B133]-[.$E$1]" office:value-type="float" office:value="765.132" calcext:value-type="float">
            <text:p>765,132</text:p>
          </table:table-cell>
          <table:table-cell/>
          <table:table-cell table:formula="of:=COM.MICROSOFT.CONCAT([.G133];&quot; &quot;;[.H133])" office:value-type="string" office:string-value="393,148 765,132" calcext:value-type="string">
            <text:p>393,148 765,132</text:p>
          </table:table-cell>
          <table:table-cell/>
          <table:table-cell table:formula="of:=SUBSTITUTE([.J133];&quot;,&quot;;&quot;.&quot;)" office:value-type="string" office:string-value="393.148 765.132" calcext:value-type="string">
            <text:p>393.148 765.132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1765" calcext:value-type="float">
            <text:p>1765</text:p>
          </table:table-cell>
          <table:table-cell table:number-columns-repeated="4"/>
          <table:table-cell table:formula="of:=[.A134]-[.$D$1]" office:value-type="float" office:value="412.148" calcext:value-type="float">
            <text:p>412,148</text:p>
          </table:table-cell>
          <table:table-cell table:formula="of:=[.B134]-[.$E$1]" office:value-type="float" office:value="708.132" calcext:value-type="float">
            <text:p>708,132</text:p>
          </table:table-cell>
          <table:table-cell/>
          <table:table-cell table:formula="of:=COM.MICROSOFT.CONCAT([.G134];&quot; &quot;;[.H134])" office:value-type="string" office:string-value="412,148 708,132" calcext:value-type="string">
            <text:p>412,148 708,132</text:p>
          </table:table-cell>
          <table:table-cell/>
          <table:table-cell table:formula="of:=SUBSTITUTE([.J134];&quot;,&quot;;&quot;.&quot;)" office:value-type="string" office:string-value="412.148 708.132" calcext:value-type="string">
            <text:p>412.148 708.132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738" calcext:value-type="float">
            <text:p>1738</text:p>
          </table:table-cell>
          <table:table-cell table:number-columns-repeated="4"/>
          <table:table-cell table:formula="of:=[.A135]-[.$D$1]" office:value-type="float" office:value="441.148" calcext:value-type="float">
            <text:p>441,148</text:p>
          </table:table-cell>
          <table:table-cell table:formula="of:=[.B135]-[.$E$1]" office:value-type="float" office:value="681.132" calcext:value-type="float">
            <text:p>681,132</text:p>
          </table:table-cell>
          <table:table-cell/>
          <table:table-cell table:formula="of:=COM.MICROSOFT.CONCAT([.G135];&quot; &quot;;[.H135])" office:value-type="string" office:string-value="441,148 681,132" calcext:value-type="string">
            <text:p>441,148 681,132</text:p>
          </table:table-cell>
          <table:table-cell/>
          <table:table-cell table:formula="of:=SUBSTITUTE([.J135];&quot;,&quot;;&quot;.&quot;)" office:value-type="string" office:string-value="441.148 681.132" calcext:value-type="string">
            <text:p>441.148 681.132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644" calcext:value-type="float">
            <text:p>1644</text:p>
          </table:table-cell>
          <table:table-cell table:number-columns-repeated="4"/>
          <table:table-cell table:formula="of:=[.A136]-[.$D$1]" office:value-type="float" office:value="437.148" calcext:value-type="float">
            <text:p>437,148</text:p>
          </table:table-cell>
          <table:table-cell table:formula="of:=[.B136]-[.$E$1]" office:value-type="float" office:value="587.132" calcext:value-type="float">
            <text:p>587,132</text:p>
          </table:table-cell>
          <table:table-cell/>
          <table:table-cell table:formula="of:=COM.MICROSOFT.CONCAT([.G136];&quot; &quot;;[.H136])" office:value-type="string" office:string-value="437,148 587,132" calcext:value-type="string">
            <text:p>437,148 587,132</text:p>
          </table:table-cell>
          <table:table-cell/>
          <table:table-cell table:formula="of:=SUBSTITUTE([.J136];&quot;,&quot;;&quot;.&quot;)" office:value-type="string" office:string-value="437.148 587.132" calcext:value-type="string">
            <text:p>437.148 587.132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556" calcext:value-type="float">
            <text:p>1556</text:p>
          </table:table-cell>
          <table:table-cell table:number-columns-repeated="4"/>
          <table:table-cell table:formula="of:=[.A137]-[.$D$1]" office:value-type="float" office:value="410.148" calcext:value-type="float">
            <text:p>410,148</text:p>
          </table:table-cell>
          <table:table-cell table:formula="of:=[.B137]-[.$E$1]" office:value-type="float" office:value="499.132" calcext:value-type="float">
            <text:p>499,132</text:p>
          </table:table-cell>
          <table:table-cell/>
          <table:table-cell table:formula="of:=COM.MICROSOFT.CONCAT([.G137];&quot; &quot;;[.H137])" office:value-type="string" office:string-value="410,148 499,132" calcext:value-type="string">
            <text:p>410,148 499,132</text:p>
          </table:table-cell>
          <table:table-cell/>
          <table:table-cell table:formula="of:=SUBSTITUTE([.J137];&quot;,&quot;;&quot;.&quot;)" office:value-type="string" office:string-value="410.148 499.132" calcext:value-type="string">
            <text:p>410.148 499.132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477" calcext:value-type="float">
            <text:p>1477</text:p>
          </table:table-cell>
          <table:table-cell table:number-columns-repeated="4"/>
          <table:table-cell table:formula="of:=[.A138]-[.$D$1]" office:value-type="float" office:value="366.148" calcext:value-type="float">
            <text:p>366,148</text:p>
          </table:table-cell>
          <table:table-cell table:formula="of:=[.B138]-[.$E$1]" office:value-type="float" office:value="420.132" calcext:value-type="float">
            <text:p>420,132</text:p>
          </table:table-cell>
          <table:table-cell/>
          <table:table-cell table:formula="of:=COM.MICROSOFT.CONCAT([.G138];&quot; &quot;;[.H138])" office:value-type="string" office:string-value="366,148 420,132" calcext:value-type="string">
            <text:p>366,148 420,132</text:p>
          </table:table-cell>
          <table:table-cell/>
          <table:table-cell table:formula="of:=SUBSTITUTE([.J138];&quot;,&quot;;&quot;.&quot;)" office:value-type="string" office:string-value="366.148 420.132" calcext:value-type="string">
            <text:p>366.148 420.132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412" calcext:value-type="float">
            <text:p>1412</text:p>
          </table:table-cell>
          <table:table-cell table:number-columns-repeated="4"/>
          <table:table-cell table:formula="of:=[.A139]-[.$D$1]" office:value-type="float" office:value="341.148" calcext:value-type="float">
            <text:p>341,148</text:p>
          </table:table-cell>
          <table:table-cell table:formula="of:=[.B139]-[.$E$1]" office:value-type="float" office:value="355.132" calcext:value-type="float">
            <text:p>355,132</text:p>
          </table:table-cell>
          <table:table-cell/>
          <table:table-cell table:formula="of:=COM.MICROSOFT.CONCAT([.G139];&quot; &quot;;[.H139])" office:value-type="string" office:string-value="341,148 355,132" calcext:value-type="string">
            <text:p>341,148 355,132</text:p>
          </table:table-cell>
          <table:table-cell/>
          <table:table-cell table:formula="of:=SUBSTITUTE([.J139];&quot;,&quot;;&quot;.&quot;)" office:value-type="string" office:string-value="341.148 355.132" calcext:value-type="string">
            <text:p>341.148 355.132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333" calcext:value-type="float">
            <text:p>1333</text:p>
          </table:table-cell>
          <table:table-cell table:number-columns-repeated="4"/>
          <table:table-cell table:formula="of:=[.A140]-[.$D$1]" office:value-type="float" office:value="312.148" calcext:value-type="float">
            <text:p>312,148</text:p>
          </table:table-cell>
          <table:table-cell table:formula="of:=[.B140]-[.$E$1]" office:value-type="float" office:value="276.132" calcext:value-type="float">
            <text:p>276,132</text:p>
          </table:table-cell>
          <table:table-cell/>
          <table:table-cell table:formula="of:=COM.MICROSOFT.CONCAT([.G140];&quot; &quot;;[.H140])" office:value-type="string" office:string-value="312,148 276,132" calcext:value-type="string">
            <text:p>312,148 276,132</text:p>
          </table:table-cell>
          <table:table-cell/>
          <table:table-cell table:formula="of:=SUBSTITUTE([.J140];&quot;,&quot;;&quot;.&quot;)" office:value-type="string" office:string-value="312.148 276.132" calcext:value-type="string">
            <text:p>312.148 276.132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296" calcext:value-type="float">
            <text:p>1296</text:p>
          </table:table-cell>
          <table:table-cell table:number-columns-repeated="4"/>
          <table:table-cell table:formula="of:=[.A141]-[.$D$1]" office:value-type="float" office:value="293.148" calcext:value-type="float">
            <text:p>293,148</text:p>
          </table:table-cell>
          <table:table-cell table:formula="of:=[.B141]-[.$E$1]" office:value-type="float" office:value="239.132" calcext:value-type="float">
            <text:p>239,132</text:p>
          </table:table-cell>
          <table:table-cell/>
          <table:table-cell table:formula="of:=COM.MICROSOFT.CONCAT([.G141];&quot; &quot;;[.H141])" office:value-type="string" office:string-value="293,148 239,132" calcext:value-type="string">
            <text:p>293,148 239,132</text:p>
          </table:table-cell>
          <table:table-cell/>
          <table:table-cell table:formula="of:=SUBSTITUTE([.J141];&quot;,&quot;;&quot;.&quot;)" office:value-type="string" office:string-value="293.148 239.132" calcext:value-type="string">
            <text:p>293.148 239.132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133" calcext:value-type="float">
            <text:p>1133</text:p>
          </table:table-cell>
          <table:table-cell table:number-columns-repeated="4"/>
          <table:table-cell table:formula="of:=[.A142]-[.$D$1]" office:value-type="float" office:value="271.148" calcext:value-type="float">
            <text:p>271,148</text:p>
          </table:table-cell>
          <table:table-cell table:formula="of:=[.B142]-[.$E$1]" office:value-type="float" office:value="76.1320000000001" calcext:value-type="float">
            <text:p>76,1320000000001</text:p>
          </table:table-cell>
          <table:table-cell/>
          <table:table-cell table:formula="of:=COM.MICROSOFT.CONCAT([.G142];&quot; &quot;;[.H142])" office:value-type="string" office:string-value="271,148 76,1320000000001" calcext:value-type="string">
            <text:p>271,148 76,1320000000001</text:p>
          </table:table-cell>
          <table:table-cell/>
          <table:table-cell table:formula="of:=SUBSTITUTE([.J142];&quot;,&quot;;&quot;.&quot;)" office:value-type="string" office:string-value="271.148 76.1320000000001" calcext:value-type="string">
            <text:p>271.148 76.1320000000001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012" calcext:value-type="float">
            <text:p>1012</text:p>
          </table:table-cell>
          <table:table-cell table:number-columns-repeated="4"/>
          <table:table-cell table:formula="of:=[.A143]-[.$D$1]" office:value-type="float" office:value="201.148" calcext:value-type="float">
            <text:p>201,148</text:p>
          </table:table-cell>
          <table:table-cell table:formula="of:=[.B143]-[.$E$1]" office:value-type="float" office:value="-44.8679999999999" calcext:value-type="float">
            <text:p>-44,8679999999999</text:p>
          </table:table-cell>
          <table:table-cell/>
          <table:table-cell table:formula="of:=COM.MICROSOFT.CONCAT([.G143];&quot; &quot;;[.H143])" office:value-type="string" office:string-value="201,148 -44,8679999999999" calcext:value-type="string">
            <text:p>201,148 -44,8679999999999</text:p>
          </table:table-cell>
          <table:table-cell/>
          <table:table-cell table:formula="of:=SUBSTITUTE([.J143];&quot;,&quot;;&quot;.&quot;)" office:value-type="string" office:string-value="201.148 -44.8679999999999" calcext:value-type="string">
            <text:p>201.148 -44.8679999999999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886" calcext:value-type="float">
            <text:p>886</text:p>
          </table:table-cell>
          <table:table-cell table:number-columns-repeated="4"/>
          <table:table-cell table:formula="of:=[.A144]-[.$D$1]" office:value-type="float" office:value="166.148" calcext:value-type="float">
            <text:p>166,148</text:p>
          </table:table-cell>
          <table:table-cell table:formula="of:=[.B144]-[.$E$1]" office:value-type="float" office:value="-170.868" calcext:value-type="float">
            <text:p>-170,868</text:p>
          </table:table-cell>
          <table:table-cell/>
          <table:table-cell table:formula="of:=COM.MICROSOFT.CONCAT([.G144];&quot; &quot;;[.H144])" office:value-type="string" office:string-value="166,148 -170,868" calcext:value-type="string">
            <text:p>166,148 -170,868</text:p>
          </table:table-cell>
          <table:table-cell/>
          <table:table-cell table:formula="of:=SUBSTITUTE([.J144];&quot;,&quot;;&quot;.&quot;)" office:value-type="string" office:string-value="166.148 -170.868" calcext:value-type="string">
            <text:p>166.148 -170.868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782" calcext:value-type="float">
            <text:p>782</text:p>
          </table:table-cell>
          <table:table-cell table:number-columns-repeated="4"/>
          <table:table-cell table:formula="of:=[.A145]-[.$D$1]" office:value-type="float" office:value="86.1479999999999" calcext:value-type="float">
            <text:p>86,1479999999999</text:p>
          </table:table-cell>
          <table:table-cell table:formula="of:=[.B145]-[.$E$1]" office:value-type="float" office:value="-274.868" calcext:value-type="float">
            <text:p>-274,868</text:p>
          </table:table-cell>
          <table:table-cell/>
          <table:table-cell table:formula="of:=COM.MICROSOFT.CONCAT([.G145];&quot; &quot;;[.H145])" office:value-type="string" office:string-value="86,1479999999999 -274,868" calcext:value-type="string">
            <text:p>86,1479999999999 -274,868</text:p>
          </table:table-cell>
          <table:table-cell/>
          <table:table-cell table:formula="of:=SUBSTITUTE([.J145];&quot;,&quot;;&quot;.&quot;)" office:value-type="string" office:string-value="86.1479999999999 -274.868" calcext:value-type="string">
            <text:p>86.1479999999999 -274.868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690" calcext:value-type="float">
            <text:p>690</text:p>
          </table:table-cell>
          <table:table-cell table:number-columns-repeated="4"/>
          <table:table-cell table:formula="of:=[.A146]-[.$D$1]" office:value-type="float" office:value="26.1479999999999" calcext:value-type="float">
            <text:p>26,1479999999999</text:p>
          </table:table-cell>
          <table:table-cell table:formula="of:=[.B146]-[.$E$1]" office:value-type="float" office:value="-366.868" calcext:value-type="float">
            <text:p>-366,868</text:p>
          </table:table-cell>
          <table:table-cell/>
          <table:table-cell table:formula="of:=COM.MICROSOFT.CONCAT([.G146];&quot; &quot;;[.H146])" office:value-type="string" office:string-value="26,1479999999999 -366,868" calcext:value-type="string">
            <text:p>26,1479999999999 -366,868</text:p>
          </table:table-cell>
          <table:table-cell/>
          <table:table-cell table:formula="of:=SUBSTITUTE([.J146];&quot;,&quot;;&quot;.&quot;)" office:value-type="string" office:string-value="26.1479999999999 -366.868" calcext:value-type="string">
            <text:p>26.1479999999999 -366.868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589" calcext:value-type="float">
            <text:p>589</text:p>
          </table:table-cell>
          <table:table-cell table:number-columns-repeated="4"/>
          <table:table-cell table:formula="of:=[.A147]-[.$D$1]" office:value-type="float" office:value="-27.8520000000001" calcext:value-type="float">
            <text:p>-27,8520000000001</text:p>
          </table:table-cell>
          <table:table-cell table:formula="of:=[.B147]-[.$E$1]" office:value-type="float" office:value="-467.868" calcext:value-type="float">
            <text:p>-467,868</text:p>
          </table:table-cell>
          <table:table-cell/>
          <table:table-cell table:formula="of:=COM.MICROSOFT.CONCAT([.G147];&quot; &quot;;[.H147])" office:value-type="string" office:string-value="-27,8520000000001 -467,868" calcext:value-type="string">
            <text:p>-27,8520000000001 -467,868</text:p>
          </table:table-cell>
          <table:table-cell/>
          <table:table-cell table:formula="of:=SUBSTITUTE([.J147];&quot;,&quot;;&quot;.&quot;)" office:value-type="string" office:string-value="-27.8520000000001 -467.868" calcext:value-type="string">
            <text:p>-27.8520000000001 -467.868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537" calcext:value-type="float">
            <text:p>537</text:p>
          </table:table-cell>
          <table:table-cell table:number-columns-repeated="4"/>
          <table:table-cell table:formula="of:=[.A148]-[.$D$1]" office:value-type="float" office:value="-95.8520000000001" calcext:value-type="float">
            <text:p>-95,8520000000001</text:p>
          </table:table-cell>
          <table:table-cell table:formula="of:=[.B148]-[.$E$1]" office:value-type="float" office:value="-519.868" calcext:value-type="float">
            <text:p>-519,868</text:p>
          </table:table-cell>
          <table:table-cell/>
          <table:table-cell table:formula="of:=COM.MICROSOFT.CONCAT([.G148];&quot; &quot;;[.H148])" office:value-type="string" office:string-value="-95,8520000000001 -519,868" calcext:value-type="string">
            <text:p>-95,8520000000001 -519,868</text:p>
          </table:table-cell>
          <table:table-cell/>
          <table:table-cell table:formula="of:=SUBSTITUTE([.J148];&quot;,&quot;;&quot;.&quot;)" office:value-type="string" office:string-value="-95.8520000000001 -519.868" calcext:value-type="string">
            <text:p>-95.8520000000001 -519.868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453" calcext:value-type="float">
            <text:p>453</text:p>
          </table:table-cell>
          <table:table-cell table:number-columns-repeated="4"/>
          <table:table-cell table:formula="of:=[.A149]-[.$D$1]" office:value-type="float" office:value="-155.852" calcext:value-type="float">
            <text:p>-155,852</text:p>
          </table:table-cell>
          <table:table-cell table:formula="of:=[.B149]-[.$E$1]" office:value-type="float" office:value="-603.868" calcext:value-type="float">
            <text:p>-603,868</text:p>
          </table:table-cell>
          <table:table-cell/>
          <table:table-cell table:formula="of:=COM.MICROSOFT.CONCAT([.G149];&quot; &quot;;[.H149])" office:value-type="string" office:string-value="-155,852 -603,868" calcext:value-type="string">
            <text:p>-155,852 -603,868</text:p>
          </table:table-cell>
          <table:table-cell/>
          <table:table-cell table:formula="of:=SUBSTITUTE([.J149];&quot;,&quot;;&quot;.&quot;)" office:value-type="string" office:string-value="-155.852 -603.868" calcext:value-type="string">
            <text:p>-155.852 -603.868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400" calcext:value-type="float">
            <text:p>400</text:p>
          </table:table-cell>
          <table:table-cell table:number-columns-repeated="4"/>
          <table:table-cell table:formula="of:=[.A150]-[.$D$1]" office:value-type="float" office:value="-201.852" calcext:value-type="float">
            <text:p>-201,852</text:p>
          </table:table-cell>
          <table:table-cell table:formula="of:=[.B150]-[.$E$1]" office:value-type="float" office:value="-656.868" calcext:value-type="float">
            <text:p>-656,868</text:p>
          </table:table-cell>
          <table:table-cell/>
          <table:table-cell table:formula="of:=COM.MICROSOFT.CONCAT([.G150];&quot; &quot;;[.H150])" office:value-type="string" office:string-value="-201,852 -656,868" calcext:value-type="string">
            <text:p>-201,852 -656,868</text:p>
          </table:table-cell>
          <table:table-cell/>
          <table:table-cell table:formula="of:=SUBSTITUTE([.J150];&quot;,&quot;;&quot;.&quot;)" office:value-type="string" office:string-value="-201.852 -656.868" calcext:value-type="string">
            <text:p>-201.852 -656.86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64" calcext:value-type="float">
            <text:p>364</text:p>
          </table:table-cell>
          <table:table-cell table:number-columns-repeated="4"/>
          <table:table-cell table:formula="of:=[.A151]-[.$D$1]" office:value-type="float" office:value="-245.852" calcext:value-type="float">
            <text:p>-245,852</text:p>
          </table:table-cell>
          <table:table-cell table:formula="of:=[.B151]-[.$E$1]" office:value-type="float" office:value="-692.868" calcext:value-type="float">
            <text:p>-692,868</text:p>
          </table:table-cell>
          <table:table-cell/>
          <table:table-cell table:formula="of:=COM.MICROSOFT.CONCAT([.G151];&quot; &quot;;[.H151])" office:value-type="string" office:string-value="-245,852 -692,868" calcext:value-type="string">
            <text:p>-245,852 -692,868</text:p>
          </table:table-cell>
          <table:table-cell/>
          <table:table-cell table:formula="of:=SUBSTITUTE([.J151];&quot;,&quot;;&quot;.&quot;)" office:value-type="string" office:string-value="-245.852 -692.868" calcext:value-type="string">
            <text:p>-245.852 -692.86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41" calcext:value-type="float">
            <text:p>341</text:p>
          </table:table-cell>
          <table:table-cell table:number-columns-repeated="4"/>
          <table:table-cell table:formula="of:=[.A152]-[.$D$1]" office:value-type="float" office:value="-244.852" calcext:value-type="float">
            <text:p>-244,852</text:p>
          </table:table-cell>
          <table:table-cell table:formula="of:=[.B152]-[.$E$1]" office:value-type="float" office:value="-715.868" calcext:value-type="float">
            <text:p>-715,868</text:p>
          </table:table-cell>
          <table:table-cell/>
          <table:table-cell table:formula="of:=COM.MICROSOFT.CONCAT([.G152];&quot; &quot;;[.H152])" office:value-type="string" office:string-value="-244,852 -715,868" calcext:value-type="string">
            <text:p>-244,852 -715,868</text:p>
          </table:table-cell>
          <table:table-cell/>
          <table:table-cell table:formula="of:=SUBSTITUTE([.J152];&quot;,&quot;;&quot;.&quot;)" office:value-type="string" office:string-value="-244.852 -715.868" calcext:value-type="string">
            <text:p>-244.852 -715.86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28" calcext:value-type="float">
            <text:p>328</text:p>
          </table:table-cell>
          <table:table-cell table:number-columns-repeated="4"/>
          <table:table-cell table:formula="of:=[.A153]-[.$D$1]" office:value-type="float" office:value="-288.852" calcext:value-type="float">
            <text:p>-288,852</text:p>
          </table:table-cell>
          <table:table-cell table:formula="of:=[.B153]-[.$E$1]" office:value-type="float" office:value="-728.868" calcext:value-type="float">
            <text:p>-728,868</text:p>
          </table:table-cell>
          <table:table-cell/>
          <table:table-cell table:formula="of:=COM.MICROSOFT.CONCAT([.G153];&quot; &quot;;[.H153])" office:value-type="string" office:string-value="-288,852 -728,868" calcext:value-type="string">
            <text:p>-288,852 -728,868</text:p>
          </table:table-cell>
          <table:table-cell/>
          <table:table-cell table:formula="of:=SUBSTITUTE([.J153];&quot;,&quot;;&quot;.&quot;)" office:value-type="string" office:string-value="-288.852 -728.868" calcext:value-type="string">
            <text:p>-288.852 -728.86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29" calcext:value-type="float">
            <text:p>329</text:p>
          </table:table-cell>
          <table:table-cell table:number-columns-repeated="4"/>
          <table:table-cell table:formula="of:=[.A154]-[.$D$1]" office:value-type="float" office:value="-328.852" calcext:value-type="float">
            <text:p>-328,852</text:p>
          </table:table-cell>
          <table:table-cell table:formula="of:=[.B154]-[.$E$1]" office:value-type="float" office:value="-727.868" calcext:value-type="float">
            <text:p>-727,868</text:p>
          </table:table-cell>
          <table:table-cell/>
          <table:table-cell table:formula="of:=COM.MICROSOFT.CONCAT([.G154];&quot; &quot;;[.H154])" office:value-type="string" office:string-value="-328,852 -727,868" calcext:value-type="string">
            <text:p>-328,852 -727,868</text:p>
          </table:table-cell>
          <table:table-cell/>
          <table:table-cell table:formula="of:=SUBSTITUTE([.J154];&quot;,&quot;;&quot;.&quot;)" office:value-type="string" office:string-value="-328.852 -727.868" calcext:value-type="string">
            <text:p>-328.852 -727.86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32" calcext:value-type="float">
            <text:p>332</text:p>
          </table:table-cell>
          <table:table-cell table:number-columns-repeated="4"/>
          <table:table-cell table:formula="of:=[.A155]-[.$D$1]" office:value-type="float" office:value="-354.852" calcext:value-type="float">
            <text:p>-354,852</text:p>
          </table:table-cell>
          <table:table-cell table:formula="of:=[.B155]-[.$E$1]" office:value-type="float" office:value="-724.868" calcext:value-type="float">
            <text:p>-724,868</text:p>
          </table:table-cell>
          <table:table-cell/>
          <table:table-cell table:formula="of:=COM.MICROSOFT.CONCAT([.G155];&quot; &quot;;[.H155])" office:value-type="string" office:string-value="-354,852 -724,868" calcext:value-type="string">
            <text:p>-354,852 -724,868</text:p>
          </table:table-cell>
          <table:table-cell/>
          <table:table-cell table:formula="of:=SUBSTITUTE([.J155];&quot;,&quot;;&quot;.&quot;)" office:value-type="string" office:string-value="-354.852 -724.868" calcext:value-type="string">
            <text:p>-354.852 -724.86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58" calcext:value-type="float">
            <text:p>358</text:p>
          </table:table-cell>
          <table:table-cell table:number-columns-repeated="4"/>
          <table:table-cell table:formula="of:=[.A156]-[.$D$1]" office:value-type="float" office:value="-388.852" calcext:value-type="float">
            <text:p>-388,852</text:p>
          </table:table-cell>
          <table:table-cell table:formula="of:=[.B156]-[.$E$1]" office:value-type="float" office:value="-698.868" calcext:value-type="float">
            <text:p>-698,868</text:p>
          </table:table-cell>
          <table:table-cell/>
          <table:table-cell table:formula="of:=COM.MICROSOFT.CONCAT([.G156];&quot; &quot;;[.H156])" office:value-type="string" office:string-value="-388,852 -698,868" calcext:value-type="string">
            <text:p>-388,852 -698,868</text:p>
          </table:table-cell>
          <table:table-cell/>
          <table:table-cell table:formula="of:=SUBSTITUTE([.J156];&quot;,&quot;;&quot;.&quot;)" office:value-type="string" office:string-value="-388.852 -698.868" calcext:value-type="string">
            <text:p>-388.852 -698.86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83" calcext:value-type="float">
            <text:p>383</text:p>
          </table:table-cell>
          <table:table-cell table:number-columns-repeated="4"/>
          <table:table-cell table:formula="of:=[.A157]-[.$D$1]" office:value-type="float" office:value="-332.852" calcext:value-type="float">
            <text:p>-332,852</text:p>
          </table:table-cell>
          <table:table-cell table:formula="of:=[.B157]-[.$E$1]" office:value-type="float" office:value="-673.868" calcext:value-type="float">
            <text:p>-673,868</text:p>
          </table:table-cell>
          <table:table-cell/>
          <table:table-cell table:formula="of:=COM.MICROSOFT.CONCAT([.G157];&quot; &quot;;[.H157])" office:value-type="string" office:string-value="-332,852 -673,868" calcext:value-type="string">
            <text:p>-332,852 -673,868</text:p>
          </table:table-cell>
          <table:table-cell/>
          <table:table-cell table:formula="of:=SUBSTITUTE([.J157];&quot;,&quot;;&quot;.&quot;)" office:value-type="string" office:string-value="-332.852 -673.868" calcext:value-type="string">
            <text:p>-332.852 -673.86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63" calcext:value-type="float">
            <text:p>463</text:p>
          </table:table-cell>
          <table:table-cell table:number-columns-repeated="4"/>
          <table:table-cell table:formula="of:=[.A158]-[.$D$1]" office:value-type="float" office:value="-360.852" calcext:value-type="float">
            <text:p>-360,852</text:p>
          </table:table-cell>
          <table:table-cell table:formula="of:=[.B158]-[.$E$1]" office:value-type="float" office:value="-593.868" calcext:value-type="float">
            <text:p>-593,868</text:p>
          </table:table-cell>
          <table:table-cell/>
          <table:table-cell table:formula="of:=COM.MICROSOFT.CONCAT([.G158];&quot; &quot;;[.H158])" office:value-type="string" office:string-value="-360,852 -593,868" calcext:value-type="string">
            <text:p>-360,852 -593,868</text:p>
          </table:table-cell>
          <table:table-cell/>
          <table:table-cell table:formula="of:=SUBSTITUTE([.J158];&quot;,&quot;;&quot;.&quot;)" office:value-type="string" office:string-value="-360.852 -593.868" calcext:value-type="string">
            <text:p>-360.852 -593.86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561" calcext:value-type="float">
            <text:p>561</text:p>
          </table:table-cell>
          <table:table-cell table:number-columns-repeated="4"/>
          <table:table-cell table:formula="of:=[.A159]-[.$D$1]" office:value-type="float" office:value="-336.852" calcext:value-type="float">
            <text:p>-336,852</text:p>
          </table:table-cell>
          <table:table-cell table:formula="of:=[.B159]-[.$E$1]" office:value-type="float" office:value="-495.868" calcext:value-type="float">
            <text:p>-495,868</text:p>
          </table:table-cell>
          <table:table-cell/>
          <table:table-cell table:formula="of:=COM.MICROSOFT.CONCAT([.G159];&quot; &quot;;[.H159])" office:value-type="string" office:string-value="-336,852 -495,868" calcext:value-type="string">
            <text:p>-336,852 -495,868</text:p>
          </table:table-cell>
          <table:table-cell/>
          <table:table-cell table:formula="of:=SUBSTITUTE([.J159];&quot;,&quot;;&quot;.&quot;)" office:value-type="string" office:string-value="-336.852 -495.868" calcext:value-type="string">
            <text:p>-336.852 -495.86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54" calcext:value-type="float">
            <text:p>654</text:p>
          </table:table-cell>
          <table:table-cell table:number-columns-repeated="4"/>
          <table:table-cell table:formula="of:=[.A160]-[.$D$1]" office:value-type="float" office:value="-312.852" calcext:value-type="float">
            <text:p>-312,852</text:p>
          </table:table-cell>
          <table:table-cell table:formula="of:=[.B160]-[.$E$1]" office:value-type="float" office:value="-402.868" calcext:value-type="float">
            <text:p>-402,868</text:p>
          </table:table-cell>
          <table:table-cell/>
          <table:table-cell table:formula="of:=COM.MICROSOFT.CONCAT([.G160];&quot; &quot;;[.H160])" office:value-type="string" office:string-value="-312,852 -402,868" calcext:value-type="string">
            <text:p>-312,852 -402,868</text:p>
          </table:table-cell>
          <table:table-cell/>
          <table:table-cell table:formula="of:=SUBSTITUTE([.J160];&quot;,&quot;;&quot;.&quot;)" office:value-type="string" office:string-value="-312.852 -402.868" calcext:value-type="string">
            <text:p>-312.852 -402.86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731" calcext:value-type="float">
            <text:p>731</text:p>
          </table:table-cell>
          <table:table-cell table:number-columns-repeated="4"/>
          <table:table-cell table:formula="of:=[.A161]-[.$D$1]" office:value-type="float" office:value="-307.852" calcext:value-type="float">
            <text:p>-307,852</text:p>
          </table:table-cell>
          <table:table-cell table:formula="of:=[.B161]-[.$E$1]" office:value-type="float" office:value="-325.868" calcext:value-type="float">
            <text:p>-325,868</text:p>
          </table:table-cell>
          <table:table-cell/>
          <table:table-cell table:formula="of:=COM.MICROSOFT.CONCAT([.G161];&quot; &quot;;[.H161])" office:value-type="string" office:string-value="-307,852 -325,868" calcext:value-type="string">
            <text:p>-307,852 -325,868</text:p>
          </table:table-cell>
          <table:table-cell/>
          <table:table-cell table:formula="of:=SUBSTITUTE([.J161];&quot;,&quot;;&quot;.&quot;)" office:value-type="string" office:string-value="-307.852 -325.868" calcext:value-type="string">
            <text:p>-307.852 -325.86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77" calcext:value-type="float">
            <text:p>777</text:p>
          </table:table-cell>
          <table:table-cell table:number-columns-repeated="4"/>
          <table:table-cell table:formula="of:=[.A162]-[.$D$1]" office:value-type="float" office:value="-315.852" calcext:value-type="float">
            <text:p>-315,852</text:p>
          </table:table-cell>
          <table:table-cell table:formula="of:=[.B162]-[.$E$1]" office:value-type="float" office:value="-279.868" calcext:value-type="float">
            <text:p>-279,868</text:p>
          </table:table-cell>
          <table:table-cell/>
          <table:table-cell table:formula="of:=COM.MICROSOFT.CONCAT([.G162];&quot; &quot;;[.H162])" office:value-type="string" office:string-value="-315,852 -279,868" calcext:value-type="string">
            <text:p>-315,852 -279,868</text:p>
          </table:table-cell>
          <table:table-cell/>
          <table:table-cell table:formula="of:=SUBSTITUTE([.J162];&quot;,&quot;;&quot;.&quot;)" office:value-type="string" office:string-value="-315.852 -279.868" calcext:value-type="string">
            <text:p>-315.852 -279.86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848" calcext:value-type="float">
            <text:p>848</text:p>
          </table:table-cell>
          <table:table-cell table:number-columns-repeated="4"/>
          <table:table-cell table:formula="of:=[.A163]-[.$D$1]" office:value-type="float" office:value="-312.852" calcext:value-type="float">
            <text:p>-312,852</text:p>
          </table:table-cell>
          <table:table-cell table:formula="of:=[.B163]-[.$E$1]" office:value-type="float" office:value="-208.868" calcext:value-type="float">
            <text:p>-208,868</text:p>
          </table:table-cell>
          <table:table-cell/>
          <table:table-cell table:formula="of:=COM.MICROSOFT.CONCAT([.G163];&quot; &quot;;[.H163])" office:value-type="string" office:string-value="-312,852 -208,868" calcext:value-type="string">
            <text:p>-312,852 -208,868</text:p>
          </table:table-cell>
          <table:table-cell/>
          <table:table-cell table:formula="of:=SUBSTITUTE([.J163];&quot;,&quot;;&quot;.&quot;)" office:value-type="string" office:string-value="-312.852 -208.868" calcext:value-type="string">
            <text:p>-312.852 -208.86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947" calcext:value-type="float">
            <text:p>947</text:p>
          </table:table-cell>
          <table:table-cell table:number-columns-repeated="4"/>
          <table:table-cell table:formula="of:=[.A164]-[.$D$1]" office:value-type="float" office:value="-293.852" calcext:value-type="float">
            <text:p>-293,852</text:p>
          </table:table-cell>
          <table:table-cell table:formula="of:=[.B164]-[.$E$1]" office:value-type="float" office:value="-109.868" calcext:value-type="float">
            <text:p>-109,868</text:p>
          </table:table-cell>
          <table:table-cell/>
          <table:table-cell table:formula="of:=COM.MICROSOFT.CONCAT([.G164];&quot; &quot;;[.H164])" office:value-type="string" office:string-value="-293,852 -109,868" calcext:value-type="string">
            <text:p>-293,852 -109,868</text:p>
          </table:table-cell>
          <table:table-cell/>
          <table:table-cell table:formula="of:=SUBSTITUTE([.J164];&quot;,&quot;;&quot;.&quot;)" office:value-type="string" office:string-value="-293.852 -109.868" calcext:value-type="string">
            <text:p>-293.852 -109.86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083" calcext:value-type="float">
            <text:p>1083</text:p>
          </table:table-cell>
          <table:table-cell table:number-columns-repeated="4"/>
          <table:table-cell table:formula="of:=[.A165]-[.$D$1]" office:value-type="float" office:value="-240.852" calcext:value-type="float">
            <text:p>-240,852</text:p>
          </table:table-cell>
          <table:table-cell table:formula="of:=[.B165]-[.$E$1]" office:value-type="float" office:value="26.1320000000001" calcext:value-type="float">
            <text:p>26,1320000000001</text:p>
          </table:table-cell>
          <table:table-cell/>
          <table:table-cell table:formula="of:=COM.MICROSOFT.CONCAT([.G165];&quot; &quot;;[.H165])" office:value-type="string" office:string-value="-240,852 26,1320000000001" calcext:value-type="string">
            <text:p>-240,852 26,1320000000001</text:p>
          </table:table-cell>
          <table:table-cell/>
          <table:table-cell table:formula="of:=SUBSTITUTE([.J165];&quot;,&quot;;&quot;.&quot;)" office:value-type="string" office:string-value="-240.852 26.1320000000001" calcext:value-type="string">
            <text:p>-240.852 26.1320000000001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210" calcext:value-type="float">
            <text:p>1210</text:p>
          </table:table-cell>
          <table:table-cell table:number-columns-repeated="4"/>
          <table:table-cell table:formula="of:=[.A166]-[.$D$1]" office:value-type="float" office:value="-182.852" calcext:value-type="float">
            <text:p>-182,852</text:p>
          </table:table-cell>
          <table:table-cell table:formula="of:=[.B166]-[.$E$1]" office:value-type="float" office:value="153.132" calcext:value-type="float">
            <text:p>153,132</text:p>
          </table:table-cell>
          <table:table-cell/>
          <table:table-cell table:formula="of:=COM.MICROSOFT.CONCAT([.G166];&quot; &quot;;[.H166])" office:value-type="string" office:string-value="-182,852 153,132" calcext:value-type="string">
            <text:p>-182,852 153,132</text:p>
          </table:table-cell>
          <table:table-cell/>
          <table:table-cell table:formula="of:=SUBSTITUTE([.J166];&quot;,&quot;;&quot;.&quot;)" office:value-type="string" office:string-value="-182.852 153.132" calcext:value-type="string">
            <text:p>-182.852 153.132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325" calcext:value-type="float">
            <text:p>1325</text:p>
          </table:table-cell>
          <table:table-cell table:number-columns-repeated="4"/>
          <table:table-cell table:formula="of:=[.A167]-[.$D$1]" office:value-type="float" office:value="-126.852" calcext:value-type="float">
            <text:p>-126,852</text:p>
          </table:table-cell>
          <table:table-cell table:formula="of:=[.B167]-[.$E$1]" office:value-type="float" office:value="268.132" calcext:value-type="float">
            <text:p>268,132</text:p>
          </table:table-cell>
          <table:table-cell/>
          <table:table-cell table:formula="of:=COM.MICROSOFT.CONCAT([.G167];&quot; &quot;;[.H167])" office:value-type="string" office:string-value="-126,852 268,132" calcext:value-type="string">
            <text:p>-126,852 268,132</text:p>
          </table:table-cell>
          <table:table-cell/>
          <table:table-cell table:formula="of:=SUBSTITUTE([.J167];&quot;,&quot;;&quot;.&quot;)" office:value-type="string" office:string-value="-126.852 268.132" calcext:value-type="string">
            <text:p>-126.852 268.132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431" calcext:value-type="float">
            <text:p>1431</text:p>
          </table:table-cell>
          <table:table-cell table:number-columns-repeated="4"/>
          <table:table-cell table:formula="of:=[.A168]-[.$D$1]" office:value-type="float" office:value="-71.8520000000001" calcext:value-type="float">
            <text:p>-71,8520000000001</text:p>
          </table:table-cell>
          <table:table-cell table:formula="of:=[.B168]-[.$E$1]" office:value-type="float" office:value="374.132" calcext:value-type="float">
            <text:p>374,132</text:p>
          </table:table-cell>
          <table:table-cell/>
          <table:table-cell table:formula="of:=COM.MICROSOFT.CONCAT([.G168];&quot; &quot;;[.H168])" office:value-type="string" office:string-value="-71,8520000000001 374,132" calcext:value-type="string">
            <text:p>-71,8520000000001 374,132</text:p>
          </table:table-cell>
          <table:table-cell/>
          <table:table-cell table:formula="of:=SUBSTITUTE([.J168];&quot;,&quot;;&quot;.&quot;)" office:value-type="string" office:string-value="-71.8520000000001 374.132" calcext:value-type="string">
            <text:p>-71.8520000000001 374.132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488" calcext:value-type="float">
            <text:p>1488</text:p>
          </table:table-cell>
          <table:table-cell table:number-columns-repeated="4"/>
          <table:table-cell table:formula="of:=[.A169]-[.$D$1]" office:value-type="float" office:value="3.14799999999991" calcext:value-type="float">
            <text:p>3,14799999999991</text:p>
          </table:table-cell>
          <table:table-cell table:formula="of:=[.B169]-[.$E$1]" office:value-type="float" office:value="431.132" calcext:value-type="float">
            <text:p>431,132</text:p>
          </table:table-cell>
          <table:table-cell/>
          <table:table-cell table:formula="of:=COM.MICROSOFT.CONCAT([.G169];&quot; &quot;;[.H169])" office:value-type="string" office:string-value="3,14799999999991 431,132" calcext:value-type="string">
            <text:p>3,14799999999991 431,132</text:p>
          </table:table-cell>
          <table:table-cell/>
          <table:table-cell table:formula="of:=SUBSTITUTE([.J169];&quot;,&quot;;&quot;.&quot;)" office:value-type="string" office:string-value="3.14799999999991 431.132" calcext:value-type="string">
            <text:p>3.14799999999991 431.132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605" calcext:value-type="float">
            <text:p>1605</text:p>
          </table:table-cell>
          <table:table-cell table:number-columns-repeated="4"/>
          <table:table-cell table:formula="of:=[.A170]-[.$D$1]" office:value-type="float" office:value="30.1479999999999" calcext:value-type="float">
            <text:p>30,1479999999999</text:p>
          </table:table-cell>
          <table:table-cell table:formula="of:=[.B170]-[.$E$1]" office:value-type="float" office:value="548.132" calcext:value-type="float">
            <text:p>548,132</text:p>
          </table:table-cell>
          <table:table-cell/>
          <table:table-cell table:formula="of:=COM.MICROSOFT.CONCAT([.G170];&quot; &quot;;[.H170])" office:value-type="string" office:string-value="30,1479999999999 548,132" calcext:value-type="string">
            <text:p>30,1479999999999 548,132</text:p>
          </table:table-cell>
          <table:table-cell/>
          <table:table-cell table:formula="of:=SUBSTITUTE([.J170];&quot;,&quot;;&quot;.&quot;)" office:value-type="string" office:string-value="30.1479999999999 548.132" calcext:value-type="string">
            <text:p>30.1479999999999 548.132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721" calcext:value-type="float">
            <text:p>1721</text:p>
          </table:table-cell>
          <table:table-cell table:number-columns-repeated="4"/>
          <table:table-cell table:formula="of:=[.A171]-[.$D$1]" office:value-type="float" office:value="85.1479999999999" calcext:value-type="float">
            <text:p>85,1479999999999</text:p>
          </table:table-cell>
          <table:table-cell table:formula="of:=[.B171]-[.$E$1]" office:value-type="float" office:value="664.132" calcext:value-type="float">
            <text:p>664,132</text:p>
          </table:table-cell>
          <table:table-cell/>
          <table:table-cell table:formula="of:=COM.MICROSOFT.CONCAT([.G171];&quot; &quot;;[.H171])" office:value-type="string" office:string-value="85,1479999999999 664,132" calcext:value-type="string">
            <text:p>85,1479999999999 664,132</text:p>
          </table:table-cell>
          <table:table-cell/>
          <table:table-cell table:formula="of:=SUBSTITUTE([.J171];&quot;,&quot;;&quot;.&quot;)" office:value-type="string" office:string-value="85.1479999999999 664.132" calcext:value-type="string">
            <text:p>85.1479999999999 664.132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741" calcext:value-type="float">
            <text:p>1741</text:p>
          </table:table-cell>
          <table:table-cell table:number-columns-repeated="4"/>
          <table:table-cell table:formula="of:=[.A172]-[.$D$1]" office:value-type="float" office:value="116.148" calcext:value-type="float">
            <text:p>116,148</text:p>
          </table:table-cell>
          <table:table-cell table:formula="of:=[.B172]-[.$E$1]" office:value-type="float" office:value="684.132" calcext:value-type="float">
            <text:p>684,132</text:p>
          </table:table-cell>
          <table:table-cell/>
          <table:table-cell table:formula="of:=COM.MICROSOFT.CONCAT([.G172];&quot; &quot;;[.H172])" office:value-type="string" office:string-value="116,148 684,132" calcext:value-type="string">
            <text:p>116,148 684,132</text:p>
          </table:table-cell>
          <table:table-cell/>
          <table:table-cell table:formula="of:=SUBSTITUTE([.J172];&quot;,&quot;;&quot;.&quot;)" office:value-type="string" office:string-value="116.148 684.132" calcext:value-type="string">
            <text:p>116.148 684.132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791" calcext:value-type="float">
            <text:p>1791</text:p>
          </table:table-cell>
          <table:table-cell table:number-columns-repeated="4"/>
          <table:table-cell table:formula="of:=[.A173]-[.$D$1]" office:value-type="float" office:value="164.148" calcext:value-type="float">
            <text:p>164,148</text:p>
          </table:table-cell>
          <table:table-cell table:formula="of:=[.B173]-[.$E$1]" office:value-type="float" office:value="734.132" calcext:value-type="float">
            <text:p>734,132</text:p>
          </table:table-cell>
          <table:table-cell/>
          <table:table-cell table:formula="of:=COM.MICROSOFT.CONCAT([.G173];&quot; &quot;;[.H173])" office:value-type="string" office:string-value="164,148 734,132" calcext:value-type="string">
            <text:p>164,148 734,132</text:p>
          </table:table-cell>
          <table:table-cell/>
          <table:table-cell table:formula="of:=SUBSTITUTE([.J173];&quot;,&quot;;&quot;.&quot;)" office:value-type="string" office:string-value="164.148 734.132" calcext:value-type="string">
            <text:p>164.148 734.132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827" calcext:value-type="float">
            <text:p>1827</text:p>
          </table:table-cell>
          <table:table-cell table:number-columns-repeated="4"/>
          <table:table-cell table:formula="of:=[.A174]-[.$D$1]" office:value-type="float" office:value="214.148" calcext:value-type="float">
            <text:p>214,148</text:p>
          </table:table-cell>
          <table:table-cell table:formula="of:=[.B174]-[.$E$1]" office:value-type="float" office:value="770.132" calcext:value-type="float">
            <text:p>770,132</text:p>
          </table:table-cell>
          <table:table-cell/>
          <table:table-cell table:formula="of:=COM.MICROSOFT.CONCAT([.G174];&quot; &quot;;[.H174])" office:value-type="string" office:string-value="214,148 770,132" calcext:value-type="string">
            <text:p>214,148 770,132</text:p>
          </table:table-cell>
          <table:table-cell/>
          <table:table-cell table:formula="of:=SUBSTITUTE([.J174];&quot;,&quot;;&quot;.&quot;)" office:value-type="string" office:string-value="214.148 770.132" calcext:value-type="string">
            <text:p>214.148 770.132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849" calcext:value-type="float">
            <text:p>1849</text:p>
          </table:table-cell>
          <table:table-cell table:number-columns-repeated="4"/>
          <table:table-cell table:formula="of:=[.A175]-[.$D$1]" office:value-type="float" office:value="269.148" calcext:value-type="float">
            <text:p>269,148</text:p>
          </table:table-cell>
          <table:table-cell table:formula="of:=[.B175]-[.$E$1]" office:value-type="float" office:value="792.132" calcext:value-type="float">
            <text:p>792,132</text:p>
          </table:table-cell>
          <table:table-cell/>
          <table:table-cell table:formula="of:=COM.MICROSOFT.CONCAT([.G175];&quot; &quot;;[.H175])" office:value-type="string" office:string-value="269,148 792,132" calcext:value-type="string">
            <text:p>269,148 792,132</text:p>
          </table:table-cell>
          <table:table-cell/>
          <table:table-cell table:formula="of:=SUBSTITUTE([.J175];&quot;,&quot;;&quot;.&quot;)" office:value-type="string" office:string-value="269.148 792.132" calcext:value-type="string">
            <text:p>269.148 792.132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857" calcext:value-type="float">
            <text:p>1857</text:p>
          </table:table-cell>
          <table:table-cell table:number-columns-repeated="4"/>
          <table:table-cell table:formula="of:=[.A176]-[.$D$1]" office:value-type="float" office:value="301.148" calcext:value-type="float">
            <text:p>301,148</text:p>
          </table:table-cell>
          <table:table-cell table:formula="of:=[.B176]-[.$E$1]" office:value-type="float" office:value="800.132" calcext:value-type="float">
            <text:p>800,132</text:p>
          </table:table-cell>
          <table:table-cell/>
          <table:table-cell table:formula="of:=COM.MICROSOFT.CONCAT([.G176];&quot; &quot;;[.H176])" office:value-type="string" office:string-value="301,148 800,132" calcext:value-type="string">
            <text:p>301,148 800,132</text:p>
          </table:table-cell>
          <table:table-cell/>
          <table:table-cell table:formula="of:=SUBSTITUTE([.J176];&quot;,&quot;;&quot;.&quot;)" office:value-type="string" office:string-value="301.148 800.132" calcext:value-type="string">
            <text:p>301.148 800.132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806" calcext:value-type="float">
            <text:p>1806</text:p>
          </table:table-cell>
          <table:table-cell table:number-columns-repeated="4"/>
          <table:table-cell table:formula="of:=[.A177]-[.$D$1]" office:value-type="float" office:value="354.148" calcext:value-type="float">
            <text:p>354,148</text:p>
          </table:table-cell>
          <table:table-cell table:formula="of:=[.B177]-[.$E$1]" office:value-type="float" office:value="749.132" calcext:value-type="float">
            <text:p>749,132</text:p>
          </table:table-cell>
          <table:table-cell/>
          <table:table-cell table:formula="of:=COM.MICROSOFT.CONCAT([.G177];&quot; &quot;;[.H177])" office:value-type="string" office:string-value="354,148 749,132" calcext:value-type="string">
            <text:p>354,148 749,132</text:p>
          </table:table-cell>
          <table:table-cell/>
          <table:table-cell table:formula="of:=SUBSTITUTE([.J177];&quot;,&quot;;&quot;.&quot;)" office:value-type="string" office:string-value="354.148 749.132" calcext:value-type="string">
            <text:p>354.148 749.132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856" calcext:value-type="float">
            <text:p>1856</text:p>
          </table:table-cell>
          <table:table-cell table:number-columns-repeated="4"/>
          <table:table-cell table:formula="of:=[.A178]-[.$D$1]" office:value-type="float" office:value="375.148" calcext:value-type="float">
            <text:p>375,148</text:p>
          </table:table-cell>
          <table:table-cell table:formula="of:=[.B178]-[.$E$1]" office:value-type="float" office:value="799.132" calcext:value-type="float">
            <text:p>799,132</text:p>
          </table:table-cell>
          <table:table-cell/>
          <table:table-cell table:formula="of:=COM.MICROSOFT.CONCAT([.G178];&quot; &quot;;[.H178])" office:value-type="string" office:string-value="375,148 799,132" calcext:value-type="string">
            <text:p>375,148 799,132</text:p>
          </table:table-cell>
          <table:table-cell/>
          <table:table-cell table:formula="of:=SUBSTITUTE([.J178];&quot;,&quot;;&quot;.&quot;)" office:value-type="string" office:string-value="375.148 799.132" calcext:value-type="string">
            <text:p>375.148 799.132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841" calcext:value-type="float">
            <text:p>1841</text:p>
          </table:table-cell>
          <table:table-cell table:number-columns-repeated="4"/>
          <table:table-cell table:formula="of:=[.A179]-[.$D$1]" office:value-type="float" office:value="417.148" calcext:value-type="float">
            <text:p>417,148</text:p>
          </table:table-cell>
          <table:table-cell table:formula="of:=[.B179]-[.$E$1]" office:value-type="float" office:value="784.132" calcext:value-type="float">
            <text:p>784,132</text:p>
          </table:table-cell>
          <table:table-cell/>
          <table:table-cell table:formula="of:=COM.MICROSOFT.CONCAT([.G179];&quot; &quot;;[.H179])" office:value-type="string" office:string-value="417,148 784,132" calcext:value-type="string">
            <text:p>417,148 784,132</text:p>
          </table:table-cell>
          <table:table-cell/>
          <table:table-cell table:formula="of:=SUBSTITUTE([.J179];&quot;,&quot;;&quot;.&quot;)" office:value-type="string" office:string-value="417.148 784.132" calcext:value-type="string">
            <text:p>417.148 784.132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772" calcext:value-type="float">
            <text:p>1772</text:p>
          </table:table-cell>
          <table:table-cell table:number-columns-repeated="4"/>
          <table:table-cell table:formula="of:=[.A180]-[.$D$1]" office:value-type="float" office:value="402.148" calcext:value-type="float">
            <text:p>402,148</text:p>
          </table:table-cell>
          <table:table-cell table:formula="of:=[.B180]-[.$E$1]" office:value-type="float" office:value="715.132" calcext:value-type="float">
            <text:p>715,132</text:p>
          </table:table-cell>
          <table:table-cell/>
          <table:table-cell table:formula="of:=COM.MICROSOFT.CONCAT([.G180];&quot; &quot;;[.H180])" office:value-type="string" office:string-value="402,148 715,132" calcext:value-type="string">
            <text:p>402,148 715,132</text:p>
          </table:table-cell>
          <table:table-cell/>
          <table:table-cell table:formula="of:=SUBSTITUTE([.J180];&quot;,&quot;;&quot;.&quot;)" office:value-type="string" office:string-value="402.148 715.132" calcext:value-type="string">
            <text:p>402.148 715.132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687" calcext:value-type="float">
            <text:p>1687</text:p>
          </table:table-cell>
          <table:table-cell table:number-columns-repeated="4"/>
          <table:table-cell table:formula="of:=[.A181]-[.$D$1]" office:value-type="float" office:value="409.148" calcext:value-type="float">
            <text:p>409,148</text:p>
          </table:table-cell>
          <table:table-cell table:formula="of:=[.B181]-[.$E$1]" office:value-type="float" office:value="630.132" calcext:value-type="float">
            <text:p>630,132</text:p>
          </table:table-cell>
          <table:table-cell/>
          <table:table-cell table:formula="of:=COM.MICROSOFT.CONCAT([.G181];&quot; &quot;;[.H181])" office:value-type="string" office:string-value="409,148 630,132" calcext:value-type="string">
            <text:p>409,148 630,132</text:p>
          </table:table-cell>
          <table:table-cell/>
          <table:table-cell table:formula="of:=SUBSTITUTE([.J181];&quot;,&quot;;&quot;.&quot;)" office:value-type="string" office:string-value="409.148 630.132" calcext:value-type="string">
            <text:p>409.148 630.132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1586" calcext:value-type="float">
            <text:p>1586</text:p>
          </table:table-cell>
          <table:table-cell table:number-columns-repeated="4"/>
          <table:table-cell table:formula="of:=[.A182]-[.$D$1]" office:value-type="float" office:value="391.148" calcext:value-type="float">
            <text:p>391,148</text:p>
          </table:table-cell>
          <table:table-cell table:formula="of:=[.B182]-[.$E$1]" office:value-type="float" office:value="529.132" calcext:value-type="float">
            <text:p>529,132</text:p>
          </table:table-cell>
          <table:table-cell/>
          <table:table-cell table:formula="of:=COM.MICROSOFT.CONCAT([.G182];&quot; &quot;;[.H182])" office:value-type="string" office:string-value="391,148 529,132" calcext:value-type="string">
            <text:p>391,148 529,132</text:p>
          </table:table-cell>
          <table:table-cell/>
          <table:table-cell table:formula="of:=SUBSTITUTE([.J182];&quot;,&quot;;&quot;.&quot;)" office:value-type="string" office:string-value="391.148 529.132" calcext:value-type="string">
            <text:p>391.148 529.132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497" calcext:value-type="float">
            <text:p>1497</text:p>
          </table:table-cell>
          <table:table-cell table:number-columns-repeated="4"/>
          <table:table-cell table:formula="of:=[.A183]-[.$D$1]" office:value-type="float" office:value="383.148" calcext:value-type="float">
            <text:p>383,148</text:p>
          </table:table-cell>
          <table:table-cell table:formula="of:=[.B183]-[.$E$1]" office:value-type="float" office:value="440.132" calcext:value-type="float">
            <text:p>440,132</text:p>
          </table:table-cell>
          <table:table-cell/>
          <table:table-cell table:formula="of:=COM.MICROSOFT.CONCAT([.G183];&quot; &quot;;[.H183])" office:value-type="string" office:string-value="383,148 440,132" calcext:value-type="string">
            <text:p>383,148 440,132</text:p>
          </table:table-cell>
          <table:table-cell/>
          <table:table-cell table:formula="of:=SUBSTITUTE([.J183];&quot;,&quot;;&quot;.&quot;)" office:value-type="string" office:string-value="383.148 440.132" calcext:value-type="string">
            <text:p>383.148 440.132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430" calcext:value-type="float">
            <text:p>1430</text:p>
          </table:table-cell>
          <table:table-cell table:number-columns-repeated="4"/>
          <table:table-cell table:formula="of:=[.A184]-[.$D$1]" office:value-type="float" office:value="380.148" calcext:value-type="float">
            <text:p>380,148</text:p>
          </table:table-cell>
          <table:table-cell table:formula="of:=[.B184]-[.$E$1]" office:value-type="float" office:value="373.132" calcext:value-type="float">
            <text:p>373,132</text:p>
          </table:table-cell>
          <table:table-cell/>
          <table:table-cell table:formula="of:=COM.MICROSOFT.CONCAT([.G184];&quot; &quot;;[.H184])" office:value-type="string" office:string-value="380,148 373,132" calcext:value-type="string">
            <text:p>380,148 373,132</text:p>
          </table:table-cell>
          <table:table-cell/>
          <table:table-cell table:formula="of:=SUBSTITUTE([.J184];&quot;,&quot;;&quot;.&quot;)" office:value-type="string" office:string-value="380.148 373.132" calcext:value-type="string">
            <text:p>380.148 373.132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364" calcext:value-type="float">
            <text:p>1364</text:p>
          </table:table-cell>
          <table:table-cell table:number-columns-repeated="4"/>
          <table:table-cell table:formula="of:=[.A185]-[.$D$1]" office:value-type="float" office:value="346.148" calcext:value-type="float">
            <text:p>346,148</text:p>
          </table:table-cell>
          <table:table-cell table:formula="of:=[.B185]-[.$E$1]" office:value-type="float" office:value="307.132" calcext:value-type="float">
            <text:p>307,132</text:p>
          </table:table-cell>
          <table:table-cell/>
          <table:table-cell table:formula="of:=COM.MICROSOFT.CONCAT([.G185];&quot; &quot;;[.H185])" office:value-type="string" office:string-value="346,148 307,132" calcext:value-type="string">
            <text:p>346,148 307,132</text:p>
          </table:table-cell>
          <table:table-cell/>
          <table:table-cell table:formula="of:=SUBSTITUTE([.J185];&quot;,&quot;;&quot;.&quot;)" office:value-type="string" office:string-value="346.148 307.132" calcext:value-type="string">
            <text:p>346.148 307.132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295" calcext:value-type="float">
            <text:p>1295</text:p>
          </table:table-cell>
          <table:table-cell table:number-columns-repeated="4"/>
          <table:table-cell table:formula="of:=[.A186]-[.$D$1]" office:value-type="float" office:value="313.148" calcext:value-type="float">
            <text:p>313,148</text:p>
          </table:table-cell>
          <table:table-cell table:formula="of:=[.B186]-[.$E$1]" office:value-type="float" office:value="238.132" calcext:value-type="float">
            <text:p>238,132</text:p>
          </table:table-cell>
          <table:table-cell/>
          <table:table-cell table:formula="of:=COM.MICROSOFT.CONCAT([.G186];&quot; &quot;;[.H186])" office:value-type="string" office:string-value="313,148 238,132" calcext:value-type="string">
            <text:p>313,148 238,132</text:p>
          </table:table-cell>
          <table:table-cell/>
          <table:table-cell table:formula="of:=SUBSTITUTE([.J186];&quot;,&quot;;&quot;.&quot;)" office:value-type="string" office:string-value="313.148 238.132" calcext:value-type="string">
            <text:p>313.148 238.132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185" calcext:value-type="float">
            <text:p>1185</text:p>
          </table:table-cell>
          <table:table-cell table:number-columns-repeated="4"/>
          <table:table-cell table:formula="of:=[.A187]-[.$D$1]" office:value-type="float" office:value="268.148" calcext:value-type="float">
            <text:p>268,148</text:p>
          </table:table-cell>
          <table:table-cell table:formula="of:=[.B187]-[.$E$1]" office:value-type="float" office:value="128.132" calcext:value-type="float">
            <text:p>128,132</text:p>
          </table:table-cell>
          <table:table-cell/>
          <table:table-cell table:formula="of:=COM.MICROSOFT.CONCAT([.G187];&quot; &quot;;[.H187])" office:value-type="string" office:string-value="268,148 128,132" calcext:value-type="string">
            <text:p>268,148 128,132</text:p>
          </table:table-cell>
          <table:table-cell/>
          <table:table-cell table:formula="of:=SUBSTITUTE([.J187];&quot;,&quot;;&quot;.&quot;)" office:value-type="string" office:string-value="268.148 128.132" calcext:value-type="string">
            <text:p>268.148 128.132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056" calcext:value-type="float">
            <text:p>1056</text:p>
          </table:table-cell>
          <table:table-cell table:number-columns-repeated="4"/>
          <table:table-cell table:formula="of:=[.A188]-[.$D$1]" office:value-type="float" office:value="225.148" calcext:value-type="float">
            <text:p>225,148</text:p>
          </table:table-cell>
          <table:table-cell table:formula="of:=[.B188]-[.$E$1]" office:value-type="float" office:value="-0.867999999999938" calcext:value-type="float">
            <text:p>-0,867999999999938</text:p>
          </table:table-cell>
          <table:table-cell/>
          <table:table-cell table:formula="of:=COM.MICROSOFT.CONCAT([.G188];&quot; &quot;;[.H188])" office:value-type="string" office:string-value="225,148 -0,867999999999938" calcext:value-type="string">
            <text:p>225,148 -0,867999999999938</text:p>
          </table:table-cell>
          <table:table-cell/>
          <table:table-cell table:formula="of:=SUBSTITUTE([.J188];&quot;,&quot;;&quot;.&quot;)" office:value-type="string" office:string-value="225.148 -0.867999999999938" calcext:value-type="string">
            <text:p>225.148 -0.867999999999938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925" calcext:value-type="float">
            <text:p>925</text:p>
          </table:table-cell>
          <table:table-cell table:number-columns-repeated="4"/>
          <table:table-cell table:formula="of:=[.A189]-[.$D$1]" office:value-type="float" office:value="185.148" calcext:value-type="float">
            <text:p>185,148</text:p>
          </table:table-cell>
          <table:table-cell table:formula="of:=[.B189]-[.$E$1]" office:value-type="float" office:value="-131.868" calcext:value-type="float">
            <text:p>-131,868</text:p>
          </table:table-cell>
          <table:table-cell/>
          <table:table-cell table:formula="of:=COM.MICROSOFT.CONCAT([.G189];&quot; &quot;;[.H189])" office:value-type="string" office:string-value="185,148 -131,868" calcext:value-type="string">
            <text:p>185,148 -131,868</text:p>
          </table:table-cell>
          <table:table-cell/>
          <table:table-cell table:formula="of:=SUBSTITUTE([.J189];&quot;,&quot;;&quot;.&quot;)" office:value-type="string" office:string-value="185.148 -131.868" calcext:value-type="string">
            <text:p>185.148 -131.868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814" calcext:value-type="float">
            <text:p>814</text:p>
          </table:table-cell>
          <table:table-cell table:number-columns-repeated="4"/>
          <table:table-cell table:formula="of:=[.A190]-[.$D$1]" office:value-type="float" office:value="109.148" calcext:value-type="float">
            <text:p>109,148</text:p>
          </table:table-cell>
          <table:table-cell table:formula="of:=[.B190]-[.$E$1]" office:value-type="float" office:value="-242.868" calcext:value-type="float">
            <text:p>-242,868</text:p>
          </table:table-cell>
          <table:table-cell/>
          <table:table-cell table:formula="of:=COM.MICROSOFT.CONCAT([.G190];&quot; &quot;;[.H190])" office:value-type="string" office:string-value="109,148 -242,868" calcext:value-type="string">
            <text:p>109,148 -242,868</text:p>
          </table:table-cell>
          <table:table-cell/>
          <table:table-cell table:formula="of:=SUBSTITUTE([.J190];&quot;,&quot;;&quot;.&quot;)" office:value-type="string" office:string-value="109.148 -242.868" calcext:value-type="string">
            <text:p>109.148 -242.868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749" calcext:value-type="float">
            <text:p>749</text:p>
          </table:table-cell>
          <table:table-cell table:number-columns-repeated="4"/>
          <table:table-cell table:formula="of:=[.A191]-[.$D$1]" office:value-type="float" office:value="40.1479999999999" calcext:value-type="float">
            <text:p>40,1479999999999</text:p>
          </table:table-cell>
          <table:table-cell table:formula="of:=[.B191]-[.$E$1]" office:value-type="float" office:value="-307.868" calcext:value-type="float">
            <text:p>-307,868</text:p>
          </table:table-cell>
          <table:table-cell/>
          <table:table-cell table:formula="of:=COM.MICROSOFT.CONCAT([.G191];&quot; &quot;;[.H191])" office:value-type="string" office:string-value="40,1479999999999 -307,868" calcext:value-type="string">
            <text:p>40,1479999999999 -307,868</text:p>
          </table:table-cell>
          <table:table-cell/>
          <table:table-cell table:formula="of:=SUBSTITUTE([.J191];&quot;,&quot;;&quot;.&quot;)" office:value-type="string" office:string-value="40.1479999999999 -307.868" calcext:value-type="string">
            <text:p>40.1479999999999 -307.868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617" calcext:value-type="float">
            <text:p>617</text:p>
          </table:table-cell>
          <table:table-cell table:number-columns-repeated="4"/>
          <table:table-cell table:formula="of:=[.A192]-[.$D$1]" office:value-type="float" office:value="-7.85200000000009" calcext:value-type="float">
            <text:p>-7,85200000000009</text:p>
          </table:table-cell>
          <table:table-cell table:formula="of:=[.B192]-[.$E$1]" office:value-type="float" office:value="-439.868" calcext:value-type="float">
            <text:p>-439,868</text:p>
          </table:table-cell>
          <table:table-cell/>
          <table:table-cell table:formula="of:=COM.MICROSOFT.CONCAT([.G192];&quot; &quot;;[.H192])" office:value-type="string" office:string-value="-7,85200000000009 -439,868" calcext:value-type="string">
            <text:p>-7,85200000000009 -439,868</text:p>
          </table:table-cell>
          <table:table-cell/>
          <table:table-cell table:formula="of:=SUBSTITUTE([.J192];&quot;,&quot;;&quot;.&quot;)" office:value-type="string" office:string-value="-7.85200000000009 -439.868" calcext:value-type="string">
            <text:p>-7.85200000000009 -439.868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543" calcext:value-type="float">
            <text:p>543</text:p>
          </table:table-cell>
          <table:table-cell table:number-columns-repeated="4"/>
          <table:table-cell table:formula="of:=[.A193]-[.$D$1]" office:value-type="float" office:value="-68.8520000000001" calcext:value-type="float">
            <text:p>-68,8520000000001</text:p>
          </table:table-cell>
          <table:table-cell table:formula="of:=[.B193]-[.$E$1]" office:value-type="float" office:value="-513.868" calcext:value-type="float">
            <text:p>-513,868</text:p>
          </table:table-cell>
          <table:table-cell/>
          <table:table-cell table:formula="of:=COM.MICROSOFT.CONCAT([.G193];&quot; &quot;;[.H193])" office:value-type="string" office:string-value="-68,8520000000001 -513,868" calcext:value-type="string">
            <text:p>-68,8520000000001 -513,868</text:p>
          </table:table-cell>
          <table:table-cell/>
          <table:table-cell table:formula="of:=SUBSTITUTE([.J193];&quot;,&quot;;&quot;.&quot;)" office:value-type="string" office:string-value="-68.8520000000001 -513.868" calcext:value-type="string">
            <text:p>-68.8520000000001 -513.868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470" calcext:value-type="float">
            <text:p>470</text:p>
          </table:table-cell>
          <table:table-cell table:number-columns-repeated="4"/>
          <table:table-cell table:formula="of:=[.A194]-[.$D$1]" office:value-type="float" office:value="-129.852" calcext:value-type="float">
            <text:p>-129,852</text:p>
          </table:table-cell>
          <table:table-cell table:formula="of:=[.B194]-[.$E$1]" office:value-type="float" office:value="-586.868" calcext:value-type="float">
            <text:p>-586,868</text:p>
          </table:table-cell>
          <table:table-cell/>
          <table:table-cell table:formula="of:=COM.MICROSOFT.CONCAT([.G194];&quot; &quot;;[.H194])" office:value-type="string" office:string-value="-129,852 -586,868" calcext:value-type="string">
            <text:p>-129,852 -586,868</text:p>
          </table:table-cell>
          <table:table-cell/>
          <table:table-cell table:formula="of:=SUBSTITUTE([.J194];&quot;,&quot;;&quot;.&quot;)" office:value-type="string" office:string-value="-129.852 -586.868" calcext:value-type="string">
            <text:p>-129.852 -586.868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420" calcext:value-type="float">
            <text:p>420</text:p>
          </table:table-cell>
          <table:table-cell table:number-columns-repeated="4"/>
          <table:table-cell table:formula="of:=[.A195]-[.$D$1]" office:value-type="float" office:value="-185.852" calcext:value-type="float">
            <text:p>-185,852</text:p>
          </table:table-cell>
          <table:table-cell table:formula="of:=[.B195]-[.$E$1]" office:value-type="float" office:value="-636.868" calcext:value-type="float">
            <text:p>-636,868</text:p>
          </table:table-cell>
          <table:table-cell/>
          <table:table-cell table:formula="of:=COM.MICROSOFT.CONCAT([.G195];&quot; &quot;;[.H195])" office:value-type="string" office:string-value="-185,852 -636,868" calcext:value-type="string">
            <text:p>-185,852 -636,868</text:p>
          </table:table-cell>
          <table:table-cell/>
          <table:table-cell table:formula="of:=SUBSTITUTE([.J195];&quot;,&quot;;&quot;.&quot;)" office:value-type="string" office:string-value="-185.852 -636.868" calcext:value-type="string">
            <text:p>-185.852 -636.86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78" calcext:value-type="float">
            <text:p>378</text:p>
          </table:table-cell>
          <table:table-cell table:number-columns-repeated="4"/>
          <table:table-cell table:formula="of:=[.A196]-[.$D$1]" office:value-type="float" office:value="-227.852" calcext:value-type="float">
            <text:p>-227,852</text:p>
          </table:table-cell>
          <table:table-cell table:formula="of:=[.B196]-[.$E$1]" office:value-type="float" office:value="-678.868" calcext:value-type="float">
            <text:p>-678,868</text:p>
          </table:table-cell>
          <table:table-cell/>
          <table:table-cell table:formula="of:=COM.MICROSOFT.CONCAT([.G196];&quot; &quot;;[.H196])" office:value-type="string" office:string-value="-227,852 -678,868" calcext:value-type="string">
            <text:p>-227,852 -678,868</text:p>
          </table:table-cell>
          <table:table-cell/>
          <table:table-cell table:formula="of:=SUBSTITUTE([.J196];&quot;,&quot;;&quot;.&quot;)" office:value-type="string" office:string-value="-227.852 -678.868" calcext:value-type="string">
            <text:p>-227.852 -678.86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50" calcext:value-type="float">
            <text:p>350</text:p>
          </table:table-cell>
          <table:table-cell table:number-columns-repeated="4"/>
          <table:table-cell table:formula="of:=[.A197]-[.$D$1]" office:value-type="float" office:value="-243.852" calcext:value-type="float">
            <text:p>-243,852</text:p>
          </table:table-cell>
          <table:table-cell table:formula="of:=[.B197]-[.$E$1]" office:value-type="float" office:value="-706.868" calcext:value-type="float">
            <text:p>-706,868</text:p>
          </table:table-cell>
          <table:table-cell/>
          <table:table-cell table:formula="of:=COM.MICROSOFT.CONCAT([.G197];&quot; &quot;;[.H197])" office:value-type="string" office:string-value="-243,852 -706,868" calcext:value-type="string">
            <text:p>-243,852 -706,868</text:p>
          </table:table-cell>
          <table:table-cell/>
          <table:table-cell table:formula="of:=SUBSTITUTE([.J197];&quot;,&quot;;&quot;.&quot;)" office:value-type="string" office:string-value="-243.852 -706.868" calcext:value-type="string">
            <text:p>-243.852 -706.86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30" calcext:value-type="float">
            <text:p>330</text:p>
          </table:table-cell>
          <table:table-cell table:number-columns-repeated="4"/>
          <table:table-cell table:formula="of:=[.A198]-[.$D$1]" office:value-type="float" office:value="-294.852" calcext:value-type="float">
            <text:p>-294,852</text:p>
          </table:table-cell>
          <table:table-cell table:formula="of:=[.B198]-[.$E$1]" office:value-type="float" office:value="-726.868" calcext:value-type="float">
            <text:p>-726,868</text:p>
          </table:table-cell>
          <table:table-cell/>
          <table:table-cell table:formula="of:=COM.MICROSOFT.CONCAT([.G198];&quot; &quot;;[.H198])" office:value-type="string" office:string-value="-294,852 -726,868" calcext:value-type="string">
            <text:p>-294,852 -726,868</text:p>
          </table:table-cell>
          <table:table-cell/>
          <table:table-cell table:formula="of:=SUBSTITUTE([.J198];&quot;,&quot;;&quot;.&quot;)" office:value-type="string" office:string-value="-294.852 -726.868" calcext:value-type="string">
            <text:p>-294.852 -726.86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34" calcext:value-type="float">
            <text:p>334</text:p>
          </table:table-cell>
          <table:table-cell table:number-columns-repeated="4"/>
          <table:table-cell table:formula="of:=[.A199]-[.$D$1]" office:value-type="float" office:value="-327.852" calcext:value-type="float">
            <text:p>-327,852</text:p>
          </table:table-cell>
          <table:table-cell table:formula="of:=[.B199]-[.$E$1]" office:value-type="float" office:value="-722.868" calcext:value-type="float">
            <text:p>-722,868</text:p>
          </table:table-cell>
          <table:table-cell/>
          <table:table-cell table:formula="of:=COM.MICROSOFT.CONCAT([.G199];&quot; &quot;;[.H199])" office:value-type="string" office:string-value="-327,852 -722,868" calcext:value-type="string">
            <text:p>-327,852 -722,868</text:p>
          </table:table-cell>
          <table:table-cell/>
          <table:table-cell table:formula="of:=SUBSTITUTE([.J199];&quot;,&quot;;&quot;.&quot;)" office:value-type="string" office:string-value="-327.852 -722.868" calcext:value-type="string">
            <text:p>-327.852 -722.86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29" calcext:value-type="float">
            <text:p>329</text:p>
          </table:table-cell>
          <table:table-cell table:number-columns-repeated="4"/>
          <table:table-cell table:formula="of:=[.A200]-[.$D$1]" office:value-type="float" office:value="-334.852" calcext:value-type="float">
            <text:p>-334,852</text:p>
          </table:table-cell>
          <table:table-cell table:formula="of:=[.B200]-[.$E$1]" office:value-type="float" office:value="-727.868" calcext:value-type="float">
            <text:p>-727,868</text:p>
          </table:table-cell>
          <table:table-cell/>
          <table:table-cell table:formula="of:=COM.MICROSOFT.CONCAT([.G200];&quot; &quot;;[.H200])" office:value-type="string" office:string-value="-334,852 -727,868" calcext:value-type="string">
            <text:p>-334,852 -727,868</text:p>
          </table:table-cell>
          <table:table-cell/>
          <table:table-cell table:formula="of:=SUBSTITUTE([.J200];&quot;,&quot;;&quot;.&quot;)" office:value-type="string" office:string-value="-334.852 -727.868" calcext:value-type="string">
            <text:p>-334.852 -727.86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37" calcext:value-type="float">
            <text:p>337</text:p>
          </table:table-cell>
          <table:table-cell table:number-columns-repeated="4"/>
          <table:table-cell table:formula="of:=[.A201]-[.$D$1]" office:value-type="float" office:value="-337.852" calcext:value-type="float">
            <text:p>-337,852</text:p>
          </table:table-cell>
          <table:table-cell table:formula="of:=[.B201]-[.$E$1]" office:value-type="float" office:value="-719.868" calcext:value-type="float">
            <text:p>-719,868</text:p>
          </table:table-cell>
          <table:table-cell/>
          <table:table-cell table:formula="of:=COM.MICROSOFT.CONCAT([.G201];&quot; &quot;;[.H201])" office:value-type="string" office:string-value="-337,852 -719,868" calcext:value-type="string">
            <text:p>-337,852 -719,868</text:p>
          </table:table-cell>
          <table:table-cell/>
          <table:table-cell table:formula="of:=SUBSTITUTE([.J201];&quot;,&quot;;&quot;.&quot;)" office:value-type="string" office:string-value="-337.852 -719.868" calcext:value-type="string">
            <text:p>-337.852 -719.86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72" calcext:value-type="float">
            <text:p>372</text:p>
          </table:table-cell>
          <table:table-cell table:number-columns-repeated="4"/>
          <table:table-cell table:formula="of:=[.A202]-[.$D$1]" office:value-type="float" office:value="-390.852" calcext:value-type="float">
            <text:p>-390,852</text:p>
          </table:table-cell>
          <table:table-cell table:formula="of:=[.B202]-[.$E$1]" office:value-type="float" office:value="-684.868" calcext:value-type="float">
            <text:p>-684,868</text:p>
          </table:table-cell>
          <table:table-cell/>
          <table:table-cell table:formula="of:=COM.MICROSOFT.CONCAT([.G202];&quot; &quot;;[.H202])" office:value-type="string" office:string-value="-390,852 -684,868" calcext:value-type="string">
            <text:p>-390,852 -684,868</text:p>
          </table:table-cell>
          <table:table-cell/>
          <table:table-cell table:formula="of:=SUBSTITUTE([.J202];&quot;,&quot;;&quot;.&quot;)" office:value-type="string" office:string-value="-390.852 -684.868" calcext:value-type="string">
            <text:p>-390.852 -684.86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35" calcext:value-type="float">
            <text:p>435</text:p>
          </table:table-cell>
          <table:table-cell table:number-columns-repeated="4"/>
          <table:table-cell table:formula="of:=[.A203]-[.$D$1]" office:value-type="float" office:value="-348.852" calcext:value-type="float">
            <text:p>-348,852</text:p>
          </table:table-cell>
          <table:table-cell table:formula="of:=[.B203]-[.$E$1]" office:value-type="float" office:value="-621.868" calcext:value-type="float">
            <text:p>-621,868</text:p>
          </table:table-cell>
          <table:table-cell/>
          <table:table-cell table:formula="of:=COM.MICROSOFT.CONCAT([.G203];&quot; &quot;;[.H203])" office:value-type="string" office:string-value="-348,852 -621,868" calcext:value-type="string">
            <text:p>-348,852 -621,868</text:p>
          </table:table-cell>
          <table:table-cell/>
          <table:table-cell table:formula="of:=SUBSTITUTE([.J203];&quot;,&quot;;&quot;.&quot;)" office:value-type="string" office:string-value="-348.852 -621.868" calcext:value-type="string">
            <text:p>-348.852 -621.86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529" calcext:value-type="float">
            <text:p>529</text:p>
          </table:table-cell>
          <table:table-cell table:number-columns-repeated="4"/>
          <table:table-cell table:formula="of:=[.A204]-[.$D$1]" office:value-type="float" office:value="-334.852" calcext:value-type="float">
            <text:p>-334,852</text:p>
          </table:table-cell>
          <table:table-cell table:formula="of:=[.B204]-[.$E$1]" office:value-type="float" office:value="-527.868" calcext:value-type="float">
            <text:p>-527,868</text:p>
          </table:table-cell>
          <table:table-cell/>
          <table:table-cell table:formula="of:=COM.MICROSOFT.CONCAT([.G204];&quot; &quot;;[.H204])" office:value-type="string" office:string-value="-334,852 -527,868" calcext:value-type="string">
            <text:p>-334,852 -527,868</text:p>
          </table:table-cell>
          <table:table-cell/>
          <table:table-cell table:formula="of:=SUBSTITUTE([.J204];&quot;,&quot;;&quot;.&quot;)" office:value-type="string" office:string-value="-334.852 -527.868" calcext:value-type="string">
            <text:p>-334.852 -527.86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22" calcext:value-type="float">
            <text:p>622</text:p>
          </table:table-cell>
          <table:table-cell table:number-columns-repeated="4"/>
          <table:table-cell table:formula="of:=[.A205]-[.$D$1]" office:value-type="float" office:value="-341.852" calcext:value-type="float">
            <text:p>-341,852</text:p>
          </table:table-cell>
          <table:table-cell table:formula="of:=[.B205]-[.$E$1]" office:value-type="float" office:value="-434.868" calcext:value-type="float">
            <text:p>-434,868</text:p>
          </table:table-cell>
          <table:table-cell/>
          <table:table-cell table:formula="of:=COM.MICROSOFT.CONCAT([.G205];&quot; &quot;;[.H205])" office:value-type="string" office:string-value="-341,852 -434,868" calcext:value-type="string">
            <text:p>-341,852 -434,868</text:p>
          </table:table-cell>
          <table:table-cell/>
          <table:table-cell table:formula="of:=SUBSTITUTE([.J205];&quot;,&quot;;&quot;.&quot;)" office:value-type="string" office:string-value="-341.852 -434.868" calcext:value-type="string">
            <text:p>-341.852 -434.86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05" calcext:value-type="float">
            <text:p>705</text:p>
          </table:table-cell>
          <table:table-cell table:number-columns-repeated="4"/>
          <table:table-cell table:formula="of:=[.A206]-[.$D$1]" office:value-type="float" office:value="-338.852" calcext:value-type="float">
            <text:p>-338,852</text:p>
          </table:table-cell>
          <table:table-cell table:formula="of:=[.B206]-[.$E$1]" office:value-type="float" office:value="-351.868" calcext:value-type="float">
            <text:p>-351,868</text:p>
          </table:table-cell>
          <table:table-cell/>
          <table:table-cell table:formula="of:=COM.MICROSOFT.CONCAT([.G206];&quot; &quot;;[.H206])" office:value-type="string" office:string-value="-338,852 -351,868" calcext:value-type="string">
            <text:p>-338,852 -351,868</text:p>
          </table:table-cell>
          <table:table-cell/>
          <table:table-cell table:formula="of:=SUBSTITUTE([.J206];&quot;,&quot;;&quot;.&quot;)" office:value-type="string" office:string-value="-338.852 -351.868" calcext:value-type="string">
            <text:p>-338.852 -351.86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771" calcext:value-type="float">
            <text:p>771</text:p>
          </table:table-cell>
          <table:table-cell table:number-columns-repeated="4"/>
          <table:table-cell table:formula="of:=[.A207]-[.$D$1]" office:value-type="float" office:value="-333.852" calcext:value-type="float">
            <text:p>-333,852</text:p>
          </table:table-cell>
          <table:table-cell table:formula="of:=[.B207]-[.$E$1]" office:value-type="float" office:value="-285.868" calcext:value-type="float">
            <text:p>-285,868</text:p>
          </table:table-cell>
          <table:table-cell/>
          <table:table-cell table:formula="of:=COM.MICROSOFT.CONCAT([.G207];&quot; &quot;;[.H207])" office:value-type="string" office:string-value="-333,852 -285,868" calcext:value-type="string">
            <text:p>-333,852 -285,868</text:p>
          </table:table-cell>
          <table:table-cell/>
          <table:table-cell table:formula="of:=SUBSTITUTE([.J207];&quot;,&quot;;&quot;.&quot;)" office:value-type="string" office:string-value="-333.852 -285.868" calcext:value-type="string">
            <text:p>-333.852 -285.86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832" calcext:value-type="float">
            <text:p>832</text:p>
          </table:table-cell>
          <table:table-cell table:number-columns-repeated="4"/>
          <table:table-cell table:formula="of:=[.A208]-[.$D$1]" office:value-type="float" office:value="-328.852" calcext:value-type="float">
            <text:p>-328,852</text:p>
          </table:table-cell>
          <table:table-cell table:formula="of:=[.B208]-[.$E$1]" office:value-type="float" office:value="-224.868" calcext:value-type="float">
            <text:p>-224,868</text:p>
          </table:table-cell>
          <table:table-cell/>
          <table:table-cell table:formula="of:=COM.MICROSOFT.CONCAT([.G208];&quot; &quot;;[.H208])" office:value-type="string" office:string-value="-328,852 -224,868" calcext:value-type="string">
            <text:p>-328,852 -224,868</text:p>
          </table:table-cell>
          <table:table-cell/>
          <table:table-cell table:formula="of:=SUBSTITUTE([.J208];&quot;,&quot;;&quot;.&quot;)" office:value-type="string" office:string-value="-328.852 -224.868" calcext:value-type="string">
            <text:p>-328.852 -224.86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911" calcext:value-type="float">
            <text:p>911</text:p>
          </table:table-cell>
          <table:table-cell table:number-columns-repeated="4"/>
          <table:table-cell table:formula="of:=[.A209]-[.$D$1]" office:value-type="float" office:value="-294.852" calcext:value-type="float">
            <text:p>-294,852</text:p>
          </table:table-cell>
          <table:table-cell table:formula="of:=[.B209]-[.$E$1]" office:value-type="float" office:value="-145.868" calcext:value-type="float">
            <text:p>-145,868</text:p>
          </table:table-cell>
          <table:table-cell/>
          <table:table-cell table:formula="of:=COM.MICROSOFT.CONCAT([.G209];&quot; &quot;;[.H209])" office:value-type="string" office:string-value="-294,852 -145,868" calcext:value-type="string">
            <text:p>-294,852 -145,868</text:p>
          </table:table-cell>
          <table:table-cell/>
          <table:table-cell table:formula="of:=SUBSTITUTE([.J209];&quot;,&quot;;&quot;.&quot;)" office:value-type="string" office:string-value="-294.852 -145.868" calcext:value-type="string">
            <text:p>-294.852 -145.868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032" calcext:value-type="float">
            <text:p>1032</text:p>
          </table:table-cell>
          <table:table-cell table:number-columns-repeated="4"/>
          <table:table-cell table:formula="of:=[.A210]-[.$D$1]" office:value-type="float" office:value="-205.852" calcext:value-type="float">
            <text:p>-205,852</text:p>
          </table:table-cell>
          <table:table-cell table:formula="of:=[.B210]-[.$E$1]" office:value-type="float" office:value="-24.8679999999999" calcext:value-type="float">
            <text:p>-24,8679999999999</text:p>
          </table:table-cell>
          <table:table-cell/>
          <table:table-cell table:formula="of:=COM.MICROSOFT.CONCAT([.G210];&quot; &quot;;[.H210])" office:value-type="string" office:string-value="-205,852 -24,8679999999999" calcext:value-type="string">
            <text:p>-205,852 -24,8679999999999</text:p>
          </table:table-cell>
          <table:table-cell/>
          <table:table-cell table:formula="of:=SUBSTITUTE([.J210];&quot;,&quot;;&quot;.&quot;)" office:value-type="string" office:string-value="-205.852 -24.8679999999999" calcext:value-type="string">
            <text:p>-205.852 -24.8679999999999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171" calcext:value-type="float">
            <text:p>1171</text:p>
          </table:table-cell>
          <table:table-cell table:number-columns-repeated="4"/>
          <table:table-cell table:formula="of:=[.A211]-[.$D$1]" office:value-type="float" office:value="-204.852" calcext:value-type="float">
            <text:p>-204,852</text:p>
          </table:table-cell>
          <table:table-cell table:formula="of:=[.B211]-[.$E$1]" office:value-type="float" office:value="114.132" calcext:value-type="float">
            <text:p>114,132</text:p>
          </table:table-cell>
          <table:table-cell/>
          <table:table-cell table:formula="of:=COM.MICROSOFT.CONCAT([.G211];&quot; &quot;;[.H211])" office:value-type="string" office:string-value="-204,852 114,132" calcext:value-type="string">
            <text:p>-204,852 114,132</text:p>
          </table:table-cell>
          <table:table-cell/>
          <table:table-cell table:formula="of:=SUBSTITUTE([.J211];&quot;,&quot;;&quot;.&quot;)" office:value-type="string" office:string-value="-204.852 114.132" calcext:value-type="string">
            <text:p>-204.852 114.132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294" calcext:value-type="float">
            <text:p>1294</text:p>
          </table:table-cell>
          <table:table-cell table:number-columns-repeated="4"/>
          <table:table-cell table:formula="of:=[.A212]-[.$D$1]" office:value-type="float" office:value="-119.852" calcext:value-type="float">
            <text:p>-119,852</text:p>
          </table:table-cell>
          <table:table-cell table:formula="of:=[.B212]-[.$E$1]" office:value-type="float" office:value="237.132" calcext:value-type="float">
            <text:p>237,132</text:p>
          </table:table-cell>
          <table:table-cell/>
          <table:table-cell table:formula="of:=COM.MICROSOFT.CONCAT([.G212];&quot; &quot;;[.H212])" office:value-type="string" office:string-value="-119,852 237,132" calcext:value-type="string">
            <text:p>-119,852 237,132</text:p>
          </table:table-cell>
          <table:table-cell/>
          <table:table-cell table:formula="of:=SUBSTITUTE([.J212];&quot;,&quot;;&quot;.&quot;)" office:value-type="string" office:string-value="-119.852 237.132" calcext:value-type="string">
            <text:p>-119.852 237.132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399" calcext:value-type="float">
            <text:p>1399</text:p>
          </table:table-cell>
          <table:table-cell table:number-columns-repeated="4"/>
          <table:table-cell table:formula="of:=[.A213]-[.$D$1]" office:value-type="float" office:value="-76.8520000000001" calcext:value-type="float">
            <text:p>-76,8520000000001</text:p>
          </table:table-cell>
          <table:table-cell table:formula="of:=[.B213]-[.$E$1]" office:value-type="float" office:value="342.132" calcext:value-type="float">
            <text:p>342,132</text:p>
          </table:table-cell>
          <table:table-cell/>
          <table:table-cell table:formula="of:=COM.MICROSOFT.CONCAT([.G213];&quot; &quot;;[.H213])" office:value-type="string" office:string-value="-76,8520000000001 342,132" calcext:value-type="string">
            <text:p>-76,8520000000001 342,132</text:p>
          </table:table-cell>
          <table:table-cell/>
          <table:table-cell table:formula="of:=SUBSTITUTE([.J213];&quot;,&quot;;&quot;.&quot;)" office:value-type="string" office:string-value="-76.8520000000001 342.132" calcext:value-type="string">
            <text:p>-76.8520000000001 342.132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497" calcext:value-type="float">
            <text:p>1497</text:p>
          </table:table-cell>
          <table:table-cell table:number-columns-repeated="4"/>
          <table:table-cell table:formula="of:=[.A214]-[.$D$1]" office:value-type="float" office:value="-41.8520000000001" calcext:value-type="float">
            <text:p>-41,8520000000001</text:p>
          </table:table-cell>
          <table:table-cell table:formula="of:=[.B214]-[.$E$1]" office:value-type="float" office:value="440.132" calcext:value-type="float">
            <text:p>440,132</text:p>
          </table:table-cell>
          <table:table-cell/>
          <table:table-cell table:formula="of:=COM.MICROSOFT.CONCAT([.G214];&quot; &quot;;[.H214])" office:value-type="string" office:string-value="-41,8520000000001 440,132" calcext:value-type="string">
            <text:p>-41,8520000000001 440,132</text:p>
          </table:table-cell>
          <table:table-cell/>
          <table:table-cell table:formula="of:=SUBSTITUTE([.J214];&quot;,&quot;;&quot;.&quot;)" office:value-type="string" office:string-value="-41.8520000000001 440.132" calcext:value-type="string">
            <text:p>-41.8520000000001 440.132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579" calcext:value-type="float">
            <text:p>1579</text:p>
          </table:table-cell>
          <table:table-cell table:number-columns-repeated="4"/>
          <table:table-cell table:formula="of:=[.A215]-[.$D$1]" office:value-type="float" office:value="26.1479999999999" calcext:value-type="float">
            <text:p>26,1479999999999</text:p>
          </table:table-cell>
          <table:table-cell table:formula="of:=[.B215]-[.$E$1]" office:value-type="float" office:value="522.132" calcext:value-type="float">
            <text:p>522,132</text:p>
          </table:table-cell>
          <table:table-cell/>
          <table:table-cell table:formula="of:=COM.MICROSOFT.CONCAT([.G215];&quot; &quot;;[.H215])" office:value-type="string" office:string-value="26,1479999999999 522,132" calcext:value-type="string">
            <text:p>26,1479999999999 522,132</text:p>
          </table:table-cell>
          <table:table-cell/>
          <table:table-cell table:formula="of:=SUBSTITUTE([.J215];&quot;,&quot;;&quot;.&quot;)" office:value-type="string" office:string-value="26.1479999999999 522.132" calcext:value-type="string">
            <text:p>26.1479999999999 522.132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657" calcext:value-type="float">
            <text:p>1657</text:p>
          </table:table-cell>
          <table:table-cell table:number-columns-repeated="4"/>
          <table:table-cell table:formula="of:=[.A216]-[.$D$1]" office:value-type="float" office:value="65.1479999999999" calcext:value-type="float">
            <text:p>65,1479999999999</text:p>
          </table:table-cell>
          <table:table-cell table:formula="of:=[.B216]-[.$E$1]" office:value-type="float" office:value="600.132" calcext:value-type="float">
            <text:p>600,132</text:p>
          </table:table-cell>
          <table:table-cell/>
          <table:table-cell table:formula="of:=COM.MICROSOFT.CONCAT([.G216];&quot; &quot;;[.H216])" office:value-type="string" office:string-value="65,1479999999999 600,132" calcext:value-type="string">
            <text:p>65,1479999999999 600,132</text:p>
          </table:table-cell>
          <table:table-cell/>
          <table:table-cell table:formula="of:=SUBSTITUTE([.J216];&quot;,&quot;;&quot;.&quot;)" office:value-type="string" office:string-value="65.1479999999999 600.132" calcext:value-type="string">
            <text:p>65.1479999999999 600.132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721" calcext:value-type="float">
            <text:p>1721</text:p>
          </table:table-cell>
          <table:table-cell table:number-columns-repeated="4"/>
          <table:table-cell table:formula="of:=[.A217]-[.$D$1]" office:value-type="float" office:value="93.1479999999999" calcext:value-type="float">
            <text:p>93,1479999999999</text:p>
          </table:table-cell>
          <table:table-cell table:formula="of:=[.B217]-[.$E$1]" office:value-type="float" office:value="664.132" calcext:value-type="float">
            <text:p>664,132</text:p>
          </table:table-cell>
          <table:table-cell/>
          <table:table-cell table:formula="of:=COM.MICROSOFT.CONCAT([.G217];&quot; &quot;;[.H217])" office:value-type="string" office:string-value="93,1479999999999 664,132" calcext:value-type="string">
            <text:p>93,1479999999999 664,132</text:p>
          </table:table-cell>
          <table:table-cell/>
          <table:table-cell table:formula="of:=SUBSTITUTE([.J217];&quot;,&quot;;&quot;.&quot;)" office:value-type="string" office:string-value="93.1479999999999 664.132" calcext:value-type="string">
            <text:p>93.1479999999999 664.132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773" calcext:value-type="float">
            <text:p>1773</text:p>
          </table:table-cell>
          <table:table-cell table:number-columns-repeated="4"/>
          <table:table-cell table:formula="of:=[.A218]-[.$D$1]" office:value-type="float" office:value="156.148" calcext:value-type="float">
            <text:p>156,148</text:p>
          </table:table-cell>
          <table:table-cell table:formula="of:=[.B218]-[.$E$1]" office:value-type="float" office:value="716.132" calcext:value-type="float">
            <text:p>716,132</text:p>
          </table:table-cell>
          <table:table-cell/>
          <table:table-cell table:formula="of:=COM.MICROSOFT.CONCAT([.G218];&quot; &quot;;[.H218])" office:value-type="string" office:string-value="156,148 716,132" calcext:value-type="string">
            <text:p>156,148 716,132</text:p>
          </table:table-cell>
          <table:table-cell/>
          <table:table-cell table:formula="of:=SUBSTITUTE([.J218];&quot;,&quot;;&quot;.&quot;)" office:value-type="string" office:string-value="156.148 716.132" calcext:value-type="string">
            <text:p>156.148 716.132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815" calcext:value-type="float">
            <text:p>1815</text:p>
          </table:table-cell>
          <table:table-cell table:number-columns-repeated="4"/>
          <table:table-cell table:formula="of:=[.A219]-[.$D$1]" office:value-type="float" office:value="191.148" calcext:value-type="float">
            <text:p>191,148</text:p>
          </table:table-cell>
          <table:table-cell table:formula="of:=[.B219]-[.$E$1]" office:value-type="float" office:value="758.132" calcext:value-type="float">
            <text:p>758,132</text:p>
          </table:table-cell>
          <table:table-cell/>
          <table:table-cell table:formula="of:=COM.MICROSOFT.CONCAT([.G219];&quot; &quot;;[.H219])" office:value-type="string" office:string-value="191,148 758,132" calcext:value-type="string">
            <text:p>191,148 758,132</text:p>
          </table:table-cell>
          <table:table-cell/>
          <table:table-cell table:formula="of:=SUBSTITUTE([.J219];&quot;,&quot;;&quot;.&quot;)" office:value-type="string" office:string-value="191.148 758.132" calcext:value-type="string">
            <text:p>191.148 758.132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840" calcext:value-type="float">
            <text:p>1840</text:p>
          </table:table-cell>
          <table:table-cell table:number-columns-repeated="4"/>
          <table:table-cell table:formula="of:=[.A220]-[.$D$1]" office:value-type="float" office:value="240.148" calcext:value-type="float">
            <text:p>240,148</text:p>
          </table:table-cell>
          <table:table-cell table:formula="of:=[.B220]-[.$E$1]" office:value-type="float" office:value="783.132" calcext:value-type="float">
            <text:p>783,132</text:p>
          </table:table-cell>
          <table:table-cell/>
          <table:table-cell table:formula="of:=COM.MICROSOFT.CONCAT([.G220];&quot; &quot;;[.H220])" office:value-type="string" office:string-value="240,148 783,132" calcext:value-type="string">
            <text:p>240,148 783,132</text:p>
          </table:table-cell>
          <table:table-cell/>
          <table:table-cell table:formula="of:=SUBSTITUTE([.J220];&quot;,&quot;;&quot;.&quot;)" office:value-type="string" office:string-value="240.148 783.132" calcext:value-type="string">
            <text:p>240.148 783.132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856" calcext:value-type="float">
            <text:p>1856</text:p>
          </table:table-cell>
          <table:table-cell table:number-columns-repeated="4"/>
          <table:table-cell table:formula="of:=[.A221]-[.$D$1]" office:value-type="float" office:value="284.148" calcext:value-type="float">
            <text:p>284,148</text:p>
          </table:table-cell>
          <table:table-cell table:formula="of:=[.B221]-[.$E$1]" office:value-type="float" office:value="799.132" calcext:value-type="float">
            <text:p>799,132</text:p>
          </table:table-cell>
          <table:table-cell/>
          <table:table-cell table:formula="of:=COM.MICROSOFT.CONCAT([.G221];&quot; &quot;;[.H221])" office:value-type="string" office:string-value="284,148 799,132" calcext:value-type="string">
            <text:p>284,148 799,132</text:p>
          </table:table-cell>
          <table:table-cell/>
          <table:table-cell table:formula="of:=SUBSTITUTE([.J221];&quot;,&quot;;&quot;.&quot;)" office:value-type="string" office:string-value="284.148 799.132" calcext:value-type="string">
            <text:p>284.148 799.132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854" calcext:value-type="float">
            <text:p>1854</text:p>
          </table:table-cell>
          <table:table-cell table:number-columns-repeated="4"/>
          <table:table-cell table:formula="of:=[.A222]-[.$D$1]" office:value-type="float" office:value="337.148" calcext:value-type="float">
            <text:p>337,148</text:p>
          </table:table-cell>
          <table:table-cell table:formula="of:=[.B222]-[.$E$1]" office:value-type="float" office:value="797.132" calcext:value-type="float">
            <text:p>797,132</text:p>
          </table:table-cell>
          <table:table-cell/>
          <table:table-cell table:formula="of:=COM.MICROSOFT.CONCAT([.G222];&quot; &quot;;[.H222])" office:value-type="string" office:string-value="337,148 797,132" calcext:value-type="string">
            <text:p>337,148 797,132</text:p>
          </table:table-cell>
          <table:table-cell/>
          <table:table-cell table:formula="of:=SUBSTITUTE([.J222];&quot;,&quot;;&quot;.&quot;)" office:value-type="string" office:string-value="337.148 797.132" calcext:value-type="string">
            <text:p>337.148 797.132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869" calcext:value-type="float">
            <text:p>1869</text:p>
          </table:table-cell>
          <table:table-cell table:number-columns-repeated="4"/>
          <table:table-cell table:formula="of:=[.A223]-[.$D$1]" office:value-type="float" office:value="358.148" calcext:value-type="float">
            <text:p>358,148</text:p>
          </table:table-cell>
          <table:table-cell table:formula="of:=[.B223]-[.$E$1]" office:value-type="float" office:value="812.132" calcext:value-type="float">
            <text:p>812,132</text:p>
          </table:table-cell>
          <table:table-cell/>
          <table:table-cell table:formula="of:=COM.MICROSOFT.CONCAT([.G223];&quot; &quot;;[.H223])" office:value-type="string" office:string-value="358,148 812,132" calcext:value-type="string">
            <text:p>358,148 812,132</text:p>
          </table:table-cell>
          <table:table-cell/>
          <table:table-cell table:formula="of:=SUBSTITUTE([.J223];&quot;,&quot;;&quot;.&quot;)" office:value-type="string" office:string-value="358.148 812.132" calcext:value-type="string">
            <text:p>358.148 812.132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845" calcext:value-type="float">
            <text:p>1845</text:p>
          </table:table-cell>
          <table:table-cell table:number-columns-repeated="4"/>
          <table:table-cell table:formula="of:=[.A224]-[.$D$1]" office:value-type="float" office:value="377.148" calcext:value-type="float">
            <text:p>377,148</text:p>
          </table:table-cell>
          <table:table-cell table:formula="of:=[.B224]-[.$E$1]" office:value-type="float" office:value="788.132" calcext:value-type="float">
            <text:p>788,132</text:p>
          </table:table-cell>
          <table:table-cell/>
          <table:table-cell table:formula="of:=COM.MICROSOFT.CONCAT([.G224];&quot; &quot;;[.H224])" office:value-type="string" office:string-value="377,148 788,132" calcext:value-type="string">
            <text:p>377,148 788,132</text:p>
          </table:table-cell>
          <table:table-cell/>
          <table:table-cell table:formula="of:=SUBSTITUTE([.J224];&quot;,&quot;;&quot;.&quot;)" office:value-type="string" office:string-value="377.148 788.132" calcext:value-type="string">
            <text:p>377.148 788.132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1803" calcext:value-type="float">
            <text:p>1803</text:p>
          </table:table-cell>
          <table:table-cell table:number-columns-repeated="4"/>
          <table:table-cell table:formula="of:=[.A225]-[.$D$1]" office:value-type="float" office:value="440.148" calcext:value-type="float">
            <text:p>440,148</text:p>
          </table:table-cell>
          <table:table-cell table:formula="of:=[.B225]-[.$E$1]" office:value-type="float" office:value="746.132" calcext:value-type="float">
            <text:p>746,132</text:p>
          </table:table-cell>
          <table:table-cell/>
          <table:table-cell table:formula="of:=COM.MICROSOFT.CONCAT([.G225];&quot; &quot;;[.H225])" office:value-type="string" office:string-value="440,148 746,132" calcext:value-type="string">
            <text:p>440,148 746,132</text:p>
          </table:table-cell>
          <table:table-cell/>
          <table:table-cell table:formula="of:=SUBSTITUTE([.J225];&quot;,&quot;;&quot;.&quot;)" office:value-type="string" office:string-value="440.148 746.132" calcext:value-type="string">
            <text:p>440.148 746.132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723" calcext:value-type="float">
            <text:p>1723</text:p>
          </table:table-cell>
          <table:table-cell table:number-columns-repeated="4"/>
          <table:table-cell table:formula="of:=[.A226]-[.$D$1]" office:value-type="float" office:value="434.148" calcext:value-type="float">
            <text:p>434,148</text:p>
          </table:table-cell>
          <table:table-cell table:formula="of:=[.B226]-[.$E$1]" office:value-type="float" office:value="666.132" calcext:value-type="float">
            <text:p>666,132</text:p>
          </table:table-cell>
          <table:table-cell/>
          <table:table-cell table:formula="of:=COM.MICROSOFT.CONCAT([.G226];&quot; &quot;;[.H226])" office:value-type="string" office:string-value="434,148 666,132" calcext:value-type="string">
            <text:p>434,148 666,132</text:p>
          </table:table-cell>
          <table:table-cell/>
          <table:table-cell table:formula="of:=SUBSTITUTE([.J226];&quot;,&quot;;&quot;.&quot;)" office:value-type="string" office:string-value="434.148 666.132" calcext:value-type="string">
            <text:p>434.148 666.132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628" calcext:value-type="float">
            <text:p>1628</text:p>
          </table:table-cell>
          <table:table-cell table:number-columns-repeated="4"/>
          <table:table-cell table:formula="of:=[.A227]-[.$D$1]" office:value-type="float" office:value="418.148" calcext:value-type="float">
            <text:p>418,148</text:p>
          </table:table-cell>
          <table:table-cell table:formula="of:=[.B227]-[.$E$1]" office:value-type="float" office:value="571.132" calcext:value-type="float">
            <text:p>571,132</text:p>
          </table:table-cell>
          <table:table-cell/>
          <table:table-cell table:formula="of:=COM.MICROSOFT.CONCAT([.G227];&quot; &quot;;[.H227])" office:value-type="string" office:string-value="418,148 571,132" calcext:value-type="string">
            <text:p>418,148 571,132</text:p>
          </table:table-cell>
          <table:table-cell/>
          <table:table-cell table:formula="of:=SUBSTITUTE([.J227];&quot;,&quot;;&quot;.&quot;)" office:value-type="string" office:string-value="418.148 571.132" calcext:value-type="string">
            <text:p>418.148 571.132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537" calcext:value-type="float">
            <text:p>1537</text:p>
          </table:table-cell>
          <table:table-cell table:number-columns-repeated="4"/>
          <table:table-cell table:formula="of:=[.A228]-[.$D$1]" office:value-type="float" office:value="381.148" calcext:value-type="float">
            <text:p>381,148</text:p>
          </table:table-cell>
          <table:table-cell table:formula="of:=[.B228]-[.$E$1]" office:value-type="float" office:value="480.132" calcext:value-type="float">
            <text:p>480,132</text:p>
          </table:table-cell>
          <table:table-cell/>
          <table:table-cell table:formula="of:=COM.MICROSOFT.CONCAT([.G228];&quot; &quot;;[.H228])" office:value-type="string" office:string-value="381,148 480,132" calcext:value-type="string">
            <text:p>381,148 480,132</text:p>
          </table:table-cell>
          <table:table-cell/>
          <table:table-cell table:formula="of:=SUBSTITUTE([.J228];&quot;,&quot;;&quot;.&quot;)" office:value-type="string" office:string-value="381.148 480.132" calcext:value-type="string">
            <text:p>381.148 480.132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449" calcext:value-type="float">
            <text:p>1449</text:p>
          </table:table-cell>
          <table:table-cell table:number-columns-repeated="4"/>
          <table:table-cell table:formula="of:=[.A229]-[.$D$1]" office:value-type="float" office:value="352.148" calcext:value-type="float">
            <text:p>352,148</text:p>
          </table:table-cell>
          <table:table-cell table:formula="of:=[.B229]-[.$E$1]" office:value-type="float" office:value="392.132" calcext:value-type="float">
            <text:p>392,132</text:p>
          </table:table-cell>
          <table:table-cell/>
          <table:table-cell table:formula="of:=COM.MICROSOFT.CONCAT([.G229];&quot; &quot;;[.H229])" office:value-type="string" office:string-value="352,148 392,132" calcext:value-type="string">
            <text:p>352,148 392,132</text:p>
          </table:table-cell>
          <table:table-cell/>
          <table:table-cell table:formula="of:=SUBSTITUTE([.J229];&quot;,&quot;;&quot;.&quot;)" office:value-type="string" office:string-value="352.148 392.132" calcext:value-type="string">
            <text:p>352.148 392.132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394" calcext:value-type="float">
            <text:p>1394</text:p>
          </table:table-cell>
          <table:table-cell table:number-columns-repeated="4"/>
          <table:table-cell table:formula="of:=[.A230]-[.$D$1]" office:value-type="float" office:value="330.148" calcext:value-type="float">
            <text:p>330,148</text:p>
          </table:table-cell>
          <table:table-cell table:formula="of:=[.B230]-[.$E$1]" office:value-type="float" office:value="337.132" calcext:value-type="float">
            <text:p>337,132</text:p>
          </table:table-cell>
          <table:table-cell/>
          <table:table-cell table:formula="of:=COM.MICROSOFT.CONCAT([.G230];&quot; &quot;;[.H230])" office:value-type="string" office:string-value="330,148 337,132" calcext:value-type="string">
            <text:p>330,148 337,132</text:p>
          </table:table-cell>
          <table:table-cell/>
          <table:table-cell table:formula="of:=SUBSTITUTE([.J230];&quot;,&quot;;&quot;.&quot;)" office:value-type="string" office:string-value="330.148 337.132" calcext:value-type="string">
            <text:p>330.148 337.132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326" calcext:value-type="float">
            <text:p>1326</text:p>
          </table:table-cell>
          <table:table-cell table:number-columns-repeated="4"/>
          <table:table-cell table:formula="of:=[.A231]-[.$D$1]" office:value-type="float" office:value="343.148" calcext:value-type="float">
            <text:p>343,148</text:p>
          </table:table-cell>
          <table:table-cell table:formula="of:=[.B231]-[.$E$1]" office:value-type="float" office:value="269.132" calcext:value-type="float">
            <text:p>269,132</text:p>
          </table:table-cell>
          <table:table-cell/>
          <table:table-cell table:formula="of:=COM.MICROSOFT.CONCAT([.G231];&quot; &quot;;[.H231])" office:value-type="string" office:string-value="343,148 269,132" calcext:value-type="string">
            <text:p>343,148 269,132</text:p>
          </table:table-cell>
          <table:table-cell/>
          <table:table-cell table:formula="of:=SUBSTITUTE([.J231];&quot;,&quot;;&quot;.&quot;)" office:value-type="string" office:string-value="343.148 269.132" calcext:value-type="string">
            <text:p>343.148 269.132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231" calcext:value-type="float">
            <text:p>1231</text:p>
          </table:table-cell>
          <table:table-cell table:number-columns-repeated="4"/>
          <table:table-cell table:formula="of:=[.A232]-[.$D$1]" office:value-type="float" office:value="308.148" calcext:value-type="float">
            <text:p>308,148</text:p>
          </table:table-cell>
          <table:table-cell table:formula="of:=[.B232]-[.$E$1]" office:value-type="float" office:value="174.132" calcext:value-type="float">
            <text:p>174,132</text:p>
          </table:table-cell>
          <table:table-cell/>
          <table:table-cell table:formula="of:=COM.MICROSOFT.CONCAT([.G232];&quot; &quot;;[.H232])" office:value-type="string" office:string-value="308,148 174,132" calcext:value-type="string">
            <text:p>308,148 174,132</text:p>
          </table:table-cell>
          <table:table-cell/>
          <table:table-cell table:formula="of:=SUBSTITUTE([.J232];&quot;,&quot;;&quot;.&quot;)" office:value-type="string" office:string-value="308.148 174.132" calcext:value-type="string">
            <text:p>308.148 174.132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104" calcext:value-type="float">
            <text:p>1104</text:p>
          </table:table-cell>
          <table:table-cell table:number-columns-repeated="4"/>
          <table:table-cell table:formula="of:=[.A233]-[.$D$1]" office:value-type="float" office:value="253.148" calcext:value-type="float">
            <text:p>253,148</text:p>
          </table:table-cell>
          <table:table-cell table:formula="of:=[.B233]-[.$E$1]" office:value-type="float" office:value="47.1320000000001" calcext:value-type="float">
            <text:p>47,1320000000001</text:p>
          </table:table-cell>
          <table:table-cell/>
          <table:table-cell table:formula="of:=COM.MICROSOFT.CONCAT([.G233];&quot; &quot;;[.H233])" office:value-type="string" office:string-value="253,148 47,1320000000001" calcext:value-type="string">
            <text:p>253,148 47,1320000000001</text:p>
          </table:table-cell>
          <table:table-cell/>
          <table:table-cell table:formula="of:=SUBSTITUTE([.J233];&quot;,&quot;;&quot;.&quot;)" office:value-type="string" office:string-value="253.148 47.1320000000001" calcext:value-type="string">
            <text:p>253.148 47.1320000000001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977" calcext:value-type="float">
            <text:p>977</text:p>
          </table:table-cell>
          <table:table-cell table:number-columns-repeated="4"/>
          <table:table-cell table:formula="of:=[.A234]-[.$D$1]" office:value-type="float" office:value="208.148" calcext:value-type="float">
            <text:p>208,148</text:p>
          </table:table-cell>
          <table:table-cell table:formula="of:=[.B234]-[.$E$1]" office:value-type="float" office:value="-79.8679999999999" calcext:value-type="float">
            <text:p>-79,8679999999999</text:p>
          </table:table-cell>
          <table:table-cell/>
          <table:table-cell table:formula="of:=COM.MICROSOFT.CONCAT([.G234];&quot; &quot;;[.H234])" office:value-type="string" office:string-value="208,148 -79,8679999999999" calcext:value-type="string">
            <text:p>208,148 -79,8679999999999</text:p>
          </table:table-cell>
          <table:table-cell/>
          <table:table-cell table:formula="of:=SUBSTITUTE([.J234];&quot;,&quot;;&quot;.&quot;)" office:value-type="string" office:string-value="208.148 -79.8679999999999" calcext:value-type="string">
            <text:p>208.148 -79.8679999999999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855" calcext:value-type="float">
            <text:p>855</text:p>
          </table:table-cell>
          <table:table-cell table:number-columns-repeated="4"/>
          <table:table-cell table:formula="of:=[.A235]-[.$D$1]" office:value-type="float" office:value="129.148" calcext:value-type="float">
            <text:p>129,148</text:p>
          </table:table-cell>
          <table:table-cell table:formula="of:=[.B235]-[.$E$1]" office:value-type="float" office:value="-201.868" calcext:value-type="float">
            <text:p>-201,868</text:p>
          </table:table-cell>
          <table:table-cell/>
          <table:table-cell table:formula="of:=COM.MICROSOFT.CONCAT([.G235];&quot; &quot;;[.H235])" office:value-type="string" office:string-value="129,148 -201,868" calcext:value-type="string">
            <text:p>129,148 -201,868</text:p>
          </table:table-cell>
          <table:table-cell/>
          <table:table-cell table:formula="of:=SUBSTITUTE([.J235];&quot;,&quot;;&quot;.&quot;)" office:value-type="string" office:string-value="129.148 -201.868" calcext:value-type="string">
            <text:p>129.148 -201.868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732" calcext:value-type="float">
            <text:p>732</text:p>
          </table:table-cell>
          <table:table-cell table:number-columns-repeated="4"/>
          <table:table-cell table:formula="of:=[.A236]-[.$D$1]" office:value-type="float" office:value="70.1479999999999" calcext:value-type="float">
            <text:p>70,1479999999999</text:p>
          </table:table-cell>
          <table:table-cell table:formula="of:=[.B236]-[.$E$1]" office:value-type="float" office:value="-324.868" calcext:value-type="float">
            <text:p>-324,868</text:p>
          </table:table-cell>
          <table:table-cell/>
          <table:table-cell table:formula="of:=COM.MICROSOFT.CONCAT([.G236];&quot; &quot;;[.H236])" office:value-type="string" office:string-value="70,1479999999999 -324,868" calcext:value-type="string">
            <text:p>70,1479999999999 -324,868</text:p>
          </table:table-cell>
          <table:table-cell/>
          <table:table-cell table:formula="of:=SUBSTITUTE([.J236];&quot;,&quot;;&quot;.&quot;)" office:value-type="string" office:string-value="70.1479999999999 -324.868" calcext:value-type="string">
            <text:p>70.1479999999999 -324.868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654" calcext:value-type="float">
            <text:p>654</text:p>
          </table:table-cell>
          <table:table-cell table:number-columns-repeated="4"/>
          <table:table-cell table:formula="of:=[.A237]-[.$D$1]" office:value-type="float" office:value="5.14799999999991" calcext:value-type="float">
            <text:p>5,14799999999991</text:p>
          </table:table-cell>
          <table:table-cell table:formula="of:=[.B237]-[.$E$1]" office:value-type="float" office:value="-402.868" calcext:value-type="float">
            <text:p>-402,868</text:p>
          </table:table-cell>
          <table:table-cell/>
          <table:table-cell table:formula="of:=COM.MICROSOFT.CONCAT([.G237];&quot; &quot;;[.H237])" office:value-type="string" office:string-value="5,14799999999991 -402,868" calcext:value-type="string">
            <text:p>5,14799999999991 -402,868</text:p>
          </table:table-cell>
          <table:table-cell/>
          <table:table-cell table:formula="of:=SUBSTITUTE([.J237];&quot;,&quot;;&quot;.&quot;)" office:value-type="string" office:string-value="5.14799999999991 -402.868" calcext:value-type="string">
            <text:p>5.14799999999991 -402.868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557" calcext:value-type="float">
            <text:p>557</text:p>
          </table:table-cell>
          <table:table-cell table:number-columns-repeated="4"/>
          <table:table-cell table:formula="of:=[.A238]-[.$D$1]" office:value-type="float" office:value="-58.8520000000001" calcext:value-type="float">
            <text:p>-58,8520000000001</text:p>
          </table:table-cell>
          <table:table-cell table:formula="of:=[.B238]-[.$E$1]" office:value-type="float" office:value="-499.868" calcext:value-type="float">
            <text:p>-499,868</text:p>
          </table:table-cell>
          <table:table-cell/>
          <table:table-cell table:formula="of:=COM.MICROSOFT.CONCAT([.G238];&quot; &quot;;[.H238])" office:value-type="string" office:string-value="-58,8520000000001 -499,868" calcext:value-type="string">
            <text:p>-58,8520000000001 -499,868</text:p>
          </table:table-cell>
          <table:table-cell/>
          <table:table-cell table:formula="of:=SUBSTITUTE([.J238];&quot;,&quot;;&quot;.&quot;)" office:value-type="string" office:string-value="-58.8520000000001 -499.868" calcext:value-type="string">
            <text:p>-58.8520000000001 -499.868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479" calcext:value-type="float">
            <text:p>479</text:p>
          </table:table-cell>
          <table:table-cell table:number-columns-repeated="4"/>
          <table:table-cell table:formula="of:=[.A239]-[.$D$1]" office:value-type="float" office:value="-115.852" calcext:value-type="float">
            <text:p>-115,852</text:p>
          </table:table-cell>
          <table:table-cell table:formula="of:=[.B239]-[.$E$1]" office:value-type="float" office:value="-577.868" calcext:value-type="float">
            <text:p>-577,868</text:p>
          </table:table-cell>
          <table:table-cell/>
          <table:table-cell table:formula="of:=COM.MICROSOFT.CONCAT([.G239];&quot; &quot;;[.H239])" office:value-type="string" office:string-value="-115,852 -577,868" calcext:value-type="string">
            <text:p>-115,852 -577,868</text:p>
          </table:table-cell>
          <table:table-cell/>
          <table:table-cell table:formula="of:=SUBSTITUTE([.J239];&quot;,&quot;;&quot;.&quot;)" office:value-type="string" office:string-value="-115.852 -577.868" calcext:value-type="string">
            <text:p>-115.852 -577.868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437" calcext:value-type="float">
            <text:p>437</text:p>
          </table:table-cell>
          <table:table-cell table:number-columns-repeated="4"/>
          <table:table-cell table:formula="of:=[.A240]-[.$D$1]" office:value-type="float" office:value="-165.852" calcext:value-type="float">
            <text:p>-165,852</text:p>
          </table:table-cell>
          <table:table-cell table:formula="of:=[.B240]-[.$E$1]" office:value-type="float" office:value="-619.868" calcext:value-type="float">
            <text:p>-619,868</text:p>
          </table:table-cell>
          <table:table-cell/>
          <table:table-cell table:formula="of:=COM.MICROSOFT.CONCAT([.G240];&quot; &quot;;[.H240])" office:value-type="string" office:string-value="-165,852 -619,868" calcext:value-type="string">
            <text:p>-165,852 -619,868</text:p>
          </table:table-cell>
          <table:table-cell/>
          <table:table-cell table:formula="of:=SUBSTITUTE([.J240];&quot;,&quot;;&quot;.&quot;)" office:value-type="string" office:string-value="-165.852 -619.868" calcext:value-type="string">
            <text:p>-165.852 -619.868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393" calcext:value-type="float">
            <text:p>393</text:p>
          </table:table-cell>
          <table:table-cell table:number-columns-repeated="4"/>
          <table:table-cell table:formula="of:=[.A241]-[.$D$1]" office:value-type="float" office:value="-209.852" calcext:value-type="float">
            <text:p>-209,852</text:p>
          </table:table-cell>
          <table:table-cell table:formula="of:=[.B241]-[.$E$1]" office:value-type="float" office:value="-663.868" calcext:value-type="float">
            <text:p>-663,868</text:p>
          </table:table-cell>
          <table:table-cell/>
          <table:table-cell table:formula="of:=COM.MICROSOFT.CONCAT([.G241];&quot; &quot;;[.H241])" office:value-type="string" office:string-value="-209,852 -663,868" calcext:value-type="string">
            <text:p>-209,852 -663,868</text:p>
          </table:table-cell>
          <table:table-cell/>
          <table:table-cell table:formula="of:=SUBSTITUTE([.J241];&quot;,&quot;;&quot;.&quot;)" office:value-type="string" office:string-value="-209.852 -663.868" calcext:value-type="string">
            <text:p>-209.852 -663.86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61" calcext:value-type="float">
            <text:p>361</text:p>
          </table:table-cell>
          <table:table-cell table:number-columns-repeated="4"/>
          <table:table-cell table:formula="of:=[.A242]-[.$D$1]" office:value-type="float" office:value="-241.852" calcext:value-type="float">
            <text:p>-241,852</text:p>
          </table:table-cell>
          <table:table-cell table:formula="of:=[.B242]-[.$E$1]" office:value-type="float" office:value="-695.868" calcext:value-type="float">
            <text:p>-695,868</text:p>
          </table:table-cell>
          <table:table-cell/>
          <table:table-cell table:formula="of:=COM.MICROSOFT.CONCAT([.G242];&quot; &quot;;[.H242])" office:value-type="string" office:string-value="-241,852 -695,868" calcext:value-type="string">
            <text:p>-241,852 -695,868</text:p>
          </table:table-cell>
          <table:table-cell/>
          <table:table-cell table:formula="of:=SUBSTITUTE([.J242];&quot;,&quot;;&quot;.&quot;)" office:value-type="string" office:string-value="-241.852 -695.868" calcext:value-type="string">
            <text:p>-241.852 -695.86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33" calcext:value-type="float">
            <text:p>333</text:p>
          </table:table-cell>
          <table:table-cell table:number-columns-repeated="4"/>
          <table:table-cell table:formula="of:=[.A243]-[.$D$1]" office:value-type="float" office:value="-272.852" calcext:value-type="float">
            <text:p>-272,852</text:p>
          </table:table-cell>
          <table:table-cell table:formula="of:=[.B243]-[.$E$1]" office:value-type="float" office:value="-723.868" calcext:value-type="float">
            <text:p>-723,868</text:p>
          </table:table-cell>
          <table:table-cell/>
          <table:table-cell table:formula="of:=COM.MICROSOFT.CONCAT([.G243];&quot; &quot;;[.H243])" office:value-type="string" office:string-value="-272,852 -723,868" calcext:value-type="string">
            <text:p>-272,852 -723,868</text:p>
          </table:table-cell>
          <table:table-cell/>
          <table:table-cell table:formula="of:=SUBSTITUTE([.J243];&quot;,&quot;;&quot;.&quot;)" office:value-type="string" office:string-value="-272.852 -723.868" calcext:value-type="string">
            <text:p>-272.852 -723.86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28" calcext:value-type="float">
            <text:p>328</text:p>
          </table:table-cell>
          <table:table-cell table:number-columns-repeated="4"/>
          <table:table-cell table:formula="of:=[.A244]-[.$D$1]" office:value-type="float" office:value="-299.852" calcext:value-type="float">
            <text:p>-299,852</text:p>
          </table:table-cell>
          <table:table-cell table:formula="of:=[.B244]-[.$E$1]" office:value-type="float" office:value="-728.868" calcext:value-type="float">
            <text:p>-728,868</text:p>
          </table:table-cell>
          <table:table-cell/>
          <table:table-cell table:formula="of:=COM.MICROSOFT.CONCAT([.G244];&quot; &quot;;[.H244])" office:value-type="string" office:string-value="-299,852 -728,868" calcext:value-type="string">
            <text:p>-299,852 -728,868</text:p>
          </table:table-cell>
          <table:table-cell/>
          <table:table-cell table:formula="of:=SUBSTITUTE([.J244];&quot;,&quot;;&quot;.&quot;)" office:value-type="string" office:string-value="-299.852 -728.868" calcext:value-type="string">
            <text:p>-299.852 -728.86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45" calcext:value-type="float">
            <text:p>345</text:p>
          </table:table-cell>
          <table:table-cell table:number-columns-repeated="4"/>
          <table:table-cell table:formula="of:=[.A245]-[.$D$1]" office:value-type="float" office:value="-322.852" calcext:value-type="float">
            <text:p>-322,852</text:p>
          </table:table-cell>
          <table:table-cell table:formula="of:=[.B245]-[.$E$1]" office:value-type="float" office:value="-711.868" calcext:value-type="float">
            <text:p>-711,868</text:p>
          </table:table-cell>
          <table:table-cell/>
          <table:table-cell table:formula="of:=COM.MICROSOFT.CONCAT([.G245];&quot; &quot;;[.H245])" office:value-type="string" office:string-value="-322,852 -711,868" calcext:value-type="string">
            <text:p>-322,852 -711,868</text:p>
          </table:table-cell>
          <table:table-cell/>
          <table:table-cell table:formula="of:=SUBSTITUTE([.J245];&quot;,&quot;;&quot;.&quot;)" office:value-type="string" office:string-value="-322.852 -711.868" calcext:value-type="string">
            <text:p>-322.852 -711.86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38" calcext:value-type="float">
            <text:p>338</text:p>
          </table:table-cell>
          <table:table-cell table:number-columns-repeated="4"/>
          <table:table-cell table:formula="of:=[.A246]-[.$D$1]" office:value-type="float" office:value="-340.852" calcext:value-type="float">
            <text:p>-340,852</text:p>
          </table:table-cell>
          <table:table-cell table:formula="of:=[.B246]-[.$E$1]" office:value-type="float" office:value="-718.868" calcext:value-type="float">
            <text:p>-718,868</text:p>
          </table:table-cell>
          <table:table-cell/>
          <table:table-cell table:formula="of:=COM.MICROSOFT.CONCAT([.G246];&quot; &quot;;[.H246])" office:value-type="string" office:string-value="-340,852 -718,868" calcext:value-type="string">
            <text:p>-340,852 -718,868</text:p>
          </table:table-cell>
          <table:table-cell/>
          <table:table-cell table:formula="of:=SUBSTITUTE([.J246];&quot;,&quot;;&quot;.&quot;)" office:value-type="string" office:string-value="-340.852 -718.868" calcext:value-type="string">
            <text:p>-340.852 -718.86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40" calcext:value-type="float">
            <text:p>340</text:p>
          </table:table-cell>
          <table:table-cell table:number-columns-repeated="4"/>
          <table:table-cell table:formula="of:=[.A247]-[.$D$1]" office:value-type="float" office:value="-338.852" calcext:value-type="float">
            <text:p>-338,852</text:p>
          </table:table-cell>
          <table:table-cell table:formula="of:=[.B247]-[.$E$1]" office:value-type="float" office:value="-716.868" calcext:value-type="float">
            <text:p>-716,868</text:p>
          </table:table-cell>
          <table:table-cell/>
          <table:table-cell table:formula="of:=COM.MICROSOFT.CONCAT([.G247];&quot; &quot;;[.H247])" office:value-type="string" office:string-value="-338,852 -716,868" calcext:value-type="string">
            <text:p>-338,852 -716,868</text:p>
          </table:table-cell>
          <table:table-cell/>
          <table:table-cell table:formula="of:=SUBSTITUTE([.J247];&quot;,&quot;;&quot;.&quot;)" office:value-type="string" office:string-value="-338.852 -716.868" calcext:value-type="string">
            <text:p>-338.852 -716.86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05" calcext:value-type="float">
            <text:p>405</text:p>
          </table:table-cell>
          <table:table-cell table:number-columns-repeated="4"/>
          <table:table-cell table:formula="of:=[.A248]-[.$D$1]" office:value-type="float" office:value="-391.852" calcext:value-type="float">
            <text:p>-391,852</text:p>
          </table:table-cell>
          <table:table-cell table:formula="of:=[.B248]-[.$E$1]" office:value-type="float" office:value="-651.868" calcext:value-type="float">
            <text:p>-651,868</text:p>
          </table:table-cell>
          <table:table-cell/>
          <table:table-cell table:formula="of:=COM.MICROSOFT.CONCAT([.G248];&quot; &quot;;[.H248])" office:value-type="string" office:string-value="-391,852 -651,868" calcext:value-type="string">
            <text:p>-391,852 -651,868</text:p>
          </table:table-cell>
          <table:table-cell/>
          <table:table-cell table:formula="of:=SUBSTITUTE([.J248];&quot;,&quot;;&quot;.&quot;)" office:value-type="string" office:string-value="-391.852 -651.868" calcext:value-type="string">
            <text:p>-391.852 -651.86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91" calcext:value-type="float">
            <text:p>491</text:p>
          </table:table-cell>
          <table:table-cell table:number-columns-repeated="4"/>
          <table:table-cell table:formula="of:=[.A249]-[.$D$1]" office:value-type="float" office:value="-404.852" calcext:value-type="float">
            <text:p>-404,852</text:p>
          </table:table-cell>
          <table:table-cell table:formula="of:=[.B249]-[.$E$1]" office:value-type="float" office:value="-565.868" calcext:value-type="float">
            <text:p>-565,868</text:p>
          </table:table-cell>
          <table:table-cell/>
          <table:table-cell table:formula="of:=COM.MICROSOFT.CONCAT([.G249];&quot; &quot;;[.H249])" office:value-type="string" office:string-value="-404,852 -565,868" calcext:value-type="string">
            <text:p>-404,852 -565,868</text:p>
          </table:table-cell>
          <table:table-cell/>
          <table:table-cell table:formula="of:=SUBSTITUTE([.J249];&quot;,&quot;;&quot;.&quot;)" office:value-type="string" office:string-value="-404.852 -565.868" calcext:value-type="string">
            <text:p>-404.852 -565.86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593" calcext:value-type="float">
            <text:p>593</text:p>
          </table:table-cell>
          <table:table-cell table:number-columns-repeated="4"/>
          <table:table-cell table:formula="of:=[.A250]-[.$D$1]" office:value-type="float" office:value="-388.852" calcext:value-type="float">
            <text:p>-388,852</text:p>
          </table:table-cell>
          <table:table-cell table:formula="of:=[.B250]-[.$E$1]" office:value-type="float" office:value="-463.868" calcext:value-type="float">
            <text:p>-463,868</text:p>
          </table:table-cell>
          <table:table-cell/>
          <table:table-cell table:formula="of:=COM.MICROSOFT.CONCAT([.G250];&quot; &quot;;[.H250])" office:value-type="string" office:string-value="-388,852 -463,868" calcext:value-type="string">
            <text:p>-388,852 -463,868</text:p>
          </table:table-cell>
          <table:table-cell/>
          <table:table-cell table:formula="of:=SUBSTITUTE([.J250];&quot;,&quot;;&quot;.&quot;)" office:value-type="string" office:string-value="-388.852 -463.868" calcext:value-type="string">
            <text:p>-388.852 -463.86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707" calcext:value-type="float">
            <text:p>707</text:p>
          </table:table-cell>
          <table:table-cell table:number-columns-repeated="4"/>
          <table:table-cell table:formula="of:=[.A251]-[.$D$1]" office:value-type="float" office:value="-324.852" calcext:value-type="float">
            <text:p>-324,852</text:p>
          </table:table-cell>
          <table:table-cell table:formula="of:=[.B251]-[.$E$1]" office:value-type="float" office:value="-349.868" calcext:value-type="float">
            <text:p>-349,868</text:p>
          </table:table-cell>
          <table:table-cell/>
          <table:table-cell table:formula="of:=COM.MICROSOFT.CONCAT([.G251];&quot; &quot;;[.H251])" office:value-type="string" office:string-value="-324,852 -349,868" calcext:value-type="string">
            <text:p>-324,852 -349,868</text:p>
          </table:table-cell>
          <table:table-cell/>
          <table:table-cell table:formula="of:=SUBSTITUTE([.J251];&quot;,&quot;;&quot;.&quot;)" office:value-type="string" office:string-value="-324.852 -349.868" calcext:value-type="string">
            <text:p>-324.852 -349.86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47" calcext:value-type="float">
            <text:p>747</text:p>
          </table:table-cell>
          <table:table-cell table:number-columns-repeated="4"/>
          <table:table-cell table:formula="of:=[.A252]-[.$D$1]" office:value-type="float" office:value="-271.852" calcext:value-type="float">
            <text:p>-271,852</text:p>
          </table:table-cell>
          <table:table-cell table:formula="of:=[.B252]-[.$E$1]" office:value-type="float" office:value="-309.868" calcext:value-type="float">
            <text:p>-309,868</text:p>
          </table:table-cell>
          <table:table-cell/>
          <table:table-cell table:formula="of:=COM.MICROSOFT.CONCAT([.G252];&quot; &quot;;[.H252])" office:value-type="string" office:string-value="-271,852 -309,868" calcext:value-type="string">
            <text:p>-271,852 -309,868</text:p>
          </table:table-cell>
          <table:table-cell/>
          <table:table-cell table:formula="of:=SUBSTITUTE([.J252];&quot;,&quot;;&quot;.&quot;)" office:value-type="string" office:string-value="-271.852 -309.868" calcext:value-type="string">
            <text:p>-271.852 -309.86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813" calcext:value-type="float">
            <text:p>813</text:p>
          </table:table-cell>
          <table:table-cell table:number-columns-repeated="4"/>
          <table:table-cell table:formula="of:=[.A253]-[.$D$1]" office:value-type="float" office:value="-288.852" calcext:value-type="float">
            <text:p>-288,852</text:p>
          </table:table-cell>
          <table:table-cell table:formula="of:=[.B253]-[.$E$1]" office:value-type="float" office:value="-243.868" calcext:value-type="float">
            <text:p>-243,868</text:p>
          </table:table-cell>
          <table:table-cell/>
          <table:table-cell table:formula="of:=COM.MICROSOFT.CONCAT([.G253];&quot; &quot;;[.H253])" office:value-type="string" office:string-value="-288,852 -243,868" calcext:value-type="string">
            <text:p>-288,852 -243,868</text:p>
          </table:table-cell>
          <table:table-cell/>
          <table:table-cell table:formula="of:=SUBSTITUTE([.J253];&quot;,&quot;;&quot;.&quot;)" office:value-type="string" office:string-value="-288.852 -243.868" calcext:value-type="string">
            <text:p>-288.852 -243.86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878" calcext:value-type="float">
            <text:p>878</text:p>
          </table:table-cell>
          <table:table-cell table:number-columns-repeated="4"/>
          <table:table-cell table:formula="of:=[.A254]-[.$D$1]" office:value-type="float" office:value="-291.852" calcext:value-type="float">
            <text:p>-291,852</text:p>
          </table:table-cell>
          <table:table-cell table:formula="of:=[.B254]-[.$E$1]" office:value-type="float" office:value="-178.868" calcext:value-type="float">
            <text:p>-178,868</text:p>
          </table:table-cell>
          <table:table-cell/>
          <table:table-cell table:formula="of:=COM.MICROSOFT.CONCAT([.G254];&quot; &quot;;[.H254])" office:value-type="string" office:string-value="-291,852 -178,868" calcext:value-type="string">
            <text:p>-291,852 -178,868</text:p>
          </table:table-cell>
          <table:table-cell/>
          <table:table-cell table:formula="of:=SUBSTITUTE([.J254];&quot;,&quot;;&quot;.&quot;)" office:value-type="string" office:string-value="-291.852 -178.868" calcext:value-type="string">
            <text:p>-291.852 -178.86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990" calcext:value-type="float">
            <text:p>990</text:p>
          </table:table-cell>
          <table:table-cell table:number-columns-repeated="4"/>
          <table:table-cell table:formula="of:=[.A255]-[.$D$1]" office:value-type="float" office:value="-261.852" calcext:value-type="float">
            <text:p>-261,852</text:p>
          </table:table-cell>
          <table:table-cell table:formula="of:=[.B255]-[.$E$1]" office:value-type="float" office:value="-66.8679999999999" calcext:value-type="float">
            <text:p>-66,8679999999999</text:p>
          </table:table-cell>
          <table:table-cell/>
          <table:table-cell table:formula="of:=COM.MICROSOFT.CONCAT([.G255];&quot; &quot;;[.H255])" office:value-type="string" office:string-value="-261,852 -66,8679999999999" calcext:value-type="string">
            <text:p>-261,852 -66,8679999999999</text:p>
          </table:table-cell>
          <table:table-cell/>
          <table:table-cell table:formula="of:=SUBSTITUTE([.J255];&quot;,&quot;;&quot;.&quot;)" office:value-type="string" office:string-value="-261.852 -66.8679999999999" calcext:value-type="string">
            <text:p>-261.852 -66.8679999999999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123" calcext:value-type="float">
            <text:p>1123</text:p>
          </table:table-cell>
          <table:table-cell table:number-columns-repeated="4"/>
          <table:table-cell table:formula="of:=[.A256]-[.$D$1]" office:value-type="float" office:value="-157.852" calcext:value-type="float">
            <text:p>-157,852</text:p>
          </table:table-cell>
          <table:table-cell table:formula="of:=[.B256]-[.$E$1]" office:value-type="float" office:value="66.1320000000001" calcext:value-type="float">
            <text:p>66,1320000000001</text:p>
          </table:table-cell>
          <table:table-cell/>
          <table:table-cell table:formula="of:=COM.MICROSOFT.CONCAT([.G256];&quot; &quot;;[.H256])" office:value-type="string" office:string-value="-157,852 66,1320000000001" calcext:value-type="string">
            <text:p>-157,852 66,1320000000001</text:p>
          </table:table-cell>
          <table:table-cell/>
          <table:table-cell table:formula="of:=SUBSTITUTE([.J256];&quot;,&quot;;&quot;.&quot;)" office:value-type="string" office:string-value="-157.852 66.1320000000001" calcext:value-type="string">
            <text:p>-157.852 66.1320000000001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241" calcext:value-type="float">
            <text:p>1241</text:p>
          </table:table-cell>
          <table:table-cell table:number-columns-repeated="4"/>
          <table:table-cell table:formula="of:=[.A257]-[.$D$1]" office:value-type="float" office:value="-178.852" calcext:value-type="float">
            <text:p>-178,852</text:p>
          </table:table-cell>
          <table:table-cell table:formula="of:=[.B257]-[.$E$1]" office:value-type="float" office:value="184.132" calcext:value-type="float">
            <text:p>184,132</text:p>
          </table:table-cell>
          <table:table-cell/>
          <table:table-cell table:formula="of:=COM.MICROSOFT.CONCAT([.G257];&quot; &quot;;[.H257])" office:value-type="string" office:string-value="-178,852 184,132" calcext:value-type="string">
            <text:p>-178,852 184,132</text:p>
          </table:table-cell>
          <table:table-cell/>
          <table:table-cell table:formula="of:=SUBSTITUTE([.J257];&quot;,&quot;;&quot;.&quot;)" office:value-type="string" office:string-value="-178.852 184.132" calcext:value-type="string">
            <text:p>-178.852 184.132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359" calcext:value-type="float">
            <text:p>1359</text:p>
          </table:table-cell>
          <table:table-cell table:number-columns-repeated="4"/>
          <table:table-cell table:formula="of:=[.A258]-[.$D$1]" office:value-type="float" office:value="-107.852" calcext:value-type="float">
            <text:p>-107,852</text:p>
          </table:table-cell>
          <table:table-cell table:formula="of:=[.B258]-[.$E$1]" office:value-type="float" office:value="302.132" calcext:value-type="float">
            <text:p>302,132</text:p>
          </table:table-cell>
          <table:table-cell/>
          <table:table-cell table:formula="of:=COM.MICROSOFT.CONCAT([.G258];&quot; &quot;;[.H258])" office:value-type="string" office:string-value="-107,852 302,132" calcext:value-type="string">
            <text:p>-107,852 302,132</text:p>
          </table:table-cell>
          <table:table-cell/>
          <table:table-cell table:formula="of:=SUBSTITUTE([.J258];&quot;,&quot;;&quot;.&quot;)" office:value-type="string" office:string-value="-107.852 302.132" calcext:value-type="string">
            <text:p>-107.852 302.132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466" calcext:value-type="float">
            <text:p>1466</text:p>
          </table:table-cell>
          <table:table-cell table:number-columns-repeated="4"/>
          <table:table-cell table:formula="of:=[.A259]-[.$D$1]" office:value-type="float" office:value="-51.8520000000001" calcext:value-type="float">
            <text:p>-51,8520000000001</text:p>
          </table:table-cell>
          <table:table-cell table:formula="of:=[.B259]-[.$E$1]" office:value-type="float" office:value="409.132" calcext:value-type="float">
            <text:p>409,132</text:p>
          </table:table-cell>
          <table:table-cell/>
          <table:table-cell table:formula="of:=COM.MICROSOFT.CONCAT([.G259];&quot; &quot;;[.H259])" office:value-type="string" office:string-value="-51,8520000000001 409,132" calcext:value-type="string">
            <text:p>-51,8520000000001 409,132</text:p>
          </table:table-cell>
          <table:table-cell/>
          <table:table-cell table:formula="of:=SUBSTITUTE([.J259];&quot;,&quot;;&quot;.&quot;)" office:value-type="string" office:string-value="-51.8520000000001 409.132" calcext:value-type="string">
            <text:p>-51.8520000000001 409.132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550" calcext:value-type="float">
            <text:p>1550</text:p>
          </table:table-cell>
          <table:table-cell table:number-columns-repeated="4"/>
          <table:table-cell table:formula="of:=[.A260]-[.$D$1]" office:value-type="float" office:value="-9.85200000000009" calcext:value-type="float">
            <text:p>-9,85200000000009</text:p>
          </table:table-cell>
          <table:table-cell table:formula="of:=[.B260]-[.$E$1]" office:value-type="float" office:value="493.132" calcext:value-type="float">
            <text:p>493,132</text:p>
          </table:table-cell>
          <table:table-cell/>
          <table:table-cell table:formula="of:=COM.MICROSOFT.CONCAT([.G260];&quot; &quot;;[.H260])" office:value-type="string" office:string-value="-9,85200000000009 493,132" calcext:value-type="string">
            <text:p>-9,85200000000009 493,132</text:p>
          </table:table-cell>
          <table:table-cell/>
          <table:table-cell table:formula="of:=SUBSTITUTE([.J260];&quot;,&quot;;&quot;.&quot;)" office:value-type="string" office:string-value="-9.85200000000009 493.132" calcext:value-type="string">
            <text:p>-9.85200000000009 493.13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632" calcext:value-type="float">
            <text:p>1632</text:p>
          </table:table-cell>
          <table:table-cell table:number-columns-repeated="4"/>
          <table:table-cell table:formula="of:=[.A261]-[.$D$1]" office:value-type="float" office:value="69.1479999999999" calcext:value-type="float">
            <text:p>69,1479999999999</text:p>
          </table:table-cell>
          <table:table-cell table:formula="of:=[.B261]-[.$E$1]" office:value-type="float" office:value="575.132" calcext:value-type="float">
            <text:p>575,132</text:p>
          </table:table-cell>
          <table:table-cell/>
          <table:table-cell table:formula="of:=COM.MICROSOFT.CONCAT([.G261];&quot; &quot;;[.H261])" office:value-type="string" office:string-value="69,1479999999999 575,132" calcext:value-type="string">
            <text:p>69,1479999999999 575,132</text:p>
          </table:table-cell>
          <table:table-cell/>
          <table:table-cell table:formula="of:=SUBSTITUTE([.J261];&quot;,&quot;;&quot;.&quot;)" office:value-type="string" office:string-value="69.1479999999999 575.132" calcext:value-type="string">
            <text:p>69.1479999999999 575.132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701" calcext:value-type="float">
            <text:p>1701</text:p>
          </table:table-cell>
          <table:table-cell table:number-columns-repeated="4"/>
          <table:table-cell table:formula="of:=[.A262]-[.$D$1]" office:value-type="float" office:value="81.1479999999999" calcext:value-type="float">
            <text:p>81,1479999999999</text:p>
          </table:table-cell>
          <table:table-cell table:formula="of:=[.B262]-[.$E$1]" office:value-type="float" office:value="644.132" calcext:value-type="float">
            <text:p>644,132</text:p>
          </table:table-cell>
          <table:table-cell/>
          <table:table-cell table:formula="of:=COM.MICROSOFT.CONCAT([.G262];&quot; &quot;;[.H262])" office:value-type="string" office:string-value="81,1479999999999 644,132" calcext:value-type="string">
            <text:p>81,1479999999999 644,132</text:p>
          </table:table-cell>
          <table:table-cell/>
          <table:table-cell table:formula="of:=SUBSTITUTE([.J262];&quot;,&quot;;&quot;.&quot;)" office:value-type="string" office:string-value="81.1479999999999 644.132" calcext:value-type="string">
            <text:p>81.1479999999999 644.132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753" calcext:value-type="float">
            <text:p>1753</text:p>
          </table:table-cell>
          <table:table-cell table:number-columns-repeated="4"/>
          <table:table-cell table:formula="of:=[.A263]-[.$D$1]" office:value-type="float" office:value="129.148" calcext:value-type="float">
            <text:p>129,148</text:p>
          </table:table-cell>
          <table:table-cell table:formula="of:=[.B263]-[.$E$1]" office:value-type="float" office:value="696.132" calcext:value-type="float">
            <text:p>696,132</text:p>
          </table:table-cell>
          <table:table-cell/>
          <table:table-cell table:formula="of:=COM.MICROSOFT.CONCAT([.G263];&quot; &quot;;[.H263])" office:value-type="string" office:string-value="129,148 696,132" calcext:value-type="string">
            <text:p>129,148 696,132</text:p>
          </table:table-cell>
          <table:table-cell/>
          <table:table-cell table:formula="of:=SUBSTITUTE([.J263];&quot;,&quot;;&quot;.&quot;)" office:value-type="string" office:string-value="129.148 696.132" calcext:value-type="string">
            <text:p>129.148 696.132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803" calcext:value-type="float">
            <text:p>1803</text:p>
          </table:table-cell>
          <table:table-cell table:number-columns-repeated="4"/>
          <table:table-cell table:formula="of:=[.A264]-[.$D$1]" office:value-type="float" office:value="181.148" calcext:value-type="float">
            <text:p>181,148</text:p>
          </table:table-cell>
          <table:table-cell table:formula="of:=[.B264]-[.$E$1]" office:value-type="float" office:value="746.132" calcext:value-type="float">
            <text:p>746,132</text:p>
          </table:table-cell>
          <table:table-cell/>
          <table:table-cell table:formula="of:=COM.MICROSOFT.CONCAT([.G264];&quot; &quot;;[.H264])" office:value-type="string" office:string-value="181,148 746,132" calcext:value-type="string">
            <text:p>181,148 746,132</text:p>
          </table:table-cell>
          <table:table-cell/>
          <table:table-cell table:formula="of:=SUBSTITUTE([.J264];&quot;,&quot;;&quot;.&quot;)" office:value-type="string" office:string-value="181.148 746.132" calcext:value-type="string">
            <text:p>181.148 746.132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837" calcext:value-type="float">
            <text:p>1837</text:p>
          </table:table-cell>
          <table:table-cell table:number-columns-repeated="4"/>
          <table:table-cell table:formula="of:=[.A265]-[.$D$1]" office:value-type="float" office:value="233.148" calcext:value-type="float">
            <text:p>233,148</text:p>
          </table:table-cell>
          <table:table-cell table:formula="of:=[.B265]-[.$E$1]" office:value-type="float" office:value="780.132" calcext:value-type="float">
            <text:p>780,132</text:p>
          </table:table-cell>
          <table:table-cell/>
          <table:table-cell table:formula="of:=COM.MICROSOFT.CONCAT([.G265];&quot; &quot;;[.H265])" office:value-type="string" office:string-value="233,148 780,132" calcext:value-type="string">
            <text:p>233,148 780,132</text:p>
          </table:table-cell>
          <table:table-cell/>
          <table:table-cell table:formula="of:=SUBSTITUTE([.J265];&quot;,&quot;;&quot;.&quot;)" office:value-type="string" office:string-value="233.148 780.132" calcext:value-type="string">
            <text:p>233.148 780.132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848" calcext:value-type="float">
            <text:p>1848</text:p>
          </table:table-cell>
          <table:table-cell table:number-columns-repeated="4"/>
          <table:table-cell table:formula="of:=[.A266]-[.$D$1]" office:value-type="float" office:value="277.148" calcext:value-type="float">
            <text:p>277,148</text:p>
          </table:table-cell>
          <table:table-cell table:formula="of:=[.B266]-[.$E$1]" office:value-type="float" office:value="791.132" calcext:value-type="float">
            <text:p>791,132</text:p>
          </table:table-cell>
          <table:table-cell/>
          <table:table-cell table:formula="of:=COM.MICROSOFT.CONCAT([.G266];&quot; &quot;;[.H266])" office:value-type="string" office:string-value="277,148 791,132" calcext:value-type="string">
            <text:p>277,148 791,132</text:p>
          </table:table-cell>
          <table:table-cell/>
          <table:table-cell table:formula="of:=SUBSTITUTE([.J266];&quot;,&quot;;&quot;.&quot;)" office:value-type="string" office:string-value="277.148 791.132" calcext:value-type="string">
            <text:p>277.148 791.132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860" calcext:value-type="float">
            <text:p>1860</text:p>
          </table:table-cell>
          <table:table-cell table:number-columns-repeated="4"/>
          <table:table-cell table:formula="of:=[.A267]-[.$D$1]" office:value-type="float" office:value="316.148" calcext:value-type="float">
            <text:p>316,148</text:p>
          </table:table-cell>
          <table:table-cell table:formula="of:=[.B267]-[.$E$1]" office:value-type="float" office:value="803.132" calcext:value-type="float">
            <text:p>803,132</text:p>
          </table:table-cell>
          <table:table-cell/>
          <table:table-cell table:formula="of:=COM.MICROSOFT.CONCAT([.G267];&quot; &quot;;[.H267])" office:value-type="string" office:string-value="316,148 803,132" calcext:value-type="string">
            <text:p>316,148 803,132</text:p>
          </table:table-cell>
          <table:table-cell/>
          <table:table-cell table:formula="of:=SUBSTITUTE([.J267];&quot;,&quot;;&quot;.&quot;)" office:value-type="string" office:string-value="316.148 803.132" calcext:value-type="string">
            <text:p>316.148 803.132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859" calcext:value-type="float">
            <text:p>1859</text:p>
          </table:table-cell>
          <table:table-cell table:number-columns-repeated="4"/>
          <table:table-cell table:formula="of:=[.A268]-[.$D$1]" office:value-type="float" office:value="346.148" calcext:value-type="float">
            <text:p>346,148</text:p>
          </table:table-cell>
          <table:table-cell table:formula="of:=[.B268]-[.$E$1]" office:value-type="float" office:value="802.132" calcext:value-type="float">
            <text:p>802,132</text:p>
          </table:table-cell>
          <table:table-cell/>
          <table:table-cell table:formula="of:=COM.MICROSOFT.CONCAT([.G268];&quot; &quot;;[.H268])" office:value-type="string" office:string-value="346,148 802,132" calcext:value-type="string">
            <text:p>346,148 802,132</text:p>
          </table:table-cell>
          <table:table-cell/>
          <table:table-cell table:formula="of:=SUBSTITUTE([.J268];&quot;,&quot;;&quot;.&quot;)" office:value-type="string" office:string-value="346.148 802.132" calcext:value-type="string">
            <text:p>346.148 802.132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851" calcext:value-type="float">
            <text:p>1851</text:p>
          </table:table-cell>
          <table:table-cell table:number-columns-repeated="4"/>
          <table:table-cell table:formula="of:=[.A269]-[.$D$1]" office:value-type="float" office:value="375.148" calcext:value-type="float">
            <text:p>375,148</text:p>
          </table:table-cell>
          <table:table-cell table:formula="of:=[.B269]-[.$E$1]" office:value-type="float" office:value="794.132" calcext:value-type="float">
            <text:p>794,132</text:p>
          </table:table-cell>
          <table:table-cell/>
          <table:table-cell table:formula="of:=COM.MICROSOFT.CONCAT([.G269];&quot; &quot;;[.H269])" office:value-type="string" office:string-value="375,148 794,132" calcext:value-type="string">
            <text:p>375,148 794,132</text:p>
          </table:table-cell>
          <table:table-cell/>
          <table:table-cell table:formula="of:=SUBSTITUTE([.J269];&quot;,&quot;;&quot;.&quot;)" office:value-type="string" office:string-value="375.148 794.132" calcext:value-type="string">
            <text:p>375.148 794.132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1820" calcext:value-type="float">
            <text:p>1820</text:p>
          </table:table-cell>
          <table:table-cell table:number-columns-repeated="4"/>
          <table:table-cell table:formula="of:=[.A270]-[.$D$1]" office:value-type="float" office:value="391.148" calcext:value-type="float">
            <text:p>391,148</text:p>
          </table:table-cell>
          <table:table-cell table:formula="of:=[.B270]-[.$E$1]" office:value-type="float" office:value="763.132" calcext:value-type="float">
            <text:p>763,132</text:p>
          </table:table-cell>
          <table:table-cell/>
          <table:table-cell table:formula="of:=COM.MICROSOFT.CONCAT([.G270];&quot; &quot;;[.H270])" office:value-type="string" office:string-value="391,148 763,132" calcext:value-type="string">
            <text:p>391,148 763,132</text:p>
          </table:table-cell>
          <table:table-cell/>
          <table:table-cell table:formula="of:=SUBSTITUTE([.J270];&quot;,&quot;;&quot;.&quot;)" office:value-type="string" office:string-value="391.148 763.132" calcext:value-type="string">
            <text:p>391.148 763.132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739" calcext:value-type="float">
            <text:p>1739</text:p>
          </table:table-cell>
          <table:table-cell table:number-columns-repeated="4"/>
          <table:table-cell table:formula="of:=[.A271]-[.$D$1]" office:value-type="float" office:value="410.148" calcext:value-type="float">
            <text:p>410,148</text:p>
          </table:table-cell>
          <table:table-cell table:formula="of:=[.B271]-[.$E$1]" office:value-type="float" office:value="682.132" calcext:value-type="float">
            <text:p>682,132</text:p>
          </table:table-cell>
          <table:table-cell/>
          <table:table-cell table:formula="of:=COM.MICROSOFT.CONCAT([.G271];&quot; &quot;;[.H271])" office:value-type="string" office:string-value="410,148 682,132" calcext:value-type="string">
            <text:p>410,148 682,132</text:p>
          </table:table-cell>
          <table:table-cell/>
          <table:table-cell table:formula="of:=SUBSTITUTE([.J271];&quot;,&quot;;&quot;.&quot;)" office:value-type="string" office:string-value="410.148 682.132" calcext:value-type="string">
            <text:p>410.148 682.132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661" calcext:value-type="float">
            <text:p>1661</text:p>
          </table:table-cell>
          <table:table-cell table:number-columns-repeated="4"/>
          <table:table-cell table:formula="of:=[.A272]-[.$D$1]" office:value-type="float" office:value="410.148" calcext:value-type="float">
            <text:p>410,148</text:p>
          </table:table-cell>
          <table:table-cell table:formula="of:=[.B272]-[.$E$1]" office:value-type="float" office:value="604.132" calcext:value-type="float">
            <text:p>604,132</text:p>
          </table:table-cell>
          <table:table-cell/>
          <table:table-cell table:formula="of:=COM.MICROSOFT.CONCAT([.G272];&quot; &quot;;[.H272])" office:value-type="string" office:string-value="410,148 604,132" calcext:value-type="string">
            <text:p>410,148 604,132</text:p>
          </table:table-cell>
          <table:table-cell/>
          <table:table-cell table:formula="of:=SUBSTITUTE([.J272];&quot;,&quot;;&quot;.&quot;)" office:value-type="string" office:string-value="410.148 604.132" calcext:value-type="string">
            <text:p>410.148 604.132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564" calcext:value-type="float">
            <text:p>1564</text:p>
          </table:table-cell>
          <table:table-cell table:number-columns-repeated="4"/>
          <table:table-cell table:formula="of:=[.A273]-[.$D$1]" office:value-type="float" office:value="388.148" calcext:value-type="float">
            <text:p>388,148</text:p>
          </table:table-cell>
          <table:table-cell table:formula="of:=[.B273]-[.$E$1]" office:value-type="float" office:value="507.132" calcext:value-type="float">
            <text:p>507,132</text:p>
          </table:table-cell>
          <table:table-cell/>
          <table:table-cell table:formula="of:=COM.MICROSOFT.CONCAT([.G273];&quot; &quot;;[.H273])" office:value-type="string" office:string-value="388,148 507,132" calcext:value-type="string">
            <text:p>388,148 507,132</text:p>
          </table:table-cell>
          <table:table-cell/>
          <table:table-cell table:formula="of:=SUBSTITUTE([.J273];&quot;,&quot;;&quot;.&quot;)" office:value-type="string" office:string-value="388.148 507.132" calcext:value-type="string">
            <text:p>388.148 507.132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486" calcext:value-type="float">
            <text:p>1486</text:p>
          </table:table-cell>
          <table:table-cell table:number-columns-repeated="4"/>
          <table:table-cell table:formula="of:=[.A274]-[.$D$1]" office:value-type="float" office:value="349.148" calcext:value-type="float">
            <text:p>349,148</text:p>
          </table:table-cell>
          <table:table-cell table:formula="of:=[.B274]-[.$E$1]" office:value-type="float" office:value="429.132" calcext:value-type="float">
            <text:p>429,132</text:p>
          </table:table-cell>
          <table:table-cell/>
          <table:table-cell table:formula="of:=COM.MICROSOFT.CONCAT([.G274];&quot; &quot;;[.H274])" office:value-type="string" office:string-value="349,148 429,132" calcext:value-type="string">
            <text:p>349,148 429,132</text:p>
          </table:table-cell>
          <table:table-cell/>
          <table:table-cell table:formula="of:=SUBSTITUTE([.J274];&quot;,&quot;;&quot;.&quot;)" office:value-type="string" office:string-value="349.148 429.132" calcext:value-type="string">
            <text:p>349.148 429.132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416" calcext:value-type="float">
            <text:p>1416</text:p>
          </table:table-cell>
          <table:table-cell table:number-columns-repeated="4"/>
          <table:table-cell table:formula="of:=[.A275]-[.$D$1]" office:value-type="float" office:value="348.148" calcext:value-type="float">
            <text:p>348,148</text:p>
          </table:table-cell>
          <table:table-cell table:formula="of:=[.B275]-[.$E$1]" office:value-type="float" office:value="359.132" calcext:value-type="float">
            <text:p>359,132</text:p>
          </table:table-cell>
          <table:table-cell/>
          <table:table-cell table:formula="of:=COM.MICROSOFT.CONCAT([.G275];&quot; &quot;;[.H275])" office:value-type="string" office:string-value="348,148 359,132" calcext:value-type="string">
            <text:p>348,148 359,132</text:p>
          </table:table-cell>
          <table:table-cell/>
          <table:table-cell table:formula="of:=SUBSTITUTE([.J275];&quot;,&quot;;&quot;.&quot;)" office:value-type="string" office:string-value="348.148 359.132" calcext:value-type="string">
            <text:p>348.148 359.132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347" calcext:value-type="float">
            <text:p>1347</text:p>
          </table:table-cell>
          <table:table-cell table:number-columns-repeated="4"/>
          <table:table-cell table:formula="of:=[.A276]-[.$D$1]" office:value-type="float" office:value="360.148" calcext:value-type="float">
            <text:p>360,148</text:p>
          </table:table-cell>
          <table:table-cell table:formula="of:=[.B276]-[.$E$1]" office:value-type="float" office:value="290.132" calcext:value-type="float">
            <text:p>290,132</text:p>
          </table:table-cell>
          <table:table-cell/>
          <table:table-cell table:formula="of:=COM.MICROSOFT.CONCAT([.G276];&quot; &quot;;[.H276])" office:value-type="string" office:string-value="360,148 290,132" calcext:value-type="string">
            <text:p>360,148 290,132</text:p>
          </table:table-cell>
          <table:table-cell/>
          <table:table-cell table:formula="of:=SUBSTITUTE([.J276];&quot;,&quot;;&quot;.&quot;)" office:value-type="string" office:string-value="360.148 290.132" calcext:value-type="string">
            <text:p>360.148 290.132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272" calcext:value-type="float">
            <text:p>1272</text:p>
          </table:table-cell>
          <table:table-cell table:number-columns-repeated="4"/>
          <table:table-cell table:formula="of:=[.A277]-[.$D$1]" office:value-type="float" office:value="315.148" calcext:value-type="float">
            <text:p>315,148</text:p>
          </table:table-cell>
          <table:table-cell table:formula="of:=[.B277]-[.$E$1]" office:value-type="float" office:value="215.132" calcext:value-type="float">
            <text:p>215,132</text:p>
          </table:table-cell>
          <table:table-cell/>
          <table:table-cell table:formula="of:=COM.MICROSOFT.CONCAT([.G277];&quot; &quot;;[.H277])" office:value-type="string" office:string-value="315,148 215,132" calcext:value-type="string">
            <text:p>315,148 215,132</text:p>
          </table:table-cell>
          <table:table-cell/>
          <table:table-cell table:formula="of:=SUBSTITUTE([.J277];&quot;,&quot;;&quot;.&quot;)" office:value-type="string" office:string-value="315.148 215.132" calcext:value-type="string">
            <text:p>315.148 215.132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151" calcext:value-type="float">
            <text:p>1151</text:p>
          </table:table-cell>
          <table:table-cell table:number-columns-repeated="4"/>
          <table:table-cell table:formula="of:=[.A278]-[.$D$1]" office:value-type="float" office:value="263.148" calcext:value-type="float">
            <text:p>263,148</text:p>
          </table:table-cell>
          <table:table-cell table:formula="of:=[.B278]-[.$E$1]" office:value-type="float" office:value="94.1320000000001" calcext:value-type="float">
            <text:p>94,1320000000001</text:p>
          </table:table-cell>
          <table:table-cell/>
          <table:table-cell table:formula="of:=COM.MICROSOFT.CONCAT([.G278];&quot; &quot;;[.H278])" office:value-type="string" office:string-value="263,148 94,1320000000001" calcext:value-type="string">
            <text:p>263,148 94,1320000000001</text:p>
          </table:table-cell>
          <table:table-cell/>
          <table:table-cell table:formula="of:=SUBSTITUTE([.J278];&quot;,&quot;;&quot;.&quot;)" office:value-type="string" office:string-value="263.148 94.1320000000001" calcext:value-type="string">
            <text:p>263.148 94.1320000000001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027" calcext:value-type="float">
            <text:p>1027</text:p>
          </table:table-cell>
          <table:table-cell table:number-columns-repeated="4"/>
          <table:table-cell table:formula="of:=[.A279]-[.$D$1]" office:value-type="float" office:value="222.148" calcext:value-type="float">
            <text:p>222,148</text:p>
          </table:table-cell>
          <table:table-cell table:formula="of:=[.B279]-[.$E$1]" office:value-type="float" office:value="-29.8679999999999" calcext:value-type="float">
            <text:p>-29,8679999999999</text:p>
          </table:table-cell>
          <table:table-cell/>
          <table:table-cell table:formula="of:=COM.MICROSOFT.CONCAT([.G279];&quot; &quot;;[.H279])" office:value-type="string" office:string-value="222,148 -29,8679999999999" calcext:value-type="string">
            <text:p>222,148 -29,8679999999999</text:p>
          </table:table-cell>
          <table:table-cell/>
          <table:table-cell table:formula="of:=SUBSTITUTE([.J279];&quot;,&quot;;&quot;.&quot;)" office:value-type="string" office:string-value="222.148 -29.8679999999999" calcext:value-type="string">
            <text:p>222.148 -29.8679999999999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898" calcext:value-type="float">
            <text:p>898</text:p>
          </table:table-cell>
          <table:table-cell table:number-columns-repeated="4"/>
          <table:table-cell table:formula="of:=[.A280]-[.$D$1]" office:value-type="float" office:value="147.148" calcext:value-type="float">
            <text:p>147,148</text:p>
          </table:table-cell>
          <table:table-cell table:formula="of:=[.B280]-[.$E$1]" office:value-type="float" office:value="-158.868" calcext:value-type="float">
            <text:p>-158,868</text:p>
          </table:table-cell>
          <table:table-cell/>
          <table:table-cell table:formula="of:=COM.MICROSOFT.CONCAT([.G280];&quot; &quot;;[.H280])" office:value-type="string" office:string-value="147,148 -158,868" calcext:value-type="string">
            <text:p>147,148 -158,868</text:p>
          </table:table-cell>
          <table:table-cell/>
          <table:table-cell table:formula="of:=SUBSTITUTE([.J280];&quot;,&quot;;&quot;.&quot;)" office:value-type="string" office:string-value="147.148 -158.868" calcext:value-type="string">
            <text:p>147.148 -158.868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790" calcext:value-type="float">
            <text:p>790</text:p>
          </table:table-cell>
          <table:table-cell table:number-columns-repeated="4"/>
          <table:table-cell table:formula="of:=[.A281]-[.$D$1]" office:value-type="float" office:value="88.1479999999999" calcext:value-type="float">
            <text:p>88,1479999999999</text:p>
          </table:table-cell>
          <table:table-cell table:formula="of:=[.B281]-[.$E$1]" office:value-type="float" office:value="-266.868" calcext:value-type="float">
            <text:p>-266,868</text:p>
          </table:table-cell>
          <table:table-cell/>
          <table:table-cell table:formula="of:=COM.MICROSOFT.CONCAT([.G281];&quot; &quot;;[.H281])" office:value-type="string" office:string-value="88,1479999999999 -266,868" calcext:value-type="string">
            <text:p>88,1479999999999 -266,868</text:p>
          </table:table-cell>
          <table:table-cell/>
          <table:table-cell table:formula="of:=SUBSTITUTE([.J281];&quot;,&quot;;&quot;.&quot;)" office:value-type="string" office:string-value="88.1479999999999 -266.868" calcext:value-type="string">
            <text:p>88.1479999999999 -266.868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692" calcext:value-type="float">
            <text:p>692</text:p>
          </table:table-cell>
          <table:table-cell table:number-columns-repeated="4"/>
          <table:table-cell table:formula="of:=[.A282]-[.$D$1]" office:value-type="float" office:value="34.1479999999999" calcext:value-type="float">
            <text:p>34,1479999999999</text:p>
          </table:table-cell>
          <table:table-cell table:formula="of:=[.B282]-[.$E$1]" office:value-type="float" office:value="-364.868" calcext:value-type="float">
            <text:p>-364,868</text:p>
          </table:table-cell>
          <table:table-cell/>
          <table:table-cell table:formula="of:=COM.MICROSOFT.CONCAT([.G282];&quot; &quot;;[.H282])" office:value-type="string" office:string-value="34,1479999999999 -364,868" calcext:value-type="string">
            <text:p>34,1479999999999 -364,868</text:p>
          </table:table-cell>
          <table:table-cell/>
          <table:table-cell table:formula="of:=SUBSTITUTE([.J282];&quot;,&quot;;&quot;.&quot;)" office:value-type="string" office:string-value="34.1479999999999 -364.868" calcext:value-type="string">
            <text:p>34.1479999999999 -364.868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605" calcext:value-type="float">
            <text:p>605</text:p>
          </table:table-cell>
          <table:table-cell table:number-columns-repeated="4"/>
          <table:table-cell table:formula="of:=[.A283]-[.$D$1]" office:value-type="float" office:value="-28.8520000000001" calcext:value-type="float">
            <text:p>-28,8520000000001</text:p>
          </table:table-cell>
          <table:table-cell table:formula="of:=[.B283]-[.$E$1]" office:value-type="float" office:value="-451.868" calcext:value-type="float">
            <text:p>-451,868</text:p>
          </table:table-cell>
          <table:table-cell/>
          <table:table-cell table:formula="of:=COM.MICROSOFT.CONCAT([.G283];&quot; &quot;;[.H283])" office:value-type="string" office:string-value="-28,8520000000001 -451,868" calcext:value-type="string">
            <text:p>-28,8520000000001 -451,868</text:p>
          </table:table-cell>
          <table:table-cell/>
          <table:table-cell table:formula="of:=SUBSTITUTE([.J283];&quot;,&quot;;&quot;.&quot;)" office:value-type="string" office:string-value="-28.8520000000001 -451.868" calcext:value-type="string">
            <text:p>-28.8520000000001 -451.868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522" calcext:value-type="float">
            <text:p>522</text:p>
          </table:table-cell>
          <table:table-cell table:number-columns-repeated="4"/>
          <table:table-cell table:formula="of:=[.A284]-[.$D$1]" office:value-type="float" office:value="-89.8520000000001" calcext:value-type="float">
            <text:p>-89,8520000000001</text:p>
          </table:table-cell>
          <table:table-cell table:formula="of:=[.B284]-[.$E$1]" office:value-type="float" office:value="-534.868" calcext:value-type="float">
            <text:p>-534,868</text:p>
          </table:table-cell>
          <table:table-cell/>
          <table:table-cell table:formula="of:=COM.MICROSOFT.CONCAT([.G284];&quot; &quot;;[.H284])" office:value-type="string" office:string-value="-89,8520000000001 -534,868" calcext:value-type="string">
            <text:p>-89,8520000000001 -534,868</text:p>
          </table:table-cell>
          <table:table-cell/>
          <table:table-cell table:formula="of:=SUBSTITUTE([.J284];&quot;,&quot;;&quot;.&quot;)" office:value-type="string" office:string-value="-89.8520000000001 -534.868" calcext:value-type="string">
            <text:p>-89.8520000000001 -534.868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461" calcext:value-type="float">
            <text:p>461</text:p>
          </table:table-cell>
          <table:table-cell table:number-columns-repeated="4"/>
          <table:table-cell table:formula="of:=[.A285]-[.$D$1]" office:value-type="float" office:value="-149.852" calcext:value-type="float">
            <text:p>-149,852</text:p>
          </table:table-cell>
          <table:table-cell table:formula="of:=[.B285]-[.$E$1]" office:value-type="float" office:value="-595.868" calcext:value-type="float">
            <text:p>-595,868</text:p>
          </table:table-cell>
          <table:table-cell/>
          <table:table-cell table:formula="of:=COM.MICROSOFT.CONCAT([.G285];&quot; &quot;;[.H285])" office:value-type="string" office:string-value="-149,852 -595,868" calcext:value-type="string">
            <text:p>-149,852 -595,868</text:p>
          </table:table-cell>
          <table:table-cell/>
          <table:table-cell table:formula="of:=SUBSTITUTE([.J285];&quot;,&quot;;&quot;.&quot;)" office:value-type="string" office:string-value="-149.852 -595.868" calcext:value-type="string">
            <text:p>-149.852 -595.868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00" calcext:value-type="float">
            <text:p>400</text:p>
          </table:table-cell>
          <table:table-cell table:number-columns-repeated="4"/>
          <table:table-cell table:formula="of:=[.A286]-[.$D$1]" office:value-type="float" office:value="-197.852" calcext:value-type="float">
            <text:p>-197,852</text:p>
          </table:table-cell>
          <table:table-cell table:formula="of:=[.B286]-[.$E$1]" office:value-type="float" office:value="-656.868" calcext:value-type="float">
            <text:p>-656,868</text:p>
          </table:table-cell>
          <table:table-cell/>
          <table:table-cell table:formula="of:=COM.MICROSOFT.CONCAT([.G286];&quot; &quot;;[.H286])" office:value-type="string" office:string-value="-197,852 -656,868" calcext:value-type="string">
            <text:p>-197,852 -656,868</text:p>
          </table:table-cell>
          <table:table-cell/>
          <table:table-cell table:formula="of:=SUBSTITUTE([.J286];&quot;,&quot;;&quot;.&quot;)" office:value-type="string" office:string-value="-197.852 -656.868" calcext:value-type="string">
            <text:p>-197.852 -656.86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69" calcext:value-type="float">
            <text:p>369</text:p>
          </table:table-cell>
          <table:table-cell table:number-columns-repeated="4"/>
          <table:table-cell table:formula="of:=[.A287]-[.$D$1]" office:value-type="float" office:value="-240.852" calcext:value-type="float">
            <text:p>-240,852</text:p>
          </table:table-cell>
          <table:table-cell table:formula="of:=[.B287]-[.$E$1]" office:value-type="float" office:value="-687.868" calcext:value-type="float">
            <text:p>-687,868</text:p>
          </table:table-cell>
          <table:table-cell/>
          <table:table-cell table:formula="of:=COM.MICROSOFT.CONCAT([.G287];&quot; &quot;;[.H287])" office:value-type="string" office:string-value="-240,852 -687,868" calcext:value-type="string">
            <text:p>-240,852 -687,868</text:p>
          </table:table-cell>
          <table:table-cell/>
          <table:table-cell table:formula="of:=SUBSTITUTE([.J287];&quot;,&quot;;&quot;.&quot;)" office:value-type="string" office:string-value="-240.852 -687.868" calcext:value-type="string">
            <text:p>-240.852 -687.86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41" calcext:value-type="float">
            <text:p>341</text:p>
          </table:table-cell>
          <table:table-cell table:number-columns-repeated="4"/>
          <table:table-cell table:formula="of:=[.A288]-[.$D$1]" office:value-type="float" office:value="-277.852" calcext:value-type="float">
            <text:p>-277,852</text:p>
          </table:table-cell>
          <table:table-cell table:formula="of:=[.B288]-[.$E$1]" office:value-type="float" office:value="-715.868" calcext:value-type="float">
            <text:p>-715,868</text:p>
          </table:table-cell>
          <table:table-cell/>
          <table:table-cell table:formula="of:=COM.MICROSOFT.CONCAT([.G288];&quot; &quot;;[.H288])" office:value-type="string" office:string-value="-277,852 -715,868" calcext:value-type="string">
            <text:p>-277,852 -715,868</text:p>
          </table:table-cell>
          <table:table-cell/>
          <table:table-cell table:formula="of:=SUBSTITUTE([.J288];&quot;,&quot;;&quot;.&quot;)" office:value-type="string" office:string-value="-277.852 -715.868" calcext:value-type="string">
            <text:p>-277.852 -715.86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29" calcext:value-type="float">
            <text:p>329</text:p>
          </table:table-cell>
          <table:table-cell table:number-columns-repeated="4"/>
          <table:table-cell table:formula="of:=[.A289]-[.$D$1]" office:value-type="float" office:value="-299.852" calcext:value-type="float">
            <text:p>-299,852</text:p>
          </table:table-cell>
          <table:table-cell table:formula="of:=[.B289]-[.$E$1]" office:value-type="float" office:value="-727.868" calcext:value-type="float">
            <text:p>-727,868</text:p>
          </table:table-cell>
          <table:table-cell/>
          <table:table-cell table:formula="of:=COM.MICROSOFT.CONCAT([.G289];&quot; &quot;;[.H289])" office:value-type="string" office:string-value="-299,852 -727,868" calcext:value-type="string">
            <text:p>-299,852 -727,868</text:p>
          </table:table-cell>
          <table:table-cell/>
          <table:table-cell table:formula="of:=SUBSTITUTE([.J289];&quot;,&quot;;&quot;.&quot;)" office:value-type="string" office:string-value="-299.852 -727.868" calcext:value-type="string">
            <text:p>-299.852 -727.86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33" calcext:value-type="float">
            <text:p>333</text:p>
          </table:table-cell>
          <table:table-cell table:number-columns-repeated="4"/>
          <table:table-cell table:formula="of:=[.A290]-[.$D$1]" office:value-type="float" office:value="-321.852" calcext:value-type="float">
            <text:p>-321,852</text:p>
          </table:table-cell>
          <table:table-cell table:formula="of:=[.B290]-[.$E$1]" office:value-type="float" office:value="-723.868" calcext:value-type="float">
            <text:p>-723,868</text:p>
          </table:table-cell>
          <table:table-cell/>
          <table:table-cell table:formula="of:=COM.MICROSOFT.CONCAT([.G290];&quot; &quot;;[.H290])" office:value-type="string" office:string-value="-321,852 -723,868" calcext:value-type="string">
            <text:p>-321,852 -723,868</text:p>
          </table:table-cell>
          <table:table-cell/>
          <table:table-cell table:formula="of:=SUBSTITUTE([.J290];&quot;,&quot;;&quot;.&quot;)" office:value-type="string" office:string-value="-321.852 -723.868" calcext:value-type="string">
            <text:p>-321.852 -723.86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33" calcext:value-type="float">
            <text:p>333</text:p>
          </table:table-cell>
          <table:table-cell table:number-columns-repeated="4"/>
          <table:table-cell table:formula="of:=[.A291]-[.$D$1]" office:value-type="float" office:value="-340.852" calcext:value-type="float">
            <text:p>-340,852</text:p>
          </table:table-cell>
          <table:table-cell table:formula="of:=[.B291]-[.$E$1]" office:value-type="float" office:value="-723.868" calcext:value-type="float">
            <text:p>-723,868</text:p>
          </table:table-cell>
          <table:table-cell/>
          <table:table-cell table:formula="of:=COM.MICROSOFT.CONCAT([.G291];&quot; &quot;;[.H291])" office:value-type="string" office:string-value="-340,852 -723,868" calcext:value-type="string">
            <text:p>-340,852 -723,868</text:p>
          </table:table-cell>
          <table:table-cell/>
          <table:table-cell table:formula="of:=SUBSTITUTE([.J291];&quot;,&quot;;&quot;.&quot;)" office:value-type="string" office:string-value="-340.852 -723.868" calcext:value-type="string">
            <text:p>-340.852 -723.86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37" calcext:value-type="float">
            <text:p>337</text:p>
          </table:table-cell>
          <table:table-cell table:number-columns-repeated="4"/>
          <table:table-cell table:formula="of:=[.A292]-[.$D$1]" office:value-type="float" office:value="-354.852" calcext:value-type="float">
            <text:p>-354,852</text:p>
          </table:table-cell>
          <table:table-cell table:formula="of:=[.B292]-[.$E$1]" office:value-type="float" office:value="-719.868" calcext:value-type="float">
            <text:p>-719,868</text:p>
          </table:table-cell>
          <table:table-cell/>
          <table:table-cell table:formula="of:=COM.MICROSOFT.CONCAT([.G292];&quot; &quot;;[.H292])" office:value-type="string" office:string-value="-354,852 -719,868" calcext:value-type="string">
            <text:p>-354,852 -719,868</text:p>
          </table:table-cell>
          <table:table-cell/>
          <table:table-cell table:formula="of:=SUBSTITUTE([.J292];&quot;,&quot;;&quot;.&quot;)" office:value-type="string" office:string-value="-354.852 -719.868" calcext:value-type="string">
            <text:p>-354.852 -719.86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95" calcext:value-type="float">
            <text:p>395</text:p>
          </table:table-cell>
          <table:table-cell table:number-columns-repeated="4"/>
          <table:table-cell table:formula="of:=[.A293]-[.$D$1]" office:value-type="float" office:value="-392.852" calcext:value-type="float">
            <text:p>-392,852</text:p>
          </table:table-cell>
          <table:table-cell table:formula="of:=[.B293]-[.$E$1]" office:value-type="float" office:value="-661.868" calcext:value-type="float">
            <text:p>-661,868</text:p>
          </table:table-cell>
          <table:table-cell/>
          <table:table-cell table:formula="of:=COM.MICROSOFT.CONCAT([.G293];&quot; &quot;;[.H293])" office:value-type="string" office:string-value="-392,852 -661,868" calcext:value-type="string">
            <text:p>-392,852 -661,868</text:p>
          </table:table-cell>
          <table:table-cell/>
          <table:table-cell table:formula="of:=SUBSTITUTE([.J293];&quot;,&quot;;&quot;.&quot;)" office:value-type="string" office:string-value="-392.852 -661.868" calcext:value-type="string">
            <text:p>-392.852 -661.86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49" calcext:value-type="float">
            <text:p>449</text:p>
          </table:table-cell>
          <table:table-cell table:number-columns-repeated="4"/>
          <table:table-cell table:formula="of:=[.A294]-[.$D$1]" office:value-type="float" office:value="-356.852" calcext:value-type="float">
            <text:p>-356,852</text:p>
          </table:table-cell>
          <table:table-cell table:formula="of:=[.B294]-[.$E$1]" office:value-type="float" office:value="-607.868" calcext:value-type="float">
            <text:p>-607,868</text:p>
          </table:table-cell>
          <table:table-cell/>
          <table:table-cell table:formula="of:=COM.MICROSOFT.CONCAT([.G294];&quot; &quot;;[.H294])" office:value-type="string" office:string-value="-356,852 -607,868" calcext:value-type="string">
            <text:p>-356,852 -607,868</text:p>
          </table:table-cell>
          <table:table-cell/>
          <table:table-cell table:formula="of:=SUBSTITUTE([.J294];&quot;,&quot;;&quot;.&quot;)" office:value-type="string" office:string-value="-356.852 -607.868" calcext:value-type="string">
            <text:p>-356.852 -607.86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50" calcext:value-type="float">
            <text:p>550</text:p>
          </table:table-cell>
          <table:table-cell table:number-columns-repeated="4"/>
          <table:table-cell table:formula="of:=[.A295]-[.$D$1]" office:value-type="float" office:value="-360.852" calcext:value-type="float">
            <text:p>-360,852</text:p>
          </table:table-cell>
          <table:table-cell table:formula="of:=[.B295]-[.$E$1]" office:value-type="float" office:value="-506.868" calcext:value-type="float">
            <text:p>-506,868</text:p>
          </table:table-cell>
          <table:table-cell/>
          <table:table-cell table:formula="of:=COM.MICROSOFT.CONCAT([.G295];&quot; &quot;;[.H295])" office:value-type="string" office:string-value="-360,852 -506,868" calcext:value-type="string">
            <text:p>-360,852 -506,868</text:p>
          </table:table-cell>
          <table:table-cell/>
          <table:table-cell table:formula="of:=SUBSTITUTE([.J295];&quot;,&quot;;&quot;.&quot;)" office:value-type="string" office:string-value="-360.852 -506.868" calcext:value-type="string">
            <text:p>-360.852 -506.86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48" calcext:value-type="float">
            <text:p>648</text:p>
          </table:table-cell>
          <table:table-cell table:number-columns-repeated="4"/>
          <table:table-cell table:formula="of:=[.A296]-[.$D$1]" office:value-type="float" office:value="-345.852" calcext:value-type="float">
            <text:p>-345,852</text:p>
          </table:table-cell>
          <table:table-cell table:formula="of:=[.B296]-[.$E$1]" office:value-type="float" office:value="-408.868" calcext:value-type="float">
            <text:p>-408,868</text:p>
          </table:table-cell>
          <table:table-cell/>
          <table:table-cell table:formula="of:=COM.MICROSOFT.CONCAT([.G296];&quot; &quot;;[.H296])" office:value-type="string" office:string-value="-345,852 -408,868" calcext:value-type="string">
            <text:p>-345,852 -408,868</text:p>
          </table:table-cell>
          <table:table-cell/>
          <table:table-cell table:formula="of:=SUBSTITUTE([.J296];&quot;,&quot;;&quot;.&quot;)" office:value-type="string" office:string-value="-345.852 -408.868" calcext:value-type="string">
            <text:p>-345.852 -408.86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721" calcext:value-type="float">
            <text:p>721</text:p>
          </table:table-cell>
          <table:table-cell table:number-columns-repeated="4"/>
          <table:table-cell table:formula="of:=[.A297]-[.$D$1]" office:value-type="float" office:value="-348.852" calcext:value-type="float">
            <text:p>-348,852</text:p>
          </table:table-cell>
          <table:table-cell table:formula="of:=[.B297]-[.$E$1]" office:value-type="float" office:value="-335.868" calcext:value-type="float">
            <text:p>-335,868</text:p>
          </table:table-cell>
          <table:table-cell/>
          <table:table-cell table:formula="of:=COM.MICROSOFT.CONCAT([.G297];&quot; &quot;;[.H297])" office:value-type="string" office:string-value="-348,852 -335,868" calcext:value-type="string">
            <text:p>-348,852 -335,868</text:p>
          </table:table-cell>
          <table:table-cell/>
          <table:table-cell table:formula="of:=SUBSTITUTE([.J297];&quot;,&quot;;&quot;.&quot;)" office:value-type="string" office:string-value="-348.852 -335.868" calcext:value-type="string">
            <text:p>-348.852 -335.86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91" calcext:value-type="float">
            <text:p>791</text:p>
          </table:table-cell>
          <table:table-cell table:number-columns-repeated="4"/>
          <table:table-cell table:formula="of:=[.A298]-[.$D$1]" office:value-type="float" office:value="-334.852" calcext:value-type="float">
            <text:p>-334,852</text:p>
          </table:table-cell>
          <table:table-cell table:formula="of:=[.B298]-[.$E$1]" office:value-type="float" office:value="-265.868" calcext:value-type="float">
            <text:p>-265,868</text:p>
          </table:table-cell>
          <table:table-cell/>
          <table:table-cell table:formula="of:=COM.MICROSOFT.CONCAT([.G298];&quot; &quot;;[.H298])" office:value-type="string" office:string-value="-334,852 -265,868" calcext:value-type="string">
            <text:p>-334,852 -265,868</text:p>
          </table:table-cell>
          <table:table-cell/>
          <table:table-cell table:formula="of:=SUBSTITUTE([.J298];&quot;,&quot;;&quot;.&quot;)" office:value-type="string" office:string-value="-334.852 -265.868" calcext:value-type="string">
            <text:p>-334.852 -265.86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849" calcext:value-type="float">
            <text:p>849</text:p>
          </table:table-cell>
          <table:table-cell table:number-columns-repeated="4"/>
          <table:table-cell table:formula="of:=[.A299]-[.$D$1]" office:value-type="float" office:value="-316.852" calcext:value-type="float">
            <text:p>-316,852</text:p>
          </table:table-cell>
          <table:table-cell table:formula="of:=[.B299]-[.$E$1]" office:value-type="float" office:value="-207.868" calcext:value-type="float">
            <text:p>-207,868</text:p>
          </table:table-cell>
          <table:table-cell/>
          <table:table-cell table:formula="of:=COM.MICROSOFT.CONCAT([.G299];&quot; &quot;;[.H299])" office:value-type="string" office:string-value="-316,852 -207,868" calcext:value-type="string">
            <text:p>-316,852 -207,868</text:p>
          </table:table-cell>
          <table:table-cell/>
          <table:table-cell table:formula="of:=SUBSTITUTE([.J299];&quot;,&quot;;&quot;.&quot;)" office:value-type="string" office:string-value="-316.852 -207.868" calcext:value-type="string">
            <text:p>-316.852 -207.86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942" calcext:value-type="float">
            <text:p>942</text:p>
          </table:table-cell>
          <table:table-cell table:number-columns-repeated="4"/>
          <table:table-cell table:formula="of:=[.A300]-[.$D$1]" office:value-type="float" office:value="-211.852" calcext:value-type="float">
            <text:p>-211,852</text:p>
          </table:table-cell>
          <table:table-cell table:formula="of:=[.B300]-[.$E$1]" office:value-type="float" office:value="-114.868" calcext:value-type="float">
            <text:p>-114,868</text:p>
          </table:table-cell>
          <table:table-cell/>
          <table:table-cell table:formula="of:=COM.MICROSOFT.CONCAT([.G300];&quot; &quot;;[.H300])" office:value-type="string" office:string-value="-211,852 -114,868" calcext:value-type="string">
            <text:p>-211,852 -114,868</text:p>
          </table:table-cell>
          <table:table-cell/>
          <table:table-cell table:formula="of:=SUBSTITUTE([.J300];&quot;,&quot;;&quot;.&quot;)" office:value-type="string" office:string-value="-211.852 -114.868" calcext:value-type="string">
            <text:p>-211.852 -114.868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078" calcext:value-type="float">
            <text:p>1078</text:p>
          </table:table-cell>
          <table:table-cell table:number-columns-repeated="4"/>
          <table:table-cell table:formula="of:=[.A301]-[.$D$1]" office:value-type="float" office:value="-174.852" calcext:value-type="float">
            <text:p>-174,852</text:p>
          </table:table-cell>
          <table:table-cell table:formula="of:=[.B301]-[.$E$1]" office:value-type="float" office:value="21.1320000000001" calcext:value-type="float">
            <text:p>21,1320000000001</text:p>
          </table:table-cell>
          <table:table-cell/>
          <table:table-cell table:formula="of:=COM.MICROSOFT.CONCAT([.G301];&quot; &quot;;[.H301])" office:value-type="string" office:string-value="-174,852 21,1320000000001" calcext:value-type="string">
            <text:p>-174,852 21,1320000000001</text:p>
          </table:table-cell>
          <table:table-cell/>
          <table:table-cell table:formula="of:=SUBSTITUTE([.J301];&quot;,&quot;;&quot;.&quot;)" office:value-type="string" office:string-value="-174.852 21.1320000000001" calcext:value-type="string">
            <text:p>-174.852 21.1320000000001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203" calcext:value-type="float">
            <text:p>1203</text:p>
          </table:table-cell>
          <table:table-cell table:number-columns-repeated="4"/>
          <table:table-cell table:formula="of:=[.A302]-[.$D$1]" office:value-type="float" office:value="-188.852" calcext:value-type="float">
            <text:p>-188,852</text:p>
          </table:table-cell>
          <table:table-cell table:formula="of:=[.B302]-[.$E$1]" office:value-type="float" office:value="146.132" calcext:value-type="float">
            <text:p>146,132</text:p>
          </table:table-cell>
          <table:table-cell/>
          <table:table-cell table:formula="of:=COM.MICROSOFT.CONCAT([.G302];&quot; &quot;;[.H302])" office:value-type="string" office:string-value="-188,852 146,132" calcext:value-type="string">
            <text:p>-188,852 146,132</text:p>
          </table:table-cell>
          <table:table-cell/>
          <table:table-cell table:formula="of:=SUBSTITUTE([.J302];&quot;,&quot;;&quot;.&quot;)" office:value-type="string" office:string-value="-188.852 146.132" calcext:value-type="string">
            <text:p>-188.852 146.132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312" calcext:value-type="float">
            <text:p>1312</text:p>
          </table:table-cell>
          <table:table-cell table:number-columns-repeated="4"/>
          <table:table-cell table:formula="of:=[.A303]-[.$D$1]" office:value-type="float" office:value="-98.8520000000001" calcext:value-type="float">
            <text:p>-98,8520000000001</text:p>
          </table:table-cell>
          <table:table-cell table:formula="of:=[.B303]-[.$E$1]" office:value-type="float" office:value="255.132" calcext:value-type="float">
            <text:p>255,132</text:p>
          </table:table-cell>
          <table:table-cell/>
          <table:table-cell table:formula="of:=COM.MICROSOFT.CONCAT([.G303];&quot; &quot;;[.H303])" office:value-type="string" office:string-value="-98,8520000000001 255,132" calcext:value-type="string">
            <text:p>-98,8520000000001 255,132</text:p>
          </table:table-cell>
          <table:table-cell/>
          <table:table-cell table:formula="of:=SUBSTITUTE([.J303];&quot;,&quot;;&quot;.&quot;)" office:value-type="string" office:string-value="-98.8520000000001 255.132" calcext:value-type="string">
            <text:p>-98.8520000000001 255.132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421" calcext:value-type="float">
            <text:p>1421</text:p>
          </table:table-cell>
          <table:table-cell table:number-columns-repeated="4"/>
          <table:table-cell table:formula="of:=[.A304]-[.$D$1]" office:value-type="float" office:value="-64.8520000000001" calcext:value-type="float">
            <text:p>-64,8520000000001</text:p>
          </table:table-cell>
          <table:table-cell table:formula="of:=[.B304]-[.$E$1]" office:value-type="float" office:value="364.132" calcext:value-type="float">
            <text:p>364,132</text:p>
          </table:table-cell>
          <table:table-cell/>
          <table:table-cell table:formula="of:=COM.MICROSOFT.CONCAT([.G304];&quot; &quot;;[.H304])" office:value-type="string" office:string-value="-64,8520000000001 364,132" calcext:value-type="string">
            <text:p>-64,8520000000001 364,132</text:p>
          </table:table-cell>
          <table:table-cell/>
          <table:table-cell table:formula="of:=SUBSTITUTE([.J304];&quot;,&quot;;&quot;.&quot;)" office:value-type="string" office:string-value="-64.8520000000001 364.132" calcext:value-type="string">
            <text:p>-64.8520000000001 364.132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521" calcext:value-type="float">
            <text:p>1521</text:p>
          </table:table-cell>
          <table:table-cell table:number-columns-repeated="4"/>
          <table:table-cell table:formula="of:=[.A305]-[.$D$1]" office:value-type="float" office:value="-11.8520000000001" calcext:value-type="float">
            <text:p>-11,8520000000001</text:p>
          </table:table-cell>
          <table:table-cell table:formula="of:=[.B305]-[.$E$1]" office:value-type="float" office:value="464.132" calcext:value-type="float">
            <text:p>464,132</text:p>
          </table:table-cell>
          <table:table-cell/>
          <table:table-cell table:formula="of:=COM.MICROSOFT.CONCAT([.G305];&quot; &quot;;[.H305])" office:value-type="string" office:string-value="-11,8520000000001 464,132" calcext:value-type="string">
            <text:p>-11,8520000000001 464,132</text:p>
          </table:table-cell>
          <table:table-cell/>
          <table:table-cell table:formula="of:=SUBSTITUTE([.J305];&quot;,&quot;;&quot;.&quot;)" office:value-type="string" office:string-value="-11.8520000000001 464.132" calcext:value-type="string">
            <text:p>-11.8520000000001 464.132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602" calcext:value-type="float">
            <text:p>1602</text:p>
          </table:table-cell>
          <table:table-cell table:number-columns-repeated="4"/>
          <table:table-cell table:formula="of:=[.A306]-[.$D$1]" office:value-type="float" office:value="38.1479999999999" calcext:value-type="float">
            <text:p>38,1479999999999</text:p>
          </table:table-cell>
          <table:table-cell table:formula="of:=[.B306]-[.$E$1]" office:value-type="float" office:value="545.132" calcext:value-type="float">
            <text:p>545,132</text:p>
          </table:table-cell>
          <table:table-cell/>
          <table:table-cell table:formula="of:=COM.MICROSOFT.CONCAT([.G306];&quot; &quot;;[.H306])" office:value-type="string" office:string-value="38,1479999999999 545,132" calcext:value-type="string">
            <text:p>38,1479999999999 545,132</text:p>
          </table:table-cell>
          <table:table-cell/>
          <table:table-cell table:formula="of:=SUBSTITUTE([.J306];&quot;,&quot;;&quot;.&quot;)" office:value-type="string" office:string-value="38.1479999999999 545.132" calcext:value-type="string">
            <text:p>38.1479999999999 545.132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672" calcext:value-type="float">
            <text:p>1672</text:p>
          </table:table-cell>
          <table:table-cell table:number-columns-repeated="4"/>
          <table:table-cell table:formula="of:=[.A307]-[.$D$1]" office:value-type="float" office:value="81.1479999999999" calcext:value-type="float">
            <text:p>81,1479999999999</text:p>
          </table:table-cell>
          <table:table-cell table:formula="of:=[.B307]-[.$E$1]" office:value-type="float" office:value="615.132" calcext:value-type="float">
            <text:p>615,132</text:p>
          </table:table-cell>
          <table:table-cell/>
          <table:table-cell table:formula="of:=COM.MICROSOFT.CONCAT([.G307];&quot; &quot;;[.H307])" office:value-type="string" office:string-value="81,1479999999999 615,132" calcext:value-type="string">
            <text:p>81,1479999999999 615,132</text:p>
          </table:table-cell>
          <table:table-cell/>
          <table:table-cell table:formula="of:=SUBSTITUTE([.J307];&quot;,&quot;;&quot;.&quot;)" office:value-type="string" office:string-value="81.1479999999999 615.132" calcext:value-type="string">
            <text:p>81.1479999999999 615.132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733" calcext:value-type="float">
            <text:p>1733</text:p>
          </table:table-cell>
          <table:table-cell table:number-columns-repeated="4"/>
          <table:table-cell table:formula="of:=[.A308]-[.$D$1]" office:value-type="float" office:value="109.148" calcext:value-type="float">
            <text:p>109,148</text:p>
          </table:table-cell>
          <table:table-cell table:formula="of:=[.B308]-[.$E$1]" office:value-type="float" office:value="676.132" calcext:value-type="float">
            <text:p>676,132</text:p>
          </table:table-cell>
          <table:table-cell/>
          <table:table-cell table:formula="of:=COM.MICROSOFT.CONCAT([.G308];&quot; &quot;;[.H308])" office:value-type="string" office:string-value="109,148 676,132" calcext:value-type="string">
            <text:p>109,148 676,132</text:p>
          </table:table-cell>
          <table:table-cell/>
          <table:table-cell table:formula="of:=SUBSTITUTE([.J308];&quot;,&quot;;&quot;.&quot;)" office:value-type="string" office:string-value="109.148 676.132" calcext:value-type="string">
            <text:p>109.148 676.132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805" calcext:value-type="float">
            <text:p>1805</text:p>
          </table:table-cell>
          <table:table-cell table:number-columns-repeated="4"/>
          <table:table-cell table:formula="of:=[.A309]-[.$D$1]" office:value-type="float" office:value="156.148" calcext:value-type="float">
            <text:p>156,148</text:p>
          </table:table-cell>
          <table:table-cell table:formula="of:=[.B309]-[.$E$1]" office:value-type="float" office:value="748.132" calcext:value-type="float">
            <text:p>748,132</text:p>
          </table:table-cell>
          <table:table-cell/>
          <table:table-cell table:formula="of:=COM.MICROSOFT.CONCAT([.G309];&quot; &quot;;[.H309])" office:value-type="string" office:string-value="156,148 748,132" calcext:value-type="string">
            <text:p>156,148 748,132</text:p>
          </table:table-cell>
          <table:table-cell/>
          <table:table-cell table:formula="of:=SUBSTITUTE([.J309];&quot;,&quot;;&quot;.&quot;)" office:value-type="string" office:string-value="156.148 748.132" calcext:value-type="string">
            <text:p>156.148 748.132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820" calcext:value-type="float">
            <text:p>1820</text:p>
          </table:table-cell>
          <table:table-cell table:number-columns-repeated="4"/>
          <table:table-cell table:formula="of:=[.A310]-[.$D$1]" office:value-type="float" office:value="211.148" calcext:value-type="float">
            <text:p>211,148</text:p>
          </table:table-cell>
          <table:table-cell table:formula="of:=[.B310]-[.$E$1]" office:value-type="float" office:value="763.132" calcext:value-type="float">
            <text:p>763,132</text:p>
          </table:table-cell>
          <table:table-cell/>
          <table:table-cell table:formula="of:=COM.MICROSOFT.CONCAT([.G310];&quot; &quot;;[.H310])" office:value-type="string" office:string-value="211,148 763,132" calcext:value-type="string">
            <text:p>211,148 763,132</text:p>
          </table:table-cell>
          <table:table-cell/>
          <table:table-cell table:formula="of:=SUBSTITUTE([.J310];&quot;,&quot;;&quot;.&quot;)" office:value-type="string" office:string-value="211.148 763.132" calcext:value-type="string">
            <text:p>211.148 763.132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845" calcext:value-type="float">
            <text:p>1845</text:p>
          </table:table-cell>
          <table:table-cell table:number-columns-repeated="4"/>
          <table:table-cell table:formula="of:=[.A311]-[.$D$1]" office:value-type="float" office:value="259.148" calcext:value-type="float">
            <text:p>259,148</text:p>
          </table:table-cell>
          <table:table-cell table:formula="of:=[.B311]-[.$E$1]" office:value-type="float" office:value="788.132" calcext:value-type="float">
            <text:p>788,132</text:p>
          </table:table-cell>
          <table:table-cell/>
          <table:table-cell table:formula="of:=COM.MICROSOFT.CONCAT([.G311];&quot; &quot;;[.H311])" office:value-type="string" office:string-value="259,148 788,132" calcext:value-type="string">
            <text:p>259,148 788,132</text:p>
          </table:table-cell>
          <table:table-cell/>
          <table:table-cell table:formula="of:=SUBSTITUTE([.J311];&quot;,&quot;;&quot;.&quot;)" office:value-type="string" office:string-value="259.148 788.132" calcext:value-type="string">
            <text:p>259.148 788.132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857" calcext:value-type="float">
            <text:p>1857</text:p>
          </table:table-cell>
          <table:table-cell table:number-columns-repeated="4"/>
          <table:table-cell table:formula="of:=[.A312]-[.$D$1]" office:value-type="float" office:value="303.148" calcext:value-type="float">
            <text:p>303,148</text:p>
          </table:table-cell>
          <table:table-cell table:formula="of:=[.B312]-[.$E$1]" office:value-type="float" office:value="800.132" calcext:value-type="float">
            <text:p>800,132</text:p>
          </table:table-cell>
          <table:table-cell/>
          <table:table-cell table:formula="of:=COM.MICROSOFT.CONCAT([.G312];&quot; &quot;;[.H312])" office:value-type="string" office:string-value="303,148 800,132" calcext:value-type="string">
            <text:p>303,148 800,132</text:p>
          </table:table-cell>
          <table:table-cell/>
          <table:table-cell table:formula="of:=SUBSTITUTE([.J312];&quot;,&quot;;&quot;.&quot;)" office:value-type="string" office:string-value="303.148 800.132" calcext:value-type="string">
            <text:p>303.148 800.132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855" calcext:value-type="float">
            <text:p>1855</text:p>
          </table:table-cell>
          <table:table-cell table:number-columns-repeated="4"/>
          <table:table-cell table:formula="of:=[.A313]-[.$D$1]" office:value-type="float" office:value="341.148" calcext:value-type="float">
            <text:p>341,148</text:p>
          </table:table-cell>
          <table:table-cell table:formula="of:=[.B313]-[.$E$1]" office:value-type="float" office:value="798.132" calcext:value-type="float">
            <text:p>798,132</text:p>
          </table:table-cell>
          <table:table-cell/>
          <table:table-cell table:formula="of:=COM.MICROSOFT.CONCAT([.G313];&quot; &quot;;[.H313])" office:value-type="string" office:string-value="341,148 798,132" calcext:value-type="string">
            <text:p>341,148 798,132</text:p>
          </table:table-cell>
          <table:table-cell/>
          <table:table-cell table:formula="of:=SUBSTITUTE([.J313];&quot;,&quot;;&quot;.&quot;)" office:value-type="string" office:string-value="341.148 798.132" calcext:value-type="string">
            <text:p>341.148 798.132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849" calcext:value-type="float">
            <text:p>1849</text:p>
          </table:table-cell>
          <table:table-cell table:number-columns-repeated="4"/>
          <table:table-cell table:formula="of:=[.A314]-[.$D$1]" office:value-type="float" office:value="379.148" calcext:value-type="float">
            <text:p>379,148</text:p>
          </table:table-cell>
          <table:table-cell table:formula="of:=[.B314]-[.$E$1]" office:value-type="float" office:value="792.132" calcext:value-type="float">
            <text:p>792,132</text:p>
          </table:table-cell>
          <table:table-cell/>
          <table:table-cell table:formula="of:=COM.MICROSOFT.CONCAT([.G314];&quot; &quot;;[.H314])" office:value-type="string" office:string-value="379,148 792,132" calcext:value-type="string">
            <text:p>379,148 792,132</text:p>
          </table:table-cell>
          <table:table-cell/>
          <table:table-cell table:formula="of:=SUBSTITUTE([.J314];&quot;,&quot;;&quot;.&quot;)" office:value-type="string" office:string-value="379.148 792.132" calcext:value-type="string">
            <text:p>379.148 792.132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833" calcext:value-type="float">
            <text:p>1833</text:p>
          </table:table-cell>
          <table:table-cell table:number-columns-repeated="4"/>
          <table:table-cell table:formula="of:=[.A315]-[.$D$1]" office:value-type="float" office:value="395.148" calcext:value-type="float">
            <text:p>395,148</text:p>
          </table:table-cell>
          <table:table-cell table:formula="of:=[.B315]-[.$E$1]" office:value-type="float" office:value="776.132" calcext:value-type="float">
            <text:p>776,132</text:p>
          </table:table-cell>
          <table:table-cell/>
          <table:table-cell table:formula="of:=COM.MICROSOFT.CONCAT([.G315];&quot; &quot;;[.H315])" office:value-type="string" office:string-value="395,148 776,132" calcext:value-type="string">
            <text:p>395,148 776,132</text:p>
          </table:table-cell>
          <table:table-cell/>
          <table:table-cell table:formula="of:=SUBSTITUTE([.J315];&quot;,&quot;;&quot;.&quot;)" office:value-type="string" office:string-value="395.148 776.132" calcext:value-type="string">
            <text:p>395.148 776.132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780" calcext:value-type="float">
            <text:p>1780</text:p>
          </table:table-cell>
          <table:table-cell table:number-columns-repeated="4"/>
          <table:table-cell table:formula="of:=[.A316]-[.$D$1]" office:value-type="float" office:value="427.148" calcext:value-type="float">
            <text:p>427,148</text:p>
          </table:table-cell>
          <table:table-cell table:formula="of:=[.B316]-[.$E$1]" office:value-type="float" office:value="723.132" calcext:value-type="float">
            <text:p>723,132</text:p>
          </table:table-cell>
          <table:table-cell/>
          <table:table-cell table:formula="of:=COM.MICROSOFT.CONCAT([.G316];&quot; &quot;;[.H316])" office:value-type="string" office:string-value="427,148 723,132" calcext:value-type="string">
            <text:p>427,148 723,132</text:p>
          </table:table-cell>
          <table:table-cell/>
          <table:table-cell table:formula="of:=SUBSTITUTE([.J316];&quot;,&quot;;&quot;.&quot;)" office:value-type="string" office:string-value="427.148 723.132" calcext:value-type="string">
            <text:p>427.148 723.132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693" calcext:value-type="float">
            <text:p>1693</text:p>
          </table:table-cell>
          <table:table-cell table:number-columns-repeated="4"/>
          <table:table-cell table:formula="of:=[.A317]-[.$D$1]" office:value-type="float" office:value="422.148" calcext:value-type="float">
            <text:p>422,148</text:p>
          </table:table-cell>
          <table:table-cell table:formula="of:=[.B317]-[.$E$1]" office:value-type="float" office:value="636.132" calcext:value-type="float">
            <text:p>636,132</text:p>
          </table:table-cell>
          <table:table-cell/>
          <table:table-cell table:formula="of:=COM.MICROSOFT.CONCAT([.G317];&quot; &quot;;[.H317])" office:value-type="string" office:string-value="422,148 636,132" calcext:value-type="string">
            <text:p>422,148 636,132</text:p>
          </table:table-cell>
          <table:table-cell/>
          <table:table-cell table:formula="of:=SUBSTITUTE([.J317];&quot;,&quot;;&quot;.&quot;)" office:value-type="string" office:string-value="422.148 636.132" calcext:value-type="string">
            <text:p>422.148 636.132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599" calcext:value-type="float">
            <text:p>1599</text:p>
          </table:table-cell>
          <table:table-cell table:number-columns-repeated="4"/>
          <table:table-cell table:formula="of:=[.A318]-[.$D$1]" office:value-type="float" office:value="418.148" calcext:value-type="float">
            <text:p>418,148</text:p>
          </table:table-cell>
          <table:table-cell table:formula="of:=[.B318]-[.$E$1]" office:value-type="float" office:value="542.132" calcext:value-type="float">
            <text:p>542,132</text:p>
          </table:table-cell>
          <table:table-cell/>
          <table:table-cell table:formula="of:=COM.MICROSOFT.CONCAT([.G318];&quot; &quot;;[.H318])" office:value-type="string" office:string-value="418,148 542,132" calcext:value-type="string">
            <text:p>418,148 542,132</text:p>
          </table:table-cell>
          <table:table-cell/>
          <table:table-cell table:formula="of:=SUBSTITUTE([.J318];&quot;,&quot;;&quot;.&quot;)" office:value-type="string" office:string-value="418.148 542.132" calcext:value-type="string">
            <text:p>418.148 542.132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510" calcext:value-type="float">
            <text:p>1510</text:p>
          </table:table-cell>
          <table:table-cell table:number-columns-repeated="4"/>
          <table:table-cell table:formula="of:=[.A319]-[.$D$1]" office:value-type="float" office:value="408.148" calcext:value-type="float">
            <text:p>408,148</text:p>
          </table:table-cell>
          <table:table-cell table:formula="of:=[.B319]-[.$E$1]" office:value-type="float" office:value="453.132" calcext:value-type="float">
            <text:p>453,132</text:p>
          </table:table-cell>
          <table:table-cell/>
          <table:table-cell table:formula="of:=COM.MICROSOFT.CONCAT([.G319];&quot; &quot;;[.H319])" office:value-type="string" office:string-value="408,148 453,132" calcext:value-type="string">
            <text:p>408,148 453,132</text:p>
          </table:table-cell>
          <table:table-cell/>
          <table:table-cell table:formula="of:=SUBSTITUTE([.J319];&quot;,&quot;;&quot;.&quot;)" office:value-type="string" office:string-value="408.148 453.132" calcext:value-type="string">
            <text:p>408.148 453.132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437" calcext:value-type="float">
            <text:p>1437</text:p>
          </table:table-cell>
          <table:table-cell table:number-columns-repeated="4"/>
          <table:table-cell table:formula="of:=[.A320]-[.$D$1]" office:value-type="float" office:value="370.148" calcext:value-type="float">
            <text:p>370,148</text:p>
          </table:table-cell>
          <table:table-cell table:formula="of:=[.B320]-[.$E$1]" office:value-type="float" office:value="380.132" calcext:value-type="float">
            <text:p>380,132</text:p>
          </table:table-cell>
          <table:table-cell/>
          <table:table-cell table:formula="of:=COM.MICROSOFT.CONCAT([.G320];&quot; &quot;;[.H320])" office:value-type="string" office:string-value="370,148 380,132" calcext:value-type="string">
            <text:p>370,148 380,132</text:p>
          </table:table-cell>
          <table:table-cell/>
          <table:table-cell table:formula="of:=SUBSTITUTE([.J320];&quot;,&quot;;&quot;.&quot;)" office:value-type="string" office:string-value="370.148 380.132" calcext:value-type="string">
            <text:p>370.148 380.132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376" calcext:value-type="float">
            <text:p>1376</text:p>
          </table:table-cell>
          <table:table-cell table:number-columns-repeated="4"/>
          <table:table-cell table:formula="of:=[.A321]-[.$D$1]" office:value-type="float" office:value="336.148" calcext:value-type="float">
            <text:p>336,148</text:p>
          </table:table-cell>
          <table:table-cell table:formula="of:=[.B321]-[.$E$1]" office:value-type="float" office:value="319.132" calcext:value-type="float">
            <text:p>319,132</text:p>
          </table:table-cell>
          <table:table-cell/>
          <table:table-cell table:formula="of:=COM.MICROSOFT.CONCAT([.G321];&quot; &quot;;[.H321])" office:value-type="string" office:string-value="336,148 319,132" calcext:value-type="string">
            <text:p>336,148 319,132</text:p>
          </table:table-cell>
          <table:table-cell/>
          <table:table-cell table:formula="of:=SUBSTITUTE([.J321];&quot;,&quot;;&quot;.&quot;)" office:value-type="string" office:string-value="336.148 319.132" calcext:value-type="string">
            <text:p>336.148 319.132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304" calcext:value-type="float">
            <text:p>1304</text:p>
          </table:table-cell>
          <table:table-cell table:number-columns-repeated="4"/>
          <table:table-cell table:formula="of:=[.A322]-[.$D$1]" office:value-type="float" office:value="302.148" calcext:value-type="float">
            <text:p>302,148</text:p>
          </table:table-cell>
          <table:table-cell table:formula="of:=[.B322]-[.$E$1]" office:value-type="float" office:value="247.132" calcext:value-type="float">
            <text:p>247,132</text:p>
          </table:table-cell>
          <table:table-cell/>
          <table:table-cell table:formula="of:=COM.MICROSOFT.CONCAT([.G322];&quot; &quot;;[.H322])" office:value-type="string" office:string-value="302,148 247,132" calcext:value-type="string">
            <text:p>302,148 247,132</text:p>
          </table:table-cell>
          <table:table-cell/>
          <table:table-cell table:formula="of:=SUBSTITUTE([.J322];&quot;,&quot;;&quot;.&quot;)" office:value-type="string" office:string-value="302.148 247.132" calcext:value-type="string">
            <text:p>302.148 247.132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201" calcext:value-type="float">
            <text:p>1201</text:p>
          </table:table-cell>
          <table:table-cell table:number-columns-repeated="4"/>
          <table:table-cell table:formula="of:=[.A323]-[.$D$1]" office:value-type="float" office:value="273.148" calcext:value-type="float">
            <text:p>273,148</text:p>
          </table:table-cell>
          <table:table-cell table:formula="of:=[.B323]-[.$E$1]" office:value-type="float" office:value="144.132" calcext:value-type="float">
            <text:p>144,132</text:p>
          </table:table-cell>
          <table:table-cell/>
          <table:table-cell table:formula="of:=COM.MICROSOFT.CONCAT([.G323];&quot; &quot;;[.H323])" office:value-type="string" office:string-value="273,148 144,132" calcext:value-type="string">
            <text:p>273,148 144,132</text:p>
          </table:table-cell>
          <table:table-cell/>
          <table:table-cell table:formula="of:=SUBSTITUTE([.J323];&quot;,&quot;;&quot;.&quot;)" office:value-type="string" office:string-value="273.148 144.132" calcext:value-type="string">
            <text:p>273.148 144.132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066" calcext:value-type="float">
            <text:p>1066</text:p>
          </table:table-cell>
          <table:table-cell table:number-columns-repeated="4"/>
          <table:table-cell table:formula="of:=[.A324]-[.$D$1]" office:value-type="float" office:value="225.148" calcext:value-type="float">
            <text:p>225,148</text:p>
          </table:table-cell>
          <table:table-cell table:formula="of:=[.B324]-[.$E$1]" office:value-type="float" office:value="9.13200000000006" calcext:value-type="float">
            <text:p>9,13200000000006</text:p>
          </table:table-cell>
          <table:table-cell/>
          <table:table-cell table:formula="of:=COM.MICROSOFT.CONCAT([.G324];&quot; &quot;;[.H324])" office:value-type="string" office:string-value="225,148 9,13200000000006" calcext:value-type="string">
            <text:p>225,148 9,13200000000006</text:p>
          </table:table-cell>
          <table:table-cell/>
          <table:table-cell table:formula="of:=SUBSTITUTE([.J324];&quot;,&quot;;&quot;.&quot;)" office:value-type="string" office:string-value="225.148 9.13200000000006" calcext:value-type="string">
            <text:p>225.148 9.13200000000006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898" calcext:value-type="float">
            <text:p>898</text:p>
          </table:table-cell>
          <table:table-cell table:number-columns-repeated="4"/>
          <table:table-cell table:formula="of:=[.A325]-[.$D$1]" office:value-type="float" office:value="174.148" calcext:value-type="float">
            <text:p>174,148</text:p>
          </table:table-cell>
          <table:table-cell table:formula="of:=[.B325]-[.$E$1]" office:value-type="float" office:value="-158.868" calcext:value-type="float">
            <text:p>-158,868</text:p>
          </table:table-cell>
          <table:table-cell/>
          <table:table-cell table:formula="of:=COM.MICROSOFT.CONCAT([.G325];&quot; &quot;;[.H325])" office:value-type="string" office:string-value="174,148 -158,868" calcext:value-type="string">
            <text:p>174,148 -158,868</text:p>
          </table:table-cell>
          <table:table-cell/>
          <table:table-cell table:formula="of:=SUBSTITUTE([.J325];&quot;,&quot;;&quot;.&quot;)" office:value-type="string" office:string-value="174.148 -158.868" calcext:value-type="string">
            <text:p>174.148 -158.868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821" calcext:value-type="float">
            <text:p>821</text:p>
          </table:table-cell>
          <table:table-cell table:number-columns-repeated="4"/>
          <table:table-cell table:formula="of:=[.A326]-[.$D$1]" office:value-type="float" office:value="106.148" calcext:value-type="float">
            <text:p>106,148</text:p>
          </table:table-cell>
          <table:table-cell table:formula="of:=[.B326]-[.$E$1]" office:value-type="float" office:value="-235.868" calcext:value-type="float">
            <text:p>-235,868</text:p>
          </table:table-cell>
          <table:table-cell/>
          <table:table-cell table:formula="of:=COM.MICROSOFT.CONCAT([.G326];&quot; &quot;;[.H326])" office:value-type="string" office:string-value="106,148 -235,868" calcext:value-type="string">
            <text:p>106,148 -235,868</text:p>
          </table:table-cell>
          <table:table-cell/>
          <table:table-cell table:formula="of:=SUBSTITUTE([.J326];&quot;,&quot;;&quot;.&quot;)" office:value-type="string" office:string-value="106.148 -235.868" calcext:value-type="string">
            <text:p>106.148 -235.868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725" calcext:value-type="float">
            <text:p>725</text:p>
          </table:table-cell>
          <table:table-cell table:number-columns-repeated="4"/>
          <table:table-cell table:formula="of:=[.A327]-[.$D$1]" office:value-type="float" office:value="54.1479999999999" calcext:value-type="float">
            <text:p>54,1479999999999</text:p>
          </table:table-cell>
          <table:table-cell table:formula="of:=[.B327]-[.$E$1]" office:value-type="float" office:value="-331.868" calcext:value-type="float">
            <text:p>-331,868</text:p>
          </table:table-cell>
          <table:table-cell/>
          <table:table-cell table:formula="of:=COM.MICROSOFT.CONCAT([.G327];&quot; &quot;;[.H327])" office:value-type="string" office:string-value="54,1479999999999 -331,868" calcext:value-type="string">
            <text:p>54,1479999999999 -331,868</text:p>
          </table:table-cell>
          <table:table-cell/>
          <table:table-cell table:formula="of:=SUBSTITUTE([.J327];&quot;,&quot;;&quot;.&quot;)" office:value-type="string" office:string-value="54.1479999999999 -331.868" calcext:value-type="string">
            <text:p>54.1479999999999 -331.86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34" calcext:value-type="float">
            <text:p>634</text:p>
          </table:table-cell>
          <table:table-cell table:number-columns-repeated="4"/>
          <table:table-cell table:formula="of:=[.A328]-[.$D$1]" office:value-type="float" office:value="-10.8520000000001" calcext:value-type="float">
            <text:p>-10,8520000000001</text:p>
          </table:table-cell>
          <table:table-cell table:formula="of:=[.B328]-[.$E$1]" office:value-type="float" office:value="-422.868" calcext:value-type="float">
            <text:p>-422,868</text:p>
          </table:table-cell>
          <table:table-cell/>
          <table:table-cell table:formula="of:=COM.MICROSOFT.CONCAT([.G328];&quot; &quot;;[.H328])" office:value-type="string" office:string-value="-10,8520000000001 -422,868" calcext:value-type="string">
            <text:p>-10,8520000000001 -422,868</text:p>
          </table:table-cell>
          <table:table-cell/>
          <table:table-cell table:formula="of:=SUBSTITUTE([.J328];&quot;,&quot;;&quot;.&quot;)" office:value-type="string" office:string-value="-10.8520000000001 -422.868" calcext:value-type="string">
            <text:p>-10.8520000000001 -422.868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552" calcext:value-type="float">
            <text:p>552</text:p>
          </table:table-cell>
          <table:table-cell table:number-columns-repeated="4"/>
          <table:table-cell table:formula="of:=[.A329]-[.$D$1]" office:value-type="float" office:value="-67.8520000000001" calcext:value-type="float">
            <text:p>-67,8520000000001</text:p>
          </table:table-cell>
          <table:table-cell table:formula="of:=[.B329]-[.$E$1]" office:value-type="float" office:value="-504.868" calcext:value-type="float">
            <text:p>-504,868</text:p>
          </table:table-cell>
          <table:table-cell/>
          <table:table-cell table:formula="of:=COM.MICROSOFT.CONCAT([.G329];&quot; &quot;;[.H329])" office:value-type="string" office:string-value="-67,8520000000001 -504,868" calcext:value-type="string">
            <text:p>-67,8520000000001 -504,868</text:p>
          </table:table-cell>
          <table:table-cell/>
          <table:table-cell table:formula="of:=SUBSTITUTE([.J329];&quot;,&quot;;&quot;.&quot;)" office:value-type="string" office:string-value="-67.8520000000001 -504.868" calcext:value-type="string">
            <text:p>-67.8520000000001 -504.868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485" calcext:value-type="float">
            <text:p>485</text:p>
          </table:table-cell>
          <table:table-cell table:number-columns-repeated="4"/>
          <table:table-cell table:formula="of:=[.A330]-[.$D$1]" office:value-type="float" office:value="-126.852" calcext:value-type="float">
            <text:p>-126,852</text:p>
          </table:table-cell>
          <table:table-cell table:formula="of:=[.B330]-[.$E$1]" office:value-type="float" office:value="-571.868" calcext:value-type="float">
            <text:p>-571,868</text:p>
          </table:table-cell>
          <table:table-cell/>
          <table:table-cell table:formula="of:=COM.MICROSOFT.CONCAT([.G330];&quot; &quot;;[.H330])" office:value-type="string" office:string-value="-126,852 -571,868" calcext:value-type="string">
            <text:p>-126,852 -571,868</text:p>
          </table:table-cell>
          <table:table-cell/>
          <table:table-cell table:formula="of:=SUBSTITUTE([.J330];&quot;,&quot;;&quot;.&quot;)" office:value-type="string" office:string-value="-126.852 -571.868" calcext:value-type="string">
            <text:p>-126.852 -571.868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433" calcext:value-type="float">
            <text:p>433</text:p>
          </table:table-cell>
          <table:table-cell table:number-columns-repeated="4"/>
          <table:table-cell table:formula="of:=[.A331]-[.$D$1]" office:value-type="float" office:value="-179.852" calcext:value-type="float">
            <text:p>-179,852</text:p>
          </table:table-cell>
          <table:table-cell table:formula="of:=[.B331]-[.$E$1]" office:value-type="float" office:value="-623.868" calcext:value-type="float">
            <text:p>-623,868</text:p>
          </table:table-cell>
          <table:table-cell/>
          <table:table-cell table:formula="of:=COM.MICROSOFT.CONCAT([.G331];&quot; &quot;;[.H331])" office:value-type="string" office:string-value="-179,852 -623,868" calcext:value-type="string">
            <text:p>-179,852 -623,868</text:p>
          </table:table-cell>
          <table:table-cell/>
          <table:table-cell table:formula="of:=SUBSTITUTE([.J331];&quot;,&quot;;&quot;.&quot;)" office:value-type="string" office:string-value="-179.852 -623.868" calcext:value-type="string">
            <text:p>-179.852 -623.86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77" calcext:value-type="float">
            <text:p>377</text:p>
          </table:table-cell>
          <table:table-cell table:number-columns-repeated="4"/>
          <table:table-cell table:formula="of:=[.A332]-[.$D$1]" office:value-type="float" office:value="-219.852" calcext:value-type="float">
            <text:p>-219,852</text:p>
          </table:table-cell>
          <table:table-cell table:formula="of:=[.B332]-[.$E$1]" office:value-type="float" office:value="-679.868" calcext:value-type="float">
            <text:p>-679,868</text:p>
          </table:table-cell>
          <table:table-cell/>
          <table:table-cell table:formula="of:=COM.MICROSOFT.CONCAT([.G332];&quot; &quot;;[.H332])" office:value-type="string" office:string-value="-219,852 -679,868" calcext:value-type="string">
            <text:p>-219,852 -679,868</text:p>
          </table:table-cell>
          <table:table-cell/>
          <table:table-cell table:formula="of:=SUBSTITUTE([.J332];&quot;,&quot;;&quot;.&quot;)" office:value-type="string" office:string-value="-219.852 -679.868" calcext:value-type="string">
            <text:p>-219.852 -679.86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52" calcext:value-type="float">
            <text:p>352</text:p>
          </table:table-cell>
          <table:table-cell table:number-columns-repeated="4"/>
          <table:table-cell table:formula="of:=[.A333]-[.$D$1]" office:value-type="float" office:value="-235.852" calcext:value-type="float">
            <text:p>-235,852</text:p>
          </table:table-cell>
          <table:table-cell table:formula="of:=[.B333]-[.$E$1]" office:value-type="float" office:value="-704.868" calcext:value-type="float">
            <text:p>-704,868</text:p>
          </table:table-cell>
          <table:table-cell/>
          <table:table-cell table:formula="of:=COM.MICROSOFT.CONCAT([.G333];&quot; &quot;;[.H333])" office:value-type="string" office:string-value="-235,852 -704,868" calcext:value-type="string">
            <text:p>-235,852 -704,868</text:p>
          </table:table-cell>
          <table:table-cell/>
          <table:table-cell table:formula="of:=SUBSTITUTE([.J333];&quot;,&quot;;&quot;.&quot;)" office:value-type="string" office:string-value="-235.852 -704.868" calcext:value-type="string">
            <text:p>-235.852 -704.86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32" calcext:value-type="float">
            <text:p>332</text:p>
          </table:table-cell>
          <table:table-cell table:number-columns-repeated="4"/>
          <table:table-cell table:formula="of:=[.A334]-[.$D$1]" office:value-type="float" office:value="-288.852" calcext:value-type="float">
            <text:p>-288,852</text:p>
          </table:table-cell>
          <table:table-cell table:formula="of:=[.B334]-[.$E$1]" office:value-type="float" office:value="-724.868" calcext:value-type="float">
            <text:p>-724,868</text:p>
          </table:table-cell>
          <table:table-cell/>
          <table:table-cell table:formula="of:=COM.MICROSOFT.CONCAT([.G334];&quot; &quot;;[.H334])" office:value-type="string" office:string-value="-288,852 -724,868" calcext:value-type="string">
            <text:p>-288,852 -724,868</text:p>
          </table:table-cell>
          <table:table-cell/>
          <table:table-cell table:formula="of:=SUBSTITUTE([.J334];&quot;,&quot;;&quot;.&quot;)" office:value-type="string" office:string-value="-288.852 -724.868" calcext:value-type="string">
            <text:p>-288.852 -724.86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31" calcext:value-type="float">
            <text:p>331</text:p>
          </table:table-cell>
          <table:table-cell table:number-columns-repeated="4"/>
          <table:table-cell table:formula="of:=[.A335]-[.$D$1]" office:value-type="float" office:value="-299.852" calcext:value-type="float">
            <text:p>-299,852</text:p>
          </table:table-cell>
          <table:table-cell table:formula="of:=[.B335]-[.$E$1]" office:value-type="float" office:value="-725.868" calcext:value-type="float">
            <text:p>-725,868</text:p>
          </table:table-cell>
          <table:table-cell/>
          <table:table-cell table:formula="of:=COM.MICROSOFT.CONCAT([.G335];&quot; &quot;;[.H335])" office:value-type="string" office:string-value="-299,852 -725,868" calcext:value-type="string">
            <text:p>-299,852 -725,868</text:p>
          </table:table-cell>
          <table:table-cell/>
          <table:table-cell table:formula="of:=SUBSTITUTE([.J335];&quot;,&quot;;&quot;.&quot;)" office:value-type="string" office:string-value="-299.852 -725.868" calcext:value-type="string">
            <text:p>-299.852 -725.86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33" calcext:value-type="float">
            <text:p>333</text:p>
          </table:table-cell>
          <table:table-cell table:number-columns-repeated="4"/>
          <table:table-cell table:formula="of:=[.A336]-[.$D$1]" office:value-type="float" office:value="-336.852" calcext:value-type="float">
            <text:p>-336,852</text:p>
          </table:table-cell>
          <table:table-cell table:formula="of:=[.B336]-[.$E$1]" office:value-type="float" office:value="-723.868" calcext:value-type="float">
            <text:p>-723,868</text:p>
          </table:table-cell>
          <table:table-cell/>
          <table:table-cell table:formula="of:=COM.MICROSOFT.CONCAT([.G336];&quot; &quot;;[.H336])" office:value-type="string" office:string-value="-336,852 -723,868" calcext:value-type="string">
            <text:p>-336,852 -723,868</text:p>
          </table:table-cell>
          <table:table-cell/>
          <table:table-cell table:formula="of:=SUBSTITUTE([.J336];&quot;,&quot;;&quot;.&quot;)" office:value-type="string" office:string-value="-336.852 -723.868" calcext:value-type="string">
            <text:p>-336.852 -723.86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36" calcext:value-type="float">
            <text:p>336</text:p>
          </table:table-cell>
          <table:table-cell table:number-columns-repeated="4"/>
          <table:table-cell table:formula="of:=[.A337]-[.$D$1]" office:value-type="float" office:value="-330.852" calcext:value-type="float">
            <text:p>-330,852</text:p>
          </table:table-cell>
          <table:table-cell table:formula="of:=[.B337]-[.$E$1]" office:value-type="float" office:value="-720.868" calcext:value-type="float">
            <text:p>-720,868</text:p>
          </table:table-cell>
          <table:table-cell/>
          <table:table-cell table:formula="of:=COM.MICROSOFT.CONCAT([.G337];&quot; &quot;;[.H337])" office:value-type="string" office:string-value="-330,852 -720,868" calcext:value-type="string">
            <text:p>-330,852 -720,868</text:p>
          </table:table-cell>
          <table:table-cell/>
          <table:table-cell table:formula="of:=SUBSTITUTE([.J337];&quot;,&quot;;&quot;.&quot;)" office:value-type="string" office:string-value="-330.852 -720.868" calcext:value-type="string">
            <text:p>-330.852 -720.86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63" calcext:value-type="float">
            <text:p>363</text:p>
          </table:table-cell>
          <table:table-cell table:number-columns-repeated="4"/>
          <table:table-cell table:formula="of:=[.A338]-[.$D$1]" office:value-type="float" office:value="-401.852" calcext:value-type="float">
            <text:p>-401,852</text:p>
          </table:table-cell>
          <table:table-cell table:formula="of:=[.B338]-[.$E$1]" office:value-type="float" office:value="-693.868" calcext:value-type="float">
            <text:p>-693,868</text:p>
          </table:table-cell>
          <table:table-cell/>
          <table:table-cell table:formula="of:=COM.MICROSOFT.CONCAT([.G338];&quot; &quot;;[.H338])" office:value-type="string" office:string-value="-401,852 -693,868" calcext:value-type="string">
            <text:p>-401,852 -693,868</text:p>
          </table:table-cell>
          <table:table-cell/>
          <table:table-cell table:formula="of:=SUBSTITUTE([.J338];&quot;,&quot;;&quot;.&quot;)" office:value-type="string" office:string-value="-401.852 -693.868" calcext:value-type="string">
            <text:p>-401.852 -693.86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404" calcext:value-type="float">
            <text:p>404</text:p>
          </table:table-cell>
          <table:table-cell table:number-columns-repeated="4"/>
          <table:table-cell table:formula="of:=[.A339]-[.$D$1]" office:value-type="float" office:value="-368.852" calcext:value-type="float">
            <text:p>-368,852</text:p>
          </table:table-cell>
          <table:table-cell table:formula="of:=[.B339]-[.$E$1]" office:value-type="float" office:value="-652.868" calcext:value-type="float">
            <text:p>-652,868</text:p>
          </table:table-cell>
          <table:table-cell/>
          <table:table-cell table:formula="of:=COM.MICROSOFT.CONCAT([.G339];&quot; &quot;;[.H339])" office:value-type="string" office:string-value="-368,852 -652,868" calcext:value-type="string">
            <text:p>-368,852 -652,868</text:p>
          </table:table-cell>
          <table:table-cell/>
          <table:table-cell table:formula="of:=SUBSTITUTE([.J339];&quot;,&quot;;&quot;.&quot;)" office:value-type="string" office:string-value="-368.852 -652.868" calcext:value-type="string">
            <text:p>-368.852 -652.86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537" calcext:value-type="float">
            <text:p>537</text:p>
          </table:table-cell>
          <table:table-cell table:number-columns-repeated="4"/>
          <table:table-cell table:formula="of:=[.A340]-[.$D$1]" office:value-type="float" office:value="-358.852" calcext:value-type="float">
            <text:p>-358,852</text:p>
          </table:table-cell>
          <table:table-cell table:formula="of:=[.B340]-[.$E$1]" office:value-type="float" office:value="-519.868" calcext:value-type="float">
            <text:p>-519,868</text:p>
          </table:table-cell>
          <table:table-cell/>
          <table:table-cell table:formula="of:=COM.MICROSOFT.CONCAT([.G340];&quot; &quot;;[.H340])" office:value-type="string" office:string-value="-358,852 -519,868" calcext:value-type="string">
            <text:p>-358,852 -519,868</text:p>
          </table:table-cell>
          <table:table-cell/>
          <table:table-cell table:formula="of:=SUBSTITUTE([.J340];&quot;,&quot;;&quot;.&quot;)" office:value-type="string" office:string-value="-358.852 -519.868" calcext:value-type="string">
            <text:p>-358.852 -519.86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13" calcext:value-type="float">
            <text:p>613</text:p>
          </table:table-cell>
          <table:table-cell table:number-columns-repeated="4"/>
          <table:table-cell table:formula="of:=[.A341]-[.$D$1]" office:value-type="float" office:value="-356.852" calcext:value-type="float">
            <text:p>-356,852</text:p>
          </table:table-cell>
          <table:table-cell table:formula="of:=[.B341]-[.$E$1]" office:value-type="float" office:value="-443.868" calcext:value-type="float">
            <text:p>-443,868</text:p>
          </table:table-cell>
          <table:table-cell/>
          <table:table-cell table:formula="of:=COM.MICROSOFT.CONCAT([.G341];&quot; &quot;;[.H341])" office:value-type="string" office:string-value="-356,852 -443,868" calcext:value-type="string">
            <text:p>-356,852 -443,868</text:p>
          </table:table-cell>
          <table:table-cell/>
          <table:table-cell table:formula="of:=SUBSTITUTE([.J341];&quot;,&quot;;&quot;.&quot;)" office:value-type="string" office:string-value="-356.852 -443.868" calcext:value-type="string">
            <text:p>-356.852 -443.86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93" calcext:value-type="float">
            <text:p>693</text:p>
          </table:table-cell>
          <table:table-cell table:number-columns-repeated="4"/>
          <table:table-cell table:formula="of:=[.A342]-[.$D$1]" office:value-type="float" office:value="-361.852" calcext:value-type="float">
            <text:p>-361,852</text:p>
          </table:table-cell>
          <table:table-cell table:formula="of:=[.B342]-[.$E$1]" office:value-type="float" office:value="-363.868" calcext:value-type="float">
            <text:p>-363,868</text:p>
          </table:table-cell>
          <table:table-cell/>
          <table:table-cell table:formula="of:=COM.MICROSOFT.CONCAT([.G342];&quot; &quot;;[.H342])" office:value-type="string" office:string-value="-361,852 -363,868" calcext:value-type="string">
            <text:p>-361,852 -363,868</text:p>
          </table:table-cell>
          <table:table-cell/>
          <table:table-cell table:formula="of:=SUBSTITUTE([.J342];&quot;,&quot;;&quot;.&quot;)" office:value-type="string" office:string-value="-361.852 -363.868" calcext:value-type="string">
            <text:p>-361.852 -363.86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763" calcext:value-type="float">
            <text:p>763</text:p>
          </table:table-cell>
          <table:table-cell table:number-columns-repeated="4"/>
          <table:table-cell table:formula="of:=[.A343]-[.$D$1]" office:value-type="float" office:value="-344.852" calcext:value-type="float">
            <text:p>-344,852</text:p>
          </table:table-cell>
          <table:table-cell table:formula="of:=[.B343]-[.$E$1]" office:value-type="float" office:value="-293.868" calcext:value-type="float">
            <text:p>-293,868</text:p>
          </table:table-cell>
          <table:table-cell/>
          <table:table-cell table:formula="of:=COM.MICROSOFT.CONCAT([.G343];&quot; &quot;;[.H343])" office:value-type="string" office:string-value="-344,852 -293,868" calcext:value-type="string">
            <text:p>-344,852 -293,868</text:p>
          </table:table-cell>
          <table:table-cell/>
          <table:table-cell table:formula="of:=SUBSTITUTE([.J343];&quot;,&quot;;&quot;.&quot;)" office:value-type="string" office:string-value="-344.852 -293.868" calcext:value-type="string">
            <text:p>-344.852 -293.86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816" calcext:value-type="float">
            <text:p>816</text:p>
          </table:table-cell>
          <table:table-cell table:number-columns-repeated="4"/>
          <table:table-cell table:formula="of:=[.A344]-[.$D$1]" office:value-type="float" office:value="-316.852" calcext:value-type="float">
            <text:p>-316,852</text:p>
          </table:table-cell>
          <table:table-cell table:formula="of:=[.B344]-[.$E$1]" office:value-type="float" office:value="-240.868" calcext:value-type="float">
            <text:p>-240,868</text:p>
          </table:table-cell>
          <table:table-cell/>
          <table:table-cell table:formula="of:=COM.MICROSOFT.CONCAT([.G344];&quot; &quot;;[.H344])" office:value-type="string" office:string-value="-316,852 -240,868" calcext:value-type="string">
            <text:p>-316,852 -240,868</text:p>
          </table:table-cell>
          <table:table-cell/>
          <table:table-cell table:formula="of:=SUBSTITUTE([.J344];&quot;,&quot;;&quot;.&quot;)" office:value-type="string" office:string-value="-316.852 -240.868" calcext:value-type="string">
            <text:p>-316.852 -240.86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900" calcext:value-type="float">
            <text:p>900</text:p>
          </table:table-cell>
          <table:table-cell table:number-columns-repeated="4"/>
          <table:table-cell table:formula="of:=[.A345]-[.$D$1]" office:value-type="float" office:value="-225.852" calcext:value-type="float">
            <text:p>-225,852</text:p>
          </table:table-cell>
          <table:table-cell table:formula="of:=[.B345]-[.$E$1]" office:value-type="float" office:value="-156.868" calcext:value-type="float">
            <text:p>-156,868</text:p>
          </table:table-cell>
          <table:table-cell/>
          <table:table-cell table:formula="of:=COM.MICROSOFT.CONCAT([.G345];&quot; &quot;;[.H345])" office:value-type="string" office:string-value="-225,852 -156,868" calcext:value-type="string">
            <text:p>-225,852 -156,868</text:p>
          </table:table-cell>
          <table:table-cell/>
          <table:table-cell table:formula="of:=SUBSTITUTE([.J345];&quot;,&quot;;&quot;.&quot;)" office:value-type="string" office:string-value="-225.852 -156.868" calcext:value-type="string">
            <text:p>-225.852 -156.868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047" calcext:value-type="float">
            <text:p>1047</text:p>
          </table:table-cell>
          <table:table-cell table:number-columns-repeated="4"/>
          <table:table-cell table:formula="of:=[.A346]-[.$D$1]" office:value-type="float" office:value="-195.852" calcext:value-type="float">
            <text:p>-195,852</text:p>
          </table:table-cell>
          <table:table-cell table:formula="of:=[.B346]-[.$E$1]" office:value-type="float" office:value="-9.86799999999994" calcext:value-type="float">
            <text:p>-9,86799999999994</text:p>
          </table:table-cell>
          <table:table-cell/>
          <table:table-cell table:formula="of:=COM.MICROSOFT.CONCAT([.G346];&quot; &quot;;[.H346])" office:value-type="string" office:string-value="-195,852 -9,86799999999994" calcext:value-type="string">
            <text:p>-195,852 -9,86799999999994</text:p>
          </table:table-cell>
          <table:table-cell/>
          <table:table-cell table:formula="of:=SUBSTITUTE([.J346];&quot;,&quot;;&quot;.&quot;)" office:value-type="string" office:string-value="-195.852 -9.86799999999994" calcext:value-type="string">
            <text:p>-195.852 -9.86799999999994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161" calcext:value-type="float">
            <text:p>1161</text:p>
          </table:table-cell>
          <table:table-cell table:number-columns-repeated="4"/>
          <table:table-cell table:formula="of:=[.A347]-[.$D$1]" office:value-type="float" office:value="-170.852" calcext:value-type="float">
            <text:p>-170,852</text:p>
          </table:table-cell>
          <table:table-cell table:formula="of:=[.B347]-[.$E$1]" office:value-type="float" office:value="104.132" calcext:value-type="float">
            <text:p>104,132</text:p>
          </table:table-cell>
          <table:table-cell/>
          <table:table-cell table:formula="of:=COM.MICROSOFT.CONCAT([.G347];&quot; &quot;;[.H347])" office:value-type="string" office:string-value="-170,852 104,132" calcext:value-type="string">
            <text:p>-170,852 104,132</text:p>
          </table:table-cell>
          <table:table-cell/>
          <table:table-cell table:formula="of:=SUBSTITUTE([.J347];&quot;,&quot;;&quot;.&quot;)" office:value-type="string" office:string-value="-170.852 104.132" calcext:value-type="string">
            <text:p>-170.852 104.132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302" calcext:value-type="float">
            <text:p>1302</text:p>
          </table:table-cell>
          <table:table-cell table:number-columns-repeated="4"/>
          <table:table-cell table:formula="of:=[.A348]-[.$D$1]" office:value-type="float" office:value="-151.852" calcext:value-type="float">
            <text:p>-151,852</text:p>
          </table:table-cell>
          <table:table-cell table:formula="of:=[.B348]-[.$E$1]" office:value-type="float" office:value="245.132" calcext:value-type="float">
            <text:p>245,132</text:p>
          </table:table-cell>
          <table:table-cell/>
          <table:table-cell table:formula="of:=COM.MICROSOFT.CONCAT([.G348];&quot; &quot;;[.H348])" office:value-type="string" office:string-value="-151,852 245,132" calcext:value-type="string">
            <text:p>-151,852 245,132</text:p>
          </table:table-cell>
          <table:table-cell/>
          <table:table-cell table:formula="of:=SUBSTITUTE([.J348];&quot;,&quot;;&quot;.&quot;)" office:value-type="string" office:string-value="-151.852 245.132" calcext:value-type="string">
            <text:p>-151.852 245.132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table:formula="of:=[.A349]-[.$D$1]" office:value-type="float" office:value="-86.8520000000001" calcext:value-type="float">
            <text:p>-86,8520000000001</text:p>
          </table:table-cell>
          <table:table-cell table:formula="of:=[.B349]-[.$E$1]" office:value-type="float" office:value="323.132" calcext:value-type="float">
            <text:p>323,132</text:p>
          </table:table-cell>
          <table:table-cell/>
          <table:table-cell table:formula="of:=COM.MICROSOFT.CONCAT([.G349];&quot; &quot;;[.H349])" office:value-type="string" office:string-value="-86,8520000000001 323,132" calcext:value-type="string">
            <text:p>-86,8520000000001 323,132</text:p>
          </table:table-cell>
          <table:table-cell/>
          <table:table-cell table:formula="of:=SUBSTITUTE([.J349];&quot;,&quot;;&quot;.&quot;)" office:value-type="string" office:string-value="-86.8520000000001 323.132" calcext:value-type="string">
            <text:p>-86.8520000000001 323.132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488" calcext:value-type="float">
            <text:p>1488</text:p>
          </table:table-cell>
          <table:table-cell table:number-columns-repeated="4"/>
          <table:table-cell table:formula="of:=[.A350]-[.$D$1]" office:value-type="float" office:value="-33.8520000000001" calcext:value-type="float">
            <text:p>-33,8520000000001</text:p>
          </table:table-cell>
          <table:table-cell table:formula="of:=[.B350]-[.$E$1]" office:value-type="float" office:value="431.132" calcext:value-type="float">
            <text:p>431,132</text:p>
          </table:table-cell>
          <table:table-cell/>
          <table:table-cell table:formula="of:=COM.MICROSOFT.CONCAT([.G350];&quot; &quot;;[.H350])" office:value-type="string" office:string-value="-33,8520000000001 431,132" calcext:value-type="string">
            <text:p>-33,8520000000001 431,132</text:p>
          </table:table-cell>
          <table:table-cell/>
          <table:table-cell table:formula="of:=SUBSTITUTE([.J350];&quot;,&quot;;&quot;.&quot;)" office:value-type="string" office:string-value="-33.8520000000001 431.132" calcext:value-type="string">
            <text:p>-33.8520000000001 431.132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575" calcext:value-type="float">
            <text:p>1575</text:p>
          </table:table-cell>
          <table:table-cell table:number-columns-repeated="4"/>
          <table:table-cell table:formula="of:=[.A351]-[.$D$1]" office:value-type="float" office:value="10.1479999999999" calcext:value-type="float">
            <text:p>10,1479999999999</text:p>
          </table:table-cell>
          <table:table-cell table:formula="of:=[.B351]-[.$E$1]" office:value-type="float" office:value="518.132" calcext:value-type="float">
            <text:p>518,132</text:p>
          </table:table-cell>
          <table:table-cell/>
          <table:table-cell table:formula="of:=COM.MICROSOFT.CONCAT([.G351];&quot; &quot;;[.H351])" office:value-type="string" office:string-value="10,1479999999999 518,132" calcext:value-type="string">
            <text:p>10,1479999999999 518,132</text:p>
          </table:table-cell>
          <table:table-cell/>
          <table:table-cell table:formula="of:=SUBSTITUTE([.J351];&quot;,&quot;;&quot;.&quot;)" office:value-type="string" office:string-value="10.1479999999999 518.132" calcext:value-type="string">
            <text:p>10.1479999999999 518.132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650" calcext:value-type="float">
            <text:p>1650</text:p>
          </table:table-cell>
          <table:table-cell table:number-columns-repeated="4"/>
          <table:table-cell table:formula="of:=[.A352]-[.$D$1]" office:value-type="float" office:value="61.1479999999999" calcext:value-type="float">
            <text:p>61,1479999999999</text:p>
          </table:table-cell>
          <table:table-cell table:formula="of:=[.B352]-[.$E$1]" office:value-type="float" office:value="593.132" calcext:value-type="float">
            <text:p>593,132</text:p>
          </table:table-cell>
          <table:table-cell/>
          <table:table-cell table:formula="of:=COM.MICROSOFT.CONCAT([.G352];&quot; &quot;;[.H352])" office:value-type="string" office:string-value="61,1479999999999 593,132" calcext:value-type="string">
            <text:p>61,1479999999999 593,132</text:p>
          </table:table-cell>
          <table:table-cell/>
          <table:table-cell table:formula="of:=SUBSTITUTE([.J352];&quot;,&quot;;&quot;.&quot;)" office:value-type="string" office:string-value="61.1479999999999 593.132" calcext:value-type="string">
            <text:p>61.1479999999999 593.132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719" calcext:value-type="float">
            <text:p>1719</text:p>
          </table:table-cell>
          <table:table-cell table:number-columns-repeated="4"/>
          <table:table-cell table:formula="of:=[.A353]-[.$D$1]" office:value-type="float" office:value="87.1479999999999" calcext:value-type="float">
            <text:p>87,1479999999999</text:p>
          </table:table-cell>
          <table:table-cell table:formula="of:=[.B353]-[.$E$1]" office:value-type="float" office:value="662.132" calcext:value-type="float">
            <text:p>662,132</text:p>
          </table:table-cell>
          <table:table-cell/>
          <table:table-cell table:formula="of:=COM.MICROSOFT.CONCAT([.G353];&quot; &quot;;[.H353])" office:value-type="string" office:string-value="87,1479999999999 662,132" calcext:value-type="string">
            <text:p>87,1479999999999 662,132</text:p>
          </table:table-cell>
          <table:table-cell/>
          <table:table-cell table:formula="of:=SUBSTITUTE([.J353];&quot;,&quot;;&quot;.&quot;)" office:value-type="string" office:string-value="87.1479999999999 662.132" calcext:value-type="string">
            <text:p>87.1479999999999 662.132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777" calcext:value-type="float">
            <text:p>1777</text:p>
          </table:table-cell>
          <table:table-cell table:number-columns-repeated="4"/>
          <table:table-cell table:formula="of:=[.A354]-[.$D$1]" office:value-type="float" office:value="142.148" calcext:value-type="float">
            <text:p>142,148</text:p>
          </table:table-cell>
          <table:table-cell table:formula="of:=[.B354]-[.$E$1]" office:value-type="float" office:value="720.132" calcext:value-type="float">
            <text:p>720,132</text:p>
          </table:table-cell>
          <table:table-cell/>
          <table:table-cell table:formula="of:=COM.MICROSOFT.CONCAT([.G354];&quot; &quot;;[.H354])" office:value-type="string" office:string-value="142,148 720,132" calcext:value-type="string">
            <text:p>142,148 720,132</text:p>
          </table:table-cell>
          <table:table-cell/>
          <table:table-cell table:formula="of:=SUBSTITUTE([.J354];&quot;,&quot;;&quot;.&quot;)" office:value-type="string" office:string-value="142.148 720.132" calcext:value-type="string">
            <text:p>142.148 720.132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811" calcext:value-type="float">
            <text:p>1811</text:p>
          </table:table-cell>
          <table:table-cell table:number-columns-repeated="4"/>
          <table:table-cell table:formula="of:=[.A355]-[.$D$1]" office:value-type="float" office:value="193.148" calcext:value-type="float">
            <text:p>193,148</text:p>
          </table:table-cell>
          <table:table-cell table:formula="of:=[.B355]-[.$E$1]" office:value-type="float" office:value="754.132" calcext:value-type="float">
            <text:p>754,132</text:p>
          </table:table-cell>
          <table:table-cell/>
          <table:table-cell table:formula="of:=COM.MICROSOFT.CONCAT([.G355];&quot; &quot;;[.H355])" office:value-type="string" office:string-value="193,148 754,132" calcext:value-type="string">
            <text:p>193,148 754,132</text:p>
          </table:table-cell>
          <table:table-cell/>
          <table:table-cell table:formula="of:=SUBSTITUTE([.J355];&quot;,&quot;;&quot;.&quot;)" office:value-type="string" office:string-value="193.148 754.132" calcext:value-type="string">
            <text:p>193.148 754.132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841" calcext:value-type="float">
            <text:p>1841</text:p>
          </table:table-cell>
          <table:table-cell table:number-columns-repeated="4"/>
          <table:table-cell table:formula="of:=[.A356]-[.$D$1]" office:value-type="float" office:value="242.148" calcext:value-type="float">
            <text:p>242,148</text:p>
          </table:table-cell>
          <table:table-cell table:formula="of:=[.B356]-[.$E$1]" office:value-type="float" office:value="784.132" calcext:value-type="float">
            <text:p>784,132</text:p>
          </table:table-cell>
          <table:table-cell/>
          <table:table-cell table:formula="of:=COM.MICROSOFT.CONCAT([.G356];&quot; &quot;;[.H356])" office:value-type="string" office:string-value="242,148 784,132" calcext:value-type="string">
            <text:p>242,148 784,132</text:p>
          </table:table-cell>
          <table:table-cell/>
          <table:table-cell table:formula="of:=SUBSTITUTE([.J356];&quot;,&quot;;&quot;.&quot;)" office:value-type="string" office:string-value="242.148 784.132" calcext:value-type="string">
            <text:p>242.148 784.132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856" calcext:value-type="float">
            <text:p>1856</text:p>
          </table:table-cell>
          <table:table-cell table:number-columns-repeated="4"/>
          <table:table-cell table:formula="of:=[.A357]-[.$D$1]" office:value-type="float" office:value="295.148" calcext:value-type="float">
            <text:p>295,148</text:p>
          </table:table-cell>
          <table:table-cell table:formula="of:=[.B357]-[.$E$1]" office:value-type="float" office:value="799.132" calcext:value-type="float">
            <text:p>799,132</text:p>
          </table:table-cell>
          <table:table-cell/>
          <table:table-cell table:formula="of:=COM.MICROSOFT.CONCAT([.G357];&quot; &quot;;[.H357])" office:value-type="string" office:string-value="295,148 799,132" calcext:value-type="string">
            <text:p>295,148 799,132</text:p>
          </table:table-cell>
          <table:table-cell/>
          <table:table-cell table:formula="of:=SUBSTITUTE([.J357];&quot;,&quot;;&quot;.&quot;)" office:value-type="string" office:string-value="295.148 799.132" calcext:value-type="string">
            <text:p>295.148 799.132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853" calcext:value-type="float">
            <text:p>1853</text:p>
          </table:table-cell>
          <table:table-cell table:number-columns-repeated="4"/>
          <table:table-cell table:formula="of:=[.A358]-[.$D$1]" office:value-type="float" office:value="328.148" calcext:value-type="float">
            <text:p>328,148</text:p>
          </table:table-cell>
          <table:table-cell table:formula="of:=[.B358]-[.$E$1]" office:value-type="float" office:value="796.132" calcext:value-type="float">
            <text:p>796,132</text:p>
          </table:table-cell>
          <table:table-cell/>
          <table:table-cell table:formula="of:=COM.MICROSOFT.CONCAT([.G358];&quot; &quot;;[.H358])" office:value-type="string" office:string-value="328,148 796,132" calcext:value-type="string">
            <text:p>328,148 796,132</text:p>
          </table:table-cell>
          <table:table-cell/>
          <table:table-cell table:formula="of:=SUBSTITUTE([.J358];&quot;,&quot;;&quot;.&quot;)" office:value-type="string" office:string-value="328.148 796.132" calcext:value-type="string">
            <text:p>328.148 796.132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857" calcext:value-type="float">
            <text:p>1857</text:p>
          </table:table-cell>
          <table:table-cell table:number-columns-repeated="4"/>
          <table:table-cell table:formula="of:=[.A359]-[.$D$1]" office:value-type="float" office:value="362.148" calcext:value-type="float">
            <text:p>362,148</text:p>
          </table:table-cell>
          <table:table-cell table:formula="of:=[.B359]-[.$E$1]" office:value-type="float" office:value="800.132" calcext:value-type="float">
            <text:p>800,132</text:p>
          </table:table-cell>
          <table:table-cell/>
          <table:table-cell table:formula="of:=COM.MICROSOFT.CONCAT([.G359];&quot; &quot;;[.H359])" office:value-type="string" office:string-value="362,148 800,132" calcext:value-type="string">
            <text:p>362,148 800,132</text:p>
          </table:table-cell>
          <table:table-cell/>
          <table:table-cell table:formula="of:=SUBSTITUTE([.J359];&quot;,&quot;;&quot;.&quot;)" office:value-type="string" office:string-value="362.148 800.132" calcext:value-type="string">
            <text:p>362.148 800.132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845" calcext:value-type="float">
            <text:p>1845</text:p>
          </table:table-cell>
          <table:table-cell table:number-columns-repeated="4"/>
          <table:table-cell table:formula="of:=[.A360]-[.$D$1]" office:value-type="float" office:value="397.148" calcext:value-type="float">
            <text:p>397,148</text:p>
          </table:table-cell>
          <table:table-cell table:formula="of:=[.B360]-[.$E$1]" office:value-type="float" office:value="788.132" calcext:value-type="float">
            <text:p>788,132</text:p>
          </table:table-cell>
          <table:table-cell/>
          <table:table-cell table:formula="of:=COM.MICROSOFT.CONCAT([.G360];&quot; &quot;;[.H360])" office:value-type="string" office:string-value="397,148 788,132" calcext:value-type="string">
            <text:p>397,148 788,132</text:p>
          </table:table-cell>
          <table:table-cell/>
          <table:table-cell table:formula="of:=SUBSTITUTE([.J360];&quot;,&quot;;&quot;.&quot;)" office:value-type="string" office:string-value="397.148 788.132" calcext:value-type="string">
            <text:p>397.148 788.132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801" calcext:value-type="float">
            <text:p>1801</text:p>
          </table:table-cell>
          <table:table-cell table:number-columns-repeated="4"/>
          <table:table-cell table:formula="of:=[.A361]-[.$D$1]" office:value-type="float" office:value="382.148" calcext:value-type="float">
            <text:p>382,148</text:p>
          </table:table-cell>
          <table:table-cell table:formula="of:=[.B361]-[.$E$1]" office:value-type="float" office:value="744.132" calcext:value-type="float">
            <text:p>744,132</text:p>
          </table:table-cell>
          <table:table-cell/>
          <table:table-cell table:formula="of:=COM.MICROSOFT.CONCAT([.G361];&quot; &quot;;[.H361])" office:value-type="string" office:string-value="382,148 744,132" calcext:value-type="string">
            <text:p>382,148 744,132</text:p>
          </table:table-cell>
          <table:table-cell/>
          <table:table-cell table:formula="of:=SUBSTITUTE([.J361];&quot;,&quot;;&quot;.&quot;)" office:value-type="string" office:string-value="382.148 744.132" calcext:value-type="string">
            <text:p>382.148 744.132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733" calcext:value-type="float">
            <text:p>1733</text:p>
          </table:table-cell>
          <table:table-cell table:number-columns-repeated="4"/>
          <table:table-cell table:formula="of:=[.A362]-[.$D$1]" office:value-type="float" office:value="393.148" calcext:value-type="float">
            <text:p>393,148</text:p>
          </table:table-cell>
          <table:table-cell table:formula="of:=[.B362]-[.$E$1]" office:value-type="float" office:value="676.132" calcext:value-type="float">
            <text:p>676,132</text:p>
          </table:table-cell>
          <table:table-cell/>
          <table:table-cell table:formula="of:=COM.MICROSOFT.CONCAT([.G362];&quot; &quot;;[.H362])" office:value-type="string" office:string-value="393,148 676,132" calcext:value-type="string">
            <text:p>393,148 676,132</text:p>
          </table:table-cell>
          <table:table-cell/>
          <table:table-cell table:formula="of:=SUBSTITUTE([.J362];&quot;,&quot;;&quot;.&quot;)" office:value-type="string" office:string-value="393.148 676.132" calcext:value-type="string">
            <text:p>393.148 676.132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635" calcext:value-type="float">
            <text:p>1635</text:p>
          </table:table-cell>
          <table:table-cell table:number-columns-repeated="4"/>
          <table:table-cell table:formula="of:=[.A363]-[.$D$1]" office:value-type="float" office:value="386.148" calcext:value-type="float">
            <text:p>386,148</text:p>
          </table:table-cell>
          <table:table-cell table:formula="of:=[.B363]-[.$E$1]" office:value-type="float" office:value="578.132" calcext:value-type="float">
            <text:p>578,132</text:p>
          </table:table-cell>
          <table:table-cell/>
          <table:table-cell table:formula="of:=COM.MICROSOFT.CONCAT([.G363];&quot; &quot;;[.H363])" office:value-type="string" office:string-value="386,148 578,132" calcext:value-type="string">
            <text:p>386,148 578,132</text:p>
          </table:table-cell>
          <table:table-cell/>
          <table:table-cell table:formula="of:=SUBSTITUTE([.J363];&quot;,&quot;;&quot;.&quot;)" office:value-type="string" office:string-value="386.148 578.132" calcext:value-type="string">
            <text:p>386.148 578.132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539" calcext:value-type="float">
            <text:p>1539</text:p>
          </table:table-cell>
          <table:table-cell table:number-columns-repeated="4"/>
          <table:table-cell table:formula="of:=[.A364]-[.$D$1]" office:value-type="float" office:value="377.148" calcext:value-type="float">
            <text:p>377,148</text:p>
          </table:table-cell>
          <table:table-cell table:formula="of:=[.B364]-[.$E$1]" office:value-type="float" office:value="482.132" calcext:value-type="float">
            <text:p>482,132</text:p>
          </table:table-cell>
          <table:table-cell/>
          <table:table-cell table:formula="of:=COM.MICROSOFT.CONCAT([.G364];&quot; &quot;;[.H364])" office:value-type="string" office:string-value="377,148 482,132" calcext:value-type="string">
            <text:p>377,148 482,132</text:p>
          </table:table-cell>
          <table:table-cell/>
          <table:table-cell table:formula="of:=SUBSTITUTE([.J364];&quot;,&quot;;&quot;.&quot;)" office:value-type="string" office:string-value="377.148 482.132" calcext:value-type="string">
            <text:p>377.148 482.132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462" calcext:value-type="float">
            <text:p>1462</text:p>
          </table:table-cell>
          <table:table-cell table:number-columns-repeated="4"/>
          <table:table-cell table:formula="of:=[.A365]-[.$D$1]" office:value-type="float" office:value="368.148" calcext:value-type="float">
            <text:p>368,148</text:p>
          </table:table-cell>
          <table:table-cell table:formula="of:=[.B365]-[.$E$1]" office:value-type="float" office:value="405.132" calcext:value-type="float">
            <text:p>405,132</text:p>
          </table:table-cell>
          <table:table-cell/>
          <table:table-cell table:formula="of:=COM.MICROSOFT.CONCAT([.G365];&quot; &quot;;[.H365])" office:value-type="string" office:string-value="368,148 405,132" calcext:value-type="string">
            <text:p>368,148 405,132</text:p>
          </table:table-cell>
          <table:table-cell/>
          <table:table-cell table:formula="of:=SUBSTITUTE([.J365];&quot;,&quot;;&quot;.&quot;)" office:value-type="string" office:string-value="368.148 405.132" calcext:value-type="string">
            <text:p>368.148 405.132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396" calcext:value-type="float">
            <text:p>1396</text:p>
          </table:table-cell>
          <table:table-cell table:number-columns-repeated="4"/>
          <table:table-cell table:formula="of:=[.A366]-[.$D$1]" office:value-type="float" office:value="330.148" calcext:value-type="float">
            <text:p>330,148</text:p>
          </table:table-cell>
          <table:table-cell table:formula="of:=[.B366]-[.$E$1]" office:value-type="float" office:value="339.132" calcext:value-type="float">
            <text:p>339,132</text:p>
          </table:table-cell>
          <table:table-cell/>
          <table:table-cell table:formula="of:=COM.MICROSOFT.CONCAT([.G366];&quot; &quot;;[.H366])" office:value-type="string" office:string-value="330,148 339,132" calcext:value-type="string">
            <text:p>330,148 339,132</text:p>
          </table:table-cell>
          <table:table-cell/>
          <table:table-cell table:formula="of:=SUBSTITUTE([.J366];&quot;,&quot;;&quot;.&quot;)" office:value-type="string" office:string-value="330.148 339.132" calcext:value-type="string">
            <text:p>330.148 339.132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336" calcext:value-type="float">
            <text:p>1336</text:p>
          </table:table-cell>
          <table:table-cell table:number-columns-repeated="4"/>
          <table:table-cell table:formula="of:=[.A367]-[.$D$1]" office:value-type="float" office:value="310.148" calcext:value-type="float">
            <text:p>310,148</text:p>
          </table:table-cell>
          <table:table-cell table:formula="of:=[.B367]-[.$E$1]" office:value-type="float" office:value="279.132" calcext:value-type="float">
            <text:p>279,132</text:p>
          </table:table-cell>
          <table:table-cell/>
          <table:table-cell table:formula="of:=COM.MICROSOFT.CONCAT([.G367];&quot; &quot;;[.H367])" office:value-type="string" office:string-value="310,148 279,132" calcext:value-type="string">
            <text:p>310,148 279,132</text:p>
          </table:table-cell>
          <table:table-cell/>
          <table:table-cell table:formula="of:=SUBSTITUTE([.J367];&quot;,&quot;;&quot;.&quot;)" office:value-type="string" office:string-value="310.148 279.132" calcext:value-type="string">
            <text:p>310.148 279.132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242" calcext:value-type="float">
            <text:p>1242</text:p>
          </table:table-cell>
          <table:table-cell table:number-columns-repeated="4"/>
          <table:table-cell table:formula="of:=[.A368]-[.$D$1]" office:value-type="float" office:value="282.148" calcext:value-type="float">
            <text:p>282,148</text:p>
          </table:table-cell>
          <table:table-cell table:formula="of:=[.B368]-[.$E$1]" office:value-type="float" office:value="185.132" calcext:value-type="float">
            <text:p>185,132</text:p>
          </table:table-cell>
          <table:table-cell/>
          <table:table-cell table:formula="of:=COM.MICROSOFT.CONCAT([.G368];&quot; &quot;;[.H368])" office:value-type="string" office:string-value="282,148 185,132" calcext:value-type="string">
            <text:p>282,148 185,132</text:p>
          </table:table-cell>
          <table:table-cell/>
          <table:table-cell table:formula="of:=SUBSTITUTE([.J368];&quot;,&quot;;&quot;.&quot;)" office:value-type="string" office:string-value="282.148 185.132" calcext:value-type="string">
            <text:p>282.148 185.132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143" calcext:value-type="float">
            <text:p>1143</text:p>
          </table:table-cell>
          <table:table-cell table:number-columns-repeated="4"/>
          <table:table-cell table:formula="of:=[.A369]-[.$D$1]" office:value-type="float" office:value="241.148" calcext:value-type="float">
            <text:p>241,148</text:p>
          </table:table-cell>
          <table:table-cell table:formula="of:=[.B369]-[.$E$1]" office:value-type="float" office:value="86.1320000000001" calcext:value-type="float">
            <text:p>86,1320000000001</text:p>
          </table:table-cell>
          <table:table-cell/>
          <table:table-cell table:formula="of:=COM.MICROSOFT.CONCAT([.G369];&quot; &quot;;[.H369])" office:value-type="string" office:string-value="241,148 86,1320000000001" calcext:value-type="string">
            <text:p>241,148 86,1320000000001</text:p>
          </table:table-cell>
          <table:table-cell/>
          <table:table-cell table:formula="of:=SUBSTITUTE([.J369];&quot;,&quot;;&quot;.&quot;)" office:value-type="string" office:string-value="241.148 86.1320000000001" calcext:value-type="string">
            <text:p>241.148 86.1320000000001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977" calcext:value-type="float">
            <text:p>977</text:p>
          </table:table-cell>
          <table:table-cell table:number-columns-repeated="4"/>
          <table:table-cell table:formula="of:=[.A370]-[.$D$1]" office:value-type="float" office:value="191.148" calcext:value-type="float">
            <text:p>191,148</text:p>
          </table:table-cell>
          <table:table-cell table:formula="of:=[.B370]-[.$E$1]" office:value-type="float" office:value="-79.8679999999999" calcext:value-type="float">
            <text:p>-79,8679999999999</text:p>
          </table:table-cell>
          <table:table-cell/>
          <table:table-cell table:formula="of:=COM.MICROSOFT.CONCAT([.G370];&quot; &quot;;[.H370])" office:value-type="string" office:string-value="191,148 -79,8679999999999" calcext:value-type="string">
            <text:p>191,148 -79,8679999999999</text:p>
          </table:table-cell>
          <table:table-cell/>
          <table:table-cell table:formula="of:=SUBSTITUTE([.J370];&quot;,&quot;;&quot;.&quot;)" office:value-type="string" office:string-value="191.148 -79.8679999999999" calcext:value-type="string">
            <text:p>191.148 -79.8679999999999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869" calcext:value-type="float">
            <text:p>869</text:p>
          </table:table-cell>
          <table:table-cell table:number-columns-repeated="4"/>
          <table:table-cell table:formula="of:=[.A371]-[.$D$1]" office:value-type="float" office:value="137.148" calcext:value-type="float">
            <text:p>137,148</text:p>
          </table:table-cell>
          <table:table-cell table:formula="of:=[.B371]-[.$E$1]" office:value-type="float" office:value="-187.868" calcext:value-type="float">
            <text:p>-187,868</text:p>
          </table:table-cell>
          <table:table-cell/>
          <table:table-cell table:formula="of:=COM.MICROSOFT.CONCAT([.G371];&quot; &quot;;[.H371])" office:value-type="string" office:string-value="137,148 -187,868" calcext:value-type="string">
            <text:p>137,148 -187,868</text:p>
          </table:table-cell>
          <table:table-cell/>
          <table:table-cell table:formula="of:=SUBSTITUTE([.J371];&quot;,&quot;;&quot;.&quot;)" office:value-type="string" office:string-value="137.148 -187.868" calcext:value-type="string">
            <text:p>137.148 -187.868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766" calcext:value-type="float">
            <text:p>766</text:p>
          </table:table-cell>
          <table:table-cell table:number-columns-repeated="4"/>
          <table:table-cell table:formula="of:=[.A372]-[.$D$1]" office:value-type="float" office:value="77.1479999999999" calcext:value-type="float">
            <text:p>77,1479999999999</text:p>
          </table:table-cell>
          <table:table-cell table:formula="of:=[.B372]-[.$E$1]" office:value-type="float" office:value="-290.868" calcext:value-type="float">
            <text:p>-290,868</text:p>
          </table:table-cell>
          <table:table-cell/>
          <table:table-cell table:formula="of:=COM.MICROSOFT.CONCAT([.G372];&quot; &quot;;[.H372])" office:value-type="string" office:string-value="77,1479999999999 -290,868" calcext:value-type="string">
            <text:p>77,1479999999999 -290,868</text:p>
          </table:table-cell>
          <table:table-cell/>
          <table:table-cell table:formula="of:=SUBSTITUTE([.J372];&quot;,&quot;;&quot;.&quot;)" office:value-type="string" office:string-value="77.1479999999999 -290.868" calcext:value-type="string">
            <text:p>77.1479999999999 -290.868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666" calcext:value-type="float">
            <text:p>666</text:p>
          </table:table-cell>
          <table:table-cell table:number-columns-repeated="4"/>
          <table:table-cell table:formula="of:=[.A373]-[.$D$1]" office:value-type="float" office:value="17.1479999999999" calcext:value-type="float">
            <text:p>17,1479999999999</text:p>
          </table:table-cell>
          <table:table-cell table:formula="of:=[.B373]-[.$E$1]" office:value-type="float" office:value="-390.868" calcext:value-type="float">
            <text:p>-390,868</text:p>
          </table:table-cell>
          <table:table-cell/>
          <table:table-cell table:formula="of:=COM.MICROSOFT.CONCAT([.G373];&quot; &quot;;[.H373])" office:value-type="string" office:string-value="17,1479999999999 -390,868" calcext:value-type="string">
            <text:p>17,1479999999999 -390,868</text:p>
          </table:table-cell>
          <table:table-cell/>
          <table:table-cell table:formula="of:=SUBSTITUTE([.J373];&quot;,&quot;;&quot;.&quot;)" office:value-type="string" office:string-value="17.1479999999999 -390.868" calcext:value-type="string">
            <text:p>17.1479999999999 -390.868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575" calcext:value-type="float">
            <text:p>575</text:p>
          </table:table-cell>
          <table:table-cell table:number-columns-repeated="4"/>
          <table:table-cell table:formula="of:=[.A374]-[.$D$1]" office:value-type="float" office:value="-44.8520000000001" calcext:value-type="float">
            <text:p>-44,8520000000001</text:p>
          </table:table-cell>
          <table:table-cell table:formula="of:=[.B374]-[.$E$1]" office:value-type="float" office:value="-481.868" calcext:value-type="float">
            <text:p>-481,868</text:p>
          </table:table-cell>
          <table:table-cell/>
          <table:table-cell table:formula="of:=COM.MICROSOFT.CONCAT([.G374];&quot; &quot;;[.H374])" office:value-type="string" office:string-value="-44,8520000000001 -481,868" calcext:value-type="string">
            <text:p>-44,8520000000001 -481,868</text:p>
          </table:table-cell>
          <table:table-cell/>
          <table:table-cell table:formula="of:=SUBSTITUTE([.J374];&quot;,&quot;;&quot;.&quot;)" office:value-type="string" office:string-value="-44.8520000000001 -481.868" calcext:value-type="string">
            <text:p>-44.8520000000001 -481.868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507" calcext:value-type="float">
            <text:p>507</text:p>
          </table:table-cell>
          <table:table-cell table:number-columns-repeated="4"/>
          <table:table-cell table:formula="of:=[.A375]-[.$D$1]" office:value-type="float" office:value="-101.852" calcext:value-type="float">
            <text:p>-101,852</text:p>
          </table:table-cell>
          <table:table-cell table:formula="of:=[.B375]-[.$E$1]" office:value-type="float" office:value="-549.868" calcext:value-type="float">
            <text:p>-549,868</text:p>
          </table:table-cell>
          <table:table-cell/>
          <table:table-cell table:formula="of:=COM.MICROSOFT.CONCAT([.G375];&quot; &quot;;[.H375])" office:value-type="string" office:string-value="-101,852 -549,868" calcext:value-type="string">
            <text:p>-101,852 -549,868</text:p>
          </table:table-cell>
          <table:table-cell/>
          <table:table-cell table:formula="of:=SUBSTITUTE([.J375];&quot;,&quot;;&quot;.&quot;)" office:value-type="string" office:string-value="-101.852 -549.868" calcext:value-type="string">
            <text:p>-101.852 -549.868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441" calcext:value-type="float">
            <text:p>441</text:p>
          </table:table-cell>
          <table:table-cell table:number-columns-repeated="4"/>
          <table:table-cell table:formula="of:=[.A376]-[.$D$1]" office:value-type="float" office:value="-161.852" calcext:value-type="float">
            <text:p>-161,852</text:p>
          </table:table-cell>
          <table:table-cell table:formula="of:=[.B376]-[.$E$1]" office:value-type="float" office:value="-615.868" calcext:value-type="float">
            <text:p>-615,868</text:p>
          </table:table-cell>
          <table:table-cell/>
          <table:table-cell table:formula="of:=COM.MICROSOFT.CONCAT([.G376];&quot; &quot;;[.H376])" office:value-type="string" office:string-value="-161,852 -615,868" calcext:value-type="string">
            <text:p>-161,852 -615,868</text:p>
          </table:table-cell>
          <table:table-cell/>
          <table:table-cell table:formula="of:=SUBSTITUTE([.J376];&quot;,&quot;;&quot;.&quot;)" office:value-type="string" office:string-value="-161.852 -615.868" calcext:value-type="string">
            <text:p>-161.852 -615.868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98" calcext:value-type="float">
            <text:p>398</text:p>
          </table:table-cell>
          <table:table-cell table:number-columns-repeated="4"/>
          <table:table-cell table:formula="of:=[.A377]-[.$D$1]" office:value-type="float" office:value="-207.852" calcext:value-type="float">
            <text:p>-207,852</text:p>
          </table:table-cell>
          <table:table-cell table:formula="of:=[.B377]-[.$E$1]" office:value-type="float" office:value="-658.868" calcext:value-type="float">
            <text:p>-658,868</text:p>
          </table:table-cell>
          <table:table-cell/>
          <table:table-cell table:formula="of:=COM.MICROSOFT.CONCAT([.G377];&quot; &quot;;[.H377])" office:value-type="string" office:string-value="-207,852 -658,868" calcext:value-type="string">
            <text:p>-207,852 -658,868</text:p>
          </table:table-cell>
          <table:table-cell/>
          <table:table-cell table:formula="of:=SUBSTITUTE([.J377];&quot;,&quot;;&quot;.&quot;)" office:value-type="string" office:string-value="-207.852 -658.868" calcext:value-type="string">
            <text:p>-207.852 -658.86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57" calcext:value-type="float">
            <text:p>357</text:p>
          </table:table-cell>
          <table:table-cell table:number-columns-repeated="4"/>
          <table:table-cell table:formula="of:=[.A378]-[.$D$1]" office:value-type="float" office:value="-254.852" calcext:value-type="float">
            <text:p>-254,852</text:p>
          </table:table-cell>
          <table:table-cell table:formula="of:=[.B378]-[.$E$1]" office:value-type="float" office:value="-699.868" calcext:value-type="float">
            <text:p>-699,868</text:p>
          </table:table-cell>
          <table:table-cell/>
          <table:table-cell table:formula="of:=COM.MICROSOFT.CONCAT([.G378];&quot; &quot;;[.H378])" office:value-type="string" office:string-value="-254,852 -699,868" calcext:value-type="string">
            <text:p>-254,852 -699,868</text:p>
          </table:table-cell>
          <table:table-cell/>
          <table:table-cell table:formula="of:=SUBSTITUTE([.J378];&quot;,&quot;;&quot;.&quot;)" office:value-type="string" office:string-value="-254.852 -699.868" calcext:value-type="string">
            <text:p>-254.852 -699.86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37" calcext:value-type="float">
            <text:p>337</text:p>
          </table:table-cell>
          <table:table-cell table:number-columns-repeated="4"/>
          <table:table-cell table:formula="of:=[.A379]-[.$D$1]" office:value-type="float" office:value="-266.852" calcext:value-type="float">
            <text:p>-266,852</text:p>
          </table:table-cell>
          <table:table-cell table:formula="of:=[.B379]-[.$E$1]" office:value-type="float" office:value="-719.868" calcext:value-type="float">
            <text:p>-719,868</text:p>
          </table:table-cell>
          <table:table-cell/>
          <table:table-cell table:formula="of:=COM.MICROSOFT.CONCAT([.G379];&quot; &quot;;[.H379])" office:value-type="string" office:string-value="-266,852 -719,868" calcext:value-type="string">
            <text:p>-266,852 -719,868</text:p>
          </table:table-cell>
          <table:table-cell/>
          <table:table-cell table:formula="of:=SUBSTITUTE([.J379];&quot;,&quot;;&quot;.&quot;)" office:value-type="string" office:string-value="-266.852 -719.868" calcext:value-type="string">
            <text:p>-266.852 -719.86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21" calcext:value-type="float">
            <text:p>321</text:p>
          </table:table-cell>
          <table:table-cell table:number-columns-repeated="4"/>
          <table:table-cell table:formula="of:=[.A380]-[.$D$1]" office:value-type="float" office:value="-292.852" calcext:value-type="float">
            <text:p>-292,852</text:p>
          </table:table-cell>
          <table:table-cell table:formula="of:=[.B380]-[.$E$1]" office:value-type="float" office:value="-735.868" calcext:value-type="float">
            <text:p>-735,868</text:p>
          </table:table-cell>
          <table:table-cell/>
          <table:table-cell table:formula="of:=COM.MICROSOFT.CONCAT([.G380];&quot; &quot;;[.H380])" office:value-type="string" office:string-value="-292,852 -735,868" calcext:value-type="string">
            <text:p>-292,852 -735,868</text:p>
          </table:table-cell>
          <table:table-cell/>
          <table:table-cell table:formula="of:=SUBSTITUTE([.J380];&quot;,&quot;;&quot;.&quot;)" office:value-type="string" office:string-value="-292.852 -735.868" calcext:value-type="string">
            <text:p>-292.852 -735.86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40" calcext:value-type="float">
            <text:p>340</text:p>
          </table:table-cell>
          <table:table-cell table:number-columns-repeated="4"/>
          <table:table-cell table:formula="of:=[.A381]-[.$D$1]" office:value-type="float" office:value="-316.852" calcext:value-type="float">
            <text:p>-316,852</text:p>
          </table:table-cell>
          <table:table-cell table:formula="of:=[.B381]-[.$E$1]" office:value-type="float" office:value="-716.868" calcext:value-type="float">
            <text:p>-716,868</text:p>
          </table:table-cell>
          <table:table-cell/>
          <table:table-cell table:formula="of:=COM.MICROSOFT.CONCAT([.G381];&quot; &quot;;[.H381])" office:value-type="string" office:string-value="-316,852 -716,868" calcext:value-type="string">
            <text:p>-316,852 -716,868</text:p>
          </table:table-cell>
          <table:table-cell/>
          <table:table-cell table:formula="of:=SUBSTITUTE([.J381];&quot;,&quot;;&quot;.&quot;)" office:value-type="string" office:string-value="-316.852 -716.868" calcext:value-type="string">
            <text:p>-316.852 -716.86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69" calcext:value-type="float">
            <text:p>369</text:p>
          </table:table-cell>
          <table:table-cell table:number-columns-repeated="4"/>
          <table:table-cell table:formula="of:=[.A382]-[.$D$1]" office:value-type="float" office:value="-352.852" calcext:value-type="float">
            <text:p>-352,852</text:p>
          </table:table-cell>
          <table:table-cell table:formula="of:=[.B382]-[.$E$1]" office:value-type="float" office:value="-687.868" calcext:value-type="float">
            <text:p>-687,868</text:p>
          </table:table-cell>
          <table:table-cell/>
          <table:table-cell table:formula="of:=COM.MICROSOFT.CONCAT([.G382];&quot; &quot;;[.H382])" office:value-type="string" office:string-value="-352,852 -687,868" calcext:value-type="string">
            <text:p>-352,852 -687,868</text:p>
          </table:table-cell>
          <table:table-cell/>
          <table:table-cell table:formula="of:=SUBSTITUTE([.J382];&quot;,&quot;;&quot;.&quot;)" office:value-type="string" office:string-value="-352.852 -687.868" calcext:value-type="string">
            <text:p>-352.852 -687.86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49" calcext:value-type="float">
            <text:p>349</text:p>
          </table:table-cell>
          <table:table-cell table:number-columns-repeated="4"/>
          <table:table-cell table:formula="of:=[.A383]-[.$D$1]" office:value-type="float" office:value="-363.852" calcext:value-type="float">
            <text:p>-363,852</text:p>
          </table:table-cell>
          <table:table-cell table:formula="of:=[.B383]-[.$E$1]" office:value-type="float" office:value="-707.868" calcext:value-type="float">
            <text:p>-707,868</text:p>
          </table:table-cell>
          <table:table-cell/>
          <table:table-cell table:formula="of:=COM.MICROSOFT.CONCAT([.G383];&quot; &quot;;[.H383])" office:value-type="string" office:string-value="-363,852 -707,868" calcext:value-type="string">
            <text:p>-363,852 -707,868</text:p>
          </table:table-cell>
          <table:table-cell/>
          <table:table-cell table:formula="of:=SUBSTITUTE([.J383];&quot;,&quot;;&quot;.&quot;)" office:value-type="string" office:string-value="-363.852 -707.868" calcext:value-type="string">
            <text:p>-363.852 -707.86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05" calcext:value-type="float">
            <text:p>405</text:p>
          </table:table-cell>
          <table:table-cell table:number-columns-repeated="4"/>
          <table:table-cell table:formula="of:=[.A384]-[.$D$1]" office:value-type="float" office:value="-399.852" calcext:value-type="float">
            <text:p>-399,852</text:p>
          </table:table-cell>
          <table:table-cell table:formula="of:=[.B384]-[.$E$1]" office:value-type="float" office:value="-651.868" calcext:value-type="float">
            <text:p>-651,868</text:p>
          </table:table-cell>
          <table:table-cell/>
          <table:table-cell table:formula="of:=COM.MICROSOFT.CONCAT([.G384];&quot; &quot;;[.H384])" office:value-type="string" office:string-value="-399,852 -651,868" calcext:value-type="string">
            <text:p>-399,852 -651,868</text:p>
          </table:table-cell>
          <table:table-cell/>
          <table:table-cell table:formula="of:=SUBSTITUTE([.J384];&quot;,&quot;;&quot;.&quot;)" office:value-type="string" office:string-value="-399.852 -651.868" calcext:value-type="string">
            <text:p>-399.852 -651.86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81" calcext:value-type="float">
            <text:p>481</text:p>
          </table:table-cell>
          <table:table-cell table:number-columns-repeated="4"/>
          <table:table-cell table:formula="of:=[.A385]-[.$D$1]" office:value-type="float" office:value="-380.852" calcext:value-type="float">
            <text:p>-380,852</text:p>
          </table:table-cell>
          <table:table-cell table:formula="of:=[.B385]-[.$E$1]" office:value-type="float" office:value="-575.868" calcext:value-type="float">
            <text:p>-575,868</text:p>
          </table:table-cell>
          <table:table-cell/>
          <table:table-cell table:formula="of:=COM.MICROSOFT.CONCAT([.G385];&quot; &quot;;[.H385])" office:value-type="string" office:string-value="-380,852 -575,868" calcext:value-type="string">
            <text:p>-380,852 -575,868</text:p>
          </table:table-cell>
          <table:table-cell/>
          <table:table-cell table:formula="of:=SUBSTITUTE([.J385];&quot;,&quot;;&quot;.&quot;)" office:value-type="string" office:string-value="-380.852 -575.868" calcext:value-type="string">
            <text:p>-380.852 -575.86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578" calcext:value-type="float">
            <text:p>578</text:p>
          </table:table-cell>
          <table:table-cell table:number-columns-repeated="4"/>
          <table:table-cell table:formula="of:=[.A386]-[.$D$1]" office:value-type="float" office:value="-369.852" calcext:value-type="float">
            <text:p>-369,852</text:p>
          </table:table-cell>
          <table:table-cell table:formula="of:=[.B386]-[.$E$1]" office:value-type="float" office:value="-478.868" calcext:value-type="float">
            <text:p>-478,868</text:p>
          </table:table-cell>
          <table:table-cell/>
          <table:table-cell table:formula="of:=COM.MICROSOFT.CONCAT([.G386];&quot; &quot;;[.H386])" office:value-type="string" office:string-value="-369,852 -478,868" calcext:value-type="string">
            <text:p>-369,852 -478,868</text:p>
          </table:table-cell>
          <table:table-cell/>
          <table:table-cell table:formula="of:=SUBSTITUTE([.J386];&quot;,&quot;;&quot;.&quot;)" office:value-type="string" office:string-value="-369.852 -478.868" calcext:value-type="string">
            <text:p>-369.852 -478.86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66" calcext:value-type="float">
            <text:p>666</text:p>
          </table:table-cell>
          <table:table-cell table:number-columns-repeated="4"/>
          <table:table-cell table:formula="of:=[.A387]-[.$D$1]" office:value-type="float" office:value="-374.852" calcext:value-type="float">
            <text:p>-374,852</text:p>
          </table:table-cell>
          <table:table-cell table:formula="of:=[.B387]-[.$E$1]" office:value-type="float" office:value="-390.868" calcext:value-type="float">
            <text:p>-390,868</text:p>
          </table:table-cell>
          <table:table-cell/>
          <table:table-cell table:formula="of:=COM.MICROSOFT.CONCAT([.G387];&quot; &quot;;[.H387])" office:value-type="string" office:string-value="-374,852 -390,868" calcext:value-type="string">
            <text:p>-374,852 -390,868</text:p>
          </table:table-cell>
          <table:table-cell/>
          <table:table-cell table:formula="of:=SUBSTITUTE([.J387];&quot;,&quot;;&quot;.&quot;)" office:value-type="string" office:string-value="-374.852 -390.868" calcext:value-type="string">
            <text:p>-374.852 -390.86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739" calcext:value-type="float">
            <text:p>739</text:p>
          </table:table-cell>
          <table:table-cell table:number-columns-repeated="4"/>
          <table:table-cell table:formula="of:=[.A388]-[.$D$1]" office:value-type="float" office:value="-348.852" calcext:value-type="float">
            <text:p>-348,852</text:p>
          </table:table-cell>
          <table:table-cell table:formula="of:=[.B388]-[.$E$1]" office:value-type="float" office:value="-317.868" calcext:value-type="float">
            <text:p>-317,868</text:p>
          </table:table-cell>
          <table:table-cell/>
          <table:table-cell table:formula="of:=COM.MICROSOFT.CONCAT([.G388];&quot; &quot;;[.H388])" office:value-type="string" office:string-value="-348,852 -317,868" calcext:value-type="string">
            <text:p>-348,852 -317,868</text:p>
          </table:table-cell>
          <table:table-cell/>
          <table:table-cell table:formula="of:=SUBSTITUTE([.J388];&quot;,&quot;;&quot;.&quot;)" office:value-type="string" office:string-value="-348.852 -317.868" calcext:value-type="string">
            <text:p>-348.852 -317.86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802" calcext:value-type="float">
            <text:p>802</text:p>
          </table:table-cell>
          <table:table-cell table:number-columns-repeated="4"/>
          <table:table-cell table:formula="of:=[.A389]-[.$D$1]" office:value-type="float" office:value="-301.852" calcext:value-type="float">
            <text:p>-301,852</text:p>
          </table:table-cell>
          <table:table-cell table:formula="of:=[.B389]-[.$E$1]" office:value-type="float" office:value="-254.868" calcext:value-type="float">
            <text:p>-254,868</text:p>
          </table:table-cell>
          <table:table-cell/>
          <table:table-cell table:formula="of:=COM.MICROSOFT.CONCAT([.G389];&quot; &quot;;[.H389])" office:value-type="string" office:string-value="-301,852 -254,868" calcext:value-type="string">
            <text:p>-301,852 -254,868</text:p>
          </table:table-cell>
          <table:table-cell/>
          <table:table-cell table:formula="of:=SUBSTITUTE([.J389];&quot;,&quot;;&quot;.&quot;)" office:value-type="string" office:string-value="-301.852 -254.868" calcext:value-type="string">
            <text:p>-301.852 -254.86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63" calcext:value-type="float">
            <text:p>863</text:p>
          </table:table-cell>
          <table:table-cell table:number-columns-repeated="4"/>
          <table:table-cell table:formula="of:=[.A390]-[.$D$1]" office:value-type="float" office:value="-250.852" calcext:value-type="float">
            <text:p>-250,852</text:p>
          </table:table-cell>
          <table:table-cell table:formula="of:=[.B390]-[.$E$1]" office:value-type="float" office:value="-193.868" calcext:value-type="float">
            <text:p>-193,868</text:p>
          </table:table-cell>
          <table:table-cell/>
          <table:table-cell table:formula="of:=COM.MICROSOFT.CONCAT([.G390];&quot; &quot;;[.H390])" office:value-type="string" office:string-value="-250,852 -193,868" calcext:value-type="string">
            <text:p>-250,852 -193,868</text:p>
          </table:table-cell>
          <table:table-cell/>
          <table:table-cell table:formula="of:=SUBSTITUTE([.J390];&quot;,&quot;;&quot;.&quot;)" office:value-type="string" office:string-value="-250.852 -193.868" calcext:value-type="string">
            <text:p>-250.852 -193.86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78" calcext:value-type="float">
            <text:p>978</text:p>
          </table:table-cell>
          <table:table-cell table:number-columns-repeated="4"/>
          <table:table-cell table:formula="of:=[.A391]-[.$D$1]" office:value-type="float" office:value="-235.852" calcext:value-type="float">
            <text:p>-235,852</text:p>
          </table:table-cell>
          <table:table-cell table:formula="of:=[.B391]-[.$E$1]" office:value-type="float" office:value="-78.8679999999999" calcext:value-type="float">
            <text:p>-78,8679999999999</text:p>
          </table:table-cell>
          <table:table-cell/>
          <table:table-cell table:formula="of:=COM.MICROSOFT.CONCAT([.G391];&quot; &quot;;[.H391])" office:value-type="string" office:string-value="-235,852 -78,8679999999999" calcext:value-type="string">
            <text:p>-235,852 -78,8679999999999</text:p>
          </table:table-cell>
          <table:table-cell/>
          <table:table-cell table:formula="of:=SUBSTITUTE([.J391];&quot;,&quot;;&quot;.&quot;)" office:value-type="string" office:string-value="-235.852 -78.8679999999999" calcext:value-type="string">
            <text:p>-235.852 -78.8679999999999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107" calcext:value-type="float">
            <text:p>1107</text:p>
          </table:table-cell>
          <table:table-cell table:number-columns-repeated="4"/>
          <table:table-cell table:formula="of:=[.A392]-[.$D$1]" office:value-type="float" office:value="-235.852" calcext:value-type="float">
            <text:p>-235,852</text:p>
          </table:table-cell>
          <table:table-cell table:formula="of:=[.B392]-[.$E$1]" office:value-type="float" office:value="50.1320000000001" calcext:value-type="float">
            <text:p>50,1320000000001</text:p>
          </table:table-cell>
          <table:table-cell/>
          <table:table-cell table:formula="of:=COM.MICROSOFT.CONCAT([.G392];&quot; &quot;;[.H392])" office:value-type="string" office:string-value="-235,852 50,1320000000001" calcext:value-type="string">
            <text:p>-235,852 50,1320000000001</text:p>
          </table:table-cell>
          <table:table-cell/>
          <table:table-cell table:formula="of:=SUBSTITUTE([.J392];&quot;,&quot;;&quot;.&quot;)" office:value-type="string" office:string-value="-235.852 50.1320000000001" calcext:value-type="string">
            <text:p>-235.852 50.1320000000001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226" calcext:value-type="float">
            <text:p>1226</text:p>
          </table:table-cell>
          <table:table-cell table:number-columns-repeated="4"/>
          <table:table-cell table:formula="of:=[.A393]-[.$D$1]" office:value-type="float" office:value="-156.852" calcext:value-type="float">
            <text:p>-156,852</text:p>
          </table:table-cell>
          <table:table-cell table:formula="of:=[.B393]-[.$E$1]" office:value-type="float" office:value="169.132" calcext:value-type="float">
            <text:p>169,132</text:p>
          </table:table-cell>
          <table:table-cell/>
          <table:table-cell table:formula="of:=COM.MICROSOFT.CONCAT([.G393];&quot; &quot;;[.H393])" office:value-type="string" office:string-value="-156,852 169,132" calcext:value-type="string">
            <text:p>-156,852 169,132</text:p>
          </table:table-cell>
          <table:table-cell/>
          <table:table-cell table:formula="of:=SUBSTITUTE([.J393];&quot;,&quot;;&quot;.&quot;)" office:value-type="string" office:string-value="-156.852 169.132" calcext:value-type="string">
            <text:p>-156.852 169.132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349" calcext:value-type="float">
            <text:p>1349</text:p>
          </table:table-cell>
          <table:table-cell table:number-columns-repeated="4"/>
          <table:table-cell table:formula="of:=[.A394]-[.$D$1]" office:value-type="float" office:value="-136.852" calcext:value-type="float">
            <text:p>-136,852</text:p>
          </table:table-cell>
          <table:table-cell table:formula="of:=[.B394]-[.$E$1]" office:value-type="float" office:value="292.132" calcext:value-type="float">
            <text:p>292,132</text:p>
          </table:table-cell>
          <table:table-cell/>
          <table:table-cell table:formula="of:=COM.MICROSOFT.CONCAT([.G394];&quot; &quot;;[.H394])" office:value-type="string" office:string-value="-136,852 292,132" calcext:value-type="string">
            <text:p>-136,852 292,132</text:p>
          </table:table-cell>
          <table:table-cell/>
          <table:table-cell table:formula="of:=SUBSTITUTE([.J394];&quot;,&quot;;&quot;.&quot;)" office:value-type="string" office:string-value="-136.852 292.132" calcext:value-type="string">
            <text:p>-136.852 292.132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450" calcext:value-type="float">
            <text:p>1450</text:p>
          </table:table-cell>
          <table:table-cell table:number-columns-repeated="4"/>
          <table:table-cell table:formula="of:=[.A395]-[.$D$1]" office:value-type="float" office:value="-54.8520000000001" calcext:value-type="float">
            <text:p>-54,8520000000001</text:p>
          </table:table-cell>
          <table:table-cell table:formula="of:=[.B395]-[.$E$1]" office:value-type="float" office:value="393.132" calcext:value-type="float">
            <text:p>393,132</text:p>
          </table:table-cell>
          <table:table-cell/>
          <table:table-cell table:formula="of:=COM.MICROSOFT.CONCAT([.G395];&quot; &quot;;[.H395])" office:value-type="string" office:string-value="-54,8520000000001 393,132" calcext:value-type="string">
            <text:p>-54,8520000000001 393,132</text:p>
          </table:table-cell>
          <table:table-cell/>
          <table:table-cell table:formula="of:=SUBSTITUTE([.J395];&quot;,&quot;;&quot;.&quot;)" office:value-type="string" office:string-value="-54.8520000000001 393.132" calcext:value-type="string">
            <text:p>-54.8520000000001 393.132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544" calcext:value-type="float">
            <text:p>1544</text:p>
          </table:table-cell>
          <table:table-cell table:number-columns-repeated="4"/>
          <table:table-cell table:formula="of:=[.A396]-[.$D$1]" office:value-type="float" office:value="-8.85200000000009" calcext:value-type="float">
            <text:p>-8,85200000000009</text:p>
          </table:table-cell>
          <table:table-cell table:formula="of:=[.B396]-[.$E$1]" office:value-type="float" office:value="487.132" calcext:value-type="float">
            <text:p>487,132</text:p>
          </table:table-cell>
          <table:table-cell/>
          <table:table-cell table:formula="of:=COM.MICROSOFT.CONCAT([.G396];&quot; &quot;;[.H396])" office:value-type="string" office:string-value="-8,85200000000009 487,132" calcext:value-type="string">
            <text:p>-8,85200000000009 487,132</text:p>
          </table:table-cell>
          <table:table-cell/>
          <table:table-cell table:formula="of:=SUBSTITUTE([.J396];&quot;,&quot;;&quot;.&quot;)" office:value-type="string" office:string-value="-8.85200000000009 487.132" calcext:value-type="string">
            <text:p>-8.85200000000009 487.132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622" calcext:value-type="float">
            <text:p>1622</text:p>
          </table:table-cell>
          <table:table-cell table:number-columns-repeated="4"/>
          <table:table-cell table:formula="of:=[.A397]-[.$D$1]" office:value-type="float" office:value="29.1479999999999" calcext:value-type="float">
            <text:p>29,1479999999999</text:p>
          </table:table-cell>
          <table:table-cell table:formula="of:=[.B397]-[.$E$1]" office:value-type="float" office:value="565.132" calcext:value-type="float">
            <text:p>565,132</text:p>
          </table:table-cell>
          <table:table-cell/>
          <table:table-cell table:formula="of:=COM.MICROSOFT.CONCAT([.G397];&quot; &quot;;[.H397])" office:value-type="string" office:string-value="29,1479999999999 565,132" calcext:value-type="string">
            <text:p>29,1479999999999 565,132</text:p>
          </table:table-cell>
          <table:table-cell/>
          <table:table-cell table:formula="of:=SUBSTITUTE([.J397];&quot;,&quot;;&quot;.&quot;)" office:value-type="string" office:string-value="29.1479999999999 565.132" calcext:value-type="string">
            <text:p>29.1479999999999 565.132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694" calcext:value-type="float">
            <text:p>1694</text:p>
          </table:table-cell>
          <table:table-cell table:number-columns-repeated="4"/>
          <table:table-cell table:formula="of:=[.A398]-[.$D$1]" office:value-type="float" office:value="76.1479999999999" calcext:value-type="float">
            <text:p>76,1479999999999</text:p>
          </table:table-cell>
          <table:table-cell table:formula="of:=[.B398]-[.$E$1]" office:value-type="float" office:value="637.132" calcext:value-type="float">
            <text:p>637,132</text:p>
          </table:table-cell>
          <table:table-cell/>
          <table:table-cell table:formula="of:=COM.MICROSOFT.CONCAT([.G398];&quot; &quot;;[.H398])" office:value-type="string" office:string-value="76,1479999999999 637,132" calcext:value-type="string">
            <text:p>76,1479999999999 637,132</text:p>
          </table:table-cell>
          <table:table-cell/>
          <table:table-cell table:formula="of:=SUBSTITUTE([.J398];&quot;,&quot;;&quot;.&quot;)" office:value-type="string" office:string-value="76.1479999999999 637.132" calcext:value-type="string">
            <text:p>76.1479999999999 637.132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749" calcext:value-type="float">
            <text:p>1749</text:p>
          </table:table-cell>
          <table:table-cell table:number-columns-repeated="4"/>
          <table:table-cell table:formula="of:=[.A399]-[.$D$1]" office:value-type="float" office:value="122.148" calcext:value-type="float">
            <text:p>122,148</text:p>
          </table:table-cell>
          <table:table-cell table:formula="of:=[.B399]-[.$E$1]" office:value-type="float" office:value="692.132" calcext:value-type="float">
            <text:p>692,132</text:p>
          </table:table-cell>
          <table:table-cell/>
          <table:table-cell table:formula="of:=COM.MICROSOFT.CONCAT([.G399];&quot; &quot;;[.H399])" office:value-type="string" office:string-value="122,148 692,132" calcext:value-type="string">
            <text:p>122,148 692,132</text:p>
          </table:table-cell>
          <table:table-cell/>
          <table:table-cell table:formula="of:=SUBSTITUTE([.J399];&quot;,&quot;;&quot;.&quot;)" office:value-type="string" office:string-value="122.148 692.132" calcext:value-type="string">
            <text:p>122.148 692.132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800" calcext:value-type="float">
            <text:p>1800</text:p>
          </table:table-cell>
          <table:table-cell table:number-columns-repeated="4"/>
          <table:table-cell table:formula="of:=[.A400]-[.$D$1]" office:value-type="float" office:value="170.148" calcext:value-type="float">
            <text:p>170,148</text:p>
          </table:table-cell>
          <table:table-cell table:formula="of:=[.B400]-[.$E$1]" office:value-type="float" office:value="743.132" calcext:value-type="float">
            <text:p>743,132</text:p>
          </table:table-cell>
          <table:table-cell/>
          <table:table-cell table:formula="of:=COM.MICROSOFT.CONCAT([.G400];&quot; &quot;;[.H400])" office:value-type="string" office:string-value="170,148 743,132" calcext:value-type="string">
            <text:p>170,148 743,132</text:p>
          </table:table-cell>
          <table:table-cell/>
          <table:table-cell table:formula="of:=SUBSTITUTE([.J400];&quot;,&quot;;&quot;.&quot;)" office:value-type="string" office:string-value="170.148 743.132" calcext:value-type="string">
            <text:p>170.148 743.132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827" calcext:value-type="float">
            <text:p>1827</text:p>
          </table:table-cell>
          <table:table-cell table:number-columns-repeated="4"/>
          <table:table-cell table:formula="of:=[.A401]-[.$D$1]" office:value-type="float" office:value="240.148" calcext:value-type="float">
            <text:p>240,148</text:p>
          </table:table-cell>
          <table:table-cell table:formula="of:=[.B401]-[.$E$1]" office:value-type="float" office:value="770.132" calcext:value-type="float">
            <text:p>770,132</text:p>
          </table:table-cell>
          <table:table-cell/>
          <table:table-cell table:formula="of:=COM.MICROSOFT.CONCAT([.G401];&quot; &quot;;[.H401])" office:value-type="string" office:string-value="240,148 770,132" calcext:value-type="string">
            <text:p>240,148 770,132</text:p>
          </table:table-cell>
          <table:table-cell/>
          <table:table-cell table:formula="of:=SUBSTITUTE([.J401];&quot;,&quot;;&quot;.&quot;)" office:value-type="string" office:string-value="240.148 770.132" calcext:value-type="string">
            <text:p>240.148 770.132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849" calcext:value-type="float">
            <text:p>1849</text:p>
          </table:table-cell>
          <table:table-cell table:number-columns-repeated="4"/>
          <table:table-cell table:formula="of:=[.A402]-[.$D$1]" office:value-type="float" office:value="285.148" calcext:value-type="float">
            <text:p>285,148</text:p>
          </table:table-cell>
          <table:table-cell table:formula="of:=[.B402]-[.$E$1]" office:value-type="float" office:value="792.132" calcext:value-type="float">
            <text:p>792,132</text:p>
          </table:table-cell>
          <table:table-cell/>
          <table:table-cell table:formula="of:=COM.MICROSOFT.CONCAT([.G402];&quot; &quot;;[.H402])" office:value-type="string" office:string-value="285,148 792,132" calcext:value-type="string">
            <text:p>285,148 792,132</text:p>
          </table:table-cell>
          <table:table-cell/>
          <table:table-cell table:formula="of:=SUBSTITUTE([.J402];&quot;,&quot;;&quot;.&quot;)" office:value-type="string" office:string-value="285.148 792.132" calcext:value-type="string">
            <text:p>285.148 792.132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851" calcext:value-type="float">
            <text:p>1851</text:p>
          </table:table-cell>
          <table:table-cell table:number-columns-repeated="4"/>
          <table:table-cell table:formula="of:=[.A403]-[.$D$1]" office:value-type="float" office:value="305.148" calcext:value-type="float">
            <text:p>305,148</text:p>
          </table:table-cell>
          <table:table-cell table:formula="of:=[.B403]-[.$E$1]" office:value-type="float" office:value="794.132" calcext:value-type="float">
            <text:p>794,132</text:p>
          </table:table-cell>
          <table:table-cell/>
          <table:table-cell table:formula="of:=COM.MICROSOFT.CONCAT([.G403];&quot; &quot;;[.H403])" office:value-type="string" office:string-value="305,148 794,132" calcext:value-type="string">
            <text:p>305,148 794,132</text:p>
          </table:table-cell>
          <table:table-cell/>
          <table:table-cell table:formula="of:=SUBSTITUTE([.J403];&quot;,&quot;;&quot;.&quot;)" office:value-type="string" office:string-value="305.148 794.132" calcext:value-type="string">
            <text:p>305.148 794.132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859" calcext:value-type="float">
            <text:p>1859</text:p>
          </table:table-cell>
          <table:table-cell table:number-columns-repeated="4"/>
          <table:table-cell table:formula="of:=[.A404]-[.$D$1]" office:value-type="float" office:value="355.148" calcext:value-type="float">
            <text:p>355,148</text:p>
          </table:table-cell>
          <table:table-cell table:formula="of:=[.B404]-[.$E$1]" office:value-type="float" office:value="802.132" calcext:value-type="float">
            <text:p>802,132</text:p>
          </table:table-cell>
          <table:table-cell/>
          <table:table-cell table:formula="of:=COM.MICROSOFT.CONCAT([.G404];&quot; &quot;;[.H404])" office:value-type="string" office:string-value="355,148 802,132" calcext:value-type="string">
            <text:p>355,148 802,132</text:p>
          </table:table-cell>
          <table:table-cell/>
          <table:table-cell table:formula="of:=SUBSTITUTE([.J404];&quot;,&quot;;&quot;.&quot;)" office:value-type="string" office:string-value="355.148 802.132" calcext:value-type="string">
            <text:p>355.148 802.132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868" calcext:value-type="float">
            <text:p>1868</text:p>
          </table:table-cell>
          <table:table-cell table:number-columns-repeated="4"/>
          <table:table-cell table:formula="of:=[.A405]-[.$D$1]" office:value-type="float" office:value="387.148" calcext:value-type="float">
            <text:p>387,148</text:p>
          </table:table-cell>
          <table:table-cell table:formula="of:=[.B405]-[.$E$1]" office:value-type="float" office:value="811.132" calcext:value-type="float">
            <text:p>811,132</text:p>
          </table:table-cell>
          <table:table-cell/>
          <table:table-cell table:formula="of:=COM.MICROSOFT.CONCAT([.G405];&quot; &quot;;[.H405])" office:value-type="string" office:string-value="387,148 811,132" calcext:value-type="string">
            <text:p>387,148 811,132</text:p>
          </table:table-cell>
          <table:table-cell/>
          <table:table-cell table:formula="of:=SUBSTITUTE([.J405];&quot;,&quot;;&quot;.&quot;)" office:value-type="string" office:string-value="387.148 811.132" calcext:value-type="string">
            <text:p>387.148 811.132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828" calcext:value-type="float">
            <text:p>1828</text:p>
          </table:table-cell>
          <table:table-cell table:number-columns-repeated="4"/>
          <table:table-cell table:formula="of:=[.A406]-[.$D$1]" office:value-type="float" office:value="399.148" calcext:value-type="float">
            <text:p>399,148</text:p>
          </table:table-cell>
          <table:table-cell table:formula="of:=[.B406]-[.$E$1]" office:value-type="float" office:value="771.132" calcext:value-type="float">
            <text:p>771,132</text:p>
          </table:table-cell>
          <table:table-cell/>
          <table:table-cell table:formula="of:=COM.MICROSOFT.CONCAT([.G406];&quot; &quot;;[.H406])" office:value-type="string" office:string-value="399,148 771,132" calcext:value-type="string">
            <text:p>399,148 771,132</text:p>
          </table:table-cell>
          <table:table-cell/>
          <table:table-cell table:formula="of:=SUBSTITUTE([.J406];&quot;,&quot;;&quot;.&quot;)" office:value-type="string" office:string-value="399.148 771.132" calcext:value-type="string">
            <text:p>399.148 771.132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761" calcext:value-type="float">
            <text:p>1761</text:p>
          </table:table-cell>
          <table:table-cell table:number-columns-repeated="4"/>
          <table:table-cell table:formula="of:=[.A407]-[.$D$1]" office:value-type="float" office:value="437.148" calcext:value-type="float">
            <text:p>437,148</text:p>
          </table:table-cell>
          <table:table-cell table:formula="of:=[.B407]-[.$E$1]" office:value-type="float" office:value="704.132" calcext:value-type="float">
            <text:p>704,132</text:p>
          </table:table-cell>
          <table:table-cell/>
          <table:table-cell table:formula="of:=COM.MICROSOFT.CONCAT([.G407];&quot; &quot;;[.H407])" office:value-type="string" office:string-value="437,148 704,132" calcext:value-type="string">
            <text:p>437,148 704,132</text:p>
          </table:table-cell>
          <table:table-cell/>
          <table:table-cell table:formula="of:=SUBSTITUTE([.J407];&quot;,&quot;;&quot;.&quot;)" office:value-type="string" office:string-value="437.148 704.132" calcext:value-type="string">
            <text:p>437.148 704.132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1672" calcext:value-type="float">
            <text:p>1672</text:p>
          </table:table-cell>
          <table:table-cell table:number-columns-repeated="4"/>
          <table:table-cell table:formula="of:=[.A408]-[.$D$1]" office:value-type="float" office:value="431.148" calcext:value-type="float">
            <text:p>431,148</text:p>
          </table:table-cell>
          <table:table-cell table:formula="of:=[.B408]-[.$E$1]" office:value-type="float" office:value="615.132" calcext:value-type="float">
            <text:p>615,132</text:p>
          </table:table-cell>
          <table:table-cell/>
          <table:table-cell table:formula="of:=COM.MICROSOFT.CONCAT([.G408];&quot; &quot;;[.H408])" office:value-type="string" office:string-value="431,148 615,132" calcext:value-type="string">
            <text:p>431,148 615,132</text:p>
          </table:table-cell>
          <table:table-cell/>
          <table:table-cell table:formula="of:=SUBSTITUTE([.J408];&quot;,&quot;;&quot;.&quot;)" office:value-type="string" office:string-value="431.148 615.132" calcext:value-type="string">
            <text:p>431.148 615.132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574" calcext:value-type="float">
            <text:p>1574</text:p>
          </table:table-cell>
          <table:table-cell table:number-columns-repeated="4"/>
          <table:table-cell table:formula="of:=[.A409]-[.$D$1]" office:value-type="float" office:value="403.148" calcext:value-type="float">
            <text:p>403,148</text:p>
          </table:table-cell>
          <table:table-cell table:formula="of:=[.B409]-[.$E$1]" office:value-type="float" office:value="517.132" calcext:value-type="float">
            <text:p>517,132</text:p>
          </table:table-cell>
          <table:table-cell/>
          <table:table-cell table:formula="of:=COM.MICROSOFT.CONCAT([.G409];&quot; &quot;;[.H409])" office:value-type="string" office:string-value="403,148 517,132" calcext:value-type="string">
            <text:p>403,148 517,132</text:p>
          </table:table-cell>
          <table:table-cell/>
          <table:table-cell table:formula="of:=SUBSTITUTE([.J409];&quot;,&quot;;&quot;.&quot;)" office:value-type="string" office:string-value="403.148 517.132" calcext:value-type="string">
            <text:p>403.148 517.132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491" calcext:value-type="float">
            <text:p>1491</text:p>
          </table:table-cell>
          <table:table-cell table:number-columns-repeated="4"/>
          <table:table-cell table:formula="of:=[.A410]-[.$D$1]" office:value-type="float" office:value="360.148" calcext:value-type="float">
            <text:p>360,148</text:p>
          </table:table-cell>
          <table:table-cell table:formula="of:=[.B410]-[.$E$1]" office:value-type="float" office:value="434.132" calcext:value-type="float">
            <text:p>434,132</text:p>
          </table:table-cell>
          <table:table-cell/>
          <table:table-cell table:formula="of:=COM.MICROSOFT.CONCAT([.G410];&quot; &quot;;[.H410])" office:value-type="string" office:string-value="360,148 434,132" calcext:value-type="string">
            <text:p>360,148 434,132</text:p>
          </table:table-cell>
          <table:table-cell/>
          <table:table-cell table:formula="of:=SUBSTITUTE([.J410];&quot;,&quot;;&quot;.&quot;)" office:value-type="string" office:string-value="360.148 434.132" calcext:value-type="string">
            <text:p>360.148 434.132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421" calcext:value-type="float">
            <text:p>1421</text:p>
          </table:table-cell>
          <table:table-cell table:number-columns-repeated="4"/>
          <table:table-cell table:formula="of:=[.A411]-[.$D$1]" office:value-type="float" office:value="339.148" calcext:value-type="float">
            <text:p>339,148</text:p>
          </table:table-cell>
          <table:table-cell table:formula="of:=[.B411]-[.$E$1]" office:value-type="float" office:value="364.132" calcext:value-type="float">
            <text:p>364,132</text:p>
          </table:table-cell>
          <table:table-cell/>
          <table:table-cell table:formula="of:=COM.MICROSOFT.CONCAT([.G411];&quot; &quot;;[.H411])" office:value-type="string" office:string-value="339,148 364,132" calcext:value-type="string">
            <text:p>339,148 364,132</text:p>
          </table:table-cell>
          <table:table-cell/>
          <table:table-cell table:formula="of:=SUBSTITUTE([.J411];&quot;,&quot;;&quot;.&quot;)" office:value-type="string" office:string-value="339.148 364.132" calcext:value-type="string">
            <text:p>339.148 364.132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359" calcext:value-type="float">
            <text:p>1359</text:p>
          </table:table-cell>
          <table:table-cell table:number-columns-repeated="4"/>
          <table:table-cell table:formula="of:=[.A412]-[.$D$1]" office:value-type="float" office:value="319.148" calcext:value-type="float">
            <text:p>319,148</text:p>
          </table:table-cell>
          <table:table-cell table:formula="of:=[.B412]-[.$E$1]" office:value-type="float" office:value="302.132" calcext:value-type="float">
            <text:p>302,132</text:p>
          </table:table-cell>
          <table:table-cell/>
          <table:table-cell table:formula="of:=COM.MICROSOFT.CONCAT([.G412];&quot; &quot;;[.H412])" office:value-type="string" office:string-value="319,148 302,132" calcext:value-type="string">
            <text:p>319,148 302,132</text:p>
          </table:table-cell>
          <table:table-cell/>
          <table:table-cell table:formula="of:=SUBSTITUTE([.J412];&quot;,&quot;;&quot;.&quot;)" office:value-type="string" office:string-value="319.148 302.132" calcext:value-type="string">
            <text:p>319.148 302.132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268" calcext:value-type="float">
            <text:p>1268</text:p>
          </table:table-cell>
          <table:table-cell table:number-columns-repeated="4"/>
          <table:table-cell table:formula="of:=[.A413]-[.$D$1]" office:value-type="float" office:value="297.148" calcext:value-type="float">
            <text:p>297,148</text:p>
          </table:table-cell>
          <table:table-cell table:formula="of:=[.B413]-[.$E$1]" office:value-type="float" office:value="211.132" calcext:value-type="float">
            <text:p>211,132</text:p>
          </table:table-cell>
          <table:table-cell/>
          <table:table-cell table:formula="of:=COM.MICROSOFT.CONCAT([.G413];&quot; &quot;;[.H413])" office:value-type="string" office:string-value="297,148 211,132" calcext:value-type="string">
            <text:p>297,148 211,132</text:p>
          </table:table-cell>
          <table:table-cell/>
          <table:table-cell table:formula="of:=SUBSTITUTE([.J413];&quot;,&quot;;&quot;.&quot;)" office:value-type="string" office:string-value="297.148 211.132" calcext:value-type="string">
            <text:p>297.148 211.132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180" calcext:value-type="float">
            <text:p>1180</text:p>
          </table:table-cell>
          <table:table-cell table:number-columns-repeated="4"/>
          <table:table-cell table:formula="of:=[.A414]-[.$D$1]" office:value-type="float" office:value="296.148" calcext:value-type="float">
            <text:p>296,148</text:p>
          </table:table-cell>
          <table:table-cell table:formula="of:=[.B414]-[.$E$1]" office:value-type="float" office:value="123.132" calcext:value-type="float">
            <text:p>123,132</text:p>
          </table:table-cell>
          <table:table-cell/>
          <table:table-cell table:formula="of:=COM.MICROSOFT.CONCAT([.G414];&quot; &quot;;[.H414])" office:value-type="string" office:string-value="296,148 123,132" calcext:value-type="string">
            <text:p>296,148 123,132</text:p>
          </table:table-cell>
          <table:table-cell/>
          <table:table-cell table:formula="of:=SUBSTITUTE([.J414];&quot;,&quot;;&quot;.&quot;)" office:value-type="string" office:string-value="296.148 123.132" calcext:value-type="string">
            <text:p>296.148 123.132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037" calcext:value-type="float">
            <text:p>1037</text:p>
          </table:table-cell>
          <table:table-cell table:number-columns-repeated="4"/>
          <table:table-cell table:formula="of:=[.A415]-[.$D$1]" office:value-type="float" office:value="264.148" calcext:value-type="float">
            <text:p>264,148</text:p>
          </table:table-cell>
          <table:table-cell table:formula="of:=[.B415]-[.$E$1]" office:value-type="float" office:value="-19.8679999999999" calcext:value-type="float">
            <text:p>-19,8679999999999</text:p>
          </table:table-cell>
          <table:table-cell/>
          <table:table-cell table:formula="of:=COM.MICROSOFT.CONCAT([.G415];&quot; &quot;;[.H415])" office:value-type="string" office:string-value="264,148 -19,8679999999999" calcext:value-type="string">
            <text:p>264,148 -19,8679999999999</text:p>
          </table:table-cell>
          <table:table-cell/>
          <table:table-cell table:formula="of:=SUBSTITUTE([.J415];&quot;,&quot;;&quot;.&quot;)" office:value-type="string" office:string-value="264.148 -19.8679999999999" calcext:value-type="string">
            <text:p>264.148 -19.8679999999999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914" calcext:value-type="float">
            <text:p>914</text:p>
          </table:table-cell>
          <table:table-cell table:number-columns-repeated="4"/>
          <table:table-cell table:formula="of:=[.A416]-[.$D$1]" office:value-type="float" office:value="155.148" calcext:value-type="float">
            <text:p>155,148</text:p>
          </table:table-cell>
          <table:table-cell table:formula="of:=[.B416]-[.$E$1]" office:value-type="float" office:value="-142.868" calcext:value-type="float">
            <text:p>-142,868</text:p>
          </table:table-cell>
          <table:table-cell/>
          <table:table-cell table:formula="of:=COM.MICROSOFT.CONCAT([.G416];&quot; &quot;;[.H416])" office:value-type="string" office:string-value="155,148 -142,868" calcext:value-type="string">
            <text:p>155,148 -142,868</text:p>
          </table:table-cell>
          <table:table-cell/>
          <table:table-cell table:formula="of:=SUBSTITUTE([.J416];&quot;,&quot;;&quot;.&quot;)" office:value-type="string" office:string-value="155.148 -142.868" calcext:value-type="string">
            <text:p>155.148 -142.868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802" calcext:value-type="float">
            <text:p>802</text:p>
          </table:table-cell>
          <table:table-cell table:number-columns-repeated="4"/>
          <table:table-cell table:formula="of:=[.A417]-[.$D$1]" office:value-type="float" office:value="95.1479999999999" calcext:value-type="float">
            <text:p>95,1479999999999</text:p>
          </table:table-cell>
          <table:table-cell table:formula="of:=[.B417]-[.$E$1]" office:value-type="float" office:value="-254.868" calcext:value-type="float">
            <text:p>-254,868</text:p>
          </table:table-cell>
          <table:table-cell/>
          <table:table-cell table:formula="of:=COM.MICROSOFT.CONCAT([.G417];&quot; &quot;;[.H417])" office:value-type="string" office:string-value="95,1479999999999 -254,868" calcext:value-type="string">
            <text:p>95,1479999999999 -254,868</text:p>
          </table:table-cell>
          <table:table-cell/>
          <table:table-cell table:formula="of:=SUBSTITUTE([.J417];&quot;,&quot;;&quot;.&quot;)" office:value-type="string" office:string-value="95.1479999999999 -254.868" calcext:value-type="string">
            <text:p>95.1479999999999 -254.868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701" calcext:value-type="float">
            <text:p>701</text:p>
          </table:table-cell>
          <table:table-cell table:number-columns-repeated="4"/>
          <table:table-cell table:formula="of:=[.A418]-[.$D$1]" office:value-type="float" office:value="40.1479999999999" calcext:value-type="float">
            <text:p>40,1479999999999</text:p>
          </table:table-cell>
          <table:table-cell table:formula="of:=[.B418]-[.$E$1]" office:value-type="float" office:value="-355.868" calcext:value-type="float">
            <text:p>-355,868</text:p>
          </table:table-cell>
          <table:table-cell/>
          <table:table-cell table:formula="of:=COM.MICROSOFT.CONCAT([.G418];&quot; &quot;;[.H418])" office:value-type="string" office:string-value="40,1479999999999 -355,868" calcext:value-type="string">
            <text:p>40,1479999999999 -355,868</text:p>
          </table:table-cell>
          <table:table-cell/>
          <table:table-cell table:formula="of:=SUBSTITUTE([.J418];&quot;,&quot;;&quot;.&quot;)" office:value-type="string" office:string-value="40.1479999999999 -355.868" calcext:value-type="string">
            <text:p>40.1479999999999 -355.868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613" calcext:value-type="float">
            <text:p>613</text:p>
          </table:table-cell>
          <table:table-cell table:number-columns-repeated="4"/>
          <table:table-cell table:formula="of:=[.A419]-[.$D$1]" office:value-type="float" office:value="-33.8520000000001" calcext:value-type="float">
            <text:p>-33,8520000000001</text:p>
          </table:table-cell>
          <table:table-cell table:formula="of:=[.B419]-[.$E$1]" office:value-type="float" office:value="-443.868" calcext:value-type="float">
            <text:p>-443,868</text:p>
          </table:table-cell>
          <table:table-cell/>
          <table:table-cell table:formula="of:=COM.MICROSOFT.CONCAT([.G419];&quot; &quot;;[.H419])" office:value-type="string" office:string-value="-33,8520000000001 -443,868" calcext:value-type="string">
            <text:p>-33,8520000000001 -443,868</text:p>
          </table:table-cell>
          <table:table-cell/>
          <table:table-cell table:formula="of:=SUBSTITUTE([.J419];&quot;,&quot;;&quot;.&quot;)" office:value-type="string" office:string-value="-33.8520000000001 -443.868" calcext:value-type="string">
            <text:p>-33.8520000000001 -443.868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531" calcext:value-type="float">
            <text:p>531</text:p>
          </table:table-cell>
          <table:table-cell table:number-columns-repeated="4"/>
          <table:table-cell table:formula="of:=[.A420]-[.$D$1]" office:value-type="float" office:value="-87.8520000000001" calcext:value-type="float">
            <text:p>-87,8520000000001</text:p>
          </table:table-cell>
          <table:table-cell table:formula="of:=[.B420]-[.$E$1]" office:value-type="float" office:value="-525.868" calcext:value-type="float">
            <text:p>-525,868</text:p>
          </table:table-cell>
          <table:table-cell/>
          <table:table-cell table:formula="of:=COM.MICROSOFT.CONCAT([.G420];&quot; &quot;;[.H420])" office:value-type="string" office:string-value="-87,8520000000001 -525,868" calcext:value-type="string">
            <text:p>-87,8520000000001 -525,868</text:p>
          </table:table-cell>
          <table:table-cell/>
          <table:table-cell table:formula="of:=SUBSTITUTE([.J420];&quot;,&quot;;&quot;.&quot;)" office:value-type="string" office:string-value="-87.8520000000001 -525.868" calcext:value-type="string">
            <text:p>-87.8520000000001 -525.868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468" calcext:value-type="float">
            <text:p>468</text:p>
          </table:table-cell>
          <table:table-cell table:number-columns-repeated="4"/>
          <table:table-cell table:formula="of:=[.A421]-[.$D$1]" office:value-type="float" office:value="-147.852" calcext:value-type="float">
            <text:p>-147,852</text:p>
          </table:table-cell>
          <table:table-cell table:formula="of:=[.B421]-[.$E$1]" office:value-type="float" office:value="-588.868" calcext:value-type="float">
            <text:p>-588,868</text:p>
          </table:table-cell>
          <table:table-cell/>
          <table:table-cell table:formula="of:=COM.MICROSOFT.CONCAT([.G421];&quot; &quot;;[.H421])" office:value-type="string" office:string-value="-147,852 -588,868" calcext:value-type="string">
            <text:p>-147,852 -588,868</text:p>
          </table:table-cell>
          <table:table-cell/>
          <table:table-cell table:formula="of:=SUBSTITUTE([.J421];&quot;,&quot;;&quot;.&quot;)" office:value-type="string" office:string-value="-147.852 -588.868" calcext:value-type="string">
            <text:p>-147.852 -588.868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411" calcext:value-type="float">
            <text:p>411</text:p>
          </table:table-cell>
          <table:table-cell table:number-columns-repeated="4"/>
          <table:table-cell table:formula="of:=[.A422]-[.$D$1]" office:value-type="float" office:value="-195.852" calcext:value-type="float">
            <text:p>-195,852</text:p>
          </table:table-cell>
          <table:table-cell table:formula="of:=[.B422]-[.$E$1]" office:value-type="float" office:value="-645.868" calcext:value-type="float">
            <text:p>-645,868</text:p>
          </table:table-cell>
          <table:table-cell/>
          <table:table-cell table:formula="of:=COM.MICROSOFT.CONCAT([.G422];&quot; &quot;;[.H422])" office:value-type="string" office:string-value="-195,852 -645,868" calcext:value-type="string">
            <text:p>-195,852 -645,868</text:p>
          </table:table-cell>
          <table:table-cell/>
          <table:table-cell table:formula="of:=SUBSTITUTE([.J422];&quot;,&quot;;&quot;.&quot;)" office:value-type="string" office:string-value="-195.852 -645.868" calcext:value-type="string">
            <text:p>-195.852 -645.86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77" calcext:value-type="float">
            <text:p>377</text:p>
          </table:table-cell>
          <table:table-cell table:number-columns-repeated="4"/>
          <table:table-cell table:formula="of:=[.A423]-[.$D$1]" office:value-type="float" office:value="-232.852" calcext:value-type="float">
            <text:p>-232,852</text:p>
          </table:table-cell>
          <table:table-cell table:formula="of:=[.B423]-[.$E$1]" office:value-type="float" office:value="-679.868" calcext:value-type="float">
            <text:p>-679,868</text:p>
          </table:table-cell>
          <table:table-cell/>
          <table:table-cell table:formula="of:=COM.MICROSOFT.CONCAT([.G423];&quot; &quot;;[.H423])" office:value-type="string" office:string-value="-232,852 -679,868" calcext:value-type="string">
            <text:p>-232,852 -679,868</text:p>
          </table:table-cell>
          <table:table-cell/>
          <table:table-cell table:formula="of:=SUBSTITUTE([.J423];&quot;,&quot;;&quot;.&quot;)" office:value-type="string" office:string-value="-232.852 -679.868" calcext:value-type="string">
            <text:p>-232.852 -679.86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45" calcext:value-type="float">
            <text:p>345</text:p>
          </table:table-cell>
          <table:table-cell table:number-columns-repeated="4"/>
          <table:table-cell table:formula="of:=[.A424]-[.$D$1]" office:value-type="float" office:value="-276.852" calcext:value-type="float">
            <text:p>-276,852</text:p>
          </table:table-cell>
          <table:table-cell table:formula="of:=[.B424]-[.$E$1]" office:value-type="float" office:value="-711.868" calcext:value-type="float">
            <text:p>-711,868</text:p>
          </table:table-cell>
          <table:table-cell/>
          <table:table-cell table:formula="of:=COM.MICROSOFT.CONCAT([.G424];&quot; &quot;;[.H424])" office:value-type="string" office:string-value="-276,852 -711,868" calcext:value-type="string">
            <text:p>-276,852 -711,868</text:p>
          </table:table-cell>
          <table:table-cell/>
          <table:table-cell table:formula="of:=SUBSTITUTE([.J424];&quot;,&quot;;&quot;.&quot;)" office:value-type="string" office:string-value="-276.852 -711.868" calcext:value-type="string">
            <text:p>-276.852 -711.86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29" calcext:value-type="float">
            <text:p>329</text:p>
          </table:table-cell>
          <table:table-cell table:number-columns-repeated="4"/>
          <table:table-cell table:formula="of:=[.A425]-[.$D$1]" office:value-type="float" office:value="-289.852" calcext:value-type="float">
            <text:p>-289,852</text:p>
          </table:table-cell>
          <table:table-cell table:formula="of:=[.B425]-[.$E$1]" office:value-type="float" office:value="-727.868" calcext:value-type="float">
            <text:p>-727,868</text:p>
          </table:table-cell>
          <table:table-cell/>
          <table:table-cell table:formula="of:=COM.MICROSOFT.CONCAT([.G425];&quot; &quot;;[.H425])" office:value-type="string" office:string-value="-289,852 -727,868" calcext:value-type="string">
            <text:p>-289,852 -727,868</text:p>
          </table:table-cell>
          <table:table-cell/>
          <table:table-cell table:formula="of:=SUBSTITUTE([.J425];&quot;,&quot;;&quot;.&quot;)" office:value-type="string" office:string-value="-289.852 -727.868" calcext:value-type="string">
            <text:p>-289.852 -727.86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31" calcext:value-type="float">
            <text:p>331</text:p>
          </table:table-cell>
          <table:table-cell table:number-columns-repeated="4"/>
          <table:table-cell table:formula="of:=[.A426]-[.$D$1]" office:value-type="float" office:value="-313.852" calcext:value-type="float">
            <text:p>-313,852</text:p>
          </table:table-cell>
          <table:table-cell table:formula="of:=[.B426]-[.$E$1]" office:value-type="float" office:value="-725.868" calcext:value-type="float">
            <text:p>-725,868</text:p>
          </table:table-cell>
          <table:table-cell/>
          <table:table-cell table:formula="of:=COM.MICROSOFT.CONCAT([.G426];&quot; &quot;;[.H426])" office:value-type="string" office:string-value="-313,852 -725,868" calcext:value-type="string">
            <text:p>-313,852 -725,868</text:p>
          </table:table-cell>
          <table:table-cell/>
          <table:table-cell table:formula="of:=SUBSTITUTE([.J426];&quot;,&quot;;&quot;.&quot;)" office:value-type="string" office:string-value="-313.852 -725.868" calcext:value-type="string">
            <text:p>-313.852 -725.86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33" calcext:value-type="float">
            <text:p>333</text:p>
          </table:table-cell>
          <table:table-cell table:number-columns-repeated="4"/>
          <table:table-cell table:formula="of:=[.A427]-[.$D$1]" office:value-type="float" office:value="-348.852" calcext:value-type="float">
            <text:p>-348,852</text:p>
          </table:table-cell>
          <table:table-cell table:formula="of:=[.B427]-[.$E$1]" office:value-type="float" office:value="-723.868" calcext:value-type="float">
            <text:p>-723,868</text:p>
          </table:table-cell>
          <table:table-cell/>
          <table:table-cell table:formula="of:=COM.MICROSOFT.CONCAT([.G427];&quot; &quot;;[.H427])" office:value-type="string" office:string-value="-348,852 -723,868" calcext:value-type="string">
            <text:p>-348,852 -723,868</text:p>
          </table:table-cell>
          <table:table-cell/>
          <table:table-cell table:formula="of:=SUBSTITUTE([.J427];&quot;,&quot;;&quot;.&quot;)" office:value-type="string" office:string-value="-348.852 -723.868" calcext:value-type="string">
            <text:p>-348.852 -723.86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40" calcext:value-type="float">
            <text:p>340</text:p>
          </table:table-cell>
          <table:table-cell table:number-columns-repeated="4"/>
          <table:table-cell table:formula="of:=[.A428]-[.$D$1]" office:value-type="float" office:value="-369.852" calcext:value-type="float">
            <text:p>-369,852</text:p>
          </table:table-cell>
          <table:table-cell table:formula="of:=[.B428]-[.$E$1]" office:value-type="float" office:value="-716.868" calcext:value-type="float">
            <text:p>-716,868</text:p>
          </table:table-cell>
          <table:table-cell/>
          <table:table-cell table:formula="of:=COM.MICROSOFT.CONCAT([.G428];&quot; &quot;;[.H428])" office:value-type="string" office:string-value="-369,852 -716,868" calcext:value-type="string">
            <text:p>-369,852 -716,868</text:p>
          </table:table-cell>
          <table:table-cell/>
          <table:table-cell table:formula="of:=SUBSTITUTE([.J428];&quot;,&quot;;&quot;.&quot;)" office:value-type="string" office:string-value="-369.852 -716.868" calcext:value-type="string">
            <text:p>-369.852 -716.86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93" calcext:value-type="float">
            <text:p>393</text:p>
          </table:table-cell>
          <table:table-cell table:number-columns-repeated="4"/>
          <table:table-cell table:formula="of:=[.A429]-[.$D$1]" office:value-type="float" office:value="-388.852" calcext:value-type="float">
            <text:p>-388,852</text:p>
          </table:table-cell>
          <table:table-cell table:formula="of:=[.B429]-[.$E$1]" office:value-type="float" office:value="-663.868" calcext:value-type="float">
            <text:p>-663,868</text:p>
          </table:table-cell>
          <table:table-cell/>
          <table:table-cell table:formula="of:=COM.MICROSOFT.CONCAT([.G429];&quot; &quot;;[.H429])" office:value-type="string" office:string-value="-388,852 -663,868" calcext:value-type="string">
            <text:p>-388,852 -663,868</text:p>
          </table:table-cell>
          <table:table-cell/>
          <table:table-cell table:formula="of:=SUBSTITUTE([.J429];&quot;,&quot;;&quot;.&quot;)" office:value-type="string" office:string-value="-388.852 -663.868" calcext:value-type="string">
            <text:p>-388.852 -663.86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51" calcext:value-type="float">
            <text:p>451</text:p>
          </table:table-cell>
          <table:table-cell table:number-columns-repeated="4"/>
          <table:table-cell table:formula="of:=[.A430]-[.$D$1]" office:value-type="float" office:value="-400.852" calcext:value-type="float">
            <text:p>-400,852</text:p>
          </table:table-cell>
          <table:table-cell table:formula="of:=[.B430]-[.$E$1]" office:value-type="float" office:value="-605.868" calcext:value-type="float">
            <text:p>-605,868</text:p>
          </table:table-cell>
          <table:table-cell/>
          <table:table-cell table:formula="of:=COM.MICROSOFT.CONCAT([.G430];&quot; &quot;;[.H430])" office:value-type="string" office:string-value="-400,852 -605,868" calcext:value-type="string">
            <text:p>-400,852 -605,868</text:p>
          </table:table-cell>
          <table:table-cell/>
          <table:table-cell table:formula="of:=SUBSTITUTE([.J430];&quot;,&quot;;&quot;.&quot;)" office:value-type="string" office:string-value="-400.852 -605.868" calcext:value-type="string">
            <text:p>-400.852 -605.86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545" calcext:value-type="float">
            <text:p>545</text:p>
          </table:table-cell>
          <table:table-cell table:number-columns-repeated="4"/>
          <table:table-cell table:formula="of:=[.A431]-[.$D$1]" office:value-type="float" office:value="-405.852" calcext:value-type="float">
            <text:p>-405,852</text:p>
          </table:table-cell>
          <table:table-cell table:formula="of:=[.B431]-[.$E$1]" office:value-type="float" office:value="-511.868" calcext:value-type="float">
            <text:p>-511,868</text:p>
          </table:table-cell>
          <table:table-cell/>
          <table:table-cell table:formula="of:=COM.MICROSOFT.CONCAT([.G431];&quot; &quot;;[.H431])" office:value-type="string" office:string-value="-405,852 -511,868" calcext:value-type="string">
            <text:p>-405,852 -511,868</text:p>
          </table:table-cell>
          <table:table-cell/>
          <table:table-cell table:formula="of:=SUBSTITUTE([.J431];&quot;,&quot;;&quot;.&quot;)" office:value-type="string" office:string-value="-405.852 -511.868" calcext:value-type="string">
            <text:p>-405.852 -511.86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36" calcext:value-type="float">
            <text:p>636</text:p>
          </table:table-cell>
          <table:table-cell table:number-columns-repeated="4"/>
          <table:table-cell table:formula="of:=[.A432]-[.$D$1]" office:value-type="float" office:value="-372.852" calcext:value-type="float">
            <text:p>-372,852</text:p>
          </table:table-cell>
          <table:table-cell table:formula="of:=[.B432]-[.$E$1]" office:value-type="float" office:value="-420.868" calcext:value-type="float">
            <text:p>-420,868</text:p>
          </table:table-cell>
          <table:table-cell/>
          <table:table-cell table:formula="of:=COM.MICROSOFT.CONCAT([.G432];&quot; &quot;;[.H432])" office:value-type="string" office:string-value="-372,852 -420,868" calcext:value-type="string">
            <text:p>-372,852 -420,868</text:p>
          </table:table-cell>
          <table:table-cell/>
          <table:table-cell table:formula="of:=SUBSTITUTE([.J432];&quot;,&quot;;&quot;.&quot;)" office:value-type="string" office:string-value="-372.852 -420.868" calcext:value-type="string">
            <text:p>-372.852 -420.86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718" calcext:value-type="float">
            <text:p>718</text:p>
          </table:table-cell>
          <table:table-cell table:number-columns-repeated="4"/>
          <table:table-cell table:formula="of:=[.A433]-[.$D$1]" office:value-type="float" office:value="-341.852" calcext:value-type="float">
            <text:p>-341,852</text:p>
          </table:table-cell>
          <table:table-cell table:formula="of:=[.B433]-[.$E$1]" office:value-type="float" office:value="-338.868" calcext:value-type="float">
            <text:p>-338,868</text:p>
          </table:table-cell>
          <table:table-cell/>
          <table:table-cell table:formula="of:=COM.MICROSOFT.CONCAT([.G433];&quot; &quot;;[.H433])" office:value-type="string" office:string-value="-341,852 -338,868" calcext:value-type="string">
            <text:p>-341,852 -338,868</text:p>
          </table:table-cell>
          <table:table-cell/>
          <table:table-cell table:formula="of:=SUBSTITUTE([.J433];&quot;,&quot;;&quot;.&quot;)" office:value-type="string" office:string-value="-341.852 -338.868" calcext:value-type="string">
            <text:p>-341.852 -338.86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81" calcext:value-type="float">
            <text:p>781</text:p>
          </table:table-cell>
          <table:table-cell table:number-columns-repeated="4"/>
          <table:table-cell table:formula="of:=[.A434]-[.$D$1]" office:value-type="float" office:value="-271.852" calcext:value-type="float">
            <text:p>-271,852</text:p>
          </table:table-cell>
          <table:table-cell table:formula="of:=[.B434]-[.$E$1]" office:value-type="float" office:value="-275.868" calcext:value-type="float">
            <text:p>-275,868</text:p>
          </table:table-cell>
          <table:table-cell/>
          <table:table-cell table:formula="of:=COM.MICROSOFT.CONCAT([.G434];&quot; &quot;;[.H434])" office:value-type="string" office:string-value="-271,852 -275,868" calcext:value-type="string">
            <text:p>-271,852 -275,868</text:p>
          </table:table-cell>
          <table:table-cell/>
          <table:table-cell table:formula="of:=SUBSTITUTE([.J434];&quot;,&quot;;&quot;.&quot;)" office:value-type="string" office:string-value="-271.852 -275.868" calcext:value-type="string">
            <text:p>-271.852 -275.86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841" calcext:value-type="float">
            <text:p>841</text:p>
          </table:table-cell>
          <table:table-cell table:number-columns-repeated="4"/>
          <table:table-cell table:formula="of:=[.A435]-[.$D$1]" office:value-type="float" office:value="-271.852" calcext:value-type="float">
            <text:p>-271,852</text:p>
          </table:table-cell>
          <table:table-cell table:formula="of:=[.B435]-[.$E$1]" office:value-type="float" office:value="-215.868" calcext:value-type="float">
            <text:p>-215,868</text:p>
          </table:table-cell>
          <table:table-cell/>
          <table:table-cell table:formula="of:=COM.MICROSOFT.CONCAT([.G435];&quot; &quot;;[.H435])" office:value-type="string" office:string-value="-271,852 -215,868" calcext:value-type="string">
            <text:p>-271,852 -215,868</text:p>
          </table:table-cell>
          <table:table-cell/>
          <table:table-cell table:formula="of:=SUBSTITUTE([.J435];&quot;,&quot;;&quot;.&quot;)" office:value-type="string" office:string-value="-271.852 -215.868" calcext:value-type="string">
            <text:p>-271.852 -215.86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925" calcext:value-type="float">
            <text:p>925</text:p>
          </table:table-cell>
          <table:table-cell table:number-columns-repeated="4"/>
          <table:table-cell table:formula="of:=[.A436]-[.$D$1]" office:value-type="float" office:value="-277.852" calcext:value-type="float">
            <text:p>-277,852</text:p>
          </table:table-cell>
          <table:table-cell table:formula="of:=[.B436]-[.$E$1]" office:value-type="float" office:value="-131.868" calcext:value-type="float">
            <text:p>-131,868</text:p>
          </table:table-cell>
          <table:table-cell/>
          <table:table-cell table:formula="of:=COM.MICROSOFT.CONCAT([.G436];&quot; &quot;;[.H436])" office:value-type="string" office:string-value="-277,852 -131,868" calcext:value-type="string">
            <text:p>-277,852 -131,868</text:p>
          </table:table-cell>
          <table:table-cell/>
          <table:table-cell table:formula="of:=SUBSTITUTE([.J436];&quot;,&quot;;&quot;.&quot;)" office:value-type="string" office:string-value="-277.852 -131.868" calcext:value-type="string">
            <text:p>-277.852 -131.86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058" calcext:value-type="float">
            <text:p>1058</text:p>
          </table:table-cell>
          <table:table-cell table:number-columns-repeated="4"/>
          <table:table-cell table:formula="of:=[.A437]-[.$D$1]" office:value-type="float" office:value="-255.852" calcext:value-type="float">
            <text:p>-255,852</text:p>
          </table:table-cell>
          <table:table-cell table:formula="of:=[.B437]-[.$E$1]" office:value-type="float" office:value="1.13200000000006" calcext:value-type="float">
            <text:p>1,13200000000006</text:p>
          </table:table-cell>
          <table:table-cell/>
          <table:table-cell table:formula="of:=COM.MICROSOFT.CONCAT([.G437];&quot; &quot;;[.H437])" office:value-type="string" office:string-value="-255,852 1,13200000000006" calcext:value-type="string">
            <text:p>-255,852 1,13200000000006</text:p>
          </table:table-cell>
          <table:table-cell/>
          <table:table-cell table:formula="of:=SUBSTITUTE([.J437];&quot;,&quot;;&quot;.&quot;)" office:value-type="string" office:string-value="-255.852 1.13200000000006" calcext:value-type="string">
            <text:p>-255.852 1.13200000000006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185" calcext:value-type="float">
            <text:p>1185</text:p>
          </table:table-cell>
          <table:table-cell table:number-columns-repeated="4"/>
          <table:table-cell table:formula="of:=[.A438]-[.$D$1]" office:value-type="float" office:value="-162.852" calcext:value-type="float">
            <text:p>-162,852</text:p>
          </table:table-cell>
          <table:table-cell table:formula="of:=[.B438]-[.$E$1]" office:value-type="float" office:value="128.132" calcext:value-type="float">
            <text:p>128,132</text:p>
          </table:table-cell>
          <table:table-cell/>
          <table:table-cell table:formula="of:=COM.MICROSOFT.CONCAT([.G438];&quot; &quot;;[.H438])" office:value-type="string" office:string-value="-162,852 128,132" calcext:value-type="string">
            <text:p>-162,852 128,132</text:p>
          </table:table-cell>
          <table:table-cell/>
          <table:table-cell table:formula="of:=SUBSTITUTE([.J438];&quot;,&quot;;&quot;.&quot;)" office:value-type="string" office:string-value="-162.852 128.132" calcext:value-type="string">
            <text:p>-162.852 128.132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299" calcext:value-type="float">
            <text:p>1299</text:p>
          </table:table-cell>
          <table:table-cell table:number-columns-repeated="4"/>
          <table:table-cell table:formula="of:=[.A439]-[.$D$1]" office:value-type="float" office:value="-149.852" calcext:value-type="float">
            <text:p>-149,852</text:p>
          </table:table-cell>
          <table:table-cell table:formula="of:=[.B439]-[.$E$1]" office:value-type="float" office:value="242.132" calcext:value-type="float">
            <text:p>242,132</text:p>
          </table:table-cell>
          <table:table-cell/>
          <table:table-cell table:formula="of:=COM.MICROSOFT.CONCAT([.G439];&quot; &quot;;[.H439])" office:value-type="string" office:string-value="-149,852 242,132" calcext:value-type="string">
            <text:p>-149,852 242,132</text:p>
          </table:table-cell>
          <table:table-cell/>
          <table:table-cell table:formula="of:=SUBSTITUTE([.J439];&quot;,&quot;;&quot;.&quot;)" office:value-type="string" office:string-value="-149.852 242.132" calcext:value-type="string">
            <text:p>-149.852 242.132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435" calcext:value-type="float">
            <text:p>1435</text:p>
          </table:table-cell>
          <table:table-cell table:number-columns-repeated="4"/>
          <table:table-cell table:formula="of:=[.A440]-[.$D$1]" office:value-type="float" office:value="-59.8520000000001" calcext:value-type="float">
            <text:p>-59,8520000000001</text:p>
          </table:table-cell>
          <table:table-cell table:formula="of:=[.B440]-[.$E$1]" office:value-type="float" office:value="378.132" calcext:value-type="float">
            <text:p>378,132</text:p>
          </table:table-cell>
          <table:table-cell/>
          <table:table-cell table:formula="of:=COM.MICROSOFT.CONCAT([.G440];&quot; &quot;;[.H440])" office:value-type="string" office:string-value="-59,8520000000001 378,132" calcext:value-type="string">
            <text:p>-59,8520000000001 378,132</text:p>
          </table:table-cell>
          <table:table-cell/>
          <table:table-cell table:formula="of:=SUBSTITUTE([.J440];&quot;,&quot;;&quot;.&quot;)" office:value-type="string" office:string-value="-59.8520000000001 378.132" calcext:value-type="string">
            <text:p>-59.8520000000001 378.132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527" calcext:value-type="float">
            <text:p>1527</text:p>
          </table:table-cell>
          <table:table-cell table:number-columns-repeated="4"/>
          <table:table-cell table:formula="of:=[.A441]-[.$D$1]" office:value-type="float" office:value="-36.8520000000001" calcext:value-type="float">
            <text:p>-36,8520000000001</text:p>
          </table:table-cell>
          <table:table-cell table:formula="of:=[.B441]-[.$E$1]" office:value-type="float" office:value="470.132" calcext:value-type="float">
            <text:p>470,132</text:p>
          </table:table-cell>
          <table:table-cell/>
          <table:table-cell table:formula="of:=COM.MICROSOFT.CONCAT([.G441];&quot; &quot;;[.H441])" office:value-type="string" office:string-value="-36,8520000000001 470,132" calcext:value-type="string">
            <text:p>-36,8520000000001 470,132</text:p>
          </table:table-cell>
          <table:table-cell/>
          <table:table-cell table:formula="of:=SUBSTITUTE([.J441];&quot;,&quot;;&quot;.&quot;)" office:value-type="string" office:string-value="-36.8520000000001 470.132" calcext:value-type="string">
            <text:p>-36.8520000000001 470.132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575" calcext:value-type="float">
            <text:p>1575</text:p>
          </table:table-cell>
          <table:table-cell table:number-columns-repeated="4"/>
          <table:table-cell table:formula="of:=[.A442]-[.$D$1]" office:value-type="float" office:value="41.1479999999999" calcext:value-type="float">
            <text:p>41,1479999999999</text:p>
          </table:table-cell>
          <table:table-cell table:formula="of:=[.B442]-[.$E$1]" office:value-type="float" office:value="518.132" calcext:value-type="float">
            <text:p>518,132</text:p>
          </table:table-cell>
          <table:table-cell/>
          <table:table-cell table:formula="of:=COM.MICROSOFT.CONCAT([.G442];&quot; &quot;;[.H442])" office:value-type="string" office:string-value="41,1479999999999 518,132" calcext:value-type="string">
            <text:p>41,1479999999999 518,132</text:p>
          </table:table-cell>
          <table:table-cell/>
          <table:table-cell table:formula="of:=SUBSTITUTE([.J442];&quot;,&quot;;&quot;.&quot;)" office:value-type="string" office:string-value="41.1479999999999 518.132" calcext:value-type="string">
            <text:p>41.1479999999999 518.132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666" calcext:value-type="float">
            <text:p>1666</text:p>
          </table:table-cell>
          <table:table-cell table:number-columns-repeated="4"/>
          <table:table-cell table:formula="of:=[.A443]-[.$D$1]" office:value-type="float" office:value="65.1479999999999" calcext:value-type="float">
            <text:p>65,1479999999999</text:p>
          </table:table-cell>
          <table:table-cell table:formula="of:=[.B443]-[.$E$1]" office:value-type="float" office:value="609.132" calcext:value-type="float">
            <text:p>609,132</text:p>
          </table:table-cell>
          <table:table-cell/>
          <table:table-cell table:formula="of:=COM.MICROSOFT.CONCAT([.G443];&quot; &quot;;[.H443])" office:value-type="string" office:string-value="65,1479999999999 609,132" calcext:value-type="string">
            <text:p>65,1479999999999 609,132</text:p>
          </table:table-cell>
          <table:table-cell/>
          <table:table-cell table:formula="of:=SUBSTITUTE([.J443];&quot;,&quot;;&quot;.&quot;)" office:value-type="string" office:string-value="65.1479999999999 609.132" calcext:value-type="string">
            <text:p>65.1479999999999 609.132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732" calcext:value-type="float">
            <text:p>1732</text:p>
          </table:table-cell>
          <table:table-cell table:number-columns-repeated="4"/>
          <table:table-cell table:formula="of:=[.A444]-[.$D$1]" office:value-type="float" office:value="104.148" calcext:value-type="float">
            <text:p>104,148</text:p>
          </table:table-cell>
          <table:table-cell table:formula="of:=[.B444]-[.$E$1]" office:value-type="float" office:value="675.132" calcext:value-type="float">
            <text:p>675,132</text:p>
          </table:table-cell>
          <table:table-cell/>
          <table:table-cell table:formula="of:=COM.MICROSOFT.CONCAT([.G444];&quot; &quot;;[.H444])" office:value-type="string" office:string-value="104,148 675,132" calcext:value-type="string">
            <text:p>104,148 675,132</text:p>
          </table:table-cell>
          <table:table-cell/>
          <table:table-cell table:formula="of:=SUBSTITUTE([.J444];&quot;,&quot;;&quot;.&quot;)" office:value-type="string" office:string-value="104.148 675.132" calcext:value-type="string">
            <text:p>104.148 675.132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778" calcext:value-type="float">
            <text:p>1778</text:p>
          </table:table-cell>
          <table:table-cell table:number-columns-repeated="4"/>
          <table:table-cell table:formula="of:=[.A445]-[.$D$1]" office:value-type="float" office:value="154.148" calcext:value-type="float">
            <text:p>154,148</text:p>
          </table:table-cell>
          <table:table-cell table:formula="of:=[.B445]-[.$E$1]" office:value-type="float" office:value="721.132" calcext:value-type="float">
            <text:p>721,132</text:p>
          </table:table-cell>
          <table:table-cell/>
          <table:table-cell table:formula="of:=COM.MICROSOFT.CONCAT([.G445];&quot; &quot;;[.H445])" office:value-type="string" office:string-value="154,148 721,132" calcext:value-type="string">
            <text:p>154,148 721,132</text:p>
          </table:table-cell>
          <table:table-cell/>
          <table:table-cell table:formula="of:=SUBSTITUTE([.J445];&quot;,&quot;;&quot;.&quot;)" office:value-type="string" office:string-value="154.148 721.132" calcext:value-type="string">
            <text:p>154.148 721.132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824" calcext:value-type="float">
            <text:p>1824</text:p>
          </table:table-cell>
          <table:table-cell table:number-columns-repeated="4"/>
          <table:table-cell table:formula="of:=[.A446]-[.$D$1]" office:value-type="float" office:value="221.148" calcext:value-type="float">
            <text:p>221,148</text:p>
          </table:table-cell>
          <table:table-cell table:formula="of:=[.B446]-[.$E$1]" office:value-type="float" office:value="767.132" calcext:value-type="float">
            <text:p>767,132</text:p>
          </table:table-cell>
          <table:table-cell/>
          <table:table-cell table:formula="of:=COM.MICROSOFT.CONCAT([.G446];&quot; &quot;;[.H446])" office:value-type="string" office:string-value="221,148 767,132" calcext:value-type="string">
            <text:p>221,148 767,132</text:p>
          </table:table-cell>
          <table:table-cell/>
          <table:table-cell table:formula="of:=SUBSTITUTE([.J446];&quot;,&quot;;&quot;.&quot;)" office:value-type="string" office:string-value="221.148 767.132" calcext:value-type="string">
            <text:p>221.148 767.132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847" calcext:value-type="float">
            <text:p>1847</text:p>
          </table:table-cell>
          <table:table-cell table:number-columns-repeated="4"/>
          <table:table-cell table:formula="of:=[.A447]-[.$D$1]" office:value-type="float" office:value="251.148" calcext:value-type="float">
            <text:p>251,148</text:p>
          </table:table-cell>
          <table:table-cell table:formula="of:=[.B447]-[.$E$1]" office:value-type="float" office:value="790.132" calcext:value-type="float">
            <text:p>790,132</text:p>
          </table:table-cell>
          <table:table-cell/>
          <table:table-cell table:formula="of:=COM.MICROSOFT.CONCAT([.G447];&quot; &quot;;[.H447])" office:value-type="string" office:string-value="251,148 790,132" calcext:value-type="string">
            <text:p>251,148 790,132</text:p>
          </table:table-cell>
          <table:table-cell/>
          <table:table-cell table:formula="of:=SUBSTITUTE([.J447];&quot;,&quot;;&quot;.&quot;)" office:value-type="string" office:string-value="251.148 790.132" calcext:value-type="string">
            <text:p>251.148 790.132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854" calcext:value-type="float">
            <text:p>1854</text:p>
          </table:table-cell>
          <table:table-cell table:number-columns-repeated="4"/>
          <table:table-cell table:formula="of:=[.A448]-[.$D$1]" office:value-type="float" office:value="305.148" calcext:value-type="float">
            <text:p>305,148</text:p>
          </table:table-cell>
          <table:table-cell table:formula="of:=[.B448]-[.$E$1]" office:value-type="float" office:value="797.132" calcext:value-type="float">
            <text:p>797,132</text:p>
          </table:table-cell>
          <table:table-cell/>
          <table:table-cell table:formula="of:=COM.MICROSOFT.CONCAT([.G448];&quot; &quot;;[.H448])" office:value-type="string" office:string-value="305,148 797,132" calcext:value-type="string">
            <text:p>305,148 797,132</text:p>
          </table:table-cell>
          <table:table-cell/>
          <table:table-cell table:formula="of:=SUBSTITUTE([.J448];&quot;,&quot;;&quot;.&quot;)" office:value-type="string" office:string-value="305.148 797.132" calcext:value-type="string">
            <text:p>305.148 797.132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853" calcext:value-type="float">
            <text:p>1853</text:p>
          </table:table-cell>
          <table:table-cell table:number-columns-repeated="4"/>
          <table:table-cell table:formula="of:=[.A449]-[.$D$1]" office:value-type="float" office:value="336.148" calcext:value-type="float">
            <text:p>336,148</text:p>
          </table:table-cell>
          <table:table-cell table:formula="of:=[.B449]-[.$E$1]" office:value-type="float" office:value="796.132" calcext:value-type="float">
            <text:p>796,132</text:p>
          </table:table-cell>
          <table:table-cell/>
          <table:table-cell table:formula="of:=COM.MICROSOFT.CONCAT([.G449];&quot; &quot;;[.H449])" office:value-type="string" office:string-value="336,148 796,132" calcext:value-type="string">
            <text:p>336,148 796,132</text:p>
          </table:table-cell>
          <table:table-cell/>
          <table:table-cell table:formula="of:=SUBSTITUTE([.J449];&quot;,&quot;;&quot;.&quot;)" office:value-type="string" office:string-value="336.148 796.132" calcext:value-type="string">
            <text:p>336.148 796.132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849" calcext:value-type="float">
            <text:p>1849</text:p>
          </table:table-cell>
          <table:table-cell table:number-columns-repeated="4"/>
          <table:table-cell table:formula="of:=[.A450]-[.$D$1]" office:value-type="float" office:value="366.148" calcext:value-type="float">
            <text:p>366,148</text:p>
          </table:table-cell>
          <table:table-cell table:formula="of:=[.B450]-[.$E$1]" office:value-type="float" office:value="792.132" calcext:value-type="float">
            <text:p>792,132</text:p>
          </table:table-cell>
          <table:table-cell/>
          <table:table-cell table:formula="of:=COM.MICROSOFT.CONCAT([.G450];&quot; &quot;;[.H450])" office:value-type="string" office:string-value="366,148 792,132" calcext:value-type="string">
            <text:p>366,148 792,132</text:p>
          </table:table-cell>
          <table:table-cell/>
          <table:table-cell table:formula="of:=SUBSTITUTE([.J450];&quot;,&quot;;&quot;.&quot;)" office:value-type="string" office:string-value="366.148 792.132" calcext:value-type="string">
            <text:p>366.148 792.132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843" calcext:value-type="float">
            <text:p>1843</text:p>
          </table:table-cell>
          <table:table-cell table:number-columns-repeated="4"/>
          <table:table-cell table:formula="of:=[.A451]-[.$D$1]" office:value-type="float" office:value="384.148" calcext:value-type="float">
            <text:p>384,148</text:p>
          </table:table-cell>
          <table:table-cell table:formula="of:=[.B451]-[.$E$1]" office:value-type="float" office:value="786.132" calcext:value-type="float">
            <text:p>786,132</text:p>
          </table:table-cell>
          <table:table-cell/>
          <table:table-cell table:formula="of:=COM.MICROSOFT.CONCAT([.G451];&quot; &quot;;[.H451])" office:value-type="string" office:string-value="384,148 786,132" calcext:value-type="string">
            <text:p>384,148 786,132</text:p>
          </table:table-cell>
          <table:table-cell/>
          <table:table-cell table:formula="of:=SUBSTITUTE([.J451];&quot;,&quot;;&quot;.&quot;)" office:value-type="string" office:string-value="384.148 786.132" calcext:value-type="string">
            <text:p>384.148 786.132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787" calcext:value-type="float">
            <text:p>1787</text:p>
          </table:table-cell>
          <table:table-cell table:number-columns-repeated="4"/>
          <table:table-cell table:formula="of:=[.A452]-[.$D$1]" office:value-type="float" office:value="415.148" calcext:value-type="float">
            <text:p>415,148</text:p>
          </table:table-cell>
          <table:table-cell table:formula="of:=[.B452]-[.$E$1]" office:value-type="float" office:value="730.132" calcext:value-type="float">
            <text:p>730,132</text:p>
          </table:table-cell>
          <table:table-cell/>
          <table:table-cell table:formula="of:=COM.MICROSOFT.CONCAT([.G452];&quot; &quot;;[.H452])" office:value-type="string" office:string-value="415,148 730,132" calcext:value-type="string">
            <text:p>415,148 730,132</text:p>
          </table:table-cell>
          <table:table-cell/>
          <table:table-cell table:formula="of:=SUBSTITUTE([.J452];&quot;,&quot;;&quot;.&quot;)" office:value-type="string" office:string-value="415.148 730.132" calcext:value-type="string">
            <text:p>415.148 730.132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710" calcext:value-type="float">
            <text:p>1710</text:p>
          </table:table-cell>
          <table:table-cell table:number-columns-repeated="4"/>
          <table:table-cell table:formula="of:=[.A453]-[.$D$1]" office:value-type="float" office:value="438.148" calcext:value-type="float">
            <text:p>438,148</text:p>
          </table:table-cell>
          <table:table-cell table:formula="of:=[.B453]-[.$E$1]" office:value-type="float" office:value="653.132" calcext:value-type="float">
            <text:p>653,132</text:p>
          </table:table-cell>
          <table:table-cell/>
          <table:table-cell table:formula="of:=COM.MICROSOFT.CONCAT([.G453];&quot; &quot;;[.H453])" office:value-type="string" office:string-value="438,148 653,132" calcext:value-type="string">
            <text:p>438,148 653,132</text:p>
          </table:table-cell>
          <table:table-cell/>
          <table:table-cell table:formula="of:=SUBSTITUTE([.J453];&quot;,&quot;;&quot;.&quot;)" office:value-type="string" office:string-value="438.148 653.132" calcext:value-type="string">
            <text:p>438.148 653.132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608" calcext:value-type="float">
            <text:p>1608</text:p>
          </table:table-cell>
          <table:table-cell table:number-columns-repeated="4"/>
          <table:table-cell table:formula="of:=[.A454]-[.$D$1]" office:value-type="float" office:value="400.148" calcext:value-type="float">
            <text:p>400,148</text:p>
          </table:table-cell>
          <table:table-cell table:formula="of:=[.B454]-[.$E$1]" office:value-type="float" office:value="551.132" calcext:value-type="float">
            <text:p>551,132</text:p>
          </table:table-cell>
          <table:table-cell/>
          <table:table-cell table:formula="of:=COM.MICROSOFT.CONCAT([.G454];&quot; &quot;;[.H454])" office:value-type="string" office:string-value="400,148 551,132" calcext:value-type="string">
            <text:p>400,148 551,132</text:p>
          </table:table-cell>
          <table:table-cell/>
          <table:table-cell table:formula="of:=SUBSTITUTE([.J454];&quot;,&quot;;&quot;.&quot;)" office:value-type="string" office:string-value="400.148 551.132" calcext:value-type="string">
            <text:p>400.148 551.132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516" calcext:value-type="float">
            <text:p>1516</text:p>
          </table:table-cell>
          <table:table-cell table:number-columns-repeated="4"/>
          <table:table-cell table:formula="of:=[.A455]-[.$D$1]" office:value-type="float" office:value="383.148" calcext:value-type="float">
            <text:p>383,148</text:p>
          </table:table-cell>
          <table:table-cell table:formula="of:=[.B455]-[.$E$1]" office:value-type="float" office:value="459.132" calcext:value-type="float">
            <text:p>459,132</text:p>
          </table:table-cell>
          <table:table-cell/>
          <table:table-cell table:formula="of:=COM.MICROSOFT.CONCAT([.G455];&quot; &quot;;[.H455])" office:value-type="string" office:string-value="383,148 459,132" calcext:value-type="string">
            <text:p>383,148 459,132</text:p>
          </table:table-cell>
          <table:table-cell/>
          <table:table-cell table:formula="of:=SUBSTITUTE([.J455];&quot;,&quot;;&quot;.&quot;)" office:value-type="string" office:string-value="383.148 459.132" calcext:value-type="string">
            <text:p>383.148 459.132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444" calcext:value-type="float">
            <text:p>1444</text:p>
          </table:table-cell>
          <table:table-cell table:number-columns-repeated="4"/>
          <table:table-cell table:formula="of:=[.A456]-[.$D$1]" office:value-type="float" office:value="358.148" calcext:value-type="float">
            <text:p>358,148</text:p>
          </table:table-cell>
          <table:table-cell table:formula="of:=[.B456]-[.$E$1]" office:value-type="float" office:value="387.132" calcext:value-type="float">
            <text:p>387,132</text:p>
          </table:table-cell>
          <table:table-cell/>
          <table:table-cell table:formula="of:=COM.MICROSOFT.CONCAT([.G456];&quot; &quot;;[.H456])" office:value-type="string" office:string-value="358,148 387,132" calcext:value-type="string">
            <text:p>358,148 387,132</text:p>
          </table:table-cell>
          <table:table-cell/>
          <table:table-cell table:formula="of:=SUBSTITUTE([.J456];&quot;,&quot;;&quot;.&quot;)" office:value-type="string" office:string-value="358.148 387.132" calcext:value-type="string">
            <text:p>358.148 387.132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384" calcext:value-type="float">
            <text:p>1384</text:p>
          </table:table-cell>
          <table:table-cell table:number-columns-repeated="4"/>
          <table:table-cell table:formula="of:=[.A457]-[.$D$1]" office:value-type="float" office:value="329.148" calcext:value-type="float">
            <text:p>329,148</text:p>
          </table:table-cell>
          <table:table-cell table:formula="of:=[.B457]-[.$E$1]" office:value-type="float" office:value="327.132" calcext:value-type="float">
            <text:p>327,132</text:p>
          </table:table-cell>
          <table:table-cell/>
          <table:table-cell table:formula="of:=COM.MICROSOFT.CONCAT([.G457];&quot; &quot;;[.H457])" office:value-type="string" office:string-value="329,148 327,132" calcext:value-type="string">
            <text:p>329,148 327,132</text:p>
          </table:table-cell>
          <table:table-cell/>
          <table:table-cell table:formula="of:=SUBSTITUTE([.J457];&quot;,&quot;;&quot;.&quot;)" office:value-type="string" office:string-value="329.148 327.132" calcext:value-type="string">
            <text:p>329.148 327.132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316" calcext:value-type="float">
            <text:p>1316</text:p>
          </table:table-cell>
          <table:table-cell table:number-columns-repeated="4"/>
          <table:table-cell table:formula="of:=[.A458]-[.$D$1]" office:value-type="float" office:value="307.148" calcext:value-type="float">
            <text:p>307,148</text:p>
          </table:table-cell>
          <table:table-cell table:formula="of:=[.B458]-[.$E$1]" office:value-type="float" office:value="259.132" calcext:value-type="float">
            <text:p>259,132</text:p>
          </table:table-cell>
          <table:table-cell/>
          <table:table-cell table:formula="of:=COM.MICROSOFT.CONCAT([.G458];&quot; &quot;;[.H458])" office:value-type="string" office:string-value="307,148 259,132" calcext:value-type="string">
            <text:p>307,148 259,132</text:p>
          </table:table-cell>
          <table:table-cell/>
          <table:table-cell table:formula="of:=SUBSTITUTE([.J458];&quot;,&quot;;&quot;.&quot;)" office:value-type="string" office:string-value="307.148 259.132" calcext:value-type="string">
            <text:p>307.148 259.132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213" calcext:value-type="float">
            <text:p>1213</text:p>
          </table:table-cell>
          <table:table-cell table:number-columns-repeated="4"/>
          <table:table-cell table:formula="of:=[.A459]-[.$D$1]" office:value-type="float" office:value="297.148" calcext:value-type="float">
            <text:p>297,148</text:p>
          </table:table-cell>
          <table:table-cell table:formula="of:=[.B459]-[.$E$1]" office:value-type="float" office:value="156.132" calcext:value-type="float">
            <text:p>156,132</text:p>
          </table:table-cell>
          <table:table-cell/>
          <table:table-cell table:formula="of:=COM.MICROSOFT.CONCAT([.G459];&quot; &quot;;[.H459])" office:value-type="string" office:string-value="297,148 156,132" calcext:value-type="string">
            <text:p>297,148 156,132</text:p>
          </table:table-cell>
          <table:table-cell/>
          <table:table-cell table:formula="of:=SUBSTITUTE([.J459];&quot;,&quot;;&quot;.&quot;)" office:value-type="string" office:string-value="297.148 156.132" calcext:value-type="string">
            <text:p>297.148 156.132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078" calcext:value-type="float">
            <text:p>1078</text:p>
          </table:table-cell>
          <table:table-cell table:number-columns-repeated="4"/>
          <table:table-cell table:formula="of:=[.A460]-[.$D$1]" office:value-type="float" office:value="245.148" calcext:value-type="float">
            <text:p>245,148</text:p>
          </table:table-cell>
          <table:table-cell table:formula="of:=[.B460]-[.$E$1]" office:value-type="float" office:value="21.1320000000001" calcext:value-type="float">
            <text:p>21,1320000000001</text:p>
          </table:table-cell>
          <table:table-cell/>
          <table:table-cell table:formula="of:=COM.MICROSOFT.CONCAT([.G460];&quot; &quot;;[.H460])" office:value-type="string" office:string-value="245,148 21,1320000000001" calcext:value-type="string">
            <text:p>245,148 21,1320000000001</text:p>
          </table:table-cell>
          <table:table-cell/>
          <table:table-cell table:formula="of:=SUBSTITUTE([.J460];&quot;,&quot;;&quot;.&quot;)" office:value-type="string" office:string-value="245.148 21.1320000000001" calcext:value-type="string">
            <text:p>245.148 21.1320000000001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958" calcext:value-type="float">
            <text:p>958</text:p>
          </table:table-cell>
          <table:table-cell table:number-columns-repeated="4"/>
          <table:table-cell table:formula="of:=[.A461]-[.$D$1]" office:value-type="float" office:value="176.148" calcext:value-type="float">
            <text:p>176,148</text:p>
          </table:table-cell>
          <table:table-cell table:formula="of:=[.B461]-[.$E$1]" office:value-type="float" office:value="-98.8679999999999" calcext:value-type="float">
            <text:p>-98,8679999999999</text:p>
          </table:table-cell>
          <table:table-cell/>
          <table:table-cell table:formula="of:=COM.MICROSOFT.CONCAT([.G461];&quot; &quot;;[.H461])" office:value-type="string" office:string-value="176,148 -98,8679999999999" calcext:value-type="string">
            <text:p>176,148 -98,8679999999999</text:p>
          </table:table-cell>
          <table:table-cell/>
          <table:table-cell table:formula="of:=SUBSTITUTE([.J461];&quot;,&quot;;&quot;.&quot;)" office:value-type="string" office:string-value="176.148 -98.8679999999999" calcext:value-type="string">
            <text:p>176.148 -98.8679999999999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838" calcext:value-type="float">
            <text:p>838</text:p>
          </table:table-cell>
          <table:table-cell table:number-columns-repeated="4"/>
          <table:table-cell table:formula="of:=[.A462]-[.$D$1]" office:value-type="float" office:value="116.148" calcext:value-type="float">
            <text:p>116,148</text:p>
          </table:table-cell>
          <table:table-cell table:formula="of:=[.B462]-[.$E$1]" office:value-type="float" office:value="-218.868" calcext:value-type="float">
            <text:p>-218,868</text:p>
          </table:table-cell>
          <table:table-cell/>
          <table:table-cell table:formula="of:=COM.MICROSOFT.CONCAT([.G462];&quot; &quot;;[.H462])" office:value-type="string" office:string-value="116,148 -218,868" calcext:value-type="string">
            <text:p>116,148 -218,868</text:p>
          </table:table-cell>
          <table:table-cell/>
          <table:table-cell table:formula="of:=SUBSTITUTE([.J462];&quot;,&quot;;&quot;.&quot;)" office:value-type="string" office:string-value="116.148 -218.868" calcext:value-type="string">
            <text:p>116.148 -218.868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720" calcext:value-type="float">
            <text:p>720</text:p>
          </table:table-cell>
          <table:table-cell table:number-columns-repeated="4"/>
          <table:table-cell table:formula="of:=[.A463]-[.$D$1]" office:value-type="float" office:value="53.1479999999999" calcext:value-type="float">
            <text:p>53,1479999999999</text:p>
          </table:table-cell>
          <table:table-cell table:formula="of:=[.B463]-[.$E$1]" office:value-type="float" office:value="-336.868" calcext:value-type="float">
            <text:p>-336,868</text:p>
          </table:table-cell>
          <table:table-cell/>
          <table:table-cell table:formula="of:=COM.MICROSOFT.CONCAT([.G463];&quot; &quot;;[.H463])" office:value-type="string" office:string-value="53,1479999999999 -336,868" calcext:value-type="string">
            <text:p>53,1479999999999 -336,868</text:p>
          </table:table-cell>
          <table:table-cell/>
          <table:table-cell table:formula="of:=SUBSTITUTE([.J463];&quot;,&quot;;&quot;.&quot;)" office:value-type="string" office:string-value="53.1479999999999 -336.868" calcext:value-type="string">
            <text:p>53.1479999999999 -336.868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643" calcext:value-type="float">
            <text:p>643</text:p>
          </table:table-cell>
          <table:table-cell table:number-columns-repeated="4"/>
          <table:table-cell table:formula="of:=[.A464]-[.$D$1]" office:value-type="float" office:value="-7.85200000000009" calcext:value-type="float">
            <text:p>-7,85200000000009</text:p>
          </table:table-cell>
          <table:table-cell table:formula="of:=[.B464]-[.$E$1]" office:value-type="float" office:value="-413.868" calcext:value-type="float">
            <text:p>-413,868</text:p>
          </table:table-cell>
          <table:table-cell/>
          <table:table-cell table:formula="of:=COM.MICROSOFT.CONCAT([.G464];&quot; &quot;;[.H464])" office:value-type="string" office:string-value="-7,85200000000009 -413,868" calcext:value-type="string">
            <text:p>-7,85200000000009 -413,868</text:p>
          </table:table-cell>
          <table:table-cell/>
          <table:table-cell table:formula="of:=SUBSTITUTE([.J464];&quot;,&quot;;&quot;.&quot;)" office:value-type="string" office:string-value="-7.85200000000009 -413.868" calcext:value-type="string">
            <text:p>-7.85200000000009 -413.868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565" calcext:value-type="float">
            <text:p>565</text:p>
          </table:table-cell>
          <table:table-cell table:number-columns-repeated="4"/>
          <table:table-cell table:formula="of:=[.A465]-[.$D$1]" office:value-type="float" office:value="-57.8520000000001" calcext:value-type="float">
            <text:p>-57,8520000000001</text:p>
          </table:table-cell>
          <table:table-cell table:formula="of:=[.B465]-[.$E$1]" office:value-type="float" office:value="-491.868" calcext:value-type="float">
            <text:p>-491,868</text:p>
          </table:table-cell>
          <table:table-cell/>
          <table:table-cell table:formula="of:=COM.MICROSOFT.CONCAT([.G465];&quot; &quot;;[.H465])" office:value-type="string" office:string-value="-57,8520000000001 -491,868" calcext:value-type="string">
            <text:p>-57,8520000000001 -491,868</text:p>
          </table:table-cell>
          <table:table-cell/>
          <table:table-cell table:formula="of:=SUBSTITUTE([.J465];&quot;,&quot;;&quot;.&quot;)" office:value-type="string" office:string-value="-57.8520000000001 -491.868" calcext:value-type="string">
            <text:p>-57.8520000000001 -491.868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488" calcext:value-type="float">
            <text:p>488</text:p>
          </table:table-cell>
          <table:table-cell table:number-columns-repeated="4"/>
          <table:table-cell table:formula="of:=[.A466]-[.$D$1]" office:value-type="float" office:value="-111.852" calcext:value-type="float">
            <text:p>-111,852</text:p>
          </table:table-cell>
          <table:table-cell table:formula="of:=[.B466]-[.$E$1]" office:value-type="float" office:value="-568.868" calcext:value-type="float">
            <text:p>-568,868</text:p>
          </table:table-cell>
          <table:table-cell/>
          <table:table-cell table:formula="of:=COM.MICROSOFT.CONCAT([.G466];&quot; &quot;;[.H466])" office:value-type="string" office:string-value="-111,852 -568,868" calcext:value-type="string">
            <text:p>-111,852 -568,868</text:p>
          </table:table-cell>
          <table:table-cell/>
          <table:table-cell table:formula="of:=SUBSTITUTE([.J466];&quot;,&quot;;&quot;.&quot;)" office:value-type="string" office:string-value="-111.852 -568.868" calcext:value-type="string">
            <text:p>-111.852 -568.868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432" calcext:value-type="float">
            <text:p>432</text:p>
          </table:table-cell>
          <table:table-cell table:number-columns-repeated="4"/>
          <table:table-cell table:formula="of:=[.A467]-[.$D$1]" office:value-type="float" office:value="-174.852" calcext:value-type="float">
            <text:p>-174,852</text:p>
          </table:table-cell>
          <table:table-cell table:formula="of:=[.B467]-[.$E$1]" office:value-type="float" office:value="-624.868" calcext:value-type="float">
            <text:p>-624,868</text:p>
          </table:table-cell>
          <table:table-cell/>
          <table:table-cell table:formula="of:=COM.MICROSOFT.CONCAT([.G467];&quot; &quot;;[.H467])" office:value-type="string" office:string-value="-174,852 -624,868" calcext:value-type="string">
            <text:p>-174,852 -624,868</text:p>
          </table:table-cell>
          <table:table-cell/>
          <table:table-cell table:formula="of:=SUBSTITUTE([.J467];&quot;,&quot;;&quot;.&quot;)" office:value-type="string" office:string-value="-174.852 -624.868" calcext:value-type="string">
            <text:p>-174.852 -624.86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89" calcext:value-type="float">
            <text:p>389</text:p>
          </table:table-cell>
          <table:table-cell table:number-columns-repeated="4"/>
          <table:table-cell table:formula="of:=[.A468]-[.$D$1]" office:value-type="float" office:value="-218.852" calcext:value-type="float">
            <text:p>-218,852</text:p>
          </table:table-cell>
          <table:table-cell table:formula="of:=[.B468]-[.$E$1]" office:value-type="float" office:value="-667.868" calcext:value-type="float">
            <text:p>-667,868</text:p>
          </table:table-cell>
          <table:table-cell/>
          <table:table-cell table:formula="of:=COM.MICROSOFT.CONCAT([.G468];&quot; &quot;;[.H468])" office:value-type="string" office:string-value="-218,852 -667,868" calcext:value-type="string">
            <text:p>-218,852 -667,868</text:p>
          </table:table-cell>
          <table:table-cell/>
          <table:table-cell table:formula="of:=SUBSTITUTE([.J468];&quot;,&quot;;&quot;.&quot;)" office:value-type="string" office:string-value="-218.852 -667.868" calcext:value-type="string">
            <text:p>-218.852 -667.86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53" calcext:value-type="float">
            <text:p>353</text:p>
          </table:table-cell>
          <table:table-cell table:number-columns-repeated="4"/>
          <table:table-cell table:formula="of:=[.A469]-[.$D$1]" office:value-type="float" office:value="-259.852" calcext:value-type="float">
            <text:p>-259,852</text:p>
          </table:table-cell>
          <table:table-cell table:formula="of:=[.B469]-[.$E$1]" office:value-type="float" office:value="-703.868" calcext:value-type="float">
            <text:p>-703,868</text:p>
          </table:table-cell>
          <table:table-cell/>
          <table:table-cell table:formula="of:=COM.MICROSOFT.CONCAT([.G469];&quot; &quot;;[.H469])" office:value-type="string" office:string-value="-259,852 -703,868" calcext:value-type="string">
            <text:p>-259,852 -703,868</text:p>
          </table:table-cell>
          <table:table-cell/>
          <table:table-cell table:formula="of:=SUBSTITUTE([.J469];&quot;,&quot;;&quot;.&quot;)" office:value-type="string" office:string-value="-259.852 -703.868" calcext:value-type="string">
            <text:p>-259.852 -703.86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52" calcext:value-type="float">
            <text:p>352</text:p>
          </table:table-cell>
          <table:table-cell table:number-columns-repeated="4"/>
          <table:table-cell table:formula="of:=[.A470]-[.$D$1]" office:value-type="float" office:value="-287.852" calcext:value-type="float">
            <text:p>-287,852</text:p>
          </table:table-cell>
          <table:table-cell table:formula="of:=[.B470]-[.$E$1]" office:value-type="float" office:value="-704.868" calcext:value-type="float">
            <text:p>-704,868</text:p>
          </table:table-cell>
          <table:table-cell/>
          <table:table-cell table:formula="of:=COM.MICROSOFT.CONCAT([.G470];&quot; &quot;;[.H470])" office:value-type="string" office:string-value="-287,852 -704,868" calcext:value-type="string">
            <text:p>-287,852 -704,868</text:p>
          </table:table-cell>
          <table:table-cell/>
          <table:table-cell table:formula="of:=SUBSTITUTE([.J470];&quot;,&quot;;&quot;.&quot;)" office:value-type="string" office:string-value="-287.852 -704.868" calcext:value-type="string">
            <text:p>-287.852 -704.86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36" calcext:value-type="float">
            <text:p>336</text:p>
          </table:table-cell>
          <table:table-cell table:number-columns-repeated="4"/>
          <table:table-cell table:formula="of:=[.A471]-[.$D$1]" office:value-type="float" office:value="-316.852" calcext:value-type="float">
            <text:p>-316,852</text:p>
          </table:table-cell>
          <table:table-cell table:formula="of:=[.B471]-[.$E$1]" office:value-type="float" office:value="-720.868" calcext:value-type="float">
            <text:p>-720,868</text:p>
          </table:table-cell>
          <table:table-cell/>
          <table:table-cell table:formula="of:=COM.MICROSOFT.CONCAT([.G471];&quot; &quot;;[.H471])" office:value-type="string" office:string-value="-316,852 -720,868" calcext:value-type="string">
            <text:p>-316,852 -720,868</text:p>
          </table:table-cell>
          <table:table-cell/>
          <table:table-cell table:formula="of:=SUBSTITUTE([.J471];&quot;,&quot;;&quot;.&quot;)" office:value-type="string" office:string-value="-316.852 -720.868" calcext:value-type="string">
            <text:p>-316.852 -720.86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29" calcext:value-type="float">
            <text:p>329</text:p>
          </table:table-cell>
          <table:table-cell table:number-columns-repeated="4"/>
          <table:table-cell table:formula="of:=[.A472]-[.$D$1]" office:value-type="float" office:value="-336.852" calcext:value-type="float">
            <text:p>-336,852</text:p>
          </table:table-cell>
          <table:table-cell table:formula="of:=[.B472]-[.$E$1]" office:value-type="float" office:value="-727.868" calcext:value-type="float">
            <text:p>-727,868</text:p>
          </table:table-cell>
          <table:table-cell/>
          <table:table-cell table:formula="of:=COM.MICROSOFT.CONCAT([.G472];&quot; &quot;;[.H472])" office:value-type="string" office:string-value="-336,852 -727,868" calcext:value-type="string">
            <text:p>-336,852 -727,868</text:p>
          </table:table-cell>
          <table:table-cell/>
          <table:table-cell table:formula="of:=SUBSTITUTE([.J472];&quot;,&quot;;&quot;.&quot;)" office:value-type="string" office:string-value="-336.852 -727.868" calcext:value-type="string">
            <text:p>-336.852 -727.86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36" calcext:value-type="float">
            <text:p>336</text:p>
          </table:table-cell>
          <table:table-cell table:number-columns-repeated="4"/>
          <table:table-cell table:formula="of:=[.A473]-[.$D$1]" office:value-type="float" office:value="-371.852" calcext:value-type="float">
            <text:p>-371,852</text:p>
          </table:table-cell>
          <table:table-cell table:formula="of:=[.B473]-[.$E$1]" office:value-type="float" office:value="-720.868" calcext:value-type="float">
            <text:p>-720,868</text:p>
          </table:table-cell>
          <table:table-cell/>
          <table:table-cell table:formula="of:=COM.MICROSOFT.CONCAT([.G473];&quot; &quot;;[.H473])" office:value-type="string" office:string-value="-371,852 -720,868" calcext:value-type="string">
            <text:p>-371,852 -720,868</text:p>
          </table:table-cell>
          <table:table-cell/>
          <table:table-cell table:formula="of:=SUBSTITUTE([.J473];&quot;,&quot;;&quot;.&quot;)" office:value-type="string" office:string-value="-371.852 -720.868" calcext:value-type="string">
            <text:p>-371.852 -720.86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57" calcext:value-type="float">
            <text:p>357</text:p>
          </table:table-cell>
          <table:table-cell table:number-columns-repeated="4"/>
          <table:table-cell table:formula="of:=[.A474]-[.$D$1]" office:value-type="float" office:value="-352.852" calcext:value-type="float">
            <text:p>-352,852</text:p>
          </table:table-cell>
          <table:table-cell table:formula="of:=[.B474]-[.$E$1]" office:value-type="float" office:value="-699.868" calcext:value-type="float">
            <text:p>-699,868</text:p>
          </table:table-cell>
          <table:table-cell/>
          <table:table-cell table:formula="of:=COM.MICROSOFT.CONCAT([.G474];&quot; &quot;;[.H474])" office:value-type="string" office:string-value="-352,852 -699,868" calcext:value-type="string">
            <text:p>-352,852 -699,868</text:p>
          </table:table-cell>
          <table:table-cell/>
          <table:table-cell table:formula="of:=SUBSTITUTE([.J474];&quot;,&quot;;&quot;.&quot;)" office:value-type="string" office:string-value="-352.852 -699.868" calcext:value-type="string">
            <text:p>-352.852 -699.86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16" calcext:value-type="float">
            <text:p>416</text:p>
          </table:table-cell>
          <table:table-cell table:number-columns-repeated="4"/>
          <table:table-cell table:formula="of:=[.A475]-[.$D$1]" office:value-type="float" office:value="-410.852" calcext:value-type="float">
            <text:p>-410,852</text:p>
          </table:table-cell>
          <table:table-cell table:formula="of:=[.B475]-[.$E$1]" office:value-type="float" office:value="-640.868" calcext:value-type="float">
            <text:p>-640,868</text:p>
          </table:table-cell>
          <table:table-cell/>
          <table:table-cell table:formula="of:=COM.MICROSOFT.CONCAT([.G475];&quot; &quot;;[.H475])" office:value-type="string" office:string-value="-410,852 -640,868" calcext:value-type="string">
            <text:p>-410,852 -640,868</text:p>
          </table:table-cell>
          <table:table-cell/>
          <table:table-cell table:formula="of:=SUBSTITUTE([.J475];&quot;,&quot;;&quot;.&quot;)" office:value-type="string" office:string-value="-410.852 -640.868" calcext:value-type="string">
            <text:p>-410.852 -640.86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505" calcext:value-type="float">
            <text:p>505</text:p>
          </table:table-cell>
          <table:table-cell table:number-columns-repeated="4"/>
          <table:table-cell table:formula="of:=[.A476]-[.$D$1]" office:value-type="float" office:value="-399.852" calcext:value-type="float">
            <text:p>-399,852</text:p>
          </table:table-cell>
          <table:table-cell table:formula="of:=[.B476]-[.$E$1]" office:value-type="float" office:value="-551.868" calcext:value-type="float">
            <text:p>-551,868</text:p>
          </table:table-cell>
          <table:table-cell/>
          <table:table-cell table:formula="of:=COM.MICROSOFT.CONCAT([.G476];&quot; &quot;;[.H476])" office:value-type="string" office:string-value="-399,852 -551,868" calcext:value-type="string">
            <text:p>-399,852 -551,868</text:p>
          </table:table-cell>
          <table:table-cell/>
          <table:table-cell table:formula="of:=SUBSTITUTE([.J476];&quot;,&quot;;&quot;.&quot;)" office:value-type="string" office:string-value="-399.852 -551.868" calcext:value-type="string">
            <text:p>-399.852 -551.86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01" calcext:value-type="float">
            <text:p>601</text:p>
          </table:table-cell>
          <table:table-cell table:number-columns-repeated="4"/>
          <table:table-cell table:formula="of:=[.A477]-[.$D$1]" office:value-type="float" office:value="-382.852" calcext:value-type="float">
            <text:p>-382,852</text:p>
          </table:table-cell>
          <table:table-cell table:formula="of:=[.B477]-[.$E$1]" office:value-type="float" office:value="-455.868" calcext:value-type="float">
            <text:p>-455,868</text:p>
          </table:table-cell>
          <table:table-cell/>
          <table:table-cell table:formula="of:=COM.MICROSOFT.CONCAT([.G477];&quot; &quot;;[.H477])" office:value-type="string" office:string-value="-382,852 -455,868" calcext:value-type="string">
            <text:p>-382,852 -455,868</text:p>
          </table:table-cell>
          <table:table-cell/>
          <table:table-cell table:formula="of:=SUBSTITUTE([.J477];&quot;,&quot;;&quot;.&quot;)" office:value-type="string" office:string-value="-382.852 -455.868" calcext:value-type="string">
            <text:p>-382.852 -455.86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83" calcext:value-type="float">
            <text:p>683</text:p>
          </table:table-cell>
          <table:table-cell table:number-columns-repeated="4"/>
          <table:table-cell table:formula="of:=[.A478]-[.$D$1]" office:value-type="float" office:value="-347.852" calcext:value-type="float">
            <text:p>-347,852</text:p>
          </table:table-cell>
          <table:table-cell table:formula="of:=[.B478]-[.$E$1]" office:value-type="float" office:value="-373.868" calcext:value-type="float">
            <text:p>-373,868</text:p>
          </table:table-cell>
          <table:table-cell/>
          <table:table-cell table:formula="of:=COM.MICROSOFT.CONCAT([.G478];&quot; &quot;;[.H478])" office:value-type="string" office:string-value="-347,852 -373,868" calcext:value-type="string">
            <text:p>-347,852 -373,868</text:p>
          </table:table-cell>
          <table:table-cell/>
          <table:table-cell table:formula="of:=SUBSTITUTE([.J478];&quot;,&quot;;&quot;.&quot;)" office:value-type="string" office:string-value="-347.852 -373.868" calcext:value-type="string">
            <text:p>-347.852 -373.86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58" calcext:value-type="float">
            <text:p>758</text:p>
          </table:table-cell>
          <table:table-cell table:number-columns-repeated="4"/>
          <table:table-cell table:formula="of:=[.A479]-[.$D$1]" office:value-type="float" office:value="-267.852" calcext:value-type="float">
            <text:p>-267,852</text:p>
          </table:table-cell>
          <table:table-cell table:formula="of:=[.B479]-[.$E$1]" office:value-type="float" office:value="-298.868" calcext:value-type="float">
            <text:p>-298,868</text:p>
          </table:table-cell>
          <table:table-cell/>
          <table:table-cell table:formula="of:=COM.MICROSOFT.CONCAT([.G479];&quot; &quot;;[.H479])" office:value-type="string" office:string-value="-267,852 -298,868" calcext:value-type="string">
            <text:p>-267,852 -298,868</text:p>
          </table:table-cell>
          <table:table-cell/>
          <table:table-cell table:formula="of:=SUBSTITUTE([.J479];&quot;,&quot;;&quot;.&quot;)" office:value-type="string" office:string-value="-267.852 -298.868" calcext:value-type="string">
            <text:p>-267.852 -298.86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814" calcext:value-type="float">
            <text:p>814</text:p>
          </table:table-cell>
          <table:table-cell table:number-columns-repeated="4"/>
          <table:table-cell table:formula="of:=[.A480]-[.$D$1]" office:value-type="float" office:value="-274.852" calcext:value-type="float">
            <text:p>-274,852</text:p>
          </table:table-cell>
          <table:table-cell table:formula="of:=[.B480]-[.$E$1]" office:value-type="float" office:value="-242.868" calcext:value-type="float">
            <text:p>-242,868</text:p>
          </table:table-cell>
          <table:table-cell/>
          <table:table-cell table:formula="of:=COM.MICROSOFT.CONCAT([.G480];&quot; &quot;;[.H480])" office:value-type="string" office:string-value="-274,852 -242,868" calcext:value-type="string">
            <text:p>-274,852 -242,868</text:p>
          </table:table-cell>
          <table:table-cell/>
          <table:table-cell table:formula="of:=SUBSTITUTE([.J480];&quot;,&quot;;&quot;.&quot;)" office:value-type="string" office:string-value="-274.852 -242.868" calcext:value-type="string">
            <text:p>-274.852 -242.86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898" calcext:value-type="float">
            <text:p>898</text:p>
          </table:table-cell>
          <table:table-cell table:number-columns-repeated="4"/>
          <table:table-cell table:formula="of:=[.A481]-[.$D$1]" office:value-type="float" office:value="-286.852" calcext:value-type="float">
            <text:p>-286,852</text:p>
          </table:table-cell>
          <table:table-cell table:formula="of:=[.B481]-[.$E$1]" office:value-type="float" office:value="-158.868" calcext:value-type="float">
            <text:p>-158,868</text:p>
          </table:table-cell>
          <table:table-cell/>
          <table:table-cell table:formula="of:=COM.MICROSOFT.CONCAT([.G481];&quot; &quot;;[.H481])" office:value-type="string" office:string-value="-286,852 -158,868" calcext:value-type="string">
            <text:p>-286,852 -158,868</text:p>
          </table:table-cell>
          <table:table-cell/>
          <table:table-cell table:formula="of:=SUBSTITUTE([.J481];&quot;,&quot;;&quot;.&quot;)" office:value-type="string" office:string-value="-286.852 -158.868" calcext:value-type="string">
            <text:p>-286.852 -158.86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009" calcext:value-type="float">
            <text:p>1009</text:p>
          </table:table-cell>
          <table:table-cell table:number-columns-repeated="4"/>
          <table:table-cell table:formula="of:=[.A482]-[.$D$1]" office:value-type="float" office:value="-269.852" calcext:value-type="float">
            <text:p>-269,852</text:p>
          </table:table-cell>
          <table:table-cell table:formula="of:=[.B482]-[.$E$1]" office:value-type="float" office:value="-47.8679999999999" calcext:value-type="float">
            <text:p>-47,8679999999999</text:p>
          </table:table-cell>
          <table:table-cell/>
          <table:table-cell table:formula="of:=COM.MICROSOFT.CONCAT([.G482];&quot; &quot;;[.H482])" office:value-type="string" office:string-value="-269,852 -47,8679999999999" calcext:value-type="string">
            <text:p>-269,852 -47,8679999999999</text:p>
          </table:table-cell>
          <table:table-cell/>
          <table:table-cell table:formula="of:=SUBSTITUTE([.J482];&quot;,&quot;;&quot;.&quot;)" office:value-type="string" office:string-value="-269.852 -47.8679999999999" calcext:value-type="string">
            <text:p>-269.852 -47.8679999999999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137" calcext:value-type="float">
            <text:p>1137</text:p>
          </table:table-cell>
          <table:table-cell table:number-columns-repeated="4"/>
          <table:table-cell table:formula="of:=[.A483]-[.$D$1]" office:value-type="float" office:value="-204.852" calcext:value-type="float">
            <text:p>-204,852</text:p>
          </table:table-cell>
          <table:table-cell table:formula="of:=[.B483]-[.$E$1]" office:value-type="float" office:value="80.1320000000001" calcext:value-type="float">
            <text:p>80,1320000000001</text:p>
          </table:table-cell>
          <table:table-cell/>
          <table:table-cell table:formula="of:=COM.MICROSOFT.CONCAT([.G483];&quot; &quot;;[.H483])" office:value-type="string" office:string-value="-204,852 80,1320000000001" calcext:value-type="string">
            <text:p>-204,852 80,1320000000001</text:p>
          </table:table-cell>
          <table:table-cell/>
          <table:table-cell table:formula="of:=SUBSTITUTE([.J483];&quot;,&quot;;&quot;.&quot;)" office:value-type="string" office:string-value="-204.852 80.1320000000001" calcext:value-type="string">
            <text:p>-204.852 80.1320000000001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258" calcext:value-type="float">
            <text:p>1258</text:p>
          </table:table-cell>
          <table:table-cell table:number-columns-repeated="4"/>
          <table:table-cell table:formula="of:=[.A484]-[.$D$1]" office:value-type="float" office:value="-115.852" calcext:value-type="float">
            <text:p>-115,852</text:p>
          </table:table-cell>
          <table:table-cell table:formula="of:=[.B484]-[.$E$1]" office:value-type="float" office:value="201.132" calcext:value-type="float">
            <text:p>201,132</text:p>
          </table:table-cell>
          <table:table-cell/>
          <table:table-cell table:formula="of:=COM.MICROSOFT.CONCAT([.G484];&quot; &quot;;[.H484])" office:value-type="string" office:string-value="-115,852 201,132" calcext:value-type="string">
            <text:p>-115,852 201,132</text:p>
          </table:table-cell>
          <table:table-cell/>
          <table:table-cell table:formula="of:=SUBSTITUTE([.J484];&quot;,&quot;;&quot;.&quot;)" office:value-type="string" office:string-value="-115.852 201.132" calcext:value-type="string">
            <text:p>-115.852 201.132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373" calcext:value-type="float">
            <text:p>1373</text:p>
          </table:table-cell>
          <table:table-cell table:number-columns-repeated="4"/>
          <table:table-cell table:formula="of:=[.A485]-[.$D$1]" office:value-type="float" office:value="-86.8520000000001" calcext:value-type="float">
            <text:p>-86,8520000000001</text:p>
          </table:table-cell>
          <table:table-cell table:formula="of:=[.B485]-[.$E$1]" office:value-type="float" office:value="316.132" calcext:value-type="float">
            <text:p>316,132</text:p>
          </table:table-cell>
          <table:table-cell/>
          <table:table-cell table:formula="of:=COM.MICROSOFT.CONCAT([.G485];&quot; &quot;;[.H485])" office:value-type="string" office:string-value="-86,8520000000001 316,132" calcext:value-type="string">
            <text:p>-86,8520000000001 316,132</text:p>
          </table:table-cell>
          <table:table-cell/>
          <table:table-cell table:formula="of:=SUBSTITUTE([.J485];&quot;,&quot;;&quot;.&quot;)" office:value-type="string" office:string-value="-86.8520000000001 316.132" calcext:value-type="string">
            <text:p>-86.8520000000001 316.132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478" calcext:value-type="float">
            <text:p>1478</text:p>
          </table:table-cell>
          <table:table-cell table:number-columns-repeated="4"/>
          <table:table-cell table:formula="of:=[.A486]-[.$D$1]" office:value-type="float" office:value="-43.8520000000001" calcext:value-type="float">
            <text:p>-43,8520000000001</text:p>
          </table:table-cell>
          <table:table-cell table:formula="of:=[.B486]-[.$E$1]" office:value-type="float" office:value="421.132" calcext:value-type="float">
            <text:p>421,132</text:p>
          </table:table-cell>
          <table:table-cell/>
          <table:table-cell table:formula="of:=COM.MICROSOFT.CONCAT([.G486];&quot; &quot;;[.H486])" office:value-type="string" office:string-value="-43,8520000000001 421,132" calcext:value-type="string">
            <text:p>-43,8520000000001 421,132</text:p>
          </table:table-cell>
          <table:table-cell/>
          <table:table-cell table:formula="of:=SUBSTITUTE([.J486];&quot;,&quot;;&quot;.&quot;)" office:value-type="string" office:string-value="-43.8520000000001 421.132" calcext:value-type="string">
            <text:p>-43.8520000000001 421.132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565" calcext:value-type="float">
            <text:p>1565</text:p>
          </table:table-cell>
          <table:table-cell table:number-columns-repeated="4"/>
          <table:table-cell table:formula="of:=[.A487]-[.$D$1]" office:value-type="float" office:value="19.1479999999999" calcext:value-type="float">
            <text:p>19,1479999999999</text:p>
          </table:table-cell>
          <table:table-cell table:formula="of:=[.B487]-[.$E$1]" office:value-type="float" office:value="508.132" calcext:value-type="float">
            <text:p>508,132</text:p>
          </table:table-cell>
          <table:table-cell/>
          <table:table-cell table:formula="of:=COM.MICROSOFT.CONCAT([.G487];&quot; &quot;;[.H487])" office:value-type="string" office:string-value="19,1479999999999 508,132" calcext:value-type="string">
            <text:p>19,1479999999999 508,132</text:p>
          </table:table-cell>
          <table:table-cell/>
          <table:table-cell table:formula="of:=SUBSTITUTE([.J487];&quot;,&quot;;&quot;.&quot;)" office:value-type="string" office:string-value="19.1479999999999 508.132" calcext:value-type="string">
            <text:p>19.1479999999999 508.132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643" calcext:value-type="float">
            <text:p>1643</text:p>
          </table:table-cell>
          <table:table-cell table:number-columns-repeated="4"/>
          <table:table-cell table:formula="of:=[.A488]-[.$D$1]" office:value-type="float" office:value="41.1479999999999" calcext:value-type="float">
            <text:p>41,1479999999999</text:p>
          </table:table-cell>
          <table:table-cell table:formula="of:=[.B488]-[.$E$1]" office:value-type="float" office:value="586.132" calcext:value-type="float">
            <text:p>586,132</text:p>
          </table:table-cell>
          <table:table-cell/>
          <table:table-cell table:formula="of:=COM.MICROSOFT.CONCAT([.G488];&quot; &quot;;[.H488])" office:value-type="string" office:string-value="41,1479999999999 586,132" calcext:value-type="string">
            <text:p>41,1479999999999 586,132</text:p>
          </table:table-cell>
          <table:table-cell/>
          <table:table-cell table:formula="of:=SUBSTITUTE([.J488];&quot;,&quot;;&quot;.&quot;)" office:value-type="string" office:string-value="41.1479999999999 586.132" calcext:value-type="string">
            <text:p>41.1479999999999 586.132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707" calcext:value-type="float">
            <text:p>1707</text:p>
          </table:table-cell>
          <table:table-cell table:number-columns-repeated="4"/>
          <table:table-cell table:formula="of:=[.A489]-[.$D$1]" office:value-type="float" office:value="88.1479999999999" calcext:value-type="float">
            <text:p>88,1479999999999</text:p>
          </table:table-cell>
          <table:table-cell table:formula="of:=[.B489]-[.$E$1]" office:value-type="float" office:value="650.132" calcext:value-type="float">
            <text:p>650,132</text:p>
          </table:table-cell>
          <table:table-cell/>
          <table:table-cell table:formula="of:=COM.MICROSOFT.CONCAT([.G489];&quot; &quot;;[.H489])" office:value-type="string" office:string-value="88,1479999999999 650,132" calcext:value-type="string">
            <text:p>88,1479999999999 650,132</text:p>
          </table:table-cell>
          <table:table-cell/>
          <table:table-cell table:formula="of:=SUBSTITUTE([.J489];&quot;,&quot;;&quot;.&quot;)" office:value-type="string" office:string-value="88.1479999999999 650.132" calcext:value-type="string">
            <text:p>88.1479999999999 650.132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760" calcext:value-type="float">
            <text:p>1760</text:p>
          </table:table-cell>
          <table:table-cell table:number-columns-repeated="4"/>
          <table:table-cell table:formula="of:=[.A490]-[.$D$1]" office:value-type="float" office:value="137.148" calcext:value-type="float">
            <text:p>137,148</text:p>
          </table:table-cell>
          <table:table-cell table:formula="of:=[.B490]-[.$E$1]" office:value-type="float" office:value="703.132" calcext:value-type="float">
            <text:p>703,132</text:p>
          </table:table-cell>
          <table:table-cell/>
          <table:table-cell table:formula="of:=COM.MICROSOFT.CONCAT([.G490];&quot; &quot;;[.H490])" office:value-type="string" office:string-value="137,148 703,132" calcext:value-type="string">
            <text:p>137,148 703,132</text:p>
          </table:table-cell>
          <table:table-cell/>
          <table:table-cell table:formula="of:=SUBSTITUTE([.J490];&quot;,&quot;;&quot;.&quot;)" office:value-type="string" office:string-value="137.148 703.132" calcext:value-type="string">
            <text:p>137.148 703.132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807" calcext:value-type="float">
            <text:p>1807</text:p>
          </table:table-cell>
          <table:table-cell table:number-columns-repeated="4"/>
          <table:table-cell table:formula="of:=[.A491]-[.$D$1]" office:value-type="float" office:value="185.148" calcext:value-type="float">
            <text:p>185,148</text:p>
          </table:table-cell>
          <table:table-cell table:formula="of:=[.B491]-[.$E$1]" office:value-type="float" office:value="750.132" calcext:value-type="float">
            <text:p>750,132</text:p>
          </table:table-cell>
          <table:table-cell/>
          <table:table-cell table:formula="of:=COM.MICROSOFT.CONCAT([.G491];&quot; &quot;;[.H491])" office:value-type="string" office:string-value="185,148 750,132" calcext:value-type="string">
            <text:p>185,148 750,132</text:p>
          </table:table-cell>
          <table:table-cell/>
          <table:table-cell table:formula="of:=SUBSTITUTE([.J491];&quot;,&quot;;&quot;.&quot;)" office:value-type="string" office:string-value="185.148 750.132" calcext:value-type="string">
            <text:p>185.148 750.132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821" calcext:value-type="float">
            <text:p>1821</text:p>
          </table:table-cell>
          <table:table-cell table:number-columns-repeated="4"/>
          <table:table-cell table:formula="of:=[.A492]-[.$D$1]" office:value-type="float" office:value="238.148" calcext:value-type="float">
            <text:p>238,148</text:p>
          </table:table-cell>
          <table:table-cell table:formula="of:=[.B492]-[.$E$1]" office:value-type="float" office:value="764.132" calcext:value-type="float">
            <text:p>764,132</text:p>
          </table:table-cell>
          <table:table-cell/>
          <table:table-cell table:formula="of:=COM.MICROSOFT.CONCAT([.G492];&quot; &quot;;[.H492])" office:value-type="string" office:string-value="238,148 764,132" calcext:value-type="string">
            <text:p>238,148 764,132</text:p>
          </table:table-cell>
          <table:table-cell/>
          <table:table-cell table:formula="of:=SUBSTITUTE([.J492];&quot;,&quot;;&quot;.&quot;)" office:value-type="string" office:string-value="238.148 764.132" calcext:value-type="string">
            <text:p>238.148 764.132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849" calcext:value-type="float">
            <text:p>1849</text:p>
          </table:table-cell>
          <table:table-cell table:number-columns-repeated="4"/>
          <table:table-cell table:formula="of:=[.A493]-[.$D$1]" office:value-type="float" office:value="287.148" calcext:value-type="float">
            <text:p>287,148</text:p>
          </table:table-cell>
          <table:table-cell table:formula="of:=[.B493]-[.$E$1]" office:value-type="float" office:value="792.132" calcext:value-type="float">
            <text:p>792,132</text:p>
          </table:table-cell>
          <table:table-cell/>
          <table:table-cell table:formula="of:=COM.MICROSOFT.CONCAT([.G493];&quot; &quot;;[.H493])" office:value-type="string" office:string-value="287,148 792,132" calcext:value-type="string">
            <text:p>287,148 792,132</text:p>
          </table:table-cell>
          <table:table-cell/>
          <table:table-cell table:formula="of:=SUBSTITUTE([.J493];&quot;,&quot;;&quot;.&quot;)" office:value-type="string" office:string-value="287.148 792.132" calcext:value-type="string">
            <text:p>287.148 792.132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843" calcext:value-type="float">
            <text:p>1843</text:p>
          </table:table-cell>
          <table:table-cell table:number-columns-repeated="4"/>
          <table:table-cell table:formula="of:=[.A494]-[.$D$1]" office:value-type="float" office:value="317.148" calcext:value-type="float">
            <text:p>317,148</text:p>
          </table:table-cell>
          <table:table-cell table:formula="of:=[.B494]-[.$E$1]" office:value-type="float" office:value="786.132" calcext:value-type="float">
            <text:p>786,132</text:p>
          </table:table-cell>
          <table:table-cell/>
          <table:table-cell table:formula="of:=COM.MICROSOFT.CONCAT([.G494];&quot; &quot;;[.H494])" office:value-type="string" office:string-value="317,148 786,132" calcext:value-type="string">
            <text:p>317,148 786,132</text:p>
          </table:table-cell>
          <table:table-cell/>
          <table:table-cell table:formula="of:=SUBSTITUTE([.J494];&quot;,&quot;;&quot;.&quot;)" office:value-type="string" office:string-value="317.148 786.132" calcext:value-type="string">
            <text:p>317.148 786.132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822" calcext:value-type="float">
            <text:p>1822</text:p>
          </table:table-cell>
          <table:table-cell table:number-columns-repeated="4"/>
          <table:table-cell table:formula="of:=[.A495]-[.$D$1]" office:value-type="float" office:value="353.148" calcext:value-type="float">
            <text:p>353,148</text:p>
          </table:table-cell>
          <table:table-cell table:formula="of:=[.B495]-[.$E$1]" office:value-type="float" office:value="765.132" calcext:value-type="float">
            <text:p>765,132</text:p>
          </table:table-cell>
          <table:table-cell/>
          <table:table-cell table:formula="of:=COM.MICROSOFT.CONCAT([.G495];&quot; &quot;;[.H495])" office:value-type="string" office:string-value="353,148 765,132" calcext:value-type="string">
            <text:p>353,148 765,132</text:p>
          </table:table-cell>
          <table:table-cell/>
          <table:table-cell table:formula="of:=SUBSTITUTE([.J495];&quot;,&quot;;&quot;.&quot;)" office:value-type="string" office:string-value="353.148 765.132" calcext:value-type="string">
            <text:p>353.148 765.132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845" calcext:value-type="float">
            <text:p>1845</text:p>
          </table:table-cell>
          <table:table-cell table:number-columns-repeated="4"/>
          <table:table-cell table:formula="of:=[.A496]-[.$D$1]" office:value-type="float" office:value="377.148" calcext:value-type="float">
            <text:p>377,148</text:p>
          </table:table-cell>
          <table:table-cell table:formula="of:=[.B496]-[.$E$1]" office:value-type="float" office:value="788.132" calcext:value-type="float">
            <text:p>788,132</text:p>
          </table:table-cell>
          <table:table-cell/>
          <table:table-cell table:formula="of:=COM.MICROSOFT.CONCAT([.G496];&quot; &quot;;[.H496])" office:value-type="string" office:string-value="377,148 788,132" calcext:value-type="string">
            <text:p>377,148 788,132</text:p>
          </table:table-cell>
          <table:table-cell/>
          <table:table-cell table:formula="of:=SUBSTITUTE([.J496];&quot;,&quot;;&quot;.&quot;)" office:value-type="string" office:string-value="377.148 788.132" calcext:value-type="string">
            <text:p>377.148 788.132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1810" calcext:value-type="float">
            <text:p>1810</text:p>
          </table:table-cell>
          <table:table-cell table:number-columns-repeated="4"/>
          <table:table-cell table:formula="of:=[.A497]-[.$D$1]" office:value-type="float" office:value="406.148" calcext:value-type="float">
            <text:p>406,148</text:p>
          </table:table-cell>
          <table:table-cell table:formula="of:=[.B497]-[.$E$1]" office:value-type="float" office:value="753.132" calcext:value-type="float">
            <text:p>753,132</text:p>
          </table:table-cell>
          <table:table-cell/>
          <table:table-cell table:formula="of:=COM.MICROSOFT.CONCAT([.G497];&quot; &quot;;[.H497])" office:value-type="string" office:string-value="406,148 753,132" calcext:value-type="string">
            <text:p>406,148 753,132</text:p>
          </table:table-cell>
          <table:table-cell/>
          <table:table-cell table:formula="of:=SUBSTITUTE([.J497];&quot;,&quot;;&quot;.&quot;)" office:value-type="string" office:string-value="406.148 753.132" calcext:value-type="string">
            <text:p>406.148 753.132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741" calcext:value-type="float">
            <text:p>1741</text:p>
          </table:table-cell>
          <table:table-cell table:number-columns-repeated="4"/>
          <table:table-cell table:formula="of:=[.A498]-[.$D$1]" office:value-type="float" office:value="396.148" calcext:value-type="float">
            <text:p>396,148</text:p>
          </table:table-cell>
          <table:table-cell table:formula="of:=[.B498]-[.$E$1]" office:value-type="float" office:value="684.132" calcext:value-type="float">
            <text:p>684,132</text:p>
          </table:table-cell>
          <table:table-cell/>
          <table:table-cell table:formula="of:=COM.MICROSOFT.CONCAT([.G498];&quot; &quot;;[.H498])" office:value-type="string" office:string-value="396,148 684,132" calcext:value-type="string">
            <text:p>396,148 684,132</text:p>
          </table:table-cell>
          <table:table-cell/>
          <table:table-cell table:formula="of:=SUBSTITUTE([.J498];&quot;,&quot;;&quot;.&quot;)" office:value-type="string" office:string-value="396.148 684.132" calcext:value-type="string">
            <text:p>396.148 684.132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645" calcext:value-type="float">
            <text:p>1645</text:p>
          </table:table-cell>
          <table:table-cell table:number-columns-repeated="4"/>
          <table:table-cell table:formula="of:=[.A499]-[.$D$1]" office:value-type="float" office:value="385.148" calcext:value-type="float">
            <text:p>385,148</text:p>
          </table:table-cell>
          <table:table-cell table:formula="of:=[.B499]-[.$E$1]" office:value-type="float" office:value="588.132" calcext:value-type="float">
            <text:p>588,132</text:p>
          </table:table-cell>
          <table:table-cell/>
          <table:table-cell table:formula="of:=COM.MICROSOFT.CONCAT([.G499];&quot; &quot;;[.H499])" office:value-type="string" office:string-value="385,148 588,132" calcext:value-type="string">
            <text:p>385,148 588,132</text:p>
          </table:table-cell>
          <table:table-cell/>
          <table:table-cell table:formula="of:=SUBSTITUTE([.J499];&quot;,&quot;;&quot;.&quot;)" office:value-type="string" office:string-value="385.148 588.132" calcext:value-type="string">
            <text:p>385.148 588.132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544" calcext:value-type="float">
            <text:p>1544</text:p>
          </table:table-cell>
          <table:table-cell table:number-columns-repeated="4"/>
          <table:table-cell table:formula="of:=[.A500]-[.$D$1]" office:value-type="float" office:value="386.148" calcext:value-type="float">
            <text:p>386,148</text:p>
          </table:table-cell>
          <table:table-cell table:formula="of:=[.B500]-[.$E$1]" office:value-type="float" office:value="487.132" calcext:value-type="float">
            <text:p>487,132</text:p>
          </table:table-cell>
          <table:table-cell/>
          <table:table-cell table:formula="of:=COM.MICROSOFT.CONCAT([.G500];&quot; &quot;;[.H500])" office:value-type="string" office:string-value="386,148 487,132" calcext:value-type="string">
            <text:p>386,148 487,132</text:p>
          </table:table-cell>
          <table:table-cell/>
          <table:table-cell table:formula="of:=SUBSTITUTE([.J500];&quot;,&quot;;&quot;.&quot;)" office:value-type="string" office:string-value="386.148 487.132" calcext:value-type="string">
            <text:p>386.148 487.132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468" calcext:value-type="float">
            <text:p>1468</text:p>
          </table:table-cell>
          <table:table-cell table:number-columns-repeated="4"/>
          <table:table-cell table:formula="of:=[.A501]-[.$D$1]" office:value-type="float" office:value="367.148" calcext:value-type="float">
            <text:p>367,148</text:p>
          </table:table-cell>
          <table:table-cell table:formula="of:=[.B501]-[.$E$1]" office:value-type="float" office:value="411.132" calcext:value-type="float">
            <text:p>411,132</text:p>
          </table:table-cell>
          <table:table-cell/>
          <table:table-cell table:formula="of:=COM.MICROSOFT.CONCAT([.G501];&quot; &quot;;[.H501])" office:value-type="string" office:string-value="367,148 411,132" calcext:value-type="string">
            <text:p>367,148 411,132</text:p>
          </table:table-cell>
          <table:table-cell/>
          <table:table-cell table:formula="of:=SUBSTITUTE([.J501];&quot;,&quot;;&quot;.&quot;)" office:value-type="string" office:string-value="367.148 411.132" calcext:value-type="string">
            <text:p>367.148 411.132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402" calcext:value-type="float">
            <text:p>1402</text:p>
          </table:table-cell>
          <table:table-cell table:number-columns-repeated="4"/>
          <table:table-cell table:formula="of:=[.A502]-[.$D$1]" office:value-type="float" office:value="337.148" calcext:value-type="float">
            <text:p>337,148</text:p>
          </table:table-cell>
          <table:table-cell table:formula="of:=[.B502]-[.$E$1]" office:value-type="float" office:value="345.132" calcext:value-type="float">
            <text:p>345,132</text:p>
          </table:table-cell>
          <table:table-cell/>
          <table:table-cell table:formula="of:=COM.MICROSOFT.CONCAT([.G502];&quot; &quot;;[.H502])" office:value-type="string" office:string-value="337,148 345,132" calcext:value-type="string">
            <text:p>337,148 345,132</text:p>
          </table:table-cell>
          <table:table-cell/>
          <table:table-cell table:formula="of:=SUBSTITUTE([.J502];&quot;,&quot;;&quot;.&quot;)" office:value-type="string" office:string-value="337.148 345.132" calcext:value-type="string">
            <text:p>337.148 345.132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337" calcext:value-type="float">
            <text:p>1337</text:p>
          </table:table-cell>
          <table:table-cell table:number-columns-repeated="4"/>
          <table:table-cell table:formula="of:=[.A503]-[.$D$1]" office:value-type="float" office:value="316.148" calcext:value-type="float">
            <text:p>316,148</text:p>
          </table:table-cell>
          <table:table-cell table:formula="of:=[.B503]-[.$E$1]" office:value-type="float" office:value="280.132" calcext:value-type="float">
            <text:p>280,132</text:p>
          </table:table-cell>
          <table:table-cell/>
          <table:table-cell table:formula="of:=COM.MICROSOFT.CONCAT([.G503];&quot; &quot;;[.H503])" office:value-type="string" office:string-value="316,148 280,132" calcext:value-type="string">
            <text:p>316,148 280,132</text:p>
          </table:table-cell>
          <table:table-cell/>
          <table:table-cell table:formula="of:=SUBSTITUTE([.J503];&quot;,&quot;;&quot;.&quot;)" office:value-type="string" office:string-value="316.148 280.132" calcext:value-type="string">
            <text:p>316.148 280.132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256" calcext:value-type="float">
            <text:p>1256</text:p>
          </table:table-cell>
          <table:table-cell table:number-columns-repeated="4"/>
          <table:table-cell table:formula="of:=[.A504]-[.$D$1]" office:value-type="float" office:value="290.148" calcext:value-type="float">
            <text:p>290,148</text:p>
          </table:table-cell>
          <table:table-cell table:formula="of:=[.B504]-[.$E$1]" office:value-type="float" office:value="199.132" calcext:value-type="float">
            <text:p>199,132</text:p>
          </table:table-cell>
          <table:table-cell/>
          <table:table-cell table:formula="of:=COM.MICROSOFT.CONCAT([.G504];&quot; &quot;;[.H504])" office:value-type="string" office:string-value="290,148 199,132" calcext:value-type="string">
            <text:p>290,148 199,132</text:p>
          </table:table-cell>
          <table:table-cell/>
          <table:table-cell table:formula="of:=SUBSTITUTE([.J504];&quot;,&quot;;&quot;.&quot;)" office:value-type="string" office:string-value="290.148 199.132" calcext:value-type="string">
            <text:p>290.148 199.132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138" calcext:value-type="float">
            <text:p>1138</text:p>
          </table:table-cell>
          <table:table-cell table:number-columns-repeated="4"/>
          <table:table-cell table:formula="of:=[.A505]-[.$D$1]" office:value-type="float" office:value="274.148" calcext:value-type="float">
            <text:p>274,148</text:p>
          </table:table-cell>
          <table:table-cell table:formula="of:=[.B505]-[.$E$1]" office:value-type="float" office:value="81.1320000000001" calcext:value-type="float">
            <text:p>81,1320000000001</text:p>
          </table:table-cell>
          <table:table-cell/>
          <table:table-cell table:formula="of:=COM.MICROSOFT.CONCAT([.G505];&quot; &quot;;[.H505])" office:value-type="string" office:string-value="274,148 81,1320000000001" calcext:value-type="string">
            <text:p>274,148 81,1320000000001</text:p>
          </table:table-cell>
          <table:table-cell/>
          <table:table-cell table:formula="of:=SUBSTITUTE([.J505];&quot;,&quot;;&quot;.&quot;)" office:value-type="string" office:string-value="274.148 81.1320000000001" calcext:value-type="string">
            <text:p>274.148 81.1320000000001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003" calcext:value-type="float">
            <text:p>1003</text:p>
          </table:table-cell>
          <table:table-cell table:number-columns-repeated="4"/>
          <table:table-cell table:formula="of:=[.A506]-[.$D$1]" office:value-type="float" office:value="194.148" calcext:value-type="float">
            <text:p>194,148</text:p>
          </table:table-cell>
          <table:table-cell table:formula="of:=[.B506]-[.$E$1]" office:value-type="float" office:value="-53.8679999999999" calcext:value-type="float">
            <text:p>-53,8679999999999</text:p>
          </table:table-cell>
          <table:table-cell/>
          <table:table-cell table:formula="of:=COM.MICROSOFT.CONCAT([.G506];&quot; &quot;;[.H506])" office:value-type="string" office:string-value="194,148 -53,8679999999999" calcext:value-type="string">
            <text:p>194,148 -53,8679999999999</text:p>
          </table:table-cell>
          <table:table-cell/>
          <table:table-cell table:formula="of:=SUBSTITUTE([.J506];&quot;,&quot;;&quot;.&quot;)" office:value-type="string" office:string-value="194.148 -53.8679999999999" calcext:value-type="string">
            <text:p>194.148 -53.8679999999999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882" calcext:value-type="float">
            <text:p>882</text:p>
          </table:table-cell>
          <table:table-cell table:number-columns-repeated="4"/>
          <table:table-cell table:formula="of:=[.A507]-[.$D$1]" office:value-type="float" office:value="154.148" calcext:value-type="float">
            <text:p>154,148</text:p>
          </table:table-cell>
          <table:table-cell table:formula="of:=[.B507]-[.$E$1]" office:value-type="float" office:value="-174.868" calcext:value-type="float">
            <text:p>-174,868</text:p>
          </table:table-cell>
          <table:table-cell/>
          <table:table-cell table:formula="of:=COM.MICROSOFT.CONCAT([.G507];&quot; &quot;;[.H507])" office:value-type="string" office:string-value="154,148 -174,868" calcext:value-type="string">
            <text:p>154,148 -174,868</text:p>
          </table:table-cell>
          <table:table-cell/>
          <table:table-cell table:formula="of:=SUBSTITUTE([.J507];&quot;,&quot;;&quot;.&quot;)" office:value-type="string" office:string-value="154.148 -174.868" calcext:value-type="string">
            <text:p>154.148 -174.868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775" calcext:value-type="float">
            <text:p>775</text:p>
          </table:table-cell>
          <table:table-cell table:number-columns-repeated="4"/>
          <table:table-cell table:formula="of:=[.A508]-[.$D$1]" office:value-type="float" office:value="93.1479999999999" calcext:value-type="float">
            <text:p>93,1479999999999</text:p>
          </table:table-cell>
          <table:table-cell table:formula="of:=[.B508]-[.$E$1]" office:value-type="float" office:value="-281.868" calcext:value-type="float">
            <text:p>-281,868</text:p>
          </table:table-cell>
          <table:table-cell/>
          <table:table-cell table:formula="of:=COM.MICROSOFT.CONCAT([.G508];&quot; &quot;;[.H508])" office:value-type="string" office:string-value="93,1479999999999 -281,868" calcext:value-type="string">
            <text:p>93,1479999999999 -281,868</text:p>
          </table:table-cell>
          <table:table-cell/>
          <table:table-cell table:formula="of:=SUBSTITUTE([.J508];&quot;,&quot;;&quot;.&quot;)" office:value-type="string" office:string-value="93.1479999999999 -281.868" calcext:value-type="string">
            <text:p>93.1479999999999 -281.868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82" calcext:value-type="float">
            <text:p>682</text:p>
          </table:table-cell>
          <table:table-cell table:number-columns-repeated="4"/>
          <table:table-cell table:formula="of:=[.A509]-[.$D$1]" office:value-type="float" office:value="29.1479999999999" calcext:value-type="float">
            <text:p>29,1479999999999</text:p>
          </table:table-cell>
          <table:table-cell table:formula="of:=[.B509]-[.$E$1]" office:value-type="float" office:value="-374.868" calcext:value-type="float">
            <text:p>-374,868</text:p>
          </table:table-cell>
          <table:table-cell/>
          <table:table-cell table:formula="of:=COM.MICROSOFT.CONCAT([.G509];&quot; &quot;;[.H509])" office:value-type="string" office:string-value="29,1479999999999 -374,868" calcext:value-type="string">
            <text:p>29,1479999999999 -374,868</text:p>
          </table:table-cell>
          <table:table-cell/>
          <table:table-cell table:formula="of:=SUBSTITUTE([.J509];&quot;,&quot;;&quot;.&quot;)" office:value-type="string" office:string-value="29.1479999999999 -374.868" calcext:value-type="string">
            <text:p>29.1479999999999 -374.868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593" calcext:value-type="float">
            <text:p>593</text:p>
          </table:table-cell>
          <table:table-cell table:number-columns-repeated="4"/>
          <table:table-cell table:formula="of:=[.A510]-[.$D$1]" office:value-type="float" office:value="-44.8520000000001" calcext:value-type="float">
            <text:p>-44,8520000000001</text:p>
          </table:table-cell>
          <table:table-cell table:formula="of:=[.B510]-[.$E$1]" office:value-type="float" office:value="-463.868" calcext:value-type="float">
            <text:p>-463,868</text:p>
          </table:table-cell>
          <table:table-cell/>
          <table:table-cell table:formula="of:=COM.MICROSOFT.CONCAT([.G510];&quot; &quot;;[.H510])" office:value-type="string" office:string-value="-44,8520000000001 -463,868" calcext:value-type="string">
            <text:p>-44,8520000000001 -463,868</text:p>
          </table:table-cell>
          <table:table-cell/>
          <table:table-cell table:formula="of:=SUBSTITUTE([.J510];&quot;,&quot;;&quot;.&quot;)" office:value-type="string" office:string-value="-44.8520000000001 -463.868" calcext:value-type="string">
            <text:p>-44.8520000000001 -463.868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511" calcext:value-type="float">
            <text:p>511</text:p>
          </table:table-cell>
          <table:table-cell table:number-columns-repeated="4"/>
          <table:table-cell table:formula="of:=[.A511]-[.$D$1]" office:value-type="float" office:value="-99.8520000000001" calcext:value-type="float">
            <text:p>-99,8520000000001</text:p>
          </table:table-cell>
          <table:table-cell table:formula="of:=[.B511]-[.$E$1]" office:value-type="float" office:value="-545.868" calcext:value-type="float">
            <text:p>-545,868</text:p>
          </table:table-cell>
          <table:table-cell/>
          <table:table-cell table:formula="of:=COM.MICROSOFT.CONCAT([.G511];&quot; &quot;;[.H511])" office:value-type="string" office:string-value="-99,8520000000001 -545,868" calcext:value-type="string">
            <text:p>-99,8520000000001 -545,868</text:p>
          </table:table-cell>
          <table:table-cell/>
          <table:table-cell table:formula="of:=SUBSTITUTE([.J511];&quot;,&quot;;&quot;.&quot;)" office:value-type="string" office:string-value="-99.8520000000001 -545.868" calcext:value-type="string">
            <text:p>-99.8520000000001 -545.868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452" calcext:value-type="float">
            <text:p>452</text:p>
          </table:table-cell>
          <table:table-cell table:number-columns-repeated="4"/>
          <table:table-cell table:formula="of:=[.A512]-[.$D$1]" office:value-type="float" office:value="-155.852" calcext:value-type="float">
            <text:p>-155,852</text:p>
          </table:table-cell>
          <table:table-cell table:formula="of:=[.B512]-[.$E$1]" office:value-type="float" office:value="-604.868" calcext:value-type="float">
            <text:p>-604,868</text:p>
          </table:table-cell>
          <table:table-cell/>
          <table:table-cell table:formula="of:=COM.MICROSOFT.CONCAT([.G512];&quot; &quot;;[.H512])" office:value-type="string" office:string-value="-155,852 -604,868" calcext:value-type="string">
            <text:p>-155,852 -604,868</text:p>
          </table:table-cell>
          <table:table-cell/>
          <table:table-cell table:formula="of:=SUBSTITUTE([.J512];&quot;,&quot;;&quot;.&quot;)" office:value-type="string" office:string-value="-155.852 -604.868" calcext:value-type="string">
            <text:p>-155.852 -604.868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401" calcext:value-type="float">
            <text:p>401</text:p>
          </table:table-cell>
          <table:table-cell table:number-columns-repeated="4"/>
          <table:table-cell table:formula="of:=[.A513]-[.$D$1]" office:value-type="float" office:value="-203.852" calcext:value-type="float">
            <text:p>-203,852</text:p>
          </table:table-cell>
          <table:table-cell table:formula="of:=[.B513]-[.$E$1]" office:value-type="float" office:value="-655.868" calcext:value-type="float">
            <text:p>-655,868</text:p>
          </table:table-cell>
          <table:table-cell/>
          <table:table-cell table:formula="of:=COM.MICROSOFT.CONCAT([.G513];&quot; &quot;;[.H513])" office:value-type="string" office:string-value="-203,852 -655,868" calcext:value-type="string">
            <text:p>-203,852 -655,868</text:p>
          </table:table-cell>
          <table:table-cell/>
          <table:table-cell table:formula="of:=SUBSTITUTE([.J513];&quot;,&quot;;&quot;.&quot;)" office:value-type="string" office:string-value="-203.852 -655.868" calcext:value-type="string">
            <text:p>-203.852 -655.86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61" calcext:value-type="float">
            <text:p>361</text:p>
          </table:table-cell>
          <table:table-cell table:number-columns-repeated="4"/>
          <table:table-cell table:formula="of:=[.A514]-[.$D$1]" office:value-type="float" office:value="-248.852" calcext:value-type="float">
            <text:p>-248,852</text:p>
          </table:table-cell>
          <table:table-cell table:formula="of:=[.B514]-[.$E$1]" office:value-type="float" office:value="-695.868" calcext:value-type="float">
            <text:p>-695,868</text:p>
          </table:table-cell>
          <table:table-cell/>
          <table:table-cell table:formula="of:=COM.MICROSOFT.CONCAT([.G514];&quot; &quot;;[.H514])" office:value-type="string" office:string-value="-248,852 -695,868" calcext:value-type="string">
            <text:p>-248,852 -695,868</text:p>
          </table:table-cell>
          <table:table-cell/>
          <table:table-cell table:formula="of:=SUBSTITUTE([.J514];&quot;,&quot;;&quot;.&quot;)" office:value-type="string" office:string-value="-248.852 -695.868" calcext:value-type="string">
            <text:p>-248.852 -695.86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39" calcext:value-type="float">
            <text:p>339</text:p>
          </table:table-cell>
          <table:table-cell table:number-columns-repeated="4"/>
          <table:table-cell table:formula="of:=[.A515]-[.$D$1]" office:value-type="float" office:value="-279.852" calcext:value-type="float">
            <text:p>-279,852</text:p>
          </table:table-cell>
          <table:table-cell table:formula="of:=[.B515]-[.$E$1]" office:value-type="float" office:value="-717.868" calcext:value-type="float">
            <text:p>-717,868</text:p>
          </table:table-cell>
          <table:table-cell/>
          <table:table-cell table:formula="of:=COM.MICROSOFT.CONCAT([.G515];&quot; &quot;;[.H515])" office:value-type="string" office:string-value="-279,852 -717,868" calcext:value-type="string">
            <text:p>-279,852 -717,868</text:p>
          </table:table-cell>
          <table:table-cell/>
          <table:table-cell table:formula="of:=SUBSTITUTE([.J515];&quot;,&quot;;&quot;.&quot;)" office:value-type="string" office:string-value="-279.852 -717.868" calcext:value-type="string">
            <text:p>-279.852 -717.86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31" calcext:value-type="float">
            <text:p>331</text:p>
          </table:table-cell>
          <table:table-cell table:number-columns-repeated="4"/>
          <table:table-cell table:formula="of:=[.A516]-[.$D$1]" office:value-type="float" office:value="-308.852" calcext:value-type="float">
            <text:p>-308,852</text:p>
          </table:table-cell>
          <table:table-cell table:formula="of:=[.B516]-[.$E$1]" office:value-type="float" office:value="-725.868" calcext:value-type="float">
            <text:p>-725,868</text:p>
          </table:table-cell>
          <table:table-cell/>
          <table:table-cell table:formula="of:=COM.MICROSOFT.CONCAT([.G516];&quot; &quot;;[.H516])" office:value-type="string" office:string-value="-308,852 -725,868" calcext:value-type="string">
            <text:p>-308,852 -725,868</text:p>
          </table:table-cell>
          <table:table-cell/>
          <table:table-cell table:formula="of:=SUBSTITUTE([.J516];&quot;,&quot;;&quot;.&quot;)" office:value-type="string" office:string-value="-308.852 -725.868" calcext:value-type="string">
            <text:p>-308.852 -725.86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30" calcext:value-type="float">
            <text:p>330</text:p>
          </table:table-cell>
          <table:table-cell table:number-columns-repeated="4"/>
          <table:table-cell table:formula="of:=[.A517]-[.$D$1]" office:value-type="float" office:value="-334.852" calcext:value-type="float">
            <text:p>-334,852</text:p>
          </table:table-cell>
          <table:table-cell table:formula="of:=[.B517]-[.$E$1]" office:value-type="float" office:value="-726.868" calcext:value-type="float">
            <text:p>-726,868</text:p>
          </table:table-cell>
          <table:table-cell/>
          <table:table-cell table:formula="of:=COM.MICROSOFT.CONCAT([.G517];&quot; &quot;;[.H517])" office:value-type="string" office:string-value="-334,852 -726,868" calcext:value-type="string">
            <text:p>-334,852 -726,868</text:p>
          </table:table-cell>
          <table:table-cell/>
          <table:table-cell table:formula="of:=SUBSTITUTE([.J517];&quot;,&quot;;&quot;.&quot;)" office:value-type="string" office:string-value="-334.852 -726.868" calcext:value-type="string">
            <text:p>-334.852 -726.86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33" calcext:value-type="float">
            <text:p>333</text:p>
          </table:table-cell>
          <table:table-cell table:number-columns-repeated="4"/>
          <table:table-cell table:formula="of:=[.A518]-[.$D$1]" office:value-type="float" office:value="-337.852" calcext:value-type="float">
            <text:p>-337,852</text:p>
          </table:table-cell>
          <table:table-cell table:formula="of:=[.B518]-[.$E$1]" office:value-type="float" office:value="-723.868" calcext:value-type="float">
            <text:p>-723,868</text:p>
          </table:table-cell>
          <table:table-cell/>
          <table:table-cell table:formula="of:=COM.MICROSOFT.CONCAT([.G518];&quot; &quot;;[.H518])" office:value-type="string" office:string-value="-337,852 -723,868" calcext:value-type="string">
            <text:p>-337,852 -723,868</text:p>
          </table:table-cell>
          <table:table-cell/>
          <table:table-cell table:formula="of:=SUBSTITUTE([.J518];&quot;,&quot;;&quot;.&quot;)" office:value-type="string" office:string-value="-337.852 -723.868" calcext:value-type="string">
            <text:p>-337.852 -723.86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46" calcext:value-type="float">
            <text:p>346</text:p>
          </table:table-cell>
          <table:table-cell table:number-columns-repeated="4"/>
          <table:table-cell table:formula="of:=[.A519]-[.$D$1]" office:value-type="float" office:value="-344.852" calcext:value-type="float">
            <text:p>-344,852</text:p>
          </table:table-cell>
          <table:table-cell table:formula="of:=[.B519]-[.$E$1]" office:value-type="float" office:value="-710.868" calcext:value-type="float">
            <text:p>-710,868</text:p>
          </table:table-cell>
          <table:table-cell/>
          <table:table-cell table:formula="of:=COM.MICROSOFT.CONCAT([.G519];&quot; &quot;;[.H519])" office:value-type="string" office:string-value="-344,852 -710,868" calcext:value-type="string">
            <text:p>-344,852 -710,868</text:p>
          </table:table-cell>
          <table:table-cell/>
          <table:table-cell table:formula="of:=SUBSTITUTE([.J519];&quot;,&quot;;&quot;.&quot;)" office:value-type="string" office:string-value="-344.852 -710.868" calcext:value-type="string">
            <text:p>-344.852 -710.86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09" calcext:value-type="float">
            <text:p>409</text:p>
          </table:table-cell>
          <table:table-cell table:number-columns-repeated="4"/>
          <table:table-cell table:formula="of:=[.A520]-[.$D$1]" office:value-type="float" office:value="-406.852" calcext:value-type="float">
            <text:p>-406,852</text:p>
          </table:table-cell>
          <table:table-cell table:formula="of:=[.B520]-[.$E$1]" office:value-type="float" office:value="-647.868" calcext:value-type="float">
            <text:p>-647,868</text:p>
          </table:table-cell>
          <table:table-cell/>
          <table:table-cell table:formula="of:=COM.MICROSOFT.CONCAT([.G520];&quot; &quot;;[.H520])" office:value-type="string" office:string-value="-406,852 -647,868" calcext:value-type="string">
            <text:p>-406,852 -647,868</text:p>
          </table:table-cell>
          <table:table-cell/>
          <table:table-cell table:formula="of:=SUBSTITUTE([.J520];&quot;,&quot;;&quot;.&quot;)" office:value-type="string" office:string-value="-406.852 -647.868" calcext:value-type="string">
            <text:p>-406.852 -647.86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65" calcext:value-type="float">
            <text:p>465</text:p>
          </table:table-cell>
          <table:table-cell table:number-columns-repeated="4"/>
          <table:table-cell table:formula="of:=[.A521]-[.$D$1]" office:value-type="float" office:value="-399.852" calcext:value-type="float">
            <text:p>-399,852</text:p>
          </table:table-cell>
          <table:table-cell table:formula="of:=[.B521]-[.$E$1]" office:value-type="float" office:value="-591.868" calcext:value-type="float">
            <text:p>-591,868</text:p>
          </table:table-cell>
          <table:table-cell/>
          <table:table-cell table:formula="of:=COM.MICROSOFT.CONCAT([.G521];&quot; &quot;;[.H521])" office:value-type="string" office:string-value="-399,852 -591,868" calcext:value-type="string">
            <text:p>-399,852 -591,868</text:p>
          </table:table-cell>
          <table:table-cell/>
          <table:table-cell table:formula="of:=SUBSTITUTE([.J521];&quot;,&quot;;&quot;.&quot;)" office:value-type="string" office:string-value="-399.852 -591.868" calcext:value-type="string">
            <text:p>-399.852 -591.86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599" calcext:value-type="float">
            <text:p>599</text:p>
          </table:table-cell>
          <table:table-cell table:number-columns-repeated="4"/>
          <table:table-cell table:formula="of:=[.A522]-[.$D$1]" office:value-type="float" office:value="-392.852" calcext:value-type="float">
            <text:p>-392,852</text:p>
          </table:table-cell>
          <table:table-cell table:formula="of:=[.B522]-[.$E$1]" office:value-type="float" office:value="-457.868" calcext:value-type="float">
            <text:p>-457,868</text:p>
          </table:table-cell>
          <table:table-cell/>
          <table:table-cell table:formula="of:=COM.MICROSOFT.CONCAT([.G522];&quot; &quot;;[.H522])" office:value-type="string" office:string-value="-392,852 -457,868" calcext:value-type="string">
            <text:p>-392,852 -457,868</text:p>
          </table:table-cell>
          <table:table-cell/>
          <table:table-cell table:formula="of:=SUBSTITUTE([.J522];&quot;,&quot;;&quot;.&quot;)" office:value-type="string" office:string-value="-392.852 -457.868" calcext:value-type="string">
            <text:p>-392.852 -457.86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71" calcext:value-type="float">
            <text:p>671</text:p>
          </table:table-cell>
          <table:table-cell table:number-columns-repeated="4"/>
          <table:table-cell table:formula="of:=[.A523]-[.$D$1]" office:value-type="float" office:value="-367.852" calcext:value-type="float">
            <text:p>-367,852</text:p>
          </table:table-cell>
          <table:table-cell table:formula="of:=[.B523]-[.$E$1]" office:value-type="float" office:value="-385.868" calcext:value-type="float">
            <text:p>-385,868</text:p>
          </table:table-cell>
          <table:table-cell/>
          <table:table-cell table:formula="of:=COM.MICROSOFT.CONCAT([.G523];&quot; &quot;;[.H523])" office:value-type="string" office:string-value="-367,852 -385,868" calcext:value-type="string">
            <text:p>-367,852 -385,868</text:p>
          </table:table-cell>
          <table:table-cell/>
          <table:table-cell table:formula="of:=SUBSTITUTE([.J523];&quot;,&quot;;&quot;.&quot;)" office:value-type="string" office:string-value="-367.852 -385.868" calcext:value-type="string">
            <text:p>-367.852 -385.86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31" calcext:value-type="float">
            <text:p>731</text:p>
          </table:table-cell>
          <table:table-cell table:number-columns-repeated="4"/>
          <table:table-cell table:formula="of:=[.A524]-[.$D$1]" office:value-type="float" office:value="-311.852" calcext:value-type="float">
            <text:p>-311,852</text:p>
          </table:table-cell>
          <table:table-cell table:formula="of:=[.B524]-[.$E$1]" office:value-type="float" office:value="-325.868" calcext:value-type="float">
            <text:p>-325,868</text:p>
          </table:table-cell>
          <table:table-cell/>
          <table:table-cell table:formula="of:=COM.MICROSOFT.CONCAT([.G524];&quot; &quot;;[.H524])" office:value-type="string" office:string-value="-311,852 -325,868" calcext:value-type="string">
            <text:p>-311,852 -325,868</text:p>
          </table:table-cell>
          <table:table-cell/>
          <table:table-cell table:formula="of:=SUBSTITUTE([.J524];&quot;,&quot;;&quot;.&quot;)" office:value-type="string" office:string-value="-311.852 -325.868" calcext:value-type="string">
            <text:p>-311.852 -325.86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96" calcext:value-type="float">
            <text:p>796</text:p>
          </table:table-cell>
          <table:table-cell table:number-columns-repeated="4"/>
          <table:table-cell table:formula="of:=[.A525]-[.$D$1]" office:value-type="float" office:value="-261.852" calcext:value-type="float">
            <text:p>-261,852</text:p>
          </table:table-cell>
          <table:table-cell table:formula="of:=[.B525]-[.$E$1]" office:value-type="float" office:value="-260.868" calcext:value-type="float">
            <text:p>-260,868</text:p>
          </table:table-cell>
          <table:table-cell/>
          <table:table-cell table:formula="of:=COM.MICROSOFT.CONCAT([.G525];&quot; &quot;;[.H525])" office:value-type="string" office:string-value="-261,852 -260,868" calcext:value-type="string">
            <text:p>-261,852 -260,868</text:p>
          </table:table-cell>
          <table:table-cell/>
          <table:table-cell table:formula="of:=SUBSTITUTE([.J525];&quot;,&quot;;&quot;.&quot;)" office:value-type="string" office:string-value="-261.852 -260.868" calcext:value-type="string">
            <text:p>-261.852 -260.86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859" calcext:value-type="float">
            <text:p>859</text:p>
          </table:table-cell>
          <table:table-cell table:number-columns-repeated="4"/>
          <table:table-cell table:formula="of:=[.A526]-[.$D$1]" office:value-type="float" office:value="-278.852" calcext:value-type="float">
            <text:p>-278,852</text:p>
          </table:table-cell>
          <table:table-cell table:formula="of:=[.B526]-[.$E$1]" office:value-type="float" office:value="-197.868" calcext:value-type="float">
            <text:p>-197,868</text:p>
          </table:table-cell>
          <table:table-cell/>
          <table:table-cell table:formula="of:=COM.MICROSOFT.CONCAT([.G526];&quot; &quot;;[.H526])" office:value-type="string" office:string-value="-278,852 -197,868" calcext:value-type="string">
            <text:p>-278,852 -197,868</text:p>
          </table:table-cell>
          <table:table-cell/>
          <table:table-cell table:formula="of:=SUBSTITUTE([.J526];&quot;,&quot;;&quot;.&quot;)" office:value-type="string" office:string-value="-278.852 -197.868" calcext:value-type="string">
            <text:p>-278.852 -197.86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959" calcext:value-type="float">
            <text:p>959</text:p>
          </table:table-cell>
          <table:table-cell table:number-columns-repeated="4"/>
          <table:table-cell table:formula="of:=[.A527]-[.$D$1]" office:value-type="float" office:value="-271.852" calcext:value-type="float">
            <text:p>-271,852</text:p>
          </table:table-cell>
          <table:table-cell table:formula="of:=[.B527]-[.$E$1]" office:value-type="float" office:value="-97.8679999999999" calcext:value-type="float">
            <text:p>-97,8679999999999</text:p>
          </table:table-cell>
          <table:table-cell/>
          <table:table-cell table:formula="of:=COM.MICROSOFT.CONCAT([.G527];&quot; &quot;;[.H527])" office:value-type="string" office:string-value="-271,852 -97,8679999999999" calcext:value-type="string">
            <text:p>-271,852 -97,8679999999999</text:p>
          </table:table-cell>
          <table:table-cell/>
          <table:table-cell table:formula="of:=SUBSTITUTE([.J527];&quot;,&quot;;&quot;.&quot;)" office:value-type="string" office:string-value="-271.852 -97.8679999999999" calcext:value-type="string">
            <text:p>-271.852 -97.86799999999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87" calcext:value-type="float">
            <text:p>1087</text:p>
          </table:table-cell>
          <table:table-cell table:number-columns-repeated="4"/>
          <table:table-cell table:formula="of:=[.A528]-[.$D$1]" office:value-type="float" office:value="-210.852" calcext:value-type="float">
            <text:p>-210,852</text:p>
          </table:table-cell>
          <table:table-cell table:formula="of:=[.B528]-[.$E$1]" office:value-type="float" office:value="30.1320000000001" calcext:value-type="float">
            <text:p>30,1320000000001</text:p>
          </table:table-cell>
          <table:table-cell/>
          <table:table-cell table:formula="of:=COM.MICROSOFT.CONCAT([.G528];&quot; &quot;;[.H528])" office:value-type="string" office:string-value="-210,852 30,1320000000001" calcext:value-type="string">
            <text:p>-210,852 30,1320000000001</text:p>
          </table:table-cell>
          <table:table-cell/>
          <table:table-cell table:formula="of:=SUBSTITUTE([.J528];&quot;,&quot;;&quot;.&quot;)" office:value-type="string" office:string-value="-210.852 30.1320000000001" calcext:value-type="string">
            <text:p>-210.852 30.1320000000001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214" calcext:value-type="float">
            <text:p>1214</text:p>
          </table:table-cell>
          <table:table-cell table:number-columns-repeated="4"/>
          <table:table-cell table:formula="of:=[.A529]-[.$D$1]" office:value-type="float" office:value="-187.852" calcext:value-type="float">
            <text:p>-187,852</text:p>
          </table:table-cell>
          <table:table-cell table:formula="of:=[.B529]-[.$E$1]" office:value-type="float" office:value="157.132" calcext:value-type="float">
            <text:p>157,132</text:p>
          </table:table-cell>
          <table:table-cell/>
          <table:table-cell table:formula="of:=COM.MICROSOFT.CONCAT([.G529];&quot; &quot;;[.H529])" office:value-type="string" office:string-value="-187,852 157,132" calcext:value-type="string">
            <text:p>-187,852 157,132</text:p>
          </table:table-cell>
          <table:table-cell/>
          <table:table-cell table:formula="of:=SUBSTITUTE([.J529];&quot;,&quot;;&quot;.&quot;)" office:value-type="string" office:string-value="-187.852 157.132" calcext:value-type="string">
            <text:p>-187.852 157.132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table:formula="of:=[.A530]-[.$D$1]" office:value-type="float" office:value="-107.852" calcext:value-type="float">
            <text:p>-107,852</text:p>
          </table:table-cell>
          <table:table-cell table:formula="of:=[.B530]-[.$E$1]" office:value-type="float" office:value="267.132" calcext:value-type="float">
            <text:p>267,132</text:p>
          </table:table-cell>
          <table:table-cell/>
          <table:table-cell table:formula="of:=COM.MICROSOFT.CONCAT([.G530];&quot; &quot;;[.H530])" office:value-type="string" office:string-value="-107,852 267,132" calcext:value-type="string">
            <text:p>-107,852 267,132</text:p>
          </table:table-cell>
          <table:table-cell/>
          <table:table-cell table:formula="of:=SUBSTITUTE([.J530];&quot;,&quot;;&quot;.&quot;)" office:value-type="string" office:string-value="-107.852 267.132" calcext:value-type="string">
            <text:p>-107.852 267.132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440" calcext:value-type="float">
            <text:p>1440</text:p>
          </table:table-cell>
          <table:table-cell table:number-columns-repeated="4"/>
          <table:table-cell table:formula="of:=[.A531]-[.$D$1]" office:value-type="float" office:value="-54.8520000000001" calcext:value-type="float">
            <text:p>-54,8520000000001</text:p>
          </table:table-cell>
          <table:table-cell table:formula="of:=[.B531]-[.$E$1]" office:value-type="float" office:value="383.132" calcext:value-type="float">
            <text:p>383,132</text:p>
          </table:table-cell>
          <table:table-cell/>
          <table:table-cell table:formula="of:=COM.MICROSOFT.CONCAT([.G531];&quot; &quot;;[.H531])" office:value-type="string" office:string-value="-54,8520000000001 383,132" calcext:value-type="string">
            <text:p>-54,8520000000001 383,132</text:p>
          </table:table-cell>
          <table:table-cell/>
          <table:table-cell table:formula="of:=SUBSTITUTE([.J531];&quot;,&quot;;&quot;.&quot;)" office:value-type="string" office:string-value="-54.8520000000001 383.132" calcext:value-type="string">
            <text:p>-54.8520000000001 383.132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535" calcext:value-type="float">
            <text:p>1535</text:p>
          </table:table-cell>
          <table:table-cell table:number-columns-repeated="4"/>
          <table:table-cell table:formula="of:=[.A532]-[.$D$1]" office:value-type="float" office:value="0.147999999999911" calcext:value-type="float">
            <text:p>0,147999999999911</text:p>
          </table:table-cell>
          <table:table-cell table:formula="of:=[.B532]-[.$E$1]" office:value-type="float" office:value="478.132" calcext:value-type="float">
            <text:p>478,132</text:p>
          </table:table-cell>
          <table:table-cell/>
          <table:table-cell table:formula="of:=COM.MICROSOFT.CONCAT([.G532];&quot; &quot;;[.H532])" office:value-type="string" office:string-value="0,147999999999911 478,132" calcext:value-type="string">
            <text:p>0,147999999999911 478,132</text:p>
          </table:table-cell>
          <table:table-cell/>
          <table:table-cell table:formula="of:=SUBSTITUTE([.J532];&quot;,&quot;;&quot;.&quot;)" office:value-type="string" office:string-value="0.147999999999911 478.132" calcext:value-type="string">
            <text:p>0.147999999999911 478.132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617" calcext:value-type="float">
            <text:p>1617</text:p>
          </table:table-cell>
          <table:table-cell table:number-columns-repeated="4"/>
          <table:table-cell table:formula="of:=[.A533]-[.$D$1]" office:value-type="float" office:value="25.1479999999999" calcext:value-type="float">
            <text:p>25,1479999999999</text:p>
          </table:table-cell>
          <table:table-cell table:formula="of:=[.B533]-[.$E$1]" office:value-type="float" office:value="560.132" calcext:value-type="float">
            <text:p>560,132</text:p>
          </table:table-cell>
          <table:table-cell/>
          <table:table-cell table:formula="of:=COM.MICROSOFT.CONCAT([.G533];&quot; &quot;;[.H533])" office:value-type="string" office:string-value="25,1479999999999 560,132" calcext:value-type="string">
            <text:p>25,1479999999999 560,132</text:p>
          </table:table-cell>
          <table:table-cell/>
          <table:table-cell table:formula="of:=SUBSTITUTE([.J533];&quot;,&quot;;&quot;.&quot;)" office:value-type="string" office:string-value="25.1479999999999 560.132" calcext:value-type="string">
            <text:p>25.1479999999999 560.13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683" calcext:value-type="float">
            <text:p>1683</text:p>
          </table:table-cell>
          <table:table-cell table:number-columns-repeated="4"/>
          <table:table-cell table:formula="of:=[.A534]-[.$D$1]" office:value-type="float" office:value="75.1479999999999" calcext:value-type="float">
            <text:p>75,1479999999999</text:p>
          </table:table-cell>
          <table:table-cell table:formula="of:=[.B534]-[.$E$1]" office:value-type="float" office:value="626.132" calcext:value-type="float">
            <text:p>626,132</text:p>
          </table:table-cell>
          <table:table-cell/>
          <table:table-cell table:formula="of:=COM.MICROSOFT.CONCAT([.G534];&quot; &quot;;[.H534])" office:value-type="string" office:string-value="75,1479999999999 626,132" calcext:value-type="string">
            <text:p>75,1479999999999 626,132</text:p>
          </table:table-cell>
          <table:table-cell/>
          <table:table-cell table:formula="of:=SUBSTITUTE([.J534];&quot;,&quot;;&quot;.&quot;)" office:value-type="string" office:string-value="75.1479999999999 626.132" calcext:value-type="string">
            <text:p>75.1479999999999 626.132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745" calcext:value-type="float">
            <text:p>1745</text:p>
          </table:table-cell>
          <table:table-cell table:number-columns-repeated="4"/>
          <table:table-cell table:formula="of:=[.A535]-[.$D$1]" office:value-type="float" office:value="117.148" calcext:value-type="float">
            <text:p>117,148</text:p>
          </table:table-cell>
          <table:table-cell table:formula="of:=[.B535]-[.$E$1]" office:value-type="float" office:value="688.132" calcext:value-type="float">
            <text:p>688,132</text:p>
          </table:table-cell>
          <table:table-cell/>
          <table:table-cell table:formula="of:=COM.MICROSOFT.CONCAT([.G535];&quot; &quot;;[.H535])" office:value-type="string" office:string-value="117,148 688,132" calcext:value-type="string">
            <text:p>117,148 688,132</text:p>
          </table:table-cell>
          <table:table-cell/>
          <table:table-cell table:formula="of:=SUBSTITUTE([.J535];&quot;,&quot;;&quot;.&quot;)" office:value-type="string" office:string-value="117.148 688.132" calcext:value-type="string">
            <text:p>117.148 688.132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795" calcext:value-type="float">
            <text:p>1795</text:p>
          </table:table-cell>
          <table:table-cell table:number-columns-repeated="4"/>
          <table:table-cell table:formula="of:=[.A536]-[.$D$1]" office:value-type="float" office:value="168.148" calcext:value-type="float">
            <text:p>168,148</text:p>
          </table:table-cell>
          <table:table-cell table:formula="of:=[.B536]-[.$E$1]" office:value-type="float" office:value="738.132" calcext:value-type="float">
            <text:p>738,132</text:p>
          </table:table-cell>
          <table:table-cell/>
          <table:table-cell table:formula="of:=COM.MICROSOFT.CONCAT([.G536];&quot; &quot;;[.H536])" office:value-type="string" office:string-value="168,148 738,132" calcext:value-type="string">
            <text:p>168,148 738,132</text:p>
          </table:table-cell>
          <table:table-cell/>
          <table:table-cell table:formula="of:=SUBSTITUTE([.J536];&quot;,&quot;;&quot;.&quot;)" office:value-type="string" office:string-value="168.148 738.132" calcext:value-type="string">
            <text:p>168.148 738.132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829" calcext:value-type="float">
            <text:p>1829</text:p>
          </table:table-cell>
          <table:table-cell table:number-columns-repeated="4"/>
          <table:table-cell table:formula="of:=[.A537]-[.$D$1]" office:value-type="float" office:value="217.148" calcext:value-type="float">
            <text:p>217,148</text:p>
          </table:table-cell>
          <table:table-cell table:formula="of:=[.B537]-[.$E$1]" office:value-type="float" office:value="772.132" calcext:value-type="float">
            <text:p>772,132</text:p>
          </table:table-cell>
          <table:table-cell/>
          <table:table-cell table:formula="of:=COM.MICROSOFT.CONCAT([.G537];&quot; &quot;;[.H537])" office:value-type="string" office:string-value="217,148 772,132" calcext:value-type="string">
            <text:p>217,148 772,132</text:p>
          </table:table-cell>
          <table:table-cell/>
          <table:table-cell table:formula="of:=SUBSTITUTE([.J537];&quot;,&quot;;&quot;.&quot;)" office:value-type="string" office:string-value="217.148 772.132" calcext:value-type="string">
            <text:p>217.148 772.132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850" calcext:value-type="float">
            <text:p>1850</text:p>
          </table:table-cell>
          <table:table-cell table:number-columns-repeated="4"/>
          <table:table-cell table:formula="of:=[.A538]-[.$D$1]" office:value-type="float" office:value="257.148" calcext:value-type="float">
            <text:p>257,148</text:p>
          </table:table-cell>
          <table:table-cell table:formula="of:=[.B538]-[.$E$1]" office:value-type="float" office:value="793.132" calcext:value-type="float">
            <text:p>793,132</text:p>
          </table:table-cell>
          <table:table-cell/>
          <table:table-cell table:formula="of:=COM.MICROSOFT.CONCAT([.G538];&quot; &quot;;[.H538])" office:value-type="string" office:string-value="257,148 793,132" calcext:value-type="string">
            <text:p>257,148 793,132</text:p>
          </table:table-cell>
          <table:table-cell/>
          <table:table-cell table:formula="of:=SUBSTITUTE([.J538];&quot;,&quot;;&quot;.&quot;)" office:value-type="string" office:string-value="257.148 793.132" calcext:value-type="string">
            <text:p>257.148 793.132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854" calcext:value-type="float">
            <text:p>1854</text:p>
          </table:table-cell>
          <table:table-cell table:number-columns-repeated="4"/>
          <table:table-cell table:formula="of:=[.A539]-[.$D$1]" office:value-type="float" office:value="301.148" calcext:value-type="float">
            <text:p>301,148</text:p>
          </table:table-cell>
          <table:table-cell table:formula="of:=[.B539]-[.$E$1]" office:value-type="float" office:value="797.132" calcext:value-type="float">
            <text:p>797,132</text:p>
          </table:table-cell>
          <table:table-cell/>
          <table:table-cell table:formula="of:=COM.MICROSOFT.CONCAT([.G539];&quot; &quot;;[.H539])" office:value-type="string" office:string-value="301,148 797,132" calcext:value-type="string">
            <text:p>301,148 797,132</text:p>
          </table:table-cell>
          <table:table-cell/>
          <table:table-cell table:formula="of:=SUBSTITUTE([.J539];&quot;,&quot;;&quot;.&quot;)" office:value-type="string" office:string-value="301.148 797.132" calcext:value-type="string">
            <text:p>301.148 797.132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857" calcext:value-type="float">
            <text:p>1857</text:p>
          </table:table-cell>
          <table:table-cell table:number-columns-repeated="4"/>
          <table:table-cell table:formula="of:=[.A540]-[.$D$1]" office:value-type="float" office:value="345.148" calcext:value-type="float">
            <text:p>345,148</text:p>
          </table:table-cell>
          <table:table-cell table:formula="of:=[.B540]-[.$E$1]" office:value-type="float" office:value="800.132" calcext:value-type="float">
            <text:p>800,132</text:p>
          </table:table-cell>
          <table:table-cell/>
          <table:table-cell table:formula="of:=COM.MICROSOFT.CONCAT([.G540];&quot; &quot;;[.H540])" office:value-type="string" office:string-value="345,148 800,132" calcext:value-type="string">
            <text:p>345,148 800,132</text:p>
          </table:table-cell>
          <table:table-cell/>
          <table:table-cell table:formula="of:=SUBSTITUTE([.J540];&quot;,&quot;;&quot;.&quot;)" office:value-type="string" office:string-value="345.148 800.132" calcext:value-type="string">
            <text:p>345.148 800.132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852" calcext:value-type="float">
            <text:p>1852</text:p>
          </table:table-cell>
          <table:table-cell table:number-columns-repeated="4"/>
          <table:table-cell table:formula="of:=[.A541]-[.$D$1]" office:value-type="float" office:value="386.148" calcext:value-type="float">
            <text:p>386,148</text:p>
          </table:table-cell>
          <table:table-cell table:formula="of:=[.B541]-[.$E$1]" office:value-type="float" office:value="795.132" calcext:value-type="float">
            <text:p>795,132</text:p>
          </table:table-cell>
          <table:table-cell/>
          <table:table-cell table:formula="of:=COM.MICROSOFT.CONCAT([.G541];&quot; &quot;;[.H541])" office:value-type="string" office:string-value="386,148 795,132" calcext:value-type="string">
            <text:p>386,148 795,132</text:p>
          </table:table-cell>
          <table:table-cell/>
          <table:table-cell table:formula="of:=SUBSTITUTE([.J541];&quot;,&quot;;&quot;.&quot;)" office:value-type="string" office:string-value="386.148 795.132" calcext:value-type="string">
            <text:p>386.148 795.132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840" calcext:value-type="float">
            <text:p>1840</text:p>
          </table:table-cell>
          <table:table-cell table:number-columns-repeated="4"/>
          <table:table-cell table:formula="of:=[.A542]-[.$D$1]" office:value-type="float" office:value="400.148" calcext:value-type="float">
            <text:p>400,148</text:p>
          </table:table-cell>
          <table:table-cell table:formula="of:=[.B542]-[.$E$1]" office:value-type="float" office:value="783.132" calcext:value-type="float">
            <text:p>783,132</text:p>
          </table:table-cell>
          <table:table-cell/>
          <table:table-cell table:formula="of:=COM.MICROSOFT.CONCAT([.G542];&quot; &quot;;[.H542])" office:value-type="string" office:string-value="400,148 783,132" calcext:value-type="string">
            <text:p>400,148 783,132</text:p>
          </table:table-cell>
          <table:table-cell/>
          <table:table-cell table:formula="of:=SUBSTITUTE([.J542];&quot;,&quot;;&quot;.&quot;)" office:value-type="string" office:string-value="400.148 783.132" calcext:value-type="string">
            <text:p>400.148 783.132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761" calcext:value-type="float">
            <text:p>1761</text:p>
          </table:table-cell>
          <table:table-cell table:number-columns-repeated="4"/>
          <table:table-cell table:formula="of:=[.A543]-[.$D$1]" office:value-type="float" office:value="430.148" calcext:value-type="float">
            <text:p>430,148</text:p>
          </table:table-cell>
          <table:table-cell table:formula="of:=[.B543]-[.$E$1]" office:value-type="float" office:value="704.132" calcext:value-type="float">
            <text:p>704,132</text:p>
          </table:table-cell>
          <table:table-cell/>
          <table:table-cell table:formula="of:=COM.MICROSOFT.CONCAT([.G543];&quot; &quot;;[.H543])" office:value-type="string" office:string-value="430,148 704,132" calcext:value-type="string">
            <text:p>430,148 704,132</text:p>
          </table:table-cell>
          <table:table-cell/>
          <table:table-cell table:formula="of:=SUBSTITUTE([.J543];&quot;,&quot;;&quot;.&quot;)" office:value-type="string" office:string-value="430.148 704.132" calcext:value-type="string">
            <text:p>430.148 704.132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688" calcext:value-type="float">
            <text:p>1688</text:p>
          </table:table-cell>
          <table:table-cell table:number-columns-repeated="4"/>
          <table:table-cell table:formula="of:=[.A544]-[.$D$1]" office:value-type="float" office:value="436.148" calcext:value-type="float">
            <text:p>436,148</text:p>
          </table:table-cell>
          <table:table-cell table:formula="of:=[.B544]-[.$E$1]" office:value-type="float" office:value="631.132" calcext:value-type="float">
            <text:p>631,132</text:p>
          </table:table-cell>
          <table:table-cell/>
          <table:table-cell table:formula="of:=COM.MICROSOFT.CONCAT([.G544];&quot; &quot;;[.H544])" office:value-type="string" office:string-value="436,148 631,132" calcext:value-type="string">
            <text:p>436,148 631,132</text:p>
          </table:table-cell>
          <table:table-cell/>
          <table:table-cell table:formula="of:=SUBSTITUTE([.J544];&quot;,&quot;;&quot;.&quot;)" office:value-type="string" office:string-value="436.148 631.132" calcext:value-type="string">
            <text:p>436.148 631.132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584" calcext:value-type="float">
            <text:p>1584</text:p>
          </table:table-cell>
          <table:table-cell table:number-columns-repeated="4"/>
          <table:table-cell table:formula="of:=[.A545]-[.$D$1]" office:value-type="float" office:value="419.148" calcext:value-type="float">
            <text:p>419,148</text:p>
          </table:table-cell>
          <table:table-cell table:formula="of:=[.B545]-[.$E$1]" office:value-type="float" office:value="527.132" calcext:value-type="float">
            <text:p>527,132</text:p>
          </table:table-cell>
          <table:table-cell/>
          <table:table-cell table:formula="of:=COM.MICROSOFT.CONCAT([.G545];&quot; &quot;;[.H545])" office:value-type="string" office:string-value="419,148 527,132" calcext:value-type="string">
            <text:p>419,148 527,132</text:p>
          </table:table-cell>
          <table:table-cell/>
          <table:table-cell table:formula="of:=SUBSTITUTE([.J545];&quot;,&quot;;&quot;.&quot;)" office:value-type="string" office:string-value="419.148 527.132" calcext:value-type="string">
            <text:p>419.148 527.132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501" calcext:value-type="float">
            <text:p>1501</text:p>
          </table:table-cell>
          <table:table-cell table:number-columns-repeated="4"/>
          <table:table-cell table:formula="of:=[.A546]-[.$D$1]" office:value-type="float" office:value="398.148" calcext:value-type="float">
            <text:p>398,148</text:p>
          </table:table-cell>
          <table:table-cell table:formula="of:=[.B546]-[.$E$1]" office:value-type="float" office:value="444.132" calcext:value-type="float">
            <text:p>444,132</text:p>
          </table:table-cell>
          <table:table-cell/>
          <table:table-cell table:formula="of:=COM.MICROSOFT.CONCAT([.G546];&quot; &quot;;[.H546])" office:value-type="string" office:string-value="398,148 444,132" calcext:value-type="string">
            <text:p>398,148 444,132</text:p>
          </table:table-cell>
          <table:table-cell/>
          <table:table-cell table:formula="of:=SUBSTITUTE([.J546];&quot;,&quot;;&quot;.&quot;)" office:value-type="string" office:string-value="398.148 444.132" calcext:value-type="string">
            <text:p>398.148 444.132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428" calcext:value-type="float">
            <text:p>1428</text:p>
          </table:table-cell>
          <table:table-cell table:number-columns-repeated="4"/>
          <table:table-cell table:formula="of:=[.A547]-[.$D$1]" office:value-type="float" office:value="355.148" calcext:value-type="float">
            <text:p>355,148</text:p>
          </table:table-cell>
          <table:table-cell table:formula="of:=[.B547]-[.$E$1]" office:value-type="float" office:value="371.132" calcext:value-type="float">
            <text:p>371,132</text:p>
          </table:table-cell>
          <table:table-cell/>
          <table:table-cell table:formula="of:=COM.MICROSOFT.CONCAT([.G547];&quot; &quot;;[.H547])" office:value-type="string" office:string-value="355,148 371,132" calcext:value-type="string">
            <text:p>355,148 371,132</text:p>
          </table:table-cell>
          <table:table-cell/>
          <table:table-cell table:formula="of:=SUBSTITUTE([.J547];&quot;,&quot;;&quot;.&quot;)" office:value-type="string" office:string-value="355.148 371.132" calcext:value-type="string">
            <text:p>355.148 371.132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364" calcext:value-type="float">
            <text:p>1364</text:p>
          </table:table-cell>
          <table:table-cell table:number-columns-repeated="4"/>
          <table:table-cell table:formula="of:=[.A548]-[.$D$1]" office:value-type="float" office:value="325.148" calcext:value-type="float">
            <text:p>325,148</text:p>
          </table:table-cell>
          <table:table-cell table:formula="of:=[.B548]-[.$E$1]" office:value-type="float" office:value="307.132" calcext:value-type="float">
            <text:p>307,132</text:p>
          </table:table-cell>
          <table:table-cell/>
          <table:table-cell table:formula="of:=COM.MICROSOFT.CONCAT([.G548];&quot; &quot;;[.H548])" office:value-type="string" office:string-value="325,148 307,132" calcext:value-type="string">
            <text:p>325,148 307,132</text:p>
          </table:table-cell>
          <table:table-cell/>
          <table:table-cell table:formula="of:=SUBSTITUTE([.J548];&quot;,&quot;;&quot;.&quot;)" office:value-type="string" office:string-value="325.148 307.132" calcext:value-type="string">
            <text:p>325.148 307.132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294" calcext:value-type="float">
            <text:p>1294</text:p>
          </table:table-cell>
          <table:table-cell table:number-columns-repeated="4"/>
          <table:table-cell table:formula="of:=[.A549]-[.$D$1]" office:value-type="float" office:value="296.148" calcext:value-type="float">
            <text:p>296,148</text:p>
          </table:table-cell>
          <table:table-cell table:formula="of:=[.B549]-[.$E$1]" office:value-type="float" office:value="237.132" calcext:value-type="float">
            <text:p>237,132</text:p>
          </table:table-cell>
          <table:table-cell/>
          <table:table-cell table:formula="of:=COM.MICROSOFT.CONCAT([.G549];&quot; &quot;;[.H549])" office:value-type="string" office:string-value="296,148 237,132" calcext:value-type="string">
            <text:p>296,148 237,132</text:p>
          </table:table-cell>
          <table:table-cell/>
          <table:table-cell table:formula="of:=SUBSTITUTE([.J549];&quot;,&quot;;&quot;.&quot;)" office:value-type="string" office:string-value="296.148 237.132" calcext:value-type="string">
            <text:p>296.148 237.132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179" calcext:value-type="float">
            <text:p>1179</text:p>
          </table:table-cell>
          <table:table-cell table:number-columns-repeated="4"/>
          <table:table-cell table:formula="of:=[.A550]-[.$D$1]" office:value-type="float" office:value="273.148" calcext:value-type="float">
            <text:p>273,148</text:p>
          </table:table-cell>
          <table:table-cell table:formula="of:=[.B550]-[.$E$1]" office:value-type="float" office:value="122.132" calcext:value-type="float">
            <text:p>122,132</text:p>
          </table:table-cell>
          <table:table-cell/>
          <table:table-cell table:formula="of:=COM.MICROSOFT.CONCAT([.G550];&quot; &quot;;[.H550])" office:value-type="string" office:string-value="273,148 122,132" calcext:value-type="string">
            <text:p>273,148 122,132</text:p>
          </table:table-cell>
          <table:table-cell/>
          <table:table-cell table:formula="of:=SUBSTITUTE([.J550];&quot;,&quot;;&quot;.&quot;)" office:value-type="string" office:string-value="273.148 122.132" calcext:value-type="string">
            <text:p>273.148 122.132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058" calcext:value-type="float">
            <text:p>1058</text:p>
          </table:table-cell>
          <table:table-cell table:number-columns-repeated="4"/>
          <table:table-cell table:formula="of:=[.A551]-[.$D$1]" office:value-type="float" office:value="215.148" calcext:value-type="float">
            <text:p>215,148</text:p>
          </table:table-cell>
          <table:table-cell table:formula="of:=[.B551]-[.$E$1]" office:value-type="float" office:value="1.13200000000006" calcext:value-type="float">
            <text:p>1,13200000000006</text:p>
          </table:table-cell>
          <table:table-cell/>
          <table:table-cell table:formula="of:=COM.MICROSOFT.CONCAT([.G551];&quot; &quot;;[.H551])" office:value-type="string" office:string-value="215,148 1,13200000000006" calcext:value-type="string">
            <text:p>215,148 1,13200000000006</text:p>
          </table:table-cell>
          <table:table-cell/>
          <table:table-cell table:formula="of:=SUBSTITUTE([.J551];&quot;,&quot;;&quot;.&quot;)" office:value-type="string" office:string-value="215.148 1.13200000000006" calcext:value-type="string">
            <text:p>215.148 1.13200000000006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922" calcext:value-type="float">
            <text:p>922</text:p>
          </table:table-cell>
          <table:table-cell table:number-columns-repeated="4"/>
          <table:table-cell table:formula="of:=[.A552]-[.$D$1]" office:value-type="float" office:value="161.148" calcext:value-type="float">
            <text:p>161,148</text:p>
          </table:table-cell>
          <table:table-cell table:formula="of:=[.B552]-[.$E$1]" office:value-type="float" office:value="-134.868" calcext:value-type="float">
            <text:p>-134,868</text:p>
          </table:table-cell>
          <table:table-cell/>
          <table:table-cell table:formula="of:=COM.MICROSOFT.CONCAT([.G552];&quot; &quot;;[.H552])" office:value-type="string" office:string-value="161,148 -134,868" calcext:value-type="string">
            <text:p>161,148 -134,868</text:p>
          </table:table-cell>
          <table:table-cell/>
          <table:table-cell table:formula="of:=SUBSTITUTE([.J552];&quot;,&quot;;&quot;.&quot;)" office:value-type="string" office:string-value="161.148 -134.868" calcext:value-type="string">
            <text:p>161.148 -134.868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815" calcext:value-type="float">
            <text:p>815</text:p>
          </table:table-cell>
          <table:table-cell table:number-columns-repeated="4"/>
          <table:table-cell table:formula="of:=[.A553]-[.$D$1]" office:value-type="float" office:value="101.148" calcext:value-type="float">
            <text:p>101,148</text:p>
          </table:table-cell>
          <table:table-cell table:formula="of:=[.B553]-[.$E$1]" office:value-type="float" office:value="-241.868" calcext:value-type="float">
            <text:p>-241,868</text:p>
          </table:table-cell>
          <table:table-cell/>
          <table:table-cell table:formula="of:=COM.MICROSOFT.CONCAT([.G553];&quot; &quot;;[.H553])" office:value-type="string" office:string-value="101,148 -241,868" calcext:value-type="string">
            <text:p>101,148 -241,868</text:p>
          </table:table-cell>
          <table:table-cell/>
          <table:table-cell table:formula="of:=SUBSTITUTE([.J553];&quot;,&quot;;&quot;.&quot;)" office:value-type="string" office:string-value="101.148 -241.868" calcext:value-type="string">
            <text:p>101.148 -241.868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709" calcext:value-type="float">
            <text:p>709</text:p>
          </table:table-cell>
          <table:table-cell table:number-columns-repeated="4"/>
          <table:table-cell table:formula="of:=[.A554]-[.$D$1]" office:value-type="float" office:value="42.1479999999999" calcext:value-type="float">
            <text:p>42,1479999999999</text:p>
          </table:table-cell>
          <table:table-cell table:formula="of:=[.B554]-[.$E$1]" office:value-type="float" office:value="-347.868" calcext:value-type="float">
            <text:p>-347,868</text:p>
          </table:table-cell>
          <table:table-cell/>
          <table:table-cell table:formula="of:=COM.MICROSOFT.CONCAT([.G554];&quot; &quot;;[.H554])" office:value-type="string" office:string-value="42,1479999999999 -347,868" calcext:value-type="string">
            <text:p>42,1479999999999 -347,868</text:p>
          </table:table-cell>
          <table:table-cell/>
          <table:table-cell table:formula="of:=SUBSTITUTE([.J554];&quot;,&quot;;&quot;.&quot;)" office:value-type="string" office:string-value="42.1479999999999 -347.868" calcext:value-type="string">
            <text:p>42.1479999999999 -347.868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622" calcext:value-type="float">
            <text:p>622</text:p>
          </table:table-cell>
          <table:table-cell table:number-columns-repeated="4"/>
          <table:table-cell table:formula="of:=[.A555]-[.$D$1]" office:value-type="float" office:value="-4.85200000000009" calcext:value-type="float">
            <text:p>-4,85200000000009</text:p>
          </table:table-cell>
          <table:table-cell table:formula="of:=[.B555]-[.$E$1]" office:value-type="float" office:value="-434.868" calcext:value-type="float">
            <text:p>-434,868</text:p>
          </table:table-cell>
          <table:table-cell/>
          <table:table-cell table:formula="of:=COM.MICROSOFT.CONCAT([.G555];&quot; &quot;;[.H555])" office:value-type="string" office:string-value="-4,85200000000009 -434,868" calcext:value-type="string">
            <text:p>-4,85200000000009 -434,868</text:p>
          </table:table-cell>
          <table:table-cell/>
          <table:table-cell table:formula="of:=SUBSTITUTE([.J555];&quot;,&quot;;&quot;.&quot;)" office:value-type="string" office:string-value="-4.85200000000009 -434.868" calcext:value-type="string">
            <text:p>-4.85200000000009 -434.868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538" calcext:value-type="float">
            <text:p>538</text:p>
          </table:table-cell>
          <table:table-cell table:number-columns-repeated="4"/>
          <table:table-cell table:formula="of:=[.A556]-[.$D$1]" office:value-type="float" office:value="-88.8520000000001" calcext:value-type="float">
            <text:p>-88,8520000000001</text:p>
          </table:table-cell>
          <table:table-cell table:formula="of:=[.B556]-[.$E$1]" office:value-type="float" office:value="-518.868" calcext:value-type="float">
            <text:p>-518,868</text:p>
          </table:table-cell>
          <table:table-cell/>
          <table:table-cell table:formula="of:=COM.MICROSOFT.CONCAT([.G556];&quot; &quot;;[.H556])" office:value-type="string" office:string-value="-88,8520000000001 -518,868" calcext:value-type="string">
            <text:p>-88,8520000000001 -518,868</text:p>
          </table:table-cell>
          <table:table-cell/>
          <table:table-cell table:formula="of:=SUBSTITUTE([.J556];&quot;,&quot;;&quot;.&quot;)" office:value-type="string" office:string-value="-88.8520000000001 -518.868" calcext:value-type="string">
            <text:p>-88.8520000000001 -518.868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473" calcext:value-type="float">
            <text:p>473</text:p>
          </table:table-cell>
          <table:table-cell table:number-columns-repeated="4"/>
          <table:table-cell table:formula="of:=[.A557]-[.$D$1]" office:value-type="float" office:value="-132.852" calcext:value-type="float">
            <text:p>-132,852</text:p>
          </table:table-cell>
          <table:table-cell table:formula="of:=[.B557]-[.$E$1]" office:value-type="float" office:value="-583.868" calcext:value-type="float">
            <text:p>-583,868</text:p>
          </table:table-cell>
          <table:table-cell/>
          <table:table-cell table:formula="of:=COM.MICROSOFT.CONCAT([.G557];&quot; &quot;;[.H557])" office:value-type="string" office:string-value="-132,852 -583,868" calcext:value-type="string">
            <text:p>-132,852 -583,868</text:p>
          </table:table-cell>
          <table:table-cell/>
          <table:table-cell table:formula="of:=SUBSTITUTE([.J557];&quot;,&quot;;&quot;.&quot;)" office:value-type="string" office:string-value="-132.852 -583.868" calcext:value-type="string">
            <text:p>-132.852 -583.868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420" calcext:value-type="float">
            <text:p>420</text:p>
          </table:table-cell>
          <table:table-cell table:number-columns-repeated="4"/>
          <table:table-cell table:formula="of:=[.A558]-[.$D$1]" office:value-type="float" office:value="-177.852" calcext:value-type="float">
            <text:p>-177,852</text:p>
          </table:table-cell>
          <table:table-cell table:formula="of:=[.B558]-[.$E$1]" office:value-type="float" office:value="-636.868" calcext:value-type="float">
            <text:p>-636,868</text:p>
          </table:table-cell>
          <table:table-cell/>
          <table:table-cell table:formula="of:=COM.MICROSOFT.CONCAT([.G558];&quot; &quot;;[.H558])" office:value-type="string" office:string-value="-177,852 -636,868" calcext:value-type="string">
            <text:p>-177,852 -636,868</text:p>
          </table:table-cell>
          <table:table-cell/>
          <table:table-cell table:formula="of:=SUBSTITUTE([.J558];&quot;,&quot;;&quot;.&quot;)" office:value-type="string" office:string-value="-177.852 -636.868" calcext:value-type="string">
            <text:p>-177.852 -636.86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78" calcext:value-type="float">
            <text:p>378</text:p>
          </table:table-cell>
          <table:table-cell table:number-columns-repeated="4"/>
          <table:table-cell table:formula="of:=[.A559]-[.$D$1]" office:value-type="float" office:value="-227.852" calcext:value-type="float">
            <text:p>-227,852</text:p>
          </table:table-cell>
          <table:table-cell table:formula="of:=[.B559]-[.$E$1]" office:value-type="float" office:value="-678.868" calcext:value-type="float">
            <text:p>-678,868</text:p>
          </table:table-cell>
          <table:table-cell/>
          <table:table-cell table:formula="of:=COM.MICROSOFT.CONCAT([.G559];&quot; &quot;;[.H559])" office:value-type="string" office:string-value="-227,852 -678,868" calcext:value-type="string">
            <text:p>-227,852 -678,868</text:p>
          </table:table-cell>
          <table:table-cell/>
          <table:table-cell table:formula="of:=SUBSTITUTE([.J559];&quot;,&quot;;&quot;.&quot;)" office:value-type="string" office:string-value="-227.852 -678.868" calcext:value-type="string">
            <text:p>-227.852 -678.86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48" calcext:value-type="float">
            <text:p>348</text:p>
          </table:table-cell>
          <table:table-cell table:number-columns-repeated="4"/>
          <table:table-cell table:formula="of:=[.A560]-[.$D$1]" office:value-type="float" office:value="-242.852" calcext:value-type="float">
            <text:p>-242,852</text:p>
          </table:table-cell>
          <table:table-cell table:formula="of:=[.B560]-[.$E$1]" office:value-type="float" office:value="-708.868" calcext:value-type="float">
            <text:p>-708,868</text:p>
          </table:table-cell>
          <table:table-cell/>
          <table:table-cell table:formula="of:=COM.MICROSOFT.CONCAT([.G560];&quot; &quot;;[.H560])" office:value-type="string" office:string-value="-242,852 -708,868" calcext:value-type="string">
            <text:p>-242,852 -708,868</text:p>
          </table:table-cell>
          <table:table-cell/>
          <table:table-cell table:formula="of:=SUBSTITUTE([.J560];&quot;,&quot;;&quot;.&quot;)" office:value-type="string" office:string-value="-242.852 -708.868" calcext:value-type="string">
            <text:p>-242.852 -708.86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29" calcext:value-type="float">
            <text:p>329</text:p>
          </table:table-cell>
          <table:table-cell table:number-columns-repeated="4"/>
          <table:table-cell table:formula="of:=[.A561]-[.$D$1]" office:value-type="float" office:value="-283.852" calcext:value-type="float">
            <text:p>-283,852</text:p>
          </table:table-cell>
          <table:table-cell table:formula="of:=[.B561]-[.$E$1]" office:value-type="float" office:value="-727.868" calcext:value-type="float">
            <text:p>-727,868</text:p>
          </table:table-cell>
          <table:table-cell/>
          <table:table-cell table:formula="of:=COM.MICROSOFT.CONCAT([.G561];&quot; &quot;;[.H561])" office:value-type="string" office:string-value="-283,852 -727,868" calcext:value-type="string">
            <text:p>-283,852 -727,868</text:p>
          </table:table-cell>
          <table:table-cell/>
          <table:table-cell table:formula="of:=SUBSTITUTE([.J561];&quot;,&quot;;&quot;.&quot;)" office:value-type="string" office:string-value="-283.852 -727.868" calcext:value-type="string">
            <text:p>-283.852 -727.86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27" calcext:value-type="float">
            <text:p>327</text:p>
          </table:table-cell>
          <table:table-cell table:number-columns-repeated="4"/>
          <table:table-cell table:formula="of:=[.A562]-[.$D$1]" office:value-type="float" office:value="-317.852" calcext:value-type="float">
            <text:p>-317,852</text:p>
          </table:table-cell>
          <table:table-cell table:formula="of:=[.B562]-[.$E$1]" office:value-type="float" office:value="-729.868" calcext:value-type="float">
            <text:p>-729,868</text:p>
          </table:table-cell>
          <table:table-cell/>
          <table:table-cell table:formula="of:=COM.MICROSOFT.CONCAT([.G562];&quot; &quot;;[.H562])" office:value-type="string" office:string-value="-317,852 -729,868" calcext:value-type="string">
            <text:p>-317,852 -729,868</text:p>
          </table:table-cell>
          <table:table-cell/>
          <table:table-cell table:formula="of:=SUBSTITUTE([.J562];&quot;,&quot;;&quot;.&quot;)" office:value-type="string" office:string-value="-317.852 -729.868" calcext:value-type="string">
            <text:p>-317.852 -729.86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34" calcext:value-type="float">
            <text:p>334</text:p>
          </table:table-cell>
          <table:table-cell table:number-columns-repeated="4"/>
          <table:table-cell table:formula="of:=[.A563]-[.$D$1]" office:value-type="float" office:value="-332.852" calcext:value-type="float">
            <text:p>-332,852</text:p>
          </table:table-cell>
          <table:table-cell table:formula="of:=[.B563]-[.$E$1]" office:value-type="float" office:value="-722.868" calcext:value-type="float">
            <text:p>-722,868</text:p>
          </table:table-cell>
          <table:table-cell/>
          <table:table-cell table:formula="of:=COM.MICROSOFT.CONCAT([.G563];&quot; &quot;;[.H563])" office:value-type="string" office:string-value="-332,852 -722,868" calcext:value-type="string">
            <text:p>-332,852 -722,868</text:p>
          </table:table-cell>
          <table:table-cell/>
          <table:table-cell table:formula="of:=SUBSTITUTE([.J563];&quot;,&quot;;&quot;.&quot;)" office:value-type="string" office:string-value="-332.852 -722.868" calcext:value-type="string">
            <text:p>-332.852 -722.86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35" calcext:value-type="float">
            <text:p>335</text:p>
          </table:table-cell>
          <table:table-cell table:number-columns-repeated="4"/>
          <table:table-cell table:formula="of:=[.A564]-[.$D$1]" office:value-type="float" office:value="-345.852" calcext:value-type="float">
            <text:p>-345,852</text:p>
          </table:table-cell>
          <table:table-cell table:formula="of:=[.B564]-[.$E$1]" office:value-type="float" office:value="-721.868" calcext:value-type="float">
            <text:p>-721,868</text:p>
          </table:table-cell>
          <table:table-cell/>
          <table:table-cell table:formula="of:=COM.MICROSOFT.CONCAT([.G564];&quot; &quot;;[.H564])" office:value-type="string" office:string-value="-345,852 -721,868" calcext:value-type="string">
            <text:p>-345,852 -721,868</text:p>
          </table:table-cell>
          <table:table-cell/>
          <table:table-cell table:formula="of:=SUBSTITUTE([.J564];&quot;,&quot;;&quot;.&quot;)" office:value-type="string" office:string-value="-345.852 -721.868" calcext:value-type="string">
            <text:p>-345.852 -721.86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73" calcext:value-type="float">
            <text:p>373</text:p>
          </table:table-cell>
          <table:table-cell table:number-columns-repeated="4"/>
          <table:table-cell table:formula="of:=[.A565]-[.$D$1]" office:value-type="float" office:value="-382.852" calcext:value-type="float">
            <text:p>-382,852</text:p>
          </table:table-cell>
          <table:table-cell table:formula="of:=[.B565]-[.$E$1]" office:value-type="float" office:value="-683.868" calcext:value-type="float">
            <text:p>-683,868</text:p>
          </table:table-cell>
          <table:table-cell/>
          <table:table-cell table:formula="of:=COM.MICROSOFT.CONCAT([.G565];&quot; &quot;;[.H565])" office:value-type="string" office:string-value="-382,852 -683,868" calcext:value-type="string">
            <text:p>-382,852 -683,868</text:p>
          </table:table-cell>
          <table:table-cell/>
          <table:table-cell table:formula="of:=SUBSTITUTE([.J565];&quot;,&quot;;&quot;.&quot;)" office:value-type="string" office:string-value="-382.852 -683.868" calcext:value-type="string">
            <text:p>-382.852 -683.86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40" calcext:value-type="float">
            <text:p>440</text:p>
          </table:table-cell>
          <table:table-cell table:number-columns-repeated="4"/>
          <table:table-cell table:formula="of:=[.A566]-[.$D$1]" office:value-type="float" office:value="-327.852" calcext:value-type="float">
            <text:p>-327,852</text:p>
          </table:table-cell>
          <table:table-cell table:formula="of:=[.B566]-[.$E$1]" office:value-type="float" office:value="-616.868" calcext:value-type="float">
            <text:p>-616,868</text:p>
          </table:table-cell>
          <table:table-cell/>
          <table:table-cell table:formula="of:=COM.MICROSOFT.CONCAT([.G566];&quot; &quot;;[.H566])" office:value-type="string" office:string-value="-327,852 -616,868" calcext:value-type="string">
            <text:p>-327,852 -616,868</text:p>
          </table:table-cell>
          <table:table-cell/>
          <table:table-cell table:formula="of:=SUBSTITUTE([.J566];&quot;,&quot;;&quot;.&quot;)" office:value-type="string" office:string-value="-327.852 -616.868" calcext:value-type="string">
            <text:p>-327.852 -616.86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534" calcext:value-type="float">
            <text:p>534</text:p>
          </table:table-cell>
          <table:table-cell table:number-columns-repeated="4"/>
          <table:table-cell table:formula="of:=[.A567]-[.$D$1]" office:value-type="float" office:value="-332.852" calcext:value-type="float">
            <text:p>-332,852</text:p>
          </table:table-cell>
          <table:table-cell table:formula="of:=[.B567]-[.$E$1]" office:value-type="float" office:value="-522.868" calcext:value-type="float">
            <text:p>-522,868</text:p>
          </table:table-cell>
          <table:table-cell/>
          <table:table-cell table:formula="of:=COM.MICROSOFT.CONCAT([.G567];&quot; &quot;;[.H567])" office:value-type="string" office:string-value="-332,852 -522,868" calcext:value-type="string">
            <text:p>-332,852 -522,868</text:p>
          </table:table-cell>
          <table:table-cell/>
          <table:table-cell table:formula="of:=SUBSTITUTE([.J567];&quot;,&quot;;&quot;.&quot;)" office:value-type="string" office:string-value="-332.852 -522.868" calcext:value-type="string">
            <text:p>-332.852 -522.86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17" calcext:value-type="float">
            <text:p>617</text:p>
          </table:table-cell>
          <table:table-cell table:number-columns-repeated="4"/>
          <table:table-cell table:formula="of:=[.A568]-[.$D$1]" office:value-type="float" office:value="-351.852" calcext:value-type="float">
            <text:p>-351,852</text:p>
          </table:table-cell>
          <table:table-cell table:formula="of:=[.B568]-[.$E$1]" office:value-type="float" office:value="-439.868" calcext:value-type="float">
            <text:p>-439,868</text:p>
          </table:table-cell>
          <table:table-cell/>
          <table:table-cell table:formula="of:=COM.MICROSOFT.CONCAT([.G568];&quot; &quot;;[.H568])" office:value-type="string" office:string-value="-351,852 -439,868" calcext:value-type="string">
            <text:p>-351,852 -439,868</text:p>
          </table:table-cell>
          <table:table-cell/>
          <table:table-cell table:formula="of:=SUBSTITUTE([.J568];&quot;,&quot;;&quot;.&quot;)" office:value-type="string" office:string-value="-351.852 -439.868" calcext:value-type="string">
            <text:p>-351.852 -439.86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03" calcext:value-type="float">
            <text:p>703</text:p>
          </table:table-cell>
          <table:table-cell table:number-columns-repeated="4"/>
          <table:table-cell table:formula="of:=[.A569]-[.$D$1]" office:value-type="float" office:value="-334.852" calcext:value-type="float">
            <text:p>-334,852</text:p>
          </table:table-cell>
          <table:table-cell table:formula="of:=[.B569]-[.$E$1]" office:value-type="float" office:value="-353.868" calcext:value-type="float">
            <text:p>-353,868</text:p>
          </table:table-cell>
          <table:table-cell/>
          <table:table-cell table:formula="of:=COM.MICROSOFT.CONCAT([.G569];&quot; &quot;;[.H569])" office:value-type="string" office:string-value="-334,852 -353,868" calcext:value-type="string">
            <text:p>-334,852 -353,868</text:p>
          </table:table-cell>
          <table:table-cell/>
          <table:table-cell table:formula="of:=SUBSTITUTE([.J569];&quot;,&quot;;&quot;.&quot;)" office:value-type="string" office:string-value="-334.852 -353.868" calcext:value-type="string">
            <text:p>-334.852 -353.86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780" calcext:value-type="float">
            <text:p>780</text:p>
          </table:table-cell>
          <table:table-cell table:number-columns-repeated="4"/>
          <table:table-cell table:formula="of:=[.A570]-[.$D$1]" office:value-type="float" office:value="-336.852" calcext:value-type="float">
            <text:p>-336,852</text:p>
          </table:table-cell>
          <table:table-cell table:formula="of:=[.B570]-[.$E$1]" office:value-type="float" office:value="-276.868" calcext:value-type="float">
            <text:p>-276,868</text:p>
          </table:table-cell>
          <table:table-cell/>
          <table:table-cell table:formula="of:=COM.MICROSOFT.CONCAT([.G570];&quot; &quot;;[.H570])" office:value-type="string" office:string-value="-336,852 -276,868" calcext:value-type="string">
            <text:p>-336,852 -276,868</text:p>
          </table:table-cell>
          <table:table-cell/>
          <table:table-cell table:formula="of:=SUBSTITUTE([.J570];&quot;,&quot;;&quot;.&quot;)" office:value-type="string" office:string-value="-336.852 -276.868" calcext:value-type="string">
            <text:p>-336.852 -276.86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855" calcext:value-type="float">
            <text:p>855</text:p>
          </table:table-cell>
          <table:table-cell table:number-columns-repeated="4"/>
          <table:table-cell table:formula="of:=[.A571]-[.$D$1]" office:value-type="float" office:value="-320.852" calcext:value-type="float">
            <text:p>-320,852</text:p>
          </table:table-cell>
          <table:table-cell table:formula="of:=[.B571]-[.$E$1]" office:value-type="float" office:value="-201.868" calcext:value-type="float">
            <text:p>-201,868</text:p>
          </table:table-cell>
          <table:table-cell/>
          <table:table-cell table:formula="of:=COM.MICROSOFT.CONCAT([.G571];&quot; &quot;;[.H571])" office:value-type="string" office:string-value="-320,852 -201,868" calcext:value-type="string">
            <text:p>-320,852 -201,868</text:p>
          </table:table-cell>
          <table:table-cell/>
          <table:table-cell table:formula="of:=SUBSTITUTE([.J571];&quot;,&quot;;&quot;.&quot;)" office:value-type="string" office:string-value="-320.852 -201.868" calcext:value-type="string">
            <text:p>-320.852 -201.86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915" calcext:value-type="float">
            <text:p>915</text:p>
          </table:table-cell>
          <table:table-cell table:number-columns-repeated="4"/>
          <table:table-cell table:formula="of:=[.A572]-[.$D$1]" office:value-type="float" office:value="-288.852" calcext:value-type="float">
            <text:p>-288,852</text:p>
          </table:table-cell>
          <table:table-cell table:formula="of:=[.B572]-[.$E$1]" office:value-type="float" office:value="-141.868" calcext:value-type="float">
            <text:p>-141,868</text:p>
          </table:table-cell>
          <table:table-cell/>
          <table:table-cell table:formula="of:=COM.MICROSOFT.CONCAT([.G572];&quot; &quot;;[.H572])" office:value-type="string" office:string-value="-288,852 -141,868" calcext:value-type="string">
            <text:p>-288,852 -141,868</text:p>
          </table:table-cell>
          <table:table-cell/>
          <table:table-cell table:formula="of:=SUBSTITUTE([.J572];&quot;,&quot;;&quot;.&quot;)" office:value-type="string" office:string-value="-288.852 -141.868" calcext:value-type="string">
            <text:p>-288.852 -141.86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049" calcext:value-type="float">
            <text:p>1049</text:p>
          </table:table-cell>
          <table:table-cell table:number-columns-repeated="4"/>
          <table:table-cell table:formula="of:=[.A573]-[.$D$1]" office:value-type="float" office:value="-218.852" calcext:value-type="float">
            <text:p>-218,852</text:p>
          </table:table-cell>
          <table:table-cell table:formula="of:=[.B573]-[.$E$1]" office:value-type="float" office:value="-7.86799999999994" calcext:value-type="float">
            <text:p>-7,86799999999994</text:p>
          </table:table-cell>
          <table:table-cell/>
          <table:table-cell table:formula="of:=COM.MICROSOFT.CONCAT([.G573];&quot; &quot;;[.H573])" office:value-type="string" office:string-value="-218,852 -7,86799999999994" calcext:value-type="string">
            <text:p>-218,852 -7,86799999999994</text:p>
          </table:table-cell>
          <table:table-cell/>
          <table:table-cell table:formula="of:=SUBSTITUTE([.J573];&quot;,&quot;;&quot;.&quot;)" office:value-type="string" office:string-value="-218.852 -7.86799999999994" calcext:value-type="string">
            <text:p>-218.852 -7.86799999999994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169" calcext:value-type="float">
            <text:p>1169</text:p>
          </table:table-cell>
          <table:table-cell table:number-columns-repeated="4"/>
          <table:table-cell table:formula="of:=[.A574]-[.$D$1]" office:value-type="float" office:value="-207.852" calcext:value-type="float">
            <text:p>-207,852</text:p>
          </table:table-cell>
          <table:table-cell table:formula="of:=[.B574]-[.$E$1]" office:value-type="float" office:value="112.132" calcext:value-type="float">
            <text:p>112,132</text:p>
          </table:table-cell>
          <table:table-cell/>
          <table:table-cell table:formula="of:=COM.MICROSOFT.CONCAT([.G574];&quot; &quot;;[.H574])" office:value-type="string" office:string-value="-207,852 112,132" calcext:value-type="string">
            <text:p>-207,852 112,132</text:p>
          </table:table-cell>
          <table:table-cell/>
          <table:table-cell table:formula="of:=SUBSTITUTE([.J574];&quot;,&quot;;&quot;.&quot;)" office:value-type="string" office:string-value="-207.852 112.132" calcext:value-type="string">
            <text:p>-207.852 112.132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293" calcext:value-type="float">
            <text:p>1293</text:p>
          </table:table-cell>
          <table:table-cell table:number-columns-repeated="4"/>
          <table:table-cell table:formula="of:=[.A575]-[.$D$1]" office:value-type="float" office:value="-113.852" calcext:value-type="float">
            <text:p>-113,852</text:p>
          </table:table-cell>
          <table:table-cell table:formula="of:=[.B575]-[.$E$1]" office:value-type="float" office:value="236.132" calcext:value-type="float">
            <text:p>236,132</text:p>
          </table:table-cell>
          <table:table-cell/>
          <table:table-cell table:formula="of:=COM.MICROSOFT.CONCAT([.G575];&quot; &quot;;[.H575])" office:value-type="string" office:string-value="-113,852 236,132" calcext:value-type="string">
            <text:p>-113,852 236,132</text:p>
          </table:table-cell>
          <table:table-cell/>
          <table:table-cell table:formula="of:=SUBSTITUTE([.J575];&quot;,&quot;;&quot;.&quot;)" office:value-type="string" office:string-value="-113.852 236.132" calcext:value-type="string">
            <text:p>-113.852 236.132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440" calcext:value-type="float">
            <text:p>1440</text:p>
          </table:table-cell>
          <table:table-cell table:number-columns-repeated="4"/>
          <table:table-cell table:formula="of:=[.A576]-[.$D$1]" office:value-type="float" office:value="-75.8520000000001" calcext:value-type="float">
            <text:p>-75,8520000000001</text:p>
          </table:table-cell>
          <table:table-cell table:formula="of:=[.B576]-[.$E$1]" office:value-type="float" office:value="383.132" calcext:value-type="float">
            <text:p>383,132</text:p>
          </table:table-cell>
          <table:table-cell/>
          <table:table-cell table:formula="of:=COM.MICROSOFT.CONCAT([.G576];&quot; &quot;;[.H576])" office:value-type="string" office:string-value="-75,8520000000001 383,132" calcext:value-type="string">
            <text:p>-75,8520000000001 383,132</text:p>
          </table:table-cell>
          <table:table-cell/>
          <table:table-cell table:formula="of:=SUBSTITUTE([.J576];&quot;,&quot;;&quot;.&quot;)" office:value-type="string" office:string-value="-75.8520000000001 383.132" calcext:value-type="string">
            <text:p>-75.8520000000001 383.132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500" calcext:value-type="float">
            <text:p>1500</text:p>
          </table:table-cell>
          <table:table-cell table:number-columns-repeated="4"/>
          <table:table-cell table:formula="of:=[.A577]-[.$D$1]" office:value-type="float" office:value="-30.8520000000001" calcext:value-type="float">
            <text:p>-30,8520000000001</text:p>
          </table:table-cell>
          <table:table-cell table:formula="of:=[.B577]-[.$E$1]" office:value-type="float" office:value="443.132" calcext:value-type="float">
            <text:p>443,132</text:p>
          </table:table-cell>
          <table:table-cell/>
          <table:table-cell table:formula="of:=COM.MICROSOFT.CONCAT([.G577];&quot; &quot;;[.H577])" office:value-type="string" office:string-value="-30,8520000000001 443,132" calcext:value-type="string">
            <text:p>-30,8520000000001 443,132</text:p>
          </table:table-cell>
          <table:table-cell/>
          <table:table-cell table:formula="of:=SUBSTITUTE([.J577];&quot;,&quot;;&quot;.&quot;)" office:value-type="string" office:string-value="-30.8520000000001 443.132" calcext:value-type="string">
            <text:p>-30.8520000000001 443.132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580" calcext:value-type="float">
            <text:p>1580</text:p>
          </table:table-cell>
          <table:table-cell table:number-columns-repeated="4"/>
          <table:table-cell table:formula="of:=[.A578]-[.$D$1]" office:value-type="float" office:value="23.1479999999999" calcext:value-type="float">
            <text:p>23,1479999999999</text:p>
          </table:table-cell>
          <table:table-cell table:formula="of:=[.B578]-[.$E$1]" office:value-type="float" office:value="523.132" calcext:value-type="float">
            <text:p>523,132</text:p>
          </table:table-cell>
          <table:table-cell/>
          <table:table-cell table:formula="of:=COM.MICROSOFT.CONCAT([.G578];&quot; &quot;;[.H578])" office:value-type="string" office:string-value="23,1479999999999 523,132" calcext:value-type="string">
            <text:p>23,1479999999999 523,132</text:p>
          </table:table-cell>
          <table:table-cell/>
          <table:table-cell table:formula="of:=SUBSTITUTE([.J578];&quot;,&quot;;&quot;.&quot;)" office:value-type="string" office:string-value="23.1479999999999 523.132" calcext:value-type="string">
            <text:p>23.1479999999999 523.132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658" calcext:value-type="float">
            <text:p>1658</text:p>
          </table:table-cell>
          <table:table-cell table:number-columns-repeated="4"/>
          <table:table-cell table:formula="of:=[.A579]-[.$D$1]" office:value-type="float" office:value="64.1479999999999" calcext:value-type="float">
            <text:p>64,1479999999999</text:p>
          </table:table-cell>
          <table:table-cell table:formula="of:=[.B579]-[.$E$1]" office:value-type="float" office:value="601.132" calcext:value-type="float">
            <text:p>601,132</text:p>
          </table:table-cell>
          <table:table-cell/>
          <table:table-cell table:formula="of:=COM.MICROSOFT.CONCAT([.G579];&quot; &quot;;[.H579])" office:value-type="string" office:string-value="64,1479999999999 601,132" calcext:value-type="string">
            <text:p>64,1479999999999 601,132</text:p>
          </table:table-cell>
          <table:table-cell/>
          <table:table-cell table:formula="of:=SUBSTITUTE([.J579];&quot;,&quot;;&quot;.&quot;)" office:value-type="string" office:string-value="64.1479999999999 601.132" calcext:value-type="string">
            <text:p>64.1479999999999 601.132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721" calcext:value-type="float">
            <text:p>1721</text:p>
          </table:table-cell>
          <table:table-cell table:number-columns-repeated="4"/>
          <table:table-cell table:formula="of:=[.A580]-[.$D$1]" office:value-type="float" office:value="98.1479999999999" calcext:value-type="float">
            <text:p>98,1479999999999</text:p>
          </table:table-cell>
          <table:table-cell table:formula="of:=[.B580]-[.$E$1]" office:value-type="float" office:value="664.132" calcext:value-type="float">
            <text:p>664,132</text:p>
          </table:table-cell>
          <table:table-cell/>
          <table:table-cell table:formula="of:=COM.MICROSOFT.CONCAT([.G580];&quot; &quot;;[.H580])" office:value-type="string" office:string-value="98,1479999999999 664,132" calcext:value-type="string">
            <text:p>98,1479999999999 664,132</text:p>
          </table:table-cell>
          <table:table-cell/>
          <table:table-cell table:formula="of:=SUBSTITUTE([.J580];&quot;,&quot;;&quot;.&quot;)" office:value-type="string" office:string-value="98.1479999999999 664.132" calcext:value-type="string">
            <text:p>98.1479999999999 664.132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775" calcext:value-type="float">
            <text:p>1775</text:p>
          </table:table-cell>
          <table:table-cell table:number-columns-repeated="4"/>
          <table:table-cell table:formula="of:=[.A581]-[.$D$1]" office:value-type="float" office:value="147.148" calcext:value-type="float">
            <text:p>147,148</text:p>
          </table:table-cell>
          <table:table-cell table:formula="of:=[.B581]-[.$E$1]" office:value-type="float" office:value="718.132" calcext:value-type="float">
            <text:p>718,132</text:p>
          </table:table-cell>
          <table:table-cell/>
          <table:table-cell table:formula="of:=COM.MICROSOFT.CONCAT([.G581];&quot; &quot;;[.H581])" office:value-type="string" office:string-value="147,148 718,132" calcext:value-type="string">
            <text:p>147,148 718,132</text:p>
          </table:table-cell>
          <table:table-cell/>
          <table:table-cell table:formula="of:=SUBSTITUTE([.J581];&quot;,&quot;;&quot;.&quot;)" office:value-type="string" office:string-value="147.148 718.132" calcext:value-type="string">
            <text:p>147.148 718.132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817" calcext:value-type="float">
            <text:p>1817</text:p>
          </table:table-cell>
          <table:table-cell table:number-columns-repeated="4"/>
          <table:table-cell table:formula="of:=[.A582]-[.$D$1]" office:value-type="float" office:value="197.148" calcext:value-type="float">
            <text:p>197,148</text:p>
          </table:table-cell>
          <table:table-cell table:formula="of:=[.B582]-[.$E$1]" office:value-type="float" office:value="760.132" calcext:value-type="float">
            <text:p>760,132</text:p>
          </table:table-cell>
          <table:table-cell/>
          <table:table-cell table:formula="of:=COM.MICROSOFT.CONCAT([.G582];&quot; &quot;;[.H582])" office:value-type="string" office:string-value="197,148 760,132" calcext:value-type="string">
            <text:p>197,148 760,132</text:p>
          </table:table-cell>
          <table:table-cell/>
          <table:table-cell table:formula="of:=SUBSTITUTE([.J582];&quot;,&quot;;&quot;.&quot;)" office:value-type="string" office:string-value="197.148 760.132" calcext:value-type="string">
            <text:p>197.148 760.132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804" calcext:value-type="float">
            <text:p>1804</text:p>
          </table:table-cell>
          <table:table-cell table:number-columns-repeated="4"/>
          <table:table-cell table:formula="of:=[.A583]-[.$D$1]" office:value-type="float" office:value="241.148" calcext:value-type="float">
            <text:p>241,148</text:p>
          </table:table-cell>
          <table:table-cell table:formula="of:=[.B583]-[.$E$1]" office:value-type="float" office:value="747.132" calcext:value-type="float">
            <text:p>747,132</text:p>
          </table:table-cell>
          <table:table-cell/>
          <table:table-cell table:formula="of:=COM.MICROSOFT.CONCAT([.G583];&quot; &quot;;[.H583])" office:value-type="string" office:string-value="241,148 747,132" calcext:value-type="string">
            <text:p>241,148 747,132</text:p>
          </table:table-cell>
          <table:table-cell/>
          <table:table-cell table:formula="of:=SUBSTITUTE([.J583];&quot;,&quot;;&quot;.&quot;)" office:value-type="string" office:string-value="241.148 747.132" calcext:value-type="string">
            <text:p>241.148 747.132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830" calcext:value-type="float">
            <text:p>1830</text:p>
          </table:table-cell>
          <table:table-cell table:number-columns-repeated="4"/>
          <table:table-cell table:formula="of:=[.A584]-[.$D$1]" office:value-type="float" office:value="299.148" calcext:value-type="float">
            <text:p>299,148</text:p>
          </table:table-cell>
          <table:table-cell table:formula="of:=[.B584]-[.$E$1]" office:value-type="float" office:value="773.132" calcext:value-type="float">
            <text:p>773,132</text:p>
          </table:table-cell>
          <table:table-cell/>
          <table:table-cell table:formula="of:=COM.MICROSOFT.CONCAT([.G584];&quot; &quot;;[.H584])" office:value-type="string" office:string-value="299,148 773,132" calcext:value-type="string">
            <text:p>299,148 773,132</text:p>
          </table:table-cell>
          <table:table-cell/>
          <table:table-cell table:formula="of:=SUBSTITUTE([.J584];&quot;,&quot;;&quot;.&quot;)" office:value-type="string" office:string-value="299.148 773.132" calcext:value-type="string">
            <text:p>299.148 773.132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871" calcext:value-type="float">
            <text:p>1871</text:p>
          </table:table-cell>
          <table:table-cell table:number-columns-repeated="4"/>
          <table:table-cell table:formula="of:=[.A585]-[.$D$1]" office:value-type="float" office:value="326.148" calcext:value-type="float">
            <text:p>326,148</text:p>
          </table:table-cell>
          <table:table-cell table:formula="of:=[.B585]-[.$E$1]" office:value-type="float" office:value="814.132" calcext:value-type="float">
            <text:p>814,132</text:p>
          </table:table-cell>
          <table:table-cell/>
          <table:table-cell table:formula="of:=COM.MICROSOFT.CONCAT([.G585];&quot; &quot;;[.H585])" office:value-type="string" office:string-value="326,148 814,132" calcext:value-type="string">
            <text:p>326,148 814,132</text:p>
          </table:table-cell>
          <table:table-cell/>
          <table:table-cell table:formula="of:=SUBSTITUTE([.J585];&quot;,&quot;;&quot;.&quot;)" office:value-type="string" office:string-value="326.148 814.132" calcext:value-type="string">
            <text:p>326.148 814.132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848" calcext:value-type="float">
            <text:p>1848</text:p>
          </table:table-cell>
          <table:table-cell table:number-columns-repeated="4"/>
          <table:table-cell table:formula="of:=[.A586]-[.$D$1]" office:value-type="float" office:value="363.148" calcext:value-type="float">
            <text:p>363,148</text:p>
          </table:table-cell>
          <table:table-cell table:formula="of:=[.B586]-[.$E$1]" office:value-type="float" office:value="791.132" calcext:value-type="float">
            <text:p>791,132</text:p>
          </table:table-cell>
          <table:table-cell/>
          <table:table-cell table:formula="of:=COM.MICROSOFT.CONCAT([.G586];&quot; &quot;;[.H586])" office:value-type="string" office:string-value="363,148 791,132" calcext:value-type="string">
            <text:p>363,148 791,132</text:p>
          </table:table-cell>
          <table:table-cell/>
          <table:table-cell table:formula="of:=SUBSTITUTE([.J586];&quot;,&quot;;&quot;.&quot;)" office:value-type="string" office:string-value="363.148 791.132" calcext:value-type="string">
            <text:p>363.148 791.132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844" calcext:value-type="float">
            <text:p>1844</text:p>
          </table:table-cell>
          <table:table-cell table:number-columns-repeated="4"/>
          <table:table-cell table:formula="of:=[.A587]-[.$D$1]" office:value-type="float" office:value="402.148" calcext:value-type="float">
            <text:p>402,148</text:p>
          </table:table-cell>
          <table:table-cell table:formula="of:=[.B587]-[.$E$1]" office:value-type="float" office:value="787.132" calcext:value-type="float">
            <text:p>787,132</text:p>
          </table:table-cell>
          <table:table-cell/>
          <table:table-cell table:formula="of:=COM.MICROSOFT.CONCAT([.G587];&quot; &quot;;[.H587])" office:value-type="string" office:string-value="402,148 787,132" calcext:value-type="string">
            <text:p>402,148 787,132</text:p>
          </table:table-cell>
          <table:table-cell/>
          <table:table-cell table:formula="of:=SUBSTITUTE([.J587];&quot;,&quot;;&quot;.&quot;)" office:value-type="string" office:string-value="402.148 787.132" calcext:value-type="string">
            <text:p>402.148 787.132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793" calcext:value-type="float">
            <text:p>1793</text:p>
          </table:table-cell>
          <table:table-cell table:number-columns-repeated="4"/>
          <table:table-cell table:formula="of:=[.A588]-[.$D$1]" office:value-type="float" office:value="403.148" calcext:value-type="float">
            <text:p>403,148</text:p>
          </table:table-cell>
          <table:table-cell table:formula="of:=[.B588]-[.$E$1]" office:value-type="float" office:value="736.132" calcext:value-type="float">
            <text:p>736,132</text:p>
          </table:table-cell>
          <table:table-cell/>
          <table:table-cell table:formula="of:=COM.MICROSOFT.CONCAT([.G588];&quot; &quot;;[.H588])" office:value-type="string" office:string-value="403,148 736,132" calcext:value-type="string">
            <text:p>403,148 736,132</text:p>
          </table:table-cell>
          <table:table-cell/>
          <table:table-cell table:formula="of:=SUBSTITUTE([.J588];&quot;,&quot;;&quot;.&quot;)" office:value-type="string" office:string-value="403.148 736.132" calcext:value-type="string">
            <text:p>403.148 736.132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719" calcext:value-type="float">
            <text:p>1719</text:p>
          </table:table-cell>
          <table:table-cell table:number-columns-repeated="4"/>
          <table:table-cell table:formula="of:=[.A589]-[.$D$1]" office:value-type="float" office:value="409.148" calcext:value-type="float">
            <text:p>409,148</text:p>
          </table:table-cell>
          <table:table-cell table:formula="of:=[.B589]-[.$E$1]" office:value-type="float" office:value="662.132" calcext:value-type="float">
            <text:p>662,132</text:p>
          </table:table-cell>
          <table:table-cell/>
          <table:table-cell table:formula="of:=COM.MICROSOFT.CONCAT([.G589];&quot; &quot;;[.H589])" office:value-type="string" office:string-value="409,148 662,132" calcext:value-type="string">
            <text:p>409,148 662,132</text:p>
          </table:table-cell>
          <table:table-cell/>
          <table:table-cell table:formula="of:=SUBSTITUTE([.J589];&quot;,&quot;;&quot;.&quot;)" office:value-type="string" office:string-value="409.148 662.132" calcext:value-type="string">
            <text:p>409.148 662.132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620" calcext:value-type="float">
            <text:p>1620</text:p>
          </table:table-cell>
          <table:table-cell table:number-columns-repeated="4"/>
          <table:table-cell table:formula="of:=[.A590]-[.$D$1]" office:value-type="float" office:value="382.148" calcext:value-type="float">
            <text:p>382,148</text:p>
          </table:table-cell>
          <table:table-cell table:formula="of:=[.B590]-[.$E$1]" office:value-type="float" office:value="563.132" calcext:value-type="float">
            <text:p>563,132</text:p>
          </table:table-cell>
          <table:table-cell/>
          <table:table-cell table:formula="of:=COM.MICROSOFT.CONCAT([.G590];&quot; &quot;;[.H590])" office:value-type="string" office:string-value="382,148 563,132" calcext:value-type="string">
            <text:p>382,148 563,132</text:p>
          </table:table-cell>
          <table:table-cell/>
          <table:table-cell table:formula="of:=SUBSTITUTE([.J590];&quot;,&quot;;&quot;.&quot;)" office:value-type="string" office:string-value="382.148 563.132" calcext:value-type="string">
            <text:p>382.148 563.132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525" calcext:value-type="float">
            <text:p>1525</text:p>
          </table:table-cell>
          <table:table-cell table:number-columns-repeated="4"/>
          <table:table-cell table:formula="of:=[.A591]-[.$D$1]" office:value-type="float" office:value="374.148" calcext:value-type="float">
            <text:p>374,148</text:p>
          </table:table-cell>
          <table:table-cell table:formula="of:=[.B591]-[.$E$1]" office:value-type="float" office:value="468.132" calcext:value-type="float">
            <text:p>468,132</text:p>
          </table:table-cell>
          <table:table-cell/>
          <table:table-cell table:formula="of:=COM.MICROSOFT.CONCAT([.G591];&quot; &quot;;[.H591])" office:value-type="string" office:string-value="374,148 468,132" calcext:value-type="string">
            <text:p>374,148 468,132</text:p>
          </table:table-cell>
          <table:table-cell/>
          <table:table-cell table:formula="of:=SUBSTITUTE([.J591];&quot;,&quot;;&quot;.&quot;)" office:value-type="string" office:string-value="374.148 468.132" calcext:value-type="string">
            <text:p>374.148 468.132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455" calcext:value-type="float">
            <text:p>1455</text:p>
          </table:table-cell>
          <table:table-cell table:number-columns-repeated="4"/>
          <table:table-cell table:formula="of:=[.A592]-[.$D$1]" office:value-type="float" office:value="347.148" calcext:value-type="float">
            <text:p>347,148</text:p>
          </table:table-cell>
          <table:table-cell table:formula="of:=[.B592]-[.$E$1]" office:value-type="float" office:value="398.132" calcext:value-type="float">
            <text:p>398,132</text:p>
          </table:table-cell>
          <table:table-cell/>
          <table:table-cell table:formula="of:=COM.MICROSOFT.CONCAT([.G592];&quot; &quot;;[.H592])" office:value-type="string" office:string-value="347,148 398,132" calcext:value-type="string">
            <text:p>347,148 398,132</text:p>
          </table:table-cell>
          <table:table-cell/>
          <table:table-cell table:formula="of:=SUBSTITUTE([.J592];&quot;,&quot;;&quot;.&quot;)" office:value-type="string" office:string-value="347.148 398.132" calcext:value-type="string">
            <text:p>347.148 398.132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391" calcext:value-type="float">
            <text:p>1391</text:p>
          </table:table-cell>
          <table:table-cell table:number-columns-repeated="4"/>
          <table:table-cell table:formula="of:=[.A593]-[.$D$1]" office:value-type="float" office:value="329.148" calcext:value-type="float">
            <text:p>329,148</text:p>
          </table:table-cell>
          <table:table-cell table:formula="of:=[.B593]-[.$E$1]" office:value-type="float" office:value="334.132" calcext:value-type="float">
            <text:p>334,132</text:p>
          </table:table-cell>
          <table:table-cell/>
          <table:table-cell table:formula="of:=COM.MICROSOFT.CONCAT([.G593];&quot; &quot;;[.H593])" office:value-type="string" office:string-value="329,148 334,132" calcext:value-type="string">
            <text:p>329,148 334,132</text:p>
          </table:table-cell>
          <table:table-cell/>
          <table:table-cell table:formula="of:=SUBSTITUTE([.J593];&quot;,&quot;;&quot;.&quot;)" office:value-type="string" office:string-value="329.148 334.132" calcext:value-type="string">
            <text:p>329.148 334.132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320" calcext:value-type="float">
            <text:p>1320</text:p>
          </table:table-cell>
          <table:table-cell table:number-columns-repeated="4"/>
          <table:table-cell table:formula="of:=[.A594]-[.$D$1]" office:value-type="float" office:value="345.148" calcext:value-type="float">
            <text:p>345,148</text:p>
          </table:table-cell>
          <table:table-cell table:formula="of:=[.B594]-[.$E$1]" office:value-type="float" office:value="263.132" calcext:value-type="float">
            <text:p>263,132</text:p>
          </table:table-cell>
          <table:table-cell/>
          <table:table-cell table:formula="of:=COM.MICROSOFT.CONCAT([.G594];&quot; &quot;;[.H594])" office:value-type="string" office:string-value="345,148 263,132" calcext:value-type="string">
            <text:p>345,148 263,132</text:p>
          </table:table-cell>
          <table:table-cell/>
          <table:table-cell table:formula="of:=SUBSTITUTE([.J594];&quot;,&quot;;&quot;.&quot;)" office:value-type="string" office:string-value="345.148 263.132" calcext:value-type="string">
            <text:p>345.148 263.132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231" calcext:value-type="float">
            <text:p>1231</text:p>
          </table:table-cell>
          <table:table-cell table:number-columns-repeated="4"/>
          <table:table-cell table:formula="of:=[.A595]-[.$D$1]" office:value-type="float" office:value="310.148" calcext:value-type="float">
            <text:p>310,148</text:p>
          </table:table-cell>
          <table:table-cell table:formula="of:=[.B595]-[.$E$1]" office:value-type="float" office:value="174.132" calcext:value-type="float">
            <text:p>174,132</text:p>
          </table:table-cell>
          <table:table-cell/>
          <table:table-cell table:formula="of:=COM.MICROSOFT.CONCAT([.G595];&quot; &quot;;[.H595])" office:value-type="string" office:string-value="310,148 174,132" calcext:value-type="string">
            <text:p>310,148 174,132</text:p>
          </table:table-cell>
          <table:table-cell/>
          <table:table-cell table:formula="of:=SUBSTITUTE([.J595];&quot;,&quot;;&quot;.&quot;)" office:value-type="string" office:string-value="310.148 174.132" calcext:value-type="string">
            <text:p>310.148 174.132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099" calcext:value-type="float">
            <text:p>1099</text:p>
          </table:table-cell>
          <table:table-cell table:number-columns-repeated="4"/>
          <table:table-cell table:formula="of:=[.A596]-[.$D$1]" office:value-type="float" office:value="256.148" calcext:value-type="float">
            <text:p>256,148</text:p>
          </table:table-cell>
          <table:table-cell table:formula="of:=[.B596]-[.$E$1]" office:value-type="float" office:value="42.1320000000001" calcext:value-type="float">
            <text:p>42,1320000000001</text:p>
          </table:table-cell>
          <table:table-cell/>
          <table:table-cell table:formula="of:=COM.MICROSOFT.CONCAT([.G596];&quot; &quot;;[.H596])" office:value-type="string" office:string-value="256,148 42,1320000000001" calcext:value-type="string">
            <text:p>256,148 42,1320000000001</text:p>
          </table:table-cell>
          <table:table-cell/>
          <table:table-cell table:formula="of:=SUBSTITUTE([.J596];&quot;,&quot;;&quot;.&quot;)" office:value-type="string" office:string-value="256.148 42.1320000000001" calcext:value-type="string">
            <text:p>256.148 42.1320000000001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970" calcext:value-type="float">
            <text:p>970</text:p>
          </table:table-cell>
          <table:table-cell table:number-columns-repeated="4"/>
          <table:table-cell table:formula="of:=[.A597]-[.$D$1]" office:value-type="float" office:value="206.148" calcext:value-type="float">
            <text:p>206,148</text:p>
          </table:table-cell>
          <table:table-cell table:formula="of:=[.B597]-[.$E$1]" office:value-type="float" office:value="-86.8679999999999" calcext:value-type="float">
            <text:p>-86,8679999999999</text:p>
          </table:table-cell>
          <table:table-cell/>
          <table:table-cell table:formula="of:=COM.MICROSOFT.CONCAT([.G597];&quot; &quot;;[.H597])" office:value-type="string" office:string-value="206,148 -86,8679999999999" calcext:value-type="string">
            <text:p>206,148 -86,8679999999999</text:p>
          </table:table-cell>
          <table:table-cell/>
          <table:table-cell table:formula="of:=SUBSTITUTE([.J597];&quot;,&quot;;&quot;.&quot;)" office:value-type="string" office:string-value="206.148 -86.8679999999999" calcext:value-type="string">
            <text:p>206.148 -86.8679999999999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854" calcext:value-type="float">
            <text:p>854</text:p>
          </table:table-cell>
          <table:table-cell table:number-columns-repeated="4"/>
          <table:table-cell table:formula="of:=[.A598]-[.$D$1]" office:value-type="float" office:value="141.148" calcext:value-type="float">
            <text:p>141,148</text:p>
          </table:table-cell>
          <table:table-cell table:formula="of:=[.B598]-[.$E$1]" office:value-type="float" office:value="-202.868" calcext:value-type="float">
            <text:p>-202,868</text:p>
          </table:table-cell>
          <table:table-cell/>
          <table:table-cell table:formula="of:=COM.MICROSOFT.CONCAT([.G598];&quot; &quot;;[.H598])" office:value-type="string" office:string-value="141,148 -202,868" calcext:value-type="string">
            <text:p>141,148 -202,868</text:p>
          </table:table-cell>
          <table:table-cell/>
          <table:table-cell table:formula="of:=SUBSTITUTE([.J598];&quot;,&quot;;&quot;.&quot;)" office:value-type="string" office:string-value="141.148 -202.868" calcext:value-type="string">
            <text:p>141.148 -202.868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749" calcext:value-type="float">
            <text:p>749</text:p>
          </table:table-cell>
          <table:table-cell table:number-columns-repeated="4"/>
          <table:table-cell table:formula="of:=[.A599]-[.$D$1]" office:value-type="float" office:value="69.1479999999999" calcext:value-type="float">
            <text:p>69,1479999999999</text:p>
          </table:table-cell>
          <table:table-cell table:formula="of:=[.B599]-[.$E$1]" office:value-type="float" office:value="-307.868" calcext:value-type="float">
            <text:p>-307,868</text:p>
          </table:table-cell>
          <table:table-cell/>
          <table:table-cell table:formula="of:=COM.MICROSOFT.CONCAT([.G599];&quot; &quot;;[.H599])" office:value-type="string" office:string-value="69,1479999999999 -307,868" calcext:value-type="string">
            <text:p>69,1479999999999 -307,868</text:p>
          </table:table-cell>
          <table:table-cell/>
          <table:table-cell table:formula="of:=SUBSTITUTE([.J599];&quot;,&quot;;&quot;.&quot;)" office:value-type="string" office:string-value="69.1479999999999 -307.868" calcext:value-type="string">
            <text:p>69.1479999999999 -307.868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654" calcext:value-type="float">
            <text:p>654</text:p>
          </table:table-cell>
          <table:table-cell table:number-columns-repeated="4"/>
          <table:table-cell table:formula="of:=[.A600]-[.$D$1]" office:value-type="float" office:value="8.14799999999991" calcext:value-type="float">
            <text:p>8,14799999999991</text:p>
          </table:table-cell>
          <table:table-cell table:formula="of:=[.B600]-[.$E$1]" office:value-type="float" office:value="-402.868" calcext:value-type="float">
            <text:p>-402,868</text:p>
          </table:table-cell>
          <table:table-cell/>
          <table:table-cell table:formula="of:=COM.MICROSOFT.CONCAT([.G600];&quot; &quot;;[.H600])" office:value-type="string" office:string-value="8,14799999999991 -402,868" calcext:value-type="string">
            <text:p>8,14799999999991 -402,868</text:p>
          </table:table-cell>
          <table:table-cell/>
          <table:table-cell table:formula="of:=SUBSTITUTE([.J600];&quot;,&quot;;&quot;.&quot;)" office:value-type="string" office:string-value="8.14799999999991 -402.868" calcext:value-type="string">
            <text:p>8.14799999999991 -402.868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573" calcext:value-type="float">
            <text:p>573</text:p>
          </table:table-cell>
          <table:table-cell table:number-columns-repeated="4"/>
          <table:table-cell table:formula="of:=[.A601]-[.$D$1]" office:value-type="float" office:value="-55.8520000000001" calcext:value-type="float">
            <text:p>-55,8520000000001</text:p>
          </table:table-cell>
          <table:table-cell table:formula="of:=[.B601]-[.$E$1]" office:value-type="float" office:value="-483.868" calcext:value-type="float">
            <text:p>-483,868</text:p>
          </table:table-cell>
          <table:table-cell/>
          <table:table-cell table:formula="of:=COM.MICROSOFT.CONCAT([.G601];&quot; &quot;;[.H601])" office:value-type="string" office:string-value="-55,8520000000001 -483,868" calcext:value-type="string">
            <text:p>-55,8520000000001 -483,868</text:p>
          </table:table-cell>
          <table:table-cell/>
          <table:table-cell table:formula="of:=SUBSTITUTE([.J601];&quot;,&quot;;&quot;.&quot;)" office:value-type="string" office:string-value="-55.8520000000001 -483.868" calcext:value-type="string">
            <text:p>-55.8520000000001 -483.868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497" calcext:value-type="float">
            <text:p>497</text:p>
          </table:table-cell>
          <table:table-cell table:number-columns-repeated="4"/>
          <table:table-cell table:formula="of:=[.A602]-[.$D$1]" office:value-type="float" office:value="-105.852" calcext:value-type="float">
            <text:p>-105,852</text:p>
          </table:table-cell>
          <table:table-cell table:formula="of:=[.B602]-[.$E$1]" office:value-type="float" office:value="-559.868" calcext:value-type="float">
            <text:p>-559,868</text:p>
          </table:table-cell>
          <table:table-cell/>
          <table:table-cell table:formula="of:=COM.MICROSOFT.CONCAT([.G602];&quot; &quot;;[.H602])" office:value-type="string" office:string-value="-105,852 -559,868" calcext:value-type="string">
            <text:p>-105,852 -559,868</text:p>
          </table:table-cell>
          <table:table-cell/>
          <table:table-cell table:formula="of:=SUBSTITUTE([.J602];&quot;,&quot;;&quot;.&quot;)" office:value-type="string" office:string-value="-105.852 -559.868" calcext:value-type="string">
            <text:p>-105.852 -559.868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444" calcext:value-type="float">
            <text:p>444</text:p>
          </table:table-cell>
          <table:table-cell table:number-columns-repeated="4"/>
          <table:table-cell table:formula="of:=[.A603]-[.$D$1]" office:value-type="float" office:value="-170.852" calcext:value-type="float">
            <text:p>-170,852</text:p>
          </table:table-cell>
          <table:table-cell table:formula="of:=[.B603]-[.$E$1]" office:value-type="float" office:value="-612.868" calcext:value-type="float">
            <text:p>-612,868</text:p>
          </table:table-cell>
          <table:table-cell/>
          <table:table-cell table:formula="of:=COM.MICROSOFT.CONCAT([.G603];&quot; &quot;;[.H603])" office:value-type="string" office:string-value="-170,852 -612,868" calcext:value-type="string">
            <text:p>-170,852 -612,868</text:p>
          </table:table-cell>
          <table:table-cell/>
          <table:table-cell table:formula="of:=SUBSTITUTE([.J603];&quot;,&quot;;&quot;.&quot;)" office:value-type="string" office:string-value="-170.852 -612.868" calcext:value-type="string">
            <text:p>-170.852 -612.86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93" calcext:value-type="float">
            <text:p>393</text:p>
          </table:table-cell>
          <table:table-cell table:number-columns-repeated="4"/>
          <table:table-cell table:formula="of:=[.A604]-[.$D$1]" office:value-type="float" office:value="-212.852" calcext:value-type="float">
            <text:p>-212,852</text:p>
          </table:table-cell>
          <table:table-cell table:formula="of:=[.B604]-[.$E$1]" office:value-type="float" office:value="-663.868" calcext:value-type="float">
            <text:p>-663,868</text:p>
          </table:table-cell>
          <table:table-cell/>
          <table:table-cell table:formula="of:=COM.MICROSOFT.CONCAT([.G604];&quot; &quot;;[.H604])" office:value-type="string" office:string-value="-212,852 -663,868" calcext:value-type="string">
            <text:p>-212,852 -663,868</text:p>
          </table:table-cell>
          <table:table-cell/>
          <table:table-cell table:formula="of:=SUBSTITUTE([.J604];&quot;,&quot;;&quot;.&quot;)" office:value-type="string" office:string-value="-212.852 -663.868" calcext:value-type="string">
            <text:p>-212.852 -663.86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61" calcext:value-type="float">
            <text:p>361</text:p>
          </table:table-cell>
          <table:table-cell table:number-columns-repeated="4"/>
          <table:table-cell table:formula="of:=[.A605]-[.$D$1]" office:value-type="float" office:value="-241.852" calcext:value-type="float">
            <text:p>-241,852</text:p>
          </table:table-cell>
          <table:table-cell table:formula="of:=[.B605]-[.$E$1]" office:value-type="float" office:value="-695.868" calcext:value-type="float">
            <text:p>-695,868</text:p>
          </table:table-cell>
          <table:table-cell/>
          <table:table-cell table:formula="of:=COM.MICROSOFT.CONCAT([.G605];&quot; &quot;;[.H605])" office:value-type="string" office:string-value="-241,852 -695,868" calcext:value-type="string">
            <text:p>-241,852 -695,868</text:p>
          </table:table-cell>
          <table:table-cell/>
          <table:table-cell table:formula="of:=SUBSTITUTE([.J605];&quot;,&quot;;&quot;.&quot;)" office:value-type="string" office:string-value="-241.852 -695.868" calcext:value-type="string">
            <text:p>-241.852 -695.86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38" calcext:value-type="float">
            <text:p>338</text:p>
          </table:table-cell>
          <table:table-cell table:number-columns-repeated="4"/>
          <table:table-cell table:formula="of:=[.A606]-[.$D$1]" office:value-type="float" office:value="-270.852" calcext:value-type="float">
            <text:p>-270,852</text:p>
          </table:table-cell>
          <table:table-cell table:formula="of:=[.B606]-[.$E$1]" office:value-type="float" office:value="-718.868" calcext:value-type="float">
            <text:p>-718,868</text:p>
          </table:table-cell>
          <table:table-cell/>
          <table:table-cell table:formula="of:=COM.MICROSOFT.CONCAT([.G606];&quot; &quot;;[.H606])" office:value-type="string" office:string-value="-270,852 -718,868" calcext:value-type="string">
            <text:p>-270,852 -718,868</text:p>
          </table:table-cell>
          <table:table-cell/>
          <table:table-cell table:formula="of:=SUBSTITUTE([.J606];&quot;,&quot;;&quot;.&quot;)" office:value-type="string" office:string-value="-270.852 -718.868" calcext:value-type="string">
            <text:p>-270.852 -718.86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29" calcext:value-type="float">
            <text:p>329</text:p>
          </table:table-cell>
          <table:table-cell table:number-columns-repeated="4"/>
          <table:table-cell table:formula="of:=[.A607]-[.$D$1]" office:value-type="float" office:value="-298.852" calcext:value-type="float">
            <text:p>-298,852</text:p>
          </table:table-cell>
          <table:table-cell table:formula="of:=[.B607]-[.$E$1]" office:value-type="float" office:value="-727.868" calcext:value-type="float">
            <text:p>-727,868</text:p>
          </table:table-cell>
          <table:table-cell/>
          <table:table-cell table:formula="of:=COM.MICROSOFT.CONCAT([.G607];&quot; &quot;;[.H607])" office:value-type="string" office:string-value="-298,852 -727,868" calcext:value-type="string">
            <text:p>-298,852 -727,868</text:p>
          </table:table-cell>
          <table:table-cell/>
          <table:table-cell table:formula="of:=SUBSTITUTE([.J607];&quot;,&quot;;&quot;.&quot;)" office:value-type="string" office:string-value="-298.852 -727.868" calcext:value-type="string">
            <text:p>-298.852 -727.86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33" calcext:value-type="float">
            <text:p>333</text:p>
          </table:table-cell>
          <table:table-cell table:number-columns-repeated="4"/>
          <table:table-cell table:formula="of:=[.A608]-[.$D$1]" office:value-type="float" office:value="-336.852" calcext:value-type="float">
            <text:p>-336,852</text:p>
          </table:table-cell>
          <table:table-cell table:formula="of:=[.B608]-[.$E$1]" office:value-type="float" office:value="-723.868" calcext:value-type="float">
            <text:p>-723,868</text:p>
          </table:table-cell>
          <table:table-cell/>
          <table:table-cell table:formula="of:=COM.MICROSOFT.CONCAT([.G608];&quot; &quot;;[.H608])" office:value-type="string" office:string-value="-336,852 -723,868" calcext:value-type="string">
            <text:p>-336,852 -723,868</text:p>
          </table:table-cell>
          <table:table-cell/>
          <table:table-cell table:formula="of:=SUBSTITUTE([.J608];&quot;,&quot;;&quot;.&quot;)" office:value-type="string" office:string-value="-336.852 -723.868" calcext:value-type="string">
            <text:p>-336.852 -723.86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32" calcext:value-type="float">
            <text:p>332</text:p>
          </table:table-cell>
          <table:table-cell table:number-columns-repeated="4"/>
          <table:table-cell table:formula="of:=[.A609]-[.$D$1]" office:value-type="float" office:value="-340.852" calcext:value-type="float">
            <text:p>-340,852</text:p>
          </table:table-cell>
          <table:table-cell table:formula="of:=[.B609]-[.$E$1]" office:value-type="float" office:value="-724.868" calcext:value-type="float">
            <text:p>-724,868</text:p>
          </table:table-cell>
          <table:table-cell/>
          <table:table-cell table:formula="of:=COM.MICROSOFT.CONCAT([.G609];&quot; &quot;;[.H609])" office:value-type="string" office:string-value="-340,852 -724,868" calcext:value-type="string">
            <text:p>-340,852 -724,868</text:p>
          </table:table-cell>
          <table:table-cell/>
          <table:table-cell table:formula="of:=SUBSTITUTE([.J609];&quot;,&quot;;&quot;.&quot;)" office:value-type="string" office:string-value="-340.852 -724.868" calcext:value-type="string">
            <text:p>-340.852 -724.86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42" calcext:value-type="float">
            <text:p>342</text:p>
          </table:table-cell>
          <table:table-cell table:number-columns-repeated="4"/>
          <table:table-cell table:formula="of:=[.A610]-[.$D$1]" office:value-type="float" office:value="-370.852" calcext:value-type="float">
            <text:p>-370,852</text:p>
          </table:table-cell>
          <table:table-cell table:formula="of:=[.B610]-[.$E$1]" office:value-type="float" office:value="-714.868" calcext:value-type="float">
            <text:p>-714,868</text:p>
          </table:table-cell>
          <table:table-cell/>
          <table:table-cell table:formula="of:=COM.MICROSOFT.CONCAT([.G610];&quot; &quot;;[.H610])" office:value-type="string" office:string-value="-370,852 -714,868" calcext:value-type="string">
            <text:p>-370,852 -714,868</text:p>
          </table:table-cell>
          <table:table-cell/>
          <table:table-cell table:formula="of:=SUBSTITUTE([.J610];&quot;,&quot;;&quot;.&quot;)" office:value-type="string" office:string-value="-370.852 -714.868" calcext:value-type="string">
            <text:p>-370.852 -714.86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09" calcext:value-type="float">
            <text:p>409</text:p>
          </table:table-cell>
          <table:table-cell table:number-columns-repeated="4"/>
          <table:table-cell table:formula="of:=[.A611]-[.$D$1]" office:value-type="float" office:value="-396.852" calcext:value-type="float">
            <text:p>-396,852</text:p>
          </table:table-cell>
          <table:table-cell table:formula="of:=[.B611]-[.$E$1]" office:value-type="float" office:value="-647.868" calcext:value-type="float">
            <text:p>-647,868</text:p>
          </table:table-cell>
          <table:table-cell/>
          <table:table-cell table:formula="of:=COM.MICROSOFT.CONCAT([.G611];&quot; &quot;;[.H611])" office:value-type="string" office:string-value="-396,852 -647,868" calcext:value-type="string">
            <text:p>-396,852 -647,868</text:p>
          </table:table-cell>
          <table:table-cell/>
          <table:table-cell table:formula="of:=SUBSTITUTE([.J611];&quot;,&quot;;&quot;.&quot;)" office:value-type="string" office:string-value="-396.852 -647.868" calcext:value-type="string">
            <text:p>-396.852 -647.86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92" calcext:value-type="float">
            <text:p>492</text:p>
          </table:table-cell>
          <table:table-cell table:number-columns-repeated="4"/>
          <table:table-cell table:formula="of:=[.A612]-[.$D$1]" office:value-type="float" office:value="-391.852" calcext:value-type="float">
            <text:p>-391,852</text:p>
          </table:table-cell>
          <table:table-cell table:formula="of:=[.B612]-[.$E$1]" office:value-type="float" office:value="-564.868" calcext:value-type="float">
            <text:p>-564,868</text:p>
          </table:table-cell>
          <table:table-cell/>
          <table:table-cell table:formula="of:=COM.MICROSOFT.CONCAT([.G612];&quot; &quot;;[.H612])" office:value-type="string" office:string-value="-391,852 -564,868" calcext:value-type="string">
            <text:p>-391,852 -564,868</text:p>
          </table:table-cell>
          <table:table-cell/>
          <table:table-cell table:formula="of:=SUBSTITUTE([.J612];&quot;,&quot;;&quot;.&quot;)" office:value-type="string" office:string-value="-391.852 -564.868" calcext:value-type="string">
            <text:p>-391.852 -564.86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594" calcext:value-type="float">
            <text:p>594</text:p>
          </table:table-cell>
          <table:table-cell table:number-columns-repeated="4"/>
          <table:table-cell table:formula="of:=[.A613]-[.$D$1]" office:value-type="float" office:value="-382.852" calcext:value-type="float">
            <text:p>-382,852</text:p>
          </table:table-cell>
          <table:table-cell table:formula="of:=[.B613]-[.$E$1]" office:value-type="float" office:value="-462.868" calcext:value-type="float">
            <text:p>-462,868</text:p>
          </table:table-cell>
          <table:table-cell/>
          <table:table-cell table:formula="of:=COM.MICROSOFT.CONCAT([.G613];&quot; &quot;;[.H613])" office:value-type="string" office:string-value="-382,852 -462,868" calcext:value-type="string">
            <text:p>-382,852 -462,868</text:p>
          </table:table-cell>
          <table:table-cell/>
          <table:table-cell table:formula="of:=SUBSTITUTE([.J613];&quot;,&quot;;&quot;.&quot;)" office:value-type="string" office:string-value="-382.852 -462.868" calcext:value-type="string">
            <text:p>-382.852 -462.86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77" calcext:value-type="float">
            <text:p>677</text:p>
          </table:table-cell>
          <table:table-cell table:number-columns-repeated="4"/>
          <table:table-cell table:formula="of:=[.A614]-[.$D$1]" office:value-type="float" office:value="-364.852" calcext:value-type="float">
            <text:p>-364,852</text:p>
          </table:table-cell>
          <table:table-cell table:formula="of:=[.B614]-[.$E$1]" office:value-type="float" office:value="-379.868" calcext:value-type="float">
            <text:p>-379,868</text:p>
          </table:table-cell>
          <table:table-cell/>
          <table:table-cell table:formula="of:=COM.MICROSOFT.CONCAT([.G614];&quot; &quot;;[.H614])" office:value-type="string" office:string-value="-364,852 -379,868" calcext:value-type="string">
            <text:p>-364,852 -379,868</text:p>
          </table:table-cell>
          <table:table-cell/>
          <table:table-cell table:formula="of:=SUBSTITUTE([.J614];&quot;,&quot;;&quot;.&quot;)" office:value-type="string" office:string-value="-364.852 -379.868" calcext:value-type="string">
            <text:p>-364.852 -379.86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751" calcext:value-type="float">
            <text:p>751</text:p>
          </table:table-cell>
          <table:table-cell table:number-columns-repeated="4"/>
          <table:table-cell table:formula="of:=[.A615]-[.$D$1]" office:value-type="float" office:value="-340.852" calcext:value-type="float">
            <text:p>-340,852</text:p>
          </table:table-cell>
          <table:table-cell table:formula="of:=[.B615]-[.$E$1]" office:value-type="float" office:value="-305.868" calcext:value-type="float">
            <text:p>-305,868</text:p>
          </table:table-cell>
          <table:table-cell/>
          <table:table-cell table:formula="of:=COM.MICROSOFT.CONCAT([.G615];&quot; &quot;;[.H615])" office:value-type="string" office:string-value="-340,852 -305,868" calcext:value-type="string">
            <text:p>-340,852 -305,868</text:p>
          </table:table-cell>
          <table:table-cell/>
          <table:table-cell table:formula="of:=SUBSTITUTE([.J615];&quot;,&quot;;&quot;.&quot;)" office:value-type="string" office:string-value="-340.852 -305.868" calcext:value-type="string">
            <text:p>-340.852 -305.86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813" calcext:value-type="float">
            <text:p>813</text:p>
          </table:table-cell>
          <table:table-cell table:number-columns-repeated="4"/>
          <table:table-cell table:formula="of:=[.A616]-[.$D$1]" office:value-type="float" office:value="-268.852" calcext:value-type="float">
            <text:p>-268,852</text:p>
          </table:table-cell>
          <table:table-cell table:formula="of:=[.B616]-[.$E$1]" office:value-type="float" office:value="-243.868" calcext:value-type="float">
            <text:p>-243,868</text:p>
          </table:table-cell>
          <table:table-cell/>
          <table:table-cell table:formula="of:=COM.MICROSOFT.CONCAT([.G616];&quot; &quot;;[.H616])" office:value-type="string" office:string-value="-268,852 -243,868" calcext:value-type="string">
            <text:p>-268,852 -243,868</text:p>
          </table:table-cell>
          <table:table-cell/>
          <table:table-cell table:formula="of:=SUBSTITUTE([.J616];&quot;,&quot;;&quot;.&quot;)" office:value-type="string" office:string-value="-268.852 -243.868" calcext:value-type="string">
            <text:p>-268.852 -243.86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871" calcext:value-type="float">
            <text:p>871</text:p>
          </table:table-cell>
          <table:table-cell table:number-columns-repeated="4"/>
          <table:table-cell table:formula="of:=[.A617]-[.$D$1]" office:value-type="float" office:value="-234.852" calcext:value-type="float">
            <text:p>-234,852</text:p>
          </table:table-cell>
          <table:table-cell table:formula="of:=[.B617]-[.$E$1]" office:value-type="float" office:value="-185.868" calcext:value-type="float">
            <text:p>-185,868</text:p>
          </table:table-cell>
          <table:table-cell/>
          <table:table-cell table:formula="of:=COM.MICROSOFT.CONCAT([.G617];&quot; &quot;;[.H617])" office:value-type="string" office:string-value="-234,852 -185,868" calcext:value-type="string">
            <text:p>-234,852 -185,868</text:p>
          </table:table-cell>
          <table:table-cell/>
          <table:table-cell table:formula="of:=SUBSTITUTE([.J617];&quot;,&quot;;&quot;.&quot;)" office:value-type="string" office:string-value="-234.852 -185.868" calcext:value-type="string">
            <text:p>-234.852 -185.86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996" calcext:value-type="float">
            <text:p>996</text:p>
          </table:table-cell>
          <table:table-cell table:number-columns-repeated="4"/>
          <table:table-cell table:formula="of:=[.A618]-[.$D$1]" office:value-type="float" office:value="-223.852" calcext:value-type="float">
            <text:p>-223,852</text:p>
          </table:table-cell>
          <table:table-cell table:formula="of:=[.B618]-[.$E$1]" office:value-type="float" office:value="-60.8679999999999" calcext:value-type="float">
            <text:p>-60,8679999999999</text:p>
          </table:table-cell>
          <table:table-cell/>
          <table:table-cell table:formula="of:=COM.MICROSOFT.CONCAT([.G618];&quot; &quot;;[.H618])" office:value-type="string" office:string-value="-223,852 -60,8679999999999" calcext:value-type="string">
            <text:p>-223,852 -60,8679999999999</text:p>
          </table:table-cell>
          <table:table-cell/>
          <table:table-cell table:formula="of:=SUBSTITUTE([.J618];&quot;,&quot;;&quot;.&quot;)" office:value-type="string" office:string-value="-223.852 -60.8679999999999" calcext:value-type="string">
            <text:p>-223.852 -60.8679999999999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120" calcext:value-type="float">
            <text:p>1120</text:p>
          </table:table-cell>
          <table:table-cell table:number-columns-repeated="4"/>
          <table:table-cell table:formula="of:=[.A619]-[.$D$1]" office:value-type="float" office:value="-163.852" calcext:value-type="float">
            <text:p>-163,852</text:p>
          </table:table-cell>
          <table:table-cell table:formula="of:=[.B619]-[.$E$1]" office:value-type="float" office:value="63.1320000000001" calcext:value-type="float">
            <text:p>63,1320000000001</text:p>
          </table:table-cell>
          <table:table-cell/>
          <table:table-cell table:formula="of:=COM.MICROSOFT.CONCAT([.G619];&quot; &quot;;[.H619])" office:value-type="string" office:string-value="-163,852 63,1320000000001" calcext:value-type="string">
            <text:p>-163,852 63,1320000000001</text:p>
          </table:table-cell>
          <table:table-cell/>
          <table:table-cell table:formula="of:=SUBSTITUTE([.J619];&quot;,&quot;;&quot;.&quot;)" office:value-type="string" office:string-value="-163.852 63.1320000000001" calcext:value-type="string">
            <text:p>-163.852 63.1320000000001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243" calcext:value-type="float">
            <text:p>1243</text:p>
          </table:table-cell>
          <table:table-cell table:number-columns-repeated="4"/>
          <table:table-cell table:formula="of:=[.A620]-[.$D$1]" office:value-type="float" office:value="-176.852" calcext:value-type="float">
            <text:p>-176,852</text:p>
          </table:table-cell>
          <table:table-cell table:formula="of:=[.B620]-[.$E$1]" office:value-type="float" office:value="186.132" calcext:value-type="float">
            <text:p>186,132</text:p>
          </table:table-cell>
          <table:table-cell/>
          <table:table-cell table:formula="of:=COM.MICROSOFT.CONCAT([.G620];&quot; &quot;;[.H620])" office:value-type="string" office:string-value="-176,852 186,132" calcext:value-type="string">
            <text:p>-176,852 186,132</text:p>
          </table:table-cell>
          <table:table-cell/>
          <table:table-cell table:formula="of:=SUBSTITUTE([.J620];&quot;,&quot;;&quot;.&quot;)" office:value-type="string" office:string-value="-176.852 186.132" calcext:value-type="string">
            <text:p>-176.852 186.132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357" calcext:value-type="float">
            <text:p>1357</text:p>
          </table:table-cell>
          <table:table-cell table:number-columns-repeated="4"/>
          <table:table-cell table:formula="of:=[.A621]-[.$D$1]" office:value-type="float" office:value="-95.8520000000001" calcext:value-type="float">
            <text:p>-95,8520000000001</text:p>
          </table:table-cell>
          <table:table-cell table:formula="of:=[.B621]-[.$E$1]" office:value-type="float" office:value="300.132" calcext:value-type="float">
            <text:p>300,132</text:p>
          </table:table-cell>
          <table:table-cell/>
          <table:table-cell table:formula="of:=COM.MICROSOFT.CONCAT([.G621];&quot; &quot;;[.H621])" office:value-type="string" office:string-value="-95,8520000000001 300,132" calcext:value-type="string">
            <text:p>-95,8520000000001 300,132</text:p>
          </table:table-cell>
          <table:table-cell/>
          <table:table-cell table:formula="of:=SUBSTITUTE([.J621];&quot;,&quot;;&quot;.&quot;)" office:value-type="string" office:string-value="-95.8520000000001 300.132" calcext:value-type="string">
            <text:p>-95.8520000000001 300.132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470" calcext:value-type="float">
            <text:p>1470</text:p>
          </table:table-cell>
          <table:table-cell table:number-columns-repeated="4"/>
          <table:table-cell table:formula="of:=[.A622]-[.$D$1]" office:value-type="float" office:value="-51.8520000000001" calcext:value-type="float">
            <text:p>-51,8520000000001</text:p>
          </table:table-cell>
          <table:table-cell table:formula="of:=[.B622]-[.$E$1]" office:value-type="float" office:value="413.132" calcext:value-type="float">
            <text:p>413,132</text:p>
          </table:table-cell>
          <table:table-cell/>
          <table:table-cell table:formula="of:=COM.MICROSOFT.CONCAT([.G622];&quot; &quot;;[.H622])" office:value-type="string" office:string-value="-51,8520000000001 413,132" calcext:value-type="string">
            <text:p>-51,8520000000001 413,132</text:p>
          </table:table-cell>
          <table:table-cell/>
          <table:table-cell table:formula="of:=SUBSTITUTE([.J622];&quot;,&quot;;&quot;.&quot;)" office:value-type="string" office:string-value="-51.8520000000001 413.132" calcext:value-type="string">
            <text:p>-51.8520000000001 413.132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555" calcext:value-type="float">
            <text:p>1555</text:p>
          </table:table-cell>
          <table:table-cell table:number-columns-repeated="4"/>
          <table:table-cell table:formula="of:=[.A623]-[.$D$1]" office:value-type="float" office:value="-3.85200000000009" calcext:value-type="float">
            <text:p>-3,85200000000009</text:p>
          </table:table-cell>
          <table:table-cell table:formula="of:=[.B623]-[.$E$1]" office:value-type="float" office:value="498.132" calcext:value-type="float">
            <text:p>498,132</text:p>
          </table:table-cell>
          <table:table-cell/>
          <table:table-cell table:formula="of:=COM.MICROSOFT.CONCAT([.G623];&quot; &quot;;[.H623])" office:value-type="string" office:string-value="-3,85200000000009 498,132" calcext:value-type="string">
            <text:p>-3,85200000000009 498,132</text:p>
          </table:table-cell>
          <table:table-cell/>
          <table:table-cell table:formula="of:=SUBSTITUTE([.J623];&quot;,&quot;;&quot;.&quot;)" office:value-type="string" office:string-value="-3.85200000000009 498.132" calcext:value-type="string">
            <text:p>-3.85200000000009 498.132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640" calcext:value-type="float">
            <text:p>1640</text:p>
          </table:table-cell>
          <table:table-cell table:number-columns-repeated="4"/>
          <table:table-cell table:formula="of:=[.A624]-[.$D$1]" office:value-type="float" office:value="82.1479999999999" calcext:value-type="float">
            <text:p>82,1479999999999</text:p>
          </table:table-cell>
          <table:table-cell table:formula="of:=[.B624]-[.$E$1]" office:value-type="float" office:value="583.132" calcext:value-type="float">
            <text:p>583,132</text:p>
          </table:table-cell>
          <table:table-cell/>
          <table:table-cell table:formula="of:=COM.MICROSOFT.CONCAT([.G624];&quot; &quot;;[.H624])" office:value-type="string" office:string-value="82,1479999999999 583,132" calcext:value-type="string">
            <text:p>82,1479999999999 583,132</text:p>
          </table:table-cell>
          <table:table-cell/>
          <table:table-cell table:formula="of:=SUBSTITUTE([.J624];&quot;,&quot;;&quot;.&quot;)" office:value-type="string" office:string-value="82.1479999999999 583.132" calcext:value-type="string">
            <text:p>82.1479999999999 583.132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702" calcext:value-type="float">
            <text:p>1702</text:p>
          </table:table-cell>
          <table:table-cell table:number-columns-repeated="4"/>
          <table:table-cell table:formula="of:=[.A625]-[.$D$1]" office:value-type="float" office:value="110.148" calcext:value-type="float">
            <text:p>110,148</text:p>
          </table:table-cell>
          <table:table-cell table:formula="of:=[.B625]-[.$E$1]" office:value-type="float" office:value="645.132" calcext:value-type="float">
            <text:p>645,132</text:p>
          </table:table-cell>
          <table:table-cell/>
          <table:table-cell table:formula="of:=COM.MICROSOFT.CONCAT([.G625];&quot; &quot;;[.H625])" office:value-type="string" office:string-value="110,148 645,132" calcext:value-type="string">
            <text:p>110,148 645,132</text:p>
          </table:table-cell>
          <table:table-cell/>
          <table:table-cell table:formula="of:=SUBSTITUTE([.J625];&quot;,&quot;;&quot;.&quot;)" office:value-type="string" office:string-value="110.148 645.132" calcext:value-type="string">
            <text:p>110.148 645.1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6T12:05:12.189004997</meta:creation-date>
    <dc:date>2022-02-28T09:09:00.325097361</dc:date>
    <meta:editing-duration>PT18H11M59S</meta:editing-duration>
    <meta:editing-cycles>1</meta:editing-cycles>
    <meta:document-statistic meta:table-count="4" meta:cell-count="6798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01cm" svg:height="10.749cm" xlink:href=".." xlink:type="simple" chart:class="chart:line" chart:style-name="ch1">
        <chart:legend chart:legend-position="end" svg:x="16.249cm" svg:y="4.826cm" style:legend-expansion="high" chart:style-name="ch2"/>
        <chart:plot-area chart:style-name="ch3" table:cell-range-address="Sheet2.A2:Sheet2.B751" svg:x="0.382cm" svg:y="0.214cm" svg:width="15.485cm" svg:height="10.321cm">
          <chartooo:coordinate-region svg:x="1.374cm" svg:y="0.335cm" svg:width="14.493cm" svg:height="9.1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2:Sheet2.A751" chart:class="chart:line">
            <chart:data-point chart:repeated="750"/>
          </chart:series>
          <chart:series chart:style-name="ch7" chart:values-cell-range-address="Sheet2.B2:Sheet2.B751" chart:class="chart:line">
            <chart:data-point chart:repeated="7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5">
                <text:p>975</text:p>
                <draw:g>
                  <svg:desc>Sheet2.A2:Sheet2.A751</svg:desc>
                </draw:g>
              </table:table-cell>
              <table:table-cell office:value-type="float" office:value="378">
                <text:p>378</text:p>
                <draw:g>
                  <svg:desc>Sheet2.B2:Sheet2.B7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8">
                <text:p>94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4">
                <text:p>92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0">
                <text:p>89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1">
                <text:p>88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77">
                <text:p>87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5">
                <text:p>795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3">
                <text:p>82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8">
                <text:p>838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4">
                <text:p>834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4">
                <text:p>844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0">
                <text:p>860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3">
                <text:p>923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5">
                <text:p>1025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34">
                <text:p>1034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44">
                <text:p>1044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13">
                <text:p>1113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45">
                <text:p>1145</text:p>
              </table:table-cell>
              <table:table-cell office:value-type="float" office:value="1409">
                <text:p>14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5">
                <text:p>1205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42">
                <text:p>1242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72">
                <text:p>1272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16">
                <text:p>1316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65">
                <text:p>1365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06">
                <text:p>1406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76">
                <text:p>1476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17">
                <text:p>1517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59">
                <text:p>1559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72">
                <text:p>1572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93">
                <text:p>1593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94">
                <text:p>1594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5">
                <text:p>1605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97">
                <text:p>159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77">
                <text:p>1577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42">
                <text:p>1542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17">
                <text:p>1517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96">
                <text:p>1496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68">
                <text:p>1468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30">
                <text:p>1430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75">
                <text:p>1375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17">
                <text:p>1317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81">
                <text:p>1281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30">
                <text:p>123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69">
                <text:p>1169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89">
                <text:p>1089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3">
                <text:p>103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1">
                <text:p>991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70">
                <text:p>97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7">
                <text:p>947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4">
                <text:p>904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86">
                <text:p>886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42">
                <text:p>84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04">
                <text:p>804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29">
                <text:p>829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5">
                <text:p>855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8">
                <text:p>85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62">
                <text:p>862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68">
                <text:p>868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78">
                <text:p>878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2">
                <text:p>902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71">
                <text:p>97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99">
                <text:p>999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74">
                <text:p>1074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31">
                <text:p>1131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67">
                <text:p>1167</text:p>
              </table:table-cell>
              <table:table-cell office:value-type="float" office:value="1488">
                <text:p>14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28">
                <text:p>1228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52">
                <text:p>1252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92">
                <text:p>1292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2">
                <text:p>1342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03">
                <text:p>1403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35">
                <text:p>1435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00">
                <text:p>1500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32">
                <text:p>1532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69">
                <text:p>1569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03">
                <text:p>1603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95">
                <text:p>1595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94">
                <text:p>1594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81">
                <text:p>1581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0">
                <text:p>1560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41">
                <text:p>1541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36">
                <text:p>1536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57">
                <text:p>1557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23">
                <text:p>1523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76">
                <text:p>1476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46">
                <text:p>1446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64">
                <text:p>1364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03">
                <text:p>130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42">
                <text:p>1242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89">
                <text:p>1189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23">
                <text:p>1123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4">
                <text:p>1054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3">
                <text:p>100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0">
                <text:p>97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63">
                <text:p>963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4">
                <text:p>934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91">
                <text:p>89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58">
                <text:p>85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25">
                <text:p>82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98">
                <text:p>89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62">
                <text:p>86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61">
                <text:p>861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11">
                <text:p>911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48">
                <text:p>948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06">
                <text:p>906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86">
                <text:p>886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70">
                <text:p>97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21">
                <text:p>1021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17">
                <text:p>1017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91">
                <text:p>1091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5">
                <text:p>1145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94">
                <text:p>1194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5">
                <text:p>1255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86">
                <text:p>1286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27">
                <text:p>1327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76">
                <text:p>1376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34">
                <text:p>1434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77">
                <text:p>1477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20">
                <text:p>1520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52">
                <text:p>1552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01">
                <text:p>1601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94">
                <text:p>1594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34">
                <text:p>1634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30">
                <text:p>1630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17">
                <text:p>1617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89">
                <text:p>1589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53">
                <text:p>1553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22">
                <text:p>1522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89">
                <text:p>1489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56">
                <text:p>1456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14">
                <text:p>1414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10">
                <text:p>141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9">
                <text:p>1309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66">
                <text:p>1266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83">
                <text:p>1183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59">
                <text:p>1159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72">
                <text:p>1072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25">
                <text:p>1025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83">
                <text:p>983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67">
                <text:p>96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40">
                <text:p>94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97">
                <text:p>897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80">
                <text:p>88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60">
                <text:p>86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39">
                <text:p>839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11">
                <text:p>911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17">
                <text:p>917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22">
                <text:p>922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10">
                <text:p>91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04">
                <text:p>904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01">
                <text:p>901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02">
                <text:p>902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36">
                <text:p>936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07">
                <text:p>1007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98">
                <text:p>1098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33">
                <text:p>1133</text:p>
              </table:table-cell>
              <table:table-cell office:value-type="float" office:value="1393">
                <text:p>13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00">
                <text:p>1200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36">
                <text:p>1236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74">
                <text:p>1274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09">
                <text:p>1309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58">
                <text:p>1358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04">
                <text:p>1404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63">
                <text:p>1463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13">
                <text:p>1513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36">
                <text:p>1536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73">
                <text:p>1573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86">
                <text:p>1586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32">
                <text:p>1632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97">
                <text:p>1597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72">
                <text:p>1572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88">
                <text:p>1588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82">
                <text:p>1582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72">
                <text:p>1572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30">
                <text:p>1530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87">
                <text:p>1487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41">
                <text:p>1441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28">
                <text:p>1428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46">
                <text:p>1346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88">
                <text:p>1288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32">
                <text:p>1232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69">
                <text:p>1169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09">
                <text:p>110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39">
                <text:p>1039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88">
                <text:p>988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63">
                <text:p>963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37">
                <text:p>937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6">
                <text:p>92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78">
                <text:p>878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77">
                <text:p>877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18">
                <text:p>818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02">
                <text:p>902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06">
                <text:p>90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10">
                <text:p>910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38">
                <text:p>938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7">
                <text:p>927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12">
                <text:p>912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14">
                <text:p>914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6">
                <text:p>986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95">
                <text:p>1095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27">
                <text:p>1127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52">
                <text:p>1152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34">
                <text:p>1234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72">
                <text:p>1272</text:p>
              </table:table-cell>
              <table:table-cell office:value-type="float" office:value="1629">
                <text:p>162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14">
                <text:p>1314</text:p>
              </table:table-cell>
              <table:table-cell office:value-type="float" office:value="1693">
                <text:p>169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37">
                <text:p>1337</text:p>
              </table:table-cell>
              <table:table-cell office:value-type="float" office:value="1773">
                <text:p>17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88">
                <text:p>1388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54">
                <text:p>1454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11">
                <text:p>1511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24">
                <text:p>1524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52">
                <text:p>1552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86">
                <text:p>1586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36">
                <text:p>1636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17">
                <text:p>1617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97">
                <text:p>1597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76">
                <text:p>1576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48">
                <text:p>1548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27">
                <text:p>1527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09">
                <text:p>1509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20">
                <text:p>1520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02">
                <text:p>1502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12">
                <text:p>1412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76">
                <text:p>1376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13">
                <text:p>1313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37">
                <text:p>1237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99">
                <text:p>1199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40">
                <text:p>1140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63">
                <text:p>10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15">
                <text:p>1015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83">
                <text:p>983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43">
                <text:p>943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11">
                <text:p>91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21">
                <text:p>92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58">
                <text:p>858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15">
                <text:p>815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93">
                <text:p>89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73">
                <text:p>87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58">
                <text:p>858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27">
                <text:p>927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35">
                <text:p>935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00">
                <text:p>900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48">
                <text:p>948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23">
                <text:p>1023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55">
                <text:p>1055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27">
                <text:p>1027</text:p>
              </table:table-cell>
              <table:table-cell office:value-type="float" office:value="1211">
                <text:p>12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19">
                <text:p>1119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55">
                <text:p>1155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95">
                <text:p>1195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40">
                <text:p>1240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85">
                <text:p>128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22">
                <text:p>1322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72">
                <text:p>1372</text:p>
              </table:table-cell>
              <table:table-cell office:value-type="float" office:value="1778">
                <text:p>17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71">
                <text:p>1271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34">
                <text:p>1234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17">
                <text:p>1217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11">
                <text:p>1211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48">
                <text:p>1148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95">
                <text:p>1095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45">
                <text:p>1045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65">
                <text:p>965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22">
                <text:p>922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80">
                <text:p>88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46">
                <text:p>84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27">
                <text:p>827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28">
                <text:p>828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88">
                <text:p>788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66">
                <text:p>76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35">
                <text:p>735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00">
                <text:p>80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21">
                <text:p>721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32">
                <text:p>732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62">
                <text:p>762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14">
                <text:p>814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91">
                <text:p>891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73">
                <text:p>87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54">
                <text:p>854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95">
                <text:p>895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80">
                <text:p>980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10">
                <text:p>1010</text:p>
              </table:table-cell>
              <table:table-cell office:value-type="float" office:value="1275">
                <text:p>12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66">
                <text:p>1066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57">
                <text:p>1157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83">
                <text:p>1183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37">
                <text:p>1237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268">
                <text:p>1268</text:p>
              </table:table-cell>
              <table:table-cell office:value-type="float" office:value="1715">
                <text:p>17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19">
                <text:p>1319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60">
                <text:p>1360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38">
                <text:p>1438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93">
                <text:p>1493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10">
                <text:p>1510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52">
                <text:p>1552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22">
                <text:p>1622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65">
                <text:p>1565</text:p>
              </table:table-cell>
              <table:table-cell office:value-type="float" office:value="1786">
                <text:p>17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79">
                <text:p>1579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73">
                <text:p>1573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60">
                <text:p>1560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32">
                <text:p>1532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10">
                <text:p>1510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94">
                <text:p>1494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01">
                <text:p>1501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68">
                <text:p>1468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68">
                <text:p>1368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347">
                <text:p>1347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86">
                <text:p>1286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12">
                <text:p>121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64">
                <text:p>1164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90">
                <text:p>109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40">
                <text:p>104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99">
                <text:p>999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78">
                <text:p>97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37">
                <text:p>937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22">
                <text:p>922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95">
                <text:p>89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74">
                <text:p>87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29">
                <text:p>829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14">
                <text:p>814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54">
                <text:p>85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50">
                <text:p>850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50">
                <text:p>85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59">
                <text:p>859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70">
                <text:p>870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08">
                <text:p>908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29">
                <text:p>1029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64">
                <text:p>1064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36">
                <text:p>1036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85">
                <text:p>1085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63">
                <text:p>1163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207">
                <text:p>1207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296">
                <text:p>1296</text:p>
              </table:table-cell>
              <table:table-cell office:value-type="float" office:value="1627">
                <text:p>16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292">
                <text:p>1292</text:p>
              </table:table-cell>
              <table:table-cell office:value-type="float" office:value="1685">
                <text:p>16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40">
                <text:p>1340</text:p>
              </table:table-cell>
              <table:table-cell office:value-type="float" office:value="1756">
                <text:p>175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389">
                <text:p>1389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44">
                <text:p>1444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94">
                <text:p>1494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37">
                <text:p>1537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60">
                <text:p>1560</text:p>
              </table:table-cell>
              <table:table-cell office:value-type="float" office:value="1887">
                <text:p>18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08">
                <text:p>1608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03">
                <text:p>1603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46">
                <text:p>1646</text:p>
              </table:table-cell>
              <table:table-cell office:value-type="float" office:value="1737">
                <text:p>17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34">
                <text:p>1634</text:p>
              </table:table-cell>
              <table:table-cell office:value-type="float" office:value="1649">
                <text:p>164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11">
                <text:p>1611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69">
                <text:p>1569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47">
                <text:p>1547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64">
                <text:p>1564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26">
                <text:p>1526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80">
                <text:p>1480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65">
                <text:p>1465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52">
                <text:p>1352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18">
                <text:p>1318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64">
                <text:p>1264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04">
                <text:p>120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34">
                <text:p>1134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69">
                <text:p>106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23">
                <text:p>1023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84">
                <text:p>984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43">
                <text:p>94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28">
                <text:p>928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03">
                <text:p>90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70">
                <text:p>87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25">
                <text:p>825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92">
                <text:p>892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90">
                <text:p>890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79">
                <text:p>879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23">
                <text:p>923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48">
                <text:p>948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26">
                <text:p>926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07">
                <text:p>907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14">
                <text:p>914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55">
                <text:p>955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54">
                <text:p>1054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19">
                <text:p>1119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59">
                <text:p>1159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12">
                <text:p>1212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60">
                <text:p>1260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303">
                <text:p>1303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324">
                <text:p>1324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72">
                <text:p>1372</text:p>
              </table:table-cell>
              <table:table-cell office:value-type="float" office:value="1780">
                <text:p>178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29">
                <text:p>1429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60">
                <text:p>1460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27">
                <text:p>1527</text:p>
              </table:table-cell>
              <table:table-cell office:value-type="float" office:value="1847">
                <text:p>184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55">
                <text:p>1555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81">
                <text:p>1581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21">
                <text:p>1621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94">
                <text:p>1594</text:p>
              </table:table-cell>
              <table:table-cell office:value-type="float" office:value="1761">
                <text:p>176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98">
                <text:p>1598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68">
                <text:p>1668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62">
                <text:p>1562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50">
                <text:p>1550</text:p>
              </table:table-cell>
              <table:table-cell office:value-type="float" office:value="1435">
                <text:p>143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22">
                <text:p>1522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41">
                <text:p>1541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28">
                <text:p>1528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88">
                <text:p>1488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68">
                <text:p>1368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37">
                <text:p>1337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80">
                <text:p>128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21">
                <text:p>1221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83">
                <text:p>1183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83">
                <text:p>1083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38">
                <text:p>1038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95">
                <text:p>995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83">
                <text:p>98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41">
                <text:p>94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96">
                <text:p>89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81">
                <text:p>881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58">
                <text:p>858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12">
                <text:p>812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38">
                <text:p>838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76">
                <text:p>87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68">
                <text:p>868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66">
                <text:p>866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63">
                <text:p>863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74">
                <text:p>874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14">
                <text:p>914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19">
                <text:p>1019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12">
                <text:p>1012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81">
                <text:p>1081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131">
                <text:p>1131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156">
                <text:p>1156</text:p>
              </table:table-cell>
              <table:table-cell office:value-type="float" office:value="1484">
                <text:p>148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243">
                <text:p>1243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02">
                <text:p>1302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10">
                <text:p>1310</text:p>
              </table:table-cell>
              <table:table-cell office:value-type="float" office:value="1709">
                <text:p>170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51">
                <text:p>1351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00">
                <text:p>140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44">
                <text:p>1444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14">
                <text:p>1514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32">
                <text:p>1532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77">
                <text:p>1577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601">
                <text:p>1601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16">
                <text:p>1616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35">
                <text:p>1635</text:p>
              </table:table-cell>
              <table:table-cell office:value-type="float" office:value="1713">
                <text:p>17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626">
                <text:p>1626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610">
                <text:p>1610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77">
                <text:p>1577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41">
                <text:p>1541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09">
                <text:p>1509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82">
                <text:p>1482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40">
                <text:p>1440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95">
                <text:p>1395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350">
                <text:p>1350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91">
                <text:p>1291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36">
                <text:p>1236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90">
                <text:p>1190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12">
                <text:p>1112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54">
                <text:p>1054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08">
                <text:p>100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87">
                <text:p>987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50">
                <text:p>95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35">
                <text:p>93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12">
                <text:p>91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60">
                <text:p>86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58">
                <text:p>85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50">
                <text:p>85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17">
                <text:p>81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15">
                <text:p>815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56">
                <text:p>856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45">
                <text:p>945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75">
                <text:p>975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58">
                <text:p>958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47">
                <text:p>947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11">
                <text:p>1011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91">
                <text:p>1091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123">
                <text:p>1123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67">
                <text:p>1167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231">
                <text:p>1231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75">
                <text:p>1275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79">
                <text:p>1279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32">
                <text:p>1332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384">
                <text:p>1384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36">
                <text:p>1436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01">
                <text:p>1501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28">
                <text:p>1528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58">
                <text:p>1558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94">
                <text:p>1594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614">
                <text:p>1614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635">
                <text:p>1635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14">
                <text:p>1614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11">
                <text:p>1611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93">
                <text:p>1593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31">
                <text:p>1531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05">
                <text:p>1505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22">
                <text:p>1522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09">
                <text:p>1509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48">
                <text:p>144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368">
                <text:p>1368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320">
                <text:p>1320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76">
                <text:p>1276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18">
                <text:p>1218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24">
                <text:p>1124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67">
                <text:p>106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21">
                <text:p>1021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9">
                <text:p>979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45">
                <text:p>94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39">
                <text:p>939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14">
                <text:p>91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64">
                <text:p>86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46">
                <text:p>846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09">
                <text:p>809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07">
                <text:p>80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22">
                <text:p>822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36">
                <text:p>836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44">
                <text:p>844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73">
                <text:p>873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78">
                <text:p>978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53">
                <text:p>155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11">
                <text:p>1611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35">
                <text:p>1635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07">
                <text:p>1607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82">
                <text:p>1582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576">
                <text:p>1576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585">
                <text:p>1585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06">
                <text:p>1606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577">
                <text:p>1577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528">
                <text:p>1528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78">
                <text:p>1478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36">
                <text:p>1436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444">
                <text:p>1444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356">
                <text:p>1356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93">
                <text:p>129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19">
                <text:p>1219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175">
                <text:p>1175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79">
                <text:p>1079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25">
                <text:p>1025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83">
                <text:p>983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52">
                <text:p>952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18">
                <text:p>918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12">
                <text:p>912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59">
                <text:p>859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18">
                <text:p>818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36">
                <text:p>836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795">
                <text:p>795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09">
                <text:p>809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21">
                <text:p>821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31">
                <text:p>831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61">
                <text:p>861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94">
                <text:p>994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63">
                <text:p>96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48">
                <text:p>948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28">
                <text:p>1028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45">
                <text:p>1045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11">
                <text:p>1111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150">
                <text:p>1150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230">
                <text:p>1230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272">
                <text:p>1272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295">
                <text:p>1295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40">
                <text:p>1340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93">
                <text:p>1393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498">
                <text:p>1498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516">
                <text:p>1516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561">
                <text:p>1561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72">
                <text:p>1572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618">
                <text:p>1618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645">
                <text:p>1645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49">
                <text:p>1649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641">
                <text:p>1641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630">
                <text:p>1630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594">
                <text:p>1594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551">
                <text:p>1551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515">
                <text:p>1515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80">
                <text:p>1480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36">
                <text:p>1436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396">
                <text:p>1396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367">
                <text:p>1367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308">
                <text:p>1308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262">
                <text:p>1262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83">
                <text:p>118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7">
                <text:p>1127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043">
                <text:p>1043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99">
                <text:p>999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57">
                <text:p>957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22">
                <text:p>922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14">
                <text:p>914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82">
                <text:p>882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65">
                <text:p>865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58">
                <text:p>858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90">
                <text:p>790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14">
                <text:p>814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23">
                <text:p>82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26">
                <text:p>826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44">
                <text:p>944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06">
                <text:p>906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90">
                <text:p>890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97">
                <text:p>897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48">
                <text:p>948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39">
                <text:p>1039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75">
                <text:p>1075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52">
                <text:p>1152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87">
                <text:p>1187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60">
                <text:p>1260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284">
                <text:p>1284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323">
                <text:p>1323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372">
                <text:p>1372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55">
                <text:p>1455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96">
                <text:p>1496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547">
                <text:p>1547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566">
                <text:p>1566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597">
                <text:p>1597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581">
                <text:p>1581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613">
                <text:p>1613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609">
                <text:p>1609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593">
                <text:p>1593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67">
                <text:p>1567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41">
                <text:p>1541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16">
                <text:p>1516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42">
                <text:p>1542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529">
                <text:p>1529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75">
                <text:p>1475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23">
                <text:p>1423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350">
                <text:p>1350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55">
                <text:p>1255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01">
                <text:p>1201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109">
                <text:p>1109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74">
                <text:p>1074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11">
                <text:p>1011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69">
                <text:p>969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50">
                <text:p>950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26">
                <text:p>926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89">
                <text:p>889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72">
                <text:p>872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867">
                <text:p>867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96">
                <text:p>796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862">
                <text:p>862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879">
                <text:p>879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870">
                <text:p>870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62">
                <text:p>862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859">
                <text:p>859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875">
                <text:p>875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39">
                <text:p>939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28">
                <text:p>1028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11">
                <text:p>1011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104">
                <text:p>1104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136">
                <text:p>1136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76">
                <text:p>1176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42">
                <text:p>1242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88">
                <text:p>1288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06">
                <text:p>1306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56">
                <text:p>1356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01">
                <text:p>1401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32">
                <text:p>1532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524">
                <text:p>1524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552">
                <text:p>1552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599">
                <text:p>1599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614">
                <text:p>1614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633">
                <text:p>1633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91">
                <text:p>1591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579">
                <text:p>1579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76">
                <text:p>1576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608">
                <text:p>1608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578">
                <text:p>1578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27">
                <text:p>1527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73">
                <text:p>1473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33">
                <text:p>1433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28">
                <text:p>1428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33">
                <text:p>1333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296">
                <text:p>1296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225">
                <text:p>1225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54">
                <text:p>1154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13">
                <text:p>1113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034">
                <text:p>1034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987">
                <text:p>987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56">
                <text:p>956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24">
                <text:p>924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908">
                <text:p>908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80">
                <text:p>880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23">
                <text:p>82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14">
                <text:p>814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98">
                <text:p>798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29">
                <text:p>829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33">
                <text:p>833</text:p>
              </table:table-cell>
              <table:table-cell office:value-type="float" office:value="1075">
                <text:p>107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37">
                <text:p>837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44">
                <text:p>844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91">
                <text:p>891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08">
                <text:p>1008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99">
                <text:p>999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059">
                <text:p>1059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021">
                <text:p>1021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102">
                <text:p>1102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153">
                <text:p>1153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214">
                <text:p>1214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238">
                <text:p>1238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288">
                <text:p>1288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40">
                <text:p>1340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98">
                <text:p>1398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62">
                <text:p>1462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508">
                <text:p>1508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556">
                <text:p>1556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580">
                <text:p>1580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637">
                <text:p>1637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650">
                <text:p>1650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585">
                <text:p>1585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584">
                <text:p>1584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572">
                <text:p>1572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596">
                <text:p>1596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591">
                <text:p>1591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34">
                <text:p>1534</text:p>
              </table:table-cell>
              <table:table-cell office:value-type="float" office:value="1096">
                <text:p>109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96">
                <text:p>1496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54">
                <text:p>1454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24">
                <text:p>1424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73">
                <text:p>1373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08">
                <text:p>1308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261">
                <text:p>1261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201">
                <text:p>1201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123">
                <text:p>1123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49">
                <text:p>1049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02">
                <text:p>1002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53">
                <text:p>953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25">
                <text:p>925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06">
                <text:p>906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87">
                <text:p>887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40">
                <text:p>840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06">
                <text:p>806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77">
                <text:p>877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80">
                <text:p>880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87">
                <text:p>887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39">
                <text:p>939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62">
                <text:p>862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73">
                <text:p>873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013">
                <text:p>1013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88">
                <text:p>988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023">
                <text:p>1023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74">
                <text:p>1074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119">
                <text:p>1119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49">
                <text:p>1149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201">
                <text:p>1201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241">
                <text:p>1241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308">
                <text:p>1308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320">
                <text:p>1320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365">
                <text:p>1365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16">
                <text:p>1416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87">
                <text:p>1487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36">
                <text:p>1536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56">
                <text:p>1556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74">
                <text:p>1574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89">
                <text:p>1589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98">
                <text:p>1598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612">
                <text:p>1612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86">
                <text:p>1586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56">
                <text:p>1556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33">
                <text:p>153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15">
                <text:p>1515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69">
                <text:p>1569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20">
                <text:p>1520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84">
                <text:p>1484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35">
                <text:p>1435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356">
                <text:p>1356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288">
                <text:p>1288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202">
                <text:p>1202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128">
                <text:p>1128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062">
                <text:p>1062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026">
                <text:p>1026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68">
                <text:p>968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47">
                <text:p>947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36">
                <text:p>936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90">
                <text:p>890</text:p>
              </table:table-cell>
              <table:table-cell office:value-type="float" office:value="1073">
                <text:p>10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402cm" svg:height="10.364cm" xlink:href=".." xlink:type="simple" chart:class="chart:line" chart:style-name="ch1">
        <chart:legend chart:legend-position="end" svg:x="15.82cm" svg:y="4.634cm" style:legend-expansion="high" chart:style-name="ch2"/>
        <chart:plot-area chart:style-name="ch3" table:cell-range-address="Sheet3.A1:Sheet3.B750" chart:data-source-has-labels="row" svg:x="0.348cm" svg:y="0.207cm" svg:width="15.124cm" svg:height="9.95cm">
          <chartooo:coordinate-region svg:x="1.446cm" svg:y="0.406cm" svg:width="14.026cm" svg:height="9.5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2:Sheet3.A750" chart:label-cell-address="Sheet3.A1:Sheet3.A1" chart:class="chart:line">
            <chart:data-point chart:repeated="749"/>
          </chart:series>
          <chart:series chart:style-name="ch7" chart:values-cell-range-address="Sheet3.B2:Sheet3.B750" chart:label-cell-address="Sheet3.B1:Sheet3.B1" chart:class="chart:line">
            <chart:data-point chart:repeated="7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</text:p>
                <draw:g>
                  <svg:desc>Sheet3.A1:Sheet3.A1</svg:desc>
                </draw:g>
              </table:table-cell>
              <table:table-cell office:value-type="string">
                <text:p>I</text:p>
                <draw:g>
                  <svg:desc>Sheet3.B1:Sheet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30.249333333333">
                <text:p>-230.249333333333</text:p>
                <draw:g>
                  <svg:desc>Sheet3.A2:Sheet3.A750</svg:desc>
                </draw:g>
              </table:table-cell>
              <table:table-cell office:value-type="float" office:value="-688.644">
                <text:p>-688.644</text:p>
                <draw:g>
                  <svg:desc>Sheet3.B2:Sheet3.B7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57.249333333333">
                <text:p>-257.249333333333</text:p>
              </table:table-cell>
              <table:table-cell office:value-type="float" office:value="-721.644">
                <text:p>-721.6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81.249333333333">
                <text:p>-281.249333333333</text:p>
              </table:table-cell>
              <table:table-cell office:value-type="float" office:value="-721.644">
                <text:p>-721.6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15.249333333333">
                <text:p>-315.249333333333</text:p>
              </table:table-cell>
              <table:table-cell office:value-type="float" office:value="-734.644">
                <text:p>-734.6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24.249333333333">
                <text:p>-324.249333333333</text:p>
              </table:table-cell>
              <table:table-cell office:value-type="float" office:value="-755.644">
                <text:p>-755.6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28.249333333333">
                <text:p>-328.249333333333</text:p>
              </table:table-cell>
              <table:table-cell office:value-type="float" office:value="-729.644">
                <text:p>-729.6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10.249333333333">
                <text:p>-410.249333333333</text:p>
              </table:table-cell>
              <table:table-cell office:value-type="float" office:value="-685.644">
                <text:p>-685.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82.249333333333">
                <text:p>-382.249333333333</text:p>
              </table:table-cell>
              <table:table-cell office:value-type="float" office:value="-600.644">
                <text:p>-600.6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67.249333333333">
                <text:p>-367.249333333333</text:p>
              </table:table-cell>
              <table:table-cell office:value-type="float" office:value="-506.644">
                <text:p>-506.6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71.249333333333">
                <text:p>-371.249333333333</text:p>
              </table:table-cell>
              <table:table-cell office:value-type="float" office:value="-428.644">
                <text:p>-428.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61.249333333333">
                <text:p>-361.249333333333</text:p>
              </table:table-cell>
              <table:table-cell office:value-type="float" office:value="-358.644">
                <text:p>-358.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45.249333333333">
                <text:p>-345.249333333333</text:p>
              </table:table-cell>
              <table:table-cell office:value-type="float" office:value="-290.644">
                <text:p>-290.6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82.249333333333">
                <text:p>-282.249333333333</text:p>
              </table:table-cell>
              <table:table-cell office:value-type="float" office:value="-232.644">
                <text:p>-232.6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80.249333333333">
                <text:p>-180.249333333333</text:p>
              </table:table-cell>
              <table:table-cell office:value-type="float" office:value="-149.644">
                <text:p>-149.6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71.249333333333">
                <text:p>-171.249333333333</text:p>
              </table:table-cell>
              <table:table-cell office:value-type="float" office:value="-12.644">
                <text:p>-12.6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61.249333333333">
                <text:p>-161.249333333333</text:p>
              </table:table-cell>
              <table:table-cell office:value-type="float" office:value="126.356">
                <text:p>126.3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92.2493333333334">
                <text:p>-92.2493333333334</text:p>
              </table:table-cell>
              <table:table-cell office:value-type="float" office:value="214.356">
                <text:p>214.3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60.2493333333334">
                <text:p>-60.2493333333334</text:p>
              </table:table-cell>
              <table:table-cell office:value-type="float" office:value="342.356">
                <text:p>342.3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249333333333425">
                <text:p>-0.249333333333425</text:p>
              </table:table-cell>
              <table:table-cell office:value-type="float" office:value="438.356">
                <text:p>438.3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7506666666666">
                <text:p>36.7506666666666</text:p>
              </table:table-cell>
              <table:table-cell office:value-type="float" office:value="526.356">
                <text:p>526.3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.7506666666666">
                <text:p>66.7506666666666</text:p>
              </table:table-cell>
              <table:table-cell office:value-type="float" office:value="595.356">
                <text:p>595.3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.750666666667">
                <text:p>110.750666666667</text:p>
              </table:table-cell>
              <table:table-cell office:value-type="float" office:value="662.356">
                <text:p>662.3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9.750666666667">
                <text:p>159.750666666667</text:p>
              </table:table-cell>
              <table:table-cell office:value-type="float" office:value="711.356">
                <text:p>711.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.750666666667">
                <text:p>200.750666666667</text:p>
              </table:table-cell>
              <table:table-cell office:value-type="float" office:value="744.356">
                <text:p>744.3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0.750666666667">
                <text:p>270.750666666667</text:p>
              </table:table-cell>
              <table:table-cell office:value-type="float" office:value="771.356">
                <text:p>771.3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1.750666666667">
                <text:p>311.750666666667</text:p>
              </table:table-cell>
              <table:table-cell office:value-type="float" office:value="782.356">
                <text:p>782.3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3.750666666667">
                <text:p>353.750666666667</text:p>
              </table:table-cell>
              <table:table-cell office:value-type="float" office:value="778.356">
                <text:p>778.3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6.750666666667">
                <text:p>366.750666666667</text:p>
              </table:table-cell>
              <table:table-cell office:value-type="float" office:value="789.356">
                <text:p>789.3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7.750666666667">
                <text:p>387.750666666667</text:p>
              </table:table-cell>
              <table:table-cell office:value-type="float" office:value="772.356">
                <text:p>772.3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8.750666666667">
                <text:p>388.750666666667</text:p>
              </table:table-cell>
              <table:table-cell office:value-type="float" office:value="708.356">
                <text:p>708.3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9.750666666667">
                <text:p>399.750666666667</text:p>
              </table:table-cell>
              <table:table-cell office:value-type="float" office:value="620.356">
                <text:p>620.3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1.750666666667">
                <text:p>391.750666666667</text:p>
              </table:table-cell>
              <table:table-cell office:value-type="float" office:value="533.356">
                <text:p>533.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1.750666666667">
                <text:p>371.750666666667</text:p>
              </table:table-cell>
              <table:table-cell office:value-type="float" office:value="444.356">
                <text:p>444.3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6.750666666667">
                <text:p>336.750666666667</text:p>
              </table:table-cell>
              <table:table-cell office:value-type="float" office:value="373.356">
                <text:p>373.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1.750666666667">
                <text:p>311.750666666667</text:p>
              </table:table-cell>
              <table:table-cell office:value-type="float" office:value="305.356">
                <text:p>305.3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0.750666666667">
                <text:p>290.750666666667</text:p>
              </table:table-cell>
              <table:table-cell office:value-type="float" office:value="246.356">
                <text:p>246.3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2.750666666667">
                <text:p>262.750666666667</text:p>
              </table:table-cell>
              <table:table-cell office:value-type="float" office:value="142.356">
                <text:p>142.3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4.750666666667">
                <text:p>224.750666666667</text:p>
              </table:table-cell>
              <table:table-cell office:value-type="float" office:value="1.35599999999999">
                <text:p>1.35599999999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9.750666666667">
                <text:p>169.750666666667</text:p>
              </table:table-cell>
              <table:table-cell office:value-type="float" office:value="-127.644">
                <text:p>-127.6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1.750666666667">
                <text:p>111.750666666667</text:p>
              </table:table-cell>
              <table:table-cell office:value-type="float" office:value="-226.644">
                <text:p>-226.6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5.7506666666666">
                <text:p>75.7506666666666</text:p>
              </table:table-cell>
              <table:table-cell office:value-type="float" office:value="-340.644">
                <text:p>-340.6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.7506666666666">
                <text:p>24.7506666666666</text:p>
              </table:table-cell>
              <table:table-cell office:value-type="float" office:value="-428.644">
                <text:p>-428.6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6.2493333333334">
                <text:p>-36.2493333333334</text:p>
              </table:table-cell>
              <table:table-cell office:value-type="float" office:value="-513.644">
                <text:p>-513.6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16.249333333333">
                <text:p>-116.249333333333</text:p>
              </table:table-cell>
              <table:table-cell office:value-type="float" office:value="-580.644">
                <text:p>-580.6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72.249333333333">
                <text:p>-172.249333333333</text:p>
              </table:table-cell>
              <table:table-cell office:value-type="float" office:value="-640.644">
                <text:p>-640.6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214.249333333333">
                <text:p>-214.249333333333</text:p>
              </table:table-cell>
              <table:table-cell office:value-type="float" office:value="-663.644">
                <text:p>-663.6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35.249333333333">
                <text:p>-235.249333333333</text:p>
              </table:table-cell>
              <table:table-cell office:value-type="float" office:value="-701.644">
                <text:p>-701.6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58.249333333333">
                <text:p>-258.249333333333</text:p>
              </table:table-cell>
              <table:table-cell office:value-type="float" office:value="-685.644">
                <text:p>-685.6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01.249333333333">
                <text:p>-301.249333333333</text:p>
              </table:table-cell>
              <table:table-cell office:value-type="float" office:value="-780.644">
                <text:p>-780.6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19.249333333333">
                <text:p>-319.249333333333</text:p>
              </table:table-cell>
              <table:table-cell office:value-type="float" office:value="-746.644">
                <text:p>-746.6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63.249333333333">
                <text:p>-363.249333333333</text:p>
              </table:table-cell>
              <table:table-cell office:value-type="float" office:value="-736.644">
                <text:p>-736.6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01.249333333333">
                <text:p>-401.249333333333</text:p>
              </table:table-cell>
              <table:table-cell office:value-type="float" office:value="-709.644">
                <text:p>-709.6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76.249333333333">
                <text:p>-376.249333333333</text:p>
              </table:table-cell>
              <table:table-cell office:value-type="float" office:value="-637.644">
                <text:p>-637.6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50.249333333333">
                <text:p>-350.249333333333</text:p>
              </table:table-cell>
              <table:table-cell office:value-type="float" office:value="-549.644">
                <text:p>-549.6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47.249333333333">
                <text:p>-347.249333333333</text:p>
              </table:table-cell>
              <table:table-cell office:value-type="float" office:value="-477.644">
                <text:p>-477.6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43.249333333333">
                <text:p>-343.249333333333</text:p>
              </table:table-cell>
              <table:table-cell office:value-type="float" office:value="-380.644">
                <text:p>-380.6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37.249333333333">
                <text:p>-337.249333333333</text:p>
              </table:table-cell>
              <table:table-cell office:value-type="float" office:value="-316.644">
                <text:p>-316.6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27.249333333333">
                <text:p>-327.249333333333</text:p>
              </table:table-cell>
              <table:table-cell office:value-type="float" office:value="-252.644">
                <text:p>-252.6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03.249333333333">
                <text:p>-303.249333333333</text:p>
              </table:table-cell>
              <table:table-cell office:value-type="float" office:value="-180.644">
                <text:p>-180.6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34.249333333333">
                <text:p>-234.249333333333</text:p>
              </table:table-cell>
              <table:table-cell office:value-type="float" office:value="-66.644">
                <text:p>-66.6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06.249333333333">
                <text:p>-206.249333333333</text:p>
              </table:table-cell>
              <table:table-cell office:value-type="float" office:value="80.356">
                <text:p>80.3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31.249333333333">
                <text:p>-131.249333333333</text:p>
              </table:table-cell>
              <table:table-cell office:value-type="float" office:value="192.356">
                <text:p>192.3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74.2493333333334">
                <text:p>-74.2493333333334</text:p>
              </table:table-cell>
              <table:table-cell office:value-type="float" office:value="297.356">
                <text:p>297.3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8.2493333333334">
                <text:p>-38.2493333333334</text:p>
              </table:table-cell>
              <table:table-cell office:value-type="float" office:value="421.356">
                <text:p>421.3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.7506666666666">
                <text:p>22.7506666666666</text:p>
              </table:table-cell>
              <table:table-cell office:value-type="float" office:value="496.356">
                <text:p>496.3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.7506666666666">
                <text:p>46.7506666666666</text:p>
              </table:table-cell>
              <table:table-cell office:value-type="float" office:value="575.356">
                <text:p>575.3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6.7506666666666">
                <text:p>86.7506666666666</text:p>
              </table:table-cell>
              <table:table-cell office:value-type="float" office:value="636.356">
                <text:p>636.3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.750666666667">
                <text:p>136.750666666667</text:p>
              </table:table-cell>
              <table:table-cell office:value-type="float" office:value="688.356">
                <text:p>688.3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7.750666666667">
                <text:p>197.750666666667</text:p>
              </table:table-cell>
              <table:table-cell office:value-type="float" office:value="738.356">
                <text:p>738.3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9.750666666667">
                <text:p>229.750666666667</text:p>
              </table:table-cell>
              <table:table-cell office:value-type="float" office:value="765.356">
                <text:p>765.3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4.750666666667">
                <text:p>294.750666666667</text:p>
              </table:table-cell>
              <table:table-cell office:value-type="float" office:value="786.356">
                <text:p>786.3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6.750666666667">
                <text:p>326.750666666667</text:p>
              </table:table-cell>
              <table:table-cell office:value-type="float" office:value="778.356">
                <text:p>778.3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3.750666666667">
                <text:p>363.750666666667</text:p>
              </table:table-cell>
              <table:table-cell office:value-type="float" office:value="795.356">
                <text:p>795.3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7.750666666667">
                <text:p>397.750666666667</text:p>
              </table:table-cell>
              <table:table-cell office:value-type="float" office:value="778.356">
                <text:p>778.3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9.750666666667">
                <text:p>389.750666666667</text:p>
              </table:table-cell>
              <table:table-cell office:value-type="float" office:value="738.356">
                <text:p>738.3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8.750666666667">
                <text:p>388.750666666667</text:p>
              </table:table-cell>
              <table:table-cell office:value-type="float" office:value="646.356">
                <text:p>646.3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5.750666666667">
                <text:p>375.750666666667</text:p>
              </table:table-cell>
              <table:table-cell office:value-type="float" office:value="567.356">
                <text:p>567.3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4.750666666667">
                <text:p>354.750666666667</text:p>
              </table:table-cell>
              <table:table-cell office:value-type="float" office:value="477.356">
                <text:p>477.3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5.750666666667">
                <text:p>335.750666666667</text:p>
              </table:table-cell>
              <table:table-cell office:value-type="float" office:value="402.356">
                <text:p>402.3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0.750666666667">
                <text:p>330.750666666667</text:p>
              </table:table-cell>
              <table:table-cell office:value-type="float" office:value="327.356">
                <text:p>327.3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1.750666666667">
                <text:p>351.750666666667</text:p>
              </table:table-cell>
              <table:table-cell office:value-type="float" office:value="269.356">
                <text:p>269.3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7.750666666667">
                <text:p>317.750666666667</text:p>
              </table:table-cell>
              <table:table-cell office:value-type="float" office:value="187.356">
                <text:p>187.3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0.750666666667">
                <text:p>270.750666666667</text:p>
              </table:table-cell>
              <table:table-cell office:value-type="float" office:value="68.356">
                <text:p>68.3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0.750666666667">
                <text:p>240.750666666667</text:p>
              </table:table-cell>
              <table:table-cell office:value-type="float" office:value="-77.644">
                <text:p>-77.6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8.750666666667">
                <text:p>158.750666666667</text:p>
              </table:table-cell>
              <table:table-cell office:value-type="float" office:value="-183.644">
                <text:p>-183.6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7.7506666666666">
                <text:p>97.7506666666666</text:p>
              </table:table-cell>
              <table:table-cell office:value-type="float" office:value="-297.644">
                <text:p>-297.6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.7506666666666">
                <text:p>36.7506666666666</text:p>
              </table:table-cell>
              <table:table-cell office:value-type="float" office:value="-394.644">
                <text:p>-394.6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6.2493333333334">
                <text:p>-16.2493333333334</text:p>
              </table:table-cell>
              <table:table-cell office:value-type="float" office:value="-483.644">
                <text:p>-483.6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82.2493333333334">
                <text:p>-82.2493333333334</text:p>
              </table:table-cell>
              <table:table-cell office:value-type="float" office:value="-533.644">
                <text:p>-533.6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51.249333333333">
                <text:p>-151.249333333333</text:p>
              </table:table-cell>
              <table:table-cell office:value-type="float" office:value="-617.644">
                <text:p>-617.6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202.249333333333">
                <text:p>-202.249333333333</text:p>
              </table:table-cell>
              <table:table-cell office:value-type="float" office:value="-666.644">
                <text:p>-666.6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35.249333333333">
                <text:p>-235.249333333333</text:p>
              </table:table-cell>
              <table:table-cell office:value-type="float" office:value="-697.644">
                <text:p>-697.6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42.249333333333">
                <text:p>-242.249333333333</text:p>
              </table:table-cell>
              <table:table-cell office:value-type="float" office:value="-729.644">
                <text:p>-729.6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71.249333333333">
                <text:p>-271.249333333333</text:p>
              </table:table-cell>
              <table:table-cell office:value-type="float" office:value="-736.644">
                <text:p>-736.6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14.249333333333">
                <text:p>-314.249333333333</text:p>
              </table:table-cell>
              <table:table-cell office:value-type="float" office:value="-746.644">
                <text:p>-746.6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47.249333333333">
                <text:p>-347.249333333333</text:p>
              </table:table-cell>
              <table:table-cell office:value-type="float" office:value="-750.644">
                <text:p>-750.6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80.249333333333">
                <text:p>-380.249333333333</text:p>
              </table:table-cell>
              <table:table-cell office:value-type="float" office:value="-717.644">
                <text:p>-717.6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07.249333333333">
                <text:p>-307.249333333333</text:p>
              </table:table-cell>
              <table:table-cell office:value-type="float" office:value="-666.644">
                <text:p>-666.6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43.249333333333">
                <text:p>-343.249333333333</text:p>
              </table:table-cell>
              <table:table-cell office:value-type="float" office:value="-586.644">
                <text:p>-586.6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44.249333333333">
                <text:p>-344.249333333333</text:p>
              </table:table-cell>
              <table:table-cell office:value-type="float" office:value="-494.644">
                <text:p>-494.6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94.249333333333">
                <text:p>-294.249333333333</text:p>
              </table:table-cell>
              <table:table-cell office:value-type="float" office:value="-411.644">
                <text:p>-411.6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57.249333333333">
                <text:p>-257.249333333333</text:p>
              </table:table-cell>
              <table:table-cell office:value-type="float" office:value="-333.644">
                <text:p>-333.6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99.249333333333">
                <text:p>-299.249333333333</text:p>
              </table:table-cell>
              <table:table-cell office:value-type="float" office:value="-272.644">
                <text:p>-272.6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319.249333333333">
                <text:p>-319.249333333333</text:p>
              </table:table-cell>
              <table:table-cell office:value-type="float" office:value="-214.644">
                <text:p>-214.6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35.249333333333">
                <text:p>-235.249333333333</text:p>
              </table:table-cell>
              <table:table-cell office:value-type="float" office:value="-116.644">
                <text:p>-116.6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84.249333333333">
                <text:p>-184.249333333333</text:p>
              </table:table-cell>
              <table:table-cell office:value-type="float" office:value="40.356">
                <text:p>40.3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88.249333333333">
                <text:p>-188.249333333333</text:p>
              </table:table-cell>
              <table:table-cell office:value-type="float" office:value="150.356">
                <text:p>150.3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14.249333333333">
                <text:p>-114.249333333333</text:p>
              </table:table-cell>
              <table:table-cell office:value-type="float" office:value="250.356">
                <text:p>250.3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60.2493333333334">
                <text:p>-60.2493333333334</text:p>
              </table:table-cell>
              <table:table-cell office:value-type="float" office:value="372.356">
                <text:p>372.3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1.2493333333334">
                <text:p>-11.2493333333334</text:p>
              </table:table-cell>
              <table:table-cell office:value-type="float" office:value="460.356">
                <text:p>460.3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9.7506666666666">
                <text:p>49.7506666666666</text:p>
              </table:table-cell>
              <table:table-cell office:value-type="float" office:value="552.356">
                <text:p>552.3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0.7506666666666">
                <text:p>80.7506666666666</text:p>
              </table:table-cell>
              <table:table-cell office:value-type="float" office:value="619.356">
                <text:p>619.3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1.750666666667">
                <text:p>121.750666666667</text:p>
              </table:table-cell>
              <table:table-cell office:value-type="float" office:value="672.356">
                <text:p>672.3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0.750666666667">
                <text:p>170.750666666667</text:p>
              </table:table-cell>
              <table:table-cell office:value-type="float" office:value="718.356">
                <text:p>718.3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8.750666666667">
                <text:p>228.750666666667</text:p>
              </table:table-cell>
              <table:table-cell office:value-type="float" office:value="756.356">
                <text:p>756.3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1.750666666667">
                <text:p>271.750666666667</text:p>
              </table:table-cell>
              <table:table-cell office:value-type="float" office:value="776.356">
                <text:p>776.3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4.750666666667">
                <text:p>314.750666666667</text:p>
              </table:table-cell>
              <table:table-cell office:value-type="float" office:value="774.356">
                <text:p>774.3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6.750666666667">
                <text:p>346.750666666667</text:p>
              </table:table-cell>
              <table:table-cell office:value-type="float" office:value="786.356">
                <text:p>786.3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5.750666666667">
                <text:p>395.750666666667</text:p>
              </table:table-cell>
              <table:table-cell office:value-type="float" office:value="774.356">
                <text:p>774.3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88.750666666667">
                <text:p>388.750666666667</text:p>
              </table:table-cell>
              <table:table-cell office:value-type="float" office:value="756.356">
                <text:p>756.3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8.750666666667">
                <text:p>428.750666666667</text:p>
              </table:table-cell>
              <table:table-cell office:value-type="float" office:value="685.356">
                <text:p>685.3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4.750666666667">
                <text:p>424.750666666667</text:p>
              </table:table-cell>
              <table:table-cell office:value-type="float" office:value="602.356">
                <text:p>602.3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11.750666666667">
                <text:p>411.750666666667</text:p>
              </table:table-cell>
              <table:table-cell office:value-type="float" office:value="510.356">
                <text:p>510.3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83.750666666667">
                <text:p>383.750666666667</text:p>
              </table:table-cell>
              <table:table-cell office:value-type="float" office:value="427.356">
                <text:p>427.3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7.750666666667">
                <text:p>347.750666666667</text:p>
              </table:table-cell>
              <table:table-cell office:value-type="float" office:value="361.356">
                <text:p>361.3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6.750666666667">
                <text:p>316.750666666667</text:p>
              </table:table-cell>
              <table:table-cell office:value-type="float" office:value="296.356">
                <text:p>296.3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83.750666666667">
                <text:p>283.750666666667</text:p>
              </table:table-cell>
              <table:table-cell office:value-type="float" office:value="224.356">
                <text:p>224.3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0.750666666667">
                <text:p>250.750666666667</text:p>
              </table:table-cell>
              <table:table-cell office:value-type="float" office:value="113.356">
                <text:p>113.3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8.750666666667">
                <text:p>208.750666666667</text:p>
              </table:table-cell>
              <table:table-cell office:value-type="float" office:value="-30.644">
                <text:p>-30.6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4.750666666667">
                <text:p>204.750666666667</text:p>
              </table:table-cell>
              <table:table-cell office:value-type="float" office:value="-146.644">
                <text:p>-146.6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3.750666666667">
                <text:p>103.750666666667</text:p>
              </table:table-cell>
              <table:table-cell office:value-type="float" office:value="-249.644">
                <text:p>-249.6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0.7506666666666">
                <text:p>60.7506666666666</text:p>
              </table:table-cell>
              <table:table-cell office:value-type="float" office:value="-362.644">
                <text:p>-362.6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2.2493333333334">
                <text:p>-22.2493333333334</text:p>
              </table:table-cell>
              <table:table-cell office:value-type="float" office:value="-447.644">
                <text:p>-447.6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46.2493333333334">
                <text:p>-46.2493333333334</text:p>
              </table:table-cell>
              <table:table-cell office:value-type="float" office:value="-533.644">
                <text:p>-533.6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33.249333333333">
                <text:p>-133.249333333333</text:p>
              </table:table-cell>
              <table:table-cell office:value-type="float" office:value="-595.644">
                <text:p>-595.6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80.249333333333">
                <text:p>-180.249333333333</text:p>
              </table:table-cell>
              <table:table-cell office:value-type="float" office:value="-652.644">
                <text:p>-652.6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22.249333333333">
                <text:p>-222.249333333333</text:p>
              </table:table-cell>
              <table:table-cell office:value-type="float" office:value="-686.644">
                <text:p>-686.6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238.249333333333">
                <text:p>-238.249333333333</text:p>
              </table:table-cell>
              <table:table-cell office:value-type="float" office:value="-716.644">
                <text:p>-716.6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265.249333333333">
                <text:p>-265.249333333333</text:p>
              </table:table-cell>
              <table:table-cell office:value-type="float" office:value="-741.644">
                <text:p>-741.6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308.249333333333">
                <text:p>-308.249333333333</text:p>
              </table:table-cell>
              <table:table-cell office:value-type="float" office:value="-733.644">
                <text:p>-733.6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325.249333333333">
                <text:p>-325.249333333333</text:p>
              </table:table-cell>
              <table:table-cell office:value-type="float" office:value="-745.644">
                <text:p>-745.6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345.249333333333">
                <text:p>-345.249333333333</text:p>
              </table:table-cell>
              <table:table-cell office:value-type="float" office:value="-733.644">
                <text:p>-733.6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366.249333333333">
                <text:p>-366.249333333333</text:p>
              </table:table-cell>
              <table:table-cell office:value-type="float" office:value="-693.644">
                <text:p>-693.6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94.249333333333">
                <text:p>-294.249333333333</text:p>
              </table:table-cell>
              <table:table-cell office:value-type="float" office:value="-613.644">
                <text:p>-613.6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88.249333333333">
                <text:p>-288.249333333333</text:p>
              </table:table-cell>
              <table:table-cell office:value-type="float" office:value="-533.644">
                <text:p>-533.6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83.249333333333">
                <text:p>-283.249333333333</text:p>
              </table:table-cell>
              <table:table-cell office:value-type="float" office:value="-444.644">
                <text:p>-444.6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95.249333333333">
                <text:p>-295.249333333333</text:p>
              </table:table-cell>
              <table:table-cell office:value-type="float" office:value="-364.644">
                <text:p>-364.6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301.249333333333">
                <text:p>-301.249333333333</text:p>
              </table:table-cell>
              <table:table-cell office:value-type="float" office:value="-297.644">
                <text:p>-297.6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04.249333333333">
                <text:p>-304.249333333333</text:p>
              </table:table-cell>
              <table:table-cell office:value-type="float" office:value="-239.644">
                <text:p>-239.6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303.249333333333">
                <text:p>-303.249333333333</text:p>
              </table:table-cell>
              <table:table-cell office:value-type="float" office:value="-164.644">
                <text:p>-164.6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69.249333333333">
                <text:p>-269.249333333333</text:p>
              </table:table-cell>
              <table:table-cell office:value-type="float" office:value="-26.644">
                <text:p>-26.6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98.249333333333">
                <text:p>-198.249333333333</text:p>
              </table:table-cell>
              <table:table-cell office:value-type="float" office:value="111.356">
                <text:p>111.3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07.249333333333">
                <text:p>-107.249333333333</text:p>
              </table:table-cell>
              <table:table-cell office:value-type="float" office:value="217.356">
                <text:p>217.3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72.2493333333334">
                <text:p>-72.2493333333334</text:p>
              </table:table-cell>
              <table:table-cell office:value-type="float" office:value="326.356">
                <text:p>326.3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5.24933333333343">
                <text:p>-5.24933333333343</text:p>
              </table:table-cell>
              <table:table-cell office:value-type="float" office:value="431.356">
                <text:p>431.3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.7506666666666">
                <text:p>30.7506666666666</text:p>
              </table:table-cell>
              <table:table-cell office:value-type="float" office:value="516.356">
                <text:p>516.35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8.7506666666666">
                <text:p>68.7506666666666</text:p>
              </table:table-cell>
              <table:table-cell office:value-type="float" office:value="594.356">
                <text:p>594.3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3.750666666667">
                <text:p>103.750666666667</text:p>
              </table:table-cell>
              <table:table-cell office:value-type="float" office:value="654.356">
                <text:p>654.3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2.750666666667">
                <text:p>152.750666666667</text:p>
              </table:table-cell>
              <table:table-cell office:value-type="float" office:value="702.356">
                <text:p>702.3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8.750666666667">
                <text:p>198.750666666667</text:p>
              </table:table-cell>
              <table:table-cell office:value-type="float" office:value="741.356">
                <text:p>741.3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7.750666666667">
                <text:p>257.750666666667</text:p>
              </table:table-cell>
              <table:table-cell office:value-type="float" office:value="769.356">
                <text:p>769.3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7.750666666667">
                <text:p>307.750666666667</text:p>
              </table:table-cell>
              <table:table-cell office:value-type="float" office:value="782.356">
                <text:p>782.3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0.750666666667">
                <text:p>330.750666666667</text:p>
              </table:table-cell>
              <table:table-cell office:value-type="float" office:value="778.356">
                <text:p>778.3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67.750666666667">
                <text:p>367.750666666667</text:p>
              </table:table-cell>
              <table:table-cell office:value-type="float" office:value="792.356">
                <text:p>792.3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0.750666666667">
                <text:p>380.750666666667</text:p>
              </table:table-cell>
              <table:table-cell office:value-type="float" office:value="767.356">
                <text:p>767.3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6.750666666667">
                <text:p>426.750666666667</text:p>
              </table:table-cell>
              <table:table-cell office:value-type="float" office:value="718.356">
                <text:p>718.3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1.750666666667">
                <text:p>391.750666666667</text:p>
              </table:table-cell>
              <table:table-cell office:value-type="float" office:value="629.356">
                <text:p>629.3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6.750666666667">
                <text:p>366.750666666667</text:p>
              </table:table-cell>
              <table:table-cell office:value-type="float" office:value="540.356">
                <text:p>540.3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2.750666666667">
                <text:p>382.750666666667</text:p>
              </table:table-cell>
              <table:table-cell office:value-type="float" office:value="468.356">
                <text:p>468.3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76.750666666667">
                <text:p>376.750666666667</text:p>
              </table:table-cell>
              <table:table-cell office:value-type="float" office:value="382.356">
                <text:p>382.3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6.750666666667">
                <text:p>366.750666666667</text:p>
              </table:table-cell>
              <table:table-cell office:value-type="float" office:value="319.356">
                <text:p>319.3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24.750666666667">
                <text:p>324.750666666667</text:p>
              </table:table-cell>
              <table:table-cell office:value-type="float" office:value="257.356">
                <text:p>257.3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1.750666666667">
                <text:p>281.750666666667</text:p>
              </table:table-cell>
              <table:table-cell office:value-type="float" office:value="164.356">
                <text:p>164.3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5.750666666667">
                <text:p>235.750666666667</text:p>
              </table:table-cell>
              <table:table-cell office:value-type="float" office:value="24.356">
                <text:p>24.3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2.750666666667">
                <text:p>222.750666666667</text:p>
              </table:table-cell>
              <table:table-cell office:value-type="float" office:value="-103.644">
                <text:p>-103.6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0.750666666667">
                <text:p>140.750666666667</text:p>
              </table:table-cell>
              <table:table-cell office:value-type="float" office:value="-222.644">
                <text:p>-222.6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2.7506666666666">
                <text:p>82.7506666666666</text:p>
              </table:table-cell>
              <table:table-cell office:value-type="float" office:value="-316.644">
                <text:p>-316.6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.7506666666666">
                <text:p>26.7506666666666</text:p>
              </table:table-cell>
              <table:table-cell office:value-type="float" office:value="-405.644">
                <text:p>-405.6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6.2493333333334">
                <text:p>-36.2493333333334</text:p>
              </table:table-cell>
              <table:table-cell office:value-type="float" office:value="-504.644">
                <text:p>-504.6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96.2493333333334">
                <text:p>-96.2493333333334</text:p>
              </table:table-cell>
              <table:table-cell office:value-type="float" office:value="-573.644">
                <text:p>-573.6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66.249333333333">
                <text:p>-166.249333333333</text:p>
              </table:table-cell>
              <table:table-cell office:value-type="float" office:value="-633.644">
                <text:p>-633.6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217.249333333333">
                <text:p>-217.249333333333</text:p>
              </table:table-cell>
              <table:table-cell office:value-type="float" office:value="-649.644">
                <text:p>-649.6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42.249333333333">
                <text:p>-242.249333333333</text:p>
              </table:table-cell>
              <table:table-cell office:value-type="float" office:value="-712.644">
                <text:p>-712.6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268.249333333333">
                <text:p>-268.249333333333</text:p>
              </table:table-cell>
              <table:table-cell office:value-type="float" office:value="-733.644">
                <text:p>-733.6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279.249333333333">
                <text:p>-279.249333333333</text:p>
              </table:table-cell>
              <table:table-cell office:value-type="float" office:value="-752.644">
                <text:p>-752.6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27.249333333333">
                <text:p>-327.249333333333</text:p>
              </table:table-cell>
              <table:table-cell office:value-type="float" office:value="-740.644">
                <text:p>-740.6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28.249333333333">
                <text:p>-328.249333333333</text:p>
              </table:table-cell>
              <table:table-cell office:value-type="float" office:value="-742.644">
                <text:p>-742.6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387.249333333333">
                <text:p>-387.249333333333</text:p>
              </table:table-cell>
              <table:table-cell office:value-type="float" office:value="-684.644">
                <text:p>-684.6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303.249333333333">
                <text:p>-303.249333333333</text:p>
              </table:table-cell>
              <table:table-cell office:value-type="float" office:value="-681.644">
                <text:p>-681.6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299.249333333333">
                <text:p>-299.249333333333</text:p>
              </table:table-cell>
              <table:table-cell office:value-type="float" office:value="-566.644">
                <text:p>-566.6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295.249333333333">
                <text:p>-295.249333333333</text:p>
              </table:table-cell>
              <table:table-cell office:value-type="float" office:value="-472.644">
                <text:p>-472.6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267.249333333333">
                <text:p>-267.249333333333</text:p>
              </table:table-cell>
              <table:table-cell office:value-type="float" office:value="-387.644">
                <text:p>-387.6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78.249333333333">
                <text:p>-278.249333333333</text:p>
              </table:table-cell>
              <table:table-cell office:value-type="float" office:value="-317.644">
                <text:p>-317.6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293.249333333333">
                <text:p>-293.249333333333</text:p>
              </table:table-cell>
              <table:table-cell office:value-type="float" office:value="-255.644">
                <text:p>-255.6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305.249333333333">
                <text:p>-305.249333333333</text:p>
              </table:table-cell>
              <table:table-cell office:value-type="float" office:value="-166.644">
                <text:p>-166.6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91.249333333333">
                <text:p>-291.249333333333</text:p>
              </table:table-cell>
              <table:table-cell office:value-type="float" office:value="-81.644">
                <text:p>-81.6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19.249333333333">
                <text:p>-219.249333333333</text:p>
              </table:table-cell>
              <table:table-cell office:value-type="float" office:value="62.356">
                <text:p>62.3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10.249333333333">
                <text:p>-110.249333333333</text:p>
              </table:table-cell>
              <table:table-cell office:value-type="float" office:value="172.356">
                <text:p>172.3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78.2493333333334">
                <text:p>-78.2493333333334</text:p>
              </table:table-cell>
              <table:table-cell office:value-type="float" office:value="290.356">
                <text:p>290.3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53.2493333333334">
                <text:p>-53.2493333333334</text:p>
              </table:table-cell>
              <table:table-cell office:value-type="float" office:value="395.356">
                <text:p>395.3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.7506666666666">
                <text:p>28.7506666666666</text:p>
              </table:table-cell>
              <table:table-cell office:value-type="float" office:value="484.356">
                <text:p>484.3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6.7506666666666">
                <text:p>66.7506666666666</text:p>
              </table:table-cell>
              <table:table-cell office:value-type="float" office:value="562.356">
                <text:p>562.3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8.750666666667">
                <text:p>108.750666666667</text:p>
              </table:table-cell>
              <table:table-cell office:value-type="float" office:value="626.356">
                <text:p>626.3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1.750666666667">
                <text:p>131.750666666667</text:p>
              </table:table-cell>
              <table:table-cell office:value-type="float" office:value="706.356">
                <text:p>706.3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2.750666666667">
                <text:p>182.750666666667</text:p>
              </table:table-cell>
              <table:table-cell office:value-type="float" office:value="726.356">
                <text:p>726.3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8.750666666667">
                <text:p>248.750666666667</text:p>
              </table:table-cell>
              <table:table-cell office:value-type="float" office:value="762.356">
                <text:p>762.3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5.750666666667">
                <text:p>305.750666666667</text:p>
              </table:table-cell>
              <table:table-cell office:value-type="float" office:value="777.356">
                <text:p>777.3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18.750666666667">
                <text:p>318.750666666667</text:p>
              </table:table-cell>
              <table:table-cell office:value-type="float" office:value="782.356">
                <text:p>782.3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46.750666666667">
                <text:p>346.750666666667</text:p>
              </table:table-cell>
              <table:table-cell office:value-type="float" office:value="795.356">
                <text:p>795.3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80.750666666667">
                <text:p>380.750666666667</text:p>
              </table:table-cell>
              <table:table-cell office:value-type="float" office:value="781.356">
                <text:p>781.3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30.750666666667">
                <text:p>430.750666666667</text:p>
              </table:table-cell>
              <table:table-cell office:value-type="float" office:value="756.356">
                <text:p>756.3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11.750666666667">
                <text:p>411.750666666667</text:p>
              </table:table-cell>
              <table:table-cell office:value-type="float" office:value="660.356">
                <text:p>660.3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91.750666666667">
                <text:p>391.750666666667</text:p>
              </table:table-cell>
              <table:table-cell office:value-type="float" office:value="576.356">
                <text:p>576.3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70.750666666667">
                <text:p>370.750666666667</text:p>
              </table:table-cell>
              <table:table-cell office:value-type="float" office:value="490.356">
                <text:p>490.3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2.750666666667">
                <text:p>342.750666666667</text:p>
              </table:table-cell>
              <table:table-cell office:value-type="float" office:value="407.356">
                <text:p>407.3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21.750666666667">
                <text:p>321.750666666667</text:p>
              </table:table-cell>
              <table:table-cell office:value-type="float" office:value="340.356">
                <text:p>340.3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03.750666666667">
                <text:p>303.750666666667</text:p>
              </table:table-cell>
              <table:table-cell office:value-type="float" office:value="275.356">
                <text:p>275.3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14.750666666667">
                <text:p>314.750666666667</text:p>
              </table:table-cell>
              <table:table-cell office:value-type="float" office:value="203.356">
                <text:p>203.3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96.750666666667">
                <text:p>296.750666666667</text:p>
              </table:table-cell>
              <table:table-cell office:value-type="float" office:value="75.356">
                <text:p>75.3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6.750666666667">
                <text:p>206.750666666667</text:p>
              </table:table-cell>
              <table:table-cell office:value-type="float" office:value="-74.644">
                <text:p>-74.64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70.750666666667">
                <text:p>170.750666666667</text:p>
              </table:table-cell>
              <table:table-cell office:value-type="float" office:value="-169.644">
                <text:p>-169.64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7.750666666667">
                <text:p>107.750666666667</text:p>
              </table:table-cell>
              <table:table-cell office:value-type="float" office:value="-275.644">
                <text:p>-275.6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1.7506666666666">
                <text:p>31.7506666666666</text:p>
              </table:table-cell>
              <table:table-cell office:value-type="float" office:value="-385.644">
                <text:p>-385.6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6.24933333333343">
                <text:p>-6.24933333333343</text:p>
              </table:table-cell>
              <table:table-cell office:value-type="float" office:value="-469.644">
                <text:p>-469.6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65.2493333333334">
                <text:p>-65.2493333333334</text:p>
              </table:table-cell>
              <table:table-cell office:value-type="float" office:value="-547.644">
                <text:p>-547.6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42.249333333333">
                <text:p>-142.249333333333</text:p>
              </table:table-cell>
              <table:table-cell office:value-type="float" office:value="-611.644">
                <text:p>-611.6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90.249333333333">
                <text:p>-190.249333333333</text:p>
              </table:table-cell>
              <table:table-cell office:value-type="float" office:value="-658.644">
                <text:p>-658.6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222.249333333333">
                <text:p>-222.249333333333</text:p>
              </table:table-cell>
              <table:table-cell office:value-type="float" office:value="-698.644">
                <text:p>-698.6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62.249333333333">
                <text:p>-262.249333333333</text:p>
              </table:table-cell>
              <table:table-cell office:value-type="float" office:value="-725.644">
                <text:p>-725.6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294.249333333333">
                <text:p>-294.249333333333</text:p>
              </table:table-cell>
              <table:table-cell office:value-type="float" office:value="-747.644">
                <text:p>-747.6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84.249333333333">
                <text:p>-284.249333333333</text:p>
              </table:table-cell>
              <table:table-cell office:value-type="float" office:value="-734.644">
                <text:p>-734.6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347.249333333333">
                <text:p>-347.249333333333</text:p>
              </table:table-cell>
              <table:table-cell office:value-type="float" office:value="-746.644">
                <text:p>-746.64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390.249333333333">
                <text:p>-390.249333333333</text:p>
              </table:table-cell>
              <table:table-cell office:value-type="float" office:value="-729.644">
                <text:p>-729.6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12.249333333333">
                <text:p>-312.249333333333</text:p>
              </table:table-cell>
              <table:table-cell office:value-type="float" office:value="-676.644">
                <text:p>-676.6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32.249333333333">
                <text:p>-332.249333333333</text:p>
              </table:table-cell>
              <table:table-cell office:value-type="float" office:value="-575.644">
                <text:p>-575.6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47.249333333333">
                <text:p>-347.249333333333</text:p>
              </table:table-cell>
              <table:table-cell office:value-type="float" office:value="-507.644">
                <text:p>-507.6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278.249333333333">
                <text:p>-278.249333333333</text:p>
              </table:table-cell>
              <table:table-cell office:value-type="float" office:value="-423.644">
                <text:p>-423.6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270.249333333333">
                <text:p>-270.249333333333</text:p>
              </table:table-cell>
              <table:table-cell office:value-type="float" office:value="-344.644">
                <text:p>-344.64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305.249333333333">
                <text:p>-305.249333333333</text:p>
              </table:table-cell>
              <table:table-cell office:value-type="float" office:value="-277.644">
                <text:p>-277.6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257.249333333333">
                <text:p>-257.249333333333</text:p>
              </table:table-cell>
              <table:table-cell office:value-type="float" office:value="-219.644">
                <text:p>-219.64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82.249333333333">
                <text:p>-182.249333333333</text:p>
              </table:table-cell>
              <table:table-cell office:value-type="float" office:value="-131.644">
                <text:p>-131.6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50.249333333333">
                <text:p>-150.249333333333</text:p>
              </table:table-cell>
              <table:table-cell office:value-type="float" office:value="7.35599999999999">
                <text:p>7.355999999999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78.249333333333">
                <text:p>-178.249333333333</text:p>
              </table:table-cell>
              <table:table-cell office:value-type="float" office:value="144.356">
                <text:p>144.3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86.2493333333334">
                <text:p>-86.2493333333334</text:p>
              </table:table-cell>
              <table:table-cell office:value-type="float" office:value="238.356">
                <text:p>238.3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50.2493333333334">
                <text:p>-50.2493333333334</text:p>
              </table:table-cell>
              <table:table-cell office:value-type="float" office:value="356.356">
                <text:p>356.3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0.2493333333334">
                <text:p>-10.2493333333334</text:p>
              </table:table-cell>
              <table:table-cell office:value-type="float" office:value="449.356">
                <text:p>449.3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.7506666666666">
                <text:p>34.7506666666666</text:p>
              </table:table-cell>
              <table:table-cell office:value-type="float" office:value="544.356">
                <text:p>544.3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9.7506666666666">
                <text:p>79.7506666666666</text:p>
              </table:table-cell>
              <table:table-cell office:value-type="float" office:value="600.356">
                <text:p>600.3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6.750666666667">
                <text:p>116.750666666667</text:p>
              </table:table-cell>
              <table:table-cell office:value-type="float" office:value="661.356">
                <text:p>661.3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6.750666666667">
                <text:p>166.750666666667</text:p>
              </table:table-cell>
              <table:table-cell office:value-type="float" office:value="711.356">
                <text:p>711.3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5.7506666666666">
                <text:p>65.7506666666666</text:p>
              </table:table-cell>
              <table:table-cell office:value-type="float" office:value="234.356">
                <text:p>234.3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.7506666666666">
                <text:p>28.7506666666666</text:p>
              </table:table-cell>
              <table:table-cell office:value-type="float" office:value="124.356">
                <text:p>124.3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.7506666666666">
                <text:p>11.7506666666666</text:p>
              </table:table-cell>
              <table:table-cell office:value-type="float" office:value="-14.644">
                <text:p>-14.6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75066666666658">
                <text:p>5.75066666666658</text:p>
              </table:table-cell>
              <table:table-cell office:value-type="float" office:value="-141.644">
                <text:p>-141.6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57.2493333333334">
                <text:p>-57.2493333333334</text:p>
              </table:table-cell>
              <table:table-cell office:value-type="float" office:value="-243.644">
                <text:p>-243.6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10.249333333333">
                <text:p>-110.249333333333</text:p>
              </table:table-cell>
              <table:table-cell office:value-type="float" office:value="-355.644">
                <text:p>-355.64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60.249333333333">
                <text:p>-160.249333333333</text:p>
              </table:table-cell>
              <table:table-cell office:value-type="float" office:value="-443.644">
                <text:p>-443.6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240.249333333333">
                <text:p>-240.249333333333</text:p>
              </table:table-cell>
              <table:table-cell office:value-type="float" office:value="-525.644">
                <text:p>-525.64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283.249333333333">
                <text:p>-283.249333333333</text:p>
              </table:table-cell>
              <table:table-cell office:value-type="float" office:value="-605.644">
                <text:p>-605.64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325.249333333333">
                <text:p>-325.249333333333</text:p>
              </table:table-cell>
              <table:table-cell office:value-type="float" office:value="-646.644">
                <text:p>-646.6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359.249333333333">
                <text:p>-359.249333333333</text:p>
              </table:table-cell>
              <table:table-cell office:value-type="float" office:value="-681.644">
                <text:p>-681.64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378.249333333333">
                <text:p>-378.249333333333</text:p>
              </table:table-cell>
              <table:table-cell office:value-type="float" office:value="-717.644">
                <text:p>-717.6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377.249333333333">
                <text:p>-377.249333333333</text:p>
              </table:table-cell>
              <table:table-cell office:value-type="float" office:value="-735.644">
                <text:p>-735.6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417.249333333333">
                <text:p>-417.249333333333</text:p>
              </table:table-cell>
              <table:table-cell office:value-type="float" office:value="-732.644">
                <text:p>-732.6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439.249333333333">
                <text:p>-439.249333333333</text:p>
              </table:table-cell>
              <table:table-cell office:value-type="float" office:value="-758.644">
                <text:p>-758.6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470.249333333333">
                <text:p>-470.249333333333</text:p>
              </table:table-cell>
              <table:table-cell office:value-type="float" office:value="-739.644">
                <text:p>-739.6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405.249333333333">
                <text:p>-405.249333333333</text:p>
              </table:table-cell>
              <table:table-cell office:value-type="float" office:value="-711.644">
                <text:p>-711.64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484.249333333333">
                <text:p>-484.249333333333</text:p>
              </table:table-cell>
              <table:table-cell office:value-type="float" office:value="-637.644">
                <text:p>-637.6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473.249333333333">
                <text:p>-473.249333333333</text:p>
              </table:table-cell>
              <table:table-cell office:value-type="float" office:value="-534.644">
                <text:p>-534.6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443.249333333333">
                <text:p>-443.249333333333</text:p>
              </table:table-cell>
              <table:table-cell office:value-type="float" office:value="-447.644">
                <text:p>-447.6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391.249333333333">
                <text:p>-391.249333333333</text:p>
              </table:table-cell>
              <table:table-cell office:value-type="float" office:value="-366.644">
                <text:p>-366.6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314.249333333333">
                <text:p>-314.249333333333</text:p>
              </table:table-cell>
              <table:table-cell office:value-type="float" office:value="-302.644">
                <text:p>-302.6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332.249333333333">
                <text:p>-332.249333333333</text:p>
              </table:table-cell>
              <table:table-cell office:value-type="float" office:value="-227.644">
                <text:p>-227.6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351.249333333333">
                <text:p>-351.249333333333</text:p>
              </table:table-cell>
              <table:table-cell office:value-type="float" office:value="-177.644">
                <text:p>-177.6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310.249333333333">
                <text:p>-310.249333333333</text:p>
              </table:table-cell>
              <table:table-cell office:value-type="float" office:value="-31.644">
                <text:p>-31.64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225.249333333333">
                <text:p>-225.249333333333</text:p>
              </table:table-cell>
              <table:table-cell office:value-type="float" office:value="103.356">
                <text:p>103.3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95.249333333333">
                <text:p>-195.249333333333</text:p>
              </table:table-cell>
              <table:table-cell office:value-type="float" office:value="208.356">
                <text:p>208.3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39.249333333333">
                <text:p>-139.249333333333</text:p>
              </table:table-cell>
              <table:table-cell office:value-type="float" office:value="321.356">
                <text:p>321.35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48.2493333333334">
                <text:p>-48.2493333333334</text:p>
              </table:table-cell>
              <table:table-cell office:value-type="float" office:value="417.356">
                <text:p>417.3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22.2493333333334">
                <text:p>-22.2493333333334</text:p>
              </table:table-cell>
              <table:table-cell office:value-type="float" office:value="515.356">
                <text:p>515.35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1.7506666666666">
                <text:p>31.7506666666666</text:p>
              </table:table-cell>
              <table:table-cell office:value-type="float" office:value="594.356">
                <text:p>594.3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2.7506666666666">
                <text:p>62.7506666666666</text:p>
              </table:table-cell>
              <table:table-cell office:value-type="float" office:value="648.356">
                <text:p>648.3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13.750666666667">
                <text:p>113.750666666667</text:p>
              </table:table-cell>
              <table:table-cell office:value-type="float" office:value="698.356">
                <text:p>698.3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4.750666666667">
                <text:p>154.750666666667</text:p>
              </table:table-cell>
              <table:table-cell office:value-type="float" office:value="735.356">
                <text:p>735.35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32.750666666667">
                <text:p>232.750666666667</text:p>
              </table:table-cell>
              <table:table-cell office:value-type="float" office:value="766.356">
                <text:p>766.3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7.750666666667">
                <text:p>287.750666666667</text:p>
              </table:table-cell>
              <table:table-cell office:value-type="float" office:value="777.356">
                <text:p>777.3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4.750666666667">
                <text:p>304.750666666667</text:p>
              </table:table-cell>
              <table:table-cell office:value-type="float" office:value="774.356">
                <text:p>774.35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6.750666666667">
                <text:p>346.750666666667</text:p>
              </table:table-cell>
              <table:table-cell office:value-type="float" office:value="764.356">
                <text:p>764.35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16.750666666667">
                <text:p>416.750666666667</text:p>
              </table:table-cell>
              <table:table-cell office:value-type="float" office:value="770.356">
                <text:p>770.3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59.750666666667">
                <text:p>359.750666666667</text:p>
              </table:table-cell>
              <table:table-cell office:value-type="float" office:value="719.356">
                <text:p>719.3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73.750666666667">
                <text:p>373.750666666667</text:p>
              </table:table-cell>
              <table:table-cell office:value-type="float" office:value="638.356">
                <text:p>638.3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67.750666666667">
                <text:p>367.750666666667</text:p>
              </table:table-cell>
              <table:table-cell office:value-type="float" office:value="554.356">
                <text:p>554.3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54.750666666667">
                <text:p>354.750666666667</text:p>
              </table:table-cell>
              <table:table-cell office:value-type="float" office:value="464.356">
                <text:p>464.3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26.750666666667">
                <text:p>326.750666666667</text:p>
              </table:table-cell>
              <table:table-cell office:value-type="float" office:value="386.356">
                <text:p>386.3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04.750666666667">
                <text:p>304.750666666667</text:p>
              </table:table-cell>
              <table:table-cell office:value-type="float" office:value="322.356">
                <text:p>322.35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88.750666666667">
                <text:p>288.750666666667</text:p>
              </table:table-cell>
              <table:table-cell office:value-type="float" office:value="260.356">
                <text:p>260.35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5.750666666667">
                <text:p>295.750666666667</text:p>
              </table:table-cell>
              <table:table-cell office:value-type="float" office:value="185.356">
                <text:p>185.3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62.750666666667">
                <text:p>262.750666666667</text:p>
              </table:table-cell>
              <table:table-cell office:value-type="float" office:value="32.356">
                <text:p>32.3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2.750666666667">
                <text:p>162.750666666667</text:p>
              </table:table-cell>
              <table:table-cell office:value-type="float" office:value="-98.644">
                <text:p>-98.6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1.750666666667">
                <text:p>141.750666666667</text:p>
              </table:table-cell>
              <table:table-cell office:value-type="float" office:value="-202.644">
                <text:p>-202.6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0.7506666666666">
                <text:p>80.7506666666666</text:p>
              </table:table-cell>
              <table:table-cell office:value-type="float" office:value="-320.644">
                <text:p>-320.64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.75066666666658">
                <text:p>6.75066666666658</text:p>
              </table:table-cell>
              <table:table-cell office:value-type="float" office:value="-456.644">
                <text:p>-456.6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41.2493333333334">
                <text:p>-41.2493333333334</text:p>
              </table:table-cell>
              <table:table-cell office:value-type="float" office:value="-504.644">
                <text:p>-504.64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15.249333333333">
                <text:p>-115.249333333333</text:p>
              </table:table-cell>
              <table:table-cell office:value-type="float" office:value="-570.644">
                <text:p>-570.6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65.249333333333">
                <text:p>-165.249333333333</text:p>
              </table:table-cell>
              <table:table-cell office:value-type="float" office:value="-629.644">
                <text:p>-629.6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206.249333333333">
                <text:p>-206.249333333333</text:p>
              </table:table-cell>
              <table:table-cell office:value-type="float" office:value="-669.644">
                <text:p>-669.6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227.249333333333">
                <text:p>-227.249333333333</text:p>
              </table:table-cell>
              <table:table-cell office:value-type="float" office:value="-733.644">
                <text:p>-733.6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268.249333333333">
                <text:p>-268.249333333333</text:p>
              </table:table-cell>
              <table:table-cell office:value-type="float" office:value="-724.644">
                <text:p>-724.64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283.249333333333">
                <text:p>-283.249333333333</text:p>
              </table:table-cell>
              <table:table-cell office:value-type="float" office:value="-738.644">
                <text:p>-738.64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310.249333333333">
                <text:p>-310.249333333333</text:p>
              </table:table-cell>
              <table:table-cell office:value-type="float" office:value="-776.644">
                <text:p>-776.64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331.249333333333">
                <text:p>-331.249333333333</text:p>
              </table:table-cell>
              <table:table-cell office:value-type="float" office:value="-746.644">
                <text:p>-746.64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376.249333333333">
                <text:p>-376.249333333333</text:p>
              </table:table-cell>
              <table:table-cell office:value-type="float" office:value="-724.644">
                <text:p>-724.6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391.249333333333">
                <text:p>-391.249333333333</text:p>
              </table:table-cell>
              <table:table-cell office:value-type="float" office:value="-617.644">
                <text:p>-617.64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351.249333333333">
                <text:p>-351.249333333333</text:p>
              </table:table-cell>
              <table:table-cell office:value-type="float" office:value="-570.644">
                <text:p>-570.64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355.249333333333">
                <text:p>-355.249333333333</text:p>
              </table:table-cell>
              <table:table-cell office:value-type="float" office:value="-480.644">
                <text:p>-480.64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355.249333333333">
                <text:p>-355.249333333333</text:p>
              </table:table-cell>
              <table:table-cell office:value-type="float" office:value="-396.644">
                <text:p>-396.64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346.249333333333">
                <text:p>-346.249333333333</text:p>
              </table:table-cell>
              <table:table-cell office:value-type="float" office:value="-332.644">
                <text:p>-332.6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335.249333333333">
                <text:p>-335.249333333333</text:p>
              </table:table-cell>
              <table:table-cell office:value-type="float" office:value="-253.644">
                <text:p>-253.6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297.249333333333">
                <text:p>-297.249333333333</text:p>
              </table:table-cell>
              <table:table-cell office:value-type="float" office:value="-204.644">
                <text:p>-204.64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76.249333333333">
                <text:p>-176.249333333333</text:p>
              </table:table-cell>
              <table:table-cell office:value-type="float" office:value="-81.644">
                <text:p>-81.64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41.249333333333">
                <text:p>-141.249333333333</text:p>
              </table:table-cell>
              <table:table-cell office:value-type="float" office:value="44.356">
                <text:p>44.35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69.249333333333">
                <text:p>-169.249333333333</text:p>
              </table:table-cell>
              <table:table-cell office:value-type="float" office:value="171.356">
                <text:p>171.3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20.249333333333">
                <text:p>-120.249333333333</text:p>
              </table:table-cell>
              <table:table-cell office:value-type="float" office:value="270.356">
                <text:p>270.3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42.2493333333334">
                <text:p>-42.2493333333334</text:p>
              </table:table-cell>
              <table:table-cell office:value-type="float" office:value="386.356">
                <text:p>386.35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75066666666658">
                <text:p>1.75066666666658</text:p>
              </table:table-cell>
              <table:table-cell office:value-type="float" office:value="481.356">
                <text:p>481.35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0.7506666666666">
                <text:p>90.7506666666666</text:p>
              </table:table-cell>
              <table:table-cell office:value-type="float" office:value="560.356">
                <text:p>560.35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6.7506666666666">
                <text:p>86.7506666666666</text:p>
              </table:table-cell>
              <table:table-cell office:value-type="float" office:value="618.356">
                <text:p>618.3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4.750666666667">
                <text:p>134.750666666667</text:p>
              </table:table-cell>
              <table:table-cell office:value-type="float" office:value="689.356">
                <text:p>689.35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3.750666666667">
                <text:p>183.750666666667</text:p>
              </table:table-cell>
              <table:table-cell office:value-type="float" office:value="725.356">
                <text:p>725.3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38.750666666667">
                <text:p>238.750666666667</text:p>
              </table:table-cell>
              <table:table-cell office:value-type="float" office:value="759.356">
                <text:p>759.3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88.750666666667">
                <text:p>288.750666666667</text:p>
              </table:table-cell>
              <table:table-cell office:value-type="float" office:value="774.356">
                <text:p>774.35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.750666666667">
                <text:p>331.750666666667</text:p>
              </table:table-cell>
              <table:table-cell office:value-type="float" office:value="779.356">
                <text:p>779.3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54.750666666667">
                <text:p>354.750666666667</text:p>
              </table:table-cell>
              <table:table-cell office:value-type="float" office:value="820.356">
                <text:p>820.3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02.750666666667">
                <text:p>402.750666666667</text:p>
              </table:table-cell>
              <table:table-cell office:value-type="float" office:value="783.356">
                <text:p>783.3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97.750666666667">
                <text:p>397.750666666667</text:p>
              </table:table-cell>
              <table:table-cell office:value-type="float" office:value="748.356">
                <text:p>748.3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40.750666666667">
                <text:p>440.750666666667</text:p>
              </table:table-cell>
              <table:table-cell office:value-type="float" office:value="670.356">
                <text:p>670.35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28.750666666667">
                <text:p>428.750666666667</text:p>
              </table:table-cell>
              <table:table-cell office:value-type="float" office:value="582.356">
                <text:p>582.3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05.750666666667">
                <text:p>405.750666666667</text:p>
              </table:table-cell>
              <table:table-cell office:value-type="float" office:value="496.356">
                <text:p>496.35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63.750666666667">
                <text:p>363.750666666667</text:p>
              </table:table-cell>
              <table:table-cell office:value-type="float" office:value="408.356">
                <text:p>408.3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1.750666666667">
                <text:p>341.750666666667</text:p>
              </table:table-cell>
              <table:table-cell office:value-type="float" office:value="345.356">
                <text:p>345.35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8.750666666667">
                <text:p>358.750666666667</text:p>
              </table:table-cell>
              <table:table-cell office:value-type="float" office:value="280.356">
                <text:p>280.35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20.750666666667">
                <text:p>320.750666666667</text:p>
              </table:table-cell>
              <table:table-cell office:value-type="float" office:value="207.356">
                <text:p>207.3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74.750666666667">
                <text:p>274.750666666667</text:p>
              </table:table-cell>
              <table:table-cell office:value-type="float" office:value="84.356">
                <text:p>84.35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59.750666666667">
                <text:p>259.750666666667</text:p>
              </table:table-cell>
              <table:table-cell office:value-type="float" office:value="-51.644">
                <text:p>-51.64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6.750666666667">
                <text:p>146.750666666667</text:p>
              </table:table-cell>
              <table:table-cell office:value-type="float" office:value="-135.644">
                <text:p>-135.64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2.750666666667">
                <text:p>112.750666666667</text:p>
              </table:table-cell>
              <table:table-cell office:value-type="float" office:value="-272.644">
                <text:p>-272.6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8.7506666666666">
                <text:p>58.7506666666666</text:p>
              </table:table-cell>
              <table:table-cell office:value-type="float" office:value="-377.644">
                <text:p>-377.64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.24933333333342">
                <text:p>-1.24933333333342</text:p>
              </table:table-cell>
              <table:table-cell office:value-type="float" office:value="-469.644">
                <text:p>-469.64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71.2493333333334">
                <text:p>-71.2493333333334</text:p>
              </table:table-cell>
              <table:table-cell office:value-type="float" office:value="-547.644">
                <text:p>-547.64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36.249333333333">
                <text:p>-136.249333333333</text:p>
              </table:table-cell>
              <table:table-cell office:value-type="float" office:value="-603.644">
                <text:p>-603.64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82.249333333333">
                <text:p>-182.249333333333</text:p>
              </table:table-cell>
              <table:table-cell office:value-type="float" office:value="-655.644">
                <text:p>-655.6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221.249333333333">
                <text:p>-221.249333333333</text:p>
              </table:table-cell>
              <table:table-cell office:value-type="float" office:value="-694.644">
                <text:p>-694.64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262.249333333333">
                <text:p>-262.249333333333</text:p>
              </table:table-cell>
              <table:table-cell office:value-type="float" office:value="-732.644">
                <text:p>-732.6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277.249333333333">
                <text:p>-277.249333333333</text:p>
              </table:table-cell>
              <table:table-cell office:value-type="float" office:value="-737.644">
                <text:p>-737.64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302.249333333333">
                <text:p>-302.249333333333</text:p>
              </table:table-cell>
              <table:table-cell office:value-type="float" office:value="-732.644">
                <text:p>-732.64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335.249333333333">
                <text:p>-335.249333333333</text:p>
              </table:table-cell>
              <table:table-cell office:value-type="float" office:value="-746.644">
                <text:p>-746.64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380.249333333333">
                <text:p>-380.249333333333</text:p>
              </table:table-cell>
              <table:table-cell office:value-type="float" office:value="-728.644">
                <text:p>-728.6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313.249333333333">
                <text:p>-313.249333333333</text:p>
              </table:table-cell>
              <table:table-cell office:value-type="float" office:value="-679.644">
                <text:p>-679.6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315.249333333333">
                <text:p>-315.249333333333</text:p>
              </table:table-cell>
              <table:table-cell office:value-type="float" office:value="-574.644">
                <text:p>-574.6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326.249333333333">
                <text:p>-326.249333333333</text:p>
              </table:table-cell>
              <table:table-cell office:value-type="float" office:value="-506.644">
                <text:p>-506.64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282.249333333333">
                <text:p>-282.249333333333</text:p>
              </table:table-cell>
              <table:table-cell office:value-type="float" office:value="-468.644">
                <text:p>-468.6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257.249333333333">
                <text:p>-257.249333333333</text:p>
              </table:table-cell>
              <table:table-cell office:value-type="float" office:value="-350.644">
                <text:p>-350.6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79.249333333333">
                <text:p>-279.249333333333</text:p>
              </table:table-cell>
              <table:table-cell office:value-type="float" office:value="-282.644">
                <text:p>-282.64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298.249333333333">
                <text:p>-298.249333333333</text:p>
              </table:table-cell>
              <table:table-cell office:value-type="float" office:value="-229.644">
                <text:p>-229.6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291.249333333333">
                <text:p>-291.249333333333</text:p>
              </table:table-cell>
              <table:table-cell office:value-type="float" office:value="-140.644">
                <text:p>-140.64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250.249333333333">
                <text:p>-250.249333333333</text:p>
              </table:table-cell>
              <table:table-cell office:value-type="float" office:value="1.35599999999999">
                <text:p>1.355999999999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51.249333333333">
                <text:p>-151.249333333333</text:p>
              </table:table-cell>
              <table:table-cell office:value-type="float" office:value="128.356">
                <text:p>128.35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86.2493333333334">
                <text:p>-86.2493333333334</text:p>
              </table:table-cell>
              <table:table-cell office:value-type="float" office:value="237.356">
                <text:p>237.35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46.2493333333334">
                <text:p>-46.2493333333334</text:p>
              </table:table-cell>
              <table:table-cell office:value-type="float" office:value="346.356">
                <text:p>346.35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.75066666666658">
                <text:p>6.75066666666658</text:p>
              </table:table-cell>
              <table:table-cell office:value-type="float" office:value="449.356">
                <text:p>449.35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4.7506666666666">
                <text:p>54.7506666666666</text:p>
              </table:table-cell>
              <table:table-cell office:value-type="float" office:value="531.356">
                <text:p>531.35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7.7506666666666">
                <text:p>97.7506666666666</text:p>
              </table:table-cell>
              <table:table-cell office:value-type="float" office:value="604.356">
                <text:p>604.3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8.750666666667">
                <text:p>118.750666666667</text:p>
              </table:table-cell>
              <table:table-cell office:value-type="float" office:value="664.356">
                <text:p>664.35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6.750666666667">
                <text:p>166.750666666667</text:p>
              </table:table-cell>
              <table:table-cell office:value-type="float" office:value="713.356">
                <text:p>713.35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23.750666666667">
                <text:p>223.750666666667</text:p>
              </table:table-cell>
              <table:table-cell office:value-type="float" office:value="749.356">
                <text:p>749.35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54.750666666667">
                <text:p>254.750666666667</text:p>
              </table:table-cell>
              <table:table-cell office:value-type="float" office:value="773.356">
                <text:p>773.35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21.750666666667">
                <text:p>321.750666666667</text:p>
              </table:table-cell>
              <table:table-cell office:value-type="float" office:value="780.356">
                <text:p>780.3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49.750666666667">
                <text:p>349.750666666667</text:p>
              </table:table-cell>
              <table:table-cell office:value-type="float" office:value="777.356">
                <text:p>777.35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5.750666666667">
                <text:p>375.750666666667</text:p>
              </table:table-cell>
              <table:table-cell office:value-type="float" office:value="790.356">
                <text:p>790.35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15.750666666667">
                <text:p>415.750666666667</text:p>
              </table:table-cell>
              <table:table-cell office:value-type="float" office:value="762.356">
                <text:p>762.35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8.750666666667">
                <text:p>388.750666666667</text:p>
              </table:table-cell>
              <table:table-cell office:value-type="float" office:value="694.356">
                <text:p>694.35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92.750666666667">
                <text:p>392.750666666667</text:p>
              </table:table-cell>
              <table:table-cell office:value-type="float" office:value="619.356">
                <text:p>619.3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62.750666666667">
                <text:p>462.750666666667</text:p>
              </table:table-cell>
              <table:table-cell office:value-type="float" office:value="528.356">
                <text:p>528.35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56.750666666667">
                <text:p>356.750666666667</text:p>
              </table:table-cell>
              <table:table-cell office:value-type="float" office:value="442.356">
                <text:p>442.35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44.750666666667">
                <text:p>344.750666666667</text:p>
              </table:table-cell>
              <table:table-cell office:value-type="float" office:value="368.356">
                <text:p>368.35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16.750666666667">
                <text:p>316.750666666667</text:p>
              </table:table-cell>
              <table:table-cell office:value-type="float" office:value="317.356">
                <text:p>317.35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35.750666666667">
                <text:p>335.750666666667</text:p>
              </table:table-cell>
              <table:table-cell office:value-type="float" office:value="253.356">
                <text:p>253.35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22.750666666667">
                <text:p>322.750666666667</text:p>
              </table:table-cell>
              <table:table-cell office:value-type="float" office:value="138.356">
                <text:p>138.35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82.750666666667">
                <text:p>282.750666666667</text:p>
              </table:table-cell>
              <table:table-cell office:value-type="float" office:value="-3.64400000000001">
                <text:p>-3.6440000000000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62.750666666667">
                <text:p>162.750666666667</text:p>
              </table:table-cell>
              <table:table-cell office:value-type="float" office:value="-130.644">
                <text:p>-130.6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1.750666666667">
                <text:p>131.750666666667</text:p>
              </table:table-cell>
              <table:table-cell office:value-type="float" office:value="-238.644">
                <text:p>-238.64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4.7506666666666">
                <text:p>74.7506666666666</text:p>
              </table:table-cell>
              <table:table-cell office:value-type="float" office:value="-342.644">
                <text:p>-342.64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.7506666666666">
                <text:p>15.7506666666666</text:p>
              </table:table-cell>
              <table:table-cell office:value-type="float" office:value="-440.644">
                <text:p>-440.6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22.2493333333334">
                <text:p>-22.2493333333334</text:p>
              </table:table-cell>
              <table:table-cell office:value-type="float" office:value="-523.644">
                <text:p>-523.64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22.249333333333">
                <text:p>-122.249333333333</text:p>
              </table:table-cell>
              <table:table-cell office:value-type="float" office:value="-601.644">
                <text:p>-601.6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67.249333333333">
                <text:p>-167.249333333333</text:p>
              </table:table-cell>
              <table:table-cell office:value-type="float" office:value="-642.644">
                <text:p>-642.64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210.249333333333">
                <text:p>-210.249333333333</text:p>
              </table:table-cell>
              <table:table-cell office:value-type="float" office:value="-681.644">
                <text:p>-681.64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222.249333333333">
                <text:p>-222.249333333333</text:p>
              </table:table-cell>
              <table:table-cell office:value-type="float" office:value="-706.644">
                <text:p>-706.64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264.249333333333">
                <text:p>-264.249333333333</text:p>
              </table:table-cell>
              <table:table-cell office:value-type="float" office:value="-730.644">
                <text:p>-730.6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309.249333333333">
                <text:p>-309.249333333333</text:p>
              </table:table-cell>
              <table:table-cell office:value-type="float" office:value="-738.644">
                <text:p>-738.64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324.249333333333">
                <text:p>-324.249333333333</text:p>
              </table:table-cell>
              <table:table-cell office:value-type="float" office:value="-757.644">
                <text:p>-757.64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347.249333333333">
                <text:p>-347.249333333333</text:p>
              </table:table-cell>
              <table:table-cell office:value-type="float" office:value="-741.644">
                <text:p>-741.64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393.249333333333">
                <text:p>-393.249333333333</text:p>
              </table:table-cell>
              <table:table-cell office:value-type="float" office:value="-700.644">
                <text:p>-700.64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367.249333333333">
                <text:p>-367.249333333333</text:p>
              </table:table-cell>
              <table:table-cell office:value-type="float" office:value="-635.644">
                <text:p>-635.64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329.249333333333">
                <text:p>-329.249333333333</text:p>
              </table:table-cell>
              <table:table-cell office:value-type="float" office:value="-550.644">
                <text:p>-550.64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337.249333333333">
                <text:p>-337.249333333333</text:p>
              </table:table-cell>
              <table:table-cell office:value-type="float" office:value="-454.644">
                <text:p>-454.6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339.249333333333">
                <text:p>-339.249333333333</text:p>
              </table:table-cell>
              <table:table-cell office:value-type="float" office:value="-372.644">
                <text:p>-372.6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342.249333333333">
                <text:p>-342.249333333333</text:p>
              </table:table-cell>
              <table:table-cell office:value-type="float" office:value="-313.644">
                <text:p>-313.64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331.249333333333">
                <text:p>-331.249333333333</text:p>
              </table:table-cell>
              <table:table-cell office:value-type="float" office:value="-222.644">
                <text:p>-222.64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291.249333333333">
                <text:p>-291.249333333333</text:p>
              </table:table-cell>
              <table:table-cell office:value-type="float" office:value="-172.644">
                <text:p>-172.64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86.249333333333">
                <text:p>-186.249333333333</text:p>
              </table:table-cell>
              <table:table-cell office:value-type="float" office:value="-49.644">
                <text:p>-49.64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93.249333333333">
                <text:p>-193.249333333333</text:p>
              </table:table-cell>
              <table:table-cell office:value-type="float" office:value="80.356">
                <text:p>80.35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24.249333333333">
                <text:p>-124.249333333333</text:p>
              </table:table-cell>
              <table:table-cell office:value-type="float" office:value="197.356">
                <text:p>197.35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74.2493333333334">
                <text:p>-74.2493333333334</text:p>
              </table:table-cell>
              <table:table-cell office:value-type="float" office:value="318.356">
                <text:p>318.35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49.2493333333334">
                <text:p>-49.2493333333334</text:p>
              </table:table-cell>
              <table:table-cell office:value-type="float" office:value="417.356">
                <text:p>417.35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7.7506666666666">
                <text:p>37.7506666666666</text:p>
              </table:table-cell>
              <table:table-cell office:value-type="float" office:value="489.356">
                <text:p>489.3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6.7506666666666">
                <text:p>96.7506666666666</text:p>
              </table:table-cell>
              <table:table-cell office:value-type="float" office:value="571.356">
                <text:p>571.35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4.750666666667">
                <text:p>104.750666666667</text:p>
              </table:table-cell>
              <table:table-cell office:value-type="float" office:value="642.356">
                <text:p>642.35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45.750666666667">
                <text:p>145.750666666667</text:p>
              </table:table-cell>
              <table:table-cell office:value-type="float" office:value="693.356">
                <text:p>693.35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94.750666666667">
                <text:p>194.750666666667</text:p>
              </table:table-cell>
              <table:table-cell office:value-type="float" office:value="733.356">
                <text:p>733.35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38.750666666667">
                <text:p>238.750666666667</text:p>
              </table:table-cell>
              <table:table-cell office:value-type="float" office:value="762.356">
                <text:p>762.3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08.750666666667">
                <text:p>308.750666666667</text:p>
              </table:table-cell>
              <table:table-cell office:value-type="float" office:value="772.356">
                <text:p>772.35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26.750666666667">
                <text:p>326.750666666667</text:p>
              </table:table-cell>
              <table:table-cell office:value-type="float" office:value="777.356">
                <text:p>777.35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71.750666666667">
                <text:p>371.750666666667</text:p>
              </table:table-cell>
              <table:table-cell office:value-type="float" office:value="796.356">
                <text:p>796.35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95.750666666667">
                <text:p>395.750666666667</text:p>
              </table:table-cell>
              <table:table-cell office:value-type="float" office:value="775.356">
                <text:p>775.35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10.750666666667">
                <text:p>410.750666666667</text:p>
              </table:table-cell>
              <table:table-cell office:value-type="float" office:value="724.356">
                <text:p>724.35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9.750666666667">
                <text:p>429.750666666667</text:p>
              </table:table-cell>
              <table:table-cell office:value-type="float" office:value="646.356">
                <text:p>646.35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0.750666666667">
                <text:p>420.750666666667</text:p>
              </table:table-cell>
              <table:table-cell office:value-type="float" office:value="556.356">
                <text:p>556.35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04.750666666667">
                <text:p>404.750666666667</text:p>
              </table:table-cell>
              <table:table-cell office:value-type="float" office:value="470.356">
                <text:p>470.35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71.750666666667">
                <text:p>371.750666666667</text:p>
              </table:table-cell>
              <table:table-cell office:value-type="float" office:value="393.356">
                <text:p>393.35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35.750666666667">
                <text:p>335.750666666667</text:p>
              </table:table-cell>
              <table:table-cell office:value-type="float" office:value="332.356">
                <text:p>332.35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03.750666666667">
                <text:p>303.750666666667</text:p>
              </table:table-cell>
              <table:table-cell office:value-type="float" office:value="267.356">
                <text:p>267.3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76.750666666667">
                <text:p>276.750666666667</text:p>
              </table:table-cell>
              <table:table-cell office:value-type="float" office:value="185.356">
                <text:p>185.35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34.750666666667">
                <text:p>234.750666666667</text:p>
              </table:table-cell>
              <table:table-cell office:value-type="float" office:value="47.356">
                <text:p>47.35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89.750666666667">
                <text:p>189.750666666667</text:p>
              </table:table-cell>
              <table:table-cell office:value-type="float" office:value="-135.644">
                <text:p>-135.6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4.750666666667">
                <text:p>144.750666666667</text:p>
              </table:table-cell>
              <table:table-cell office:value-type="float" office:value="-191.644">
                <text:p>-191.64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5.7506666666666">
                <text:p>85.7506666666666</text:p>
              </table:table-cell>
              <table:table-cell office:value-type="float" office:value="-313.644">
                <text:p>-313.64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0.7506666666666">
                <text:p>30.7506666666666</text:p>
              </table:table-cell>
              <table:table-cell office:value-type="float" office:value="-400.644">
                <text:p>-400.64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5.2493333333334">
                <text:p>-15.2493333333334</text:p>
              </table:table-cell>
              <table:table-cell office:value-type="float" office:value="-483.644">
                <text:p>-483.64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93.2493333333334">
                <text:p>-93.2493333333334</text:p>
              </table:table-cell>
              <table:table-cell office:value-type="float" office:value="-561.644">
                <text:p>-561.64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51.249333333333">
                <text:p>-151.249333333333</text:p>
              </table:table-cell>
              <table:table-cell office:value-type="float" office:value="-622.644">
                <text:p>-622.64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97.249333333333">
                <text:p>-197.249333333333</text:p>
              </table:table-cell>
              <table:table-cell office:value-type="float" office:value="-665.644">
                <text:p>-665.64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218.249333333333">
                <text:p>-218.249333333333</text:p>
              </table:table-cell>
              <table:table-cell office:value-type="float" office:value="-706.644">
                <text:p>-706.64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255.249333333333">
                <text:p>-255.249333333333</text:p>
              </table:table-cell>
              <table:table-cell office:value-type="float" office:value="-731.644">
                <text:p>-731.64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270.249333333333">
                <text:p>-270.249333333333</text:p>
              </table:table-cell>
              <table:table-cell office:value-type="float" office:value="-741.644">
                <text:p>-741.64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293.249333333333">
                <text:p>-293.249333333333</text:p>
              </table:table-cell>
              <table:table-cell office:value-type="float" office:value="-734.644">
                <text:p>-734.64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345.249333333333">
                <text:p>-345.249333333333</text:p>
              </table:table-cell>
              <table:table-cell office:value-type="float" office:value="-743.644">
                <text:p>-743.64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347.249333333333">
                <text:p>-347.249333333333</text:p>
              </table:table-cell>
              <table:table-cell office:value-type="float" office:value="-717.644">
                <text:p>-717.64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355.249333333333">
                <text:p>-355.249333333333</text:p>
              </table:table-cell>
              <table:table-cell office:value-type="float" office:value="-661.644">
                <text:p>-661.64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388.249333333333">
                <text:p>-388.249333333333</text:p>
              </table:table-cell>
              <table:table-cell office:value-type="float" office:value="-569.644">
                <text:p>-569.64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390.249333333333">
                <text:p>-390.249333333333</text:p>
              </table:table-cell>
              <table:table-cell office:value-type="float" office:value="-485.644">
                <text:p>-485.64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349.249333333333">
                <text:p>-349.249333333333</text:p>
              </table:table-cell>
              <table:table-cell office:value-type="float" office:value="-401.644">
                <text:p>-401.64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260.249333333333">
                <text:p>-260.249333333333</text:p>
              </table:table-cell>
              <table:table-cell office:value-type="float" office:value="-329.644">
                <text:p>-329.64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230.249333333333">
                <text:p>-230.249333333333</text:p>
              </table:table-cell>
              <table:table-cell office:value-type="float" office:value="-264.644">
                <text:p>-264.6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247.249333333333">
                <text:p>-247.249333333333</text:p>
              </table:table-cell>
              <table:table-cell office:value-type="float" office:value="-208.644">
                <text:p>-208.64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258.249333333333">
                <text:p>-258.249333333333</text:p>
              </table:table-cell>
              <table:table-cell office:value-type="float" office:value="-105.644">
                <text:p>-105.64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94.249333333333">
                <text:p>-194.249333333333</text:p>
              </table:table-cell>
              <table:table-cell office:value-type="float" office:value="37.356">
                <text:p>37.35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114.249333333333">
                <text:p>-114.249333333333</text:p>
              </table:table-cell>
              <table:table-cell office:value-type="float" office:value="160.356">
                <text:p>160.35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82.2493333333334">
                <text:p>-82.2493333333334</text:p>
              </table:table-cell>
              <table:table-cell office:value-type="float" office:value="260.356">
                <text:p>260.35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38.2493333333334">
                <text:p>-38.2493333333334</text:p>
              </table:table-cell>
              <table:table-cell office:value-type="float" office:value="377.356">
                <text:p>377.35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5.7506666666666">
                <text:p>25.7506666666666</text:p>
              </table:table-cell>
              <table:table-cell office:value-type="float" office:value="467.356">
                <text:p>467.35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9.7506666666666">
                <text:p>69.7506666666666</text:p>
              </table:table-cell>
              <table:table-cell office:value-type="float" office:value="557.356">
                <text:p>557.35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3.7506666666666">
                <text:p>73.7506666666666</text:p>
              </table:table-cell>
              <table:table-cell office:value-type="float" office:value="617.356">
                <text:p>617.3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26.750666666667">
                <text:p>126.750666666667</text:p>
              </table:table-cell>
              <table:table-cell office:value-type="float" office:value="678.356">
                <text:p>678.35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78.750666666667">
                <text:p>178.750666666667</text:p>
              </table:table-cell>
              <table:table-cell office:value-type="float" office:value="718.356">
                <text:p>718.35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0.750666666667">
                <text:p>230.750666666667</text:p>
              </table:table-cell>
              <table:table-cell office:value-type="float" office:value="757.356">
                <text:p>757.35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95.750666666667">
                <text:p>295.750666666667</text:p>
              </table:table-cell>
              <table:table-cell office:value-type="float" office:value="774.356">
                <text:p>774.3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22.750666666667">
                <text:p>322.750666666667</text:p>
              </table:table-cell>
              <table:table-cell office:value-type="float" office:value="785.356">
                <text:p>785.35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52.750666666667">
                <text:p>352.750666666667</text:p>
              </table:table-cell>
              <table:table-cell office:value-type="float" office:value="800.356">
                <text:p>800.35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88.750666666667">
                <text:p>388.750666666667</text:p>
              </table:table-cell>
              <table:table-cell office:value-type="float" office:value="778.356">
                <text:p>778.35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08.750666666667">
                <text:p>408.750666666667</text:p>
              </table:table-cell>
              <table:table-cell office:value-type="float" office:value="756.356">
                <text:p>756.35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29.750666666667">
                <text:p>429.750666666667</text:p>
              </table:table-cell>
              <table:table-cell office:value-type="float" office:value="682.356">
                <text:p>682.35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08.750666666667">
                <text:p>408.750666666667</text:p>
              </table:table-cell>
              <table:table-cell office:value-type="float" office:value="590.356">
                <text:p>590.35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05.750666666667">
                <text:p>405.750666666667</text:p>
              </table:table-cell>
              <table:table-cell office:value-type="float" office:value="506.356">
                <text:p>506.35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87.750666666667">
                <text:p>387.750666666667</text:p>
              </table:table-cell>
              <table:table-cell office:value-type="float" office:value="416.356">
                <text:p>416.3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25.750666666667">
                <text:p>325.750666666667</text:p>
              </table:table-cell>
              <table:table-cell office:value-type="float" office:value="356.356">
                <text:p>356.35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99.750666666667">
                <text:p>299.750666666667</text:p>
              </table:table-cell>
              <table:table-cell office:value-type="float" office:value="287.356">
                <text:p>287.35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16.750666666667">
                <text:p>316.750666666667</text:p>
              </table:table-cell>
              <table:table-cell office:value-type="float" office:value="218.356">
                <text:p>218.35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03.750666666667">
                <text:p>303.750666666667</text:p>
              </table:table-cell>
              <table:table-cell office:value-type="float" office:value="94.356">
                <text:p>94.35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42.750666666667">
                <text:p>242.750666666667</text:p>
              </table:table-cell>
              <table:table-cell office:value-type="float" office:value="-42.644">
                <text:p>-42.6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2.750666666667">
                <text:p>162.750666666667</text:p>
              </table:table-cell>
              <table:table-cell office:value-type="float" office:value="-148.644">
                <text:p>-148.64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4.750666666667">
                <text:p>114.750666666667</text:p>
              </table:table-cell>
              <table:table-cell office:value-type="float" office:value="-260.644">
                <text:p>-260.64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0.7506666666666">
                <text:p>70.7506666666666</text:p>
              </table:table-cell>
              <table:table-cell office:value-type="float" office:value="-369.644">
                <text:p>-369.64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.7506666666666">
                <text:p>12.7506666666666</text:p>
              </table:table-cell>
              <table:table-cell office:value-type="float" office:value="-455.644">
                <text:p>-455.64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81.2493333333334">
                <text:p>-81.2493333333334</text:p>
              </table:table-cell>
              <table:table-cell office:value-type="float" office:value="-541.644">
                <text:p>-541.64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38.249333333333">
                <text:p>-138.249333333333</text:p>
              </table:table-cell>
              <table:table-cell office:value-type="float" office:value="-599.644">
                <text:p>-599.64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84.249333333333">
                <text:p>-184.249333333333</text:p>
              </table:table-cell>
              <table:table-cell office:value-type="float" office:value="-692.644">
                <text:p>-692.64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226.249333333333">
                <text:p>-226.249333333333</text:p>
              </table:table-cell>
              <table:table-cell office:value-type="float" office:value="-681.644">
                <text:p>-681.64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260.249333333333">
                <text:p>-260.249333333333</text:p>
              </table:table-cell>
              <table:table-cell office:value-type="float" office:value="-718.644">
                <text:p>-718.64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266.249333333333">
                <text:p>-266.249333333333</text:p>
              </table:table-cell>
              <table:table-cell office:value-type="float" office:value="-732.644">
                <text:p>-732.64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291.249333333333">
                <text:p>-291.249333333333</text:p>
              </table:table-cell>
              <table:table-cell office:value-type="float" office:value="-732.644">
                <text:p>-732.64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341.249333333333">
                <text:p>-341.249333333333</text:p>
              </table:table-cell>
              <table:table-cell office:value-type="float" office:value="-749.644">
                <text:p>-749.64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359.249333333333">
                <text:p>-359.249333333333</text:p>
              </table:table-cell>
              <table:table-cell office:value-type="float" office:value="-722.644">
                <text:p>-722.64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396.249333333333">
                <text:p>-396.249333333333</text:p>
              </table:table-cell>
              <table:table-cell office:value-type="float" office:value="-682.644">
                <text:p>-682.64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398.249333333333">
                <text:p>-398.249333333333</text:p>
              </table:table-cell>
              <table:table-cell office:value-type="float" office:value="-604.644">
                <text:p>-604.64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383.249333333333">
                <text:p>-383.249333333333</text:p>
              </table:table-cell>
              <table:table-cell office:value-type="float" office:value="-524.644">
                <text:p>-524.64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369.249333333333">
                <text:p>-369.249333333333</text:p>
              </table:table-cell>
              <table:table-cell office:value-type="float" office:value="-436.644">
                <text:p>-436.6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361.249333333333">
                <text:p>-361.249333333333</text:p>
              </table:table-cell>
              <table:table-cell office:value-type="float" office:value="-349.644">
                <text:p>-349.64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332.249333333333">
                <text:p>-332.249333333333</text:p>
              </table:table-cell>
              <table:table-cell office:value-type="float" office:value="-298.644">
                <text:p>-298.64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227.249333333333">
                <text:p>-227.249333333333</text:p>
              </table:table-cell>
              <table:table-cell office:value-type="float" office:value="-232.644">
                <text:p>-232.64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47.750666666667">
                <text:p>347.750666666667</text:p>
              </table:table-cell>
              <table:table-cell office:value-type="float" office:value="21.356">
                <text:p>21.35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05.750666666667">
                <text:p>405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29.750666666667">
                <text:p>429.750666666667</text:p>
              </table:table-cell>
              <table:table-cell office:value-type="float" office:value="23.356">
                <text:p>23.35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01.750666666667">
                <text:p>401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76.750666666667">
                <text:p>376.750666666667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70.750666666667">
                <text:p>370.750666666667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79.750666666667">
                <text:p>379.750666666667</text:p>
              </table:table-cell>
              <table:table-cell office:value-type="float" office:value="23.356">
                <text:p>23.35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00.750666666667">
                <text:p>400.750666666667</text:p>
              </table:table-cell>
              <table:table-cell office:value-type="float" office:value="21.356">
                <text:p>21.35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71.750666666667">
                <text:p>371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22.750666666667">
                <text:p>322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72.750666666667">
                <text:p>272.750666666667</text:p>
              </table:table-cell>
              <table:table-cell office:value-type="float" office:value="23.356">
                <text:p>23.35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30.750666666667">
                <text:p>230.750666666667</text:p>
              </table:table-cell>
              <table:table-cell office:value-type="float" office:value="-19.644">
                <text:p>-19.64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38.750666666667">
                <text:p>238.750666666667</text:p>
              </table:table-cell>
              <table:table-cell office:value-type="float" office:value="22.356">
                <text:p>22.35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50.750666666667">
                <text:p>150.750666666667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7.7506666666666">
                <text:p>87.7506666666666</text:p>
              </table:table-cell>
              <table:table-cell office:value-type="float" office:value="21.356">
                <text:p>21.35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3.7506666666666">
                <text:p>13.7506666666666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30.2493333333334">
                <text:p>-30.2493333333334</text:p>
              </table:table-cell>
              <table:table-cell office:value-type="float" office:value="10.356">
                <text:p>10.35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126.249333333333">
                <text:p>-126.249333333333</text:p>
              </table:table-cell>
              <table:table-cell office:value-type="float" office:value="21.356">
                <text:p>21.35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180.249333333333">
                <text:p>-180.249333333333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222.249333333333">
                <text:p>-222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253.249333333333">
                <text:p>-253.249333333333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287.249333333333">
                <text:p>-287.249333333333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293.249333333333">
                <text:p>-293.249333333333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346.249333333333">
                <text:p>-346.249333333333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387.249333333333">
                <text:p>-387.249333333333</text:p>
              </table:table-cell>
              <table:table-cell office:value-type="float" office:value="22.356">
                <text:p>22.35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369.249333333333">
                <text:p>-369.249333333333</text:p>
              </table:table-cell>
              <table:table-cell office:value-type="float" office:value="28.356">
                <text:p>28.35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410.249333333333">
                <text:p>-410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396.249333333333">
                <text:p>-396.249333333333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384.249333333333">
                <text:p>-384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374.249333333333">
                <text:p>-374.249333333333</text:p>
              </table:table-cell>
              <table:table-cell office:value-type="float" office:value="24.356">
                <text:p>24.35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344.249333333333">
                <text:p>-344.249333333333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211.249333333333">
                <text:p>-211.249333333333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242.249333333333">
                <text:p>-242.249333333333</text:p>
              </table:table-cell>
              <table:table-cell office:value-type="float" office:value="21.356">
                <text:p>21.35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257.249333333333">
                <text:p>-257.249333333333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177.249333333333">
                <text:p>-177.249333333333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160.249333333333">
                <text:p>-160.249333333333</text:p>
              </table:table-cell>
              <table:table-cell office:value-type="float" office:value="-3.64400000000001">
                <text:p>-3.6440000000000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94.2493333333334">
                <text:p>-94.2493333333334</text:p>
              </table:table-cell>
              <table:table-cell office:value-type="float" office:value="27.356">
                <text:p>27.35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55.2493333333334">
                <text:p>-55.2493333333334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4.7506666666666">
                <text:p>24.7506666666666</text:p>
              </table:table-cell>
              <table:table-cell office:value-type="float" office:value="15.356">
                <text:p>15.35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6.7506666666666">
                <text:p>66.7506666666666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9.7506666666666">
                <text:p>89.7506666666666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4.750666666667">
                <text:p>134.750666666667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7.750666666667">
                <text:p>187.750666666667</text:p>
              </table:table-cell>
              <table:table-cell office:value-type="float" office:value="21.356">
                <text:p>21.35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92.750666666667">
                <text:p>292.750666666667</text:p>
              </table:table-cell>
              <table:table-cell office:value-type="float" office:value="22.356">
                <text:p>22.35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10.750666666667">
                <text:p>310.750666666667</text:p>
              </table:table-cell>
              <table:table-cell office:value-type="float" office:value="26.356">
                <text:p>26.35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55.750666666667">
                <text:p>355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66.750666666667">
                <text:p>366.750666666667</text:p>
              </table:table-cell>
              <table:table-cell office:value-type="float" office:value="32.356">
                <text:p>32.35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12.750666666667">
                <text:p>412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39.750666666667">
                <text:p>439.750666666667</text:p>
              </table:table-cell>
              <table:table-cell office:value-type="float" office:value="15.356">
                <text:p>15.35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43.750666666667">
                <text:p>443.750666666667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35.750666666667">
                <text:p>435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24.750666666667">
                <text:p>424.750666666667</text:p>
              </table:table-cell>
              <table:table-cell office:value-type="float" office:value="23.356">
                <text:p>23.35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88.750666666667">
                <text:p>388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45.750666666667">
                <text:p>345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09.750666666667">
                <text:p>309.750666666667</text:p>
              </table:table-cell>
              <table:table-cell office:value-type="float" office:value="23.356">
                <text:p>23.35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4.750666666667">
                <text:p>274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30.750666666667">
                <text:p>230.750666666667</text:p>
              </table:table-cell>
              <table:table-cell office:value-type="float" office:value="24.356">
                <text:p>24.35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90.750666666667">
                <text:p>190.750666666667</text:p>
              </table:table-cell>
              <table:table-cell office:value-type="float" office:value="21.356">
                <text:p>21.35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61.750666666667">
                <text:p>161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2.750666666667">
                <text:p>102.750666666667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.7506666666666">
                <text:p>56.7506666666666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22.2493333333334">
                <text:p>-22.2493333333334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78.2493333333334">
                <text:p>-78.2493333333334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162.249333333333">
                <text:p>-162.249333333333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206.249333333333">
                <text:p>-206.249333333333</text:p>
              </table:table-cell>
              <table:table-cell office:value-type="float" office:value="24.356">
                <text:p>24.35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248.249333333333">
                <text:p>-248.249333333333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283.249333333333">
                <text:p>-283.249333333333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291.249333333333">
                <text:p>-291.249333333333</text:p>
              </table:table-cell>
              <table:table-cell office:value-type="float" office:value="12.356">
                <text:p>12.35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323.249333333333">
                <text:p>-323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340.249333333333">
                <text:p>-340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347.249333333333">
                <text:p>-347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415.249333333333">
                <text:p>-415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391.249333333333">
                <text:p>-391.249333333333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382.249333333333">
                <text:p>-382.249333333333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379.249333333333">
                <text:p>-379.249333333333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261.249333333333">
                <text:p>-261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299.249333333333">
                <text:p>-299.249333333333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315.249333333333">
                <text:p>-315.249333333333</text:p>
              </table:table-cell>
              <table:table-cell office:value-type="float" office:value="8.35599999999999">
                <text:p>8.3559999999999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308.249333333333">
                <text:p>-308.249333333333</text:p>
              </table:table-cell>
              <table:table-cell office:value-type="float" office:value="29.356">
                <text:p>29.35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257.249333333333">
                <text:p>-257.249333333333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166.249333333333">
                <text:p>-166.249333333333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130.249333333333">
                <text:p>-130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53.2493333333334">
                <text:p>-53.2493333333334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18.2493333333334">
                <text:p>-18.2493333333334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4.7506666666666">
                <text:p>54.7506666666666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8.7506666666666">
                <text:p>78.7506666666666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.750666666667">
                <text:p>117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66.750666666667">
                <text:p>166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49.750666666667">
                <text:p>249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90.750666666667">
                <text:p>290.750666666667</text:p>
              </table:table-cell>
              <table:table-cell office:value-type="float" office:value="10.356">
                <text:p>10.35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41.750666666667">
                <text:p>341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60.750666666667">
                <text:p>360.750666666667</text:p>
              </table:table-cell>
              <table:table-cell office:value-type="float" office:value="22.356">
                <text:p>22.35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91.750666666667">
                <text:p>391.750666666667</text:p>
              </table:table-cell>
              <table:table-cell office:value-type="float" office:value="22.356">
                <text:p>22.35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75.750666666667">
                <text:p>375.750666666667</text:p>
              </table:table-cell>
              <table:table-cell office:value-type="float" office:value="21.356">
                <text:p>21.35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07.750666666667">
                <text:p>407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03.750666666667">
                <text:p>403.750666666667</text:p>
              </table:table-cell>
              <table:table-cell office:value-type="float" office:value="21.356">
                <text:p>21.35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87.750666666667">
                <text:p>387.750666666667</text:p>
              </table:table-cell>
              <table:table-cell office:value-type="float" office:value="15.356">
                <text:p>15.35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61.750666666667">
                <text:p>361.750666666667</text:p>
              </table:table-cell>
              <table:table-cell office:value-type="float" office:value="13.356">
                <text:p>13.35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35.750666666667">
                <text:p>335.750666666667</text:p>
              </table:table-cell>
              <table:table-cell office:value-type="float" office:value="13.356">
                <text:p>13.35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10.750666666667">
                <text:p>310.750666666667</text:p>
              </table:table-cell>
              <table:table-cell office:value-type="float" office:value="22.356">
                <text:p>22.35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36.750666666667">
                <text:p>336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23.750666666667">
                <text:p>323.750666666667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69.750666666667">
                <text:p>269.750666666667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17.750666666667">
                <text:p>217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4.750666666667">
                <text:p>144.750666666667</text:p>
              </table:table-cell>
              <table:table-cell office:value-type="float" office:value="22.356">
                <text:p>22.35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9.7506666666666">
                <text:p>49.7506666666666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4.24933333333343">
                <text:p>-4.24933333333343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96.2493333333334">
                <text:p>-96.2493333333334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131.249333333333">
                <text:p>-131.249333333333</text:p>
              </table:table-cell>
              <table:table-cell office:value-type="float" office:value="-0.644000000000005">
                <text:p>-0.64400000000000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194.249333333333">
                <text:p>-194.249333333333</text:p>
              </table:table-cell>
              <table:table-cell office:value-type="float" office:value="9.35599999999999">
                <text:p>9.3559999999999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236.249333333333">
                <text:p>-236.249333333333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255.249333333333">
                <text:p>-255.249333333333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279.249333333333">
                <text:p>-279.249333333333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316.249333333333">
                <text:p>-316.249333333333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333.249333333333">
                <text:p>-333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338.249333333333">
                <text:p>-338.249333333333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409.249333333333">
                <text:p>-409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343.249333333333">
                <text:p>-343.249333333333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326.249333333333">
                <text:p>-326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335.249333333333">
                <text:p>-335.249333333333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343.249333333333">
                <text:p>-343.249333333333</text:p>
              </table:table-cell>
              <table:table-cell office:value-type="float" office:value="23.356">
                <text:p>23.35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346.249333333333">
                <text:p>-346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330.249333333333">
                <text:p>-330.249333333333</text:p>
              </table:table-cell>
              <table:table-cell office:value-type="float" office:value="24.356">
                <text:p>24.35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266.249333333333">
                <text:p>-266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177.249333333333">
                <text:p>-177.249333333333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194.249333333333">
                <text:p>-194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101.249333333333">
                <text:p>-101.249333333333</text:p>
              </table:table-cell>
              <table:table-cell office:value-type="float" office:value="24.356">
                <text:p>24.35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69.2493333333334">
                <text:p>-69.2493333333334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29.2493333333334">
                <text:p>-29.2493333333334</text:p>
              </table:table-cell>
              <table:table-cell office:value-type="float" office:value="15.356">
                <text:p>15.35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6.7506666666666">
                <text:p>36.7506666666666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82.7506666666666">
                <text:p>82.7506666666666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0.750666666667">
                <text:p>100.750666666667</text:p>
              </table:table-cell>
              <table:table-cell office:value-type="float" office:value="22.356">
                <text:p>22.35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50.750666666667">
                <text:p>150.750666666667</text:p>
              </table:table-cell>
              <table:table-cell office:value-type="float" office:value="23.356">
                <text:p>23.35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95.750666666667">
                <text:p>195.750666666667</text:p>
              </table:table-cell>
              <table:table-cell office:value-type="float" office:value="21.356">
                <text:p>21.35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26.750666666667">
                <text:p>326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18.750666666667">
                <text:p>318.750666666667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46.750666666667">
                <text:p>346.750666666667</text:p>
              </table:table-cell>
              <table:table-cell office:value-type="float" office:value="27.356">
                <text:p>27.35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93.750666666667">
                <text:p>393.750666666667</text:p>
              </table:table-cell>
              <table:table-cell office:value-type="float" office:value="24.356">
                <text:p>24.35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08.750666666667">
                <text:p>408.750666666667</text:p>
              </table:table-cell>
              <table:table-cell office:value-type="float" office:value="24.356">
                <text:p>24.35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27.750666666667">
                <text:p>427.750666666667</text:p>
              </table:table-cell>
              <table:table-cell office:value-type="float" office:value="24.356">
                <text:p>24.35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85.750666666667">
                <text:p>385.750666666667</text:p>
              </table:table-cell>
              <table:table-cell office:value-type="float" office:value="12.356">
                <text:p>12.35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73.750666666667">
                <text:p>373.750666666667</text:p>
              </table:table-cell>
              <table:table-cell office:value-type="float" office:value="23.356">
                <text:p>23.35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70.750666666667">
                <text:p>370.750666666667</text:p>
              </table:table-cell>
              <table:table-cell office:value-type="float" office:value="21.356">
                <text:p>21.35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02.750666666667">
                <text:p>402.750666666667</text:p>
              </table:table-cell>
              <table:table-cell office:value-type="float" office:value="24.356">
                <text:p>24.35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72.750666666667">
                <text:p>372.750666666667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21.750666666667">
                <text:p>321.750666666667</text:p>
              </table:table-cell>
              <table:table-cell office:value-type="float" office:value="-12.644">
                <text:p>-12.64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67.750666666667">
                <text:p>267.750666666667</text:p>
              </table:table-cell>
              <table:table-cell office:value-type="float" office:value="22.356">
                <text:p>22.35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27.750666666667">
                <text:p>227.750666666667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22.750666666667">
                <text:p>222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7.750666666667">
                <text:p>127.750666666667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0.7506666666666">
                <text:p>90.7506666666666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9.7506666666666">
                <text:p>19.7506666666666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51.2493333333334">
                <text:p>-51.2493333333334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92.2493333333334">
                <text:p>-92.2493333333334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171.249333333333">
                <text:p>-171.249333333333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218.249333333333">
                <text:p>-218.249333333333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249.249333333333">
                <text:p>-249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281.249333333333">
                <text:p>-281.249333333333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297.249333333333">
                <text:p>-297.249333333333</text:p>
              </table:table-cell>
              <table:table-cell office:value-type="float" office:value="13.356">
                <text:p>13.35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325.249333333333">
                <text:p>-325.249333333333</text:p>
              </table:table-cell>
              <table:table-cell office:value-type="float" office:value="23.356">
                <text:p>23.35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382.249333333333">
                <text:p>-382.249333333333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391.249333333333">
                <text:p>-391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407.249333333333">
                <text:p>-407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376.249333333333">
                <text:p>-376.249333333333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372.249333333333">
                <text:p>-372.249333333333</text:p>
              </table:table-cell>
              <table:table-cell office:value-type="float" office:value="8.35599999999999">
                <text:p>8.3559999999999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368.249333333333">
                <text:p>-368.249333333333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361.249333333333">
                <text:p>-361.249333333333</text:p>
              </table:table-cell>
              <table:table-cell office:value-type="float" office:value="23.356">
                <text:p>23.35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314.249333333333">
                <text:p>-314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197.249333333333">
                <text:p>-197.249333333333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206.249333333333">
                <text:p>-206.249333333333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146.249333333333">
                <text:p>-146.249333333333</text:p>
              </table:table-cell>
              <table:table-cell office:value-type="float" office:value="26.356">
                <text:p>26.35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184.249333333333">
                <text:p>-184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103.249333333333">
                <text:p>-103.249333333333</text:p>
              </table:table-cell>
              <table:table-cell office:value-type="float" office:value="15.356">
                <text:p>15.35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52.2493333333334">
                <text:p>-52.2493333333334</text:p>
              </table:table-cell>
              <table:table-cell office:value-type="float" office:value="15.356">
                <text:p>15.35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.75066666666658">
                <text:p>8.75066666666658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2.7506666666666">
                <text:p>32.7506666666666</text:p>
              </table:table-cell>
              <table:table-cell office:value-type="float" office:value="23.356">
                <text:p>23.35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2.7506666666666">
                <text:p>82.7506666666666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4.750666666667">
                <text:p>134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92.750666666667">
                <text:p>192.750666666667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56.750666666667">
                <text:p>256.750666666667</text:p>
              </table:table-cell>
              <table:table-cell office:value-type="float" office:value="21.356">
                <text:p>21.35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02.750666666667">
                <text:p>302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50.750666666667">
                <text:p>350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74.750666666667">
                <text:p>374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31.750666666667">
                <text:p>431.750666666667</text:p>
              </table:table-cell>
              <table:table-cell office:value-type="float" office:value="23.356">
                <text:p>23.35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44.750666666667">
                <text:p>444.750666666667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79.750666666667">
                <text:p>379.750666666667</text:p>
              </table:table-cell>
              <table:table-cell office:value-type="float" office:value="44.356">
                <text:p>44.35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78.750666666667">
                <text:p>378.750666666667</text:p>
              </table:table-cell>
              <table:table-cell office:value-type="float" office:value="24.356">
                <text:p>24.35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66.750666666667">
                <text:p>366.750666666667</text:p>
              </table:table-cell>
              <table:table-cell office:value-type="float" office:value="24.356">
                <text:p>24.35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90.750666666667">
                <text:p>390.750666666667</text:p>
              </table:table-cell>
              <table:table-cell office:value-type="float" office:value="25.356">
                <text:p>25.35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85.750666666667">
                <text:p>385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28.750666666667">
                <text:p>328.750666666667</text:p>
              </table:table-cell>
              <table:table-cell office:value-type="float" office:value="29.356">
                <text:p>29.35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90.750666666667">
                <text:p>290.750666666667</text:p>
              </table:table-cell>
              <table:table-cell office:value-type="float" office:value="24.356">
                <text:p>24.35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48.750666666667">
                <text:p>248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18.750666666667">
                <text:p>218.750666666667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67.750666666667">
                <text:p>167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2.750666666667">
                <text:p>102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5.7506666666666">
                <text:p>55.7506666666666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4.24933333333343">
                <text:p>-4.24933333333343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82.2493333333334">
                <text:p>-82.2493333333334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156.249333333333">
                <text:p>-156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203.249333333333">
                <text:p>-203.249333333333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252.249333333333">
                <text:p>-252.249333333333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280.249333333333">
                <text:p>-280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299.249333333333">
                <text:p>-299.249333333333</text:p>
              </table:table-cell>
              <table:table-cell office:value-type="float" office:value="22.356">
                <text:p>22.35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318.249333333333">
                <text:p>-318.249333333333</text:p>
              </table:table-cell>
              <table:table-cell office:value-type="float" office:value="12.356">
                <text:p>12.35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365.249333333333">
                <text:p>-365.249333333333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399.249333333333">
                <text:p>-399.249333333333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328.249333333333">
                <text:p>-328.249333333333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325.249333333333">
                <text:p>-325.249333333333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318.249333333333">
                <text:p>-318.249333333333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266.249333333333">
                <text:p>-266.249333333333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343.249333333333">
                <text:p>-343.249333333333</text:p>
              </table:table-cell>
              <table:table-cell office:value-type="float" office:value="30.356">
                <text:p>30.35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332.249333333333">
                <text:p>-332.249333333333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192.249333333333">
                <text:p>-192.249333333333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217.249333333333">
                <text:p>-217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182.249333333333">
                <text:p>-182.249333333333</text:p>
              </table:table-cell>
              <table:table-cell office:value-type="float" office:value="60.356">
                <text:p>60.35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131.249333333333">
                <text:p>-131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86.2493333333334">
                <text:p>-86.2493333333334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56.2493333333334">
                <text:p>-56.2493333333334</text:p>
              </table:table-cell>
              <table:table-cell office:value-type="float" office:value="21.356">
                <text:p>21.35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4.24933333333343">
                <text:p>-4.24933333333343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5.7506666666666">
                <text:p>35.7506666666666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2.750666666667">
                <text:p>102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14.750666666667">
                <text:p>114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9.750666666667">
                <text:p>159.750666666667</text:p>
              </table:table-cell>
              <table:table-cell office:value-type="float" office:value="22.356">
                <text:p>22.35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10.750666666667">
                <text:p>210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81.750666666667">
                <text:p>281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30.750666666667">
                <text:p>330.750666666667</text:p>
              </table:table-cell>
              <table:table-cell office:value-type="float" office:value="22.356">
                <text:p>22.35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50.750666666667">
                <text:p>350.750666666667</text:p>
              </table:table-cell>
              <table:table-cell office:value-type="float" office:value="16.356">
                <text:p>16.35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68.750666666667">
                <text:p>368.750666666667</text:p>
              </table:table-cell>
              <table:table-cell office:value-type="float" office:value="24.356">
                <text:p>24.35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83.750666666667">
                <text:p>383.750666666667</text:p>
              </table:table-cell>
              <table:table-cell office:value-type="float" office:value="22.356">
                <text:p>22.35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92.750666666667">
                <text:p>392.750666666667</text:p>
              </table:table-cell>
              <table:table-cell office:value-type="float" office:value="24.356">
                <text:p>24.35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06.750666666667">
                <text:p>406.750666666667</text:p>
              </table:table-cell>
              <table:table-cell office:value-type="float" office:value="28.356">
                <text:p>28.35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80.750666666667">
                <text:p>380.750666666667</text:p>
              </table:table-cell>
              <table:table-cell office:value-type="float" office:value="24.356">
                <text:p>24.35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50.750666666667">
                <text:p>350.750666666667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27.750666666667">
                <text:p>327.750666666667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09.750666666667">
                <text:p>309.750666666667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63.750666666667">
                <text:p>363.750666666667</text:p>
              </table:table-cell>
              <table:table-cell office:value-type="float" office:value="21.356">
                <text:p>21.35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14.750666666667">
                <text:p>314.750666666667</text:p>
              </table:table-cell>
              <table:table-cell office:value-type="float" office:value="21.356">
                <text:p>21.35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78.750666666667">
                <text:p>278.750666666667</text:p>
              </table:table-cell>
              <table:table-cell office:value-type="float" office:value="18.356">
                <text:p>18.35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29.750666666667">
                <text:p>229.750666666667</text:p>
              </table:table-cell>
              <table:table-cell office:value-type="float" office:value="24.356">
                <text:p>24.35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0.750666666667">
                <text:p>150.750666666667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2.7506666666666">
                <text:p>82.7506666666666</text:p>
              </table:table-cell>
              <table:table-cell office:value-type="float" office:value="22.356">
                <text:p>22.35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3.24933333333342">
                <text:p>-3.24933333333342</text:p>
              </table:table-cell>
              <table:table-cell office:value-type="float" office:value="7.35599999999999">
                <text:p>7.3559999999999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77.2493333333334">
                <text:p>-77.2493333333334</text:p>
              </table:table-cell>
              <table:table-cell office:value-type="float" office:value="19.356">
                <text:p>19.35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143.249333333333">
                <text:p>-143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179.249333333333">
                <text:p>-179.249333333333</text:p>
              </table:table-cell>
              <table:table-cell office:value-type="float" office:value="24.356">
                <text:p>24.35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237.249333333333">
                <text:p>-237.249333333333</text:p>
              </table:table-cell>
              <table:table-cell office:value-type="float" office:value="17.356">
                <text:p>17.35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258.249333333333">
                <text:p>-258.249333333333</text:p>
              </table:table-cell>
              <table:table-cell office:value-type="float" office:value="20.356">
                <text:p>20.35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269.249333333333">
                <text:p>-269.249333333333</text:p>
              </table:table-cell>
              <table:table-cell office:value-type="float" office:value="24.356">
                <text:p>24.3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